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2" style:family="text">
      <style:text-properties fo:font-style="italic" fo:font-family="Sans" fo:background-color="#f3e2a9"/>
    </style:style>
    <style:style style:name="c3" style:family="text">
      <style:text-properties fo:font-style="italic" fo:font-family="Sans" fo:background-color="#cef6f5"/>
    </style:style>
    <style:style style:name="p1" style:family="paragraph">
      <style:paragraph-properties/>
    </style:style>
    <style:style style:name="c0" style:family="text">
      <style:text-properties fo:font-family="Sans"/>
    </style:style>
    <style:style style:name="c7" style:family="text">
      <style:text-properties fo:font-style="italic" fo:font-family="Sans" fo:background-color="#f4fa58"/>
    </style:style>
    <style:style style:name="c6" style:family="text">
      <style:text-properties fo:font-style="italic" fo:font-family="Sans" fo:background-color="#f8e6e0"/>
    </style:style>
    <style:style style:name="c5" style:family="text">
      <style:text-properties fo:font-style="italic" fo:font-family="Sans" fo:background-color="#81f781"/>
    </style:style>
    <style:style style:name="c4" style:family="text">
      <style:text-properties fo:font-style="italic" fo:font-family="Sans"/>
    </style:style>
    <style:style style:name="c51" style:family="text">
      <style:text-properties fo:font-style="italic" fo:font-family="Sans" fo:background-color="#81bef7"/>
    </style:style>
    <style:style style:name="c50" style:family="text">
      <style:text-properties fo:font-style="italic" fo:font-family="Sans" fo:background-color="#f5a9a9"/>
    </style:style>
    <style:style style:name="c49" style:family="text">
      <style:text-properties fo:font-style="italic" fo:font-family="Sans" fo:background-color="#a9f5a9"/>
    </style:style>
    <style:style style:name="c48" style:family="text">
      <style:text-properties fo:font-style="italic" fo:font-family="Sans" fo:background-color="#2efef7"/>
    </style:style>
    <style:style style:name="c55" style:family="text">
      <style:text-properties fo:font-style="italic" fo:font-family="Sans" fo:background-color="#f8ece0"/>
    </style:style>
    <style:style style:name="c54" style:family="text">
      <style:text-properties fo:font-style="italic" fo:font-family="Sans" fo:background-color="#e3cef6"/>
    </style:style>
    <style:style style:name="c53" style:family="text">
      <style:text-properties fo:font-style="italic" fo:font-family="Sans" fo:background-color="#f8e0e6"/>
    </style:style>
    <style:style style:name="c52" style:family="text">
      <style:text-properties fo:font-style="italic" fo:font-family="Sans" fo:background-color="#e6e6e6"/>
    </style:style>
    <style:style style:name="c43" style:family="text">
      <style:text-properties fo:font-style="italic" fo:font-family="Sans" fo:background-color="#f6cef5"/>
    </style:style>
    <style:style style:name="c42" style:family="text">
      <style:text-properties fo:font-style="italic" fo:font-family="Sans" fo:background-color="#f6e3ce"/>
    </style:style>
    <style:style style:name="c41" style:family="text">
      <style:text-properties fo:font-style="italic" fo:font-family="Sans" fo:background-color="#fa8258"/>
    </style:style>
    <style:style style:name="c40" style:family="text">
      <style:text-properties fo:font-style="italic" fo:font-family="Sans" fo:background-color="#f5d0a9"/>
    </style:style>
    <style:style style:name="c47" style:family="text">
      <style:text-properties fo:font-style="italic" fo:font-family="Sans" fo:background-color="#f6cece"/>
    </style:style>
    <style:style style:name="c46" style:family="text">
      <style:text-properties fo:font-style="italic" fo:font-family="Sans" fo:background-color="#bdbdbd"/>
    </style:style>
    <style:style style:name="c45" style:family="text">
      <style:text-properties fo:font-style="italic" fo:font-family="Sans" fo:background-color="#f7fe2e"/>
    </style:style>
    <style:style style:name="c44" style:family="text">
      <style:text-properties fo:font-style="italic" fo:font-family="Sans" fo:background-color="#81f7f3"/>
    </style:style>
    <style:style style:name="c35" style:family="text">
      <style:text-properties fo:font-style="italic" fo:font-family="Sans" fo:background-color="#be81f7"/>
    </style:style>
    <style:style style:name="c34" style:family="text">
      <style:text-properties fo:font-style="italic" fo:font-family="Sans" fo:background-color="#f781f3"/>
    </style:style>
    <style:style style:name="c33" style:family="text">
      <style:text-properties fo:font-style="italic" fo:font-family="Sans" fo:background-color="#81f7be"/>
    </style:style>
    <style:style style:name="c32" style:family="text">
      <style:text-properties fo:font-style="italic" fo:font-family="Sans" fo:background-color="#a9f5d0"/>
    </style:style>
    <style:style style:name="c39" style:family="text">
      <style:text-properties fo:font-style="italic" fo:font-family="Sans" fo:background-color="#9afe2e"/>
    </style:style>
    <style:style style:name="c38" style:family="text">
      <style:text-properties fo:font-style="italic" fo:font-family="Sans" fo:background-color="#fa5858"/>
    </style:style>
    <style:style style:name="c37" style:family="text">
      <style:text-properties fo:font-style="italic" fo:font-family="Sans" fo:background-color="#d0f5a9"/>
    </style:style>
    <style:style style:name="c36" style:family="text">
      <style:text-properties fo:font-style="italic" fo:font-family="Sans" fo:background-color="#f78181"/>
    </style:style>
    <style:style style:name="c27" style:family="text">
      <style:text-properties fo:font-style="italic" fo:font-family="Sans" fo:background-color="#faac58"/>
    </style:style>
    <style:style style:name="c26" style:family="text">
      <style:text-properties fo:font-style="italic" fo:font-family="Sans" fo:background-color="#f8e0f7"/>
    </style:style>
    <style:style style:name="c25" style:family="text">
      <style:text-properties fo:font-style="italic" fo:font-family="Sans" fo:background-color="#eaeaea"/>
    </style:style>
    <style:style style:name="c24" style:family="text">
      <style:text-properties fo:font-style="italic" fo:font-family="Sans" fo:background-color="#f6ced8"/>
    </style:style>
    <style:style style:name="c31" style:family="text">
      <style:text-properties fo:font-style="italic" fo:font-family="Sans" fo:background-color="#f5da81"/>
    </style:style>
    <style:style style:name="c30" style:family="text">
      <style:text-properties fo:font-style="italic" fo:font-family="Sans" fo:background-color="#f8e0e0"/>
    </style:style>
    <style:style style:name="c29" style:family="text">
      <style:text-properties fo:font-style="italic" fo:font-family="Sans" fo:background-color="#f5ecce"/>
    </style:style>
    <style:style style:name="c28" style:family="text">
      <style:text-properties fo:font-style="italic" fo:font-family="Sans" fo:background-color="#f7819f"/>
    </style:style>
    <style:style style:name="c19" style:family="text">
      <style:text-properties fo:font-style="italic" fo:font-family="Sans" fo:background-color="#f7d358"/>
    </style:style>
    <style:style style:name="c18" style:family="text">
      <style:text-properties fo:font-style="italic" fo:font-family="Sans" fo:background-color="#f5a9f2"/>
    </style:style>
    <style:style style:name="c17" style:family="text">
      <style:text-properties fo:font-style="italic" fo:font-family="Sans" fo:background-color="#f2f5a9"/>
    </style:style>
    <style:style style:name="c16" style:family="text">
      <style:text-properties fo:font-style="italic" fo:font-family="Sans" fo:background-color="#a9f5f2"/>
    </style:style>
    <style:style style:name="c23" style:family="text">
      <style:text-properties fo:font-style="italic" fo:font-family="Sans" fo:background-color="#f6d8ce"/>
    </style:style>
    <style:style style:name="c22" style:family="text">
      <style:text-properties fo:font-style="italic" fo:font-family="Sans" fo:background-color="#cee3f6"/>
    </style:style>
    <style:style style:name="c21" style:family="text">
      <style:text-properties fo:font-style="italic" fo:font-family="Sans" fo:background-color="#bef781"/>
    </style:style>
    <style:style style:name="c20" style:family="text">
      <style:text-properties fo:font-style="italic" fo:font-family="Sans" fo:background-color="#e0f8e0"/>
    </style:style>
    <style:style style:name="c11" style:family="text">
      <style:text-properties fo:font-style="italic" fo:font-family="Sans" fo:background-color="#80ff00"/>
    </style:style>
    <style:style style:name="c10" style:family="text">
      <style:text-properties fo:font-style="italic" fo:font-family="Sans" fo:background-color="#acfa58"/>
    </style:style>
    <style:style style:name="c9" style:family="text">
      <style:text-properties fo:font-style="italic" fo:font-family="Sans" fo:background-color="#f5a9bc"/>
    </style:style>
    <style:style style:name="c8" style:family="text">
      <style:text-properties fo:font-style="italic" fo:font-family="Sans" fo:background-color="#cef6ce"/>
    </style:style>
    <style:style style:name="c15" style:family="text">
      <style:text-properties fo:font-style="italic" fo:font-family="Sans" fo:background-color="#f7be81"/>
    </style:style>
    <style:style style:name="c14" style:family="text">
      <style:text-properties fo:font-style="italic" fo:font-family="Sans" fo:background-color="#58faac"/>
    </style:style>
    <style:style style:name="c13" style:family="text">
      <style:text-properties fo:font-style="italic" fo:font-family="Sans" fo:background-color="#2efe9a"/>
    </style:style>
  </office:automatic-styles>
  <office:body>
    <office:text>
      <text:p text:style-name="p1"><text:span text:style-name="c0">Suchparameter:</text:span></text:p>
      <text:p text:style-name="p1"><text:span text:style-name="c0">Dateien ausgewählt: <text:s/>11.docx 12.docx 21.docx 22.docx 31.docx 32.docx 41.docx 42.docx 51.docx</text:span></text:p>
      <text:p text:style-name="p1"><text:span text:style-name="c0">Kodierung durch: RG</text:span></text:p>
      <text:p text:style-name="p1"><text:span text:style-name="c0">Codes:_Thesen. Feld - Klassische Philologie. Information Practices. Institut/Uni. Person. Finanzierung. Freunde / Familie. Frustration. Vertrauen. Antriggern von Kollege/Freund als Proxy. Die Grenze meiner Sprache ist die Grenze meiner Welt.. Digitales wird nicht gern zitiert. Geringe Methodenreflektion. Geringere Prio =&gt; SW Suche frühzeitiger Abbruch. Kollegen sind die Primärquelle bei Schwierigem. kP war in der Vergangenheit teilweise weiter als heute. kP-Kollegen begeistern mit DH Projekten. Neg Erf mit DH =&gt; Reserviertheit ggüber Proz und Werkz. Technologie hilft beim Präzisieren des InfoNeeds. Wenige, sehr anerkannte,vertrauenswürdige Quellen. Eigenschaften. analog. genau. IT-fern. kollegial. Konservativ. kritisch. vorsichtig. ästhetisch. Methoden. Bildung. Corpus. Kommentar. Methodik. Stilometrie. Textkritik. Teilbereiche. Editionswissenschaften. Literaturwissenschaften. Paläographie. Philosophie. Translatologie. Werkzeuge. Literaturrecherche. Academia. allgemein. BMCR. BTL. Catul. DeepL. Facebook. FID. Franzosius. germanistik.net. Gnomon. Google [Scholar]. JSTOR. l'année philologique. LLTA. LSJ. Michael Erler. Pauly. Perseus. Prepolis. Rheinisches Museum. Schmidt-Herzog. TLG. TLL. Software. Citavi. Dropbox. Excel. Latex. Thunderbird. typegreek. Word. Digital Humanities. Publizieren. Unterschied zu and. Fachbereichen. Verbesserung. Vergangenheit / Zukunft. Kanal. Browser [www]. Chip.de. Email. face-to-face. Software selber. Erfolg. Ignoring. Information Need. IP_allgemein. Kontext. Literatursuche. Monitoring. Proxy. Scanning. Schneeballprinzip. Seeking. Technology. Ungeduldig. Unsicher. Vorbereitung. Zufall. Bibliothek. Forschungsunterstützungsinfrastruktur. Inhalte. Kollegen. Mentoring/Stiftung. Oberseminar. Studierende. Berufserfahrung. Projekt. SFB. Studium. </text:span></text:p>
      <text:p text:style-name="p1"><text:span text:style-name="c0">==========</text:span></text:p>
      <text:p text:style-name="p1"><text:span text:style-name="c0"><text:tab/>
          <text:line-break/>[VIEW] </text:span><text:span text:style-name="c3">Studium</text:span><text:span text:style-name="c4">, File: 41.docx, RG</text:span><text:span text:style-name="c0"><text:tab/>
          <text:line-break/>M: Ja ich fang einfach mal mit dem Studienanfang an, ich hab 2010 [Anony] hier an der Uni angefangen zu studieren auf Lehramt, [Anony] Latein und Geschichte auf Lehramt studiert, später noch griechisch als Drittfach dazugewählt. Und 2016 mit dem Master abgeschlossen, bzw. in Griechisch 2019 die Lehramtserweiterungsprüfung. Ich bin seit Anfang 2017 Doktorand in klassischer Philologie mit Schwerpunkt Latinistik. [Anony] Arbeite seit 2017 an einem Forschungsinstitut. </text:span></text:p>
      <text:p text:style-name="p1"><text:span text:style-name="c0"><text:tab/>
          <text:line-break/>[VIEW] </text:span><text:span text:style-name="c3">Studium</text:span><text:span text:style-name="c4">, File: 41.docx, RG</text:span><text:span text:style-name="c0"><text:tab/>
          <text:line-break/>M: ich bin in dem Doktorandenkolloquium und Oberseminar [Anony] vom Lehrstuhlinhaber drin, und zusätzlich halt eben auch noch n dem Doktorandenkolloqium [Anonyan einer anderen Professur, bei dem Professor für mittelalterliche Geschichte, der Projektleiter von diesem Schriftenprojekt ist. Ich hab bei dem, also der kannte mich schon aus dem Studium, weil ich bei dem meine Bachelorarbeit geschrieben hab vor Urzeiten. Und war auch in dessen Oberseminar eben immer schon drin und als ich dann in dem Projekt angefangen hab zu arbeiten hat er mich dann auch in das Doktorandenkolloquium eingeladen. Da kann ich jetzt auch manchmal vortragen, das ist ganz nett. </text:span></text:p>
      <text:p text:style-name="p1"><text:span text:style-name="c0"><text:tab/>
          <text:line-break/>[VIEW] </text:span><text:span text:style-name="c3">Studium</text:span><text:span text:style-name="c4">, File: 41.docx, RG</text:span><text:span text:style-name="c0"><text:tab/>
          <text:line-break/>M: Ne das ist mittelalterliche Geschichte. </text:span></text:p>
      <text:p text:style-name="p1"><text:span text:style-name="c0"><text:tab/>
          <text:line-break/>[VIEW] </text:span><text:span text:style-name="c3">Studium</text:span><text:span text:style-name="c4">, File: 41.docx, RG</text:span><text:span text:style-name="c0"><text:tab/>
          <text:line-break/>M: [Anony] Hier am Institut sind die ja eher unregelmäßig, also wenn jemand was hat, das kann durchaus zweimal im Monat sein, oder auch nur zwei Mal im Semester, je nachdem wie halt der, die Nachfrage einfach ist. Also jetzt dieses Semester hatten wir es halt, gut das lag sicherlich auch an Corona, war es jetzt erst ein einziges Mal, aber sonst ist es vielleicht im Regelfall im Schnitt vielleicht drei Mal im Semester. Und [Anony] an der anderen Professur vielleicht einmal im Semester aber dann übers ganze Wochenende geblockt. Also da das geht dann von Freitag bis Sonntag oder von Freitag bis Samstag, ich weiß es nicht mehr genau, je nach, also dann müssen alle Doktoranden jedes zweite Mal glaube ich vortragen, immer alternierend. Das ist richtig festgesetzt, der kontrolliert ein bisschen mehr als [Anony] der Professor hier, wenn man will kann man.</text:span></text:p>
      <text:p text:style-name="p1"><text:span text:style-name="c0"><text:tab/>
          <text:line-break/>[VIEW] </text:span><text:span text:style-name="c3">Studium</text:span><text:span text:style-name="c4">, File: 41.docx, RG</text:span><text:span text:style-name="c0"><text:tab/>
          <text:line-break/>M: Naja es ist nicht an sich interdisziplinärer, aber es nehmen auch Leute daran Teil, die für [Anony] den Professor arbeiten ohne jetzt im engeren Sinne Mediävisten zu sein, so würde ich es formulieren. Also es ist jetzt nicht so gedacht, dass von vornherein schon gesagt ist, dass alle möglichen Leute ihre Sachen vortragen, aber es läuft eher auf so ner personellen als auf so ner fachlichen... also im Zweifelsfalle lädt [Anony] der Prof eben auch Leute dazu ein, die aus anderen Fächern kommen, aber für ihn eben arbeiten. Also ich hab auch nen Kollegen [Anony] an einer anderen Uni, der auch bei ihm promoviert, zu nem eher philologischen Thema in der Mediävistik und der trägt da auch vor, weil er eben auch in diesem Projekt drin ist. Also es gibt zwei Arbeitsstellen von diesem Projekt, [Anony] an zwei verschiedenen Standorten. </text:span></text:p>
      <text:p text:style-name="p1"><text:span text:style-name="c0"><text:tab/>
          <text:line-break/>[VIEW] </text:span><text:span text:style-name="c3">Studium</text:span><text:span text:style-name="c4">, File: 41.docx, RG</text:span><text:span text:style-name="c0"><text:tab/>
          <text:line-break/>M: Na ich kanns ja mal so machen, wie die Arbeit aufgebaut ist, also im ersten teil geht’s mir so ein bisschen um die Frage wie waren diese Briefe, die wir ja nur noch fragmentarisch haben, also als Zitate bei späteren Autoren, wie waren die in der Antike verbreitet? Da ist meine These, dass die eben in Briefsammlungen als Bücher publiziert und im Umlauf waren. Das so ein bisschen zu rekonstruieren aus der Rezeptionsgeschichte heraus. Der zweite Teil ist halt ne Edition dieser Fragmente, der dritte Teil ist ein Kommentar zu diesen Fragmenten, und der, dann gibt’s noch so ein Thesenkapitel zum Schluss, wo ich im einen Teil, ein Unterteil sozusagen auf die Sprache und den Stil, diesen Briefstil eben eingehe, und der andere Teil der eben nur im Kopf existiert ist so ein Kapitel inwiefern diese Brieffragmente einen autobiografischen Wert für seine Autobiografische Bedeutung für die Figur Neros in der Geschichte, inwiefern er sich da autobiografisch äußert, was man daraus machen kann. Wo die Grenzen des Möglichen da sind, da gehe ich vielleicht auch ein bisschen theoretisch, das geht vielleicht so ein bisschen Richtung Theorie, auf diese Frage inwiefern überhaupt Autobiographie ne Kategorie ist zu positiver historischer Wahrheit zu kommen, da ist man in der Vergangenheit ja sehr optimistisch gewesen, also Georg Misch hat ja diese Geschichte der Autobiografie als Philosoph gemacht, wo er noch ganz stark davon ausgeht, dass im Grunde, wenn wir wissen wollen wie Menschen wirklich waren in der Geschichte müssen wir auf ihre Autobiografischen Äußerungen kucken.</text:span></text:p>
      <text:p text:style-name="p1"/>
      <text:p text:style-name="p1"><text:span text:style-name="c0">10:48</text:span></text:p>
      <text:p text:style-name="p1"/>
      <text:p text:style-name="p1"><text:span text:style-name="c0">Also haben sie sich autobiografisch geäußert, oder in Texten, die einen autobiografischen Wert haben, also Tagebücher, usw. Und ich denke da muss man schon ein bissel skeptischer sein, weil natürlich auch Selbstäußerungen von Darstellungsabsichten geprägt sind und so, das, das wird da sicherlich auch nochmal ne Rolle spielen.</text:span></text:p>
      <text:p text:style-name="p1"><text:span text:style-name="c0"><text:tab/>
          <text:line-break/>[VIEW] </text:span><text:span text:style-name="c3">Studium</text:span><text:span text:style-name="c4">, File: 51.docx, RG</text:span><text:span text:style-name="c0"><text:tab/>
          <text:line-break/>Person: also, ich habe hier [Anony] klassische Philologie studiert, noch im alten studiengang, dh also mein abschluss ist ein magisterabschluss und im grundstudium gehörte zunächst noch altorientalistik dazu, aber das habe ich dann aufgegeben und griechisch dann zu meinem zweiten hauptfach gemacht, also latein ist mein erstes hauptfach gewesen. ja in der zeit meines studiums war ich auch enger mit dem lehrstuhl verbunden und da ich eigentlich fast durchweg für den lehrstuhlinhaber der latinistik studentische hilfskraft war, eigentlihc bis ende des studiums, ähm, habe ich dann auch erste schwerpunkte entwickelt, die mich auch heute noch beschäftigen ähm, das ist die arbeit mit handschriften, also bin ich im bereich der paläografie ua tätig. und ähm, ja auch das profil des lehrstuhlinhabers, was seine forschung angeht, hat auch auf mich einfluss gehabt. so dass irgendwie im laufe der jahre seine forschungsinteressen sozusagen meine geworden sind. das betrifft textkritik im besonderen und genau. #00:02:15-8# </text:span></text:p>
      <text:p text:style-name="p1"><text:span text:style-name="c0"><text:tab/>
          <text:line-break/>[VIEW] </text:span><text:span text:style-name="c3">Studium</text:span><text:span text:style-name="c4">, File: 51.docx, RG</text:span><text:span text:style-name="c0"><text:tab/>
          <text:line-break/>Person: also das ist der umgang mit alten handschriften, mit den alten überlieferungsträgern, die vor der erfindung des buchdrucks wichtig waren für die überlieferungen antiker und mittelalterlicher werke und genau. und ähm, das teilt sich auf, einmal in , was die einsichtnahme angeht, natürlich kann man da mitunter in die handschriften selbst hineinkucken, wenn sie denn vor ort verfügbar ist oder heutzutage läuft eben auch sehr viel digital. viele handschriften sind digitalisiert und ähm, kann man dann sozusagen von seinem computer aus einsehen, wie das halt mit digitalisiertem ist. ja. ich habe dann nach ende des studiums eine diss angefangen und die läuft auch noch beim lehrstuhlinhaber, [Anony], die beschäftigt sich mit dem lateinischen prosarhythmus. das ähm, ja ist ein eigenes phänomen, was für die antike prosaschriftstellerei eine rolle spielen kann aber nicht muss, das nach gewissen rhythmischen prinzipien auch nicht-dichterische texte, also prosa, angereichert sein können, ähm, und ich habe einen relativ breiten fokus eingenommen, indem ich nahezu alle lateinischen prosaschriftsteller der antike in kürzeren proben einer untersuchung unterziehe, ob sie denn rhythmisieren oder nicht. und so entsteht so eine art landkarte für dieses phänomen. Genau. und ziel ist es eine breite überblicksdarstellung zu bieten für dieses phänomen der textgestaltung.</text:span></text:p>
      <text:p text:style-name="p1"><text:span text:style-name="c0"><text:tab/>
          <text:line-break/>[VIEW] </text:span><text:span text:style-name="c3">Studium</text:span><text:span text:style-name="c4">, File: 51.docx, RG</text:span><text:span text:style-name="c0"><text:tab/>
          <text:line-break/>Person: um ähm, um einzuschätzen ob ein text rhytmisiert ist oder nicht, kann man ganz formal vorgehen in der analyse, dh das lateinische system, wenn ich es mal grob so nennen darf, in der dichtung und in der...gehen wir mal von der dichtung zuerst aus, da ist ein text dann metrisch, wenn er eine geregelte abfolge ovn längen und kürzen aufweist. das ist ein unterschied zum deutschen zB wo wenn wir ein gedich haben, wo wir von der geregelten abfolge ovn betont unbetont ausgehen. dh also grundlage für so eine textuntersuchen ist skansion, also skandieren, also das auseinanderlegen von längen und kürzen um daraus dann die rhythmischen strukutren herauszuarbeiten. die prinzipien für die rhythmisierung eines prosatextes sind leicht andere als für die dichtung, sonst wäre ja prosa dichtung. und insofern habe ich bei meiner textarbeit, bei der probenentnahme bei den verschd. autoren, immer einen bestimmten ähm eine bestimmte länge text mir herausgenommen und die an prominenten stellen, nämlich dort wo mit einem rhythmus zu rechnen ist, wenn der text rhythmisiert ist. also vor schwerer interpunktion waren da immer die probenstellen sozusagen, mir angesehen und jeweils proben im umfang von 40 ähm satzenden wenn man so will untersucht, aus einem werk, und das dann eben um das corpus zu generieren für nahezu alle lateinischen prosaschriftsteller der antike, das sind mehrere hundert. Dann hat man die sozusagen ist dann die Probe erfolgt, kommt es dann zu einer Auswertung und die erfolgt tabellarisch und ähm die auswertung am ende basiert dann auf den mitteln der statistik. also, wenn ein bestimmter prozentsatz erreicht ist, der innerhalb des erwartungshorizontes liegt, also ab hier könnte man davon sprechen, grob, das ein text rhythmisiert ist, also absicht vorliegt, dann ähm schlägt sich das    auch in den zahlen nieder.    #00:08:35-6# </text:span></text:p>
      <text:p text:style-name="p1"><text:span text:style-name="c0"><text:tab/>
          <text:line-break/>[VIEW] </text:span><text:span text:style-name="c3">Studium</text:span><text:span text:style-name="c4">, File: 51.docx, RG</text:span><text:span text:style-name="c0"><text:tab/>
          <text:line-break/>Person: also es gibt, das ist aus der beobachtung viler hunderter proben hat sich ergeben, dass es so einen grenzbereich gibt.also wenn man rhythmisierung feststellen kann bei um die 65% der satzschlüsse, dass die einen rhythmus aufweisen, dann kann man von absicht sprechen. mitunter ist , wenn das ergebnis etwas wackelig ist, dann nehme ich noch mehr proben, um ähm zu validieren. denn die proben selber können ja nicht so lang sein, ich kann ja nicht ganze werke nach diesem prizip untersuchen und dann, also dann säße ich in 300 jahren noch hier. ähm, und es ist natürlich bei grenzföllen immer ne einzelentscheidung. denn es kommt ja nicht nur auf die reine quantität an denn mitunter sieht man dann auch wenn man sich die, ja, die rhythmisierung, also in der prosarhythmusforschung nennt man das klauseln, also diese abschlussrhythmen, ähm, wenn die nach einem schönen regelmäßigen prinzip gebildet sind, dann kann man davon ausgehen, das absicht vorliegt. aber wie gesagt, es gibt grenzfälle, noch, aber eben da wird evaluiert.    #00:10:26-6# </text:span></text:p>
      <text:p text:style-name="p1"><text:span text:style-name="c0"><text:tab/>
          <text:line-break/>[VIEW] </text:span><text:span text:style-name="c3">Studium</text:span><text:span text:style-name="c4">, File: 51.docx, RG</text:span><text:span text:style-name="c0"><text:tab/>
          <text:line-break/>Person: Es muss eine Anzahl von Prinzipien geben, die die diersen Texte, von denen ich eben gesprochen habe, verbinden.es muss ein gemeinsames merkmal geben, nach dem ähm nach dem, also eine gruppierung vorliegt. ähm, und diese gruppierung ist ja in meinem falle recht grob. also, da ist müssen zwei oder eigentlich 3 kriterien erfüllt sein. erstens muss es sich um prosa handeln, zweitens müssen die verschd. gattungen innerhalb einer, innerhalb der prosa berücksihtigt werden. und auch da gibt es unterschiede, ob es sich bspw um einen brief handelt oder ob eine rede vorliegt. und ist das der fall, dann wird ein autor der meinetwwegen verschd gattungen bedient auch ähm nach den gattungen einzeln auch nochmal untersucht. als beispiel, habe ich cicero, dann untersuche ich nicht nur eine rede und sage, damit ist cicero abgehakt, sondern dann wird eben nach den genres ähm untersucht ähm, was er jeweils vorgelegt hat, rede, dialog, brief. dh Gattung, in dem falle sprachzugehörigkeit, logischerweise, ähm, das rubrum prosa und der zeitraum selbst steht auch fest, also verbindend ist, dass es antike autoren waren, wenn man so will muttersprachler. und in einem zweiten teil, eig kann man das nicht zweiten teil nennen. um die methode ähm zu validieren habe ich eine kontrollgruppe eingerichtet, wo ich lateinische texte hergenommen habe, die meinetwegen mittelalterl. ursprungs oder neuzeitl. urpsungs sind und die nach den selben prinzipien untersucht. und würde sich ergeben haben, dass dort die selben phänomene auftauchen, dann wäre das modell des prosarhythmusses fragwürdig, weil wir wissen, dass ähm bis in die neuzeit hinein das phänomen eigentlich in vergessenheit geraten ist.... #00:13:30-7# </text:span></text:p>
      <text:p text:style-name="p1"><text:span text:style-name="c0"><text:tab/>
          <text:line-break/>[VIEW] </text:span><text:span text:style-name="c3">Studium</text:span><text:span text:style-name="c4">, File: 51.docx, RG</text:span><text:span text:style-name="c0"><text:tab/>
          <text:line-break/>Person: das phänomen ist eben selber schwer zu greifen, weil ähm, des prosarhythmusses, weil bis auf die satzgrenzen, ähm, ja irgendwie schwer feste punkte in einem prosatext zu finden sind. also ich meine damit, wenn wir ähm dichtung vor uns haben, dann ist der vers immer automatisch für die metrik immer die grenze, die einheit in der wir denken. in der prosa ist das immer schwieriger. also man braucht dort feste kriterien und ähm, wie gesagt, die art der rhythmisierung läuft auch etwas anders, ich sage das deshalb jetzt nochmal, weil ähm die methode glasklar sein muss, nach der man eben dieses schwer zu fassende phänomen untersucht.es gibt auch innerhalb der prosarhythmusforschung, die jetzt kein besonders großer bereich innerhalb der klassische Philologie ist, auch denkbar gegensätzliche theorien, ist also kein unumstrittenes thema und deswegen muss man umso mehr darauf kucken, dass das sehr valide ist, was man tut. also angreifbar wäre meine arbeit zb sofort und die kritik sehe ich schon jetzt, dass ähm die erhobene datenmenge pro autor vielen forschern zu gering sein wird. ähm ich habe eben halt gerade versucht über die huderte von proben einigermaßen zu zeigen, dass der jeweilige probenumfang ausreichend ist, für eine grobe zuordnung ist, ist das nun rhythmisierte prosa oder nicht. und natürlich kann man anhand der erhobenen einzelwerte erkennen, ob das phänomen nochmal besonders stark ne rolle spielt. es gibt ganz wenige fälle, in der spätantike, wo es regelrechte exzesse gibt und ähm, eine rede hatte ich mal, die war an jedem satzschluss rhythmisiert. ja und vielleicht nochmal zur bedeutung des ganzen, es ist ja auch, es weiss ja über die bloße frage, ist es rhythmisiert oder nicht, hinaus, wie die ähm entstehungsbedingungen eines textes sind. also rhythmisiere ich einen text, also das kann zu nem gewissen grade dann automatisiert sein, wie ein dichter eine routine entwickelt und so weiter und ihm geht dann vielleicht ein gedicht schneller von der hand. aber, insgesamt ähm, hat es ja einen einfluss darauf, wie ein text verfasst wird, das betrifft die wortwohl, die wortstellung und gegebenenfalls sogar den inhalt. und ein letztes phänomen ist es, kann es auch noch bedeutsame sein, dadurch dass die texte die antiken texte, die wir haben, ja, wenn sie nicht gerade inschriftlich sind, ja nirgendwo im original vorliegen, sondern irgendwo immer über die kette der überlieferung, dh durch ständiges abschreiben, bis zu    uns gekommen sind, haben sie natürlich auch über die 2 jahrtausende rund fehler eingeschlichen. das funktioniert so ein bißchen nach dem stille post prinzip. und unsere, in unserer wichtigsten aufgaben der klassische Philologie ist ja auch, naja, möglichst nah den originaltext zu rekonstruieren, also grob gesagt, und ähm, da kann zb der prosarhythmus auch, also auch ein hilfsmittel sein. wenn wir wissen, dass ein autor rhythmisiert hat und wir haben eine fehlerhafte stelle und wollen die ja, per vorschläge, per konjektur, wie man bei uns sagt, wieder ausbessern, was immer vermutung bleiben wird, dann kann zb mitunter bei dem einen autor eine ganze reihe von vorschlägen wegfallen, weil hier ja eine rhythmisierung zu erwarten gewesen wäre, die dann ähm aber bei dem und dem vorschlag nicht vorliegt. das wäre noch ein aspekt. und sicherlich spielt es auch noch eine rolle für die einschätzung, nee für das genreverständnis, dass in der antike vorherrschte, wenn man sich das phänomen genauer ansieht, dann sieht man, das in best. genres eher rhythmisiert wird und in anderen genres wiederum nicht. genau. #00:19:14-6# </text:span></text:p>
      <text:p text:style-name="p1"><text:span text:style-name="c0"><text:tab/>
          <text:line-break/>[VIEW] </text:span><text:span text:style-name="c3">Studium</text:span><text:span text:style-name="c4">, File: 11.docx, RG</text:span><text:span text:style-name="c0"><text:tab/>
          <text:line-break/>Klassische Philologie.</text:span></text:p>
      <text:p text:style-name="p1"><text:span text:style-name="c0"><text:tab/>
          <text:line-break/>[VIEW] </text:span><text:span text:style-name="c3">Studium</text:span><text:span text:style-name="c4">, File: 11.docx, RG</text:span><text:span text:style-name="c0"><text:tab/>
          <text:line-break/>Also, ich habe in der klassischen Philologie promoviert und darin mit dem Schwerpunkt Graecistik.</text:span></text:p>
      <text:p text:style-name="p1"><text:span text:style-name="c0"><text:tab/>
          <text:line-break/>[VIEW] </text:span><text:span text:style-name="c3">Studium</text:span><text:span text:style-name="c4">, File: 31.docx, RG</text:span><text:span text:style-name="c0"><text:tab/>
          <text:line-break/>M: Also ich hab Latein und Griechisch studiert und anschließend promoviert in der Gräzistik, zu nem Thema in der griechischen Philosophie. [Anony] Genau in der Gräzistik promoviert, genau und ja geforscht in nem Graduiertenkolleg auch, genau, ja verschiedene Vorträge gehalten, jetzt meine Dissertation fertiggemacht, es ist eigentlich alles autobiografisch. [Anony]</text:span></text:p>
      <text:p text:style-name="p1"><text:span text:style-name="c0"><text:tab/>
          <text:line-break/>[VIEW] </text:span><text:span text:style-name="c3">Studium</text:span><text:span text:style-name="c4">, File: 31.docx, RG</text:span><text:span text:style-name="c0"><text:tab/>
          <text:line-break/>M: Ja Lehre auch schon abgehalten sozusagen also in Seminaren abgehalten.</text:span></text:p>
      <text:p text:style-name="p1"/>
      <text:p text:style-name="p1"><text:span text:style-name="c0">R: Und du bist grade mit der Promotion fertig geworden.</text:span></text:p>
      <text:p text:style-name="p1"/>
      <text:p text:style-name="p1"><text:span text:style-name="c0">M: Fast, ja.</text:span></text:p>
      <text:p text:style-name="p1"><text:span text:style-name="c0"><text:tab/>
          <text:line-break/>[VIEW] </text:span><text:span text:style-name="c3">Studium</text:span><text:span text:style-name="c4">, File: 31.docx, RG</text:span><text:span text:style-name="c0"><text:tab/>
          <text:line-break/>R Du hast gesagt, dass du im Graduiertenkolleg promoviert hast, für wie lang?</text:span></text:p>
      <text:p text:style-name="p1"/>
      <text:p text:style-name="p1"><text:span text:style-name="c0">16:00</text:span></text:p>
      <text:p text:style-name="p1"/>
      <text:p text:style-name="p1"><text:span text:style-name="c0">[Anony]</text:span></text:p>
      <text:p text:style-name="p1"/>
      <text:p text:style-name="p1"><text:span text:style-name="c0">R: 3, 4 Jahre dann. </text:span></text:p>
      <text:p text:style-name="p1"><text:span text:style-name="c0"><text:tab/>
          <text:line-break/>[VIEW] </text:span><text:span text:style-name="c3">Studium</text:span><text:span text:style-name="c4">, File: 21.docx, RG</text:span><text:span text:style-name="c0"><text:tab/>
          <text:line-break/>Also, ich habe klassische Philologie studiert, also Latein und Griechisch mit so einer art wahlfach germanistik. also das konnte man damals, na gut, das kann man heute auch noch, im grunde klassische Philologie mit einigen prüfungsleistungen in der germanistik, genau. und daraufhin hatte ich meine promotion angefangen,    und eben, genau, während der promotion, ich hatte ein promotionsstipendium, als das stipendium dann zu ende war, bin ich an eine andere uni gegangen und ich hab ähm 4 jahre innerhalb eines sonderforschungsbereichs gearbeitet und da auch in der klassische Philologie aber eben meine rolle war auch germanistisch ausgerichtet, es ging um übersetzung antiker literatur in die dt. literatur. von daher hatte ich dann die zwei bereiche und daraufhin bin ich zurück an die uni hier. also das heißt eben promotionsstipendium, sonderforschungsbereich und jetzt also mitarbeiterstelle.</text:span></text:p>
      <text:p text:style-name="p1"><text:span text:style-name="c0"><text:tab/>
          <text:line-break/>[VIEW] </text:span><text:span text:style-name="c3">Studium</text:span><text:span text:style-name="c4">, File: 21.docx, RG</text:span><text:span text:style-name="c0"><text:tab/>
          <text:line-break/>zumindest was die promotionsarbeit angeht schon, weil ich eben zwischen den beiden fächern agierte, es ging auch in meiner promotion über die übersetzung antiker literatur. und da tatsächlich habe ich, zum einen, mit den ansätzen der translatologie, der modernen übersetzungforschung gearbeitet beziehungsweise versucht zu schauen, ob sich diese ansätze auf antike texte übertragen lassen, hat nicht immer funktioniert    (lachen)  aber ich habs versucht. eben ansätze der modernen übersetzungsforschung und linguistik</text:span></text:p>
      <text:p text:style-name="p1"><text:span text:style-name="c0"><text:tab/>
          <text:line-break/>[VIEW] </text:span><text:span text:style-name="c5">Berufserfahrung</text:span><text:span text:style-name="c4">, File: 41.docx, RG</text:span><text:span text:style-name="c0"><text:tab/>
          <text:line-break/>M: Ja ich fang einfach mal mit dem Studienanfang an, ich hab 2010 [Anony] hier an der Uni angefangen zu studieren auf Lehramt, [Anony] Latein und Geschichte auf Lehramt studiert, später noch griechisch als Drittfach dazugewählt. Und 2016 mit dem Master abgeschlossen, bzw. in Griechisch 2019 die Lehramtserweiterungsprüfung. Ich bin seit Anfang 2017 Doktorand in klassischer Philologie mit Schwerpunkt Latinistik. [Anony] Arbeite seit 2017 an einem Forschungsinstitut. </text:span></text:p>
      <text:p text:style-name="p1"><text:span text:style-name="c0"><text:tab/>
          <text:line-break/>[VIEW] </text:span><text:span text:style-name="c5">Berufserfahrung</text:span><text:span text:style-name="c4">, File: 51.docx, RG</text:span><text:span text:style-name="c0"><text:tab/>
          <text:line-break/>Person: also, ich habe hier [Anony] klassische Philologie studiert, noch im alten studiengang, dh also mein abschluss ist ein magisterabschluss und im grundstudium gehörte zunächst noch altorientalistik dazu, aber das habe ich dann aufgegeben und griechisch dann zu meinem zweiten hauptfach gemacht, also latein ist mein erstes hauptfach gewesen. ja in der zeit meines studiums war ich auch enger mit dem lehrstuhl verbunden und da ich eigentlich fast durchweg für den lehrstuhlinhaber der latinistik studentische hilfskraft war, eigentlihc bis ende des studiums, ähm, habe ich dann auch erste schwerpunkte entwickelt, die mich auch heute noch beschäftigen ähm, das ist die arbeit mit handschriften, also bin ich im bereich der paläografie ua tätig. und ähm, ja auch das profil des lehrstuhlinhabers, was seine forschung angeht, hat auch auf mich einfluss gehabt. so dass irgendwie im laufe der jahre seine forschungsinteressen sozusagen meine geworden sind. das betrifft textkritik im besonderen und genau. #00:02:15-8# </text:span></text:p>
      <text:p text:style-name="p1"><text:span text:style-name="c0"><text:tab/>
          <text:line-break/>[VIEW] </text:span><text:span text:style-name="c5">Berufserfahrung</text:span><text:span text:style-name="c4">, File: 51.docx, RG</text:span><text:span text:style-name="c0"><text:tab/>
          <text:line-break/>Person: in regelmäßigen abständen bekomme ich lehraufträge, nicht ganz so regulär, wie ein assistent das wäre, aber es geschieht so aller zwei semester, dass ich einen lehrauftrag habe. das sind dann vormalig seminare und übungen. häufig hatte ich zB die einführende lektüre für die studienanfänger für das lateinische. gelegentlich aber auch wirklich seminare und zwar bisher sowohl im lateinischen als auch im griechischen. alles, das einzige, was ich bishe noch nicht gemacht habe, logischerweise, sind vorlesungen und stilübungen.    #00:05:18-3# </text:span></text:p>
      <text:p text:style-name="p1"><text:span text:style-name="c0"><text:tab/>
          <text:line-break/>[VIEW] </text:span><text:span text:style-name="c5">Berufserfahrung</text:span><text:span text:style-name="c4">, File: 12.docx, RG</text:span><text:span text:style-name="c0"><text:tab/>
          <text:line-break/>ch kann nicht so viel zeit investieren, aber direkt mit genau diesem programm zu arbeiten, mit dem man scheinbar sehr viel machen kann, ähm, das, was aber heißen würde, dass ich python kennenlernen müsste oder würde, ähm, da hätte ich eigentlich richtig lust zu, weil ich auch, habe ich auch gestern erst wieder gelesen, dass im grunde, dass man sich IT recht gut beibringen kann, weil es so viel einfach gibt, also ich glaube bei klassische Philologie ist das auch möglich, in gewisser weise, aber ziemlich schwierig, sich selbst so viel draufzuschaffen an wissen, und ich denke für so einen gewissen bereich, ich würde ja überhaupt nicht ein allrounder werden wollen, sondern einfach nur meine probleme ein bißchen selbstständig lösen können, tatsächlich würde ich das sinnvoll finden. und ähm, ich könnte mirvorstellen, dass es in zukunft auch ein bißchen in diese richtung gehen könnte, dass man zum Beispiel für so ein programm oder ja, oder dass man über schlüsselqualifikationen, dass kann man ja auch jetzt schon machen, ähm, aber eben halt wahrscheinlich kann man es jetzt nur so vage machen, dass man so ein bißchen ähm, zielorientiert weiterbildet, das wäre bestimmt sinnvoll. aber ich wüsste, das würde sofort glaube ich, echt große früchte tragen und ich würde einfach sehr schnell etwas dazulernen einfach sich in einem ganz neuen feld auszuprobieren. ja, im grunde wäre es ja wie eine neue sprache zu lernen. das ist immer gut. das bringt einem immer viel und ich wäre absolut dazu bereit das zu tun, aber unter den umständen, dass ich ein bißchen mehr zeit hätte, das ist einfach die ressource, die mir fehlt, genau. aber es interessiert mich total. es ist überhaupt nicht so, das klang jetzt vorhin vielleicht so ein bißchen so irgendwie auch rückschrittlich, also ich sehe total das riesen potential, was in all diesen möglichkeiten liegt, man muss es glaube ich nur sinnvoll abrufen und ähm, die richtigen fragen stellen, die richtigen mittel.</text:span></text:p>
      <text:p text:style-name="p1"><text:span text:style-name="c0"><text:tab/>
          <text:line-break/>[VIEW] </text:span><text:span text:style-name="c5">Berufserfahrung</text:span><text:span text:style-name="c4">, File: 11.docx, RG</text:span><text:span text:style-name="c0"><text:tab/>
          <text:line-break/>Also, und bin jetzt auch in der klassischen Philologie aber jetzt eher im Bereich Latinistik, wobei ich immer versuche beides zu machen.</text:span></text:p>
      <text:p text:style-name="p1"><text:span text:style-name="c0"><text:tab/>
          <text:line-break/>[VIEW] </text:span><text:span text:style-name="c5">Berufserfahrung</text:span><text:span text:style-name="c4">, File: 31.docx, RG</text:span><text:span text:style-name="c0"><text:tab/>
          <text:line-break/>R Du hast gesagt, dass du im Graduiertenkolleg promoviert hast, für wie lang?</text:span></text:p>
      <text:p text:style-name="p1"/>
      <text:p text:style-name="p1"><text:span text:style-name="c0">16:00</text:span></text:p>
      <text:p text:style-name="p1"/>
      <text:p text:style-name="p1"><text:span text:style-name="c0">[Anony]</text:span></text:p>
      <text:p text:style-name="p1"/>
      <text:p text:style-name="p1"><text:span text:style-name="c0">R: 3, 4 Jahre dann. </text:span></text:p>
      <text:p text:style-name="p1"><text:span text:style-name="c0"><text:tab/>
          <text:line-break/>[VIEW] </text:span><text:span text:style-name="c5">Berufserfahrung</text:span><text:span text:style-name="c4">, File: 21.docx, RG</text:span><text:span text:style-name="c0"><text:tab/>
          <text:line-break/>Also, ich habe klassische Philologie studiert, also Latein und Griechisch mit so einer art wahlfach germanistik. also das konnte man damals, na gut, das kann man heute auch noch, im grunde klassische Philologie mit einigen prüfungsleistungen in der germanistik, genau. und daraufhin hatte ich meine promotion angefangen,    und eben, genau, während der promotion, ich hatte ein promotionsstipendium, als das stipendium dann zu ende war, bin ich an eine andere uni gegangen und ich hab ähm 4 jahre innerhalb eines sonderforschungsbereichs gearbeitet und da auch in der klassische Philologie aber eben meine rolle war auch germanistisch ausgerichtet, es ging um übersetzung antiker literatur in die dt. literatur. von daher hatte ich dann die zwei bereiche und daraufhin bin ich zurück an die uni hier. also das heißt eben promotionsstipendium, sonderforschungsbereich und jetzt also mitarbeiterstelle.</text:span></text:p>
      <text:p text:style-name="p1"><text:span text:style-name="c0"><text:tab/>
          <text:line-break/>[VIEW] </text:span><text:span text:style-name="c5">Berufserfahrung</text:span><text:span text:style-name="c4">, File: 21.docx, RG</text:span><text:span text:style-name="c0"><text:tab/>
          <text:line-break/>a genau, lehre und forschung</text:span></text:p>
      <text:p text:style-name="p1"><text:span text:style-name="c0"><text:tab/>
          <text:line-break/>[VIEW] </text:span><text:span text:style-name="c5">Berufserfahrung</text:span><text:span text:style-name="c4">, File: 21.docx, RG</text:span><text:span text:style-name="c0"><text:tab/>
          <text:line-break/>Person: ähm also als ich angefangen habe, war die datenbanken schon fertig, also so als mittel, und ich musste sie dann füllen zusammen mit den hilfskräften und wir haben eben gesammelt ähm (unv.) auch teilübersetzungen gab es verschiedene möglichkeiten, die in dt. sprache erschienen sind. und das war so wirklich viel literaturarbeit, viel recherche, und meine spezifische aufgabe war dann, ja alles zu kontrollieren ähm zu prüfen, aber ich musste auch die einzelnen übersetzungen bzw. teilübersetzungen bewerten. und wir hatten so ein system ausgedacht, um die übersetzungen zu bewerten. übersetzung, die näher am text ist, ausgangssprache orientiert, gemäßigt ausgangssprachenorientiert, zielsprachenorientiert usw. es gab, es war nicht nur die aufnahme...</text:span></text:p>
      <text:p text:style-name="p1"><text:span text:style-name="c0"><text:tab/>
          <text:line-break/>[VIEW] </text:span><text:span text:style-name="c6">Methodik</text:span><text:span text:style-name="c4">, File: 41.docx, RG</text:span><text:span text:style-name="c0"><text:tab/>
          <text:line-break/>M: Wenn überhaupt dann eher am Rande also es ist bei mir auch eher so ne Klasse, ja klassisch philologische Arbeit, die... ja es klingt immer so doof wenn man sagt man hat keine Theorie. Wir haben auch alle möglichen Theorien aber wir benennen das halt immer nicht so. Und das sind ja so tradierte Arbeitsweisen einfach...</text:span></text:p>
      <text:p text:style-name="p1"><text:span text:style-name="c0"><text:tab/>
          <text:line-break/>[VIEW] </text:span><text:span text:style-name="c6">Methodik</text:span><text:span text:style-name="c4">, File: 41.docx, RG</text:span><text:span text:style-name="c0"><text:tab/>
          <text:line-break/>M: Ich mein das ist (...), also Textkritik oder solche Sachen, das sind ja auch Theo-, aber es gibt halt in diesen historischen Geisteswissenschaften ja manchmal nicht so diese, diesen Drang dieser Sache dann einen coolen englischen Namen zu geben, das ist das Problem.</text:span></text:p>
      <text:p text:style-name="p1"><text:span text:style-name="c0"><text:tab/>
          <text:line-break/>[VIEW] </text:span><text:span text:style-name="c6">Methodik</text:span><text:span text:style-name="c4">, File: 41.docx, RG</text:span><text:span text:style-name="c0"><text:tab/>
          <text:line-break/>M: Na ich kanns ja mal so machen, wie die Arbeit aufgebaut ist, also im ersten teil geht’s mir so ein bisschen um die Frage wie waren diese Briefe, die wir ja nur noch fragmentarisch haben, also als Zitate bei späteren Autoren, wie waren die in der Antike verbreitet? Da ist meine These, dass die eben in Briefsammlungen als Bücher publiziert und im Umlauf waren. Das so ein bisschen zu rekonstruieren aus der Rezeptionsgeschichte heraus. Der zweite Teil ist halt ne Edition dieser Fragmente, der dritte Teil ist ein Kommentar zu diesen Fragmenten, und der, dann gibt’s noch so ein Thesenkapitel zum Schluss, wo ich im einen Teil, ein Unterteil sozusagen auf die Sprache und den Stil, diesen Briefstil eben eingehe, und der andere Teil der eben nur im Kopf existiert ist so ein Kapitel inwiefern diese Brieffragmente einen autobiografischen Wert für seine Autobiografische Bedeutung für die Figur Neros in der Geschichte, inwiefern er sich da autobiografisch äußert, was man daraus machen kann. Wo die Grenzen des Möglichen da sind, da gehe ich vielleicht auch ein bisschen theoretisch, das geht vielleicht so ein bisschen Richtung Theorie, auf diese Frage inwiefern überhaupt Autobiographie ne Kategorie ist zu positiver historischer Wahrheit zu kommen, da ist man in der Vergangenheit ja sehr optimistisch gewesen, also Georg Misch hat ja diese Geschichte der Autobiografie als Philosoph gemacht, wo er noch ganz stark davon ausgeht, dass im Grunde, wenn wir wissen wollen wie Menschen wirklich waren in der Geschichte müssen wir auf ihre Autobiografischen Äußerungen kucken.</text:span></text:p>
      <text:p text:style-name="p1"/>
      <text:p text:style-name="p1"><text:span text:style-name="c0">10:48</text:span></text:p>
      <text:p text:style-name="p1"/>
      <text:p text:style-name="p1"><text:span text:style-name="c0">Also haben sie sich autobiografisch geäußert, oder in Texten, die einen autobiografischen Wert haben, also Tagebücher, usw. Und ich denke da muss man schon ein bissel skeptischer sein, weil natürlich auch Selbstäußerungen von Darstellungsabsichten geprägt sind und so, das, das wird da sicherlich auch nochmal ne Rolle spielen.</text:span></text:p>
      <text:p text:style-name="p1"><text:span text:style-name="c0"><text:tab/>
          <text:line-break/>[VIEW] </text:span><text:span text:style-name="c6">Methodik</text:span><text:span text:style-name="c4">, File: 41.docx, RG</text:span><text:span text:style-name="c0"><text:tab/>
          <text:line-break/>M: Also ich kanns so an nem, ja an nem an so nem Metabeispiel: Also wenn ich jetzt anfangen würde was zu irgendnem speziellen lateinischen Autor zu machen, würde ich zuallererst hinten in den Franzosius(?) kucken das ist sozusagen die alte Latein, römische Literaturgeschichte so, erste Hälfte des 20. Jahrhunderts gemacht, da find eich hat man immer sehr gut die ältere Forschung. Also ich würde erst mal den Überblick dazu lesen um mich erst mal zu orientieren. Dann gibt’s da sehr gute Literaturüberblicke, dass man auf jeden Fall schon mal weiß was war sozusagen vor 1930 in der Forschung relevant. Und ...<text:tab/></text:span></text:p>
      <text:p text:style-name="p1"/>
      <text:p text:style-name="p1"><text:span text:style-name="c0">R: ..Alternativen oder...?</text:span></text:p>
      <text:p text:style-name="p1"/>
      <text:p text:style-name="p1"><text:span text:style-name="c0">12:38</text:span></text:p>
      <text:p text:style-name="p1"/>
      <text:p text:style-name="p1"><text:span text:style-name="c0">M: Für die ganz alten Sachen würde ich sagen nein. Man muss natürlich, also natürlich gibt’s, also es gibt Alternativen dann für spätere Forschung, es gibt dann eben noch den Schmidt-Herzog, der leider bis heute nicht fertiggestellt wurde, da gibt’s nur drei von ich glaube 6 Bänden. Das ist ideal, da kann man dann auch noch reinkucken, dann hat man die Forschung von, weiß ich nicht, Franzosius 1930 oder so bis um 2000 würde ich sagen, je nachdem wann die Bände fertiggestellt wurden, das wäre dann Teil 2. Also ich finde halt immer ganz wichtig, dass man, es gibt halt unendlich viel zeug aus dem 19. Jahrhundert, und davon ist viele auch, wäre jetzt Zeitverschwendung das alles nochmal zu lesen. Aber da ist eben der Franzosius finde ich so praktisch, weil man da gleich so ne Auswahl hat, das ist wichtig, da muss man, da muss man auch in die ältere Forschung kucken, und den Rest kann man sozusagen getrost ignorieren finde ich. Oder jedenfalls erst mal ignorieren und...</text:span></text:p>
      <text:p text:style-name="p1"><text:span text:style-name="c0"><text:tab/>
          <text:line-break/>[VIEW] </text:span><text:span text:style-name="c6">Methodik</text:span><text:span text:style-name="c4">, File: 41.docx, RG</text:span><text:span text:style-name="c0"><text:tab/>
          <text:line-break/>M: Das hab ich mir selbst angewöhnt glaube ich. Na wir haben das glaube ich eigentlich nie so, dass das mal Dozenten gesagt haben, soundso müsst ihr es machen, also das war schon so ein bisschen, ich finde, also man hätte immer mit Fragen natürlich kommen können, aber hab ich bestimmt auch mal gemacht, aber...</text:span></text:p>
      <text:p text:style-name="p1"><text:span text:style-name="c0"><text:tab/>
          <text:line-break/>[VIEW] </text:span><text:span text:style-name="c6">Methodik</text:span><text:span text:style-name="c4">, File: 41.docx, RG</text:span><text:span text:style-name="c0"><text:tab/>
          <text:line-break/>M: Das ist der große deutsche Verlag auf jeden Fall. Das.. Also alles andere ist allenfalls dritte Liga sozusagen. Also es ist eben, also Winter in Heidelberg, das ist der Universitätsverlag, die machen relativ viel, dann Vandenhoeck und Ruprecht macht glaube ich einiges, in Göttingen. Pff, Nah in Tübingen, aber das ist alles, kommt alles nicht ansatzweise da dran.</text:span></text:p>
      <text:p text:style-name="p1"><text:span text:style-name="c0"><text:tab/>
          <text:line-break/>[VIEW] </text:span><text:span text:style-name="c6">Methodik</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6">Methodik</text:span><text:span text:style-name="c4">, File: 41.docx, RG</text:span><text:span text:style-name="c0"><text:tab/>
          <text:line-break/>M: Da ist mit Peter vielleicht ne andere Antwort vielleicht bei seinem Thema, der hat glaube ich viel mit Grafiken aber ich ne... </text:span></text:p>
      <text:p text:style-name="p1"/>
      <text:p text:style-name="p1"><text:span text:style-name="c0">R: Wenn ich dich richtig verstanden habe wüsste ich auch nicht wo da Diagramme...</text:span></text:p>
      <text:p text:style-name="p1"/>
      <text:p text:style-name="p1"><text:span text:style-name="c0">M: Ne. Bis jetzt jedenfalls noch nicht.</text:span></text:p>
      <text:p text:style-name="p1"><text:span text:style-name="c0"><text:tab/>
          <text:line-break/>[VIEW] </text:span><text:span text:style-name="c6">Methodik</text:span><text:span text:style-name="c4">, File: 41.docx, RG</text:span><text:span text:style-name="c0"><text:tab/>
          <text:line-break/>: Du hattest vorhin kurz Thema Stilistik angebracht da gings darum ob,</text:span></text:p>
      <text:p text:style-name="p1"/>
      <text:p text:style-name="p1"><text:span text:style-name="c0">M: Um diesen Periodenstil, Parataxe...</text:span></text:p>
      <text:p text:style-name="p1"/>
      <text:p text:style-name="p1"><text:span text:style-name="c0">R: Das ist ne stilistische Eigenschaft des Textes, oder des Autors, und da gibt es den Bereich Stilometrie. Ist das für die relevant?</text:span></text:p>
      <text:p text:style-name="p1"/>
      <text:p text:style-name="p1"><text:span text:style-name="c0">57:32</text:span></text:p>
      <text:p text:style-name="p1"/>
      <text:p text:style-name="p1"><text:span text:style-name="c0">M: Stilometrie, Moment, das ist damit verwandt, aber Stilometrie, ist nochmal ne besondere Methode. </text:span></text:p>
      <text:p text:style-name="p1"/>
      <text:p text:style-name="p1"><text:span text:style-name="c0">R: genau.</text:span></text:p>
      <text:p text:style-name="p1"/>
      <text:p text:style-name="p1"><text:span text:style-name="c0">M: Sandra hat sich damit ja glaube ich... Und Torsten hat da auch viel Ahnung von. Da kuckt man aber auf noch kleinere Einheiten, also wie werden so Partikeln, wie oft werden bestimmte Partikel... Beim griechischen bringt das glaube ich auch ein bisschen mehr als beim Lateinischen, obwohl sie es da glaube ich auch machen. Das Griechische hat ja mehr so Partikel, obwohl die Partikel ja teilweise die Satzzeichen ersetzen, das ist im Lateinischen ja nicht ganz so stark. Wobei es auch im lateinischen so Sachen gibt, z.B. das Set-At-verhältnis (?). Also es heißt beides aber, aber Set gilt als eher, eher nen, ist ein eher niedrigeres Stilniveau und At ist ein höheres, poetischeres Stilniveau und dann kann man eben statistisch auswerten wie oft verwendet ein Autor Set und wie oft verwendet ein Autor At. Und je nachdem wie dieses Verhältnis ist kann man eben, da hat man ein Indiz eben zu sagen, dass Das ist eben höherer Stil oder niedrigerer Stil. Aber man darf sowas niemals alleine an einem solchen, das macht man an ganz vielen verschiedenen, die man da machen kann. Das wäre vielleicht so ne latinistische Möglichkeit der Stilometrie. </text:span></text:p>
      <text:p text:style-name="p1"/>
      <text:p text:style-name="p1"><text:span text:style-name="c0">R: Also sprich du hast in der Hinsicht noch nicht, mit Stilometrie bist du noch nicht in Berührung gekommen?</text:span></text:p>
      <text:p text:style-name="p1"/>
      <text:p text:style-name="p1"><text:span text:style-name="c0">58:56</text:span></text:p>
      <text:p text:style-name="p1"/>
      <text:p text:style-name="p1"><text:span text:style-name="c0">M: Ja also es ist eben eher statistische Herangehensweise, das ist eben immer so ein bisschen die Frage, kann man an so nen Text mit rein statistischen Methoden alleine rangehen, ich mein das würde wahrscheinlich niemand sagen oder eher mit so nem stärker interpretierenden Niveau, wo man dann wiederum Definitionsprobleme einfach kriegt. Wie gesagt, ab wann ist ein hypotaktisch gebauter Satz ne Periode, und so, das ist eben nirgendwo festzustellen, aber das muss sich halt vielleicht so ein bisschen ergänzen auch. Ich glaube das Set-At-Verhältnis habe ich glaube ich wirklich gemacht in dem Stilkapitel [Anony], deswegen fällts mir wahrscheinlich jetzt ein als Beispiel.</text:span></text:p>
      <text:p text:style-name="p1"><text:span text:style-name="c0"><text:tab/>
          <text:line-break/>[VIEW] </text:span><text:span text:style-name="c6">Methodik</text:span><text:span text:style-name="c4">, File: 41.docx, RG</text:span><text:span text:style-name="c0"><text:tab/>
          <text:line-break/>M: Das war recht einfach durchzuzählen, also das sind diese Fragmente das ist ja nicht so unheimlich viel Text also das sind glaube ich 6 oder 7:0 für Set. Ich glaub er verwendet niemals At und halt ein paar mal Set. Das darf man jetzt also da es nur Fragmente sind natürlich nicht zu sehr belasten, aber immerhin spricht der Befund jetzt nicht unbedingt dagegen, dass Set-At nicht ganz klar überwiegt. Und man muss auch sagen in einem Brief würde es mich auch überraschen, wenn es so einen, wenn das Set-At-Verhältnis, also wenn das At-Set-Verhältnis höher als 1:2wäre würde es mich überraschen in Briefen.</text:span></text:p>
      <text:p text:style-name="p1"/>
      <text:p text:style-name="p1"><text:span text:style-name="c0">R: Das At war das höhere…?</text:span></text:p>
      <text:p text:style-name="p1"/>
      <text:p text:style-name="p1"><text:span text:style-name="c0">M: At war das höhere, ja. Das würde man jetzt im Epos oder gehobener Kunstprosa erwarten. Man würde auch sicherlich bei Vergil Set finden und man findet sicherlich auch in Cicero Briefe in At, aber das Verhältnis ist eben entweder so oder so.</text:span></text:p>
      <text:p text:style-name="p1"><text:span text:style-name="c0"><text:tab/>
          <text:line-break/>[VIEW] </text:span><text:span text:style-name="c6">Methodik</text:span><text:span text:style-name="c4">, File: 51.docx, RG</text:span><text:span text:style-name="c0"><text:tab/>
          <text:line-break/>Person: um ähm, um einzuschätzen ob ein text rhytmisiert ist oder nicht, kann man ganz formal vorgehen in der analyse, dh das lateinische system, wenn ich es mal grob so nennen darf, in der dichtung und in der...gehen wir mal von der dichtung zuerst aus, da ist ein text dann metrisch, wenn er eine geregelte abfolge ovn längen und kürzen aufweist. das ist ein unterschied zum deutschen zB wo wenn wir ein gedich haben, wo wir von der geregelten abfolge ovn betont unbetont ausgehen. dh also grundlage für so eine textuntersuchen ist skansion, also skandieren, also das auseinanderlegen von längen und kürzen um daraus dann die rhythmischen strukutren herauszuarbeiten. die prinzipien für die rhythmisierung eines prosatextes sind leicht andere als für die dichtung, sonst wäre ja prosa dichtung. und insofern habe ich bei meiner textarbeit, bei der probenentnahme bei den verschd. autoren, immer einen bestimmten ähm eine bestimmte länge text mir herausgenommen und die an prominenten stellen, nämlich dort wo mit einem rhythmus zu rechnen ist, wenn der text rhythmisiert ist. also vor schwerer interpunktion waren da immer die probenstellen sozusagen, mir angesehen und jeweils proben im umfang von 40 ähm satzenden wenn man so will untersucht, aus einem werk, und das dann eben um das corpus zu generieren für nahezu alle lateinischen prosaschriftsteller der antike, das sind mehrere hundert. Dann hat man die sozusagen ist dann die Probe erfolgt, kommt es dann zu einer Auswertung und die erfolgt tabellarisch und ähm die auswertung am ende basiert dann auf den mitteln der statistik. also, wenn ein bestimmter prozentsatz erreicht ist, der innerhalb des erwartungshorizontes liegt, also ab hier könnte man davon sprechen, grob, das ein text rhythmisiert ist, also absicht vorliegt, dann ähm schlägt sich das    auch in den zahlen nieder.    #00:08:35-6# </text:span></text:p>
      <text:p text:style-name="p1"><text:span text:style-name="c0"><text:tab/>
          <text:line-break/>[VIEW] </text:span><text:span text:style-name="c6">Methodik</text:span><text:span text:style-name="c4">, File: 51.docx, RG</text:span><text:span text:style-name="c0"><text:tab/>
          <text:line-break/>Person: also es gibt, das ist aus der beobachtung viler hunderter proben hat sich ergeben, dass es so einen grenzbereich gibt.also wenn man rhythmisierung feststellen kann bei um die 65% der satzschlüsse, dass die einen rhythmus aufweisen, dann kann man von absicht sprechen. mitunter ist , wenn das ergebnis etwas wackelig ist, dann nehme ich noch mehr proben, um ähm zu validieren. denn die proben selber können ja nicht so lang sein, ich kann ja nicht ganze werke nach diesem prizip untersuchen und dann, also dann säße ich in 300 jahren noch hier. ähm, und es ist natürlich bei grenzföllen immer ne einzelentscheidung. denn es kommt ja nicht nur auf die reine quantität an denn mitunter sieht man dann auch wenn man sich die, ja, die rhythmisierung, also in der prosarhythmusforschung nennt man das klauseln, also diese abschlussrhythmen, ähm, wenn die nach einem schönen regelmäßigen prinzip gebildet sind, dann kann man davon ausgehen, das absicht vorliegt. aber wie gesagt, es gibt grenzfälle, noch, aber eben da wird evaluiert.    #00:10:26-6# </text:span></text:p>
      <text:p text:style-name="p1"><text:span text:style-name="c0"><text:tab/>
          <text:line-break/>[VIEW] </text:span><text:span text:style-name="c6">Methodik</text:span><text:span text:style-name="c4">, File: 51.docx, RG</text:span><text:span text:style-name="c0"><text:tab/>
          <text:line-break/>Person: Es muss eine Anzahl von Prinzipien geben, die die diersen Texte, von denen ich eben gesprochen habe, verbinden.es muss ein gemeinsames merkmal geben, nach dem ähm nach dem, also eine gruppierung vorliegt. ähm, und diese gruppierung ist ja in meinem falle recht grob. also, da ist müssen zwei oder eigentlich 3 kriterien erfüllt sein. erstens muss es sich um prosa handeln, zweitens müssen die verschd. gattungen innerhalb einer, innerhalb der prosa berücksihtigt werden. und auch da gibt es unterschiede, ob es sich bspw um einen brief handelt oder ob eine rede vorliegt. und ist das der fall, dann wird ein autor der meinetwwegen verschd gattungen bedient auch ähm nach den gattungen einzeln auch nochmal untersucht. als beispiel, habe ich cicero, dann untersuche ich nicht nur eine rede und sage, damit ist cicero abgehakt, sondern dann wird eben nach den genres ähm untersucht ähm, was er jeweils vorgelegt hat, rede, dialog, brief. dh Gattung, in dem falle sprachzugehörigkeit, logischerweise, ähm, das rubrum prosa und der zeitraum selbst steht auch fest, also verbindend ist, dass es antike autoren waren, wenn man so will muttersprachler. und in einem zweiten teil, eig kann man das nicht zweiten teil nennen. um die methode ähm zu validieren habe ich eine kontrollgruppe eingerichtet, wo ich lateinische texte hergenommen habe, die meinetwegen mittelalterl. ursprungs oder neuzeitl. urpsungs sind und die nach den selben prinzipien untersucht. und würde sich ergeben haben, dass dort die selben phänomene auftauchen, dann wäre das modell des prosarhythmusses fragwürdig, weil wir wissen, dass ähm bis in die neuzeit hinein das phänomen eigentlich in vergessenheit geraten ist.... #00:13:30-7# </text:span></text:p>
      <text:p text:style-name="p1"><text:span text:style-name="c0"><text:tab/>
          <text:line-break/>[VIEW] </text:span><text:span text:style-name="c6">Methodik</text:span><text:span text:style-name="c4">, File: 51.docx, RG</text:span><text:span text:style-name="c0"><text:tab/>
          <text:line-break/>Person: das phänomen ist eben selber schwer zu greifen, weil ähm, des prosarhythmusses, weil bis auf die satzgrenzen, ähm, ja irgendwie schwer feste punkte in einem prosatext zu finden sind. also ich meine damit, wenn wir ähm dichtung vor uns haben, dann ist der vers immer automatisch für die metrik immer die grenze, die einheit in der wir denken. in der prosa ist das immer schwieriger. also man braucht dort feste kriterien und ähm, wie gesagt, die art der rhythmisierung läuft auch etwas anders, ich sage das deshalb jetzt nochmal, weil ähm die methode glasklar sein muss, nach der man eben dieses schwer zu fassende phänomen untersucht.es gibt auch innerhalb der prosarhythmusforschung, die jetzt kein besonders großer bereich innerhalb der klassische Philologie ist, auch denkbar gegensätzliche theorien, ist also kein unumstrittenes thema und deswegen muss man umso mehr darauf kucken, dass das sehr valide ist, was man tut. also angreifbar wäre meine arbeit zb sofort und die kritik sehe ich schon jetzt, dass ähm die erhobene datenmenge pro autor vielen forschern zu gering sein wird. ähm ich habe eben halt gerade versucht über die huderte von proben einigermaßen zu zeigen, dass der jeweilige probenumfang ausreichend ist, für eine grobe zuordnung ist, ist das nun rhythmisierte prosa oder nicht. und natürlich kann man anhand der erhobenen einzelwerte erkennen, ob das phänomen nochmal besonders stark ne rolle spielt. es gibt ganz wenige fälle, in der spätantike, wo es regelrechte exzesse gibt und ähm, eine rede hatte ich mal, die war an jedem satzschluss rhythmisiert. ja und vielleicht nochmal zur bedeutung des ganzen, es ist ja auch, es weiss ja über die bloße frage, ist es rhythmisiert oder nicht, hinaus, wie die ähm entstehungsbedingungen eines textes sind. also rhythmisiere ich einen text, also das kann zu nem gewissen grade dann automatisiert sein, wie ein dichter eine routine entwickelt und so weiter und ihm geht dann vielleicht ein gedicht schneller von der hand. aber, insgesamt ähm, hat es ja einen einfluss darauf, wie ein text verfasst wird, das betrifft die wortwohl, die wortstellung und gegebenenfalls sogar den inhalt. und ein letztes phänomen ist es, kann es auch noch bedeutsame sein, dadurch dass die texte die antiken texte, die wir haben, ja, wenn sie nicht gerade inschriftlich sind, ja nirgendwo im original vorliegen, sondern irgendwo immer über die kette der überlieferung, dh durch ständiges abschreiben, bis zu    uns gekommen sind, haben sie natürlich auch über die 2 jahrtausende rund fehler eingeschlichen. das funktioniert so ein bißchen nach dem stille post prinzip. und unsere, in unserer wichtigsten aufgaben der klassische Philologie ist ja auch, naja, möglichst nah den originaltext zu rekonstruieren, also grob gesagt, und ähm, da kann zb der prosarhythmus auch, also auch ein hilfsmittel sein. wenn wir wissen, dass ein autor rhythmisiert hat und wir haben eine fehlerhafte stelle und wollen die ja, per vorschläge, per konjektur, wie man bei uns sagt, wieder ausbessern, was immer vermutung bleiben wird, dann kann zb mitunter bei dem einen autor eine ganze reihe von vorschlägen wegfallen, weil hier ja eine rhythmisierung zu erwarten gewesen wäre, die dann ähm aber bei dem und dem vorschlag nicht vorliegt. das wäre noch ein aspekt. und sicherlich spielt es auch noch eine rolle für die einschätzung, nee für das genreverständnis, dass in der antike vorherrschte, wenn man sich das phänomen genauer ansieht, dann sieht man, das in best. genres eher rhythmisiert wird und in anderen genres wiederum nicht. genau. #00:19:14-6# </text:span></text:p>
      <text:p text:style-name="p1"><text:span text:style-name="c0"><text:tab/>
          <text:line-break/>[VIEW] </text:span><text:span text:style-name="c6">Methodik</text:span><text:span text:style-name="c4">, File: 51.docx, RG</text:span><text:span text:style-name="c0"><text:tab/>
          <text:line-break/>Person: die grundlage war für mich zunächst, also das vorhaben stand, das für die gesamte prosaschriftstellerei zu machen. das wichtigste hilfsmittel war zunächst der index zum thesaurus linguä latinae. also der indexband, darin befinden sich nahezu alle autoren der antike, sowohl dichter als auch prosaschriftsteller. und den sozusagen anhand des index mich durch die literatur, durch die prosaschriftstellerei zu fräsen. der nächste schritt ähm, beruht dann auch nochmal auf dem index, bzw. mitunter muss man dann nochmal nachrecherchieren und zwar geht es ja dann immer darum, die maßgebliche iwssenschaftliche ausgabe für den einzelautoren zu finden. mitunter ist der thesaurus index nicht ganz aktuell, kann er auch nicht sein, ähm, und dann muss man selbst immer nochmal schauen, ob es ähm ob es eine neuerscheinung gab, was ne oxford oder teubnerausgabe, das sind also die beiden grundpfeiler da für unsere texte. in der regel, was es da neues gibt und ähm und mitunter auch wie die in der forschung bewertet werden, ob es das zeug hat zum standard, dass man damit arbeitet, ähm, habe ich dann sozusagen die ausgabe, schaue ich mir den text grob an, das hat jetzt ncihts mit einer kompletten lektüre zu tun, auch das ist ja nicht möglich, suche mir stellen heraus, die ähm möglichst wenig also man könnte fast sagen, wo der kritische apparat darunter der die varianten, die die überlieferung mit sich bringt, möglichst klein ist, also der text nach möglichkeit wenig schadhaft ist. das schwankt natürlich von autor zu autor, je nachdem wie die überlieferungslage ist. je mehr sozusagen ähm an dem text nachgearbeitet werden musste, von philologischer seite aus, ja, desto schwieriger ist es, mit dem text umzugehen. #00:22:57-3#</text:span></text:p>
      <text:p text:style-name="p1"><text:span text:style-name="c0"><text:tab/>
          <text:line-break/>[VIEW] </text:span><text:span text:style-name="c6">Methodik</text:span><text:span text:style-name="c4">, File: 51.docx, RG</text:span><text:span text:style-name="c0"><text:tab/>
          <text:line-break/>Person: ja, wie gesagt, original besitzen wir sowieso so gut wie keine, also ja, genau, da möglichst einen heilen text und textabschnitt herauszusuchen und dieser sollte möglichst wenig durchsetzt sein, mit paraphrasen aus and. autoren oder mit zitaten. ähm, um dann möglichst unverfälscht ein bild von diesem autor zu bekommen, das geht natürlich nicht bei jedem autor. wenn wir jetzt einen antiken grammatiker haben, der werke erklärt, mit den verschiedensten zielen zitiert, dann wird er natürlich häufig zitieren und so weiter und dann sind auch die segmente schwer herauszulösen. also steht der abschnitt, dann ist es in der regel so, dass ich eine probe erheben, die 40 satzschlüsse oder stellen vor schwerer interpunktion umfasst... #00:24:14-8# </text:span></text:p>
      <text:p text:style-name="p1"><text:span text:style-name="c0"><text:tab/>
          <text:line-break/>[VIEW] </text:span><text:span text:style-name="c6">Methodik</text:span><text:span text:style-name="c4">, File: 51.docx, RG</text:span><text:span text:style-name="c0"><text:tab/>
          <text:line-break/>Person: ach, also, ähm, ich hab eher so den eindruck, dass das vielleicht einzelne kollegen betrifft, also die dann auch generell eher so einen, eigentlich, am institut nur einen einzigen, muss ich ja jetzt nicht nennen, aber ähm, generell so ein bißchen technik- und modernefeindlich sind, aber ansonsten hat ich eher so den eindruck, dass insgesamt was so ähm technische entwicklungen und die entwicklung v tools angeht, hier ja doch eine relative offenheit besteht, also dass man das irgendwie, dass man trotzdem nicht so hinterher ist. das man sich nicht immer das neueste aneignet, das ist schon so. da merkt man auch so ein bißchen einen generationenunterschied, wie auch irgendwie generell, ob jmd eher ein buch zur hand nimmt oder aufm tablett theoretisch ähm nachliest oder so. würde ich aber ansonsten sagen, dass eigentlich dinge, die dann wirklich nützlich sind, dann auch als nützlich wahrgenommen werden. #01:19:56-7# </text:span></text:p>
      <text:p text:style-name="p1"><text:span text:style-name="c0"><text:tab/>
          <text:line-break/>[VIEW] </text:span><text:span text:style-name="c6">Methodik</text:span><text:span text:style-name="c4">, File: 51.docx, RG</text:span><text:span text:style-name="c0"><text:tab/>
          <text:line-break/>Interviewer: zu citavi fällt mir ein, wie organisierst du deine literatur. trotzdem gibt es da ja trotzdem systeme, wie machst du das konkret, nimmst du eine word datei als literatur datenbank? #01:37:43-9# </text:span></text:p>
      <text:p text:style-name="p1"/>
      <text:p text:style-name="p1"><text:span text:style-name="c0">Person: ja, wir alphabetisch sortiert, also das ist ja alphabetisch sortiert dann und nach möglichkeit relativ schnell, relativ zeitnah eingetragen, wenn dann ein neuer titel als wichtig erkannt wurde. #01:38:05-6# </text:span></text:p>
      <text:p text:style-name="p1"/>
      <text:p text:style-name="p1"><text:span text:style-name="c0">Interviewer: und hast du da eine datei, oder für jede publikation. #01:38:09-9# </text:span></text:p>
      <text:p text:style-name="p1"/>
      <text:p text:style-name="p1"><text:span text:style-name="c0">Person: also ein literaturVZ als einzeldatei und natürlich, also, die wird an sich geführt und das andere ist, wenn man eben laufenden text natürlich weshalb man ja überhaupt auf die titel gekommen ist überhaupt, wird das ja auch meinetwegen in der fussnote oder sonstwo vermerkt, als ersterwähnung. einmal eine datei, die wirklich das literaturVZ ist. #01:38:37-8# </text:span></text:p>
      <text:p text:style-name="p1"><text:span text:style-name="c0"><text:tab/>
          <text:line-break/>[VIEW] </text:span><text:span text:style-name="c6">Methodik</text:span><text:span text:style-name="c4">, File: 51.docx, RG</text:span><text:span text:style-name="c0"><text:tab/>
          <text:line-break/>Person: naja, also, dadurch dass wir in, das hier ja nichts im luftleeren raum hängt, die gesamte antike literatur in sich vernetzt ist, motivisch, genretechnisch, ja, ergibt sich automatisch, dass man immer den kontext, die rezeption mitbedenken muss. es wird so was, wird es kaum geben, dass jmd irgendwie ohne nach links und rechts zu schauen oder rückwärt und nach vorn ein einzelnes werk betrachtet oder einen aspekt eines werkes, geht ja gar nicht anders. es hat ja auch was mit der aneignung selbst zu tun, wie wir sozusagen mit zwei sprachen umgehen, die wir uns einigermaßen künstlich aneignen müssen, man muss ja bedenken, dass die nicht mehr gesprochen werden und so ist man, ich glaube von vornherein ist man gehirnmäßig so strukturiert, dass man immer alles kontextualisiert. von der frage, was ist eigentlich ein stil, ja, also so, das ist ja auch unter umständen eine willkürliche festlegung ähm, ähm, begrenzt auf einen autor, der dann meinetwegen stilgebend ist, und es ist eine entwicklung hin oder weg von etwas usw. und so denken wir die ganze zeit, und ja, und das durchdringt natürlich unser ganzes forschen. #01:47:08-8# </text:span></text:p>
      <text:p text:style-name="p1"><text:span text:style-name="c0"><text:tab/>
          <text:line-break/>[VIEW] </text:span><text:span text:style-name="c6">Methodik</text:span><text:span text:style-name="c4">, File: 51.docx, RG</text:span><text:span text:style-name="c0"><text:tab/>
          <text:line-break/>Person: das unangenehme daran ist, trotzalledem weiss man nicht, ob man alles erfasst. man fühlt sich trotzdem dem zufall überlassen, obwohl es letztendlich gar nicht so ist, denn würde man das konsequent verfolgen, dann käme man zu fast allem, was man da suchte. andererseits will man da ja auch keine ewigkeitssache machen, also alles aufzufinden. und dieses sammeln, ja, das ist ja auch, und das betrifft ja nicht nur uns, das ist ja überall verbreitet, das bloße sammeln kann ja auch im sinne einer prokrastination einen arbeitsverhinderungstechnik sein. so. ja und ansonsten ist es ja auch eine grundtätigkeiten des philologen, muss man ja auch mal so sehen, wenn man das über das ganze stülpen will.    #01:57:02-7# </text:span></text:p>
      <text:p text:style-name="p1"><text:span text:style-name="c0"><text:tab/>
          <text:line-break/>[VIEW] </text:span><text:span text:style-name="c6">Methodik</text:span><text:span text:style-name="c4">, File: 51.docx, RG</text:span><text:span text:style-name="c0"><text:tab/>
          <text:line-break/>Person: ja, das ist eine meiner größten schwächen, muss ich sagen, dass ich wenn ich ähm wenn meinetwegen ein phänomen, dann irgendwie dann so leicht abgebogen wird und dann ein interessantes teilphänomen dazu kommt, dass sich der fokus dann so leicht verschiebt und dann die hauptsache aus dem blick verloren wird, ähm,kann ich nicht direkt sagen, ab wann dann so der punkt erreicht ist, ab wann ich mich sozusagen zur tagesordnung selbst zurückrufe, ähm, ich stell nur immer wieder fest, dass dann viel viel mehr material da ist, als ich eigentlich brauche, in dem wunsch, eben alles erfasst zu haben, so. aber, es gibt dann irgendeinen punkt, wo ich dann sage, das ist jetzt nicht mehr relevant. und früher habe ich leider die fussnoten bis zur unkenntnlichkeit anschwellen lassen indem ich dann irgendwie das einfach nur materialreich gestaltet habe. und ähm, das ist ein versuch, also, in der letzten zeit das stark zurückzufahren und sich auf das wesentliche zu konzentrieren. das muss man üben. #01:58:43-4# </text:span></text:p>
      <text:p text:style-name="p1"><text:span text:style-name="c0"><text:tab/>
          <text:line-break/>[VIEW] </text:span><text:span text:style-name="c6">Methodik</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6">Methodik</text:span><text:span text:style-name="c4">, File: 42.docx, RG</text:span><text:span text:style-name="c0"><text:tab/>
          <text:line-break/>Person: naja, man sagt halt, wenn von diesen ähm Kopulativa eben et besonders häufig ist und que und ad que relativ selten, dass das dann ein eher einfacher sprachlicher stil ist, was man in briefen ja erwarten kann. und für dies fragmente, mit denen ich mich beschäftige, konnte man das händisch durchzählen, das ist ja nicht so viel text. aber ich wollte das eben mit anderen briefsammlungen vergleichen und die haben sich in einem ähnlichen bereich abgespielt und dann habe ich es eben mit anderen schriften mit anderen autoren vergliechen und da ist der wert halt auch wirklich anders und da kann man eben zeigen, ok, dieser catul brief fragmente sind sprachlich da auf einer ähnlichen ebene. also auf einer ebene, die man erwarten würde. </text:span></text:p>
      <text:p text:style-name="p1"><text:span text:style-name="c0"><text:tab/>
          <text:line-break/>[VIEW] </text:span><text:span text:style-name="c6">Methodik</text:span><text:span text:style-name="c4">, File: 42.docx, RG</text:span><text:span text:style-name="c0"><text:tab/>
          <text:line-break/></text:span></text:p>
      <text:p text:style-name="p1"><text:span text:style-name="c0">Person: also, am ende, wenn ich fertig bin, da gibt es dann wahrscheinlich eins. aber da arbeitet aber auch jeder anders aber bei mir wächst das halt immer weiter an, die sekliteratur, also    (lachen)    also ich mach das jetzt nicht so, ich recherchier einmal und dann habe ich meine 100 titel und dann abreite ich nur noch damit. als ich mit meiner diss angefangen habe, habe ich mir 2,3 sachen rausgesucht und heute ist mein lit.vz ca. 30 seiten lang und ein ende ist nicht abzusehen    (lachen)      #00:14:45-2# </text:span></text:p>
      <text:p text:style-name="p1"><text:span text:style-name="c0"><text:tab/>
          <text:line-break/>[VIEW] </text:span><text:span text:style-name="c6">Methodik</text:span><text:span text:style-name="c4">, File: 42.docx, RG</text:span><text:span text:style-name="c0"><text:tab/>
          <text:line-break/>Person: ja da ist es ja auch bei der quellen recht oft, also da ist es wirlklich möglich, wenn man will, mit quellen zu arbeiten, die halt in bisherige arbeiten zu dem thema noch nicht einbezogen wurden. weil es immer in irgendeinem arhciv, ne stadtchronik, die noch nicht ediert ist und wenn man lust hat,fährt man in das archiv und kann das als erster mensch dann ähm tun. #00:15:13-7# </text:span></text:p>
      <text:p text:style-name="p1"/>
      <text:p text:style-name="p1"><text:span text:style-name="c0"><text:tab/>
          <text:line-break/>[VIEW] </text:span><text:span text:style-name="c6">Methodik</text:span><text:span text:style-name="c4">, File: 42.docx, RG</text:span><text:span text:style-name="c0"><text:tab/>
          <text:line-break/>Person: also ich meine, man sieht es ja auch in lit vz, dass man das ja auch im grunde voneinander abhebt, das man sagt, erstmal kommen meine primärquellen und dann die sekundärquellen. das ist ja im grunde so eine art transparenz. also man sagt eben, meine ganzen ergebnisse die beruhen eben auf diesem quellencorpus. und natürlich ist es möglich, das weitere quellen, die noch entdeckt werden, oder die ich nicht herangezogen habe, möglicherweise noch zu and. schlussfoglerungen führen könnten. das ist so ein art disclaimer, alles was ich mache kann letztlich keine allgemeingültigkeit beanspruchen, weil ich nicht alle quellen kenne oder sie nicht auswerten konnte.  </text:span></text:p>
      <text:p text:style-name="p1"><text:span text:style-name="c0"><text:tab/>
          <text:line-break/>[VIEW] </text:span><text:span text:style-name="c6">Methodik</text:span><text:span text:style-name="c4">, File: 42.docx, RG</text:span><text:span text:style-name="c0"><text:tab/>
          <text:line-break/>Person: ich glaube, wir würden das nur machen, wenn die software sozusagen, wie sagt man das am besten, wenn die software eine eigenleistung erbringt, die mit sekundärliteratur vergleichbar ist. also jetzt z.b. ein digitalisiertes wörterbuch würden wir trotzdem zitieren, wei das gedruckte wörterbuch, weil das im grunde ja nur digitalisierte druckbuchseiten sind. was wäre ne software die man wirklich angeben würde .... also auch die llta datenbank, die würde man nicht zitieren, weil die am ende auch nichts tut, was ich nicht zumindest theoretisch auch händisch in der ausgabe machen könnte, klar es würde mich monate und jahre kosten, aber es wäre machbar. #00:17:51-8# </text:span></text:p>
      <text:p text:style-name="p1"><text:span text:style-name="c0"><text:tab/>
          <text:line-break/>[VIEW] </text:span><text:span text:style-name="c6">Methodik</text:span><text:span text:style-name="c4">, File: 42.docx, RG</text:span><text:span text:style-name="c0"><text:tab/>
          <text:line-break/>Person: da würde ich es glaube ich angeben zumindest, dass ich es damit gemacht habe, damit die leute wissen, auf welcher textbasis. man könnte natürlich das auch schreiben, herausfinden, welche ausgaben in der llta datenbank zur grundlage genommen wurden. das finde ich ein bißchen komplizierter, da schreib ich einfach, ich habe es mit dieser datenbank gemacht und wen es interessiert, der kann es dann nachkucken. meinetwegen mir sagen, dass es alles falsch ist und man ... dass die ausgaben da alle ganz schlecht sind, obwohl ich das noch nie gehört habe. da mache ich es glaube ich der einfachheit halber vor allem.      #00:18:25-6# </text:span></text:p>
      <text:p text:style-name="p1"/>
      <text:p text:style-name="p1"><text:span text:style-name="c0">Interviewer: du würdest den verweis auf die datenbank... #00:18:44-4# </text:span></text:p>
      <text:p text:style-name="p1"/>
      <text:p text:style-name="p1"><text:span text:style-name="c0">Person: weil ich mir denken könnte , dass ein leser, ein hypothetischer leser fragt, wie hat er das, hat er tatsächlich sich ein halbes jahr hingesetzt und hat die ausgaben alle durchgekuckt.    (lachen)    und ähm, dann mache ich das aus transparenzgründen, damit das auch plausibel ist.    (unv.) ich hab das jetzt damit gemacht und wenn es nicht 100% stimmt, dann ist es nicht meine schuld sondern schuld dieser datenbanke.    #00:19:02-0#</text:span></text:p>
      <text:p text:style-name="p1"><text:span text:style-name="c0"><text:tab/>
          <text:line-break/>[VIEW] </text:span><text:span text:style-name="c6">Methodik</text:span><text:span text:style-name="c4">, File: 42.docx, RG</text:span><text:span text:style-name="c0"><text:tab/>
          <text:line-break/>Person: das ist nicht so. also, im studium gibt es immer zwei typen von leuten, die einen, die immer erstmal alles lesen und dann die arbeit schreiben und dann die leute, die erstmal schreiben und dabei lesen und dabei einarbeiten und wieder zurückgehen und was verändern, ich gehör eher zum zweiten typ muss ich sagen, ich muss an einem arbeitstag immer mindestens ne halbe seite geschrieben haben, damit ich zufrieden bin. und es hat sich für mich bewährt. und das schöne ist , da man keine schreibmaschinen mehr hat, sondern den computer, dass man relativ einfach die sachen, die man geschrieben hat, wieder verändern kann. ich glaube, das andere ist eher so eine arbeitsmethode , die aus der schreibmaschinenzeit stammt und da kann ich es auch verstehen, dass man nicht auf halbem weg schon anfängt zu schreiben und dann hundert mal wieder von vorne anfängt. also meine eltern mussten das wahrscheinlich einfach so machen aus technischen gründen. ich finde das eigentlich angenehmer nicht so zu machen. #00:22:01-3# </text:span></text:p>
      <text:p text:style-name="p1"><text:span text:style-name="c0"><text:tab/>
          <text:line-break/>[VIEW] </text:span><text:span text:style-name="c6">Methodik</text:span><text:span text:style-name="c4">, File: 42.docx, RG</text:span><text:span text:style-name="c0"><text:tab/>
          <text:line-break/>Person: das kommt immer darauf an, ich sehe es eigentlich immer emotionslos. also ich bewerte es nach der nützlichkeit, die es am ende für mich hat. nor, es ist, man hat oft das gefühl, dass diese projekte ein bisschen selbstzweckhaft sind, oft sind, das gilt jetzt nicht für das paraphrasenprojekt, das war ne sinnvolle sache, die man ohne digitale methoden nicht sinnvoll hätte machen lassen. also bestimmte dinge gehen eben nur, wenn ich nen algorithmush habe, der ne gewisse textmenge nach best. sachen durchsuchen kann. dass wird ein mensch alleine, könnte das vielleicht machen, aber dann hat er sein ganzes leben lang zu tun. ähm, aber ich glaube, das ist immer das kriterium, wie halt vor allem, also es ist nicht so dass die klassische Philologie oder andere geisteswiss. ihre ganze herangehensweise ändern und sagen, naja, wir müssen bei allem was wir machen das digitale mitdenken, sondern es ist eher so ein pragmatisches verhältnis, wenn es uns die arbeit erleichtert, dann herzlich willkommen und wenn es redundant ist, dann.... und das ist eben das ding, dass die informatiker, wahrscheinlich auch, die empfindung,dass wir die als hilfsarbeiter ansehn, das hat wahrscheinlich dadurch auch sein fundament. dass sozusagen, wie die geisteswiss. rangehen, machen die informatiker das, was früher die buchdrucker und setzer gemacht haben. irgendwo müssen wir unsere ergebnisse halt sichbar machen und früher haben wir dafür nen buchdrucker gebraucht, der das setzt und jetzt müssen die informatiker das irgendwie machen. oder bei den sachen, wo wir das so machen. und wenn das alles funktioniert, dann haben die ihre arbeit gut gemacht. und das ist wahrscheinlich so, dass    da jetzt ne komplett neue arbeitsweise entsteht, wo die methoden beider wissenschaften zusammenfinden, das ist für micht nicht ersichtlich, ich weiss auch nicht ,ob es was bringen würde. ist glaube ich, auch noch nicht wirklich ausprobiert worden. wenn man digital humanities so definiert, dann sind wir glaube ich noch nicht so weit, dass wir das sagen können, ich kenne da auhc wirklich kein projekt jetzt konkret, wo ich sagen würde, das ist mal so ein fall, wo wirklich die methode der klassische Philologie jetzt sich durch informatische Methoden verändert hat. das fällt mir jetzt spontan wirklich kein beispiel ein. das ist ja das, was sich die informatik eben explizit wünschen, wenn sie sagen sie werden immer nur als hilfsarbeiter....da erheben sie damit ja den anspruch, dass ihre eigenen methoden für die altertumswissesnchaft auch inhaltlich einen wert haben können. das will ich auch nicht bestreiten, aber es hat bisher noch niemand ausprobiert.    (lachen)    oder ernsthaft versucht zu zeigen. </text:span></text:p>
      <text:p text:style-name="p1"><text:span text:style-name="c0"><text:tab/>
          <text:line-break/>[VIEW] </text:span><text:span text:style-name="c6">Methodik</text:span><text:span text:style-name="c4">, File: 42.docx, RG</text:span><text:span text:style-name="c0"><text:tab/>
          <text:line-break/>Person: ja, ich überlege grad, woran das liegt, wahrscheinlich ist das so ein bißchen, dass man dafür so ein ingenieurswiss. denken bräuchte, dass wir einfach vielleicht nicht so haben. also dieses, ich such probleme, für die ich mir dann lösungen überlege. ähm ist ja ne bestimmte art zu denken. es gibt eben die und die möglichkeiten, die die wissenschaft hat und mit der gehen wir da ran und was damit nicht lösbar ist, das ähm das legen wir dann wieder ad acta, man kriegt eben auch nicht alles raus, das ist eben eine andere denkweise. also man braucht eher dieses, naja, das ist wahrscheinlich ein ingenieurswiss. denken, wir brauchen neue werkzeuge.    #00:52:37-2# </text:span></text:p>
      <text:p text:style-name="p1"><text:span text:style-name="c0"><text:tab/>
          <text:line-break/>[VIEW] </text:span><text:span text:style-name="c6">Methodik</text:span><text:span text:style-name="c4">, File: 42.docx, RG</text:span><text:span text:style-name="c0"><text:tab/>
          <text:line-break/>Person: ja und da sind wir auch transparent. du würdest niemals eine aussage finden, der autor benutzt dieses wort so und so ohne dass da gleich die konkreten belege kommen, also zumindest beispielbelege kommen. also da, das ist sozusagen die art, wie bei uns transparenz gelebt wird. #00:57:44-3# </text:span></text:p>
      <text:p text:style-name="p1"><text:span text:style-name="c0"><text:tab/>
          <text:line-break/>[VIEW] </text:span><text:span text:style-name="c6">Methodik</text:span><text:span text:style-name="c4">, File: 42.docx, RG</text:span><text:span text:style-name="c0"><text:tab/>
          <text:line-break/>Person: es ist auch schwieriger bei uns die sachen sprachlihc zu fassen, das was da in auseinandersetzung mit den quellen abgelaufen ist, das ist ja ähnlich komplex wie der gegenstand der arbeit selbst. es ist ja oft auch komisch, wie man zu den sachen kommt, das weiss man später auch gar nicht mehr oder es sind eben oder man kommt dann in anderen kontexten wieder auf ideen, die ganz andere texte betreffen. das kriegt man auch gar nicht so haarklein auseinandergedröselt, dass man das in so einem kapitel erklären könnte, was einem da noch in was weiss ich badewanne noch für ideen gekommen sind zwei wochen nachdem man einen text gelesen hat.    #01:00:14-6# </text:span></text:p>
      <text:p text:style-name="p1"><text:span text:style-name="c0"><text:tab/>
          <text:line-break/>[VIEW] </text:span><text:span text:style-name="c6">Methodik</text:span><text:span text:style-name="c4">, File: 42.docx, RG</text:span><text:span text:style-name="c0"><text:tab/>
          <text:line-break/>Person: ja es ist eben, der begriff geisteswissenschaften ist eben doch ziemlich präzise, was das angeht. das sind eben sachen, die oft dann eben nur in unserern gehirnen stattfinden und abgesehen davon sprachlich ngar nicht ohne weiteres darstellbar sind.    #01:00:41-5# </text:span></text:p>
      <text:p text:style-name="p1"/>
      <text:p text:style-name="p1"><text:span text:style-name="c0">Interviewer: es wäre ja vorstellbar diesen prozess zu beschreiben. #01:00:48-3# </text:span></text:p>
      <text:p text:style-name="p1"/>
      <text:p text:style-name="p1"><text:span text:style-name="c0">Person: ja auf relativ trivialem niveau könnte ich das machen, wenn ich das wollte. was würde da stehen in meiner arbeit? ja gut, man könnte, ich hab die älteren fragmentausgaben genommen, dann erstmal dieses corpus zugrundegelegt und dann aber die entsprechenden autoren nochmal untersucht, dann habe ich das corpus nach best. kriterien verändert. ok, so was mach ich doch durchaus, also jetzt nicht prozessorientiert aber wo ich sage mein corpus besteht halt aus den und den texten und den habe ich nach den und den kriterien zusammengestellt. das würde dann insofern in die richtung gehen, dass ich das transparent mache, aber es ist eben nicht sozusagen eine nacherzählung meiner eigenen arbeit, also am anfang wollte ich das so machen und dann habe ich das eben sogemacht. also das ist auch wieder vom ergebnis aus gedacht, aber es ist schon so, dass leser das dann auch nachvollziehen können, also warum hat er jetzt die und die stellen berücksichtigt als fragmente von briefen des catul und warum die stelle aber wo auch steht catul habe einen brief geschrieben nicht. und das muss natürlich für den leser klar sein. das mache ich natürlich schon.    #01:02:01-6# </text:span></text:p>
      <text:p text:style-name="p1"><text:span text:style-name="c0"><text:tab/>
          <text:line-break/>[VIEW] </text:span><text:span text:style-name="c6">Methodik</text:span><text:span text:style-name="c4">, File: 42.docx, RG</text:span><text:span text:style-name="c0"><text:tab/>
          <text:line-break/>Person: ja, so ist die qualitative sozialforschung ab dem punkt irgendwie geisteswissenschftlich ist. so komplette tranparenz haste dann nur bei quantitativen sachen, was weiss ich, bewerte die qualität dieser datenbanken auf einer skala von 1-10 und das zählst du dann für 10 probanden durch, machst nen durchschnittswert, klar, das ist natürlich 100% transparent, nur was kann man mit so einer aussage anfangen? wenn die alle scheisse finden, die datenbanken , dann können die alle unterschiedl. gründe dafür haben und wenn es alle gut finden, naja.    #01:03:33-8# </text:span></text:p>
      <text:p text:style-name="p1"><text:span text:style-name="c0"><text:tab/>
          <text:line-break/>[VIEW] </text:span><text:span text:style-name="c6">Methodik</text:span><text:span text:style-name="c4">, File: 42.docx, RG</text:span><text:span text:style-name="c0"><text:tab/>
          <text:line-break/>Interviewer: (off-topic) das quantitative paradigma dominiert aber jeweils in den einzelnen wissenschaften.    #01:04:15-5# </text:span></text:p>
      <text:p text:style-name="p1"/>
      <text:p text:style-name="p1"><text:span text:style-name="c0">Person: das ist eine vulgäre rezeption der aufklärung, wo das ja nie so radikal gefordert war aber wo best. wissenschaftsparadigmen so derartig verabsolutiert werden, dass eben nur einige wenige disziplinen das erfüllen kann. auch da ist es ja, auch ein math. beweis ist ja scheinbar klar, aber wie ein mathematiker darauf gekommen ist, das ist ja immer. [Anony] und das findet am ende auch wieder in seinem kopf statt und er kannt das halt, weil er einfach unheimlich viel ahnung davon hat. aber das erklären wäre wahrscheinlich schwierig. insofern ist dieses paradigma des total objektiven und transparenten auch irgendwie verfehlt und glaube ich nur einhaltbar, wenn man die wissenschaft auf ein ganz niedriges niveau eindampft. fürchte ich, also.    #01:05:27-8# </text:span></text:p>
      <text:p text:style-name="p1"><text:span text:style-name="c0"><text:tab/>
          <text:line-break/>[VIEW] </text:span><text:span text:style-name="c6">Methodik</text:span><text:span text:style-name="c4">, File: 42.docx, RG</text:span><text:span text:style-name="c0"><text:tab/>
          <text:line-break/>Person: so , was, was digitalisierungsbefürworter unterschätzen, dass eben wissenschaft auch eine ästhetische komponente hat, wahrscheinlich irrational ist aber totzdem mit dazu gehört. #01:07:50-4# </text:span></text:p>
      <text:p text:style-name="p1"/>
      <text:p text:style-name="p1"><text:span text:style-name="c0">Interviewer: also doi in den fussnoten, das kann ich verstehen, wenn das im lit verz steht ok, da ist mir das auch egal.    #01:08:14-5# </text:span></text:p>
      <text:p text:style-name="p1"/>
      <text:p text:style-name="p1"><text:span text:style-name="c0">Person: also eine literaturangabe muss ein eindeutig sein. aber wenn ich eben eine online erscheinende fachzeitschrift habe und ich habe die wahl ob ich eben schreibe müller, verwendung von et und ad que in den briefen cicero in online zeitschrift xy, seite so und so in dem und dem jahrgang, dann ist das doch eineindeutig, warum soll ich dann außerdem noch diese häßliche doi noch hinstellen. die leute finden das ja, und sie finden nicht zwei verschiedene artikel und müssen schauen, welchen hat er jetzt gemeint, sondern das ist ja klar. #01:08:36-4# </text:span></text:p>
      <text:p text:style-name="p1"><text:span text:style-name="c0"><text:tab/>
          <text:line-break/>[VIEW] </text:span><text:span text:style-name="c6">Methodik</text:span><text:span text:style-name="c4">, File: 42.docx, RG</text:span><text:span text:style-name="c0"><text:tab/>
          <text:line-break/>Person: also das was wir machen, wenn wir wirklich das buch meinen, dann schreiben wir meinetwegen müller 1990 passem - und passem meint überall, dann weiss der leser ok, er meint das ganze buch, er hat sich jetzt nicht das kapitel rausgepickt, sondern, wenn ich mich mit dieser frage beschäftige, dann lohnt es sich das komplette buch zu lesen, was dann nie jemand machen wird, aber das ist im grunde auch eine form von präzisssion. aber wenn das nicht der fall ist, dann muss ich es mit genauen seiten angeben.    #01:15:05-8# </text:span></text:p>
      <text:p text:style-name="p1"><text:span text:style-name="c0"><text:tab/>
          <text:line-break/>[VIEW] </text:span><text:span text:style-name="c6">Methodik</text:span><text:span text:style-name="c4">, File: 12.docx, RG</text:span><text:span text:style-name="c0"><text:tab/>
          <text:line-break/>klassische Philologie beschäftigt sich ja, zumindest nach klassischer definition mit der griechisch-lateinischen antike und meinetwegen noch spätantike und manche wollen es dann noch bis zum mittelalter meinetwegen ausdehen, aber sagen wir mal so spätantike ist klassisch. und diese texte sind abgeschlossen, da kommen keine neuen dazu, es kann höchsten sein, dass neue gefunden werden, aber das ist abgeschlossen und ähm, dh. das ist der gegenstand der forschung ist immer identisch und der ist ganz klar, einfach nur die texte, was du damit machst, ist halt immer die frage und ob der text wirklich so ist oder nicht anders, also das heißt der gegenstand der forschung sind diese texte oder die überlieferungen der texte, die einzelnen papyri, steine, was weiss ich. daran wird sich nichts ändern. dh man, du kannst jetzt nicht nen vollständigeren TLG bauen, als der , der da ist, das ist per se nicht möglich und ähm und da wird sich auch substantiell wird sich da auch nichts ändern. das ist bei allen, das ist so wie, wenn du dich mit goethe beschäftigst, wenn du nicht was neues findest, wird sich da nichts ändern, die frage ist nur was du damit machst und deswegen gibt es da villeicht auch, diese, ziemlich schnell so eine art monopol, tlg die haben wirklich so eine art monopol auf die daten, auf die texte, und ähm, genau, du musst dich damit auseinandersetzen und es ist auch so viel, dass es damit auch ausreichend ist, dass du es niemals alls wirst auch nur ansatzweise lesen können, aber dennoch willst du natürlich ähm weil du dich ja auch mit einer sprache beschäftigst, willst du die sprache, obwohl du sie nie hören kannst, die du immer nur lesen kannst, willst du dich vollständig damit beschäftigen und deswegen nützt mir ein unvollständiges Korpus, bringt mir wenig, es würde mir nur dann was bringen, wenn es besser aufbereitet ist, wenn es was weiss ich, nur die allerneuesten editionen sind und immer noch, was weiss ich, mit varianten und apparat, das würde mir was bringen, aber, ich denke, die entwicklung wird dahingehen, dass der tlg einfach immer besser wird.man wird all diese sachen, nehmen wir mal an, man würde ein tool für die Ermittlung von Lautfolgen entwickeln, das wäre ganz nett, ein extra tool, aber es wäre viel sinnvoller einfach im tlg zu implementieren als eine weitere unter den vielen funktionen, die man da hat, das wäre viel sinnvoller als was neues zu bauen. und das ist tatsächlich dadurch dass man so festgelegt ist, ist das dadurch eine ganz andere ausgangslage als bei vielen anderen fächern ähm, weil darauf können sich schon alle einigen, auf die texte an sich, da gibt es keine diskussion, höchstens halt ob es wirklich von dem autor ist oder nicht, aber dass der text erstmal text ist, das ist an sich erstmal klar.</text:span></text:p>
      <text:p text:style-name="p1"><text:span text:style-name="c0"><text:tab/>
          <text:line-break/>[VIEW] </text:span><text:span text:style-name="c6">Methodik</text:span><text:span text:style-name="c4">, File: 11.docx, RG</text:span><text:span text:style-name="c0"><text:tab/>
          <text:line-break/>Das ist schwer zusammenzufassen.Also es ist innerhalb der klassische Philologie ist es eher literaturwissenschaftliche, d.h. eher literaturwissenschaftlich als sprachwissenschaftlich. Also ich erforsche nicht, welche Wurzeln es im Griechischen oder Lateinischen wann wo gegeben hat. Sondern es geht mir darum, die Literatur an sich zu erforschen. Und bei mir ist der Schwerpunkt, ja, so, auf der Philosophie und auf der Dichtung. Das sind auch nochmal so typ. Schwerpunkte. Ja, methodisch, denke ich, ist es schwierig jetzt es zusammenzufassen, welche Methoden es in der Literaturwissenschaft so gibt.</text:span></text:p>
      <text:p text:style-name="p1"><text:span text:style-name="c0"><text:tab/>
          <text:line-break/>[VIEW] </text:span><text:span text:style-name="c6">Methodik</text:span><text:span text:style-name="c4">, File: 11.docx, RG</text:span><text:span text:style-name="c0"><text:tab/>
          <text:line-break/>ein Kommentar zu einem Text. Und, die Frage ist, welche Aufgabe hat ein Kommentar. Bei mir hatte der Kommentar die Aufgabe, Fragen, wer auch immer diesen Text liest, hat, diese Fragen zu klären. D.h. das sind verschiedene Fragen, das sind philosoph. Fragen an den Text. Das sind aber auch dann genuin philologische Fragen an den Text, d.h. steht da wirklich das Wort, steht da nicht ein anderes Wort, dh. textkritische Fragen, wie ist der Text überliefert, was ist richtig. Denn wir haben nicht einen Text. Sondern ich muss den Text quasi geben. Das ist immer das Problem, sobald man sich in der klassischen Philologie befindet. Also eigentlich sobald man sich in der Zeit vor dem Buchdruck befindet, hat man keinen Text. Sondern man hat den Text, den Jemand gibt. Das sind so ganz philologische Fragestellungen. Und da gibt es natürlich dann auch einfach unterschiedliche Methoden. D.h. man muss einfach schauen, welcher Text kann in welcher Zeit möglich gewesen sein. Da gibt es gewisse Wörter, die gibt es in gewissen Zeiten nicht. Das heißt, solche Fragestellungen sind vereint mit historischen Fragestellungen, d.h. welche Rolle hat [Anony: die Person] gehabt und dieser text in gewissen Zeit, was weiss ich, in der damaligen Demokratie Athens usw. Das würde ich sagen sind so die Hauptschwerpunkte. Und dann natürlich eben literaturwiss.. In welchem Zusammenhang steht dieser Text mit der Tragödie der Zeit. Hat es, gibt es da Beeinflussungen.Genau. Also es gibt sehr unterschiedl. Fragestellungen und das Problem ist dann quasi wie man diesen Fragestellungen gerecht wird. </text:span></text:p>
      <text:p text:style-name="p1"><text:span text:style-name="c0"><text:tab/>
          <text:line-break/>[VIEW] </text:span><text:span text:style-name="c6">Methodik</text:span><text:span text:style-name="c4">, File: 11.docx, RG</text:span><text:span text:style-name="c0"><text:tab/>
          <text:line-break/>es könnte jetzt auch ein Historiker kommen und diesen Kommentar schreiben, oder ein Philosoph. Und es würden aber unterschdl. Arbeiten dabei rauskommen. Wenn ein Philologe das macht, wird die philolog. Arbeit immer am Anfang stehen. D.h. wir werden erstmal immer den Text sichern. Und kucken, was steht da erstmal. Und das ist auch, und ich denke anders darf man es eigentlich auch nicht machen, denn ansonsten wird es willkürlich, wenn man irgend einen Text annimmt, der vielleicht gar nicht da ist. D.h. vor der Übersetzung steht noch die Textsicherung. Und das nennt man eben Textkritik. Also man unterscheidet zwischen verschd. Varianten, verschiedenen Handschriften, verschied. Papyri und man muss erst einmal den Text festlegen. und das ist immer das A und O. Aber oft geht das einher mit philosophischen und historischen Fragestellungen. Denn wenn der Text einer Philosophie der Zeit komplett widerspricht, ist das natürlich wieder ein Indiz für eine andere Variante. D.h. man muss das zusammendenken, aber wenn man aus der Philosophie kommt und man, da gibt es ganz viele Philosophen, die sich mit Aristoteles beschäftigen aber eigentlich den Text nicht verstehen und halt nur die Übersetzung verstehen und da fällt das schon alles raus. Deswegen haben die auch ne andere Herangehensweise. Und idealerweise vereinigt man die verschiedenen ähm, die verschiedenen, ähm, Felder. Man kennt sich überall, nach Möglichkeit aus    (lachen)    Aber, das ist natürlich schwer. Aber deswegen geht es immer erst einmal darum die Textsicherung, dann denke ich, die Verortung in der Zeit und dann kommen die ganzen Nebenaspekte, die einen eigentlich interessieren. Die eigentlich wichtig sind</text:span></text:p>
      <text:p text:style-name="p1"><text:span text:style-name="c0"><text:tab/>
          <text:line-break/>[VIEW] </text:span><text:span text:style-name="c6">Methodik</text:span><text:span text:style-name="c4">, File: 11.docx, RG</text:span><text:span text:style-name="c0"><text:tab/>
          <text:line-break/>Also hier ist es, wir sind sehr textkritisch ausgerichtet. Es sollte halt so sein, dass man diese Basis immer wieder abklopft, also den Text. Aber es gibt sehr viele Philologen, die sich davon distanzieren und sagen, es ist doch alles gemacht worden, die Arbeit, ähm, das finde ich meistens ist das, weil man darüber hinaus gekommen ist, sondern weil es, ehrlich gesagt, es ist das harte Handwerk, was auch wirklich schwer ist. Und die Bedingung ist, dass man diese Sprachen, für die es keine Muttersprachler gibt, wirklich gut kann. Und man merkt auch, genau an dieser Arbeit merkt man, kann jmd. was oder nicht. Also es gibt, so diese Soft-Philologie und die macht dann halt nur die Literaturwissenschaft und vergleicht dann das mit dem und das mit dem. Das ist auch nett, aber ähm, das kann man dann auch anhand von Übersetzungen z.T. machen. Das andere kann man eben nicht so machen, da muss man das wirklich können. Also genau, das gehört dazu, finde ich, bei einem Kommentar. und diese Kommentare sind einfach tatsächlich oft, vielleicht meinst du das auch, sind oft der erste Zugang zu dem text. Also wenn du irgendeinen Text liest und du hast irgendein Problem, was auch immer, oder es interessiert dich einfach, dieser Text interessiert dich und du willst wissen, du hast ne Idee zu dem Text, kuckst du als erstes in den Standardkommentar rein oder in die Standardkommentare rein, wie das besprochen wird. und du gehst davon aus, dass der Kommentar den Forschungsstand komplett abbildet. und d.h. du musst natürlich erstmal, wenn du so einen Kommentar schreibst, musst du erst einmal den ganzen Forschungsstand kennen, verinnerlichen und natürlich deine eigenen Ideen da noch einarbeiten. und deswegen ist das so eine, denke ich, eine ganz wichtige, ganz wichtige Publikationsform, vielleicht die wichtigste Publikationsform in der klassische Philologie, der Kommentar, weil du da am meisten, also eigentlich hast du da ganz dicht gedrängtes Wissen vereint</text:span></text:p>
      <text:p text:style-name="p1"><text:span text:style-name="c0"><text:tab/>
          <text:line-break/>[VIEW] </text:span><text:span text:style-name="c6">Methodik</text:span><text:span text:style-name="c4">, File: 11.docx, RG</text:span><text:span text:style-name="c0"><text:tab/>
          <text:line-break/>Das ist natürlich schwieriger, wenn ich nicht nach einem Autor suche, sondern nach einem Thema. Was weiss ich, Thema der gerechte Krieg oder irgendwie sowas. Dann ist es natürlich etwas schwieriger. Und dann hilft natürlich einfach googlen immer, das ist das was mittlerweile ... und eben Google Scholar, benutze ich viel, dass ich gerade für meine Autoren, die mir wichtig sind, z.B. was ich kommentiert habe, da habe ich dann nat. immer so einen Google Scholar Alert, der mir dann anzeigt, jetzt ist das und das...da habe ich allerdings die Erfahrung gemacht, dass das gar nicht so gut ist. Also ich krieg, fast jeden Tag meine Alerts rein und das ist fast alles Mist. Und ich bin sehr selten auf etwas gestoßen. Was jetzt natürlich noch hinzukommt, bei Academia, da krieg ich bessere Sachen vorgeschlagen, obwohl ich mich da wenig rumtue und eigentlich wenig anklicke, haben die es doch eher geschafft, mir relevante Literatur vorzuschlagen. also es ist wirklich so, dass es nicht schlecht ist, eigentlich, also besser als was in diesen Alerts ist.</text:span></text:p>
      <text:p text:style-name="p1"><text:span text:style-name="c0"><text:tab/>
          <text:line-break/>[VIEW] </text:span><text:span text:style-name="c6">Methodik</text:span><text:span text:style-name="c4">, File: 11.docx, RG</text:span><text:span text:style-name="c0"><text:tab/>
          <text:line-break/> für unseren Bereich ist das oft sehr nützlich, weil wir gar nicht so oft nach Schlagwörtern suchen, sondern z.B. für mich war es, als ich einen Kommentar geschrieben hab, war es wichtig ich musste alles kennen, was mit diesem Autor zu tun hat. D.h. überall wo dieser Autor irgendwie aufkommt, das sollte ich einfach kennen, idealerweise. Ähm und deswegen hat mir das gereicht, als Suchebegriff. Und selbst wenn jemand etwas ziemlich abstruses schreibt über den Autor, ist es einfach gut, wenn ich das kenne irgendwie, wenn ich davon Notiz nehme, wenn das jemand gesucht hat. Ähm, genau, bei anderen Suchen ist es natürlich schwieriger , komplexer, wenn man nach Konzepten sucht.</text:span></text:p>
      <text:p text:style-name="p1"><text:span text:style-name="c0"><text:tab/>
          <text:line-break/>[VIEW] </text:span><text:span text:style-name="c6">Methodik</text:span><text:span text:style-name="c4">, File: 11.docx, RG</text:span><text:span text:style-name="c0"><text:tab/>
          <text:line-break/>hier jetzt an dem Aufsatz, an dem ich schreibe, das ist im grunde liegt das in einem Gebiet, was ich überhaupt noch nicht beackert habe. ich weiss da nix drüber, nicht nichts aber sehr wenig. es gibt da alleine hier am Institut gibt es einige Leute, die das besser wissen und da sprechen wir natürlich drüber, kuckt doch noch da da und da. das musst du beachten, das sind wichtige Bücher. das beachte ich natürlich, das ist sogar an der tagesordnung. dass man sich gegenseitig, dass man beim kaffee redet, or ich arbeite gerade daran und das der andere dan sagt, und hast du das schon gecheckt? also das ist, das ist ganz wichtig würde ich sagen, stimmt, das habe ich gar nicht, das ist halt eben nicht das systematische aber das gehört schon eben mit dazu. </text:span></text:p>
      <text:p text:style-name="p1"><text:span text:style-name="c0"><text:tab/>
          <text:line-break/>[VIEW] </text:span><text:span text:style-name="c6">Methodik</text:span><text:span text:style-name="c4">, File: 11.docx, RG</text:span><text:span text:style-name="c0"><text:tab/>
          <text:line-break/>was eigentlich fast alle klassische Philologen als Newsletter so abonniert haben, ist die sogenannte BMCR, das ist Bryn Mawr Classical Review, heißt das, das ist einfach eine Rezensionszeitschrift, der einzige Unterschied, die ist überhaupt nicht besser als alle anderen, aber es erscheint einfach online    (lachen) , und und die schicken dir das gleich. Immer wenn einer das fertig hat, wird es dir zugeschickt und dadurch wird es einfach viel mehr gelesen als alles andere. Die haben es einfach sehr schnell gemerkt, in welche Richtung der Zug geht mit der Digitalisierung und deswegen, ich weiss nicht, ich kenne da keine Zahlen, aber ich gehe davon aus, dass das viel mehr Leute lesen. Denn es ist einfach total bequem, ich bekomme das quasi per Email. Ich bekomme da jeden Tag ungefähr 4 Emails, einfach für jd neue Buch, was erscheint und oft lese ich einfach nur die Überschrift und es interessiert mich nicht    und ähm, ich hau das dann wieder raus. Aber, genau, aber ganz oft ist auch was dabei, was interessant ist. Und das gute ist natürlich, wenn ich die Rezension als Email bekomme, kann ich natürlich auch ganz schnell gleich noch durchsuchen. Ähm und das hilft unglaublich viel. Und die schicken gleichzeitig auch noch Listen, weil die immer Rezensenten brauchen, einfach Listen, was ist gerade alles erschienen. Und das ist immer nützlich zu wissen, im letzten Monat sind folgende Monografien erschienen. Das hat man sonst eigentlich nirgendwo. Auf einem Gebiet, wo man weiss, das hat auf jeden Fall mit einem zu tun. Also, das ist sehr sehr wichtig, denke ich.</text:span></text:p>
      <text:p text:style-name="p1"><text:span text:style-name="c0"><text:tab/>
          <text:line-break/>[VIEW] </text:span><text:span text:style-name="c6">Methodik</text:span><text:span text:style-name="c4">, File: 11.docx, RG</text:span><text:span text:style-name="c0"><text:tab/>
          <text:line-break/>Also klar, ich kann jd einzelne Internetseite ansteuern, von jd Zeitschrift und da steht natürlich drin, das ist unsere letzte Ausgabe und das steht drin, aber das will ich ja nicht. Da habe ich keine Lust dazu.    #00:30:22-3# </text:span></text:p>
      <text:p text:style-name="p1"/>
      <text:p text:style-name="p1"><text:span text:style-name="c0"><text:tab/>
          <text:line-break/>[VIEW] </text:span><text:span text:style-name="c6">Methodik</text:span><text:span text:style-name="c4">, File: 11.docx, RG</text:span><text:span text:style-name="c0"><text:tab/>
          <text:line-break/>Selten stehen wir vor der Aufgabe, kommt immer drauf an, was man macht. Also ich stand nur bisher, ja doch, auch mal eine Grafik, aber ähm, Tabellen darzustellen. Aber das ist auch dadurch, dass ich ein bißchen Stilometrie gemacht habe, also der Versuch stilistische Merkmale eines Autors ähm ja zu messen mit Zahlen darzustellen. Da ich das gemacht hab, ist es natürlich sinnvoll mal ne grafik zu machen und mal ne tabelle zu entwerfen und da habe ich auch gemerkt, dass ich das nicht sehr oft mache    (lachen)    und ähm, das ist, das ist gar nicht so s innvoll ist, Word zu verwenden, da wäre man sicher mit Latex oder so an einer besseren Adresse. Ich habs es trotzdem dann mit Word gemacht. In dem Fall hab ich es dann einfach dem Verlag gesagt, er soll es besser machen    (lachen)    Und dachte mir, für irgendwas werden die ja auch bezahlt, da habe ich jetzt nicht Lust gehabt, ewig rumzuformatieren, wenn die Zahlen stimmen, dann ist das ok.</text:span></text:p>
      <text:p text:style-name="p1"><text:span text:style-name="c0"><text:tab/>
          <text:line-break/>[VIEW] </text:span><text:span text:style-name="c6">Methodik</text:span><text:span text:style-name="c4">, File: 11.docx, RG</text:span><text:span text:style-name="c0"><text:tab/>
          <text:line-break/>Das ist auch ne Sache in der klassische Philologie ähm dass das, das ist ein bißchen antiquiert, aber das geht den Leuten, also das interessiert eigentlich gar keinen, ob das irgendwie cool aussieht oder nicht. Also das ist, es geht um genauigkeit, das ist sehr wictig, aber ob man da jetzt eine schicke tabelle hat oder ob die aussieht wie vor 30 Jahren, das interessiert keinen, das weiss niemand zu schätzen.</text:span></text:p>
      <text:p text:style-name="p1"><text:span text:style-name="c0"><text:tab/>
          <text:line-break/>[VIEW] </text:span><text:span text:style-name="c6">Methodik</text:span><text:span text:style-name="c4">, File: 11.docx, RG</text:span><text:span text:style-name="c0"><text:tab/>
          <text:line-break/>Ja, also es ist glaube ich so. die klassische Philologen sind ziemlich konservativ in ihrer Arbeitsweise, die arbeiten so, wie sie schon immer gearbeitet haben. und ähm, da gibt es natürlich Ausnahmen, einige sind offen.</text:span></text:p>
      <text:p text:style-name="p1"><text:span text:style-name="c0"><text:tab/>
          <text:line-break/>[VIEW] </text:span><text:span text:style-name="c6">Methodik</text:span><text:span text:style-name="c4">, File: 11.docx, RG</text:span><text:span text:style-name="c0"><text:tab/>
          <text:line-break/>konservativ</text:span></text:p>
      <text:p text:style-name="p1"><text:span text:style-name="c0"><text:tab/>
          <text:line-break/>[VIEW] </text:span><text:span text:style-name="c6">Methodik</text:span><text:span text:style-name="c4">, File: 11.docx, RG</text:span><text:span text:style-name="c0"><text:tab/>
          <text:line-break/>Meine Erfahrung ist tatsächlich, dass dasjenige was von den klassische Philologen kommt, aber mit Digital Humanities zu tun hat, tatsächlich besser ist, als das was von den Digital Humanities kommt und was mit klassische Philologie zu tun hat. Das mag daran liegen, dass ich mich selber auf der einen Seite verorte. Aber ich glaube fast, dass es die andere Seite fast so sehen würde, wenn sie ehrlich ist. Aber    (lachen)    das . Das Problem ist, dass die Fragestellung sonst sind, wo man sich dann fragt, was soll das. Also es gibt unglaublich viele Projekte innerhalb der Digital Humanities , die so Ruinen sind. Es wird ja wahnsinnig viel Geld reingepumpt in diese Projekte, ständig gibt es was neues und dann entstehen so halbfertig Internetseiten, die nicht so richtig funktionieren. Und aus dieser Erfahrungen, dass es oft dann doch nicht so gut funktioniert ähm, kommt es vielleicht, dass viele aus der klassische Philologie nicht bereit sind, damit Zeit zu verbringen. Einige haben Manschetten, weil sie die technik nicht verstehen, schon ganz einfache Sachen nicht verstehen bei der Technik, aber dann ist es auch so, dass es oft frustrierend ist, das viel versprochen wird, was man machen kann, aber dann doch nicht .Weswegen es dazu führt, dass eigentlich. Es gibt so einige Seiten, die werden von allen oder von sehr vielen frequentiert ähm, mit tollen Tools von seiten der Digital Humanities aber das ist sehr überschaubar. Es ist nicht so, dass von den Digital Humanities was kommt und man es dann mit offenen armen empfängt, sondern das muss sich dann erst einmal bewähren    (lachen)    ähm, das ist sicher auch ein bißchen frustrierend von seiten der Digital Humanities. Aber, ja. Ich glaube, das Hauptproblem ist, wie es ja ganz oft ist, die einen verstehen was von klassische Philologie die anderen verstehen was von Informatik. Und dann gibt es nur ganz wenige, die was von beiden wirklich verstehen ähm und dort wo die am Werk sind, habe ich den Eindruck, dass da schon was funktioniert, aber das ist eher selten, eher die ausnahme, leider.</text:span></text:p>
      <text:p text:style-name="p1"><text:span text:style-name="c0"><text:tab/>
          <text:line-break/>[VIEW] </text:span><text:span text:style-name="c6">Methodik</text:span><text:span text:style-name="c4">, File: 11.docx, RG</text:span><text:span text:style-name="c0"><text:tab/>
          <text:line-break/> also du kriegst einfach unglaublich viel, also früher hätte man in die einzelnen Bibliotheken fahren müssen, z.T. muss man das ja immer noch machen, als klassische Philologe, wenn du eine ausgabe machst, musst du überall hinfahren. jetzt gibt es sehr viel digital, wobei digital auch nicht immer ein ersatz ist, weil du oft wirklich kucken musst, die schichten quasi fühlen musst. </text:span></text:p>
      <text:p text:style-name="p1"><text:span text:style-name="c0"><text:tab/>
          <text:line-break/>[VIEW] </text:span><text:span text:style-name="c6">Methodik</text:span><text:span text:style-name="c4">, File: 31.docx, RG</text:span><text:span text:style-name="c0"><text:tab/>
          <text:line-break/>M: Also ich schau mir die, also teilweise die Fragmente sozusagen an, ich arbeite eben viel mit den Vorsokratikern, schau mir die Fragmente an und kontextualisiere die, d.h. ich versuche das einzelne Fragment in die Gesamtphilosophie des Einzelnen Philosophen einzubetten und versuche sie auch auf Authentizität zu bewerten, also grade jetzt auch die die später, also die Testimonia in denen eben Aussagen der Philosophen überliefert wurden, versuche ich auch einzuordnen, ob das jetzt authentisch, also ne authentische Aussage von dem Philosophen ist oder ob da irgendwie ne spätere Interpretation mitschwingt, ob da ne, auch ne Fälschung teilweise vorliegt. Genau also solche Dinge, das sind sozusagen die Grundlagen.</text:span></text:p>
      <text:p text:style-name="p1"><text:span text:style-name="c0"><text:tab/>
          <text:line-break/>[VIEW] </text:span><text:span text:style-name="c6">Methodik</text:span><text:span text:style-name="c4">, File: 31.docx, RG</text:span><text:span text:style-name="c0"><text:tab/>
          <text:line-break/>M: Also ja um, um Sachen, also praktisch nachzuschlagen, also um kleinere Dinge, ja. z.B. der Dämonenglaube in Griechenland oder so, kuck ich dann da rein, Dämon, und dann zeigt mir das dann praktisch an, wo der, wie sich der Dämonenglaube entwickelt hat oder solche Sachen, also für kleine Verständnisfragen dafür nutze ich das. Perseus Project, fällt mir grade ein, das ist ne Lateindatenbank, die nutze ich halt auch immer für die Texte, dass ich praktisch in die Texte reinkucken kann, teilweise auch für Casus Bestimmungen, also praktisch für sprachliche Bestimmungen.</text:span></text:p>
      <text:p text:style-name="p1"><text:span text:style-name="c0"><text:tab/>
          <text:line-break/>[VIEW] </text:span><text:span text:style-name="c6">Methodik</text:span><text:span text:style-name="c4">, File: 31.docx, RG</text:span><text:span text:style-name="c0"><text:tab/>
          <text:line-break/>M: TLG ja eher TLG, Perseus ist eher so Datenbestimmung.</text:span></text:p>
      <text:p text:style-name="p1"/>
      <text:p text:style-name="p1"><text:span text:style-name="c0">R: Wofür ist das interessant die Funktion?</text:span></text:p>
      <text:p text:style-name="p1"/>
      <text:p text:style-name="p1"><text:span text:style-name="c0">M: Also ich, ja, also vor allem diese also grad jetzt wo kommt ein Wort, wo noch vorkommt, das sind halt so Intertextualitätsbestimmungen, dass ich schaue, kann jetzt z.B. ein Empedokles, also ein Philosoph den anderen beeinflusst haben also praktisch so semantische und syntaktische Gemeinsamkeiten herausfischen um das Ganze dann zu vergleichen um ne Relation sozusagen festzustellen. Also solche Sachen.</text:span></text:p>
      <text:p text:style-name="p1"><text:span text:style-name="c0"><text:tab/>
          <text:line-break/>[VIEW] </text:span><text:span text:style-name="c6">Methodik</text:span><text:span text:style-name="c4">, File: 31.docx, RG</text:span><text:span text:style-name="c0"><text:tab/>
          <text:line-break/>M: Ja genau die Stellen kann man dann einfach leichter vergleichen sozusagen, genau. Natürlich für schwierige Textstellen, manchmal ist es ja nicht so eindeutig wie das ganze jetzt zu übersetzen ist, was da jetzt für ein Bezug vorliegt, dann bekommt man natürlich auch Vorschläge, was das für ein Casus ist und dann kann man das einfach besser einordnen, besser bestimmen, genau, dafür nutze ich das vorwiegend, und natürlich hat man da den ganzen Text online und gut verfügbar. </text:span></text:p>
      <text:p text:style-name="p1"><text:span text:style-name="c0"><text:tab/>
          <text:line-break/>[VIEW] </text:span><text:span text:style-name="c6">Methodik</text:span><text:span text:style-name="c4">, File: 31.docx, RG</text:span><text:span text:style-name="c0"><text:tab/>
          <text:line-break/>M: Das Problem ist halt, also man sieht immer so das Endprodukt von dem anderen, und weniger das, also ich weiß jetzt, ich weiß nicht z.B. [Anony] der Professor jetzt für ne Textkritik z.B. nutzt, weil ich selber ja leider da nicht so viel damit zu tun hab. Da gibt’s bestimmt auch Programme, oder ein ehemaliger Kollege, was er da benutzt. Pff. Hmm. Schwierig.</text:span></text:p>
      <text:p text:style-name="p1"><text:span text:style-name="c0"><text:tab/>
          <text:line-break/>[VIEW] </text:span><text:span text:style-name="c6">Methodik</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6">Methodik</text:span><text:span text:style-name="c4">, File: 32.docx, RG</text:span><text:span text:style-name="c0"><text:tab/>
          <text:line-break/>M: Also das kommt halt wirklich drauf an. Also jetzt zu Platon, da gibt’s halt wirklich tausende von Publikationen, das kann man dann irgendwann nicht mehr alles einsehen, also da, da muss man dann schon auswählen irgendwann. Aber auf Vollständigkeit, also wenn möglich, also es gibt ja wirklich eben einschlägige Publikationen, die ja auch dann wirklich jeder kennt oder jeder auch nutzt, der eben Interesse für ein bestimmtes Gebiet hat. Das müsste schon auf jeden Fall mit enthalten sein, alles andere, was vielleicht ein bisschen weniger bekannt ist, aber was dann eben auch zu Forschungsfrage passt, das zieh ich dann halt noch mit heran, aber also ich war auch in meiner Dissertation schon sehr auf Vollständigkeit bedacht,</text:span></text:p>
      <text:p text:style-name="p1"><text:span text:style-name="c0"><text:tab/>
          <text:line-break/>[VIEW] </text:span><text:span text:style-name="c6">Methodik</text:span><text:span text:style-name="c4">, File: 32.docx, RG</text:span><text:span text:style-name="c0"><text:tab/>
          <text:line-break/>M: Ne, aber das ist schon so ein richtig, wie du das meintest, also ich hab dann auch irgendwann hatte ich meine Literatur zusammen, ich hab aber jetzt nochmal am Ende hatte ich noch Aufsätze, die hab ich dann jetzt ganz zum Schluss noch eingepfercht, sozusagen weil ich, ungefähr wusste ich, das könnte drin stehen, und dann habe ich mich da nochmal mit auseinandergesetzt. Das war jetzt nochmal, das kam jetzt nochmal, aber meistens ist schon so, dass man, also während des Schreibens habe ich komplett die Recherche eigentlich meistens gelassen, außer es gab halt wirklich nochmal Punkte, wo ich nochmal was nachschauen musste, aber ich hab eben vorher auch schon alles konzipiert also das ist so meine Arbeitsweise auch, dass ich vorher alles konzipiere, auch die, die, mir die Inhalte schon aufgeschrieben hatte, was in welches Kapitel kommt genau und deshalb war das dann auch auf jeden Fall abgeschlossen, dann kam nur noch der Schreibprozess, und dann am Ende hab ich nochmal der Vollständigkeit halber habe ich dann nochmal ein paar Aufsätze eingepfercht, die ich dann noch signifikant fande.</text:span></text:p>
      <text:p text:style-name="p1"><text:span text:style-name="c0"><text:tab/>
          <text:line-break/>[VIEW] </text:span><text:span text:style-name="c6">Methodik</text:span><text:span text:style-name="c4">, File: 21.docx, RG</text:span><text:span text:style-name="c0"><text:tab/>
          <text:line-break/>Eine Kollegin von dir hat mir das so als detektivarbeit beschrieben. es ist weniger methodisch geleitet, hatte ich das gefühl. #00:06:08-7# </text:span></text:p>
      <text:p text:style-name="p1"/>
      <text:p text:style-name="p1"><text:span text:style-name="c0">Person: genau, und ich versuchte eben für meinen teil eben zu schauen    ob man eben mit den methoden aus den anderen disziplinen, ob sich das übertragen lässt, mit mäßigem erfolg, aber ich habe es eben versucht so eine schematisierung eben für die klassifikation von übersetzungen und da kann man eben schon was, einiges nehmen, ja</text:span></text:p>
      <text:p text:style-name="p1"><text:span text:style-name="c0"><text:tab/>
          <text:line-break/>[VIEW] </text:span><text:span text:style-name="c6">Methodik</text:span><text:span text:style-name="c4">, File: 21.docx, RG</text:span><text:span text:style-name="c0"><text:tab/>
          <text:line-break/>Person: ähm also als ich angefangen habe, war die datenbanken schon fertig, also so als mittel, und ich musste sie dann füllen zusammen mit den hilfskräften und wir haben eben gesammelt ähm (unv.) auch teilübersetzungen gab es verschiedene möglichkeiten, die in dt. sprache erschienen sind. und das war so wirklich viel literaturarbeit, viel recherche, und meine spezifische aufgabe war dann, ja alles zu kontrollieren ähm zu prüfen, aber ich musste auch die einzelnen übersetzungen bzw. teilübersetzungen bewerten. und wir hatten so ein system ausgedacht, um die übersetzungen zu bewerten. übersetzung, die näher am text ist, ausgangssprache orientiert, gemäßigt ausgangssprachenorientiert, zielsprachenorientiert usw. es gab, es war nicht nur die aufnahme...</text:span></text:p>
      <text:p text:style-name="p1"><text:span text:style-name="c0"><text:tab/>
          <text:line-break/>[VIEW] </text:span><text:span text:style-name="c6">Methodik</text:span><text:span text:style-name="c4">, File: 21.docx, RG</text:span><text:span text:style-name="c0"><text:tab/>
          <text:line-break/>Person: als, ähm,    (lachen)    genau und nicht gerade effektiv ähm, ich habe am anfang wirklich mit einer ganz normalen worddatei angefangen und als ich dann citavi, als ich damit ähm damit anfangen wollte, war schon sozusagen meine dissertation auf einem stand, wo es sich nicht mehr lohnte    (lachen) obwohl das trotzdem noch viel länger gedauert hat, es war, es hätte viel gedauert, sozusagen alles umzustellen und ich muss sagen, so verfahre ich heute noch und ... ich schäme mich ein bißchen. aber, also. </text:span></text:p>
      <text:p text:style-name="p1"><text:span text:style-name="c0"><text:tab/>
          <text:line-break/>[VIEW] </text:span><text:span text:style-name="c6">Methodik</text:span><text:span text:style-name="c4">, File: 21.docx, RG</text:span><text:span text:style-name="c0"><text:tab/>
          <text:line-break/>Person: ich hatte mir das vorgenommen, [Anony] aber dadurch, dass es viele weitere arbeiten gibt, die ich abschließen muss, genau, also traditionell worddateien.  </text:span></text:p>
      <text:p text:style-name="p1"><text:span text:style-name="c0"><text:tab/>
          <text:line-break/>[VIEW] </text:span><text:span text:style-name="c6">Methodik</text:span><text:span text:style-name="c4">, File: 21.docx, RG</text:span><text:span text:style-name="c0"><text:tab/>
          <text:line-break/>Person: wenn ich ein thema bearbeiten soll, ja, tatsächlich mein erster schritt ist l'année philologique, genau, wirklich, l'année philologiqueu gnomon, und ähm, google scholar und ähm genau. und dann, also, ich hole mir erst einmal ein paar feste ausgangspunkte und dann ist mein eigener vorgang, ich gehe von der vorhandenen literatur dann ähm, weiter. also, und dann irgendwann, genau, weil    die vorhandene literatur bringt dich auf vorhandene titel usw. das ist eben auch das probloem, es kann ewig weiter gehen. und ähm,    (lachen) von titel zu titel zu titel, bis ich das gefühl habe, ich habe mir einen überblick verschafft, also die wichtigste säulen, genau. </text:span></text:p>
      <text:p text:style-name="p1"><text:span text:style-name="c0"><text:tab/>
          <text:line-break/>[VIEW] </text:span><text:span text:style-name="c6">Methodik</text:span><text:span text:style-name="c4">, File: 21.docx, RG</text:span><text:span text:style-name="c0"><text:tab/>
          <text:line-break/>Person: weil eben sekundärliteratur, forschungsliteratur, bezieht sich auf die originaltexte. ähm, und dann hast du also so eine art zwischnestufe, würde ich sagen, was auch schwierig zuzuordnen ist, das sind die kommentare. die kommentare zu den antiken texten, es ist in meinen augen persönlich immer so eine zwischenstelle zwischen original text und sekundärliteratur, einige sagen dass ist sekundärliteratur, weil es basiert eben auf der originalliteratur. die kommentare sind da in unserem fach etwas wirklich, der ausgangs und endpunkt, das darfts du nicht vernachlässigen, genau, es gibt texte, die mehr kommentiert sind als andere und einige die gar nicht kommentiert sind, genau, aber das wäre ein bißchen wissenschaftlich ein verfehlen, wenn man den kommentar auslässt und eben, da komme ich auf deine frage zurück, aus einem kommentar erhälst du schon sehr viel literaturinformation über eben forschungsliteratur, da brauchst du in vielen fäallen bekommst du vielleicht sogar viel mehr informationen davon als von einer datenbanken, ne, und daher, ja.</text:span></text:p>
      <text:p text:style-name="p1"><text:span text:style-name="c0"><text:tab/>
          <text:line-break/>[VIEW] </text:span><text:span text:style-name="c6">Methodik</text:span><text:span text:style-name="c4">, File: 21.docx, RG</text:span><text:span text:style-name="c0"><text:tab/>
          <text:line-break/>Person: das gefühl, ist ja eine triviale sache, ich beschreibe tatsächlich meinen arbeitsprozess und ähm, genau. natürlich ähm gibt es auch bei uns, in der klassische Philologie das betrifft mich tatsächlich etwas weniger als die anderen, gibt es auch die ähm die fragen der überlieferung ähm, ob die texte überliefert wurden, deswegen betreieben viele meiner kollegen forschung an den handschriften, genau, handschriften , papyri zuweilen, das hat fürm ich jetzt, weil ich eher rezeptionsfragen behandelt habe, also wie die antike literatur in der detuschen rezipiert wurde. genau. dann die überlieferung in dem sinne, also, was auch eine form der rezeption ist    (lachen)    genau, eine untergeordnete rolle gespielt. aber es kommt noch hinzu, es gibt antike texte in gedruckter form, aber davor, handschriften, papyri, genau und ähm. </text:span></text:p>
      <text:p text:style-name="p1"><text:span text:style-name="c0"><text:tab/>
          <text:line-break/>[VIEW] </text:span><text:span text:style-name="c6">Methodik</text:span><text:span text:style-name="c4">, File: 21.docx, RG</text:span><text:span text:style-name="c0"><text:tab/>
          <text:line-break/>Person: weil eben das fundament stellt nach wie vor die arbeit an den originaltexten dar, dasi st das fundament und eben auch die feldarbeit an handschriften, für mich jetzt weniger, und ähm an papyri und ähm genau. immerhin gibt es auch in diese richtung wirklich eine verbesserung der, der arbeitsmöglichkeiten, weil handschriften digitalisiert werden, man ist fürher noch, vor 15 jahren, zu den verschd. bibliotheken gefarhen in europa    (lachen)    um sich die handschriften anzuschauen, papyri wrd digitalisiert. in dem sinne ist es eine unheimliche arbeitserleichterung, für die wir alle unglaubelich dankbar sind. und ähm vor 20 jahren bin ich selber noch ähm [Anony], zu den verschiedenen archiven, archivearbeit, ja, das hat sich verbessert, das kann ich von hier aus häufig erledigen wirklich, ohne große forschungsreisen und ähm, in dem sinne, ähm, auch in zusammenhang eben mit der digitalisierung unser fach auch wächst. #00:57:48-2#</text:span></text:p>
      <text:p text:style-name="p1"><text:span text:style-name="c0"><text:tab/>
          <text:line-break/>[VIEW] </text:span><text:span text:style-name="c6">Methodik</text:span><text:span text:style-name="c4">, File: 21.docx, RG</text:span><text:span text:style-name="c0"><text:tab/>
          <text:line-break/>Person: z.b. auch der TLG, den ich vorhin erwähnt, kann man solche ähm, solche suchen betreiben, wo man schaut eben ähm, es ist wirklich, man kann sich, ich kann zumindest, meine arbeit nicht mehr ohne vorstellen.... #01:00:13-0# </text:span></text:p>
      <text:p text:style-name="p1"/>
      <text:p text:style-name="p1"><text:span text:style-name="c0">Interviewer: ohne den tlg oder ohne dieser funktionen? #01:00:20-5# </text:span></text:p>
      <text:p text:style-name="p1"/>
      <text:p text:style-name="p1"><text:span text:style-name="c0">Person: beides, ich weniger als die anderen, ich schaue eher, wie die texte rezipiert werden in der neuzeit, aber ja, auf jeden fall und in dem sinne würde ich schon sagen, dass ist in der community ähm ähm vorausgesetzt und jeder arbeitet damit und jeder unter den neueren. und auf jeden fall es ist voraussetzung, dass man damit vertraut ist. #01:01:09-8# </text:span></text:p>
      <text:p text:style-name="p1"/>
      <text:p text:style-name="p1"><text:span text:style-name="c0">Interviewer: könntest du dafür ein beispiel liefern, wenn du da ein problem hast, dann würdest du im tlg das und das machen, was machst du da? #01:01:30-1# </text:span></text:p>
      <text:p text:style-name="p1"/>
      <text:p text:style-name="p1"><text:span text:style-name="c0">Person: das hatte ich auch vorhin schon genannt, jetzt wo ich die hausarbeitstehemn von meinen studierenden aussuchen musste, habe ich tatsächlihc im tlg geschaut, ob es sich lohtn, dass die sich anschauen ähm also in welchen kontexten ähm ein gewisses aadjektiv vorkommt und dafür habe ich selber eine solche recherche gestartet, natürlich weiss ich von meiner eigenen lektüre, das ersetzt jetzt natürlich nicht die lektüre, habe ich schon eine vorstellung in welchen texten das wort besonders vorkommt, aus meinen eigneen studien und das habe ich dann nochmal überprüft, anhand des tlgs, und dann gedacht, oh, ok, das ist wirklich eine tragende fragestellng, damit können sie was anfangen und das hat so meine vorkenntnisse in dem fall bestätigt. und ich habe gesagt ok, sie könen nicht nur inder epischen dichtung sondern auch in der philosophie, also in philosoph. texten ähm also ich hab sozusagen, die tragweite einer fragestellung quasi überprüft und geschaut, ob es sich lohnt #01:03:12-7#</text:span></text:p>
      <text:p text:style-name="p1"><text:span text:style-name="c0"><text:tab/>
          <text:line-break/>[VIEW] </text:span><text:span text:style-name="c6">Methodik</text:span><text:span text:style-name="c4">, File: 21.docx, RG</text:span><text:span text:style-name="c0"><text:tab/>
          <text:line-break/>Person: sehr häufig der Fall, dass ich einfach nachschaue.    (lachen)    oder ich hatte auch vorgestern den anderen Fall wo ein bestimmtes Wort immer mit einem bestimmten kasus immer ... also ich hatte so einen Text vor mir ... und an einer bestimmten Stelle im Vers und da hab ich überprüft wie häufig das der Fall ist, weil das fand ich auffallend und da hab ich geguckt, genau, eine Kollegin hat mir geholfen das zu recherchieren und da hab ich gesagt ok es ist auffallend für den Autor X dass dieses Wort an der Stelle vorkommt, weil das hat eben auswirkungen auf das Metrum des Verses. #01:06:25-3# </text:span></text:p>
      <text:p text:style-name="p1"><text:span text:style-name="c0"><text:tab/>
          <text:line-break/>[VIEW] </text:span><text:span text:style-name="c6">Methodik</text:span><text:span text:style-name="c4">, File: 22.docx, RG</text:span><text:span text:style-name="c0"><text:tab/>
          <text:line-break/>M: (lacht) Ja auf jeden Fall. Aber ja es war sehr nützlich und also auch für mich. Und dann hab ich ein bisschen über deine Frage nachgedacht und weil du auch nach verschiedenen Portalen gefragt hast und ich hab also, also abschließend für mich festgestellt, ich verfahre eher tatsächlich für mich da nach, wie sagt man Schneeballverfahren, also von einer Publikation in die nächste... Also das ist meine Suche so, und also sozusagen, der größte Teil äh, einer Suche, 60% ne von einer Quelle zur nächsten und da auf der Suche also der, der auf der Suche nach der einzelnen Literaturquelle, also da benutze ich dann die Softwares und so, aber genau, vielleicht gehe ich nicht so systematisch vor.</text:span></text:p>
      <text:p text:style-name="p1"><text:span text:style-name="c0"><text:tab/>
          <text:line-break/>[VIEW] </text:span><text:span text:style-name="c6">Methodik</text:span><text:span text:style-name="c4">, File: 22.docx, RG</text:span><text:span text:style-name="c0"><text:tab/>
          <text:line-break/>M: Darf ich noch was sagen zum Korpus, ich hatte gestern ein Beispiel, genau, also ich hab so eine Studentin, die nach das Themauntersuchen will, Frauensprachen bei Euripides, Anand, genau wir lesen gerade ein Stück zusammen von dem Autor, und da habe ich gesagt natürlich müssen wir einen Korpus festlegen hab ich ihr gesagt, an anderen texten, mit denen sie also das Stück vergleichen, genau also da hab ich im Zusammenhang, und das Korpus legen wir, also natürlich so eine Studentin im dritten Semester, ich wollte ja nicht empfehlen die ganze, wir werden aber ein kleines Korpus festlegen von Tragödien, mit denen sie sich also mit denen sie das jetzige Stück vergleicht.</text:span></text:p>
      <text:p text:style-name="p1"><text:span text:style-name="c0"><text:tab/>
          <text:line-break/>[VIEW] </text:span><text:span text:style-name="c7">Unterschied zu and. Fachbereichen</text:span><text:span text:style-name="c4">, File: 42.docx, RG</text:span><text:span text:style-name="c0"><text:tab/>
          <text:line-break/>Person: was natürlich ein unterschied ist zu and. disziplinen, ist dass es bei uns weniger überraschungen gibt. mediävisten, die können halt wirklich noch neue texte finden, die klassischer weise noch nicht zu einem thema als quellen mit herangezogen wurden. das ist in unserem fall relativ unwahrscheinlich, da gibt es höchstens, dass da noch irgendwelche papyri entdeckt werden oder so aber die werden auch sofort ediert und man kennt die dann auch . in aller regal ist ja die literatur, mit der wir uns beschäftigen, ein relativ stabiles corpus von anfang an. ähm, wenn man es mit and. literaturwissenschaften oder wie es historiker in anderen epochen eben machen. das ist wahrsch. einfach ien unterschied zwischen den disziplinen. </text:span></text:p>
      <text:p text:style-name="p1"><text:span text:style-name="c0"><text:tab/>
          <text:line-break/>[VIEW] </text:span><text:span text:style-name="c7">Unterschied zu and. Fachbereichen</text:span><text:span text:style-name="c4">, File: 42.docx, RG</text:span><text:span text:style-name="c0"><text:tab/>
          <text:line-break/>Person: ja da ist es ja auch bei der quellen recht oft, also da ist es wirlklich möglich, wenn man will, mit quellen zu arbeiten, die halt in bisherige arbeiten zu dem thema noch nicht einbezogen wurden. weil es immer in irgendeinem arhciv, ne stadtchronik, die noch nicht ediert ist und wenn man lust hat,fährt man in das archiv und kann das als erster mensch dann ähm tun. #00:15:13-7# </text:span></text:p>
      <text:p text:style-name="p1"/>
      <text:p text:style-name="p1"><text:span text:style-name="c0"><text:tab/>
          <text:line-break/>[VIEW] </text:span><text:span text:style-name="c7">Unterschied zu and. Fachbereichen</text:span><text:span text:style-name="c4">, File: 42.docx, RG</text:span><text:span text:style-name="c0"><text:tab/>
          <text:line-break/>Person: ja, so ist die qualitative sozialforschung ab dem punkt irgendwie geisteswissenschftlich ist. so komplette tranparenz haste dann nur bei quantitativen sachen, was weiss ich, bewerte die qualität dieser datenbanken auf einer skala von 1-10 und das zählst du dann für 10 probanden durch, machst nen durchschnittswert, klar, das ist natürlich 100% transparent, nur was kann man mit so einer aussage anfangen? wenn die alle scheisse finden, die datenbanken , dann können die alle unterschiedl. gründe dafür haben und wenn es alle gut finden, naja.    #01:03:33-8# </text:span></text:p>
      <text:p text:style-name="p1"><text:span text:style-name="c0"><text:tab/>
          <text:line-break/>[VIEW] </text:span><text:span text:style-name="c7">Unterschied zu and. Fachbereichen</text:span><text:span text:style-name="c4">, File: 42.docx, RG</text:span><text:span text:style-name="c0"><text:tab/>
          <text:line-break/>Interviewer: (off-topic) das quantitative paradigma dominiert aber jeweils in den einzelnen wissenschaften.    #01:04:15-5# </text:span></text:p>
      <text:p text:style-name="p1"/>
      <text:p text:style-name="p1"><text:span text:style-name="c0">Person: das ist eine vulgäre rezeption der aufklärung, wo das ja nie so radikal gefordert war aber wo best. wissenschaftsparadigmen so derartig verabsolutiert werden, dass eben nur einige wenige disziplinen das erfüllen kann. auch da ist es ja, auch ein math. beweis ist ja scheinbar klar, aber wie ein mathematiker darauf gekommen ist, das ist ja immer. [Anony] und das findet am ende auch wieder in seinem kopf statt und er kannt das halt, weil er einfach unheimlich viel ahnung davon hat. aber das erklären wäre wahrscheinlich schwierig. insofern ist dieses paradigma des total objektiven und transparenten auch irgendwie verfehlt und glaube ich nur einhaltbar, wenn man die wissenschaft auf ein ganz niedriges niveau eindampft. fürchte ich, also.    #01:05:27-8# </text:span></text:p>
      <text:p text:style-name="p1"><text:span text:style-name="c0"><text:tab/>
          <text:line-break/>[VIEW] </text:span><text:span text:style-name="c7">Unterschied zu and. Fachbereichen</text:span><text:span text:style-name="c4">, File: 12.docx, RG</text:span><text:span text:style-name="c0"><text:tab/>
          <text:line-break/>denn dass ist etwas, von der fachkultur, was bei uns überhaupt nicht der fall ist, also niemand würde, es sei denn es ist wirklich ganz leicht, aber man würde nicht sagen, es ist trivial, wenn es nicht trivial ist. man ist eher ein bißchen übergründlich, das ist auch etwas unangenehm an dem fach, man ist sehr genau, sehr penibel, ähm, man belegt sehr genau, und das war eben, das war ganz anders, es hieß immer, das mach ich dir super schnell und man dachte auch, ja, der macht das vielleicht auch superschnell, weil klar, informatik, es war halt, es hat sich halt viel getan, aber man hat das aber oft verwecchselt, als würde man das eben mit anderen sprachen, englisch oder spanisch oder anderen sprachen, mit denen man andere dinge schon durchgeführt hat, als ob man das einfach aufs griechische oder lateinische übertragen könnte. das sind einfach sprachen die anders funktionieren, einfach sehr wenig über wortstellungen funktioniert und ganz viel über flexion und das dadurch viel komplexer ist oft, zitate zu suchen und so.</text:span></text:p>
      <text:p text:style-name="p1"><text:span text:style-name="c0"><text:tab/>
          <text:line-break/>[VIEW] </text:span><text:span text:style-name="c7">Unterschied zu and. Fachbereichen</text:span><text:span text:style-name="c4">, File: 12.docx, RG</text:span><text:span text:style-name="c0"><text:tab/>
          <text:line-break/>ja das, aber das war auch ein relativ frühes projekt so für den bereich klassische Philologie und informatik, es ist wahrscheinlich auch natürlich dass da ein paar komische erfahrungen gemacht werden. aber tatsächlich hat das schon dazu geführt. und was vielleicht auch wichtig ist, die unterschiedliche arbeit von klassische Philologen und informatikern was noch angeht, der informatiker ist halt froh, wenn er was weiss ich 90, 95% der fälle mit irgendeiner anwendung abdeckt, bei einem klassische Philologen, dem geht es meistens um das eine prozent, was rausfällt, dass das, also klar, das regelmäßige, das ist wichtig, aber das unregelmäßige ist meistens genau das entscheidende, weil das regelmäßige, das weiss man sowieso. aber es interessiert einen oft das andere. das habe ich dann oft gemerkt bei vielen gesprächsrunden und sitzungen, dass das ähm ne weile gedauert hat, den informatikern klarzumachen, dass das eben nicht reicht, dass man eben 80% oder 90% richtige treffer hat, es geht halt um das ganz genaue. das andere weiss man einfach schon, man will ja das wissen, was man nicht weiss. Das war so auch ein problem.</text:span></text:p>
      <text:p text:style-name="p1"><text:span text:style-name="c0"><text:tab/>
          <text:line-break/>[VIEW] </text:span><text:span text:style-name="c7">Unterschied zu and. Fachbereichen</text:span><text:span text:style-name="c4">, File: 12.docx, RG</text:span><text:span text:style-name="c0"><text:tab/>
          <text:line-break/>klassische Philologie beschäftigt sich ja, zumindest nach klassischer definition mit der griechisch-lateinischen antike und meinetwegen noch spätantike und manche wollen es dann noch bis zum mittelalter meinetwegen ausdehen, aber sagen wir mal so spätantike ist klassisch. und diese texte sind abgeschlossen, da kommen keine neuen dazu, es kann höchsten sein, dass neue gefunden werden, aber das ist abgeschlossen und ähm, dh. das ist der gegenstand der forschung ist immer identisch und der ist ganz klar, einfach nur die texte, was du damit machst, ist halt immer die frage und ob der text wirklich so ist oder nicht anders, also das heißt der gegenstand der forschung sind diese texte oder die überlieferungen der texte, die einzelnen papyri, steine, was weiss ich. daran wird sich nichts ändern. dh man, du kannst jetzt nicht nen vollständigeren TLG bauen, als der , der da ist, das ist per se nicht möglich und ähm und da wird sich auch substantiell wird sich da auch nichts ändern. das ist bei allen, das ist so wie, wenn du dich mit goethe beschäftigst, wenn du nicht was neues findest, wird sich da nichts ändern, die frage ist nur was du damit machst und deswegen gibt es da villeicht auch, diese, ziemlich schnell so eine art monopol, tlg die haben wirklich so eine art monopol auf die daten, auf die texte, und ähm, genau, du musst dich damit auseinandersetzen und es ist auch so viel, dass es damit auch ausreichend ist, dass du es niemals alls wirst auch nur ansatzweise lesen können, aber dennoch willst du natürlich ähm weil du dich ja auch mit einer sprache beschäftigst, willst du die sprache, obwohl du sie nie hören kannst, die du immer nur lesen kannst, willst du dich vollständig damit beschäftigen und deswegen nützt mir ein unvollständiges Korpus, bringt mir wenig, es würde mir nur dann was bringen, wenn es besser aufbereitet ist, wenn es was weiss ich, nur die allerneuesten editionen sind und immer noch, was weiss ich, mit varianten und apparat, das würde mir was bringen, aber, ich denke, die entwicklung wird dahingehen, dass der tlg einfach immer besser wird.man wird all diese sachen, nehmen wir mal an, man würde ein tool für die Ermittlung von Lautfolgen entwickeln, das wäre ganz nett, ein extra tool, aber es wäre viel sinnvoller einfach im tlg zu implementieren als eine weitere unter den vielen funktionen, die man da hat, das wäre viel sinnvoller als was neues zu bauen. und das ist tatsächlich dadurch dass man so festgelegt ist, ist das dadurch eine ganz andere ausgangslage als bei vielen anderen fächern ähm, weil darauf können sich schon alle einigen, auf die texte an sich, da gibt es keine diskussion, höchstens halt ob es wirklich von dem autor ist oder nicht, aber dass der text erstmal text ist, das ist an sich erstmal klar.</text:span></text:p>
      <text:p text:style-name="p1"><text:span text:style-name="c0"><text:tab/>
          <text:line-break/>[VIEW] </text:span><text:span text:style-name="c7">Unterschied zu and. Fachbereichen</text:span><text:span text:style-name="c4">, File: 11.docx, RG</text:span><text:span text:style-name="c0"><text:tab/>
          <text:line-break/>es könnte jetzt auch ein Historiker kommen und diesen Kommentar schreiben, oder ein Philosoph. Und es würden aber unterschdl. Arbeiten dabei rauskommen.</text:span></text:p>
      <text:p text:style-name="p1"><text:span text:style-name="c0"><text:tab/>
          <text:line-break/>[VIEW] </text:span><text:span text:style-name="c7">Unterschied zu and. Fachbereichen</text:span><text:span text:style-name="c4">, File: 11.docx, RG</text:span><text:span text:style-name="c0"><text:tab/>
          <text:line-break/>Ich habe ehrlich gesagt mal angefangen mit Citavi ähm, und dann habe ich aber während meiner Diss gemerkt, also ich hab überlegt, mach ich das noch, ich habe auch angefangen etwas aufzubauen, und ich glaube ich sollte es auch so machen, aber was mich damals genervt hat, ist dass man, das geht heute vielleicht besser, aber bei der damaligen Citavi Version, 3 oder so,konnte man nicht irgendwie so in ne Cloud einbinden. Und das fand ich extrem blöd, wenn mir sowohl USB Stick als auch Rechner geklaut wird oder abbrennt, dass dann halt die Dissertation weg ist. Da, also das, weiss nicht, vielleicht hätte es auch eine Lösung gegeben. Aber für mich damals nicht unmittelbar und dadruch das ich das nie so schlimm fand ähm, mache ich das eigentlich, ich muss das bestimmt irgendwann mal ändern, mache ich    das eig. ziemlich einfach. Ich habe meistens mehrere WordDoks offen und eins heißt Literatur. Da schmeiße ich das rein und mach mir das selber, das ist so ne Art billig Citationsprogramm, ich hab dann die einzelnen Titel aufgelistet und schreib mir noch was dazu, ob ich das schon habe ob ich das per pdf habe, ob ich das kopiert hab, ob ich das noch brauche, das schreibe ich mir alles da rein. ich weiss, das könnte man alles bei Citavi oder and. Programmen ein bißcen systematischer machen, aber ich hab das nie als großes Problem gesehen und vor allem, was das Problem ist, dass ja eig. diese Literaturverwaltungsprogramme ja dann auch ziemlich nützlich sind, wenn, z.B. nehmen wir an, man schreibt einen Aufsatz, und dann weiss man aber noch nicht, wo man es einreicht, oder man will es doch nochmal woanders einreichen, und dann wechselst du das, den Zitationsstil, und da habe ich mal gekuckt bei Citavi, ist jetzt halt schon wieder 2 oder 3 Jahre her, aber da waren eig. alle wichtigen Zeitschriften waren nicht darauf vorbereitet, du konntest also nicht einfach mal sagen, mach mir das mal auf Rheinisches Museum oder mach mir das auf Classical Journal oder was auch immer. Weil die auch, und das ist auch das Problem der klassische Philologie , man ist halt dann oft nicht so weit, kann sein, dass das mittlerweile anders ist, aber damals war das so ähm, dass du das, im Naturwiss. Bereich ging das super, hier ging es halt überhaupt nicht, Das heißt, du musstest dann am Ende doch wieder ganz viel per Hand eingeben und hättest nicht unbedingt Zeitersparnis gehabt. Aber tatsächlich ist das etwas, was ich ändern möchte, also ich möchte eig. nochmal einen Versuch starten. Klar, so ist es so,ich kopiere dann oft aus anderen Aufsätzen von mir, wo ich schon mal den Titel hatte, kopiere ich es raus und ich wüsste man hätte da so seine eigene Bibliothek, das ist schon cooler</text:span></text:p>
      <text:p text:style-name="p1"><text:span text:style-name="c0"><text:tab/>
          <text:line-break/>[VIEW] </text:span><text:span text:style-name="c7">Unterschied zu and. Fachbereichen</text:span><text:span text:style-name="c4">, File: 11.docx, RG</text:span><text:span text:style-name="c0"><text:tab/>
          <text:line-break/>Das ist auch ne Sache in der klassische Philologie ähm dass das, das ist ein bißchen antiquiert, aber das geht den Leuten, also das interessiert eigentlich gar keinen, ob das irgendwie cool aussieht oder nicht. Also das ist, es geht um genauigkeit, das ist sehr wictig, aber ob man da jetzt eine schicke tabelle hat oder ob die aussieht wie vor 30 Jahren, das interessiert keinen, das weiss niemand zu schätzen.</text:span></text:p>
      <text:p text:style-name="p1"><text:span text:style-name="c0"><text:tab/>
          <text:line-break/>[VIEW] </text:span><text:span text:style-name="c7">Unterschied zu and. Fachbereichen</text:span><text:span text:style-name="c4">, File: 11.docx, RG</text:span><text:span text:style-name="c0"><text:tab/>
          <text:line-break/>Das ist halt auch die sache, in and. Publikationen, vor allem naturwiss. gibt es eigentlich keine Publik. ohne Grafik. Und bei uns ist es, also in sag mal 0,5% der fälle oder weniger gibt es mal ne Grafik in nem Aufsatz, also extrem selten. </text:span></text:p>
      <text:p text:style-name="p1"><text:span text:style-name="c0"><text:tab/>
          <text:line-break/>[VIEW] </text:span><text:span text:style-name="c7">Unterschied zu and. Fachbereichen</text:span><text:span text:style-name="c4">, File: 21.docx, RG</text:span><text:span text:style-name="c0"><text:tab/>
          <text:line-break/>aber meine Kollegin hat da absolut recht, in unserem fach, das passt nicht ganz, im grunde genommen kann man sagen, wir machen close reading, aber die germanistik vesteht darunter etwas anderes als wir, wir meinen mit close reading wirklich eine enge lektüre des textes.</text:span></text:p>
      <text:p text:style-name="p1"><text:span text:style-name="c0"><text:tab/>
          <text:line-break/>[VIEW] </text:span><text:span text:style-name="c8">Inhalte</text:span><text:span text:style-name="c4">, File: 51.docx, RG</text:span><text:span text:style-name="c0"><text:tab/>
          <text:line-break/>Person: eher weniger. ich glaube, da sind andere institute, also, andere meinetwegen aus der klassische Philologie an anderen unis auch etwas breiter aufgestellt. hat ja auch was mit der ausrichtung des lehrstuhls zu tun, ob die so ein bißchen komparatistischer angelegt sind oder so. ja, das ist hier ehern icht so stark. #01:13:46-7#</text:span></text:p>
      <text:p text:style-name="p1"><text:span text:style-name="c0"><text:tab/>
          <text:line-break/>[VIEW] </text:span><text:span text:style-name="c8">Inhalte</text:span><text:span text:style-name="c4">, File: 11.docx, RG</text:span><text:span text:style-name="c0"><text:tab/>
          <text:line-break/>Also hier ist es, wir sind sehr textkritisch ausgerichtet. Es sollte halt so sein, dass man diese Basis immer wieder abklopft, also den Text. Aber es gibt sehr viele Philologen, die sich davon distanzieren und sagen, es ist doch alles gemacht worden, die Arbeit, ähm, das finde ich meistens ist das, weil man darüber hinaus gekommen ist, sondern weil es, ehrlich gesagt, es ist das harte Handwerk, was auch wirklich schwer ist. </text:span></text:p>
      <text:p text:style-name="p1"><text:span text:style-name="c0"><text:tab/>
          <text:line-break/>[VIEW] </text:span><text:span text:style-name="c9">l'année philologique</text:span><text:span text:style-name="c4">, File: 51.docx, RG</text:span><text:span text:style-name="c0"><text:tab/>
          <text:line-break/>Person: ja also, ansonsten ist natürlich word mein programm mit dem ich schreibe ähm, ich habe es mal mit citavi probiert, aber ich glaube, da muss man wirklich bei der sache bleiben oder sich mal die mühe machen, sich damit ein paar nachmittage damit zu beschäftigen, also habe ich das sein gelassen, was natürlich zu einem ähm im laufe der jahre zu einem richtig großen chaos geführt hat, was die angeschafte sekundärliteratur angeht. ähm, genau, zum bibliografieren, das muss ja auch erwähnt werden, benutze ich selten die l'annee philologique, die sit in ihrer online version nur eingeschränkt tauglich, weil sie 5,6 jahre hinterher ist. ansonsten gibt es noch diverse datenbanken , gnomon z.b. bibliografische datenbanken, ist sehr praktisch, ähm. ah ja, für rezensionen, was ja auch nicht unbedeutend ist, BrynMawr diese ähm, die haben so eine art rezensionsdienst... #00:37:02-2#</text:span></text:p>
      <text:p text:style-name="p1"><text:span text:style-name="c0"><text:tab/>
          <text:line-break/>[VIEW] </text:span><text:span text:style-name="c9">l'année philologique</text:span><text:span text:style-name="c4">, File: 12.docx, RG</text:span><text:span text:style-name="c0"><text:tab/>
          <text:line-break/>naja, also diese sachen wie l'année philologique oder der tlg, das sind einfach, ich meine das eine ist literaturrecherche, da würde ich wirklich sagen, da gibt es nichts besseres, man kann andere sachen verwenden, man wird die selben ergebnisse und ein paar weniger bekommen und ohne die rezenssionen, denke ich zumindest, und das andere ist halt die vollständige datenbank, da gibt es auch nichts vollständigeres als das.</text:span></text:p>
      <text:p text:style-name="p1"><text:span text:style-name="c0"><text:tab/>
          <text:line-break/>[VIEW] </text:span><text:span text:style-name="c9">l'année philologique</text:span><text:span text:style-name="c4">, File: 11.docx, RG</text:span><text:span text:style-name="c0"><text:tab/>
          <text:line-break/>das typ. Vorgehen wäre, dass man in der sogenannten l'année philologique, das philologische Jahr heißt das, schaut, das ist die bibliografische Datenbank ,die wirklich gut ist. Die hat man früher gedruckt, das sind immer so fette Bände. Bis vor kurzem hat man noch die Bände durchgeblätter, das muss man jetzt z.G. nicht mehr machen. Da kann man schauen.</text:span></text:p>
      <text:p text:style-name="p1"><text:span text:style-name="c0"><text:tab/>
          <text:line-break/>[VIEW] </text:span><text:span text:style-name="c9">l'année philologique</text:span><text:span text:style-name="c4">, File: 11.docx, RG</text:span><text:span text:style-name="c0"><text:tab/>
          <text:line-break/>Es gibt Alternativen dazu. Die sind aber nicht so gut. also es gibt Gnomon Online, der hat den Vorteil, die sind etwas aktueller. Denn l'année philologique ist so, da kriegst du, da sollte eigentlich alles wichtige drin stehen, da kann man auch ziemlich intelligent durchsuchen ähm und da kannst du auch deinen Autor eingeben oder was auch immer für Stichworte und so weiter. Kannst du eingeben. Da sucht man. Das Problem ist, dass, glaube ich die letzten 2,3 Jahrgänge nicht abgebildet werden. Und das ist blöd, weil das viel Zeit ist, die nicht abgebildet wird und dafür ist dann Gnomon online ein bißchen aktueller, aber lückenhaft. Das gute an der l'année philologique ist, dass du da meistens noch ein kleines Abstract bekommst, was nicht von dem Autor selber geschrieben ist, sondern eine kleine Zusammenfassung, manchmal auch sehr schlecht, aber es ist extrem hilfreich, finde ich. Also das wäre meine erste Anlaufstelle und da werde ich auf jeden Fall schon sehr viel finden.</text:span></text:p>
      <text:p text:style-name="p1"><text:span text:style-name="c0"><text:tab/>
          <text:line-break/>[VIEW] </text:span><text:span text:style-name="c9">l'année philologique</text:span><text:span text:style-name="c4">, File: 11.docx, RG</text:span><text:span text:style-name="c0"><text:tab/>
          <text:line-break/>Naja, das ist doch aber Werbung für die. Du weisst einfach, im letzten Quartal sind meinetwegen in allen dt. Zeitschriften, die etwas mit klassische Philologie zu tun haben, ist das und das erschienen. Und dann gibst du eifach ganzs chnell deinen Autor ein. Denn das ist natürlich, das wäre viel schneller als l'année philologique oder sonstwas und du könntest ziemlich sicher sein, ob was dabei ist oder nicht. Aber das nur nebenbei. So was gibt es meines Wissens nicht aber das wäre ganz cool.</text:span></text:p>
      <text:p text:style-name="p1"><text:span text:style-name="c0"><text:tab/>
          <text:line-break/>[VIEW] </text:span><text:span text:style-name="c9">l'année philologique</text:span><text:span text:style-name="c4">, File: 31.docx, RG</text:span><text:span text:style-name="c0"><text:tab/>
          <text:line-break/>M: genau das hab ich natürlich vergessen, l’année philologique kann man natürlich auch reinschauen und ja... </text:span></text:p>
      <text:p text:style-name="p1"><text:span text:style-name="c0"><text:tab/>
          <text:line-break/>[VIEW] </text:span><text:span text:style-name="c9">l'année philologique</text:span><text:span text:style-name="c4">, File: 21.docx, RG</text:span><text:span text:style-name="c0"><text:tab/>
          <text:line-break/>für die klassische Philologie ähm genau als datenbanken gnomon, hat vielleicht die Kollegin genannt. also hauptsächlich gnomon und für alle l'année philologique, das ist das A und O also genau. und für die germanistik gibt es mehrere, jetzt habe ich paar jahre nicht mehr so, bin nicht dabei, also so germanistik.net das war für mich so. das. und natürlich hatten wir, das ist vielleicht für dich interessant, hatten wir in meinem teilprojekt selber eine datenbank erstellt, technische details habe ich nicht mehr...</text:span></text:p>
      <text:p text:style-name="p1"><text:span text:style-name="c0"><text:tab/>
          <text:line-break/>[VIEW] </text:span><text:span text:style-name="c9">l'année philologique</text:span><text:span text:style-name="c4">, File: 21.docx, RG</text:span><text:span text:style-name="c0"><text:tab/>
          <text:line-break/>Person: wenn ich ein thema bearbeiten soll, ja, tatsächlich mein erster schritt ist l'année philologique, genau, wirklich, l'année philologiqueu gnomon, und ähm, google scholar und ähm genau. und dann, also, ich hole mir erst einmal ein paar feste ausgangspunkte und dann ist mein eigener vorgang, ich gehe von der vorhandenen literatur dann ähm, weiter. also, und dann irgendwann, genau, weil    die vorhandene literatur bringt dich auf vorhandene titel usw. das ist eben auch das probloem, es kann ewig weiter gehen. und ähm,    (lachen) von titel zu titel zu titel, bis ich das gefühl habe, ich habe mir einen überblick verschafft, also die wichtigste säulen, genau. </text:span></text:p>
      <text:p text:style-name="p1"><text:span text:style-name="c0"><text:tab/>
          <text:line-break/>[VIEW] </text:span><text:span text:style-name="c9">l'année philologique</text:span><text:span text:style-name="c4">, File: 22.docx, RG</text:span><text:span text:style-name="c0"><text:tab/>
          <text:line-break/>M: Übrigens sag das mit der l’année philologique, das hab ich auch so betont, weil ich den Studenten immer so sage, also ich hab jetzt so weit das gesagt was ich den Studenten sage was sie suchen sollen und so aber die nimmt auch zurück. Also es ist immer also eine (...) wir haben darüber gesprochen, weil mit den Kollegen, es im Grunde zuverlässig bis zu einem gewissen Punkt und die letzten drei Jahre also sind...</text:span></text:p>
      <text:p text:style-name="p1"/>
      <text:p text:style-name="p1"><text:span text:style-name="c0">R: Hast du erzählt beim letzten Mal.</text:span></text:p>
      <text:p text:style-name="p1"/>
      <text:p text:style-name="p1"><text:span text:style-name="c0">59:38</text:span></text:p>
      <text:p text:style-name="p1"/>
      <text:p text:style-name="p1"><text:span text:style-name="c0">M: Also 3, 4 Jahre, so zurück. Und von daher ist, ja aber mit dem Thesaurus, das ist, na, okay, und also du meinst eben man verlässt also diesen sicheren Bereich, wenn man sozusagen in den Alltag sozusagen agiert.</text:span></text:p>
      <text:p text:style-name="p1"><text:span text:style-name="c0"><text:tab/>
          <text:line-break/>[VIEW] </text:span><text:span text:style-name="c10">Gnomon</text:span><text:span text:style-name="c4">, File: 51.docx, RG</text:span><text:span text:style-name="c0"><text:tab/>
          <text:line-break/>Person: ja also, ansonsten ist natürlich word mein programm mit dem ich schreibe ähm, ich habe es mal mit citavi probiert, aber ich glaube, da muss man wirklich bei der sache bleiben oder sich mal die mühe machen, sich damit ein paar nachmittage damit zu beschäftigen, also habe ich das sein gelassen, was natürlich zu einem ähm im laufe der jahre zu einem richtig großen chaos geführt hat, was die angeschafte sekundärliteratur angeht. ähm, genau, zum bibliografieren, das muss ja auch erwähnt werden, benutze ich selten die l'annee philologique, die sit in ihrer online version nur eingeschränkt tauglich, weil sie 5,6 jahre hinterher ist. ansonsten gibt es noch diverse datenbanken , gnomon z.b. bibliografische datenbanken, ist sehr praktisch, ähm. ah ja, für rezensionen, was ja auch nicht unbedeutend ist, BrynMawr diese ähm, die haben so eine art rezensionsdienst... #00:37:02-2#</text:span></text:p>
      <text:p text:style-name="p1"><text:span text:style-name="c0"><text:tab/>
          <text:line-break/>[VIEW] </text:span><text:span text:style-name="c10">Gnomon</text:span><text:span text:style-name="c4">, File: 11.docx, RG</text:span><text:span text:style-name="c0"><text:tab/>
          <text:line-break/>Es gibt Alternativen dazu. Die sind aber nicht so gut. also es gibt Gnomon Online, der hat den Vorteil, die sind etwas aktueller. Denn l'année philologique ist so, da kriegst du, da sollte eigentlich alles wichtige drin stehen, da kann man auch ziemlich intelligent durchsuchen ähm und da kannst du auch deinen Autor eingeben oder was auch immer für Stichworte und so weiter. Kannst du eingeben. Da sucht man. Das Problem ist, dass, glaube ich die letzten 2,3 Jahrgänge nicht abgebildet werden. Und das ist blöd, weil das viel Zeit ist, die nicht abgebildet wird und dafür ist dann Gnomon online ein bißchen aktueller, aber lückenhaft. Das gute an der l'année philologique ist, dass du da meistens noch ein kleines Abstract bekommst, was nicht von dem Autor selber geschrieben ist, sondern eine kleine Zusammenfassung, manchmal auch sehr schlecht, aber es ist extrem hilfreich, finde ich. Also das wäre meine erste Anlaufstelle und da werde ich auf jeden Fall schon sehr viel finden.</text:span></text:p>
      <text:p text:style-name="p1"><text:span text:style-name="c0"><text:tab/>
          <text:line-break/>[VIEW] </text:span><text:span text:style-name="c10">Gnomon</text:span><text:span text:style-name="c4">, File: 11.docx, RG</text:span><text:span text:style-name="c0"><text:tab/>
          <text:line-break/>was noch wichtig ist bei Literatur, die Rezensionszeitschriften sind wichtig. Da gibt es ganz verschiedene, Rezensionszeitschriften. Also z.B. ich habe ja vorhin über, gesagt, Gnomon online kann man auch verwenden und das ist eigentlich ursprünglich, das ist eigentlich nur ein zusätzlicher Dienst, dass die quasi online angeben, was es quasi gibt an Literatur. Eigentlich ist das ne Zeitschrift, die eben auch, ich weiss gar nicht, ob die nur Rezensionen oder zumindest, ja, dafür kennt man sie, dass sie Rezensionen haben, auch ziemlich ausführlich und auch ganz gute Rezensionen. Erscheint aber nur, die R. erscheinen aber nur gedruckt. </text:span></text:p>
      <text:p text:style-name="p1"><text:span text:style-name="c0"><text:tab/>
          <text:line-break/>[VIEW] </text:span><text:span text:style-name="c10">Gnomon</text:span><text:span text:style-name="c4">, File: 21.docx, RG</text:span><text:span text:style-name="c0"><text:tab/>
          <text:line-break/>für die klassische Philologie ähm genau als datenbanken gnomon, hat vielleicht die Kollegin genannt. also hauptsächlich gnomon und für alle l'année philologique, das ist das A und O also genau. und für die germanistik gibt es mehrere, jetzt habe ich paar jahre nicht mehr so, bin nicht dabei, also so germanistik.net das war für mich so. das. und natürlich hatten wir, das ist vielleicht für dich interessant, hatten wir in meinem teilprojekt selber eine datenbank erstellt, technische details habe ich nicht mehr...</text:span></text:p>
      <text:p text:style-name="p1"><text:span text:style-name="c0"><text:tab/>
          <text:line-break/>[VIEW] </text:span><text:span text:style-name="c10">Gnomon</text:span><text:span text:style-name="c4">, File: 21.docx, RG</text:span><text:span text:style-name="c0"><text:tab/>
          <text:line-break/>Person: wenn ich ein thema bearbeiten soll, ja, tatsächlich mein erster schritt ist l'année philologique, genau, wirklich, l'année philologiqueu gnomon, und ähm, google scholar und ähm genau. und dann, also, ich hole mir erst einmal ein paar feste ausgangspunkte und dann ist mein eigener vorgang, ich gehe von der vorhandenen literatur dann ähm, weiter. also, und dann irgendwann, genau, weil    die vorhandene literatur bringt dich auf vorhandene titel usw. das ist eben auch das probloem, es kann ewig weiter gehen. und ähm,    (lachen) von titel zu titel zu titel, bis ich das gefühl habe, ich habe mir einen überblick verschafft, also die wichtigste säulen, genau. </text:span></text:p>
      <text:p text:style-name="p1"><text:span text:style-name="c0"><text:tab/>
          <text:line-break/>[VIEW] </text:span><text:span text:style-name="c3">Google [Scholar]</text:span><text:span text:style-name="c4">, File: 51.docx, RG</text:span><text:span text:style-name="c0"><text:tab/>
          <text:line-break/>Person: naja, es wird ein stichwort in die suchmaschine eingegeben und dann wird angezeigt, was es gibt. dann schaue ich ,was mir da angezeigt wird, wenn ich diese stichworte eingegeben habe. und dann schaue ich auch drauf, mitunter lade ich mir dann auch die entsprechende software runter. als sparfuchs kucke ich natürlich was da kostenlos ist    (lachen)    #00:53:24-4# </text:span></text:p>
      <text:p text:style-name="p1"><text:span text:style-name="c0"><text:tab/>
          <text:line-break/>[VIEW] </text:span><text:span text:style-name="c3">Google [Scholar]</text:span><text:span text:style-name="c4">, File: 11.docx, RG</text:span><text:span text:style-name="c0"><text:tab/>
          <text:line-break/>Das ist natürlich schwieriger, wenn ich nicht nach einem Autor suche, sondern nach einem Thema. Was weiss ich, Thema der gerechte Krieg oder irgendwie sowas. Dann ist es natürlich etwas schwieriger. Und dann hilft natürlich einfach googlen immer, das ist das was mittlerweile ... und eben Google Scholar, benutze ich viel, dass ich gerade für meine Autoren, die mir wichtig sind, z.B. was ich kommentiert habe, da habe ich dann nat. immer so einen Google Scholar Alert, der mir dann anzeigt, jetzt ist das und das...da habe ich allerdings die Erfahrung gemacht, dass das gar nicht so gut ist. Also ich krieg, fast jeden Tag meine Alerts rein und das ist fast alles Mist. Und ich bin sehr selten auf etwas gestoßen. Was jetzt natürlich noch hinzukommt, bei Academia, da krieg ich bessere Sachen vorgeschlagen, obwohl ich mich da wenig rumtue und eigentlich wenig anklicke, haben die es doch eher geschafft, mir relevante Literatur vorzuschlagen. also es ist wirklich so, dass es nicht schlecht ist, eigentlich, also besser als was in diesen Alerts ist.</text:span></text:p>
      <text:p text:style-name="p1"><text:span text:style-name="c0"><text:tab/>
          <text:line-break/>[VIEW] </text:span><text:span text:style-name="c3">Google [Scholar]</text:span><text:span text:style-name="c4">, File: 11.docx, RG</text:span><text:span text:style-name="c0"><text:tab/>
          <text:line-break/>Ich habe dass dann einfach mal gemacht, und habe dann auch viel Bullshit bekommen, weil dann so ein Verlag ähnlich hieß, wie das was ich gemacht hab, und wenn dann im Verlag was erschienen ist, habe ich das dann oft bekommen.Und habe das dann auch mich nie darum gekümmert.</text:span></text:p>
      <text:p text:style-name="p1"><text:span text:style-name="c0"><text:tab/>
          <text:line-break/>[VIEW] </text:span><text:span text:style-name="c3">Google [Scholar]</text:span><text:span text:style-name="c4">, File: 31.docx, RG</text:span><text:span text:style-name="c0"><text:tab/>
          <text:line-break/>M: Intern ja Google Suchmaschine...</text:span></text:p>
      <text:p text:style-name="p1"><text:span text:style-name="c0"><text:tab/>
          <text:line-break/>[VIEW] </text:span><text:span text:style-name="c3">Google [Scholar]</text:span><text:span text:style-name="c4">, File: 32.docx, RG</text:span><text:span text:style-name="c0"><text:tab/>
          <text:line-break/>M: Ja aber es fängt bspw. auch bei, schon an bei Schlagworten wir Absätze zählen, oder so, da kommt dann auch meistens schon nichts, das finde ich schon dann ein bisschen. Also ist jetzt ein ganz normales Beispiel, oder Literaturverzeichnis sortieren, alphabetisch sortieren, das würde ja schon, aber das ist eben dann auch schon zu viel, oder eben alphabetisch sortieren, kommt dann meisten auch schon immer nichts, und dann geht man natürlich zu Google. </text:span></text:p>
      <text:p text:style-name="p1"><text:span text:style-name="c0"><text:tab/>
          <text:line-break/>[VIEW] </text:span><text:span text:style-name="c3">Google [Scholar]</text:span><text:span text:style-name="c4">, File: 32.docx, RG</text:span><text:span text:style-name="c0"><text:tab/>
          <text:line-break/>M: Also ich nutze google eigentlich, ich nutze google books, ich nutze die gesamte Bandbreite, also jetzt auch für die Literatur, vor allem Google Books für die LiteraturRecherche, aber auch die ganz normale Websuche.</text:span></text:p>
      <text:p text:style-name="p1"><text:span text:style-name="c0"><text:tab/>
          <text:line-break/>[VIEW] </text:span><text:span text:style-name="c3">Google [Scholar]</text:span><text:span text:style-name="c4">, File: 21.docx, RG</text:span><text:span text:style-name="c0"><text:tab/>
          <text:line-break/>Person: wenn ich ein thema bearbeiten soll, ja, tatsächlich mein erster schritt ist l'année philologique, genau, wirklich, l'année philologiqueu gnomon, und ähm, google scholar und ähm genau. und dann, also, ich hole mir erst einmal ein paar feste ausgangspunkte und dann ist mein eigener vorgang, ich gehe von der vorhandenen literatur dann ähm, weiter. also, und dann irgendwann, genau, weil    die vorhandene literatur bringt dich auf vorhandene titel usw. das ist eben auch das probloem, es kann ewig weiter gehen. und ähm,    (lachen) von titel zu titel zu titel, bis ich das gefühl habe, ich habe mir einen überblick verschafft, also die wichtigste säulen, genau. </text:span></text:p>
      <text:p text:style-name="p1"><text:span text:style-name="c0"><text:tab/>
          <text:line-break/>[VIEW] </text:span><text:span text:style-name="c3">Google [Scholar]</text:span><text:span text:style-name="c4">, File: 22.docx, RG</text:span><text:span text:style-name="c0"><text:tab/>
          <text:line-break/>M: Es ist vielleicht wieder ne, also präzise Antwort, aber ich google immer. Also und, und äh, äh frage ich auch, also ich frage auch im Freundeskreis, also wenn ich was Bestimmtes brauche. Jetzt fällt mir konkret kein Beispiel, also...</text:span></text:p>
      <text:p text:style-name="p1"><text:span text:style-name="c0"><text:tab/>
          <text:line-break/>[VIEW] </text:span><text:span text:style-name="c3">Google [Scholar]</text:span><text:span text:style-name="c4">, File: 22.docx, RG</text:span><text:span text:style-name="c0"><text:tab/>
          <text:line-break/>R: Und wenn du jetzt danach googlest, ist das immer der erste Reflex?</text:span></text:p>
      <text:p text:style-name="p1"/>
      <text:p text:style-name="p1"><text:span text:style-name="c0">M: Ja.</text:span></text:p>
      <text:p text:style-name="p1"/>
      <text:p text:style-name="p1"><text:span text:style-name="c0">R: Das ist der Klassiker, das macht man für alles...</text:span></text:p>
      <text:p text:style-name="p1"/>
      <text:p text:style-name="p1"><text:span text:style-name="c0">16:00</text:span></text:p>
      <text:p text:style-name="p1"/>
      <text:p text:style-name="p1"><text:span text:style-name="c0">M: Ja also meine erste, allererste, losgooglen und...</text:span></text:p>
      <text:p text:style-name="p1"><text:span text:style-name="c0"><text:tab/>
          <text:line-break/>[VIEW] </text:span><text:span text:style-name="c3">Google [Scholar]</text:span><text:span text:style-name="c4">, File: 22.docx, RG</text:span><text:span text:style-name="c0"><text:tab/>
          <text:line-break/>M: Unterschiedlich, ich würde sagen von, die beiden Suchen sind ähnlich in ihrer Systematik, also und deswegen wollte ich jetzt keinen, also keywordartig, ja also eben Google Scholar, aber auf also wirklich fragen stellend, also mit Fragestellung. Und ja ich weiß nicht ob das diene Frage beantwortet...?</text:span></text:p>
      <text:p text:style-name="p1"><text:span text:style-name="c0"><text:tab/>
          <text:line-break/>[VIEW] </text:span><text:span text:style-name="c3">Google [Scholar]</text:span><text:span text:style-name="c4">, File: 22.docx, RG</text:span><text:span text:style-name="c0"><text:tab/>
          <text:line-break/>arbeitest ja mit WORD, und es gibt ja viele Funktionen...</text:span></text:p>
      <text:p text:style-name="p1"/>
      <text:p text:style-name="p1"><text:span text:style-name="c0">29:02</text:span></text:p>
      <text:p text:style-name="p1"/>
      <text:p text:style-name="p1"><text:span text:style-name="c0">M: Ja da google ich die ganze Zeit.</text:span></text:p>
      <text:p text:style-name="p1"><text:span text:style-name="c0"><text:tab/>
          <text:line-break/>[VIEW] </text:span><text:span text:style-name="c11">Academia</text:span><text:span text:style-name="c4">, File: 41.docx, RG</text:span><text:span text:style-name="c0"><text:tab/>
          <text:line-break/>M: Das ist manchmal ganz praktisch wenn Leute eben Sachen hochgeladen haben, die sie publiziert haben, das finde ich ganz nett. Zum Recherchieren finde ich es irgendwie nicht ganz so praktisch. Also die Suchfunktion bringts irgendwie nicht so. Also ich kanns irgendwie nicht genau benennen warum aber man findet finde ich die Suche, wenn man einfach da nach Schlagworten sucht, da sind die Ergebnisse dann oft eher unbefriedigend.</text:span></text:p>
      <text:p text:style-name="p1"><text:span text:style-name="c0"><text:tab/>
          <text:line-break/>[VIEW] </text:span><text:span text:style-name="c11">Academia</text:span><text:span text:style-name="c4">, File: 41.docx, RG</text:span><text:span text:style-name="c0"><text:tab/>
          <text:line-break/>M: Ja manchmal ist das ganz nett, also es gibt dann ja oftmals, das ist ein Phänomen, das haben die anderen vielleicht auch schon mal erzählt in dem Zusammenhang, also wenn z.B. in Italien Sachen erscheinen, die haben ja irgendwie eine Million Fachzeitschriften, jede Uni mindestens 3 und keine davon hat irgendne deutsche Bibliothek oder, München hat die vielleicht, aber keine Bibliothek abonniert die alle und da muss man immer gleich Fernleihen auslösen und das dauert drei Wochen, und wenn man Glück hat ist derjenige bei academia und hat das hochgeladen. Na das ist, hat man sich mal eben drei Wochen gespart. Das ist schon ganz nett.</text:span></text:p>
      <text:p text:style-name="p1"><text:span text:style-name="c0"><text:tab/>
          <text:line-break/>[VIEW] </text:span><text:span text:style-name="c11">Academia</text:span><text:span text:style-name="c4">, File: 51.docx, RG</text:span><text:span text:style-name="c0"><text:tab/>
          <text:line-break/>Person: Ja, eine ärgerliche Angelegenheit, ja. Academia. Also eine ähm, eine Plattform, ich muss da noch ein paar Einstellungen vornehmen, die ich nie vorgenommen habe. ich werde natürlich immer in die Premiummitgliedschaft hineingenötigt. Ich werde das nie tun. Also wo man dann bei der Eitelkeit gepackt werden soll, wer hat mich jetzt erwähnt und so. Man kann sicherlich über Einstellungen da viel machen. Wenn man sich da mal, vielleicht auch gar nicht aus so einem gerichteten Interesse den ein oder anderen Aufsatz ankuckt, dann kreigt man ja ständig Vorschläge, sie haben das und das gesehen. Aber, ähm,    #01:09:23-3# </text:span></text:p>
      <text:p text:style-name="p1"><text:span text:style-name="c0"><text:tab/>
          <text:line-break/>[VIEW] </text:span><text:span text:style-name="c11">Academia</text:span><text:span text:style-name="c4">, File: 51.docx, RG</text:span><text:span text:style-name="c0"><text:tab/>
          <text:line-break/>Person: Selten, selten, hat aber auch was mit der breiten oder eben nicht breiten Aufstellung meines Themas zu tun. Aber doch, mitunter kommt da der ein oder andere Fingerzeig durch eine Veröffentlichung. Aber ansonsten habe ich diese, aufgrund der schieren Menge, der Mails, die man dann automatisiert dann kriegt, reagiere ich dann einfach nur genervt. und vielleicht fällt da sogar manche unter den Tisch, das unter umstaänden interessant sein könnte, weil man einfach genug hat von diesem bombardement. #01:10:14-6# </text:span></text:p>
      <text:p text:style-name="p1"><text:span text:style-name="c0"><text:tab/>
          <text:line-break/>[VIEW] </text:span><text:span text:style-name="c11">Academia</text:span><text:span text:style-name="c4">, File: 12.docx, RG</text:span><text:span text:style-name="c0"><text:tab/>
          <text:line-break/>und das ist sehr interessant, sich hier einfach mal treiben lassen, zu wissen, was schon mal da war, was aber vergessen wurde, ähm, wieder in erinnerung zu rufen, also so was mach ich eigentlich schon gerne, und ich lenke mich auch, gerade auch Academia oder so, lenkt mich halt auch massiv ab, weil es eben oft interessant ist, und weil es ziemlich ähm, also wirklich aufsätze vorgeschlagen werden, mit denen ich was anfangen kann, die was mit mir zu tun haben und ich da eher so ein bißchen kucken muss, dass ich davon abstand nehme, weil sonst der tag vorbei ist und ja, genau. Also, es spielt schon eine rolle, dieses sich einfach so treiben zu lassen und ein bißchen zu kucken, was so passiert.</text:span></text:p>
      <text:p text:style-name="p1"><text:span text:style-name="c0"><text:tab/>
          <text:line-break/>[VIEW] </text:span><text:span text:style-name="c11">Academia</text:span><text:span text:style-name="c4">, File: 11.docx, RG</text:span><text:span text:style-name="c0"><text:tab/>
          <text:line-break/>Das ist natürlich schwieriger, wenn ich nicht nach einem Autor suche, sondern nach einem Thema. Was weiss ich, Thema der gerechte Krieg oder irgendwie sowas. Dann ist es natürlich etwas schwieriger. Und dann hilft natürlich einfach googlen immer, das ist das was mittlerweile ... und eben Google Scholar, benutze ich viel, dass ich gerade für meine Autoren, die mir wichtig sind, z.B. was ich kommentiert habe, da habe ich dann nat. immer so einen Google Scholar Alert, der mir dann anzeigt, jetzt ist das und das...da habe ich allerdings die Erfahrung gemacht, dass das gar nicht so gut ist. Also ich krieg, fast jeden Tag meine Alerts rein und das ist fast alles Mist. Und ich bin sehr selten auf etwas gestoßen. Was jetzt natürlich noch hinzukommt, bei Academia, da krieg ich bessere Sachen vorgeschlagen, obwohl ich mich da wenig rumtue und eigentlich wenig anklicke, haben die es doch eher geschafft, mir relevante Literatur vorzuschlagen. also es ist wirklich so, dass es nicht schlecht ist, eigentlich, also besser als was in diesen Alerts ist.</text:span></text:p>
      <text:p text:style-name="p1"><text:span text:style-name="c0"><text:tab/>
          <text:line-break/>[VIEW] </text:span><text:span text:style-name="c11">Academia</text:span><text:span text:style-name="c4">, File: 11.docx, RG</text:span><text:span text:style-name="c0"><text:tab/>
          <text:line-break/>Na klar, es gibt so ein paar Sachen, die schon so attraktiv sind, aber ich finde es halt extrem unsymphatisch und einen so ködern und sagen, ho, hier, 10 Leute haben das gelesen, kuck doch mal wer das ist und bezahle dafür. und das finde ich halt kacke, das möchte ich halt nicht. D.h. was es schon gibt, ist dass sie einem ganz viel andere Literatur anzeigen würden, und ich glaube, das geht auch ohne Schranke. Aber oft ist mir das dann einfach zu viel.</text:span></text:p>
      <text:p text:style-name="p1"><text:span text:style-name="c0"><text:tab/>
          <text:line-break/>[VIEW] </text:span><text:span text:style-name="c11">Academia</text:span><text:span text:style-name="c4">, File: 11.docx, RG</text:span><text:span text:style-name="c0"><text:tab/>
          <text:line-break/>es ist oft keine direkt gezielte Suche. Also bei Academia kann ich ja ähm Interessen eingeben und dann gebe ich halt Interesse X ein und wenn ich dann draufklicke auf dieses Interesse, da werden dann und das ist sehr sinnvoll. und dann werden die neuesten Sachen angegeben, wo das verlinkt ist, wo jemand gesagt hat, das gehört auch zum Schlagwort so und so. und da kriegst du natürlich schon, also, für unseren Bereich ist das oft sehr nützlich, weil wir gar nicht so oft nach Schlagwörtern suchen, sondern z.B. für mich war es, als ich einen Kommentar geschrieben hab, war es wichtig ich musste alles kennen, was mit diesem Autor zu tun hat. D.h. überall wo dieser Autor irgendwie aufkommt, das sollte ich einfach kennen, idealerweise. Ähm und deswegen hat mir das gereicht, als Suchebegriff. Und selbst wenn jemand etwas ziemlich abstruses schreibt über den Autor, ist es einfach gut, wenn ich das kenne irgendwie, wenn ich davon Notiz nehme, wenn das jemand gesucht hat. Ähm, genau, bei anderen Suchen ist es natürlich schwieriger , komplexer, wenn man nach Konzepten sucht.</text:span></text:p>
      <text:p text:style-name="p1"><text:span text:style-name="c0"><text:tab/>
          <text:line-break/>[VIEW] </text:span><text:span text:style-name="c11">Academia</text:span><text:span text:style-name="c4">, File: 31.docx, RG</text:span><text:span text:style-name="c0"><text:tab/>
          <text:line-break/>M: Da sind wir bei den BMCR, bei dieser Mailinglist, dass wir praktisch Literatur zugeschickt bekommen, die neuste Literatur da findet man natürlich auch mal was, genau, da gibt’s verschiedene Mailingliste oder über academia, also wenn man bei academia angemeldet ist, da bekommt man ja auch immer die Aufsätze, die neusten Aufsätze zugeschickt, genau, grad wenn man da was abonniert. Oder natürlich, also das ist jetzt natürlich, ist mir jetzt noch nicht passiert, aber manchmal auf Facebook, wenn man da natürlich Dinge abonniert, gibt’s ja auch verschiedene so Sachen, keine Ahnung, Antike was auch immer, oder, dann kommen da auch manchmal Artikel dazu...</text:span></text:p>
      <text:p text:style-name="p1"><text:span text:style-name="c0"><text:tab/>
          <text:line-break/>[VIEW] </text:span><text:span text:style-name="c11">Academia</text:span><text:span text:style-name="c4">, File: 31.docx, RG</text:span><text:span text:style-name="c0"><text:tab/>
          <text:line-break/>M: ich überleg grade. Höchstens halt solche, aber aktiv genutzt hab ich das jetzt auch nicht, academia, das wird ich jetzt aber in Zukunft nutzen, weil ja also praktisch per Email bekommt man ja da auch wirklich mal Hinweise, ne, durch die Anmeldung hats, die hab ich dann erst vorgenommen.</text:span></text:p>
      <text:p text:style-name="p1"><text:span text:style-name="c0"><text:tab/>
          <text:line-break/>[VIEW] </text:span><text:span text:style-name="c12">Seeking</text:span><text:span text:style-name="c4">, File: 41.docx, RG</text:span><text:span text:style-name="c0"><text:tab/>
          <text:line-break/>M: Ja manchmal ist das ganz nett, also es gibt dann ja oftmals, das ist ein Phänomen, das haben die anderen vielleicht auch schon mal erzählt in dem Zusammenhang, also wenn z.B. in Italien Sachen erscheinen, die haben ja irgendwie eine Million Fachzeitschriften, jede Uni mindestens 3 und keine davon hat irgendne deutsche Bibliothek oder, München hat die vielleicht, aber keine Bibliothek abonniert die alle und da muss man immer gleich Fernleihen auslösen und das dauert drei Wochen, und wenn man Glück hat ist derjenige bei academia und hat das hochgeladen. Na das ist, hat man sich mal eben drei Wochen gespart. Das ist schon ganz nett.</text:span></text:p>
      <text:p text:style-name="p1"><text:span text:style-name="c0"><text:tab/>
          <text:line-break/>[VIEW] </text:span><text:span text:style-name="c12">Seeking</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12">Seeking</text:span><text:span text:style-name="c4">, File: 51.docx, RG</text:span><text:span text:style-name="c0"><text:tab/>
          <text:line-break/>Person: also, der umgang ansonsten ist ja relativ simpel. also, die sternchenfunktion ist mir mal gesagt worden, dass man das kann. also irgendwie, ich weiss auch nicht, ob es da ne anleitung gibt, die man sich durchlesen kann. gelegentlich, wenn ich mit dem TLG arbeite, der ja nur online ist, dann ähm sind ja viele sachen ja selbsterklärend, wenn man da diese wildcard option nutzt, diesehr praktisch ist, ähm, da kann man irgendwie , da kann man sich ja überlegen, nach den kriterien, wie das eben halt grammatisch läuft. man lässt da eben eine endung weg, um die suche zu vergrößern, wenn es um ein wortfeld geht und findet so dann alle varianten eines wortes. aber im wesentlichen ist der umgang damit durch probieren und , ja, durch routine entstanden. #00:32:41-2# </text:span></text:p>
      <text:p text:style-name="p1"><text:span text:style-name="c0"><text:tab/>
          <text:line-break/>[VIEW] </text:span><text:span text:style-name="c12">Seeking</text:span><text:span text:style-name="c4">, File: 51.docx, RG</text:span><text:span text:style-name="c0"><text:tab/>
          <text:line-break/>Person: ja und was bei uns so ein bißchen mißlich ist, wie ich finde. und ich bin mir auch ziemlich sicher, dass ich da keinen gesamtüberblick habe über die schriftsätze. ähm, wenn man mit metrischen zeichen operiert, dann ist das mitunter gar nicht so simpel in der klassische Philologie da irgendwie ähm immer genau das zu finden, was man braucht. vielfach brauche ich längen und kürzen, also so bögen und striche über dem text selbst. und das habe ich mir mühsam zusammenlesen müssen. immer wieder online und da ist es teilweise sehr primitiv beschrieben, also brauche ein U mit einem bogen drüber oder so was. bin dann irgendwann auch immer fündig geworden und hab das dann mit eigener tastaturbelegung und kleinen streifen auf der tastatur, wo das markiert ist, ähm, so angelegt, dass ich da auch gut tippen kann.    #00:56:59-3# </text:span></text:p>
      <text:p text:style-name="p1"><text:span text:style-name="c0"><text:tab/>
          <text:line-break/>[VIEW] </text:span><text:span text:style-name="c12">Seeking</text:span><text:span text:style-name="c4">, File: 51.docx, RG</text:span><text:span text:style-name="c0"><text:tab/>
          <text:line-break/>Person: aber na klar, man weiss natürlich worüber der andere forscht oder geforscht hat und ähm, wen man da am ehesten fragen kann, das ist klar. das ist auch in aller regel so. wenn ich fragen in der antiken briefliteratur habe, dass ich mich da am besten an marco wende, ist klar. der, bei ihm umgekehrt, wenn es metrisches oder rhythmisches ist. aber ja, da empfindet man hier auch die hierarchien als flach. da ist auch die chefin jederzeit ansprechpartner.    #01:07:15-1# </text:span></text:p>
      <text:p text:style-name="p1"><text:span text:style-name="c0"><text:tab/>
          <text:line-break/>[VIEW] </text:span><text:span text:style-name="c12">Seeking</text:span><text:span text:style-name="c4">, File: 51.docx, RG</text:span><text:span text:style-name="c0"><text:tab/>
          <text:line-break/>Person: ähm, ja, ich würde wahrscheinlich versuchen mich zu belesen über excel, das wäre glaube ich das vorgehen ähm.... #01:27:06-3# </text:span></text:p>
      <text:p text:style-name="p1"><text:span text:style-name="c0"><text:tab/>
          <text:line-break/>[VIEW] </text:span><text:span text:style-name="c12">Seeking</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12">Seeking</text:span><text:span text:style-name="c4">, File: 11.docx, RG</text:span><text:span text:style-name="c0"><text:tab/>
          <text:line-break/>Es gibt Alternativen dazu. Die sind aber nicht so gut. also es gibt Gnomon Online, der hat den Vorteil, die sind etwas aktueller. Denn l'année philologique ist so, da kriegst du, da sollte eigentlich alles wichtige drin stehen, da kann man auch ziemlich intelligent durchsuchen ähm und da kannst du auch deinen Autor eingeben oder was auch immer für Stichworte und so weiter. Kannst du eingeben. Da sucht man. Das Problem ist, dass, glaube ich die letzten 2,3 Jahrgänge nicht abgebildet werden. Und das ist blöd, weil das viel Zeit ist, die nicht abgebildet wird und dafür ist dann Gnomon online ein bißchen aktueller, aber lückenhaft. Das gute an der l'année philologique ist, dass du da meistens noch ein kleines Abstract bekommst, was nicht von dem Autor selber geschrieben ist, sondern eine kleine Zusammenfassung, manchmal auch sehr schlecht, aber es ist extrem hilfreich, finde ich. Also das wäre meine erste Anlaufstelle und da werde ich auf jeden Fall schon sehr viel finden.</text:span></text:p>
      <text:p text:style-name="p1"><text:span text:style-name="c0"><text:tab/>
          <text:line-break/>[VIEW] </text:span><text:span text:style-name="c12">Seeking</text:span><text:span text:style-name="c4">, File: 11.docx, RG</text:span><text:span text:style-name="c0"><text:tab/>
          <text:line-break/>Also klar, ich kann jd einzelne Internetseite ansteuern, von jd Zeitschrift und da steht natürlich drin, das ist unsere letzte Ausgabe und das steht drin, aber das will ich ja nicht. Da habe ich keine Lust dazu.    #00:30:22-3# </text:span></text:p>
      <text:p text:style-name="p1"/>
      <text:p text:style-name="p1"><text:span text:style-name="c0"><text:tab/>
          <text:line-break/>[VIEW] </text:span><text:span text:style-name="c12">Seeking</text:span><text:span text:style-name="c4">, File: 31.docx, RG</text:span><text:span text:style-name="c0"><text:tab/>
          <text:line-break/>M: Ja... also natürlich so grad für mich Philosophie, da geh ich natürlich zum Professor und zu Kollegen also zu Sandra, also die da auch wirklich damit zu tun haben, und frag da halt auch mal nach, nach nem Tipp. Also das sind immer so wirklich meine Anlaufstellen, weil eben die Leute, die hier halt viel mit Philosophie zu tun haben, die frag ich dann halt auch, weil es natürlich um lateinische Themen geht, da geh ich natürlich auch zum [Anony] Professor, also zum Lateinprofessor und genau auch zu, zu Kollegen aus der Latinistik, die da schon doch noch mehr nen Überblick jetzt haben als ich, die jetzt doch sehr Gräzistik spezialisiert ist jetzt inzwischen. Genau. Ja und ansonsten, ich natürlich auch im Kolleg, da kann ich auch den Professor fragen...</text:span></text:p>
      <text:p text:style-name="p1"><text:span text:style-name="c0"><text:tab/>
          <text:line-break/>[VIEW] </text:span><text:span text:style-name="c12">Seeking</text:span><text:span text:style-name="c4">, File: 31.docx, RG</text:span><text:span text:style-name="c0"><text:tab/>
          <text:line-break/>M: Genau das [Anony], der ist aber, also Latinist, aber auch Gräzist, also kennt sich auch sehr viel mit Platon aus, also genau da kann man auch im Gespräch mal was fragen. Hmm. Doch. Also wo ich, wenn ich merke ich komm nicht weiter oder es ist ein bisschen umstritten die Sache, dann gehe ich auf jeden Fall frage ich dann ne Professor ob er da ne Meinung hat, oder ob er da wirklich eher mir zu was rät sozusagen, dass ich eher da nochmal nachlesen soll, oder dass die Theorie vielleicht weniger zu gebrauchen ist als das. Und ich meine so als jemand, der mehr Erfahrung hat, kann einem dann natürlich schon noch besser dazu raten, grad wenn man sich in ein neues Thema einarbeitet, da weiß man ja manchmal auch nicht so welche Theorie da so, wem man da jetzt glauben kann, und das muss man ja auch erst mal, kommt ja dann mit der größeren Erarbeitung, genau.</text:span></text:p>
      <text:p text:style-name="p1"><text:span text:style-name="c0"><text:tab/>
          <text:line-break/>[VIEW] </text:span><text:span text:style-name="c12">Seeking</text:span><text:span text:style-name="c4">, File: 31.docx, RG</text:span><text:span text:style-name="c0"><text:tab/>
          <text:line-break/>M: ich überleg grade. Höchstens halt solche, aber aktiv genutzt hab ich das jetzt auch nicht, academia, das wird ich jetzt aber in Zukunft nutzen, weil ja also praktisch per Email bekommt man ja da auch wirklich mal Hinweise, ne, durch die Anmeldung hats, die hab ich dann erst vorgenommen.</text:span></text:p>
      <text:p text:style-name="p1"><text:span text:style-name="c0"><text:tab/>
          <text:line-break/>[VIEW] </text:span><text:span text:style-name="c12">Seeking</text:span><text:span text:style-name="c4">, File: 31.docx, RG</text:span><text:span text:style-name="c0"><text:tab/>
          <text:line-break/>M: Ja also entweder falls ich außerhalb vom Institut bin, was ja meistens der Fall ist würde ich vielleicht ne Email schreiben, oder ich würde, falls MArie mir helfen kann per Handy dann einfach nochmal kurz ne Whatsapp schreiben, genau und dann würde ich sozusagen mit dem Laptop in der Hand und das ganze aufschlagen und dann zeigen hier ist schwierig, kannst du mir das jetzt zeigen, also praktisch live. Genau. </text:span></text:p>
      <text:p text:style-name="p1"><text:span text:style-name="c0"><text:tab/>
          <text:line-break/>[VIEW] </text:span><text:span text:style-name="c12">Seeking</text:span><text:span text:style-name="c4">, File: 31.docx, RG</text:span><text:span text:style-name="c0"><text:tab/>
          <text:line-break/>M: Ansonsten wenn das natürlich um größere Dinge geht, würde ich erstmal so in nem einfachen Gespräch das Ganze beschreiben und meistens wird dann ja sowieso der Laptop ausgepackt dann irgendwann, ja. </text:span></text:p>
      <text:p text:style-name="p1"><text:span text:style-name="c0"><text:tab/>
          <text:line-break/>[VIEW] </text:span><text:span text:style-name="c12">Seeking</text:span><text:span text:style-name="c4">, File: 31.docx, RG</text:span><text:span text:style-name="c0"><text:tab/>
          <text:line-break/>R: Würdest du sie um Hilfe bitten, würdest du ihr kurz das Problem schildern, würdest du das Problem ausführlich schildern?</text:span></text:p>
      <text:p text:style-name="p1"/>
      <text:p text:style-name="p1"><text:span text:style-name="c0">01:06:17</text:span></text:p>
      <text:p text:style-name="p1"/>
      <text:p text:style-name="p1"><text:span text:style-name="c0">M: Also ich würde das Problem konkret schildern und dann um Hilfe bitten. Also sehr konkret. Das ist, das mach ich aber prinzipiell immer, egal wobei.</text:span></text:p>
      <text:p text:style-name="p1"><text:span text:style-name="c0"><text:tab/>
          <text:line-break/>[VIEW] </text:span><text:span text:style-name="c12">Seeking</text:span><text:span text:style-name="c4">, File: 32.docx, RG</text:span><text:span text:style-name="c0"><text:tab/>
          <text:line-break/>M: Meistens, ich versuchs meistens selber zu lösen, oder bzw., geh ins Internet und schau, google erst mal das Problem, wenn ich jetzt ein konkretes Problem hab google ich das Problem, dann versuche ich das irgendwie selber zu lösen oder schau nach Programmen, die es dafür gibt, also ich benutz z.B. auch den CC-Cleaner, wenn der Computer mal ein bisschen langsamer läuft, oder wie man z.B. ne PDF komprimiert oder solche Sachen. Und dann google ich dann einfach und dann kommt ja meistens schon was auf, wie heißt diese Website, ja, Computer Bild, ne, da gibt’s eine bestimmte...</text:span></text:p>
      <text:p text:style-name="p1"><text:span text:style-name="c0"><text:tab/>
          <text:line-break/>[VIEW] </text:span><text:span text:style-name="c12">Seeking</text:span><text:span text:style-name="c4">, File: 32.docx, RG</text:span><text:span text:style-name="c0"><text:tab/>
          <text:line-break/>M: Ja ne Hilfeseite, da gibt’s dann meistens auch schon Links zu Programmen oder man kann die dann direkt runterladen und ja, löst sich das eigentlich. Und ansonsten natürlich, wen ich überhaupt nicht weiterkomme, dann frage ich natürlich Freunde, die sich damit auskennen oder eben auch, ich kenn ja durch die Stipendiatengruppe kenn ich ja auch ein paar IT-ler und die können dann, ja...</text:span></text:p>
      <text:p text:style-name="p1"/>
      <text:p text:style-name="p1"><text:span text:style-name="c0">R: Das hast du auch schon gemacht?</text:span></text:p>
      <text:p text:style-name="p1"/>
      <text:p text:style-name="p1"><text:span text:style-name="c0">05:18</text:span></text:p>
      <text:p text:style-name="p1"/>
      <text:p text:style-name="p1"><text:span text:style-name="c0">M: Ich hab auch schon, ja... genau. </text:span></text:p>
      <text:p text:style-name="p1"/>
      <text:p text:style-name="p1"><text:span text:style-name="c0">R: Hast du die IT-ler schon mal angetriggert?</text:span></text:p>
      <text:p text:style-name="p1"/>
      <text:p text:style-name="p1"><text:span text:style-name="c0">M: Ja doch hab ich schon mal konkret gefragt, also (…) Stipendiaten, grade auch da ich eben von einem (…) Stipendiaten den PC dann auch übernommen hab, hab ich dann natürlich auch hin und wieder mal ein paar Fragen.</text:span></text:p>
      <text:p text:style-name="p1"><text:span text:style-name="c0"><text:tab/>
          <text:line-break/>[VIEW] </text:span><text:span text:style-name="c12">Seeking</text:span><text:span text:style-name="c4">, File: 32.docx, RG</text:span><text:span text:style-name="c0"><text:tab/>
          <text:line-break/>M: Hatte ich das letzte Mal schon kurz, aber ist ja... Die Hilfestellungen, also es gibt eigentlich, ich hab noch nie Hilfestellungen genutzt, die da irgendwie, Erklärtools oder, ich hab das alles immer intuitiv mir erarbeitet aber auch durch probieren. Ich wusste auch durch die Fachcommunity um die Möglichkeiten die der TLG so bietet und dann, wenn du das weißt, dann klickst du dich durch um an dein Ziel zu kommen sozusagen.</text:span></text:p>
      <text:p text:style-name="p1"><text:span text:style-name="c0"><text:tab/>
          <text:line-break/>[VIEW] </text:span><text:span text:style-name="c12">Seeking</text:span><text:span text:style-name="c4">, File: 32.docx, RG</text:span><text:span text:style-name="c0"><text:tab/>
          <text:line-break/>M: Ja also, wenn ich jetzt bspw. ein konkretes Problem habe, z.B. komprimieren von PDF oder so, dann weiß ich ja schon eigentlich was ich will, das ist dann wirklich sehr, sehr konkret, und ja dann einfach bei google eingeben, ne, komprimieren von PDF und dann kommt dann das Tool dazu was mir weiterhilft. Bei Literatur ist natürlich, wenn ich jetzt eingebe, keine Ahnung, Tod bei Epikur, gibt’s natürlich dann sehr viel und dann muss ich ja auch alles sozusagen einsehen und das geht, das ist einfach umfangreicher, anders.</text:span></text:p>
      <text:p text:style-name="p1"><text:span text:style-name="c0"><text:tab/>
          <text:line-break/>[VIEW] </text:span><text:span text:style-name="c12">Seeking</text:span><text:span text:style-name="c4">, File: 32.docx, RG</text:span><text:span text:style-name="c0"><text:tab/>
          <text:line-break/>M: Das liegt auch an der Zeit, vor allem. Ich denk dann es gibt halt auch wirklich wichtigere, ich leg halt meinen Schwerpunkt dann eher auf die Arbeit, also Literaturrecherche oder schreiben was auch immer, und dann denke ich okay, du verschwendest jetzt hier zu viel zeit, so, da bin ich dann auch zu ungeduldig. </text:span></text:p>
      <text:p text:style-name="p1"><text:span text:style-name="c0"><text:tab/>
          <text:line-break/>[VIEW] </text:span><text:span text:style-name="c12">Seeking</text:span><text:span text:style-name="c4">, File: 32.docx, RG</text:span><text:span text:style-name="c0"><text:tab/>
          <text:line-break/>M: Ja also vor allem auch diese, es gibt ja diese Suchfunktion oder, im Word, die ist manchmal so unpräzise, also, also natürlich also optimal wäre natürlich ein Livechat, das ist ein bissel utopisch, ja aber..</text:span></text:p>
      <text:p text:style-name="p1"/>
      <text:p text:style-name="p1"><text:span text:style-name="c0">R: Wieso wäre das optimal?</text:span></text:p>
      <text:p text:style-name="p1"/>
      <text:p text:style-name="p1"><text:span text:style-name="c0">M: Weil man da natürlich, einfach der Zeit wegen, und vor allem auch ne präzise Antwort, also ich finde die Antworten im Word sind teilweise so, also die Suchkriterien, oder die Schlagwörter, die da angezeigt werden, die sind teilweise so unpräzise, da kann man sich dann auch nichts da drunter vorstellen und da geb ich dann wieder auf, da denke ich dann okay, dann lasse ich es so. Genau also mehr Präzision auf jeden Fall auch von ja Schlagwörtern her, wenn man die dann eingibt, das dann präzisere Beschreibungen, auch Steps auch für verschiedene Versionen auf jeden Fall, dass die beschrieben werden. Und genau im Netz ne Auf-, das grad wenn man jetzt ne veraltete Version hat, dass es dafür eben auch noch Hinweise gibt, das ist ja meistens auch nicht so, weil jeder davon ausgeht, dass man das neueste hat, aber ich hab Word 2003 oder so. Und ja genau, das war eben auf dem PC drauf und ja... Das ist dann immer ein bissel schwierig.</text:span></text:p>
      <text:p text:style-name="p1"><text:span text:style-name="c0"><text:tab/>
          <text:line-break/>[VIEW] </text:span><text:span text:style-name="c12">Seeking</text:span><text:span text:style-name="c4">, File: 32.docx, RG</text:span><text:span text:style-name="c0"><text:tab/>
          <text:line-break/>M: Ja aber es fängt bspw. auch bei, schon an bei Schlagworten wir Absätze zählen, oder so, da kommt dann auch meistens schon nichts, das finde ich schon dann ein bisschen. Also ist jetzt ein ganz normales Beispiel, oder Literaturverzeichnis sortieren, alphabetisch sortieren, das würde ja schon, aber das ist eben dann auch schon zu viel, oder eben alphabetisch sortieren, kommt dann meisten auch schon immer nichts, und dann geht man natürlich zu Google. </text:span></text:p>
      <text:p text:style-name="p1"><text:span text:style-name="c0"><text:tab/>
          <text:line-break/>[VIEW] </text:span><text:span text:style-name="c12">Seeking</text:span><text:span text:style-name="c4">, File: 32.docx, RG</text:span><text:span text:style-name="c0"><text:tab/>
          <text:line-break/>M: Chip.de fiel mir grade ein, das ist immer die Seite, die ist immer gut, und da gibt’s ja auch so Youtube Videos z.B. direkt, die man dann nachmachen, das ist natürlich auch ne schöne Sache, direkt irgendwie ein Video dazu, wie man das nachmachen kann, das...</text:span></text:p>
      <text:p text:style-name="p1"><text:span text:style-name="c0"><text:tab/>
          <text:line-break/>[VIEW] </text:span><text:span text:style-name="c12">Seeking</text:span><text:span text:style-name="c4">, File: 32.docx, RG</text:span><text:span text:style-name="c0"><text:tab/>
          <text:line-break/>M: Ja das mach ich auch, also Waschmaschine reparieren oder Kühlschrank reparieren, solche Sachen, also da geht das wirklich wieder gut, also wenn man da ein Schlagwort reinschreibt, Wasser, Kühlschrank unten Wasser oder so was, dann kommt da dass da hinten dieser Abfluss verstopft ist, so was man dann tun muss, genau da funktionierst dann besser.</text:span></text:p>
      <text:p text:style-name="p1"/>
      <text:p text:style-name="p1"><text:span text:style-name="c0">R: Da gibt’s sicher auch für Word Hinweise.</text:span></text:p>
      <text:p text:style-name="p1"/>
      <text:p text:style-name="p1"><text:span text:style-name="c0">M: Ja hab ich inzwischen schon, teilweise auch Inhaltsverzeichnis z.B., automatisches Inhaltsverzeichnis erstellen lassen, also d als ich das noch nicht konnte, habe ich das noch alles schön per Youtube erklären lassen und...</text:span></text:p>
      <text:p text:style-name="p1"><text:span text:style-name="c0"><text:tab/>
          <text:line-break/>[VIEW] </text:span><text:span text:style-name="c12">Seeking</text:span><text:span text:style-name="c4">, File: 32.docx, RG</text:span><text:span text:style-name="c0"><text:tab/>
          <text:line-break/>M: also schon erst mal mit Schlagworten, aber falls ich überhaupt nicht weiterkomm stell ich auch einfach, also grad jetzt was Software angeht ne Frage. Frage formulieren.</text:span></text:p>
      <text:p text:style-name="p1"/>
      <text:p text:style-name="p1"><text:span text:style-name="c0">R: Ein kompletter Satz?</text:span></text:p>
      <text:p text:style-name="p1"/>
      <text:p text:style-name="p1"><text:span text:style-name="c0">M: Ja oder ne Phrase, da kommt teilweise auch schon was, dann sieht man ja so in manchen Vorschlägen oder Treffern sieht man dann ja die verschiedenen Worte, also dann ja kommt man manchmal auch auf Dinge.</text:span></text:p>
      <text:p text:style-name="p1"/>
      <text:p text:style-name="p1"><text:span text:style-name="c0">R: Du siehst dann Fachbegriffe, die dir nicht bewusst waren, die du aber für eine präzisere Folgefrage benutzt.</text:span></text:p>
      <text:p text:style-name="p1"/>
      <text:p text:style-name="p1"><text:span text:style-name="c0">M: Genau das wird dann, das ist auch so ein Schneeballprinzip, ja, genau. Ja. </text:span></text:p>
      <text:p text:style-name="p1"><text:span text:style-name="c0"><text:tab/>
          <text:line-break/>[VIEW] </text:span><text:span text:style-name="c12">Seeking</text:span><text:span text:style-name="c4">, File: 32.docx, RG</text:span><text:span text:style-name="c0"><text:tab/>
          <text:line-break/>M: Ja zwischendurch geht man da, oder geh ich natürlich auch auf die Webseiten und les mir das durch und dann kann ich es ja nochmal präzisieren. </text:span></text:p>
      <text:p text:style-name="p1"><text:span text:style-name="c0"><text:tab/>
          <text:line-break/>[VIEW] </text:span><text:span text:style-name="c12">Seeking</text:span><text:span text:style-name="c4">, File: 21.docx, RG</text:span><text:span text:style-name="c0"><text:tab/>
          <text:line-break/>tatsächlich ist die antwort ein bißchen trivial, da frage ich kollegen häufig und ähm, genau. Ja, es ist, also, genau, ich habe bisher keine ähm, die hilfe bei der nutzung des portals kam durch die fachkollegen</text:span></text:p>
      <text:p text:style-name="p1"><text:span text:style-name="c0"><text:tab/>
          <text:line-break/>[VIEW] </text:span><text:span text:style-name="c12">Seeking</text:span><text:span text:style-name="c4">, File: 22.docx, RG</text:span><text:span text:style-name="c0"><text:tab/>
          <text:line-break/>M: Ich hab darüber nachgedacht, tatsächlich und einen Teil hab ich dir schon geschrieben. Dass es, also als du fragtest, also wie mein Zugang zum Thesaurus war, ich hab gesagt learning by doing, natürlich spielt das eine Rolle, aber es gibt lauter Tutorials. Und, und natürlich, also hab ich dir ja gezeugt, also bei jeder Funktion kannst du sozusagen ein PDF runterladen, die alles erklärt. Tatsächlich hab ich dir nicht benutzt, aber genau, von daher, aber jetzt, genau gestern hab ich...</text:span></text:p>
      <text:p text:style-name="p1"/>
      <text:p text:style-name="p1"><text:span text:style-name="c0">R: Hast du es tatsächlich genutzt?</text:span></text:p>
      <text:p text:style-name="p1"/>
      <text:p text:style-name="p1"><text:span text:style-name="c0">M: Jajajaja, also du hast mich so, also es hat mich schon geärgert, dass ich die Frage so beantwortet hab, und dann hab ich die ganzen angeschaut, das war sehr nützlich. Und gestern habe ich eine Empfehlung gegeben, meinen Studenten eine Empfehlung darüber gegeben und ich sage ich war sehr nervös, weil genau, ich muss es alles sozusagen vorzeigen und so.</text:span></text:p>
      <text:p text:style-name="p1"/>
      <text:p text:style-name="p1"><text:span text:style-name="c0">01:46</text:span></text:p>
      <text:p text:style-name="p1"/>
      <text:p text:style-name="p1"><text:span text:style-name="c0">M: Und genau aber ich hatte mich das wirklich (..), also diese Dateien auch vorbereiten und Tutorials und natürlich dann hab ich [Anony] meine Kollegin nochmal gefragt und genau.</text:span></text:p>
      <text:p text:style-name="p1"/>
      <text:p text:style-name="p1"><text:span text:style-name="c0">R: Kannst du dich erinnern welche Dateien du da gestern angeschaut hast?</text:span></text:p>
      <text:p text:style-name="p1"/>
      <text:p text:style-name="p1"><text:span text:style-name="c0">02:04</text:span></text:p>
      <text:p text:style-name="p1"/>
      <text:p text:style-name="p1"><text:span text:style-name="c0">M: Also für diese Veranstaltung, ja das waren also, es gibt mehrere Funktionen, das ist wirklich sehr gut gemacht, gell, also, ähh, also bei den verschiedenen Funktionen, also genau, also äh, Texte, also so dieses Parallel-, die also der Parallelvergleich von Texten und, also es ist ziemlich komplex, kann ich dir zeigen, wenn du willst später.</text:span></text:p>
      <text:p text:style-name="p1"><text:span text:style-name="c0"><text:tab/>
          <text:line-break/>[VIEW] </text:span><text:span text:style-name="c12">Seeking</text:span><text:span text:style-name="c4">, File: 22.docx, RG</text:span><text:span text:style-name="c0"><text:tab/>
          <text:line-break/>M: [Anony] Eine ehemalige Kollegin, meinen Freund, der sich auch gut auskennt, 2 weitere Kollegen, das sind normalerweise die Leute, die ich fragen würde, und genau, und eben dich, an der Spitze.</text:span></text:p>
      <text:p text:style-name="p1"><text:span text:style-name="c0"><text:tab/>
          <text:line-break/>[VIEW] </text:span><text:span text:style-name="c12">Seeking</text:span><text:span text:style-name="c4">, File: 22.docx, RG</text:span><text:span text:style-name="c0"><text:tab/>
          <text:line-break/>M: Aber das ist wirklich eine gute Frage, (...) ich kann mir vorstellen, also ich werde noch darüber also über mich reflektieren heute nachmittag wenn ich da, da, da genau oder, genau, ich mache. Ne eben ich variiere häufig auch um auf na was, genau Übersetzungsforschung Goethezeit wäre eine Sache, Übersetzungsforschung- ausgangssprachenorientierte Übersetzung Goethezeit, und verschiedene Varianten und man hat häufig Überraschungen. Und, und ja...</text:span></text:p>
      <text:p text:style-name="p1"><text:span text:style-name="c0"><text:tab/>
          <text:line-break/>[VIEW] </text:span><text:span text:style-name="c12">Seeking</text:span><text:span text:style-name="c4">, File: 22.docx, RG</text:span><text:span text:style-name="c0"><text:tab/>
          <text:line-break/>M: (lacht) Aber es ist auch das Problem z.B. was in den meisten Fall haben, ich weiß nicht, ob die das hilft, dass ich auch häufig, genau bevor ich eine Frage stelle bei jemanden, ich schon im Vorfeld google, weil ich häufig die Termini technici nicht kenne und ich mich sehr schäme, genau, [Anony]</text:span></text:p>
      <text:p text:style-name="p1"/>
      <text:p text:style-name="p1"><text:span text:style-name="c0">R: Wäre jetzt meine nächste Frage gewesen.</text:span></text:p>
      <text:p text:style-name="p1"/>
      <text:p text:style-name="p1"><text:span text:style-name="c0">M: Nene genau es ist genau ein allgemeines Problem. Bevor ich frage schaue, informiere ich mich vor der Frage, also bei der direkten Person. Und jetzt habe ich keine Beispiele parat, aber hab ich keine Beispiele, ich kann darüber nachdenken.</text:span></text:p>
      <text:p text:style-name="p1"/>
      <text:p text:style-name="p1"><text:span text:style-name="c0">R: Aber das ist interessant: Du sagst bevor due jemanden fragst, kuckst du erst mal „was meine ich eigentlich“ um nicht als Unwissende dazustehen.</text:span></text:p>
      <text:p text:style-name="p1"/>
      <text:p text:style-name="p1"><text:span text:style-name="c0">24:03</text:span></text:p>
      <text:p text:style-name="p1"/>
      <text:p text:style-name="p1"><text:span text:style-name="c0">M: Ja was meine ich eigentlich, genau</text:span></text:p>
      <text:p text:style-name="p1"><text:span text:style-name="c0"><text:tab/>
          <text:line-break/>[VIEW] </text:span><text:span text:style-name="c12">Seeking</text:span><text:span text:style-name="c4">, File: 22.docx, RG</text:span><text:span text:style-name="c0"><text:tab/>
          <text:line-break/>arbeitest ja mit WORD, und es gibt ja viele Funktionen...</text:span></text:p>
      <text:p text:style-name="p1"/>
      <text:p text:style-name="p1"><text:span text:style-name="c0">29:02</text:span></text:p>
      <text:p text:style-name="p1"/>
      <text:p text:style-name="p1"><text:span text:style-name="c0">M: Ja da google ich die ganze Zeit.</text:span></text:p>
      <text:p text:style-name="p1"><text:span text:style-name="c0"><text:tab/>
          <text:line-break/>[VIEW] </text:span><text:span text:style-name="c12">Seeking</text:span><text:span text:style-name="c4">, File: 22.docx, RG</text:span><text:span text:style-name="c0"><text:tab/>
          <text:line-break/>M: [Anony] Dieses andere, also dieses Brin Mawr, das bekomm ich jeden Tag. Also man bekommt jeden Tag die Rezensionen, ist auch, ist auch oft, also die sehr bedrückend ist, wenn du weißt, dass dein Buch gerade veröffentlicht ist. Deswegen alle (lachen).</text:span></text:p>
      <text:p text:style-name="p1"/>
      <text:p text:style-name="p1"><text:span text:style-name="c0"><text:tab/>
          <text:line-break/>[VIEW] </text:span><text:span text:style-name="c13">Scanning</text:span><text:span text:style-name="c4">, File: 51.docx, RG</text:span><text:span text:style-name="c0"><text:tab/>
          <text:line-break/>Person: fast jeden tag, genau, da wird dann einmal im monat gibt es so eine liste, books received und dann ich glaube, das ist auch so organisiert, dass sich die forschungscommunity melden könnnen, hier ich möchte das rezensieren, ja, genau.    #00:37:25-2# </text:span></text:p>
      <text:p text:style-name="p1"><text:span text:style-name="c0"><text:tab/>
          <text:line-break/>[VIEW] </text:span><text:span text:style-name="c13">Scanning</text:span><text:span text:style-name="c4">, File: 12.docx, RG</text:span><text:span text:style-name="c0"><text:tab/>
          <text:line-break/>ja, also ich habe auch so ein bißchen geschaut, was machen so, was passiert in den Digital Humanities, hab ein bißchen gekuckt, vor allem habe ich geschaut ob da zum thema Lautfolgen, weil sich das so sehr anbietet, das zu machen, ob da irgendwas publiziert wurde und habe da nichts gefunden, was mir weiterhelfen würde, habe vielleicht auch nicht ganz systematisch gesucht, aber ich habe natürlich viele andere tools, viel software gesehen, die aber für ganz andere probleme meistens waren, weil die auch wahrscheinlich ein bißchen aufwendiger sind. denn das problem was ich hatte, ist ja ganz leicht an sich zu lösen, bzw. wie ich jetzt gemerkt habe, ist es eigentlich auch gelöst, also, mit dann ja auch wieder, nämlich mein Bekannter, der sich gerade ähm auch viel mit datenanalyse beschäftigt aber eben auch diesen griechischhintergrund hat, der hat mich dann auch wieder, aber eben ganz zufällig, hat mir mitgeteilt, dass es da ne gute software</text:span></text:p>
      <text:p text:style-name="p1"><text:span text:style-name="c0"><text:tab/>
          <text:line-break/>[VIEW] </text:span><text:span text:style-name="c13">Scanning</text:span><text:span text:style-name="c4">, File: 12.docx, RG</text:span><text:span text:style-name="c0"><text:tab/>
          <text:line-break/>diese umwege zu gehen, weil man darüber total viel lernt.während man immer sich mit einem spezialthema, man schreibt seine diss, seine habil beschäftigt, da wird man am anfang recht viel lernen aber dann immer mehr zeit brauchen um immer weniger neues zu lernen. während man , wenn man somal ein bißchen rumkuckt, die ganze zeit ganz viel lernt, bis man die verknüpfung hat. und das sollte man auch tun, und im grunde ist es das, wozu wir die studenten anhalten, das zu tun ähm aber irgendwann ist es so eine zeitfrage. was ich schon immer mal mache, ist einfach, ich weiss z.B. mein kollege sehr viel macht, einfach unten bei den auslagen der zeitschriften hinzugehen, so was kriegt man ja auch als newsletter, sondern einfach mal hingehen und das einfach mal durchblättern, was ist der letzte jahrgang und was steht da drin. und das gibt einem ja nen ganz guten überblick. In den wichtigsten fachzeitschriften, es sind so was weiss ich 10 stück und einfach mal zu kucken, was ist grad so gang und gebe und zu kucken, was ist grad wichtig und ähm man hat ja dann schon, meistens kennt man das ja schon so ein bißchen, oder hat, wenn man schon etwas erfahrung hat, hat man irgendwie von der sache gehört, und hat dann verknüpfung oder legt es sich weg, dh das bringt wirklich viel, sich mal treiben zu lassen. zum Beispiel die ganze sache mit den Lautfolgen hätte ich mich da nicht treiben lassen wirklich, es hatte zwar direkt was mit [Anonym: meinem Projekt] zu tun, aber dass ich dem so nachgegangen bin und vor allem in diesen uralten aufsätzen, die man gerne übergeht, weil die auch so kompliziert sind und auf latein geschrieben sind, es man gerne übergeht</text:span></text:p>
      <text:p text:style-name="p1"><text:span text:style-name="c0"><text:tab/>
          <text:line-break/>[VIEW] </text:span><text:span text:style-name="c14">Monitoring</text:span><text:span text:style-name="c4">, File: 12.docx, RG</text:span><text:span text:style-name="c0"><text:tab/>
          <text:line-break/> aber genau das problem, wie wäre ich drauf gekommen, schwierig wahrscheinlich. also ich weiss nicht, klar, wenn ich mich jetzt viel umgetan haätte, mit vielen leuten aus den Digital Humanities ähm gesprochen hätte, hätte mich da wahrscheinlich irgendwann jmd drauf verwiesen. aber so sehr brannte mir das auch nicht unter den nägeln und ähm ja, beziehungsweise, das ist glaube ich auch so ein thema, dass man dann diese manschette hat, dass man sich dann gar nicht, also hätte er mich nur darauf verwiesen und ich hätte es selbst noch machen müssen, das läuft glaube ich alles über python und ich habe halt keine ahnung davon, hätte ich es slebst machen müssen, hätte ich es selbst wahrscheinlich auch nicht gemacht.ähm und es war eher so, dass er mir gleich die ergebnisse geliefert hat und ich gesehen habe, dass die stimmen, weil ich die selber schon erzielt habe, eben mit komplizierteren methoden, dadurch war es irgendwie gut und ja, das ist glaub ich überhaupt ein problem, dass man oft so ganz viel vielleicht vorgeschlagen bekommt und eh man das alles ausprobiert hat, dann ist vielleicht eine woche vergangen und ähm genau</text:span></text:p>
      <text:p text:style-name="p1"><text:span text:style-name="c0"><text:tab/>
          <text:line-break/>[VIEW] </text:span><text:span text:style-name="c15">Proxy</text:span><text:span text:style-name="c4">, File: 41.docx, RG</text:span><text:span text:style-name="c0"><text:tab/>
          <text:line-break/>M: Das ist manchmal ganz praktisch wenn Leute eben Sachen hochgeladen haben, die sie publiziert haben, das finde ich ganz nett. Zum Recherchieren finde ich es irgendwie nicht ganz so praktisch. Also die Suchfunktion bringts irgendwie nicht so. Also ich kanns irgendwie nicht genau benennen warum aber man findet finde ich die Suche, wenn man einfach da nach Schlagworten sucht, da sind die Ergebnisse dann oft eher unbefriedigend.</text:span></text:p>
      <text:p text:style-name="p1"><text:span text:style-name="c0"><text:tab/>
          <text:line-break/>[VIEW] </text:span><text:span text:style-name="c15">Proxy</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15">Proxy</text:span><text:span text:style-name="c4">, File: 41.docx, RG</text:span><text:span text:style-name="c0"><text:tab/>
          <text:line-break/>M: Im Notfall könnte man das eben noch machen, aber ob das zu so großen Unterschieden führt, also die wichtigsten Sachen sind in dieser LLTH Datenbank auch drin glaube ich. </text:span></text:p>
      <text:p text:style-name="p1"/>
      <text:p text:style-name="p1"><text:span text:style-name="c0">R: Wie bist du dazu gekommen?</text:span></text:p>
      <text:p text:style-name="p1"/>
      <text:p text:style-name="p1"><text:span text:style-name="c0">M: Ich glaub Peter hat mir den Tipp gegeben.</text:span></text:p>
      <text:p text:style-name="p1"/>
      <text:p text:style-name="p1"><text:span text:style-name="c0">R: (...)</text:span></text:p>
      <text:p text:style-name="p1"/>
      <text:p text:style-name="p1"><text:span text:style-name="c0">M: Ich glaube Peter hat mir den Tipp mal gegeben aber ich kanns nicht mehr 100%ig sagen. </text:span></text:p>
      <text:p text:style-name="p1"><text:span text:style-name="c0"><text:tab/>
          <text:line-break/>[VIEW] </text:span><text:span text:style-name="c15">Proxy</text:span><text:span text:style-name="c4">, File: 51.docx, RG</text:span><text:span text:style-name="c0"><text:tab/>
          <text:line-break/>Person: naja, wie ich das bei type greek schon angedeutet habe. in so alltäglichen gesprächen kommen probleme auf und werden zur sprache gebracht und dann kriegt man das so nebenbei als tip, typegreek, kann benutzen, ist ja interessant. also, man, ähm, man teilt sich schon die beobachtungen, die man so macht. ich krieg ja dann demnächst das smartphone, und dann höre ich Sandra, die dann sagt, und dann musst du dir unbedingt die wörterbücher aufs handy laden ähm, die da online zur verfügung stehen und ist sehr praktisches tool. sie sagt, sie sei schneller damit. ja, das würde ich ohnehin dann machen, also dann, dass man unterwegs das ganze gleich schnell verfügbar hat. ob ich dann irgendwann schneller bin als wenn ich es händisch nachkucke, das weiss ich nicht, steht auf nem anderen blatt. und ja, im wesentlichen macht man sich, ging es mir jedenfalls so, dass man sich während des studiums irgendwie in ner phase mal vertraut gemacht hab, ohne da jetzt ganz systematisch zu sein, was jetzt halt zb. an datenbanken an der uni bibo da ist und sich das mal ankuckt und gelegentlich kriegt man dann so einen rat, aber das es jetzt wirklich systematisch wäre, könnte ich jetzt nicht sagen.    #01:02:19-5# </text:span></text:p>
      <text:p text:style-name="p1"><text:span text:style-name="c0"><text:tab/>
          <text:line-break/>[VIEW] </text:span><text:span text:style-name="c15">Proxy</text:span><text:span text:style-name="c4">, File: 51.docx, RG</text:span><text:span text:style-name="c0"><text:tab/>
          <text:line-break/>Person: ja, das geht, also, das kann man in verschd. teile aufteilen, also erstmal wie derjenige vorgeht, der vorträgt, ob er powerpoint einsetzt, was weiss ich, bis hin zu die leute, die diskussionen begleiten, mitunter kommt der ein oder andere schon mit dem computer rein und kuckt mal schnell nach was, wenn da eine frage auftaucht, ja was steht denn bei dem und dem autoren und wird das online nutzen. aber meistens sind so die ratschläge, die da gegeben werden, ja ganz traditionell, sind dann eher literaturtips, schauen sie da und da nach oder ich hab da das und das buch gelesen und da könnte was wertvolles drin sein. es ist weniger so, dass man da auf den neuesten stand der digitalen technik gebracht wird. ja, und unsere obrigkeit ist jetzt nicht digitalfeindlich, aber, die kommt noch aus ner anderen zeit. #01:03:59-3# </text:span></text:p>
      <text:p text:style-name="p1"><text:span text:style-name="c0"><text:tab/>
          <text:line-break/>[VIEW] </text:span><text:span text:style-name="c15">Proxy</text:span><text:span text:style-name="c4">, File: 51.docx, RG</text:span><text:span text:style-name="c0"><text:tab/>
          <text:line-break/>Person: Ja, eine ärgerliche Angelegenheit, ja. Academia. Also eine ähm, eine Plattform, ich muss da noch ein paar Einstellungen vornehmen, die ich nie vorgenommen habe. ich werde natürlich immer in die Premiummitgliedschaft hineingenötigt. Ich werde das nie tun. Also wo man dann bei der Eitelkeit gepackt werden soll, wer hat mich jetzt erwähnt und so. Man kann sicherlich über Einstellungen da viel machen. Wenn man sich da mal, vielleicht auch gar nicht aus so einem gerichteten Interesse den ein oder anderen Aufsatz ankuckt, dann kreigt man ja ständig Vorschläge, sie haben das und das gesehen. Aber, ähm,    #01:09:23-3# </text:span></text:p>
      <text:p text:style-name="p1"><text:span text:style-name="c0"><text:tab/>
          <text:line-break/>[VIEW] </text:span><text:span text:style-name="c15">Proxy</text:span><text:span text:style-name="c4">, File: 42.docx, RG</text:span><text:span text:style-name="c0"><text:tab/>
          <text:line-break/>Person: also, bei diesen datenbanken ist der weg, wie man dazu kommt auch ein analoger. das ist ja auch nicht so, dass wir die googlen und dann finden wir was, sondern dass das von büro zu büro geht, ohne dass man sich daran erinnern kann, wie es dazu gekommen ist, aber irgendeiner muss es erstmal entdeckt werden. also bei der llta datenbanken da ist es relativ einfach, die hat die uni ja einfach abonniert und kostet geld normalerweise und wir können die ja kostenlos nutzen. und irgendjmd hier wird das mal ausprobiert haben und für gut befunden haben    (lachen) und jetzt machen das alle.    #00:49:29-6# </text:span></text:p>
      <text:p text:style-name="p1"><text:span text:style-name="c0"><text:tab/>
          <text:line-break/>[VIEW] </text:span><text:span text:style-name="c15">Proxy</text:span><text:span text:style-name="c4">, File: 12.docx, RG</text:span><text:span text:style-name="c0"><text:tab/>
          <text:line-break/>ja, also ich habe auch so ein bißchen geschaut, was machen so, was passiert in den Digital Humanities, hab ein bißchen gekuckt, vor allem habe ich geschaut ob da zum thema Lautfolgen, weil sich das so sehr anbietet, das zu machen, ob da irgendwas publiziert wurde und habe da nichts gefunden, was mir weiterhelfen würde, habe vielleicht auch nicht ganz systematisch gesucht, aber ich habe natürlich viele andere tools, viel software gesehen, die aber für ganz andere probleme meistens waren, weil die auch wahrscheinlich ein bißchen aufwendiger sind. denn das problem was ich hatte, ist ja ganz leicht an sich zu lösen, bzw. wie ich jetzt gemerkt habe, ist es eigentlich auch gelöst, also, mit dann ja auch wieder, nämlich mein Bekannter, der sich gerade ähm auch viel mit datenanalyse beschäftigt aber eben auch diesen griechischhintergrund hat, der hat mich dann auch wieder, aber eben ganz zufällig, hat mir mitgeteilt, dass es da ne gute software</text:span></text:p>
      <text:p text:style-name="p1"><text:span text:style-name="c0"><text:tab/>
          <text:line-break/>[VIEW] </text:span><text:span text:style-name="c15">Proxy</text:span><text:span text:style-name="c4">, File: 11.docx, RG</text:span><text:span text:style-name="c0"><text:tab/>
          <text:line-break/>hier jetzt an dem Aufsatz, an dem ich schreibe, das ist im grunde liegt das in einem Gebiet, was ich überhaupt noch nicht beackert habe. ich weiss da nix drüber, nicht nichts aber sehr wenig. es gibt da alleine hier am Institut gibt es einige Leute, die das besser wissen und da sprechen wir natürlich drüber, kuckt doch noch da da und da. das musst du beachten, das sind wichtige Bücher. das beachte ich natürlich, das ist sogar an der tagesordnung. dass man sich gegenseitig, dass man beim kaffee redet, or ich arbeite gerade daran und das der andere dan sagt, und hast du das schon gecheckt? also das ist, das ist ganz wichtig würde ich sagen, stimmt, das habe ich gar nicht, das ist halt eben nicht das systematische aber das gehört schon eben mit dazu. </text:span></text:p>
      <text:p text:style-name="p1"><text:span text:style-name="c0"><text:tab/>
          <text:line-break/>[VIEW] </text:span><text:span text:style-name="c15">Proxy</text:span><text:span text:style-name="c4">, File: 11.docx, RG</text:span><text:span text:style-name="c0"><text:tab/>
          <text:line-break/>Ja, das ist auch der Fall. Das...ich mache das auch selbst bei anderen, dass ich weiss, mein Kollege forscht zu dem und dem Thema und das gehört hier irgendwie rein und klar, dass ich dann den Hinweis gebe.</text:span></text:p>
      <text:p text:style-name="p1"><text:span text:style-name="c0"><text:tab/>
          <text:line-break/>[VIEW] </text:span><text:span text:style-name="c15">Proxy</text:span><text:span text:style-name="c4">, File: 11.docx, RG</text:span><text:span text:style-name="c0"><text:tab/>
          <text:line-break/>Da bin ich einfach über eine Kollegin, die gesagt hat, hier das gibt es. Das hätte ich auch so nicht so leicht gefunden wahrscheinlich. Denn du siehst hier, die Seite sieht jetzt nicht besonders toll aus, aber es ist einfach gut und ist vor allem auch vollständig. Catul ist jetzt auch nicht so ein riesenautor. aber es ist schön, wenn etwas vollständig ist und du eigentlich alles findest, was du brauchst.</text:span></text:p>
      <text:p text:style-name="p1"><text:span text:style-name="c0"><text:tab/>
          <text:line-break/>[VIEW] </text:span><text:span text:style-name="c15">Proxy</text:span><text:span text:style-name="c4">, File: 32.docx, RG</text:span><text:span text:style-name="c0"><text:tab/>
          <text:line-break/></text:span></text:p>
      <text:p text:style-name="p1"><text:span text:style-name="c0">M: Also ich fing an das Literaturverzeichnis zu sortieren, alphabetisch zu sortieren, also immer am Abend und hab ihr das geschrieben, ich bin da grade drüber, und sie meinte das kann man doch automatisch machen, und ja dann hab ich erst mal gegoogelt gehabt und sie, weil sie hatte auch ne andere Version von Word und hat mir das anhand ihrer Version geschickt mit Screenshots und das hat eben nicht gepasst und irgendwie hab ich dann, bin ich intuitiv dann irgendwann drauf gekommen so durch, also explorativ dann. Ja. </text:span></text:p>
      <text:p text:style-name="p1"><text:span text:style-name="c0"><text:tab/>
          <text:line-break/>[VIEW] </text:span><text:span text:style-name="c15">Proxy</text:span><text:span text:style-name="c4">, File: 32.docx, RG</text:span><text:span text:style-name="c0"><text:tab/>
          <text:line-break/>M: Die ist technisch sehr affin, die macht sehr viel, [Anony], die ist Romanistin. </text:span></text:p>
      <text:p text:style-name="p1"/>
      <text:p text:style-name="p1"><text:span text:style-name="c0">R: Aber macht viel mit Software... Das wusstest du, und hast du sie dann bewusst angerufen oder war es Zufall?</text:span></text:p>
      <text:p text:style-name="p1"/>
      <text:p text:style-name="p1"><text:span text:style-name="c0">20:00</text:span></text:p>
      <text:p text:style-name="p1"/>
      <text:p text:style-name="p1"><text:span text:style-name="c0">M: Das war eher Zufall, das war eher, eher so ein Statusupdate zum Arbeitsprozess sozusagen, sie schreibt auch gerade an ihrer Dissertation...</text:span></text:p>
      <text:p text:style-name="p1"><text:span text:style-name="c0"><text:tab/>
          <text:line-break/>[VIEW] </text:span><text:span text:style-name="c15">Proxy</text:span><text:span text:style-name="c4">, File: 21.docx, RG</text:span><text:span text:style-name="c0"><text:tab/>
          <text:line-break/>Person: ja, sher häufig sogar, und hm genau, das ist tatsächlich eine häufig variante, dass ich auf einen titel aufmerksam werde, der für mich nicht relevant ist, sondern für einen anderen, und das es sofort weitergegebn wird, ja genau, #00:38:52-8# </text:span></text:p>
      <text:p text:style-name="p1"/>
      <text:p text:style-name="p1"><text:span text:style-name="c0">Interviewer: und das machen die anderen kollegen auch #00:38:52-8# </text:span></text:p>
      <text:p text:style-name="p1"/>
      <text:p text:style-name="p1"><text:span text:style-name="c0">Person: ja, habe ich immer so erlebt und ähm, dass man sich gegenseiteig mit literatur versorgt, ständig. #00:39:07-0# </text:span></text:p>
      <text:p text:style-name="p1"/>
      <text:p text:style-name="p1"><text:span text:style-name="c0">Interviewer: man weiss womit sich der andere beschäftigt und kann das dann weitergeben, #00:39:08-6# </text:span></text:p>
      <text:p text:style-name="p1"/>
      <text:p text:style-name="p1"><text:span text:style-name="c0">Person: genau. auf jeden fall. das ist eine ähm, das erfolgt ständig. habe ich gestern noch literatur bkommen, von einem kollegen und er wusste, ich interessierem ich fü ein thema und er ist darauf aufmerksam geworden, gott sei dank auch    (lachen)   </text:span></text:p>
      <text:p text:style-name="p1"><text:span text:style-name="c0"><text:tab/>
          <text:line-break/>[VIEW] </text:span><text:span text:style-name="c15">Proxy</text:span><text:span text:style-name="c4">, File: 22.docx, RG</text:span><text:span text:style-name="c0"><text:tab/>
          <text:line-break/>M: Ich hab darüber nachgedacht, tatsächlich und einen Teil hab ich dir schon geschrieben. Dass es, also als du fragtest, also wie mein Zugang zum Thesaurus war, ich hab gesagt learning by doing, natürlich spielt das eine Rolle, aber es gibt lauter Tutorials. Und, und natürlich, also hab ich dir ja gezeugt, also bei jeder Funktion kannst du sozusagen ein PDF runterladen, die alles erklärt. Tatsächlich hab ich dir nicht benutzt, aber genau, von daher, aber jetzt, genau gestern hab ich...</text:span></text:p>
      <text:p text:style-name="p1"/>
      <text:p text:style-name="p1"><text:span text:style-name="c0">R: Hast du es tatsächlich genutzt?</text:span></text:p>
      <text:p text:style-name="p1"/>
      <text:p text:style-name="p1"><text:span text:style-name="c0">M: Jajajaja, also du hast mich so, also es hat mich schon geärgert, dass ich die Frage so beantwortet hab, und dann hab ich die ganzen angeschaut, das war sehr nützlich. Und gestern habe ich eine Empfehlung gegeben, meinen Studenten eine Empfehlung darüber gegeben und ich sage ich war sehr nervös, weil genau, ich muss es alles sozusagen vorzeigen und so.</text:span></text:p>
      <text:p text:style-name="p1"/>
      <text:p text:style-name="p1"><text:span text:style-name="c0">01:46</text:span></text:p>
      <text:p text:style-name="p1"/>
      <text:p text:style-name="p1"><text:span text:style-name="c0">M: Und genau aber ich hatte mich das wirklich (..), also diese Dateien auch vorbereiten und Tutorials und natürlich dann hab ich [Anony] meine Kollegin nochmal gefragt und genau.</text:span></text:p>
      <text:p text:style-name="p1"/>
      <text:p text:style-name="p1"><text:span text:style-name="c0">R: Kannst du dich erinnern welche Dateien du da gestern angeschaut hast?</text:span></text:p>
      <text:p text:style-name="p1"/>
      <text:p text:style-name="p1"><text:span text:style-name="c0">02:04</text:span></text:p>
      <text:p text:style-name="p1"/>
      <text:p text:style-name="p1"><text:span text:style-name="c0">M: Also für diese Veranstaltung, ja das waren also, es gibt mehrere Funktionen, das ist wirklich sehr gut gemacht, gell, also, ähh, also bei den verschiedenen Funktionen, also genau, also äh, Texte, also so dieses Parallel-, die also der Parallelvergleich von Texten und, also es ist ziemlich komplex, kann ich dir zeigen, wenn du willst später.</text:span></text:p>
      <text:p text:style-name="p1"><text:span text:style-name="c0"><text:tab/>
          <text:line-break/>[VIEW] </text:span><text:span text:style-name="c15">Proxy</text:span><text:span text:style-name="c4">, File: 22.docx, RG</text:span><text:span text:style-name="c0"><text:tab/>
          <text:line-break/>M: Genau wir hatten, es gab so einen Mitarbeiter, der so ein bisschen als IT-Experte galt und der auch immer die Kommunikation übernommen hat mit den Informatikern, als es darum ging die Datenbank, aber da war ich noch nicht [Anony] im Projekt, die Datenbank überhaupt zu bauen. Das hat glaube ich ein Jahr gedauert und genau, und da hatten wir so Werkverträge, oder hatten sie Werkverträge mit Informatikern, und dann hatten wir als Hilfskraft, also hatten mehrere Hilfskräfte und eine Hilfskraft hat auch also war klassische Philologie und Informatik studiert und sie hat dann sozusagen die technische Betreuung der Datenbank übernommen. Genau und genau, aber... ja aber das wollte ich tatsächlich nicht als Digital Humanities bezeich-, oder...</text:span></text:p>
      <text:p text:style-name="p1"/>
      <text:p text:style-name="p1"><text:span text:style-name="c0">R: Mir geht’s gar nicht darum ob man das so nennen kann, sondern um deine Erfahrung damit. Von eurer Seite gab es auch einen Informatiker oder?</text:span></text:p>
      <text:p text:style-name="p1"/>
      <text:p text:style-name="p1"><text:span text:style-name="c0">35:25</text:span></text:p>
      <text:p text:style-name="p1"/>
      <text:p text:style-name="p1"><text:span text:style-name="c0">M: genau also der war, also an sich von haus aus wirklich kein, also es war so ein klassischer Philologe und der sich aber auskannte und der hat eben genau die Kommunikation übernommen und dann hatten wir diese Hilfskraft, die auch Informatikstudentin war oder genau Absolventin und dann wurde sie Mitarbeiterin, dann hatte sie das. Also wir hatten sozusagen in dem Projekt selbst eine Person, die beide Kompetenzen mitbrachte und das war, genau wirklich sehr, sehr nützlich. Und genau...</text:span></text:p>
      <text:p text:style-name="p1"><text:span text:style-name="c0"><text:tab/>
          <text:line-break/>[VIEW] </text:span><text:span text:style-name="c16">Kontext</text:span><text:span text:style-name="c4">, File: 22.docx, RG</text:span><text:span text:style-name="c0"><text:tab/>
          <text:line-break/>M: (lacht) Aber es ist auch das Problem z.B. was in den meisten Fall haben, ich weiß nicht, ob die das hilft, dass ich auch häufig, genau bevor ich eine Frage stelle bei jemanden, ich schon im Vorfeld google, weil ich häufig die Termini technici nicht kenne und ich mich sehr schäme, genau, [Anony]</text:span></text:p>
      <text:p text:style-name="p1"/>
      <text:p text:style-name="p1"><text:span text:style-name="c0">R: Wäre jetzt meine nächste Frage gewesen.</text:span></text:p>
      <text:p text:style-name="p1"/>
      <text:p text:style-name="p1"><text:span text:style-name="c0">M: Nene genau es ist genau ein allgemeines Problem. Bevor ich frage schaue, informiere ich mich vor der Frage, also bei der direkten Person. Und jetzt habe ich keine Beispiele parat, aber hab ich keine Beispiele, ich kann darüber nachdenken.</text:span></text:p>
      <text:p text:style-name="p1"/>
      <text:p text:style-name="p1"><text:span text:style-name="c0">R: Aber das ist interessant: Du sagst bevor due jemanden fragst, kuckst du erst mal „was meine ich eigentlich“ um nicht als Unwissende dazustehen.</text:span></text:p>
      <text:p text:style-name="p1"/>
      <text:p text:style-name="p1"><text:span text:style-name="c0">24:03</text:span></text:p>
      <text:p text:style-name="p1"/>
      <text:p text:style-name="p1"><text:span text:style-name="c0">M: Ja was meine ich eigentlich, genau</text:span></text:p>
      <text:p text:style-name="p1"><text:span text:style-name="c0"><text:tab/>
          <text:line-break/>[VIEW] </text:span><text:span text:style-name="c17">Unsicher</text:span><text:span text:style-name="c4">, File: 51.docx, RG</text:span><text:span text:style-name="c0"><text:tab/>
          <text:line-break/>Person: fast jeden tag, genau, da wird dann einmal im monat gibt es so eine liste, books received und dann ich glaube, das ist auch so organisiert, dass sich die forschungscommunity melden könnnen, hier ich möchte das rezensieren, ja, genau.    #00:37:25-2# </text:span></text:p>
      <text:p text:style-name="p1"><text:span text:style-name="c0"><text:tab/>
          <text:line-break/>[VIEW] </text:span><text:span text:style-name="c17">Unsicher</text:span><text:span text:style-name="c4">, File: 11.docx, RG</text:span><text:span text:style-name="c0"><text:tab/>
          <text:line-break/>Google Scholar, benutze ich viel, dass ich gerade für meine Autoren, die mir wichtig sind, z.B. was ich kommentiert habe, da habe ich dann nat. immer so einen Google Scholar Alert, der mir dann anzeigt, jetzt ist das und das...da habe ich allerdings die Erfahrung gemacht, dass das gar nicht so gut ist. Also ich krieg, fast jeden Tag meine Alerts rein und das ist fast alles Mist. Und ich bin sehr selten auf etwas gestoßen. Was jetzt natürlich noch hinzukommt, bei Academia, da krieg ich bessere Sachen vorgeschlagen, obwohl ich mich da wenig rumtue und eigentlich wenig anklicke, haben die es doch eher geschafft, mir relevante Literatur vorzuschlagen. also es ist wirklich so, dass es nicht schlecht ist, eigentlich, also besser als was in diesen Alerts ist.</text:span></text:p>
      <text:p text:style-name="p1"><text:span text:style-name="c0"><text:tab/>
          <text:line-break/>[VIEW] </text:span><text:span text:style-name="c17">Unsicher</text:span><text:span text:style-name="c4">, File: 11.docx, RG</text:span><text:span text:style-name="c0"><text:tab/>
          <text:line-break/>es ist oft keine direkt gezielte Suche. Also bei Academia kann ich ja ähm Interessen eingeben und dann gebe ich halt Interesse X ein und wenn ich dann draufklicke auf dieses Interesse, da werden dann und das ist sehr sinnvoll. und dann werden die neuesten Sachen angegeben, wo das verlinkt ist, wo jemand gesagt hat, das gehört auch zum Schlagwort so und so. und da kriegst du natürlich schon, also, für unseren Bereich ist das oft sehr nützlich, weil wir gar nicht so oft nach Schlagwörtern suchen, sondern z.B. für mich war es, als ich einen Kommentar geschrieben hab, war es wichtig ich musste alles kennen, was mit diesem Autor zu tun hat. D.h. überall wo dieser Autor irgendwie aufkommt, das sollte ich einfach kennen, idealerweise. Ähm und deswegen hat mir das gereicht, als Suchebegriff. Und selbst wenn jemand etwas ziemlich abstruses schreibt über den Autor, ist es einfach gut, wenn ich das kenne irgendwie, wenn ich davon Notiz nehme, wenn das jemand gesucht hat. Ähm, genau, bei anderen Suchen ist es natürlich schwieriger , komplexer, wenn man nach Konzepten sucht.</text:span></text:p>
      <text:p text:style-name="p1"><text:span text:style-name="c0"><text:tab/>
          <text:line-break/>[VIEW] </text:span><text:span text:style-name="c17">Unsicher</text:span><text:span text:style-name="c4">, File: 11.docx, RG</text:span><text:span text:style-name="c0"><text:tab/>
          <text:line-break/>hier jetzt an dem Aufsatz, an dem ich schreibe, das ist im grunde liegt das in einem Gebiet, was ich überhaupt noch nicht beackert habe. ich weiss da nix drüber, nicht nichts aber sehr wenig. es gibt da alleine hier am Institut gibt es einige Leute, die das besser wissen und da sprechen wir natürlich drüber, kuckt doch noch da da und da. das musst du beachten, das sind wichtige Bücher. das beachte ich natürlich, das ist sogar an der tagesordnung. dass man sich gegenseitig, dass man beim kaffee redet, or ich arbeite gerade daran und das der andere dan sagt, und hast du das schon gecheckt? also das ist, das ist ganz wichtig würde ich sagen, stimmt, das habe ich gar nicht, das ist halt eben nicht das systematische aber das gehört schon eben mit dazu. </text:span></text:p>
      <text:p text:style-name="p1"><text:span text:style-name="c0"><text:tab/>
          <text:line-break/>[VIEW] </text:span><text:span text:style-name="c17">Unsicher</text:span><text:span text:style-name="c4">, File: 11.docx, RG</text:span><text:span text:style-name="c0"><text:tab/>
          <text:line-break/>was eigentlich fast alle klassische Philologen als Newsletter so abonniert haben, ist die sogenannte BMCR, das ist Bryn Mawr Classical Review, heißt das, das ist einfach eine Rezensionszeitschrift, der einzige Unterschied, die ist überhaupt nicht besser als alle anderen, aber es erscheint einfach online    (lachen) , und und die schicken dir das gleich. Immer wenn einer das fertig hat, wird es dir zugeschickt und dadurch wird es einfach viel mehr gelesen als alles andere. Die haben es einfach sehr schnell gemerkt, in welche Richtung der Zug geht mit der Digitalisierung und deswegen, ich weiss nicht, ich kenne da keine Zahlen, aber ich gehe davon aus, dass das viel mehr Leute lesen. Denn es ist einfach total bequem, ich bekomme das quasi per Email. Ich bekomme da jeden Tag ungefähr 4 Emails, einfach für jd neue Buch, was erscheint und oft lese ich einfach nur die Überschrift und es interessiert mich nicht    und ähm, ich hau das dann wieder raus. Aber, genau, aber ganz oft ist auch was dabei, was interessant ist. Und das gute ist natürlich, wenn ich die Rezension als Email bekomme, kann ich natürlich auch ganz schnell gleich noch durchsuchen. Ähm und das hilft unglaublich viel. Und die schicken gleichzeitig auch noch Listen, weil die immer Rezensenten brauchen, einfach Listen, was ist gerade alles erschienen. Und das ist immer nützlich zu wissen, im letzten Monat sind folgende Monografien erschienen. Das hat man sonst eigentlich nirgendwo. Auf einem Gebiet, wo man weiss, das hat auf jeden Fall mit einem zu tun. Also, das ist sehr sehr wichtig, denke ich.</text:span></text:p>
      <text:p text:style-name="p1"><text:span text:style-name="c0"><text:tab/>
          <text:line-break/>[VIEW] </text:span><text:span text:style-name="c17">Unsicher</text:span><text:span text:style-name="c4">, File: 11.docx, RG</text:span><text:span text:style-name="c0"><text:tab/>
          <text:line-break/>eine Zeitschrift, Rheinisches Museum heisst die, ganz klassiesche Zeitschrift, die schicken einem auch immer Newsletter, was gerade neu erscheint.</text:span></text:p>
      <text:p text:style-name="p1"><text:span text:style-name="c0"><text:tab/>
          <text:line-break/>[VIEW] </text:span><text:span text:style-name="c17">Unsicher</text:span><text:span text:style-name="c4">, File: 11.docx, RG</text:span><text:span text:style-name="c0"><text:tab/>
          <text:line-break/>In dem Fall hätte ich einfach einen guten Bekannten von mir gefragt, weil ich einfach weiss, dass der sowas gut kann, viel so Datenanalyse gerade macht. Aber, ähm, ansonsten hätte ich aus dem Fach selbst niemanden gefragt, weil ich weiss, dass die es alle ähnlich schlecht können, wie ich. Das heißt, dann hätte ich einfach kucken müssen, ja, wen gibt es da, wer macht so was. Da hätte ich persönlich sonst, eben, halt den Bekannten von mir, ansonsten hätte ich jetzt da ähm, ja, wäre es schwer geworden, hätte jetzt dich fragen können, aber ähm, keine Ahnung, wer.   </text:span></text:p>
      <text:p text:style-name="p1"><text:span text:style-name="c0"><text:tab/>
          <text:line-break/>[VIEW] </text:span><text:span text:style-name="c17">Unsicher</text:span><text:span text:style-name="c4">, File: 31.docx, RG</text:span><text:span text:style-name="c0"><text:tab/>
          <text:line-break/>M: Da sind wir bei den BMCR, bei dieser Mailinglist, dass wir praktisch Literatur zugeschickt bekommen, die neuste Literatur da findet man natürlich auch mal was, genau, da gibt’s verschiedene Mailingliste oder über academia, also wenn man bei academia angemeldet ist, da bekommt man ja auch immer die Aufsätze, die neusten Aufsätze zugeschickt, genau, grad wenn man da was abonniert. Oder natürlich, also das ist jetzt natürlich, ist mir jetzt noch nicht passiert, aber manchmal auf Facebook, wenn man da natürlich Dinge abonniert, gibt’s ja auch verschiedene so Sachen, keine Ahnung, Antike was auch immer, oder, dann kommen da auch manchmal Artikel dazu...</text:span></text:p>
      <text:p text:style-name="p1"><text:span text:style-name="c0"><text:tab/>
          <text:line-break/>[VIEW] </text:span><text:span text:style-name="c17">Unsicher</text:span><text:span text:style-name="c4">, File: 22.docx, RG</text:span><text:span text:style-name="c0"><text:tab/>
          <text:line-break/>M: Unterschiedlich, ich würde sagen von, die beiden Suchen sind ähnlich in ihrer Systematik, also und deswegen wollte ich jetzt keinen, also keywordartig, ja also eben Google Scholar, aber auf also wirklich fragen stellend, also mit Fragestellung. Und ja ich weiß nicht ob das diene Frage beantwortet...?</text:span></text:p>
      <text:p text:style-name="p1"><text:span text:style-name="c0"><text:tab/>
          <text:line-break/>[VIEW] </text:span><text:span text:style-name="c17">Unsicher</text:span><text:span text:style-name="c4">, File: 22.docx, RG</text:span><text:span text:style-name="c0"><text:tab/>
          <text:line-break/>M: Ja also es ist sehr sehr gut beschrieben, also man geht einen Stück zurück, also man begibt sich in, ja also ich gehe wirklich metaphorisch und auch praktisch einen Stück zurück und schaue was passiert (lacht) </text:span></text:p>
      <text:p text:style-name="p1"/>
      <text:p text:style-name="p1"><text:span text:style-name="c0">R: Das ist ne Unsicherheit. Klar, es geht jedem so. Würde ich mal denken. Alle werden unsicher, außer Donald Trump. Manche geben es nur nicht zu. </text:span></text:p>
      <text:p text:style-name="p1"/>
      <text:p text:style-name="p1"><text:span text:style-name="c0">27:16</text:span></text:p>
      <text:p text:style-name="p1"/>
      <text:p text:style-name="p1"><text:span text:style-name="c0">M: Weil, ich wollte nur sagen, dass das mit dem fragenstellen sozusagen also es kommt auf das Thema ne, also eben bei Sachen, bei dem Beispiel der PDF Komprimierung, da wollte ich keine Frage stellen in dem Sinne, ja, jaja, aber auf jeden Fall ich gehe einen Schritt zurück und ich nehme die Rolle der Wissenden bewusst wahr, und ich lasse mich führen und...</text:span></text:p>
      <text:p text:style-name="p1"><text:span text:style-name="c0"><text:tab/>
          <text:line-break/>[VIEW] </text:span><text:span text:style-name="c7">Kollegen</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7">Kollegen</text:span><text:span text:style-name="c4">, File: 41.docx, RG</text:span><text:span text:style-name="c0"><text:tab/>
          <text:line-break/>M: Im Notfall könnte man das eben noch machen, aber ob das zu so großen Unterschieden führt, also die wichtigsten Sachen sind in dieser LLTH Datenbank auch drin glaube ich. </text:span></text:p>
      <text:p text:style-name="p1"/>
      <text:p text:style-name="p1"><text:span text:style-name="c0">R: Wie bist du dazu gekommen?</text:span></text:p>
      <text:p text:style-name="p1"/>
      <text:p text:style-name="p1"><text:span text:style-name="c0">M: Ich glaub Peter hat mir den Tipp gegeben.</text:span></text:p>
      <text:p text:style-name="p1"/>
      <text:p text:style-name="p1"><text:span text:style-name="c0">R: (...)</text:span></text:p>
      <text:p text:style-name="p1"/>
      <text:p text:style-name="p1"><text:span text:style-name="c0">M: Ich glaube Peter hat mir den Tipp mal gegeben aber ich kanns nicht mehr 100%ig sagen. </text:span></text:p>
      <text:p text:style-name="p1"><text:span text:style-name="c0"><text:tab/>
          <text:line-break/>[VIEW] </text:span><text:span text:style-name="c7">Kollegen</text:span><text:span text:style-name="c4">, File: 41.docx, RG</text:span><text:span text:style-name="c0"><text:tab/>
          <text:line-break/>M: Also er hat mir erklärt, was es kann, wenn ich das richtig im Kopf habe und dann dachte ich mir so das ist eigentlich ganz praktisch und dann habe ich einfach mal rumexperimentiert, was man da alles machen kann, also mit Sternen und verschiedenen was man da alles an Parametern eingeben kann, hab da so ein bisschen rumgespielt und es ist eigentlich ganz praktisch. Es ist fast so wie das Thesaurus Zettelarchiv hier im Schreibtisch zu haben, nur schneller und vielleicht dafür nicht ganz so vollständig.</text:span></text:p>
      <text:p text:style-name="p1"><text:span text:style-name="c0"><text:tab/>
          <text:line-break/>[VIEW] </text:span><text:span text:style-name="c7">Kollegen</text:span><text:span text:style-name="c4">, File: 41.docx, RG</text:span><text:span text:style-name="c0"><text:tab/>
          <text:line-break/>M: Peter wäre vielleicht auch nicht schlecht, der, also dessen Thema ist ja auch, also macht Latinistik, aber der macht ja so ne, also der beschäftigt sich ja [Anony] mit Prosa und mit der, hat sich da selbst so ne Riesendatenbank angelegt. Also ich glaub auch in Word Dokumenten, aber im Grunde mit so nem eigenen System sich das zu organisieren, das ist eine Riesenmenge an Daten, die er bearbeiten muss, das könnte vielleicht auch ganz spannend sein.</text:span></text:p>
      <text:p text:style-name="p1"><text:span text:style-name="c0"><text:tab/>
          <text:line-break/>[VIEW] </text:span><text:span text:style-name="c7">Kollegen</text:span><text:span text:style-name="c4">, File: 41.docx, RG</text:span><text:span text:style-name="c0"><text:tab/>
          <text:line-break/>M: Ich versuch grade, ne, es ist, also ich arbeite grad an so nem kleineren Aufsatz, wo ich überlege ob ich den publizieren sollte oder nicht und ein anderer Kollege von mir hatte wiederum einen kennengelernt aus Australien bei irgendeiner Veranstaltung, der auch genau zu dem Thema arbeitet und ich hab mit dem Emailkontakt aufgenommen und ihm das mal geschickt und er will das auch lesen, aber das, ich hab seit nem halben Jahr nix mehr davon gehört. Also ich weiß nicht so ob das noch was wird. </text:span></text:p>
      <text:p text:style-name="p1"><text:span text:style-name="c0"><text:tab/>
          <text:line-break/>[VIEW] </text:span><text:span text:style-name="c7">Kollegen</text:span><text:span text:style-name="c4">, File: 41.docx, RG</text:span><text:span text:style-name="c0"><text:tab/>
          <text:line-break/>: Du hattest vorhin kurz Thema Stilistik angebracht da gings darum ob,</text:span></text:p>
      <text:p text:style-name="p1"/>
      <text:p text:style-name="p1"><text:span text:style-name="c0">M: Um diesen Periodenstil, Parataxe...</text:span></text:p>
      <text:p text:style-name="p1"/>
      <text:p text:style-name="p1"><text:span text:style-name="c0">R: Das ist ne stilistische Eigenschaft des Textes, oder des Autors, und da gibt es den Bereich Stilometrie. Ist das für die relevant?</text:span></text:p>
      <text:p text:style-name="p1"/>
      <text:p text:style-name="p1"><text:span text:style-name="c0">57:32</text:span></text:p>
      <text:p text:style-name="p1"/>
      <text:p text:style-name="p1"><text:span text:style-name="c0">M: Stilometrie, Moment, das ist damit verwandt, aber Stilometrie, ist nochmal ne besondere Methode. </text:span></text:p>
      <text:p text:style-name="p1"/>
      <text:p text:style-name="p1"><text:span text:style-name="c0">R: genau.</text:span></text:p>
      <text:p text:style-name="p1"/>
      <text:p text:style-name="p1"><text:span text:style-name="c0">M: Sandra hat sich damit ja glaube ich... Und Torsten hat da auch viel Ahnung von. Da kuckt man aber auf noch kleinere Einheiten, also wie werden so Partikeln, wie oft werden bestimmte Partikel... Beim griechischen bringt das glaube ich auch ein bisschen mehr als beim Lateinischen, obwohl sie es da glaube ich auch machen. Das Griechische hat ja mehr so Partikel, obwohl die Partikel ja teilweise die Satzzeichen ersetzen, das ist im Lateinischen ja nicht ganz so stark. Wobei es auch im lateinischen so Sachen gibt, z.B. das Set-At-verhältnis (?). Also es heißt beides aber, aber Set gilt als eher, eher nen, ist ein eher niedrigeres Stilniveau und At ist ein höheres, poetischeres Stilniveau und dann kann man eben statistisch auswerten wie oft verwendet ein Autor Set und wie oft verwendet ein Autor At. Und je nachdem wie dieses Verhältnis ist kann man eben, da hat man ein Indiz eben zu sagen, dass Das ist eben höherer Stil oder niedrigerer Stil. Aber man darf sowas niemals alleine an einem solchen, das macht man an ganz vielen verschiedenen, die man da machen kann. Das wäre vielleicht so ne latinistische Möglichkeit der Stilometrie. </text:span></text:p>
      <text:p text:style-name="p1"/>
      <text:p text:style-name="p1"><text:span text:style-name="c0">R: Also sprich du hast in der Hinsicht noch nicht, mit Stilometrie bist du noch nicht in Berührung gekommen?</text:span></text:p>
      <text:p text:style-name="p1"/>
      <text:p text:style-name="p1"><text:span text:style-name="c0">58:56</text:span></text:p>
      <text:p text:style-name="p1"/>
      <text:p text:style-name="p1"><text:span text:style-name="c0">M: Ja also es ist eben eher statistische Herangehensweise, das ist eben immer so ein bisschen die Frage, kann man an so nen Text mit rein statistischen Methoden alleine rangehen, ich mein das würde wahrscheinlich niemand sagen oder eher mit so nem stärker interpretierenden Niveau, wo man dann wiederum Definitionsprobleme einfach kriegt. Wie gesagt, ab wann ist ein hypotaktisch gebauter Satz ne Periode, und so, das ist eben nirgendwo festzustellen, aber das muss sich halt vielleicht so ein bisschen ergänzen auch. Ich glaube das Set-At-Verhältnis habe ich glaube ich wirklich gemacht in dem Stilkapitel [Anony], deswegen fällts mir wahrscheinlich jetzt ein als Beispiel.</text:span></text:p>
      <text:p text:style-name="p1"><text:span text:style-name="c0"><text:tab/>
          <text:line-break/>[VIEW] </text:span><text:span text:style-name="c7">Kollegen</text:span><text:span text:style-name="c4">, File: 41.docx, RG</text:span><text:span text:style-name="c0"><text:tab/>
          <text:line-break/>M: Im Konkreten Fall Stilometrie würde ich halt immer Sandra fragen, weil sie das in ihrer Diss ja einfach gemacht hat, wäre wahrscheinlich der erste Anlaufpunkt.</text:span></text:p>
      <text:p text:style-name="p1"/>
      <text:p text:style-name="p1"><text:span text:style-name="c0">R: Und du würdest sie fragen weil du weißt dass sie das gemacht hat und weil sie dir auch schon mal den Tipp gegeben hat, vielleicht auch, oder.</text:span></text:p>
      <text:p text:style-name="p1"/>
      <text:p text:style-name="p1"><text:span text:style-name="c0">M: Ja das auch aber es ist eben ja also ich weiß einfach, dass sie das kann. </text:span></text:p>
      <text:p text:style-name="p1"/>
      <text:p text:style-name="p1"><text:span text:style-name="c0">R: Ich hätte jetzt nur gedacht, gut Torsten ist nicht mehr da, ich weiß nicht ob es für deine Arbeit relevant war, was er in seinen Projekten so gemacht hat…</text:span></text:p>
      <text:p text:style-name="p1"/>
      <text:p text:style-name="p1"><text:span text:style-name="c0">01:04:27</text:span></text:p>
      <text:p text:style-name="p1"/>
      <text:p text:style-name="p1"><text:span text:style-name="c0">M: ich hab in den Projekten ja teilweise sogar selber als Hiwi noch mitgearbeitet.</text:span></text:p>
      <text:p text:style-name="p1"/>
      <text:p text:style-name="p1"><text:span text:style-name="c0">R: Wär Torsten ne Anlaufquelle?</text:span></text:p>
      <text:p text:style-name="p1"/>
      <text:p text:style-name="p1"><text:span text:style-name="c0">M: Auf jeden Fall.</text:span></text:p>
      <text:p text:style-name="p1"><text:span text:style-name="c0"><text:tab/>
          <text:line-break/>[VIEW] </text:span><text:span text:style-name="c7">Kollegen</text:span><text:span text:style-name="c4">, File: 51.docx, RG</text:span><text:span text:style-name="c0"><text:tab/>
          <text:line-break/>Person: also, ich habe hier [Anony] klassische Philologie studiert, noch im alten studiengang, dh also mein abschluss ist ein magisterabschluss und im grundstudium gehörte zunächst noch altorientalistik dazu, aber das habe ich dann aufgegeben und griechisch dann zu meinem zweiten hauptfach gemacht, also latein ist mein erstes hauptfach gewesen. ja in der zeit meines studiums war ich auch enger mit dem lehrstuhl verbunden und da ich eigentlich fast durchweg für den lehrstuhlinhaber der latinistik studentische hilfskraft war, eigentlihc bis ende des studiums, ähm, habe ich dann auch erste schwerpunkte entwickelt, die mich auch heute noch beschäftigen ähm, das ist die arbeit mit handschriften, also bin ich im bereich der paläografie ua tätig. und ähm, ja auch das profil des lehrstuhlinhabers, was seine forschung angeht, hat auch auf mich einfluss gehabt. so dass irgendwie im laufe der jahre seine forschungsinteressen sozusagen meine geworden sind. das betrifft textkritik im besonderen und genau. #00:02:15-8# </text:span></text:p>
      <text:p text:style-name="p1"><text:span text:style-name="c0"><text:tab/>
          <text:line-break/>[VIEW] </text:span><text:span text:style-name="c7">Kollegen</text:span><text:span text:style-name="c4">, File: 51.docx, RG</text:span><text:span text:style-name="c0"><text:tab/>
          <text:line-break/>Person: würde ich kollegen fragen, tatsächlich. es gibt datenbanken, also der TLL liegt ja auch nicht ganz vollständig, also er ist ja sowieso nicht vollständig, er ist ja noch in arbeitet, er liegt ja auch digitalisiert vor, odre bzw. kann man ja gar nicht digitalisiert nennen, sondern es ist ja ein eigenes programm, wenn man so will. das ist sehr unpraktisch. es ist sehr unpraktisch bis ähm unmöglich den mitunter zu benutzen, wenn man irgendwie nach verfeinerten kriterien suchen will, da muss ich zugeben, dass ich immer auf die druckversion zurückkomme, aber das wird glaube ich fast jeder sagen, es ist eine wissenschaft für sich, mit der datenbanken umzugehen.    #00:33:54-1# </text:span></text:p>
      <text:p text:style-name="p1"/>
      <text:p text:style-name="p1"><text:span text:style-name="c0">Interviewer: und das ist beim TLG schon wesentlich besser umgesetzt... #00:34:02-6# </text:span></text:p>
      <text:p text:style-name="p1"/>
      <text:p text:style-name="p1"><text:span text:style-name="c0">Person: ja. man arbeitet glaube ich da auch ständig an der verbesserung. also, gerade was vergleiche größerer textmassen angeht, also diese ngram-basierten suchen. also ich habe es jedenfalls als relativ neues feature im kopf. ja, das ist jedenfalls viel besser und ähm, was ich mir bei diesen datenbanken überhaupt wünschen würde, falls das überhaupt relevant ist, dass sowohl beim TLL als auch beim TLG noch suchkriterien haben könnte, dass man dichtung und prosa trennt. so wie wenn ich ein wort eingebe, dann wird mir die gesamte beleglage angezeigt für das wort, dann interessiert es mich ja mitunter, was sagen die dichter und nicht was die prosaschriftsteller und umgedreht. #00:35:05-0# </text:span></text:p>
      <text:p text:style-name="p1"><text:span text:style-name="c0"><text:tab/>
          <text:line-break/>[VIEW] </text:span><text:span text:style-name="c7">Kollegen</text:span><text:span text:style-name="c4">, File: 51.docx, RG</text:span><text:span text:style-name="c0"><text:tab/>
          <text:line-break/>Person: ...ich hätte beinah vergessen, nicht direkt für die dissertation, ich habe ja bei Torsten in einem projekt mitgearbeitet, eSok, und ähm, ja da habe ich ja auch eine Veröffneltihcung vorgelegt und insofern gehört das ja auch zu meiner forschung. ähm, diesen paraphrasensucher entwickelt haben. das habe ich dann auch, das war halt nur aufs griechische beschränkt, aber das hab ich auch häufiger benutzt, also es ist ja ein prototyp geblieben, aber sowohl für die evaluation innerhalb des projektes habe ich damit gearbeitet, als auch für einen aufsatz, den ich im rahmen des projektes geschrieben habe.    #00:43:14-1# </text:span></text:p>
      <text:p text:style-name="p1"><text:span text:style-name="c0"><text:tab/>
          <text:line-break/>[VIEW] </text:span><text:span text:style-name="c7">Kollegen</text:span><text:span text:style-name="c4">, File: 51.docx, RG</text:span><text:span text:style-name="c0"><text:tab/>
          <text:line-break/>Person: jaja, und, ja und der bekanntheitsgrad von gewissen praktischen programm das schwankt schon ziemlich , denn zb mein kollege Marco hat mir mal für s griechische einfach mal n seite empfohlen, äm, mit der man in kürzester zeit einen griechischen text tippen kann, was ja sonst immer mit der tastaturbelegung ein einziger krampf ist.    #00:57:49-2# </text:span></text:p>
      <text:p text:style-name="p1"/>
      <text:p text:style-name="p1"><text:span text:style-name="c0">Interviewer: ist das dieses typegreek? #00:57:49-0# </text:span></text:p>
      <text:p text:style-name="p1"/>
      <text:p text:style-name="p1"><text:span text:style-name="c0">Person: typegreek, jaja. zum beispiel. hätte ich das im studium schon gekannt, wäre so manche hausarbeit weniger qualvoll gewesen. beziehungsweise, es gibt ja, wenn man sich aus eine datenbanken den griechischen text per copy n paste rauszieht,gibt es immer probleme mit dem format und dergleichen. irgendwas geht garantiert schief. #00:58:20-5# </text:span></text:p>
      <text:p text:style-name="p1"><text:span text:style-name="c0"><text:tab/>
          <text:line-break/>[VIEW] </text:span><text:span text:style-name="c7">Kollegen</text:span><text:span text:style-name="c4">, File: 51.docx, RG</text:span><text:span text:style-name="c0"><text:tab/>
          <text:line-break/>Person: also dasi ch quasi weiss, der und derjenige weiss da und darin bescheid und deswegen frage ich ihn? ja, ja. also es ist zwar selten, aber zb. Martin, als der noch hier war und ich mal mit nem papyrus zu tun hatte, der hat mir dann was das papyrologische anging auch einige ratschläge gegeben und betraf dann auch sogar zeichensaätze. also ja, aber das ist nicht besonders häufig, weil hier glaube ich auch relativ wenig spezialisierung auf ja, weiss ich nicht, mit online-fragen gekoppeltest feld vorliegt. das ist jetzt, wie soll man sagen, das ist jetzt kein ausgesprochen digital humanities mensch hier. #01:06:25-4# </text:span></text:p>
      <text:p text:style-name="p1"><text:span text:style-name="c0"><text:tab/>
          <text:line-break/>[VIEW] </text:span><text:span text:style-name="c7">Kollegen</text:span><text:span text:style-name="c4">, File: 51.docx, RG</text:span><text:span text:style-name="c0"><text:tab/>
          <text:line-break/>Person: aber na klar, man weiss natürlich worüber der andere forscht oder geforscht hat und ähm, wen man da am ehesten fragen kann, das ist klar. das ist auch in aller regel so. wenn ich fragen in der antiken briefliteratur habe, dass ich mich da am besten an marco wende, ist klar. der, bei ihm umgekehrt, wenn es metrisches oder rhythmisches ist. aber ja, da empfindet man hier auch die hierarchien als flach. da ist auch die chefin jederzeit ansprechpartner.    #01:07:15-1# </text:span></text:p>
      <text:p text:style-name="p1"><text:span text:style-name="c0"><text:tab/>
          <text:line-break/>[VIEW] </text:span><text:span text:style-name="c7">Kollegen</text:span><text:span text:style-name="c4">, File: 51.docx, RG</text:span><text:span text:style-name="c0"><text:tab/>
          <text:line-break/>Person: ich bin jetzt nicht der große connector. ich fahre jetzt auch nicht von tagung zu tagung usw. ähm, ja, ich kenn schon an anderen unis ein paar kollegen, Martin ist ein beispiel oder Torsten jetzt. aber im wesentlichen habe ich natürlich immer hier meine kreise gezogen. also viel sind es nicht und ich finde es auch nicht so verkehrt, dass mein sonstiges leben irgendwie sich nicht nur in der altphilologie abspielt.    #01:12:42-4# </text:span></text:p>
      <text:p text:style-name="p1"><text:span text:style-name="c0"><text:tab/>
          <text:line-break/>[VIEW] </text:span><text:span text:style-name="c7">Kollegen</text:span><text:span text:style-name="c4">, File: 42.docx, RG</text:span><text:span text:style-name="c0"><text:tab/>
          <text:line-break/>Person: wahrscheinlich hat mich das schon geprägt, da müsste ich jetzt aber erstmal reflektieren. es hat natürlich inhaltlich mit meiner diss nicht viel zu tun, was ja nicht schlimm ist, man will ja nicht immer das selbe machen. ja vielleicht, es hat mir schon durch das projektbezogene arbeiten im team erfahrungen mitgegeben, die es mir leichter gemacht haben, mich in dieses projekt einzuarbeiten, das würde ich vielleicht eher vermuten, auch wenn das natürlich inhaltl. miteinander zu tun hat, ist da was das methodische und soziale angeht, eher eine schnittmenge. #00:26:02-0# </text:span></text:p>
      <text:p text:style-name="p1"><text:span text:style-name="c0"><text:tab/>
          <text:line-break/>[VIEW] </text:span><text:span text:style-name="c7">Kollegen</text:span><text:span text:style-name="c4">, File: 42.docx, RG</text:span><text:span text:style-name="c0"><text:tab/>
          <text:line-break/>Person: also, bei diesen datenbanken ist der weg, wie man dazu kommt auch ein analoger. das ist ja auch nicht so, dass wir die googlen und dann finden wir was, sondern dass das von büro zu büro geht, ohne dass man sich daran erinnern kann, wie es dazu gekommen ist, aber irgendeiner muss es erstmal entdeckt werden. also bei der llta datenbanken da ist es relativ einfach, die hat die uni ja einfach abonniert und kostet geld normalerweise und wir können die ja kostenlos nutzen. und irgendjmd hier wird das mal ausprobiert haben und für gut befunden haben    (lachen) und jetzt machen das alle.    #00:49:29-6# </text:span></text:p>
      <text:p text:style-name="p1"><text:span text:style-name="c0"><text:tab/>
          <text:line-break/>[VIEW] </text:span><text:span text:style-name="c7">Kollegen</text:span><text:span text:style-name="c4">, File: 12.docx, RG</text:span><text:span text:style-name="c0"><text:tab/>
          <text:line-break/>Für mich wird sich da nichts direkt änder, weil der Kontakt so eng ist, wenn ich was wissen wollte, ich ihn einfach anrufen würde. Da wäre das auch ganz anders, als bei den vorhergenannten, alle meine ideen zu präsentieren. ich denke das wird zumindest kurzfristig nix ändern, langfristig vielleicht schon, wenn man selbst hier projekt in dieser hinsicht irgendwie an land ziehen möchte, einen antrag schreibt, dass man ihn natürlich nicht so gut einbinden kann, weil er in einem anderen projekt drin ist. tatsächlich dann hier die leute, natürlich alle schon in solchen projekten gearbeitet haben, aber er hat am meisten erfahrung mit solchen projekten, er hat viel in den letzten jahren da gemacht. insofern klar, da geht schon wissen weg, aber für mich ist es abrufbar.</text:span></text:p>
      <text:p text:style-name="p1"><text:span text:style-name="c0"><text:tab/>
          <text:line-break/>[VIEW] </text:span><text:span text:style-name="c7">Kollegen</text:span><text:span text:style-name="c4">, File: 11.docx, RG</text:span><text:span text:style-name="c0"><text:tab/>
          <text:line-break/>hier jetzt an dem Aufsatz, an dem ich schreibe, das ist im grunde liegt das in einem Gebiet, was ich überhaupt noch nicht beackert habe. ich weiss da nix drüber, nicht nichts aber sehr wenig. es gibt da alleine hier am Institut gibt es einige Leute, die das besser wissen und da sprechen wir natürlich drüber, kuckt doch noch da da und da. das musst du beachten, das sind wichtige Bücher. das beachte ich natürlich, das ist sogar an der tagesordnung. dass man sich gegenseitig, dass man beim kaffee redet, or ich arbeite gerade daran und das der andere dan sagt, und hast du das schon gecheckt? also das ist, das ist ganz wichtig würde ich sagen, stimmt, das habe ich gar nicht, das ist halt eben nicht das systematische aber das gehört schon eben mit dazu. </text:span></text:p>
      <text:p text:style-name="p1"><text:span text:style-name="c0"><text:tab/>
          <text:line-break/>[VIEW] </text:span><text:span text:style-name="c7">Kollegen</text:span><text:span text:style-name="c4">, File: 31.docx, RG</text:span><text:span text:style-name="c0"><text:tab/>
          <text:line-break/>Also vor allem, also dadurch, dass ich assoziiert bin, bin ich weniger dort, weil es ist an einer anderen Uni. Also ich bin seltener dort auf jeden Fall und deshalb bin ich meistens dan zu Tagungen dort, zu Workshops. Und da gibt’s natürlich auch entweder nen bestimmtes Thema was dann vorgegeben ist, wo dann die andere merken, okay ich bin diejenige, die eigentlich da an den Urquellen arbeitet zu, [Anony] und die merken dann okay das gabs schon früher, also es sind auch viele die eben zu Texten im 20. Jahrhundert in der Germanistik promovieren und die sind dann eben na, also Motive, ich hab eben praktisch, kann Motive vielleicht bieten, die es schon ind er Antike gab, [Anony] woran sich dann die anderen orientieren können und drauf verweisen können, okay.</text:span></text:p>
      <text:p text:style-name="p1"><text:span text:style-name="c0"><text:tab/>
          <text:line-break/>[VIEW] </text:span><text:span text:style-name="c7">Kollegen</text:span><text:span text:style-name="c4">, File: 31.docx, RG</text:span><text:span text:style-name="c0"><text:tab/>
          <text:line-break/>M: Ne leider nicht. Aber man hat schon dann irgendwie mal so nen Input, also nen anderen Blick auf das eigene Thema und also ich hab da schon einiges gewinnen können, was man, was mehr fokussiert hat und nochmal genau nen Ideeninput, nochmal nen Perspektivwechsel und genau sehr schön, ja.</text:span></text:p>
      <text:p text:style-name="p1"><text:span text:style-name="c0"><text:tab/>
          <text:line-break/>[VIEW] </text:span><text:span text:style-name="c7">Kollegen</text:span><text:span text:style-name="c4">, File: 31.docx, RG</text:span><text:span text:style-name="c0"><text:tab/>
          <text:line-break/>M: Tagungen natürlich hier auch eingebunden in die ganzen Institutsstrukturen, Seminarstrukturen, also ich hab, war im philologischen Kolloquium und Oberseminar, </text:span></text:p>
      <text:p text:style-name="p1"><text:span text:style-name="c0"><text:tab/>
          <text:line-break/>[VIEW] </text:span><text:span text:style-name="c7">Kollegen</text:span><text:span text:style-name="c4">, File: 31.docx, RG</text:span><text:span text:style-name="c0"><text:tab/>
          <text:line-break/>M: Hmm, das war auch eher interdisziplinär sag ich mal, es gibt auch viele, genau Theologen oder so, dass man sich da ein bissel ausgetauscht hat. Natürlich ja, vom Professor, also vom Erst- und Zweitkorrektor natürlich, haben wir viel...</text:span></text:p>
      <text:p text:style-name="p1"><text:span text:style-name="c0"><text:tab/>
          <text:line-break/>[VIEW] </text:span><text:span text:style-name="c7">Kollegen</text:span><text:span text:style-name="c4">, File: 31.docx, RG</text:span><text:span text:style-name="c0"><text:tab/>
          <text:line-break/>M: ja also natürlich erst mal Google Books, das ist ja jetzt erst mal, also per Google nachschauen was es so gibt, auch im UB Katalog auf jeden Fall, Schlagwörter eingeben und ja, genau ansonsten schau ich halt auch viel dann eben die Kommentare zu meinen Textstellen, und da gibt’s da nochmal weiterführende Literatur, dann bekommt man natürlich auch mal nen Tipp vom Prof und genau, und ja also es ist schon, also dass man schon eher so nen Schneeball, also es wird dann schon eher so ein Schneeballprinzip, ne. Genau, ja.. Ich schau natürlich auch erst mal in die texte und überleg selber, ja, was, welcher, was gibt’s da jetzt vielleicht für ne Parallelstelle, dann kuckt man wieder in den Kommentar rein. Und ja... ja.</text:span></text:p>
      <text:p text:style-name="p1"><text:span text:style-name="c0"><text:tab/>
          <text:line-break/>[VIEW] </text:span><text:span text:style-name="c7">Kollegen</text:span><text:span text:style-name="c4">, File: 31.docx, RG</text:span><text:span text:style-name="c0"><text:tab/>
          <text:line-break/>M: Ja eben vom Graduiertenkolleg z.B. da kommt dann schon mal ein Literaturhinweis, auch vom Kollegen, dass dann, wird auch weitergeschickt, genau, Kollegen, ja Freunde eher weniger... Genau. </text:span></text:p>
      <text:p text:style-name="p1"><text:span text:style-name="c0"><text:tab/>
          <text:line-break/>[VIEW] </text:span><text:span text:style-name="c7">Kollegen</text:span><text:span text:style-name="c4">, File: 31.docx, RG</text:span><text:span text:style-name="c0"><text:tab/>
          <text:line-break/>M: Hmm doch, also ja grad also wer sich so mit mittelalterlichen Handschriften beschäftigt, da hatte ich auch ne Kollegin, der hab ich dann auch immer mal nen Tipp gegeben, ich bin jetzt darauf gestoßen, und genau dann gebe ich dann einfach mal den Literaturtipp.</text:span></text:p>
      <text:p text:style-name="p1"><text:span text:style-name="c0"><text:tab/>
          <text:line-break/>[VIEW] </text:span><text:span text:style-name="c7">Kollegen</text:span><text:span text:style-name="c4">, File: 31.docx, RG</text:span><text:span text:style-name="c0"><text:tab/>
          <text:line-break/>M: Ja... also natürlich so grad für mich Philosophie, da geh ich natürlich zum Professor und zu Kollegen also zu Sandra, also die da auch wirklich damit zu tun haben, und frag da halt auch mal nach, nach nem Tipp. Also das sind immer so wirklich meine Anlaufstellen, weil eben die Leute, die hier halt viel mit Philosophie zu tun haben, die frag ich dann halt auch, weil es natürlich um lateinische Themen geht, da geh ich natürlich auch zum [Anony] Professor, also zum Lateinprofessor und genau auch zu, zu Kollegen aus der Latinistik, die da schon doch noch mehr nen Überblick jetzt haben als ich, die jetzt doch sehr Gräzistik spezialisiert ist jetzt inzwischen. Genau. Ja und ansonsten, ich natürlich auch im Kolleg, da kann ich auch den Professor fragen...</text:span></text:p>
      <text:p text:style-name="p1"><text:span text:style-name="c0"><text:tab/>
          <text:line-break/>[VIEW] </text:span><text:span text:style-name="c7">Kollegen</text:span><text:span text:style-name="c4">, File: 31.docx, RG</text:span><text:span text:style-name="c0"><text:tab/>
          <text:line-break/>M: Genau das [Anony], der ist aber, also Latinist, aber auch Gräzist, also kennt sich auch sehr viel mit Platon aus, also genau da kann man auch im Gespräch mal was fragen. Hmm. Doch. Also wo ich, wenn ich merke ich komm nicht weiter oder es ist ein bisschen umstritten die Sache, dann gehe ich auf jeden Fall frage ich dann ne Professor ob er da ne Meinung hat, oder ob er da wirklich eher mir zu was rät sozusagen, dass ich eher da nochmal nachlesen soll, oder dass die Theorie vielleicht weniger zu gebrauchen ist als das. Und ich meine so als jemand, der mehr Erfahrung hat, kann einem dann natürlich schon noch besser dazu raten, grad wenn man sich in ein neues Thema einarbeitet, da weiß man ja manchmal auch nicht so welche Theorie da so, wem man da jetzt glauben kann, und das muss man ja auch erst mal, kommt ja dann mit der größeren Erarbeitung, genau.</text:span></text:p>
      <text:p text:style-name="p1"><text:span text:style-name="c0"><text:tab/>
          <text:line-break/>[VIEW] </text:span><text:span text:style-name="c7">Kollegen</text:span><text:span text:style-name="c4">, File: 31.docx, RG</text:span><text:span text:style-name="c0"><text:tab/>
          <text:line-break/>M: Da würde ich dann Kollegen fragen, die die es auch benutzen, ja. </text:span></text:p>
      <text:p text:style-name="p1"/>
      <text:p text:style-name="p1"><text:span text:style-name="c0">R: Weil ich frag mich halt immer, gibt es da im Internet ne größere Community um diese Werkzeuge herum, wo man fragen stellen kann.</text:span></text:p>
      <text:p text:style-name="p1"/>
      <text:p text:style-name="p1"><text:span text:style-name="c0">M: Ne also grad beim TLG, eigentlich nicht so, ne. Also ich hab auch Sandra gefragt. Bzw. ich mache sehr viel intuitiv, ich fuchs mich dann so lange durch, bis es dann wieder, bis es dann geht, oder bis es dann, ja, genau, also ich hab mir das auch alles selber, das meiste ist wirklich selber beigebracht, es ist...</text:span></text:p>
      <text:p text:style-name="p1"><text:span text:style-name="c0"><text:tab/>
          <text:line-break/>[VIEW] </text:span><text:span text:style-name="c7">Kollegen</text:span><text:span text:style-name="c4">, File: 31.docx, RG</text:span><text:span text:style-name="c0"><text:tab/>
          <text:line-break/>M: Ja und das hab ich z.B. vom Professor empfohlen bekommen, weil ich musste eben nen Vortrag auf Englisch halten, aber den hatte ich erst vorher so übersetzt, teilweise auch mit google translate und ich kannte das Tool noch gar nicht und dann hat er mir das dann empfohlen und seither benutze ich das ziemlich oft.</text:span></text:p>
      <text:p text:style-name="p1"><text:span text:style-name="c0"><text:tab/>
          <text:line-break/>[VIEW] </text:span><text:span text:style-name="c7">Kollegen</text:span><text:span text:style-name="c4">, File: 31.docx, RG</text:span><text:span text:style-name="c0"><text:tab/>
          <text:line-break/>M: Ja also entweder falls ich außerhalb vom Institut bin, was ja meistens der Fall ist würde ich vielleicht ne Email schreiben, oder ich würde, falls MArie mir helfen kann per Handy dann einfach nochmal kurz ne Whatsapp schreiben, genau und dann würde ich sozusagen mit dem Laptop in der Hand und das ganze aufschlagen und dann zeigen hier ist schwierig, kannst du mir das jetzt zeigen, also praktisch live. Genau. </text:span></text:p>
      <text:p text:style-name="p1"><text:span text:style-name="c0"><text:tab/>
          <text:line-break/>[VIEW] </text:span><text:span text:style-name="c7">Kollegen</text:span><text:span text:style-name="c4">, File: 32.docx, RG</text:span><text:span text:style-name="c0"><text:tab/>
          <text:line-break/>M: Ja ne Hilfeseite, da gibt’s dann meistens auch schon Links zu Programmen oder man kann die dann direkt runterladen und ja, löst sich das eigentlich. Und ansonsten natürlich, wen ich überhaupt nicht weiterkomme, dann frage ich natürlich Freunde, die sich damit auskennen oder eben auch, ich kenn ja durch die Stipendiatengruppe kenn ich ja auch ein paar IT-ler und die können dann, ja...</text:span></text:p>
      <text:p text:style-name="p1"/>
      <text:p text:style-name="p1"><text:span text:style-name="c0">R: Das hast du auch schon gemacht?</text:span></text:p>
      <text:p text:style-name="p1"/>
      <text:p text:style-name="p1"><text:span text:style-name="c0">05:18</text:span></text:p>
      <text:p text:style-name="p1"/>
      <text:p text:style-name="p1"><text:span text:style-name="c0">M: Ich hab auch schon, ja... genau. </text:span></text:p>
      <text:p text:style-name="p1"/>
      <text:p text:style-name="p1"><text:span text:style-name="c0">R: Hast du die IT-ler schon mal angetriggert?</text:span></text:p>
      <text:p text:style-name="p1"/>
      <text:p text:style-name="p1"><text:span text:style-name="c0">M: Ja doch hab ich schon mal konkret gefragt, also (…) Stipendiaten, grade auch da ich eben von einem (…) Stipendiaten den PC dann auch übernommen hab, hab ich dann natürlich auch hin und wieder mal ein paar Fragen.</text:span></text:p>
      <text:p text:style-name="p1"><text:span text:style-name="c0"><text:tab/>
          <text:line-break/>[VIEW] </text:span><text:span text:style-name="c7">Kollegen</text:span><text:span text:style-name="c4">, File: 21.docx, RG</text:span><text:span text:style-name="c0"><text:tab/>
          <text:line-break/>Person: in meinen augen eine wirklich grundlegende, weil gerade wenn ich diese persönliche anmerkung anführen kann, gerade auch in meinem fall, ähm, wie gesagt, ich bin nicht, ich bin in diesem fach tätig, ich habe vorher lange in der germanistik gearbeitet, das habe ich vorher nicht erwähnt, aber ich habe auch am institut für germanistik gearbeitet, d.h. ähm, für mich ist wirklich unerlässlich, der austausch mit klassische Philologen, die genau ähm, auch meine lücken, wenn man so will, nee nee, eine unerlässliche, in meinem fall und überhautp, genau. </text:span></text:p>
      <text:p text:style-name="p1"><text:span text:style-name="c0"><text:tab/>
          <text:line-break/>[VIEW] </text:span><text:span text:style-name="c7">Kollegen</text:span><text:span text:style-name="c4">, File: 21.docx, RG</text:span><text:span text:style-name="c0"><text:tab/>
          <text:line-break/>Person: natürlich ist es auch so, ganz klassisch, wenn man die eigene fragestellung in oberseminar, nicht auf einer fachkonferenz, sondern interne konferenzen, genau, sag ich mal so, interne konferenzen oder klausuren, ähm, sagen wir oberseminar. #00:35:25-4# </text:span></text:p>
      <text:p text:style-name="p1"/>
      <text:p text:style-name="p1"><text:span text:style-name="c0">Interviewer: oberseminar? #00:35:34-4# </text:span></text:p>
      <text:p text:style-name="p1"/>
      <text:p text:style-name="p1"><text:span text:style-name="c0">Person: nicht für studierende, und für jene die abschlussarbeiten schreiben, sagen wir mal so die älteren studenten und das ist sagn wir mal so für jeden schlechthin die möglichkeit des austausches. wenn man auch gegebenenfall literaturtips bekommt und ähm und die anderen werden aufmerksam uf dein thema, ansonsten wirklich im persönl. austausch. aber ja, die literaturrecherche betreibe ich, aber ja, ich weiss nicht ob das die frage beantwortet. #00:36:11-9# </text:span></text:p>
      <text:p text:style-name="p1"><text:span text:style-name="c0"><text:tab/>
          <text:line-break/>[VIEW] </text:span><text:span text:style-name="c7">Kollegen</text:span><text:span text:style-name="c4">, File: 21.docx, RG</text:span><text:span text:style-name="c0"><text:tab/>
          <text:line-break/>Person: also, ja, nee, das kann ich bejahen. tatsächlich ehemalige kollegen aus dem SFB, ähm, ehemalige kollegen, die jetzt sind überall in deutschland und im ausland sind. ich bin auch in einem mentoring programm der uni für postdoktorandinnen, und natürlich ist das interdisziplinär nicht nur auf die philologie bezogen, da erfolgt auch ein austausch, literatur weniger, ja, das sind vielleicht eher fachlich,literatur würde ich vielleicht eher ausschließen. #00:41:25-9# </text:span></text:p>
      <text:p text:style-name="p1"/>
      <text:p text:style-name="p1"><text:span text:style-name="c0">Interviewer: aber vielleicht anderes, was ziehst du an infomrationen raus aus diesem zirkel? #00:41:25-9# </text:span></text:p>
      <text:p text:style-name="p1"/>
      <text:p text:style-name="p1"><text:span text:style-name="c0">Person: ähm, entschuldige, ich muss kurz überlegen. in welcher form, ja so ein zirkel ist es tatsächlich im lichte der möglichen kooperationen nützlich, dass man aktiv projekte plant und ähm und aber ja, von tatsächlich von meiner eigenen mentorin, habe ich wiederum und das ist indirekterweise so, vielleicht passend zu deiner fragestellung, sie hatm ich wiederum in kontakt gebracht mit forschern aus dem ausland, die zu meinem thema forschen und so ist es eben ein fachlicher austausch passiert, aber das sind entweder klassische Philologen oder germanisten. aber das ist schon das slebe fach, ich bekomme keine literaturtips von geologen, es passt so.    (lachen)  </text:span></text:p>
      <text:p text:style-name="p1"><text:span text:style-name="c0"><text:tab/>
          <text:line-break/>[VIEW] </text:span><text:span text:style-name="c7">Kollegen</text:span><text:span text:style-name="c4">, File: 22.docx, RG</text:span><text:span text:style-name="c0"><text:tab/>
          <text:line-break/>M: [Anony] Eine ehemalige Kollegin, meinen Freund, der sich auch gut auskennt, 2 weitere Kollegen, das sind normalerweise die Leute, die ich fragen würde, und genau, und eben dich, an der Spitze.</text:span></text:p>
      <text:p text:style-name="p1"><text:span text:style-name="c0"><text:tab/>
          <text:line-break/>[VIEW] </text:span><text:span text:style-name="c7">Kollegen</text:span><text:span text:style-name="c4">, File: 22.docx, RG</text:span><text:span text:style-name="c0"><text:tab/>
          <text:line-break/>M: Genau wir hatten, es gab so einen Mitarbeiter, der so ein bisschen als IT-Experte galt und der auch immer die Kommunikation übernommen hat mit den Informatikern, als es darum ging die Datenbank, aber da war ich noch nicht [Anony] im Projekt, die Datenbank überhaupt zu bauen. Das hat glaube ich ein Jahr gedauert und genau, und da hatten wir so Werkverträge, oder hatten sie Werkverträge mit Informatikern, und dann hatten wir als Hilfskraft, also hatten mehrere Hilfskräfte und eine Hilfskraft hat auch also war klassische Philologie und Informatik studiert und sie hat dann sozusagen die technische Betreuung der Datenbank übernommen. Genau und genau, aber... ja aber das wollte ich tatsächlich nicht als Digital Humanities bezeich-, oder...</text:span></text:p>
      <text:p text:style-name="p1"/>
      <text:p text:style-name="p1"><text:span text:style-name="c0">R: Mir geht’s gar nicht darum ob man das so nennen kann, sondern um deine Erfahrung damit. Von eurer Seite gab es auch einen Informatiker oder?</text:span></text:p>
      <text:p text:style-name="p1"/>
      <text:p text:style-name="p1"><text:span text:style-name="c0">35:25</text:span></text:p>
      <text:p text:style-name="p1"/>
      <text:p text:style-name="p1"><text:span text:style-name="c0">M: genau also der war, also an sich von haus aus wirklich kein, also es war so ein klassischer Philologe und der sich aber auskannte und der hat eben genau die Kommunikation übernommen und dann hatten wir diese Hilfskraft, die auch Informatikstudentin war oder genau Absolventin und dann wurde sie Mitarbeiterin, dann hatte sie das. Also wir hatten sozusagen in dem Projekt selbst eine Person, die beide Kompetenzen mitbrachte und das war, genau wirklich sehr, sehr nützlich. Und genau...</text:span></text:p>
      <text:p text:style-name="p1"><text:span text:style-name="c0"><text:tab/>
          <text:line-break/>[VIEW] </text:span><text:span text:style-name="c7">Kollegen</text:span><text:span text:style-name="c4">, File: 22.docx, RG</text:span><text:span text:style-name="c0"><text:tab/>
          <text:line-break/>M: Ja ich glaube tatsächlich, ja es ist was dran und ich würde tatsächlich, also [Anony] mein Kollege z.B. ist kein Informatiker, in dem Sinne, ne also, aber er hat große Erfahrung damit, ich glaube tatsächlich würde ich eher ihn fragen, der auch klassischer Philologe ist, ne, fragen als vielleicht einen Informatiker. Auch ein bisschen weil er besser vielleicht verstehen kann, mein Anliegen, weil wir ja dieselbe Sprache sprechen, aber er spricht auch die andere. Und ja tatsächlich, ja es ist was dran. Oder [Anony] meine Kollegin, aber ja genau, genau den Kollegen wahrscheinlich, weil er beide Sprachen spricht, aber die erste Sprache vielleicht eher...</text:span></text:p>
      <text:p text:style-name="p1"/>
      <text:p text:style-name="p1"><text:span text:style-name="c0">R: Also seine Muttersprache ist auch deine Muttersprache.</text:span></text:p>
      <text:p text:style-name="p1"/>
      <text:p text:style-name="p1"><text:span text:style-name="c0">M: genau. Genau. Ja, ja, ja tatsächlich, tatsächlich.</text:span></text:p>
      <text:p text:style-name="p1"/>
      <text:p text:style-name="p1"><text:span text:style-name="c0">42:51</text:span></text:p>
      <text:p text:style-name="p1"/>
      <text:p text:style-name="p1"><text:span text:style-name="c0">M: Ich persönlich finde, also obwohl ich am wenigsten mit Informatikern zu tun gehabt habe, also das sehe ich wirklich als große Chance von beiden Seiten, also ich weiß auch wo bisschen die Reserviertheit also entstanden ist, kann man, entstanden ist, ist es, glaube ich auch, ich finde Digital Humanities sind auch die Zukunft, aber ja, das, es ist trotzdem haben wir die Aufgabe die Texte zu interpretieren. Und es schöpft sich nicht aus indem wir also tolle Tools oder (...) und genau also sozusagen konzipieren. Also die Interpretation der Texte kann kein Computer übernehmen, da ist es glaube ich auch ein bisschen genau das Problem, ja also sozusagen die konservative Ratio(?) sagt ja, aber trotzdem, ja du weißt was ich mein.</text:span></text:p>
      <text:p text:style-name="p1"><text:span text:style-name="c0"><text:tab/>
          <text:line-break/>[VIEW] </text:span><text:span text:style-name="c7">Kollegen</text:span><text:span text:style-name="c4">, File: 22.docx, RG</text:span><text:span text:style-name="c0"><text:tab/>
          <text:line-break/>M: Letztes Mal wollte ich es auch nicht so direkt sagen, weil genau, aber tatsächlich sind meine Kollegen für mich eine Informationsquelle, der bestens, wahrscheinlich wichtiger als, also (...) wichtiger als so, als weitere, als andere Hilfsmittel, also es ist wirklich meine, ja, ja.</text:span></text:p>
      <text:p text:style-name="p1"/>
      <text:p text:style-name="p1"><text:span text:style-name="c0">R: Den Eindruck habe ich auch.</text:span></text:p>
      <text:p text:style-name="p1"/>
      <text:p text:style-name="p1"><text:span text:style-name="c0">01:15:35</text:span></text:p>
      <text:p text:style-name="p1"/>
      <text:p text:style-name="p1"><text:span text:style-name="c0">M: Also ich gehe natürlich nicht zu jemand: Was wurde publiziert über... aber es ist wirklich gerade bei, genau gerade bei [Anony] Sandra, die hat auch meine ganze Art zu arbeiten, weil ich hier ja eben in dem anderen Fach vorher war und immer noch irgendwie eher vielleicht mich da näher zuhause so ganz, also es ist einfach mutatis mutandis und meine ganze Art also zu arbeiten beeinflusst und, und mir einfach viel beigebracht. Und ja, ist in meinem Fall wichtiger als der Thesaurus. Also und auf jeden Fall hab ich wirklich Vertrauen in die Quelle und ich, ja, stelle ich mir schwierig, also an eine Situation zu denken, wo wir nicht mehr zusammenarbeiten, weil es wäre wieder mutatis mutandis wie du sagst, sozusagen in die anderen Welt hier außerhalb von diesen es wird schwierig für mich, also es ist wirklich...</text:span></text:p>
      <text:p text:style-name="p1"><text:span text:style-name="c0"><text:tab/>
          <text:line-break/>[VIEW] </text:span><text:span text:style-name="c18">BMCR</text:span><text:span text:style-name="c4">, File: 51.docx, RG</text:span><text:span text:style-name="c0"><text:tab/>
          <text:line-break/>Person: ja also, ansonsten ist natürlich word mein programm mit dem ich schreibe ähm, ich habe es mal mit citavi probiert, aber ich glaube, da muss man wirklich bei der sache bleiben oder sich mal die mühe machen, sich damit ein paar nachmittage damit zu beschäftigen, also habe ich das sein gelassen, was natürlich zu einem ähm im laufe der jahre zu einem richtig großen chaos geführt hat, was die angeschafte sekundärliteratur angeht. ähm, genau, zum bibliografieren, das muss ja auch erwähnt werden, benutze ich selten die l'annee philologique, die sit in ihrer online version nur eingeschränkt tauglich, weil sie 5,6 jahre hinterher ist. ansonsten gibt es noch diverse datenbanken , gnomon z.b. bibliografische datenbanken, ist sehr praktisch, ähm. ah ja, für rezensionen, was ja auch nicht unbedeutend ist, BrynMawr diese ähm, die haben so eine art rezensionsdienst... #00:37:02-2#</text:span></text:p>
      <text:p text:style-name="p1"><text:span text:style-name="c0"><text:tab/>
          <text:line-break/>[VIEW] </text:span><text:span text:style-name="c18">BMCR</text:span><text:span text:style-name="c4">, File: 11.docx, RG</text:span><text:span text:style-name="c0"><text:tab/>
          <text:line-break/>was eigentlich fast alle klassische Philologen als Newsletter so abonniert haben, ist die sogenannte BMCR, das ist Bryn Mawr Classical Review, heißt das, das ist einfach eine Rezensionszeitschrift, der einzige Unterschied, die ist überhaupt nicht besser als alle anderen, aber es erscheint einfach online    (lachen) , und und die schicken dir das gleich. Immer wenn einer das fertig hat, wird es dir zugeschickt und dadurch wird es einfach viel mehr gelesen als alles andere. Die haben es einfach sehr schnell gemerkt, in welche Richtung der Zug geht mit der Digitalisierung und deswegen, ich weiss nicht, ich kenne da keine Zahlen, aber ich gehe davon aus, dass das viel mehr Leute lesen. Denn es ist einfach total bequem, ich bekomme das quasi per Email. Ich bekomme da jeden Tag ungefähr 4 Emails, einfach für jd neue Buch, was erscheint und oft lese ich einfach nur die Überschrift und es interessiert mich nicht    und ähm, ich hau das dann wieder raus. Aber, genau, aber ganz oft ist auch was dabei, was interessant ist. Und das gute ist natürlich, wenn ich die Rezension als Email bekomme, kann ich natürlich auch ganz schnell gleich noch durchsuchen. Ähm und das hilft unglaublich viel. Und die schicken gleichzeitig auch noch Listen, weil die immer Rezensenten brauchen, einfach Listen, was ist gerade alles erschienen. Und das ist immer nützlich zu wissen, im letzten Monat sind folgende Monografien erschienen. Das hat man sonst eigentlich nirgendwo. Auf einem Gebiet, wo man weiss, das hat auf jeden Fall mit einem zu tun. Also, das ist sehr sehr wichtig, denke ich.</text:span></text:p>
      <text:p text:style-name="p1"><text:span text:style-name="c0"><text:tab/>
          <text:line-break/>[VIEW] </text:span><text:span text:style-name="c18">BMCR</text:span><text:span text:style-name="c4">, File: 31.docx, RG</text:span><text:span text:style-name="c0"><text:tab/>
          <text:line-break/>M: Da sind wir bei den BMCR, bei dieser Mailinglist, dass wir praktisch Literatur zugeschickt bekommen, die neuste Literatur da findet man natürlich auch mal was, genau, da gibt’s verschiedene Mailingliste oder über academia, also wenn man bei academia angemeldet ist, da bekommt man ja auch immer die Aufsätze, die neusten Aufsätze zugeschickt, genau, grad wenn man da was abonniert. Oder natürlich, also das ist jetzt natürlich, ist mir jetzt noch nicht passiert, aber manchmal auf Facebook, wenn man da natürlich Dinge abonniert, gibt’s ja auch verschiedene so Sachen, keine Ahnung, Antike was auch immer, oder, dann kommen da auch manchmal Artikel dazu...</text:span></text:p>
      <text:p text:style-name="p1"><text:span text:style-name="c0"><text:tab/>
          <text:line-break/>[VIEW] </text:span><text:span text:style-name="c18">BMCR</text:span><text:span text:style-name="c4">, File: 21.docx, RG</text:span><text:span text:style-name="c0"><text:tab/>
          <text:line-break/>Person: und das ist tatsächlich, also bekommt man täglich die neuesten Rezensionen, und äh das ist auch also als persönlich Anmerkung, das hab ich auch mit großer Angst äh mitverfolgt als unser Buch Rezensiert werden musste, genau deswegen, man weiß ja in etwas, und ja genau und dasselbst hab ich auf meinem anderen Programm von der Germanistik, ne? also Germanisticnet und da bekomme ich Rezensionen und Tagungen auch Stellenausschreibungen, also Stellenanzeigen usw. Und für die klassische Philologie ist für mich das und aber es ist eher bibliografischer Natur. </text:span></text:p>
      <text:p text:style-name="p1"><text:span text:style-name="c0"><text:tab/>
          <text:line-break/>[VIEW] </text:span><text:span text:style-name="c18">BMCR</text:span><text:span text:style-name="c4">, File: 22.docx, RG</text:span><text:span text:style-name="c0"><text:tab/>
          <text:line-break/>M: [Anony] Dieses andere, also dieses Brin Mawr, das bekomm ich jeden Tag. Also man bekommt jeden Tag die Rezensionen, ist auch, ist auch oft, also die sehr bedrückend ist, wenn du weißt, dass dein Buch gerade veröffentlicht ist. Deswegen alle (lachen).</text:span></text:p>
      <text:p text:style-name="p1"/>
      <text:p text:style-name="p1"><text:span text:style-name="c0"><text:tab/>
          <text:line-break/>[VIEW] </text:span><text:span text:style-name="c19">Verbesserung</text:span><text:span text:style-name="c4">, File: 41.docx, RG</text:span><text:span text:style-name="c0"><text:tab/>
          <text:line-break/>M: Also Citavi gibt glaube ich in bestimmten Situationen Sinn. Also wo wir es z.B. benutzen ist in diesem Handschriftenprojekt wo wir arbeiten. Da arbeiten wir über ne Datenbank, die diese Editionsbände zu diesen mittelalterlichen Handschriften erstellen und da haben wir natürlich ne Unmenge von Literatur, und wir schreiben eben nicht in nem Word Dokument, sondern wir geben die, sozusagen die einzelnen, wir bearbeiten halt immer so einzelne Datensätze für jede Handschriftennummer usw. Und das ist wirklich praktisch, dann kann man, dann kann das sozusagen mit Citavi verlinken, und hat dann so ne Schnittstelle und kann dann, kann dann überdiese Datenbank auf, in Citavi eingespeicherte Literatur verweisen und am Ende bastelt der einem das alles zusammen und man hat dann im Grunde das fertige Buch. Also man muss natürlich immer noch an den Seitenzahlen und so dann arbeiten, aber es ist im Grunde dann alles fertig. Das ist sehr praktisch. Aber das sind natürlich dann immer Bände, die 500-700 Seiten haben oder so und da ist das glaube ich wirklich praktisch, da kann man nicht mehr so arbeiten.</text:span></text:p>
      <text:p text:style-name="p1"><text:span text:style-name="c0"><text:tab/>
          <text:line-break/>[VIEW] </text:span><text:span text:style-name="c19">Verbesserung</text:span><text:span text:style-name="c4">, File: 41.docx, RG</text:span><text:span text:style-name="c0"><text:tab/>
          <text:line-break/>M: Ja also das haben mir schon viele erzählt, ich seh das auch ein, dass Latex da sicherlich, also es kostet ja sicherlich auch ziemlich viel Geld.</text:span></text:p>
      <text:p text:style-name="p1"/>
      <text:p text:style-name="p1"><text:span text:style-name="c0">R: Ne das ist open source.</text:span></text:p>
      <text:p text:style-name="p1"/>
      <text:p text:style-name="p1"><text:span text:style-name="c0">M: Ich hab immer gedacht das ist ne sauteure Software.</text:span></text:p>
      <text:p text:style-name="p1"/>
      <text:p text:style-name="p1"><text:span text:style-name="c0">R: Ne.</text:span></text:p>
      <text:p text:style-name="p1"/>
      <text:p text:style-name="p1"><text:span text:style-name="c0">M: Dann müsste man es vielleicht doch mal ausprobieren. Sonst dachte ich immer, dass das eigentlich im Grunde, also grad bei der Diss, die wird ja am Ende hoffentlich dann ja sowieso nochmal publiziert und von nem Verlag oder auch mir selber, aber unter Verlagsanleitung eben nochmal professionell gesetzt und dann interessiert das sowieso keinen wie das ursprünglich mal aussah. Das ist..</text:span></text:p>
      <text:p text:style-name="p1"><text:span text:style-name="c0"><text:tab/>
          <text:line-break/>[VIEW] </text:span><text:span text:style-name="c19">Verbesserung</text:span><text:span text:style-name="c4">, File: 41.docx, RG</text:span><text:span text:style-name="c0"><text:tab/>
          <text:line-break/>M: Gut Nachteil ich brauch immer Internet sozusagen, wenn ich das Griechische schreiben will, anders krieg ichs halt nicht hin.</text:span></text:p>
      <text:p text:style-name="p1"><text:span text:style-name="c0"><text:tab/>
          <text:line-break/>[VIEW] </text:span><text:span text:style-name="c19">Verbesserung</text:span><text:span text:style-name="c4">, File: 41.docx, RG</text:span><text:span text:style-name="c0"><text:tab/>
          <text:line-break/>M: Pffff. Wahrscheinlich schon, aber ich komm wahrscheinlich. Ja doch, diese Latin texts Library, hat wahrscheinlich auch schon jemand anders erzählt, das ist LLTH.</text:span></text:p>
      <text:p text:style-name="p1"/>
      <text:p text:style-name="p1"><text:span text:style-name="c0">R: Vielleicht als Akronym.</text:span></text:p>
      <text:p text:style-name="p1"/>
      <text:p text:style-name="p1"><text:span text:style-name="c0">M: Das ist ganz praktisch, das ist ja so ne Datenbank, wo einfach nicht alles glaube ich aber so 95% der Lateinischen Literatur der Antike eben in Volltext und durchsuchbar drin ist und eben auch mit bestimmten Kriterien durchsuchbar. Also man kann sowohl operieren mit Sternen, also ich will jetzt nur den Teil des Wortes mit allen möglichen Endungen oder ich will nur bei dem Autor oder nur in dem Werk des Autors, oder dem Werk von dem Autor, dem Werk von dem Autor. Oder dann in dem Umfeld die zwei Wörter und die dürfen maximal durch zwei Sätze getrennt sein. Das finde ich sehr, sehr praktisch. Das habe ich wirklich bei der Dissertation, weil das wirklich bei diesen Kommentar sinnvoll ist um mögliche Intertextualitäten und solche Dinge rauszufinden. Das bringt wirklich sehr, sehr viel. Also vergleichbar wäre analog glaube ich wirklich nur das Zettelkastenarchiv vom Thesaurus in München, aber da kann man ja nicht jedes Mal hinfahren, wenn man was nachkucken will. Und das geht auch nicht ganz so schnell.</text:span></text:p>
      <text:p text:style-name="p1"><text:span text:style-name="c0"><text:tab/>
          <text:line-break/>[VIEW] </text:span><text:span text:style-name="c19">Verbesserung</text:span><text:span text:style-name="c4">, File: 41.docx, RG</text:span><text:span text:style-name="c0"><text:tab/>
          <text:line-break/>M: Da müsste man irgendwie kucken, dass man den Text durchsuchbar kriegt und schön die Sachen einfach durchzählen könnte, also das wäre glaube ich relativ einfach, in dem Fall. Wenn ich jetzt ne Text hätte der 300 Seiten lang ist, wenn ich mir den sozusagen in ein Word-Dokument kopieren könnte und über die Suchfunktion kucken wie oft findet der Set, wie oft findet der At, das wäre ja relativ easy. Auf jeden Fall würde es deutlich schneller gehen als das per Hand durchzuzählen, wäre wahrscheinlich sogar sicherer. </text:span></text:p>
      <text:p text:style-name="p1"/>
      <text:p text:style-name="p1"><text:span text:style-name="c0">R: Gibt es solche Funktionen in diesem LLTA. Weil beim TLG gibts ja sowas.</text:span></text:p>
      <text:p text:style-name="p1"/>
      <text:p text:style-name="p1"><text:span text:style-name="c0">01:02:00</text:span></text:p>
      <text:p text:style-name="p1"/>
      <text:p text:style-name="p1"><text:span text:style-name="c0">M: Man müsste sich wahrscheinlich gar nicht alles dann durchklicken, sondern er zeigt einem ja dann an wie viele Ergebnisse er gefunden hat, also 37080 oder so und, wenn ich jetzt kuck wie oft Set überhaupt in der lateinischen Literatur belegt ist, dass würde er wahrscheinlich irgendne 5-stellige Zahl dann anzeigen…</text:span></text:p>
      <text:p text:style-name="p1"/>
      <text:p text:style-name="p1"><text:span text:style-name="c0">R: Das hat mir Sandra erzählt, dass es in dem TLG schon so einfach, oder evtl. Auch elaboriertere stilometrische Analysen gibt, die… Also nicht nur Worthäufigkeiten, aber auch, dass ein Wort in der Nähe eines anderen ist z.B., etc.</text:span></text:p>
      <text:p text:style-name="p1"><text:span text:style-name="c0"><text:tab/>
          <text:line-break/>[VIEW] </text:span><text:span text:style-name="c19">Verbesserung</text:span><text:span text:style-name="c4">, File: 41.docx, RG</text:span><text:span text:style-name="c0"><text:tab/>
          <text:line-break/>M: Ich hab das Gefühl, dass ganz stark die, also dass es vor allem, also das wird in 20 Jahren vielleicht anders sein, aber im Moment halt vor allem Software nachgefragt ist, die im Grunde das kann, was die ganzen Bücher auch können nur schneller. Das ist halt so das, was die meisten Leute sich wünschen. Also dieses, dass Software vielleicht auch ganz andere Dinge kann dann, die, wo man dann ganz anders, das kommt vielleicht noch, dass man da auf Ideen kommt was man sich wünschen könnte. Ich weiß nicht wie das in anderen Fächern ist. Ob man da schon irgendwie… sagt Digitalisierung ist dann halt was völlig Neues auch und kann auch ein ganz anderer Zugriff dann auf Daten sein… </text:span></text:p>
      <text:p text:style-name="p1"><text:span text:style-name="c0"><text:tab/>
          <text:line-break/>[VIEW] </text:span><text:span text:style-name="c19">Verbesserung</text:span><text:span text:style-name="c4">, File: 51.docx, RG</text:span><text:span text:style-name="c0"><text:tab/>
          <text:line-break/>Person: würde ich kollegen fragen, tatsächlich. es gibt datenbanken, also der TLL liegt ja auch nicht ganz vollständig, also er ist ja sowieso nicht vollständig, er ist ja noch in arbeitet, er liegt ja auch digitalisiert vor, odre bzw. kann man ja gar nicht digitalisiert nennen, sondern es ist ja ein eigenes programm, wenn man so will. das ist sehr unpraktisch. es ist sehr unpraktisch bis ähm unmöglich den mitunter zu benutzen, wenn man irgendwie nach verfeinerten kriterien suchen will, da muss ich zugeben, dass ich immer auf die druckversion zurückkomme, aber das wird glaube ich fast jeder sagen, es ist eine wissenschaft für sich, mit der datenbanken umzugehen.    #00:33:54-1# </text:span></text:p>
      <text:p text:style-name="p1"/>
      <text:p text:style-name="p1"><text:span text:style-name="c0">Interviewer: und das ist beim TLG schon wesentlich besser umgesetzt... #00:34:02-6# </text:span></text:p>
      <text:p text:style-name="p1"/>
      <text:p text:style-name="p1"><text:span text:style-name="c0">Person: ja. man arbeitet glaube ich da auch ständig an der verbesserung. also, gerade was vergleiche größerer textmassen angeht, also diese ngram-basierten suchen. also ich habe es jedenfalls als relativ neues feature im kopf. ja, das ist jedenfalls viel besser und ähm, was ich mir bei diesen datenbanken überhaupt wünschen würde, falls das überhaupt relevant ist, dass sowohl beim TLL als auch beim TLG noch suchkriterien haben könnte, dass man dichtung und prosa trennt. so wie wenn ich ein wort eingebe, dann wird mir die gesamte beleglage angezeigt für das wort, dann interessiert es mich ja mitunter, was sagen die dichter und nicht was die prosaschriftsteller und umgedreht. #00:35:05-0# </text:span></text:p>
      <text:p text:style-name="p1"><text:span text:style-name="c0"><text:tab/>
          <text:line-break/>[VIEW] </text:span><text:span text:style-name="c19">Verbesserung</text:span><text:span text:style-name="c4">, File: 51.docx, RG</text:span><text:span text:style-name="c0"><text:tab/>
          <text:line-break/>Person: ja, das ist eine meiner größten schwächen, muss ich sagen, dass ich wenn ich ähm wenn meinetwegen ein phänomen, dann irgendwie dann so leicht abgebogen wird und dann ein interessantes teilphänomen dazu kommt, dass sich der fokus dann so leicht verschiebt und dann die hauptsache aus dem blick verloren wird, ähm,kann ich nicht direkt sagen, ab wann dann so der punkt erreicht ist, ab wann ich mich sozusagen zur tagesordnung selbst zurückrufe, ähm, ich stell nur immer wieder fest, dass dann viel viel mehr material da ist, als ich eigentlich brauche, in dem wunsch, eben alles erfasst zu haben, so. aber, es gibt dann irgendeinen punkt, wo ich dann sage, das ist jetzt nicht mehr relevant. und früher habe ich leider die fussnoten bis zur unkenntnlichkeit anschwellen lassen indem ich dann irgendwie das einfach nur materialreich gestaltet habe. und ähm, das ist ein versuch, also, in der letzten zeit das stark zurückzufahren und sich auf das wesentliche zu konzentrieren. das muss man üben. #01:58:43-4# </text:span></text:p>
      <text:p text:style-name="p1"><text:span text:style-name="c0"><text:tab/>
          <text:line-break/>[VIEW] </text:span><text:span text:style-name="c19">Verbesserung</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19">Verbesserung</text:span><text:span text:style-name="c4">, File: 42.docx, RG</text:span><text:span text:style-name="c0"><text:tab/>
          <text:line-break/>Person: das kann gut sein, aber, es gibt ganz viele bsp wo man sieht, das ist durch informatische methoden einfacher geworden, aber die allermeisten, die projekte, die ich mich beschäftigt habe, wären rein theoretisch auch mit gedruckten büchern vorstellbar. am beispiel mit dem paraphrasenprojekt, das ist am ende im gedruckten buch erschienen. das war jetzt nicht so digital, dass es nicht möglich wäre, es noch irgendwie zwischen zwei buchdecekl zu kriegen, das geht eben schon.  </text:span></text:p>
      <text:p text:style-name="p1"><text:span text:style-name="c0"><text:tab/>
          <text:line-break/>[VIEW] </text:span><text:span text:style-name="c19">Verbesserung</text:span><text:span text:style-name="c4">, File: 42.docx, RG</text:span><text:span text:style-name="c0"><text:tab/>
          <text:line-break/>Person: das war so wie heute alle sagen, ich mach irgendwas mit medien ähm früher haben alle gesagt, ich mach was mit latein und griechisch, also im 19jh. das war so ein modefach. #00:34:27-5# </text:span></text:p>
      <text:p text:style-name="p1"/>
      <text:p text:style-name="p1"><text:span text:style-name="c0">Interviewer: ..und da gab es damals sicher themen, die in vergessenheit geraten sind und die man heute mit digitalen methoden viel besser abbilden könnte. wäre das denkbar? #00:34:52-7# </text:span></text:p>
      <text:p text:style-name="p1"/>
      <text:p text:style-name="p1"><text:span text:style-name="c0">Person: nie drüber nachgedacht, kann gut sein. da ist man natürlich bei wissenschaftsgeschichte, man findet mal immer wieder einen aufsatz zu der zeit, der für einen selbst relevant ist, aber was so die themen waren, die von 1880 - 1890 jetzt total im vordergrund waren, da müsste ich mich jetzt erstmal....[Anony] Mein Professor wüsste das jetzt sicher auswendig    (lachen) aber das habe ich jetzt auch nicht parat, aber das kann gut sein, dass das vielleicht interessant wäre, da nochmal zu kucken, das ging eben damals noch nicht, weil man noch keine computer hatte, und ein stück weit ist das wahrscheinlich auch so.    #00:35:32-2#</text:span></text:p>
      <text:p text:style-name="p1"><text:span text:style-name="c0"><text:tab/>
          <text:line-break/>[VIEW] </text:span><text:span text:style-name="c19">Verbesserung</text:span><text:span text:style-name="c4">, File: 42.docx, RG</text:span><text:span text:style-name="c0"><text:tab/>
          <text:line-break/>Person: da wird man am ende    irgendeinen kompromis wahrscheinlich finden müssen, der diese ästhetische komponente halt mit berücksichtigt und das ist glaube ich auch nicht schwer. also es gibt ja diese online zeitschriften, die werden ja auch angenommen, selbst von den konservativsten leuten, die freuen sich halt auch mal, wenn sie mal auf einen ausatz drei wochen in der fernleihe warten müssen, sondern dass es den kostenlos als pdf gibt. #01:12:10-4# </text:span></text:p>
      <text:p text:style-name="p1"><text:span text:style-name="c0"><text:tab/>
          <text:line-break/>[VIEW] </text:span><text:span text:style-name="c19">Verbesserung</text:span><text:span text:style-name="c4">, File: 12.docx, RG</text:span><text:span text:style-name="c0"><text:tab/>
          <text:line-break/>ch kann nicht so viel zeit investieren, aber direkt mit genau diesem programm zu arbeiten, mit dem man scheinbar sehr viel machen kann, ähm, das, was aber heißen würde, dass ich python kennenlernen müsste oder würde, ähm, da hätte ich eigentlich richtig lust zu, weil ich auch, habe ich auch gestern erst wieder gelesen, dass im grunde, dass man sich IT recht gut beibringen kann, weil es so viel einfach gibt, also ich glaube bei klassische Philologie ist das auch möglich, in gewisser weise, aber ziemlich schwierig, sich selbst so viel draufzuschaffen an wissen, und ich denke für so einen gewissen bereich, ich würde ja überhaupt nicht ein allrounder werden wollen, sondern einfach nur meine probleme ein bißchen selbstständig lösen können, tatsächlich würde ich das sinnvoll finden. und ähm, ich könnte mirvorstellen, dass es in zukunft auch ein bißchen in diese richtung gehen könnte, dass man zum Beispiel für so ein programm oder ja, oder dass man über schlüsselqualifikationen, dass kann man ja auch jetzt schon machen, ähm, aber eben halt wahrscheinlich kann man es jetzt nur so vage machen, dass man so ein bißchen ähm, zielorientiert weiterbildet, das wäre bestimmt sinnvoll. aber ich wüsste, das würde sofort glaube ich, echt große früchte tragen und ich würde einfach sehr schnell etwas dazulernen einfach sich in einem ganz neuen feld auszuprobieren. ja, im grunde wäre es ja wie eine neue sprache zu lernen. das ist immer gut. das bringt einem immer viel und ich wäre absolut dazu bereit das zu tun, aber unter den umständen, dass ich ein bißchen mehr zeit hätte, das ist einfach die ressource, die mir fehlt, genau. aber es interessiert mich total. es ist überhaupt nicht so, das klang jetzt vorhin vielleicht so ein bißchen so irgendwie auch rückschrittlich, also ich sehe total das riesen potential, was in all diesen möglichkeiten liegt, man muss es glaube ich nur sinnvoll abrufen und ähm, die richtigen fragen stellen, die richtigen mittel.</text:span></text:p>
      <text:p text:style-name="p1"><text:span text:style-name="c0"><text:tab/>
          <text:line-break/>[VIEW] </text:span><text:span text:style-name="c19">Verbesserung</text:span><text:span text:style-name="c4">, File: 12.docx, RG</text:span><text:span text:style-name="c0"><text:tab/>
          <text:line-break/>ich habe mich tatsächlich beim TLG habe ich mich immer gefragt ähm warum machen die das nicht so, dass ich bspw. kucken kann, ich suche wort x und ich suche wort y und dann möchte ich aber noch wort z haben in der nähe, was aber in dem und dem kasus ist.das würde mir unglaublich viel bringen und würde mir ganz viele sachen ersetzen und das finde ich, war schon lange etwas, was man brauchte, und das ist jetzt tatsächlich verwenden, das ist jetzt in der beta-phase, das ist sehr sehr nützlich und ich bin mir einfach total sicher, dass es da für einzelne texte etwas besseres gibt aber nicht für das gesamte, und das ist wichtig, nicht für das gesamte korpus. und das ist aber oft, dass was man braucht. </text:span></text:p>
      <text:p text:style-name="p1"><text:span text:style-name="c0"><text:tab/>
          <text:line-break/>[VIEW] </text:span><text:span text:style-name="c19">Verbesserung</text:span><text:span text:style-name="c4">, File: 11.docx, RG</text:span><text:span text:style-name="c0"><text:tab/>
          <text:line-break/>Und was ich immer gedacht habe, wieso machen das die anderen Zeitschriften nicht? Einige haben das vielleicht auch, aber was gleich sinnvoll wäre, warum gibt es nicht einen großen Pool und alle wichtigen Zeitschriften, die groß und anerkannt sind, schicken dahin ,was gerade erscheint und dann kriegt man das Ding als Newsletter, das wäre nämlich extrem sinnvoll. Ist eigentlich kein Aufwand, wäre total gut, gerade bei einem so relativ engen Forschungsbereich klassische Philologie. </text:span></text:p>
      <text:p text:style-name="p1"><text:span text:style-name="c0"><text:tab/>
          <text:line-break/>[VIEW] </text:span><text:span text:style-name="c19">Verbesserung</text:span><text:span text:style-name="c4">, File: 11.docx, RG</text:span><text:span text:style-name="c0"><text:tab/>
          <text:line-break/>Naja, das ist doch aber Werbung für die. Du weisst einfach, im letzten Quartal sind meinetwegen in allen dt. Zeitschriften, die etwas mit klassische Philologie zu tun haben, ist das und das erschienen. Und dann gibst du eifach ganzs chnell deinen Autor ein. Denn das ist natürlich, das wäre viel schneller als l'année philologique oder sonstwas und du könntest ziemlich sicher sein, ob was dabei ist oder nicht. Aber das nur nebenbei. So was gibt es meines Wissens nicht aber das wäre ganz cool.</text:span></text:p>
      <text:p text:style-name="p1"><text:span text:style-name="c0"><text:tab/>
          <text:line-break/>[VIEW] </text:span><text:span text:style-name="c19">Verbesserung</text:span><text:span text:style-name="c4">, File: 11.docx, RG</text:span><text:span text:style-name="c0"><text:tab/>
          <text:line-break/>aber dennoch, ich bin da überhaupt kein pessimist, ich denke, das wird auf jeden fall besser werden. ähm, und es muss einfach ne öffnung geben von beiden seiten, d.h. die klassischen Philologen müssen ähm, müssen sich einfach mehr hereindenken in die neuen methoden und umgekehrt auch muss man sich z.T. finde ich, zumindest in solchen Projekten dann als dienstleister verstehen, also hätte ich das zumindest gerne, wenn ich so ein projekt machen würde, fände ich es toll, ich hätte einen informatiker, der mir sagt, ich bau dir den hammer, den du brauchst und nicht und ich mach auch noch meine eigene forschung. ich mach dir das quasi. und das ist quasi oft ein problem.</text:span></text:p>
      <text:p text:style-name="p1"><text:span text:style-name="c0"><text:tab/>
          <text:line-break/>[VIEW] </text:span><text:span text:style-name="c19">Verbesserung</text:span><text:span text:style-name="c4">, File: 31.docx, RG</text:span><text:span text:style-name="c0"><text:tab/>
          <text:line-break/>M: Also für die nächste Arbeit würde ich es wahrscheinlich nutzen, also würde ich mich dann wahrscheinlich, würde ich Zeit investieren. Genau.</text:span></text:p>
      <text:p text:style-name="p1"><text:span text:style-name="c0"><text:tab/>
          <text:line-break/>[VIEW] </text:span><text:span text:style-name="c19">Verbesserung</text:span><text:span text:style-name="c4">, File: 31.docx, RG</text:span><text:span text:style-name="c0"><text:tab/>
          <text:line-break/>M: Dass praktisch die Einstellung gegenüber... also ich glaube hier ist z.B. sehr positiv, also sehr offen da gegenüber, ach jetzt z.B. jetzt in der Coronakrise ist ja jetzt auch viel mit Digitalisierung, also es müssen sich viele mit Digitalisierung auseinandersetzen, mit Solchen, ja Web-, also mit Kommunikationsprogrammen, digitalen Kommunikationsprogrammen, und man merkt schon also so was ich jetzt mitbekommen hab, dass da jetzt schon ne Öffnung auf jeden Fall ist da jetzt natürlich auch durch den Schock, dass da doch jetzt ne Öffnung stattfindet, aber ich höre halt auch, dass z.B. face to face Gespräche einfach viel schöner wären. Also jetzt auch mit den Studenten, ja. Genau, ansonsten ich denke schon, dass da doch eigentlich die meisten offen sind.</text:span></text:p>
      <text:p text:style-name="p1"><text:span text:style-name="c0"><text:tab/>
          <text:line-break/>[VIEW] </text:span><text:span text:style-name="c19">Verbesserung</text:span><text:span text:style-name="c4">, File: 32.docx, RG</text:span><text:span text:style-name="c0"><text:tab/>
          <text:line-break/>M: Ja also vor allem auch diese, es gibt ja diese Suchfunktion oder, im Word, die ist manchmal so unpräzise, also, also natürlich also optimal wäre natürlich ein Livechat, das ist ein bissel utopisch, ja aber..</text:span></text:p>
      <text:p text:style-name="p1"/>
      <text:p text:style-name="p1"><text:span text:style-name="c0">R: Wieso wäre das optimal?</text:span></text:p>
      <text:p text:style-name="p1"/>
      <text:p text:style-name="p1"><text:span text:style-name="c0">M: Weil man da natürlich, einfach der Zeit wegen, und vor allem auch ne präzise Antwort, also ich finde die Antworten im Word sind teilweise so, also die Suchkriterien, oder die Schlagwörter, die da angezeigt werden, die sind teilweise so unpräzise, da kann man sich dann auch nichts da drunter vorstellen und da geb ich dann wieder auf, da denke ich dann okay, dann lasse ich es so. Genau also mehr Präzision auf jeden Fall auch von ja Schlagwörtern her, wenn man die dann eingibt, das dann präzisere Beschreibungen, auch Steps auch für verschiedene Versionen auf jeden Fall, dass die beschrieben werden. Und genau im Netz ne Auf-, das grad wenn man jetzt ne veraltete Version hat, dass es dafür eben auch noch Hinweise gibt, das ist ja meistens auch nicht so, weil jeder davon ausgeht, dass man das neueste hat, aber ich hab Word 2003 oder so. Und ja genau, das war eben auf dem PC drauf und ja... Das ist dann immer ein bissel schwierig.</text:span></text:p>
      <text:p text:style-name="p1"><text:span text:style-name="c0"><text:tab/>
          <text:line-break/>[VIEW] </text:span><text:span text:style-name="c19">Verbesserung</text:span><text:span text:style-name="c4">, File: 21.docx, RG</text:span><text:span text:style-name="c0"><text:tab/>
          <text:line-break/>Person: als, ähm,    (lachen)    genau und nicht gerade effektiv ähm, ich habe am anfang wirklich mit einer ganz normalen worddatei angefangen und als ich dann citavi, als ich damit ähm damit anfangen wollte, war schon sozusagen meine dissertation auf einem stand, wo es sich nicht mehr lohnte    (lachen) obwohl das trotzdem noch viel länger gedauert hat, es war, es hätte viel gedauert, sozusagen alles umzustellen und ich muss sagen, so verfahre ich heute noch und ... ich schäme mich ein bißchen. aber, also. </text:span></text:p>
      <text:p text:style-name="p1"><text:span text:style-name="c0"><text:tab/>
          <text:line-break/>[VIEW] </text:span><text:span text:style-name="c19">Verbesserung</text:span><text:span text:style-name="c4">, File: 21.docx, RG</text:span><text:span text:style-name="c0"><text:tab/>
          <text:line-break/>Person: weil eben das fundament stellt nach wie vor die arbeit an den originaltexten dar, dasi st das fundament und eben auch die feldarbeit an handschriften, für mich jetzt weniger, und ähm an papyri und ähm genau. immerhin gibt es auch in diese richtung wirklich eine verbesserung der, der arbeitsmöglichkeiten, weil handschriften digitalisiert werden, man ist fürher noch, vor 15 jahren, zu den verschd. bibliotheken gefarhen in europa    (lachen)    um sich die handschriften anzuschauen, papyri wrd digitalisiert. in dem sinne ist es eine unheimliche arbeitserleichterung, für die wir alle unglaubelich dankbar sind. und ähm vor 20 jahren bin ich selber noch ähm [Anony], zu den verschiedenen archiven, archivearbeit, ja, das hat sich verbessert, das kann ich von hier aus häufig erledigen wirklich, ohne große forschungsreisen und ähm, in dem sinne, ähm, auch in zusammenhang eben mit der digitalisierung unser fach auch wächst. #00:57:48-2#</text:span></text:p>
      <text:p text:style-name="p1"><text:span text:style-name="c0"><text:tab/>
          <text:line-break/>[VIEW] </text:span><text:span text:style-name="c20">FID</text:span><text:span text:style-name="c4">, File: 11.docx, RG</text:span><text:span text:style-name="c0"><text:tab/>
          <text:line-break/>Das wäre ja eine Aufgabe für einen Fachinformationsdienst? Ist dir das ein Begriff? Spezialisierte Auskunftsdienste, an Bibs angesiedelt, bereiten alles relevantes für den Fachbereich auf. Und die schneidern vielleicht auch solche Infos zu. #00:29:06-0# </text:span></text:p>
      <text:p text:style-name="p1"/>
      <text:p text:style-name="p1"><text:span text:style-name="c0">Person: Ich glaube eher nicht, ansonsten hätte ich es halt verpasst, dass es das gibt. Ich hätte es halt noch nie genutzt. Es gibt natürlich, es gibt so Datenbanken, direkt für unser Fach, klar. viele wichtige Datenbanken und die kann man dann durchsuchen usw.</text:span></text:p>
      <text:p text:style-name="p1"><text:span text:style-name="c0"><text:tab/>
          <text:line-break/>[VIEW] </text:span><text:span text:style-name="c5">Word</text:span><text:span text:style-name="c4">, File: 41.docx, RG</text:span><text:span text:style-name="c0"><text:tab/>
          <text:line-break/>M: Pff, also ich arbeite eigentlich ziemlich, also muss man sagen relativ analog. Also ich hab ein Word Dokument und hab da meine Literaturliste, die ich entsprachen dann also teilweise noch verschlagworte um dann Sachen zu finden über die Suchfunktion, also wenn ich irgendwie bestimmte Sachen hab ich in nem Aufsatz gelesen, die sind wichtig, da hab ich aber nicht sofort was geschrieben, dann schreib ich mir das aber trotzdem erst mal runter, damit ich später beim Suchen das dann nochmal sehe, okay das musst du nochmal dir ankucken und einarbeiten. Aber das ist i Grunde ja nochmal ne sehr analoge Arbeitsweise. Ich hab jetzt so citavi oder, was andere Leute machen, hab ich bisher noch nicht gemacht.</text:span></text:p>
      <text:p text:style-name="p1"/>
      <text:p text:style-name="p1"><text:span text:style-name="c0"><text:tab/>
          <text:line-break/>[VIEW] </text:span><text:span text:style-name="c5">Word</text:span><text:span text:style-name="c4">, File: 41.docx, RG</text:span><text:span text:style-name="c0"><text:tab/>
          <text:line-break/>M: Ja man baut sich natürlich so, wenn man das analog macht so seine eigenen Mindmaps, das ist irgendwie der Vorteil daran. </text:span></text:p>
      <text:p text:style-name="p1"/>
      <text:p text:style-name="p1"><text:span text:style-name="c0">R: Stimmt. Für das schreiben arbeitest du mit Word.</text:span></text:p>
      <text:p text:style-name="p1"/>
      <text:p text:style-name="p1"><text:span text:style-name="c0">M: Ja. Ich weiß, dass es besseres gibt, es gibt Leute die schwören auf dieses Latex, aber das, da braucht man ja auch wieder nen Führerschein für um damit umgehen zu können.</text:span></text:p>
      <text:p text:style-name="p1"><text:span text:style-name="c0"><text:tab/>
          <text:line-break/>[VIEW] </text:span><text:span text:style-name="c5">Word</text:span><text:span text:style-name="c4">, File: 41.docx, RG</text:span><text:span text:style-name="c0"><text:tab/>
          <text:line-break/>M: ich mach das halt nicht mit Word, also ich find griechisch schreiben mit Word relativ nervig, aber das ist ne Gewohnheitssache, man kann ja seine Tastatur umstellen, auf die Tastatur sozusagen die die richtgien Griechen sozusagen in Griechenland haben und dann, aber da finde ich manche Sachen kontraintuitiv, weil ich sie mir einfach anders angewöhnt habe. Aber es gibt da ja zwei, es gibt ja die Polytonische und Betacode und ich schreib eben lieber mit Betacode und das geht über so einen Online, das heißt typegreek, da kannst du mit dem, in so ein Fenster einfach mit Betacode das eingeben und dann spuckt der einem das sofort auf Griechisch aus. Ich hab mir einfach diese Tastaturbelegung irgendwann mal angewöhnt, es gibt halt ein paar Unterschiede und wenn ich das andere zuerst gemacht hätte, also polytonisch, dann würde ich es vielleicht damit machen, da kann man unten, da gibt’s dieses DE immer am, neben der Uhr, das kann man dann auf DR umstellen und dann hat man eben die griechische Tastatur, aber da müsste ich mich halt wieder umgewöhnen.</text:span></text:p>
      <text:p text:style-name="p1"><text:span text:style-name="c0"><text:tab/>
          <text:line-break/>[VIEW] </text:span><text:span text:style-name="c5">Word</text:span><text:span text:style-name="c4">, File: 41.docx, RG</text:span><text:span text:style-name="c0"><text:tab/>
          <text:line-break/>M: Peter wäre vielleicht auch nicht schlecht, der, also dessen Thema ist ja auch, also macht Latinistik, aber der macht ja so ne, also der beschäftigt sich ja [Anony] mit Prosa und mit der, hat sich da selbst so ne Riesendatenbank angelegt. Also ich glaub auch in Word Dokumenten, aber im Grunde mit so nem eigenen System sich das zu organisieren, das ist eine Riesenmenge an Daten, die er bearbeiten muss, das könnte vielleicht auch ganz spannend sein.</text:span></text:p>
      <text:p text:style-name="p1"><text:span text:style-name="c0"><text:tab/>
          <text:line-break/>[VIEW] </text:span><text:span text:style-name="c5">Word</text:span><text:span text:style-name="c4">, File: 51.docx, RG</text:span><text:span text:style-name="c0"><text:tab/>
          <text:line-break/>Person: ja also, ansonsten ist natürlich word mein programm mit dem ich schreibe ähm, ich habe es mal mit citavi probiert, aber ich glaube, da muss man wirklich bei der sache bleiben oder sich mal die mühe machen, sich damit ein paar nachmittage damit zu beschäftigen, also habe ich das sein gelassen, was natürlich zu einem ähm im laufe der jahre zu einem richtig großen chaos geführt hat, was die angeschafte sekundärliteratur angeht. ähm, genau, zum bibliografieren, das muss ja auch erwähnt werden, benutze ich selten die l'annee philologique, die sit in ihrer online version nur eingeschränkt tauglich, weil sie 5,6 jahre hinterher ist. ansonsten gibt es noch diverse datenbanken , gnomon z.b. bibliografische datenbanken, ist sehr praktisch, ähm. ah ja, für rezensionen, was ja auch nicht unbedeutend ist, BrynMawr diese ähm, die haben so eine art rezensionsdienst... #00:37:02-2#</text:span></text:p>
      <text:p text:style-name="p1"><text:span text:style-name="c0"><text:tab/>
          <text:line-break/>[VIEW] </text:span><text:span text:style-name="c5">Word</text:span><text:span text:style-name="c4">, File: 51.docx, RG</text:span><text:span text:style-name="c0"><text:tab/>
          <text:line-break/>Person: also eigentlich bin ich immer ganz, ganz gut bisher hingekommen. also ich habe ja vorhin was angemerkt, was den import und das auffinden von zeichensätzen, die jetzt im sonderzeichenfundus nicht drin sind oder in den schriftarten, wenn man so will. das war dann ein bißchen schwierig, dann noch ein programm oder ähm, ne, datensammlung zu finden, die entsprechenden sonderzeichen irgendwie zu bekommen, aber ansonsten komme ich mit den funktionen eigentlich ganz gut hin. Excel finde ich komplizierter.    #01:25:29-7# </text:span></text:p>
      <text:p text:style-name="p1"><text:span text:style-name="c0"><text:tab/>
          <text:line-break/>[VIEW] </text:span><text:span text:style-name="c5">Word</text:span><text:span text:style-name="c4">, File: 51.docx, RG</text:span><text:span text:style-name="c0"><text:tab/>
          <text:line-break/>Interviewer: zu citavi fällt mir ein, wie organisierst du deine literatur. trotzdem gibt es da ja trotzdem systeme, wie machst du das konkret, nimmst du eine word datei als literatur datenbank? #01:37:43-9# </text:span></text:p>
      <text:p text:style-name="p1"/>
      <text:p text:style-name="p1"><text:span text:style-name="c0">Person: ja, wir alphabetisch sortiert, also das ist ja alphabetisch sortiert dann und nach möglichkeit relativ schnell, relativ zeitnah eingetragen, wenn dann ein neuer titel als wichtig erkannt wurde. #01:38:05-6# </text:span></text:p>
      <text:p text:style-name="p1"/>
      <text:p text:style-name="p1"><text:span text:style-name="c0">Interviewer: und hast du da eine datei, oder für jede publikation. #01:38:09-9# </text:span></text:p>
      <text:p text:style-name="p1"/>
      <text:p text:style-name="p1"><text:span text:style-name="c0">Person: also ein literaturVZ als einzeldatei und natürlich, also, die wird an sich geführt und das andere ist, wenn man eben laufenden text natürlich weshalb man ja überhaupt auf die titel gekommen ist überhaupt, wird das ja auch meinetwegen in der fussnote oder sonstwo vermerkt, als ersterwähnung. einmal eine datei, die wirklich das literaturVZ ist. #01:38:37-8# </text:span></text:p>
      <text:p text:style-name="p1"><text:span text:style-name="c0"><text:tab/>
          <text:line-break/>[VIEW] </text:span><text:span text:style-name="c5">Word</text:span><text:span text:style-name="c4">, File: 11.docx, RG</text:span><text:span text:style-name="c0"><text:tab/>
          <text:line-break/>Also ich schreibe, obwohl ich gehört habe, dass es auch bessere Möglichkeiten gibt,    (lachen)    schreibe ich mit Word, alles eigentlich, ich habe nie was anderes genommen im Leben. Und das geht so weit ich weiss, eigentlich fast allen so. Also bei uns benutzt eigentlich keiner Latex. Und ich glaube, wenn du es nehmen würdest und es an einen Verlag schickst, würden die dich fragen oder an die zeitschrift, was ist das denn? Da steht auch oft ausdrücklich, wir wollen es als Word oder pdf haben, das steht bei den meisten. Ok. Also das benutze ich täglich, Emailprogramme, Thunderbird, da heb ich so meine Emailadressen eingebunden. Das ist so das was ich im Hintergrund laufen habe. Ähm, ja, was denn noch so. Ich denke, das ist so das wichtigste.</text:span></text:p>
      <text:p text:style-name="p1"><text:span text:style-name="c0"><text:tab/>
          <text:line-break/>[VIEW] </text:span><text:span text:style-name="c5">Word</text:span><text:span text:style-name="c4">, File: 11.docx, RG</text:span><text:span text:style-name="c0"><text:tab/>
          <text:line-break/>Ich habe ehrlich gesagt mal angefangen mit Citavi ähm, und dann habe ich aber während meiner Diss gemerkt, also ich hab überlegt, mach ich das noch, ich habe auch angefangen etwas aufzubauen, und ich glaube ich sollte es auch so machen, aber was mich damals genervt hat, ist dass man, das geht heute vielleicht besser, aber bei der damaligen Citavi Version, 3 oder so,konnte man nicht irgendwie so in ne Cloud einbinden. Und das fand ich extrem blöd, wenn mir sowohl USB Stick als auch Rechner geklaut wird oder abbrennt, dass dann halt die Dissertation weg ist. Da, also das, weiss nicht, vielleicht hätte es auch eine Lösung gegeben. Aber für mich damals nicht unmittelbar und dadruch das ich das nie so schlimm fand ähm, mache ich das eigentlich, ich muss das bestimmt irgendwann mal ändern, mache ich    das eig. ziemlich einfach. Ich habe meistens mehrere WordDoks offen und eins heißt Literatur. Da schmeiße ich das rein und mach mir das selber, das ist so ne Art billig Citationsprogramm, ich hab dann die einzelnen Titel aufgelistet und schreib mir noch was dazu, ob ich das schon habe ob ich das per pdf habe, ob ich das kopiert hab, ob ich das noch brauche, das schreibe ich mir alles da rein. ich weiss, das könnte man alles bei Citavi oder and. Programmen ein bißcen systematischer machen, aber ich hab das nie als großes Problem gesehen und vor allem, was das Problem ist, dass ja eig. diese Literaturverwaltungsprogramme ja dann auch ziemlich nützlich sind, wenn, z.B. nehmen wir an, man schreibt einen Aufsatz, und dann weiss man aber noch nicht, wo man es einreicht, oder man will es doch nochmal woanders einreichen, und dann wechselst du das, den Zitationsstil, und da habe ich mal gekuckt bei Citavi, ist jetzt halt schon wieder 2 oder 3 Jahre her, aber da waren eig. alle wichtigen Zeitschriften waren nicht darauf vorbereitet, du konntest also nicht einfach mal sagen, mach mir das mal auf Rheinisches Museum oder mach mir das auf Classical Journal oder was auch immer. Weil die auch, und das ist auch das Problem der klassische Philologie , man ist halt dann oft nicht so weit, kann sein, dass das mittlerweile anders ist, aber damals war das so ähm, dass du das, im Naturwiss. Bereich ging das super, hier ging es halt überhaupt nicht, Das heißt, du musstest dann am Ende doch wieder ganz viel per Hand eingeben und hättest nicht unbedingt Zeitersparnis gehabt. Aber tatsächlich ist das etwas, was ich ändern möchte, also ich möchte eig. nochmal einen Versuch starten. Klar, so ist es so,ich kopiere dann oft aus anderen Aufsätzen von mir, wo ich schon mal den Titel hatte, kopiere ich es raus und ich wüsste man hätte da so seine eigene Bibliothek, das ist schon cooler</text:span></text:p>
      <text:p text:style-name="p1"><text:span text:style-name="c0"><text:tab/>
          <text:line-break/>[VIEW] </text:span><text:span text:style-name="c5">Word</text:span><text:span text:style-name="c4">, File: 11.docx, RG</text:span><text:span text:style-name="c0"><text:tab/>
          <text:line-break/>Selten stehen wir vor der Aufgabe, kommt immer drauf an, was man macht. Also ich stand nur bisher, ja doch, auch mal eine Grafik, aber ähm, Tabellen darzustellen. Aber das ist auch dadurch, dass ich ein bißchen Stilometrie gemacht habe, also der Versuch stilistische Merkmale eines Autors ähm ja zu messen mit Zahlen darzustellen. Da ich das gemacht hab, ist es natürlich sinnvoll mal ne grafik zu machen und mal ne tabelle zu entwerfen und da habe ich auch gemerkt, dass ich das nicht sehr oft mache    (lachen)    und ähm, das ist, das ist gar nicht so s innvoll ist, Word zu verwenden, da wäre man sicher mit Latex oder so an einer besseren Adresse. Ich habs es trotzdem dann mit Word gemacht. In dem Fall hab ich es dann einfach dem Verlag gesagt, er soll es besser machen    (lachen)    Und dachte mir, für irgendwas werden die ja auch bezahlt, da habe ich jetzt nicht Lust gehabt, ewig rumzuformatieren, wenn die Zahlen stimmen, dann ist das ok.</text:span></text:p>
      <text:p text:style-name="p1"><text:span text:style-name="c0"><text:tab/>
          <text:line-break/>[VIEW] </text:span><text:span text:style-name="c5">Word</text:span><text:span text:style-name="c4">, File: 11.docx, RG</text:span><text:span text:style-name="c0"><text:tab/>
          <text:line-break/>Die habe ich dann im Word umgesetzt. Das waren auch einfache Tabellen und auch eine Grafik, wo ich darstellen wollte, wie halt der Verlauf ist von verscheidenen Typen ähm, ja, also, kannste anonymisieren, verschiedene Typen von Autoren, die auf verschd. Weise in ihrer Karriere gewisse Laufolgen meiden oder nicht meiden, wie solche Kurven idealerweise aussehen, damit man, wenn man verschiedene Werke hat und nicht weiss wie die zu datieren sind, damit man nicht eine gewisse Kurve rekonstruierst, die eigentlich nie vorkommen würde, verstehst du? So damit man nicht eine Kurve rekonstruierst, dass eoiner die ganze zeit gewisse Lautfolgen meidet und dann später nicht mehr, sonder umgekehrt, dass man auf so etwas achtet. Da musste ich schon etwas mehr rumfummeln, bis das gut aussieht und das man versteht, was ich mit dieser Grafik eigentlich meine. </text:span></text:p>
      <text:p text:style-name="p1"><text:span text:style-name="c0"><text:tab/>
          <text:line-break/>[VIEW] </text:span><text:span text:style-name="c5">Word</text:span><text:span text:style-name="c4">, File: 31.docx, RG</text:span><text:span text:style-name="c0"><text:tab/>
          <text:line-break/>M: Also natürlich vor allem mit Word, genau und vielen Datenbanken, ich weiß nicht ob das jetzt mit-, also Datenbanken von der Bibliothek praktisch.</text:span></text:p>
      <text:p text:style-name="p1"><text:span text:style-name="c0"><text:tab/>
          <text:line-break/>[VIEW] </text:span><text:span text:style-name="c5">Word</text:span><text:span text:style-name="c4">, File: 31.docx, RG</text:span><text:span text:style-name="c0"><text:tab/>
          <text:line-break/>M: Also auch nur innerhalb von Word, genau, hab ich auch Graphiken erstellt und ja also Excel hab ich jetzt nicht benutzt, das brauch ich leider, also ich brauch alles nicht so, genau.</text:span></text:p>
      <text:p text:style-name="p1"><text:span text:style-name="c0"><text:tab/>
          <text:line-break/>[VIEW] </text:span><text:span text:style-name="c5">Word</text:span><text:span text:style-name="c4">, File: 31.docx, RG</text:span><text:span text:style-name="c0"><text:tab/>
          <text:line-break/>M: Also ich denke, also es wird immer offener gegenüber Software, grad jetzt durch die Digital Humanities, wir merken ja, dass das klasse ist, dass wir die Texte digital haben und was man damit alles machen kann, deshalb wird es schon alles offener, ich denke die Textverarbeitung so an sich, da sind wir schon doch noch ein bisschen, also ich zumindest noch ein bisschen konservativer, ich hab halt mein Word Dokument und dann schreibe ich runter. Und grade jetzt auch was, ich weiß nicht wie es bei den Kollegen ist, ob die viel Citavi oder was nutzen, ja, ich denk schon, dass da, also das schon noch ein bissel konservativer ist und puristisch, dass wir halt einfach Text produzieren, und da nicht so viel noch dazu nutzen.</text:span></text:p>
      <text:p text:style-name="p1"><text:span text:style-name="c0"><text:tab/>
          <text:line-break/>[VIEW] </text:span><text:span text:style-name="c5">Word</text:span><text:span text:style-name="c4">, File: 32.docx, RG</text:span><text:span text:style-name="c0"><text:tab/>
          <text:line-break/>M: Manchmal, man weiß manches teilweise gar nicht. Also man lernt, also jetzt grade auch bei Word, hab ich jetzt auch bei, während meiner Diss wieder Dinge entdeckt, die ich dann wieder von ner Freundin erfahren hab. Die ich einfach nicht wusste, dass man automatisch z.B. sortieren, also das Literaturverzeichnis sortieren kann oder sowas. Ich hab das immer per Hand gemacht, immer alphabetisch, und das wusste ich nicht, das ist natürlich dann ein Tool, was dann auf einmal ganz neue Möglichkeiten eröffnet, und dann auf einmal ist das Literaturverzeichnis in 2 Minuten fertig und also fertig sortiert, genau also, ja also man weiß teilweise diese Dinge nicht, man hat aber auch meistens keine Zeit sich damit auseinanderzusetzen. Und da die, irgendwelche Erklärungen, Beschreibungen dazu nochmal durchzulesen. Und man kommt teilweise auch nicht auf die Idee, okay könnte das jetzt auch automatisch funktionieren? Also sonst hätte ich das natürlich schon gegooglet wieder. Ja.</text:span></text:p>
      <text:p text:style-name="p1"><text:span text:style-name="c0"><text:tab/>
          <text:line-break/>[VIEW] </text:span><text:span text:style-name="c5">Word</text:span><text:span text:style-name="c4">, File: 32.docx, RG</text:span><text:span text:style-name="c0"><text:tab/>
          <text:line-break/>M: Auch interdisziplinär, also vor allem bei mir so ist es halt sehr viel interdisziplinär, dadurch gewinnt man dann doch nochmal an solchen Kompetenzen, also grade auch IT-Kompetenzen, also im IT-Bereich, Tools, Kompetenzen ja eher nicht. Tipps.</text:span></text:p>
      <text:p text:style-name="p1"/>
      <text:p text:style-name="p1"><text:span text:style-name="c0">R: Gibt’s da noch andere Beispiele?</text:span></text:p>
      <text:p text:style-name="p1"/>
      <text:p text:style-name="p1"><text:span text:style-name="c0">21:08</text:span></text:p>
      <text:p text:style-name="p1"/>
      <text:p text:style-name="p1"><text:span text:style-name="c0">M: Also ja grade also was Word eben angeht, da hat sie mir verschiedene Tools empfohlen und auch verschiedene Funktionen sozusagen. Also Vi-, was, auch Videogestaltung, aber das brauche ich natürlich jetzt nicht für meine Arbeit. Ja es bezieht sich eigentlich meistens auf Word.</text:span></text:p>
      <text:p text:style-name="p1"><text:span text:style-name="c0"><text:tab/>
          <text:line-break/>[VIEW] </text:span><text:span text:style-name="c5">Word</text:span><text:span text:style-name="c4">, File: 32.docx, RG</text:span><text:span text:style-name="c0"><text:tab/>
          <text:line-break/>M: Ja das mach ich auch, also Waschmaschine reparieren oder Kühlschrank reparieren, solche Sachen, also da geht das wirklich wieder gut, also wenn man da ein Schlagwort reinschreibt, Wasser, Kühlschrank unten Wasser oder so was, dann kommt da dass da hinten dieser Abfluss verstopft ist, so was man dann tun muss, genau da funktionierst dann besser.</text:span></text:p>
      <text:p text:style-name="p1"/>
      <text:p text:style-name="p1"><text:span text:style-name="c0">R: Da gibt’s sicher auch für Word Hinweise.</text:span></text:p>
      <text:p text:style-name="p1"/>
      <text:p text:style-name="p1"><text:span text:style-name="c0">M: Ja hab ich inzwischen schon, teilweise auch Inhaltsverzeichnis z.B., automatisches Inhaltsverzeichnis erstellen lassen, also d als ich das noch nicht konnte, habe ich das noch alles schön per Youtube erklären lassen und...</text:span></text:p>
      <text:p text:style-name="p1"><text:span text:style-name="c0"><text:tab/>
          <text:line-break/>[VIEW] </text:span><text:span text:style-name="c5">Word</text:span><text:span text:style-name="c4">, File: 21.docx, RG</text:span><text:span text:style-name="c0"><text:tab/>
          <text:line-break/>Person: Genau. tatsächlich weil du meintest, Word ähm könnte schon als ähm, tatsächlich hatten wir in meinem, also die suchportale der klassische Philologie also in meinem teilprojekt und in meinem fall auch der germanistik...</text:span></text:p>
      <text:p text:style-name="p1"><text:span text:style-name="c0"><text:tab/>
          <text:line-break/>[VIEW] </text:span><text:span text:style-name="c5">Word</text:span><text:span text:style-name="c4">, File: 21.docx, RG</text:span><text:span text:style-name="c0"><text:tab/>
          <text:line-break/>Person: als, ähm,    (lachen)    genau und nicht gerade effektiv ähm, ich habe am anfang wirklich mit einer ganz normalen worddatei angefangen und als ich dann citavi, als ich damit ähm damit anfangen wollte, war schon sozusagen meine dissertation auf einem stand, wo es sich nicht mehr lohnte    (lachen) obwohl das trotzdem noch viel länger gedauert hat, es war, es hätte viel gedauert, sozusagen alles umzustellen und ich muss sagen, so verfahre ich heute noch und ... ich schäme mich ein bißchen. aber, also. </text:span></text:p>
      <text:p text:style-name="p1"><text:span text:style-name="c0"><text:tab/>
          <text:line-break/>[VIEW] </text:span><text:span text:style-name="c5">Word</text:span><text:span text:style-name="c4">, File: 21.docx, RG</text:span><text:span text:style-name="c0"><text:tab/>
          <text:line-break/>Person: ich hatte mir das vorgenommen, [Anony] aber dadurch, dass es viele weitere arbeiten gibt, die ich abschließen muss, genau, also traditionell worddateien.  </text:span></text:p>
      <text:p text:style-name="p1"><text:span text:style-name="c0"><text:tab/>
          <text:line-break/>[VIEW] </text:span><text:span text:style-name="c5">Word</text:span><text:span text:style-name="c4">, File: 21.docx, RG</text:span><text:span text:style-name="c0"><text:tab/>
          <text:line-break/>arbeitest du mit grafiken, diagrammen, tabellen.... #00:15:01-8# </text:span></text:p>
      <text:p text:style-name="p1"/>
      <text:p text:style-name="p1"><text:span text:style-name="c0">Person: nee #00:15:01-8# </text:span></text:p>
      <text:p text:style-name="p1"/>
      <text:p text:style-name="p1"><text:span text:style-name="c0">Interviewer: und wenn würdest du das im word machen wahrscheinlich? #00:15:01-9# </text:span></text:p>
      <text:p text:style-name="p1"/>
      <text:p text:style-name="p1"><text:span text:style-name="c0">Person: genau. bis jetzt habe ich das nicht gebraucht. es wird sich jetzt wahrscheinlich ändern in zusammenhang mit meinem berufsbegleitenden studium und ansonsten hatte ich nicht den bedarf. </text:span></text:p>
      <text:p text:style-name="p1"><text:span text:style-name="c0"><text:tab/>
          <text:line-break/>[VIEW] </text:span><text:span text:style-name="c5">Word</text:span><text:span text:style-name="c4">, File: 21.docx, RG</text:span><text:span text:style-name="c0"><text:tab/>
          <text:line-break/>Person: also ja, mit literaturverwaltung, du meinst so was wie citavi, ja, das ist würde ich sagen, was literaturvw angeht, was die kollegen benutzen, am institut , dafür kann ich sprechen, und für die ehemaligen Kollegen an der anderen Uni auch    (lachen) genau, wobei ich glaube tatsächlich dass viele kollegen auch so meine methode also noch nicht sozusagen umgestellt haben    (lachen) </text:span></text:p>
      <text:p text:style-name="p1"><text:span text:style-name="c0"><text:tab/>
          <text:line-break/>[VIEW] </text:span><text:span text:style-name="c5">Word</text:span><text:span text:style-name="c4">, File: 22.docx, RG</text:span><text:span text:style-name="c0"><text:tab/>
          <text:line-break/>arbeitest ja mit WORD, und es gibt ja viele Funktionen...</text:span></text:p>
      <text:p text:style-name="p1"/>
      <text:p text:style-name="p1"><text:span text:style-name="c0">29:02</text:span></text:p>
      <text:p text:style-name="p1"/>
      <text:p text:style-name="p1"><text:span text:style-name="c0">M: Ja da google ich die ganze Zeit.</text:span></text:p>
      <text:p text:style-name="p1"><text:span text:style-name="c0"><text:tab/>
          <text:line-break/>[VIEW] </text:span><text:span text:style-name="c5">Word</text:span><text:span text:style-name="c4">, File: 22.docx, RG</text:span><text:span text:style-name="c0"><text:tab/>
          <text:line-break/>arbeitest ja mit WORD, und es gibt ja viele Funktionen...</text:span></text:p>
      <text:p text:style-name="p1"/>
      <text:p text:style-name="p1"><text:span text:style-name="c0">29:02</text:span></text:p>
      <text:p text:style-name="p1"/>
      <text:p text:style-name="p1"><text:span text:style-name="c0">M: Ja da google ich die ganze Zeit.</text:span></text:p>
      <text:p text:style-name="p1"/>
      <text:p text:style-name="p1"><text:span text:style-name="c0">R: Okay. Hast du da noch jemanden der dir hilft?M: Ne, da sind wir bei der (...)–Sache, mein Wissen es ist genau nur durch Google Recherche, also nach dem Motto Google ist mein Freund, dass du da genau, und ne bei Word fast alles, genau bei Formatierungssachen und fast alles alleine. Und ja, es fällt mir jetzt nicht das, genau-, wobei, ist Quatsch, ist Quatsch, genau, doch bei großen Arbeiten habe ich mir da so ganz konkret helfen lassen. Und aber dann bei der Formatierung selbst, bei größeren, genau, wie bei der Diss und, und aber ja, genau ich suche selber nach den Funktionen. Also ich vermute, also Word ist ganz richtig, wie du sagtest, immens, und es ist besser geworden, wird immer noch ständig verbessert und so. Und da vermute ich schon, also es gibt an dieser Stelle etwas, was ich nicht weiß, also sicher kann man, genau, aber ja, eben, by doing. Also und ja</text:span></text:p>
      <text:p text:style-name="p1"><text:span text:style-name="c0"><text:tab/>
          <text:line-break/>[VIEW] </text:span><text:span text:style-name="c21">Thunderbird</text:span><text:span text:style-name="c4">, File: 11.docx, RG</text:span><text:span text:style-name="c0"><text:tab/>
          <text:line-break/>Emailprogramme, Thunderbird, da heb ich so meine Emailadressen eingebunden. Das ist so das was ich im Hintergrund laufen habe.</text:span></text:p>
      <text:p text:style-name="p1"><text:span text:style-name="c0"><text:tab/>
          <text:line-break/>[VIEW] </text:span><text:span text:style-name="c21">Facebook</text:span><text:span text:style-name="c4">, File: 31.docx, RG</text:span><text:span text:style-name="c0"><text:tab/>
          <text:line-break/>M: Da sind wir bei den BMCR, bei dieser Mailinglist, dass wir praktisch Literatur zugeschickt bekommen, die neuste Literatur da findet man natürlich auch mal was, genau, da gibt’s verschiedene Mailingliste oder über academia, also wenn man bei academia angemeldet ist, da bekommt man ja auch immer die Aufsätze, die neusten Aufsätze zugeschickt, genau, grad wenn man da was abonniert. Oder natürlich, also das ist jetzt natürlich, ist mir jetzt noch nicht passiert, aber manchmal auf Facebook, wenn man da natürlich Dinge abonniert, gibt’s ja auch verschiedene so Sachen, keine Ahnung, Antike was auch immer, oder, dann kommen da auch manchmal Artikel dazu...</text:span></text:p>
      <text:p text:style-name="p1"><text:span text:style-name="c0"><text:tab/>
          <text:line-break/>[VIEW] </text:span><text:span text:style-name="c21">Facebook</text:span><text:span text:style-name="c4">, File: 32.docx, RG</text:span><text:span text:style-name="c0"><text:tab/>
          <text:line-break/>R: Das war dein Literaturfund auf Facebook?</text:span></text:p>
      <text:p text:style-name="p1"/>
      <text:p text:style-name="p1"><text:span text:style-name="c0">00:14</text:span></text:p>
      <text:p text:style-name="p1"/>
      <text:p text:style-name="p1"><text:span text:style-name="c0">M: Also ich hab nen Beitrag hier fotografiert worüber man da ja auf Facebook was findet. Genau hier.</text:span></text:p>
      <text:p text:style-name="p1"/>
      <text:p text:style-name="p1"><text:span text:style-name="c0">R: Ach ne Gruppe.</text:span></text:p>
      <text:p text:style-name="p1"/>
      <text:p text:style-name="p1"><text:span text:style-name="c0">M: Also z.B. hier Antike Welt, manchmal gibt’s da so Posts, was da grad gefunden wurde, irgendwelche, und dann gibt’s immer Querverweise, und wenn man da Interesse dafür hegt, dann könnte man natürlich auch auf...</text:span></text:p>
      <text:p text:style-name="p1"/>
      <text:p text:style-name="p1"><text:span text:style-name="c0">R: Klar man bereitet das dann ein bisschen populär auf, aber dahinter steckt ja Wissenschaft.</text:span></text:p>
      <text:p text:style-name="p1"><text:span text:style-name="c0"><text:tab/>
          <text:line-break/>[VIEW] </text:span><text:span text:style-name="c8">Citavi</text:span><text:span text:style-name="c4">, File: 41.docx, RG</text:span><text:span text:style-name="c0"><text:tab/>
          <text:line-break/>M: Pff, also ich arbeite eigentlich ziemlich, also muss man sagen relativ analog. Also ich hab ein Word Dokument und hab da meine Literaturliste, die ich entsprachen dann also teilweise noch verschlagworte um dann Sachen zu finden über die Suchfunktion, also wenn ich irgendwie bestimmte Sachen hab ich in nem Aufsatz gelesen, die sind wichtig, da hab ich aber nicht sofort was geschrieben, dann schreib ich mir das aber trotzdem erst mal runter, damit ich später beim Suchen das dann nochmal sehe, okay das musst du nochmal dir ankucken und einarbeiten. Aber das ist i Grunde ja nochmal ne sehr analoge Arbeitsweise. Ich hab jetzt so citavi oder, was andere Leute machen, hab ich bisher noch nicht gemacht.</text:span></text:p>
      <text:p text:style-name="p1"/>
      <text:p text:style-name="p1"><text:span text:style-name="c0"><text:tab/>
          <text:line-break/>[VIEW] </text:span><text:span text:style-name="c8">Citavi</text:span><text:span text:style-name="c4">, File: 41.docx, RG</text:span><text:span text:style-name="c0"><text:tab/>
          <text:line-break/>M: Also Citavi gibt glaube ich in bestimmten Situationen Sinn. Also wo wir es z.B. benutzen ist in diesem Handschriftenprojekt wo wir arbeiten. Da arbeiten wir über ne Datenbank, die diese Editionsbände zu diesen mittelalterlichen Handschriften erstellen und da haben wir natürlich ne Unmenge von Literatur, und wir schreiben eben nicht in nem Word Dokument, sondern wir geben die, sozusagen die einzelnen, wir bearbeiten halt immer so einzelne Datensätze für jede Handschriftennummer usw. Und das ist wirklich praktisch, dann kann man, dann kann das sozusagen mit Citavi verlinken, und hat dann so ne Schnittstelle und kann dann, kann dann überdiese Datenbank auf, in Citavi eingespeicherte Literatur verweisen und am Ende bastelt der einem das alles zusammen und man hat dann im Grunde das fertige Buch. Also man muss natürlich immer noch an den Seitenzahlen und so dann arbeiten, aber es ist im Grunde dann alles fertig. Das ist sehr praktisch. Aber das sind natürlich dann immer Bände, die 500-700 Seiten haben oder so und da ist das glaube ich wirklich praktisch, da kann man nicht mehr so arbeiten.</text:span></text:p>
      <text:p text:style-name="p1"><text:span text:style-name="c0"><text:tab/>
          <text:line-break/>[VIEW] </text:span><text:span text:style-name="c8">Citavi</text:span><text:span text:style-name="c4">, File: 41.docx, RG</text:span><text:span text:style-name="c0"><text:tab/>
          <text:line-break/>M: genau, die ist auch gleichzeitig unser „Arbeitsstellen-OPAC“, in Anführungszeichen, da haben wir so ne relativ viele Bücher dort stehen und die ist wiederum auch mit dieser Datenbank verknüpft und das ist wirklich sehr praktisch. Das würde ich auch nicht missen wollen. Aber jetzt für meine eigeneren Sachen, wo ich sozusagen komplett die Kontrolle drüber habe, brauche ich es eigentlich nicht.</text:span></text:p>
      <text:p text:style-name="p1"><text:span text:style-name="c0"><text:tab/>
          <text:line-break/>[VIEW] </text:span><text:span text:style-name="c8">Citavi</text:span><text:span text:style-name="c4">, File: 41.docx, RG</text:span><text:span text:style-name="c0"><text:tab/>
          <text:line-break/>M: Ja man baut sich natürlich so, wenn man das analog macht so seine eigenen Mindmaps, das ist irgendwie der Vorteil daran. </text:span></text:p>
      <text:p text:style-name="p1"/>
      <text:p text:style-name="p1"><text:span text:style-name="c0">R: Stimmt. Für das schreiben arbeitest du mit Word.</text:span></text:p>
      <text:p text:style-name="p1"/>
      <text:p text:style-name="p1"><text:span text:style-name="c0">M: Ja. Ich weiß, dass es besseres gibt, es gibt Leute die schwören auf dieses Latex, aber das, da braucht man ja auch wieder nen Führerschein für um damit umgehen zu können.</text:span></text:p>
      <text:p text:style-name="p1"><text:span text:style-name="c0"><text:tab/>
          <text:line-break/>[VIEW] </text:span><text:span text:style-name="c8">Citavi</text:span><text:span text:style-name="c4">, File: 51.docx, RG</text:span><text:span text:style-name="c0"><text:tab/>
          <text:line-break/>Person: ja also, ansonsten ist natürlich word mein programm mit dem ich schreibe ähm, ich habe es mal mit citavi probiert, aber ich glaube, da muss man wirklich bei der sache bleiben oder sich mal die mühe machen, sich damit ein paar nachmittage damit zu beschäftigen, also habe ich das sein gelassen, was natürlich zu einem ähm im laufe der jahre zu einem richtig großen chaos geführt hat, was die angeschafte sekundärliteratur angeht. ähm, genau, zum bibliografieren, das muss ja auch erwähnt werden, benutze ich selten die l'annee philologique, die sit in ihrer online version nur eingeschränkt tauglich, weil sie 5,6 jahre hinterher ist. ansonsten gibt es noch diverse datenbanken , gnomon z.b. bibliografische datenbanken, ist sehr praktisch, ähm. ah ja, für rezensionen, was ja auch nicht unbedeutend ist, BrynMawr diese ähm, die haben so eine art rezensionsdienst... #00:37:02-2#</text:span></text:p>
      <text:p text:style-name="p1"><text:span text:style-name="c0"><text:tab/>
          <text:line-break/>[VIEW] </text:span><text:span text:style-name="c8">Citavi</text:span><text:span text:style-name="c4">, File: 51.docx, RG</text:span><text:span text:style-name="c0"><text:tab/>
          <text:line-break/>Person: und es hat was mit ausdauer und lernbereitschaft auch zu tun, wir können auch gern das beispiel von ganz am anfang nehmen, citavi nutzen ganz viele und sind sehr begeistert davon usw, ja, ich hab es mir dann auf irgendnem rechner dann runtergeladen und mal kurz ausprobiert irgendwie und bin nicht so ganz dahintergestiegen, was jetzt so ähm das tolle innovative sein muss. und es entfaltet ja auch erst seine möglichkeiten und seinen sinn, wenn man es häufig und regelmäßig benutzt. ähm und dann sozusagen eine art datenbanken schafft. ja, da stehen gewohnheit und verständnis der sache vielleicht ein bißchen im weg.    #01:37:19-1# </text:span></text:p>
      <text:p text:style-name="p1"><text:span text:style-name="c0"><text:tab/>
          <text:line-break/>[VIEW] </text:span><text:span text:style-name="c8">Citavi</text:span><text:span text:style-name="c4">, File: 11.docx, RG</text:span><text:span text:style-name="c0"><text:tab/>
          <text:line-break/>Ich habe ehrlich gesagt mal angefangen mit Citavi ähm, und dann habe ich aber während meiner Diss gemerkt, also ich hab überlegt, mach ich das noch, ich habe auch angefangen etwas aufzubauen, und ich glaube ich sollte es auch so machen, aber was mich damals genervt hat, ist dass man, das geht heute vielleicht besser, aber bei der damaligen Citavi Version, 3 oder so,konnte man nicht irgendwie so in ne Cloud einbinden. Und das fand ich extrem blöd, wenn mir sowohl USB Stick als auch Rechner geklaut wird oder abbrennt, dass dann halt die Dissertation weg ist. Da, also das, weiss nicht, vielleicht hätte es auch eine Lösung gegeben. Aber für mich damals nicht unmittelbar und dadruch das ich das nie so schlimm fand ähm, mache ich das eigentlich, ich muss das bestimmt irgendwann mal ändern, mache ich    das eig. ziemlich einfach. Ich habe meistens mehrere WordDoks offen und eins heißt Literatur. Da schmeiße ich das rein und mach mir das selber, das ist so ne Art billig Citationsprogramm, ich hab dann die einzelnen Titel aufgelistet und schreib mir noch was dazu, ob ich das schon habe ob ich das per pdf habe, ob ich das kopiert hab, ob ich das noch brauche, das schreibe ich mir alles da rein. ich weiss, das könnte man alles bei Citavi oder and. Programmen ein bißcen systematischer machen, aber ich hab das nie als großes Problem gesehen und vor allem, was das Problem ist, dass ja eig. diese Literaturverwaltungsprogramme ja dann auch ziemlich nützlich sind, wenn, z.B. nehmen wir an, man schreibt einen Aufsatz, und dann weiss man aber noch nicht, wo man es einreicht, oder man will es doch nochmal woanders einreichen, und dann wechselst du das, den Zitationsstil, und da habe ich mal gekuckt bei Citavi, ist jetzt halt schon wieder 2 oder 3 Jahre her, aber da waren eig. alle wichtigen Zeitschriften waren nicht darauf vorbereitet, du konntest also nicht einfach mal sagen, mach mir das mal auf Rheinisches Museum oder mach mir das auf Classical Journal oder was auch immer. Weil die auch, und das ist auch das Problem der klassische Philologie , man ist halt dann oft nicht so weit, kann sein, dass das mittlerweile anders ist, aber damals war das so ähm, dass du das, im Naturwiss. Bereich ging das super, hier ging es halt überhaupt nicht, Das heißt, du musstest dann am Ende doch wieder ganz viel per Hand eingeben und hättest nicht unbedingt Zeitersparnis gehabt. Aber tatsächlich ist das etwas, was ich ändern möchte, also ich möchte eig. nochmal einen Versuch starten. Klar, so ist es so,ich kopiere dann oft aus anderen Aufsätzen von mir, wo ich schon mal den Titel hatte, kopiere ich es raus und ich wüsste man hätte da so seine eigene Bibliothek, das ist schon cooler</text:span></text:p>
      <text:p text:style-name="p1"><text:span text:style-name="c0"><text:tab/>
          <text:line-break/>[VIEW] </text:span><text:span text:style-name="c8">Citavi</text:span><text:span text:style-name="c4">, File: 31.docx, RG</text:span><text:span text:style-name="c0"><text:tab/>
          <text:line-break/>M: Also leider nicht, ich weiß, dass es ja Citavi gibt und ja genau, es war für mich einfach, ich war das so von vornherein gewohnt, dass ich immer meine Literatur so verwalte und genau. Ich wollte mich eigentlich einarbeiten, aber es hat mich ein bisschen abgeschreckt, weil ich gehört hatte es dauert ziemlich lange sich da einzuarbeiten, deshalb habe ich gedacht okay, machste das jetzt so wie immer. </text:span></text:p>
      <text:p text:style-name="p1"><text:span text:style-name="c0"><text:tab/>
          <text:line-break/>[VIEW] </text:span><text:span text:style-name="c8">Citavi</text:span><text:span text:style-name="c4">, File: 31.docx, RG</text:span><text:span text:style-name="c0"><text:tab/>
          <text:line-break/>M: Ja oder von der UB Citavi, solche Sachen, ne, aber jetzt für unsere konkreten.</text:span></text:p>
      <text:p text:style-name="p1"/>
      <text:p text:style-name="p1"><text:span text:style-name="c0">R: Da ist der Fachbereich zu klein und speziell oder woran könnte das liegen?</text:span></text:p>
      <text:p text:style-name="p1"/>
      <text:p text:style-name="p1"><text:span text:style-name="c0">M: ich denke, dass halt dadurch, dass man das eben im Studium so mitbekommt, bzw. ich halt auch selber wahrscheinlich zu wenig dahingehend mit verschiedenen Softwaremodulen bisher gearbeitet hab, dass ich da, dass ich das gebraucht hätte sozusagen. </text:span></text:p>
      <text:p text:style-name="p1"><text:span text:style-name="c0"><text:tab/>
          <text:line-break/>[VIEW] </text:span><text:span text:style-name="c8">Citavi</text:span><text:span text:style-name="c4">, File: 31.docx, RG</text:span><text:span text:style-name="c0"><text:tab/>
          <text:line-break/>M: Also ich denke, also es wird immer offener gegenüber Software, grad jetzt durch die Digital Humanities, wir merken ja, dass das klasse ist, dass wir die Texte digital haben und was man damit alles machen kann, deshalb wird es schon alles offener, ich denke die Textverarbeitung so an sich, da sind wir schon doch noch ein bisschen, also ich zumindest noch ein bisschen konservativer, ich hab halt mein Word Dokument und dann schreibe ich runter. Und grade jetzt auch was, ich weiß nicht wie es bei den Kollegen ist, ob die viel Citavi oder was nutzen, ja, ich denk schon, dass da, also das schon noch ein bissel konservativer ist und puristisch, dass wir halt einfach Text produzieren, und da nicht so viel noch dazu nutzen.</text:span></text:p>
      <text:p text:style-name="p1"><text:span text:style-name="c0"><text:tab/>
          <text:line-break/>[VIEW] </text:span><text:span text:style-name="c8">Citavi</text:span><text:span text:style-name="c4">, File: 32.docx, RG</text:span><text:span text:style-name="c0"><text:tab/>
          <text:line-break/>: Also ich war, ich war eigentlich kurz davor das für meine Diss auf jeden Fall mir anzueignen, aber ich hatte dann einfach immer, ich wollte die Zeit halt dann immer für die Arbeit nutzen, deshalb das ist natürlich dann schon nochmal ein Lernprozess, und da muss man ja auch Zeit investieren und es hat sich eben nie ergeben, aber ich glaube das ist schon sehr sinnvoll, grade jetzt so ne Literaturverwaltungs-, ja also Tools zur Literatur da zu nutzen, das ist schon ne Arbeitserleichterung, auf jeden Fall. Also ich glaub für die nächste Arbeit werde ich mir das auf jeden Fall auch aneignen.</text:span></text:p>
      <text:p text:style-name="p1"><text:span text:style-name="c0"><text:tab/>
          <text:line-break/>[VIEW] </text:span><text:span text:style-name="c8">Citavi</text:span><text:span text:style-name="c4">, File: 21.docx, RG</text:span><text:span text:style-name="c0"><text:tab/>
          <text:line-break/>Person: als, ähm,    (lachen)    genau und nicht gerade effektiv ähm, ich habe am anfang wirklich mit einer ganz normalen worddatei angefangen und als ich dann citavi, als ich damit ähm damit anfangen wollte, war schon sozusagen meine dissertation auf einem stand, wo es sich nicht mehr lohnte    (lachen) obwohl das trotzdem noch viel länger gedauert hat, es war, es hätte viel gedauert, sozusagen alles umzustellen und ich muss sagen, so verfahre ich heute noch und ... ich schäme mich ein bißchen. aber, also. </text:span></text:p>
      <text:p text:style-name="p1"><text:span text:style-name="c0"><text:tab/>
          <text:line-break/>[VIEW] </text:span><text:span text:style-name="c8">Citavi</text:span><text:span text:style-name="c4">, File: 21.docx, RG</text:span><text:span text:style-name="c0"><text:tab/>
          <text:line-break/>Person: wir hatten [Anony] häufig im sonderforschungsbereich tatsächlich also ähm workshops in dieser richtung, es waren natürlich viele doktoranden dabei und wobei es auch wirklich um ähm um einführung in citavi, oder so sachen, eher für doktoranden, rhetoriktraining. #00:44:54-2# </text:span></text:p>
      <text:p text:style-name="p1"/>
      <text:p text:style-name="p1"><text:span text:style-name="c0">Interviewer: das habt ihr intern organisiert oder? #00:44:54-2# </text:span></text:p>
      <text:p text:style-name="p1"/>
      <text:p text:style-name="p1"><text:span text:style-name="c0">Person: beides, sowohl intern als auch extern, mit externer expertise. und ähm und hier [Anony] muss ich sagen habe ich wenig es gibt, tatsächlich es werden workshops ovn der ähm [Anony] Forschungsunterstützungsinfrastruktur der Uni angeboten, das hab ich tatsächlich weniger in anspruch genommen, genau.    #00:45:25-0# </text:span></text:p>
      <text:p text:style-name="p1"/>
      <text:p text:style-name="p1"><text:span text:style-name="c0"><text:tab/>
          <text:line-break/>[VIEW] </text:span><text:span text:style-name="c22">IT-fern</text:span><text:span text:style-name="c4">, File: 41.docx, RG</text:span><text:span text:style-name="c0"><text:tab/>
          <text:line-break/>M: Pff, also ich arbeite eigentlich ziemlich, also muss man sagen relativ analog. Also ich hab ein Word Dokument und hab da meine Literaturliste, die ich entsprachen dann also teilweise noch verschlagworte um dann Sachen zu finden über die Suchfunktion, also wenn ich irgendwie bestimmte Sachen hab ich in nem Aufsatz gelesen, die sind wichtig, da hab ich aber nicht sofort was geschrieben, dann schreib ich mir das aber trotzdem erst mal runter, damit ich später beim Suchen das dann nochmal sehe, okay das musst du nochmal dir ankucken und einarbeiten. Aber das ist i Grunde ja nochmal ne sehr analoge Arbeitsweise. Ich hab jetzt so citavi oder, was andere Leute machen, hab ich bisher noch nicht gemacht.</text:span></text:p>
      <text:p text:style-name="p1"/>
      <text:p text:style-name="p1"><text:span text:style-name="c0"><text:tab/>
          <text:line-break/>[VIEW] </text:span><text:span text:style-name="c22">IT-fern</text:span><text:span text:style-name="c4">, File: 41.docx, RG</text:span><text:span text:style-name="c0"><text:tab/>
          <text:line-break/>M: Ja man baut sich natürlich so, wenn man das analog macht so seine eigenen Mindmaps, das ist irgendwie der Vorteil daran. </text:span></text:p>
      <text:p text:style-name="p1"/>
      <text:p text:style-name="p1"><text:span text:style-name="c0">R: Stimmt. Für das schreiben arbeitest du mit Word.</text:span></text:p>
      <text:p text:style-name="p1"/>
      <text:p text:style-name="p1"><text:span text:style-name="c0">M: Ja. Ich weiß, dass es besseres gibt, es gibt Leute die schwören auf dieses Latex, aber das, da braucht man ja auch wieder nen Führerschein für um damit umgehen zu können.</text:span></text:p>
      <text:p text:style-name="p1"><text:span text:style-name="c0"><text:tab/>
          <text:line-break/>[VIEW] </text:span><text:span text:style-name="c22">IT-fern</text:span><text:span text:style-name="c4">, File: 41.docx, RG</text:span><text:span text:style-name="c0"><text:tab/>
          <text:line-break/>M: Ja also das haben mir schon viele erzählt, ich seh das auch ein, dass Latex da sicherlich, also es kostet ja sicherlich auch ziemlich viel Geld.</text:span></text:p>
      <text:p text:style-name="p1"/>
      <text:p text:style-name="p1"><text:span text:style-name="c0">R: Ne das ist open source.</text:span></text:p>
      <text:p text:style-name="p1"/>
      <text:p text:style-name="p1"><text:span text:style-name="c0">M: Ich hab immer gedacht das ist ne sauteure Software.</text:span></text:p>
      <text:p text:style-name="p1"/>
      <text:p text:style-name="p1"><text:span text:style-name="c0">R: Ne.</text:span></text:p>
      <text:p text:style-name="p1"/>
      <text:p text:style-name="p1"><text:span text:style-name="c0">M: Dann müsste man es vielleicht doch mal ausprobieren. Sonst dachte ich immer, dass das eigentlich im Grunde, also grad bei der Diss, die wird ja am Ende hoffentlich dann ja sowieso nochmal publiziert und von nem Verlag oder auch mir selber, aber unter Verlagsanleitung eben nochmal professionell gesetzt und dann interessiert das sowieso keinen wie das ursprünglich mal aussah. Das ist..</text:span></text:p>
      <text:p text:style-name="p1"><text:span text:style-name="c0"><text:tab/>
          <text:line-break/>[VIEW] </text:span><text:span text:style-name="c22">IT-fern</text:span><text:span text:style-name="c4">, File: 41.docx, RG</text:span><text:span text:style-name="c0"><text:tab/>
          <text:line-break/>M: Da ist mit Peter vielleicht ne andere Antwort vielleicht bei seinem Thema, der hat glaube ich viel mit Grafiken aber ich ne... </text:span></text:p>
      <text:p text:style-name="p1"/>
      <text:p text:style-name="p1"><text:span text:style-name="c0">R: Wenn ich dich richtig verstanden habe wüsste ich auch nicht wo da Diagramme...</text:span></text:p>
      <text:p text:style-name="p1"/>
      <text:p text:style-name="p1"><text:span text:style-name="c0">M: Ne. Bis jetzt jedenfalls noch nicht.</text:span></text:p>
      <text:p text:style-name="p1"><text:span text:style-name="c0"><text:tab/>
          <text:line-break/>[VIEW] </text:span><text:span text:style-name="c22">IT-fern</text:span><text:span text:style-name="c4">, File: 51.docx, RG</text:span><text:span text:style-name="c0"><text:tab/>
          <text:line-break/>Person: ja das ist, wie gesagt, in dem fall ein suchmittel für paraphrasen, ist ein werkzeug, dass man so, wie soll das in buchform möglihc sein. das habe ich schon als wunderbares tool mitbekommen. ansonsten würde man glaube ich eher per zufall oder man müsste auf solche parallelen stoßen, oder man müsste irgendwie ähm, dass was man im 19jh und davor eben gemacht hat, unglaublich viel text im kopf haben und ähm, um so eine rezeption in ihren linien nachvollziehen zu können. ähm, das habe ich als sehr sehr nützlich wahrgenommen. und eine sache, wenn man das hat, zu der es dann keine alternative gibt, eigentlich. was die sonstige nutzung ähm, von digitalem angeht, meinetwegen, gibt es ja wörterbücher noch und noch. und da bin ich aus gewohnheit derjenige, der das im guten alten buch nachschlägt. ähm für die, für morphologische analysen ist es manchmal ganz nützlich, wenn es schnell gehen soll. aber ansonsten bin ich eher, gehe ich nach dem motto, wenn es als buch zu haben ist und es nicht allzu kompliziert ist, dann schaue ich ins buch. #00:50:24-9# </text:span></text:p>
      <text:p text:style-name="p1"><text:span text:style-name="c0"><text:tab/>
          <text:line-break/>[VIEW] </text:span><text:span text:style-name="c22">IT-fern</text:span><text:span text:style-name="c4">, File: 51.docx, RG</text:span><text:span text:style-name="c0"><text:tab/>
          <text:line-break/>Interviewer: eure software verwendung ist ja überschaubar. normal. kanst du dich erinnern, wann du zum letzten mal begonnen hast, ne neue software zu nutzen oder etwas neues, meinetwwegen auch im privaten. #00:51:52-0# </text:span></text:p>
      <text:p text:style-name="p1"/>
      <text:p text:style-name="p1"><text:span text:style-name="c0">Person: zugegebenermaßen. nein.    #00:51:58-9# </text:span></text:p>
      <text:p text:style-name="p1"><text:span text:style-name="c0"><text:tab/>
          <text:line-break/>[VIEW] </text:span><text:span text:style-name="c22">IT-fern</text:span><text:span text:style-name="c4">, File: 51.docx, RG</text:span><text:span text:style-name="c0"><text:tab/>
          <text:line-break/>Person: naja, wie ich das bei type greek schon angedeutet habe. in so alltäglichen gesprächen kommen probleme auf und werden zur sprache gebracht und dann kriegt man das so nebenbei als tip, typegreek, kann benutzen, ist ja interessant. also, man, ähm, man teilt sich schon die beobachtungen, die man so macht. ich krieg ja dann demnächst das smartphone, und dann höre ich Sandra, die dann sagt, und dann musst du dir unbedingt die wörterbücher aufs handy laden ähm, die da online zur verfügung stehen und ist sehr praktisches tool. sie sagt, sie sei schneller damit. ja, das würde ich ohnehin dann machen, also dann, dass man unterwegs das ganze gleich schnell verfügbar hat. ob ich dann irgendwann schneller bin als wenn ich es händisch nachkucke, das weiss ich nicht, steht auf nem anderen blatt. und ja, im wesentlichen macht man sich, ging es mir jedenfalls so, dass man sich während des studiums irgendwie in ner phase mal vertraut gemacht hab, ohne da jetzt ganz systematisch zu sein, was jetzt halt zb. an datenbanken an der uni bibo da ist und sich das mal ankuckt und gelegentlich kriegt man dann so einen rat, aber das es jetzt wirklich systematisch wäre, könnte ich jetzt nicht sagen.    #01:02:19-5# </text:span></text:p>
      <text:p text:style-name="p1"><text:span text:style-name="c0"><text:tab/>
          <text:line-break/>[VIEW] </text:span><text:span text:style-name="c22">IT-fern</text:span><text:span text:style-name="c4">, File: 51.docx, RG</text:span><text:span text:style-name="c0"><text:tab/>
          <text:line-break/>Person: ja, das geht, also, das kann man in verschd. teile aufteilen, also erstmal wie derjenige vorgeht, der vorträgt, ob er powerpoint einsetzt, was weiss ich, bis hin zu die leute, die diskussionen begleiten, mitunter kommt der ein oder andere schon mit dem computer rein und kuckt mal schnell nach was, wenn da eine frage auftaucht, ja was steht denn bei dem und dem autoren und wird das online nutzen. aber meistens sind so die ratschläge, die da gegeben werden, ja ganz traditionell, sind dann eher literaturtips, schauen sie da und da nach oder ich hab da das und das buch gelesen und da könnte was wertvolles drin sein. es ist weniger so, dass man da auf den neuesten stand der digitalen technik gebracht wird. ja, und unsere obrigkeit ist jetzt nicht digitalfeindlich, aber, die kommt noch aus ner anderen zeit. #01:03:59-3# </text:span></text:p>
      <text:p text:style-name="p1"><text:span text:style-name="c0"><text:tab/>
          <text:line-break/>[VIEW] </text:span><text:span text:style-name="c22">IT-fern</text:span><text:span text:style-name="c4">, File: 51.docx, RG</text:span><text:span text:style-name="c0"><text:tab/>
          <text:line-break/>Person: also dasi ch quasi weiss, der und derjenige weiss da und darin bescheid und deswegen frage ich ihn? ja, ja. also es ist zwar selten, aber zb. Martin, als der noch hier war und ich mal mit nem papyrus zu tun hatte, der hat mir dann was das papyrologische anging auch einige ratschläge gegeben und betraf dann auch sogar zeichensaätze. also ja, aber das ist nicht besonders häufig, weil hier glaube ich auch relativ wenig spezialisierung auf ja, weiss ich nicht, mit online-fragen gekoppeltest feld vorliegt. das ist jetzt, wie soll man sagen, das ist jetzt kein ausgesprochen digital humanities mensch hier. #01:06:25-4# </text:span></text:p>
      <text:p text:style-name="p1"><text:span text:style-name="c0"><text:tab/>
          <text:line-break/>[VIEW] </text:span><text:span text:style-name="c22">IT-fern</text:span><text:span text:style-name="c4">, File: 51.docx, RG</text:span><text:span text:style-name="c0"><text:tab/>
          <text:line-break/>Person: ach, also, ähm, ich hab eher so den eindruck, dass das vielleicht einzelne kollegen betrifft, also die dann auch generell eher so einen, eigentlich, am institut nur einen einzigen, muss ich ja jetzt nicht nennen, aber ähm, generell so ein bißchen technik- und modernefeindlich sind, aber ansonsten hat ich eher so den eindruck, dass insgesamt was so ähm technische entwicklungen und die entwicklung v tools angeht, hier ja doch eine relative offenheit besteht, also dass man das irgendwie, dass man trotzdem nicht so hinterher ist. das man sich nicht immer das neueste aneignet, das ist schon so. da merkt man auch so ein bißchen einen generationenunterschied, wie auch irgendwie generell, ob jmd eher ein buch zur hand nimmt oder aufm tablett theoretisch ähm nachliest oder so. würde ich aber ansonsten sagen, dass eigentlich dinge, die dann wirklich nützlich sind, dann auch als nützlich wahrgenommen werden. #01:19:56-7# </text:span></text:p>
      <text:p text:style-name="p1"><text:span text:style-name="c0"><text:tab/>
          <text:line-break/>[VIEW] </text:span><text:span text:style-name="c22">IT-fern</text:span><text:span text:style-name="c4">, File: 51.docx, RG</text:span><text:span text:style-name="c0"><text:tab/>
          <text:line-break/>Person: da kann ich, kann ich ähm schwer beantworten, ich müsste, das würde sich dann richtig...also ich habe erstmal ne weile gebraucht, dass ich das überhaupt, also das habe ich durch ausprobieren hinbekommen, wie excel überhaupt vernünftig nutzen kann. es wird dann wahrschinlich noch ein paar schwieriger anwendungengeben, wenn es darum geht nach verschd. kriterien größere datenmengen, die ich erhoben habe, mal auszuwerten. das kann man mit excel ja ganz gut machen, wenn man sagt, tu das aber berücksichtige nicht das, das erfordert dann advanced skills sozusagen.... #01:26:18-6# </text:span></text:p>
      <text:p text:style-name="p1"><text:span text:style-name="c0"><text:tab/>
          <text:line-break/>[VIEW] </text:span><text:span text:style-name="c22">IT-fern</text:span><text:span text:style-name="c4">, File: 51.docx, RG</text:span><text:span text:style-name="c0"><text:tab/>
          <text:line-break/>Person: dann, ja weiss ich nicht, ähm, also bei excel würde ich es selber versuchen, weil ich in meinem umfeld niemanden habe, also ich bin auch nicht wirklich so der große technikfreak, also, ähm, ich muss zugeben, dass ich, als ich für nen vortrag mal eine powerpoint präsentation machen musste, dass ich dann irgendwie auch ganz schon geschwommen bin und für die, ja und für die feinheiten, oder überhaupt für manches grundsätzliche habe ich Torsten gefrag, er kannte sich da ganz gut aus und ähm, ja ob der lerneffekt besonders groß war, also ob ich mir behalten hab, was er mir gesagt hat, oder das gleich weg war, nachdem das problem gelöst war, das kann ich jetzt auch nicht sagen. #01:29:36-4# </text:span></text:p>
      <text:p text:style-name="p1"/>
      <text:p text:style-name="p1"><text:span text:style-name="c0"><text:tab/>
          <text:line-break/>[VIEW] </text:span><text:span text:style-name="c22">IT-fern</text:span><text:span text:style-name="c4">, File: 51.docx, RG</text:span><text:span text:style-name="c0"><text:tab/>
          <text:line-break/>Person: anosnsten ist es wirklich so ein bißchen trial and error. manchmal auch ein bißchen frust. ich bin mir auch sicher, wenn ich vielleicht davon mehr verstehen würde und es ist ja auch wirklich ne eigene welt irgendwie öhm, mehr verstehen würde, die ein oder andere anwendung schon längst benutzt hätte oder auch einen überblick hätte, über was es gibt, denn es ist ja auch so, da ist so ein riesiger weisser flecken auf der landkarte, wo ich gar nicht weiss, was möglich ist, meinetwegen im umgang mit excel, z.b..    #01:30:28-1# </text:span></text:p>
      <text:p text:style-name="p1"><text:span text:style-name="c0"><text:tab/>
          <text:line-break/>[VIEW] </text:span><text:span text:style-name="c22">IT-fern</text:span><text:span text:style-name="c4">, File: 51.docx, RG</text:span><text:span text:style-name="c0"><text:tab/>
          <text:line-break/>Person: ich hab mit, offen gesagt, mir darüber wenig gedanken gemacht, sondern ich habe dann, ich arbeite, wie ich arbeite so. zB [Anony] eine Kollegin, die ist sehr datenbankaffin. Die schwört darauf immer, immer noch. die wollte uns auch mal zeigen, marco und mir, wie man da irgendwie eigentlich richtig und gut arbeitet und da sieht man mal, man ist nicht gleich feuer und flamme, aber man sieht dann mal, wie dann irgendwie, wie es um die offenheit bestellt ist. #01:43:40-8# </text:span></text:p>
      <text:p text:style-name="p1"><text:span text:style-name="c0"><text:tab/>
          <text:line-break/>[VIEW] </text:span><text:span text:style-name="c22">IT-fern</text:span><text:span text:style-name="c4">, File: 51.docx, RG</text:span><text:span text:style-name="c0"><text:tab/>
          <text:line-break/>Person: sowohl als auch. sowohl dem, ja die art und weise des suchens und auch das ziel des suchens, das gesuchte sozusagen, das ist jetzt sehr heideggerisch.    #02:01:41-5#</text:span></text:p>
      <text:p text:style-name="p1"><text:span text:style-name="c0"><text:tab/>
          <text:line-break/>[VIEW] </text:span><text:span text:style-name="c22">IT-fern</text:span><text:span text:style-name="c4">, File: 42.docx, RG</text:span><text:span text:style-name="c0"><text:tab/>
          <text:line-break/>Person: ich glaube, wir würden das nur machen, wenn die software sozusagen, wie sagt man das am besten, wenn die software eine eigenleistung erbringt, die mit sekundärliteratur vergleichbar ist. also jetzt z.b. ein digitalisiertes wörterbuch würden wir trotzdem zitieren, wei das gedruckte wörterbuch, weil das im grunde ja nur digitalisierte druckbuchseiten sind. was wäre ne software die man wirklich angeben würde .... also auch die llta datenbank, die würde man nicht zitieren, weil die am ende auch nichts tut, was ich nicht zumindest theoretisch auch händisch in der ausgabe machen könnte, klar es würde mich monate und jahre kosten, aber es wäre machbar. #00:17:51-8# </text:span></text:p>
      <text:p text:style-name="p1"><text:span text:style-name="c0"><text:tab/>
          <text:line-break/>[VIEW] </text:span><text:span text:style-name="c22">IT-fern</text:span><text:span text:style-name="c4">, File: 42.docx, RG</text:span><text:span text:style-name="c0"><text:tab/>
          <text:line-break/>Person: ich überlege grad, wann habe ich das letzte mal software installiert, irgendso ein konferenzprogramm, was ich mir vor ein paar monaten heruntergeladen habe, was wir dafür brauchten, also (pause)    #00:45:58-4# </text:span></text:p>
      <text:p text:style-name="p1"><text:span text:style-name="c0"><text:tab/>
          <text:line-break/>[VIEW] </text:span><text:span text:style-name="c22">IT-fern</text:span><text:span text:style-name="c4">, File: 42.docx, RG</text:span><text:span text:style-name="c0"><text:tab/>
          <text:line-break/>Person: ja, ich überlege grad, woran das liegt, wahrscheinlich ist das so ein bißchen, dass man dafür so ein ingenieurswiss. denken bräuchte, dass wir einfach vielleicht nicht so haben. also dieses, ich such probleme, für die ich mir dann lösungen überlege. ähm ist ja ne bestimmte art zu denken. es gibt eben die und die möglichkeiten, die die wissenschaft hat und mit der gehen wir da ran und was damit nicht lösbar ist, das ähm das legen wir dann wieder ad acta, man kriegt eben auch nicht alles raus, das ist eben eine andere denkweise. also man braucht eher dieses, naja, das ist wahrscheinlich ein ingenieurswiss. denken, wir brauchen neue werkzeuge.    #00:52:37-2# </text:span></text:p>
      <text:p text:style-name="p1"><text:span text:style-name="c0"><text:tab/>
          <text:line-break/>[VIEW] </text:span><text:span text:style-name="c22">IT-fern</text:span><text:span text:style-name="c4">, File: 42.docx, RG</text:span><text:span text:style-name="c0"><text:tab/>
          <text:line-break/>Person: da frag ich mich halt immer, für gedruckte bücher ist das ja sowieso irrelevant, weil da hab ich ja kein link auf den ich klicken kann. und wenn etwas online erscheint, warum kann ich nicht die klassische zitierweise nehmen und die einfach als link gestalten und dann kann sich hinter diesem link dann diese doi verbergen aber unsichtbar, das geht ja. man kann ja sachen auch ansprechend verlinken, dass man dann draufklicken kann.    #01:09:05-3# </text:span></text:p>
      <text:p text:style-name="p1"/>
      <text:p text:style-name="p1"><text:span text:style-name="c0">Interviewer: da sind transparenzkriterien des webdesign wichtig.    #01:09:35-8# </text:span></text:p>
      <text:p text:style-name="p1"/>
      <text:p text:style-name="p1"><text:span text:style-name="c0">Person: dann gehst du mit der maus drauf und dann gehen die gelben fenster auf und dann kann ich immer noch entscheiden, ob ich drauf gehe oder nicht. #01:09:55-5# </text:span></text:p>
      <text:p text:style-name="p1"/>
      <text:p text:style-name="p1"><text:span text:style-name="c0">Interviewer: es ist natürlich einfacher diese 12,15 zeichen abzutippen statt diese literatur dann zu suchen... #01:10:08-5# </text:span></text:p>
      <text:p text:style-name="p1"/>
      <text:p text:style-name="p1"><text:span text:style-name="c0">Person: wobei das, das ist gewohnheitssache, aber wenn ich sehe, dass ist die literaturangabe,dann weiss ich recht schnell, das ist eine zeitschrift, die online erscheint. im schlimmsten falle gibt man den namen der zeitschrift mal schnell ein und dann sieht man recht schnell ob das ein gedruckte ist oder eine online zugängliche, das kostet einen auch maximal eine minute extra. ob das jetzt schneller ist eine doi abzutippen, je nachdem wie die gestaltet sind. oftmals bestehen die ja nur aus so wilden zaheln und buchstaben. also einige coolere journals, die haben ja sozusagen so personalisierte dois, wo der name der zeitschrift mit drin steht, das kostet wahrscheinlich nochmal extra geld die zu kriegen. also diese dois kosten geld. #01:10:42-7# </text:span></text:p>
      <text:p text:style-name="p1"><text:span text:style-name="c0"><text:tab/>
          <text:line-break/>[VIEW] </text:span><text:span text:style-name="c22">IT-fern</text:span><text:span text:style-name="c4">, File: 12.docx, RG</text:span><text:span text:style-name="c0"><text:tab/>
          <text:line-break/> aber genau das problem, wie wäre ich drauf gekommen, schwierig wahrscheinlich. also ich weiss nicht, klar, wenn ich mich jetzt viel umgetan haätte, mit vielen leuten aus den Digital Humanities ähm gesprochen hätte, hätte mich da wahrscheinlich irgendwann jmd drauf verwiesen. aber so sehr brannte mir das auch nicht unter den nägeln und ähm ja, beziehungsweise, das ist glaube ich auch so ein thema, dass man dann diese manschette hat, dass man sich dann gar nicht, also hätte er mich nur darauf verwiesen und ich hätte es selbst noch machen müssen, das läuft glaube ich alles über python und ich habe halt keine ahnung davon, hätte ich es slebst machen müssen, hätte ich es selbst wahrscheinlich auch nicht gemacht.ähm und es war eher so, dass er mir gleich die ergebnisse geliefert hat und ich gesehen habe, dass die stimmen, weil ich die selber schon erzielt habe, eben mit komplizierteren methoden, dadurch war es irgendwie gut und ja, das ist glaub ich überhaupt ein problem, dass man oft so ganz viel vielleicht vorgeschlagen bekommt und eh man das alles ausprobiert hat, dann ist vielleicht eine woche vergangen und ähm genau</text:span></text:p>
      <text:p text:style-name="p1"><text:span text:style-name="c0"><text:tab/>
          <text:line-break/>[VIEW] </text:span><text:span text:style-name="c22">IT-fern</text:span><text:span text:style-name="c4">, File: 11.docx, RG</text:span><text:span text:style-name="c0"><text:tab/>
          <text:line-break/>Ich habe ehrlich gesagt mal angefangen mit Citavi ähm, und dann habe ich aber während meiner Diss gemerkt, also ich hab überlegt, mach ich das noch, ich habe auch angefangen etwas aufzubauen, und ich glaube ich sollte es auch so machen, aber was mich damals genervt hat, ist dass man, das geht heute vielleicht besser, aber bei der damaligen Citavi Version, 3 oder so,konnte man nicht irgendwie so in ne Cloud einbinden. Und das fand ich extrem blöd, wenn mir sowohl USB Stick als auch Rechner geklaut wird oder abbrennt, dass dann halt die Dissertation weg ist. Da, also das, weiss nicht, vielleicht hätte es auch eine Lösung gegeben. Aber für mich damals nicht unmittelbar und dadruch das ich das nie so schlimm fand ähm, mache ich das eigentlich, ich muss das bestimmt irgendwann mal ändern, mache ich    das eig. ziemlich einfach. Ich habe meistens mehrere WordDoks offen und eins heißt Literatur. Da schmeiße ich das rein und mach mir das selber, das ist so ne Art billig Citationsprogramm, ich hab dann die einzelnen Titel aufgelistet und schreib mir noch was dazu, ob ich das schon habe ob ich das per pdf habe, ob ich das kopiert hab, ob ich das noch brauche, das schreibe ich mir alles da rein. ich weiss, das könnte man alles bei Citavi oder and. Programmen ein bißcen systematischer machen, aber ich hab das nie als großes Problem gesehen und vor allem, was das Problem ist, dass ja eig. diese Literaturverwaltungsprogramme ja dann auch ziemlich nützlich sind, wenn, z.B. nehmen wir an, man schreibt einen Aufsatz, und dann weiss man aber noch nicht, wo man es einreicht, oder man will es doch nochmal woanders einreichen, und dann wechselst du das, den Zitationsstil, und da habe ich mal gekuckt bei Citavi, ist jetzt halt schon wieder 2 oder 3 Jahre her, aber da waren eig. alle wichtigen Zeitschriften waren nicht darauf vorbereitet, du konntest also nicht einfach mal sagen, mach mir das mal auf Rheinisches Museum oder mach mir das auf Classical Journal oder was auch immer. Weil die auch, und das ist auch das Problem der klassische Philologie , man ist halt dann oft nicht so weit, kann sein, dass das mittlerweile anders ist, aber damals war das so ähm, dass du das, im Naturwiss. Bereich ging das super, hier ging es halt überhaupt nicht, Das heißt, du musstest dann am Ende doch wieder ganz viel per Hand eingeben und hättest nicht unbedingt Zeitersparnis gehabt. Aber tatsächlich ist das etwas, was ich ändern möchte, also ich möchte eig. nochmal einen Versuch starten. Klar, so ist es so,ich kopiere dann oft aus anderen Aufsätzen von mir, wo ich schon mal den Titel hatte, kopiere ich es raus und ich wüsste man hätte da so seine eigene Bibliothek, das ist schon cooler</text:span></text:p>
      <text:p text:style-name="p1"><text:span text:style-name="c0"><text:tab/>
          <text:line-break/>[VIEW] </text:span><text:span text:style-name="c22">IT-fern</text:span><text:span text:style-name="c4">, File: 11.docx, RG</text:span><text:span text:style-name="c0"><text:tab/>
          <text:line-break/>Ja, ich habe eigentlich gar nicht so viele berührungspunkte. Bei mir ist es so, wenn ich ein konkretes Problem habe und denke, ok, die haben die tools, die ich bräuchte, dann ist es tatsächlich ein großes Problem an die tools heranzukommen und zu erfahren, was gibt es da überhaupt. ich weiss dass es mittlerweile gibt es da erste zeitschriften, die Digital Humanities ähm, die nur aus diesem bereich veröffenltichen, aber mein eindruck ist, dass es nicht so, noch nicht so gut ist z.T. was da veröffentlicht wird, also da wird auch ziemlich viel Schund veröffentlicht, ehrlich gesagt. Also das wäre nicht so meine anlaufstelle, ähm, ich weiss es gibt so, verschiedene, in münchen gibt es so einen dachverband quasi, der so einige sachen unter einem dach quasi vereinigt, was in den Digital Humanities so passiert, aber ehrlich gesagt, habe ich mir das noch nicht so richtig angeschaut, obwohl das glaube ich wichtig ist, das ist mein fehler, dass ich das noch nicht gemacht habe.</text:span></text:p>
      <text:p text:style-name="p1"><text:span text:style-name="c0"><text:tab/>
          <text:line-break/>[VIEW] </text:span><text:span text:style-name="c22">IT-fern</text:span><text:span text:style-name="c4">, File: 11.docx, RG</text:span><text:span text:style-name="c0"><text:tab/>
          <text:line-break/>also im zuge des problems mit den Lautfolgen, da könnten wir nochmal genauer eingehen, da hat mir dann ein bekannter so eine software, das wäre....ich weiss manchmal nicht ,was der unterschied ist zwischen software und und ähm, also da muss man sich nichts installieren, glaube ich, oder doch?! Ich weiss es nicht genau.</text:span></text:p>
      <text:p text:style-name="p1"><text:span text:style-name="c0"><text:tab/>
          <text:line-break/>[VIEW] </text:span><text:span text:style-name="c22">IT-fern</text:span><text:span text:style-name="c4">, File: 31.docx, RG</text:span><text:span text:style-name="c0"><text:tab/>
          <text:line-break/>M: Also leider nicht, ich weiß, dass es ja Citavi gibt und ja genau, es war für mich einfach, ich war das so von vornherein gewohnt, dass ich immer meine Literatur so verwalte und genau. Ich wollte mich eigentlich einarbeiten, aber es hat mich ein bisschen abgeschreckt, weil ich gehört hatte es dauert ziemlich lange sich da einzuarbeiten, deshalb habe ich gedacht okay, machste das jetzt so wie immer. </text:span></text:p>
      <text:p text:style-name="p1"><text:span text:style-name="c0"><text:tab/>
          <text:line-break/>[VIEW] </text:span><text:span text:style-name="c22">IT-fern</text:span><text:span text:style-name="c4">, File: 31.docx, RG</text:span><text:span text:style-name="c0"><text:tab/>
          <text:line-break/>M: Also ich denke, also es wird immer offener gegenüber Software, grad jetzt durch die Digital Humanities, wir merken ja, dass das klasse ist, dass wir die Texte digital haben und was man damit alles machen kann, deshalb wird es schon alles offener, ich denke die Textverarbeitung so an sich, da sind wir schon doch noch ein bisschen, also ich zumindest noch ein bisschen konservativer, ich hab halt mein Word Dokument und dann schreibe ich runter. Und grade jetzt auch was, ich weiß nicht wie es bei den Kollegen ist, ob die viel Citavi oder was nutzen, ja, ich denk schon, dass da, also das schon noch ein bissel konservativer ist und puristisch, dass wir halt einfach Text produzieren, und da nicht so viel noch dazu nutzen.</text:span></text:p>
      <text:p text:style-name="p1"><text:span text:style-name="c0"><text:tab/>
          <text:line-break/>[VIEW] </text:span><text:span text:style-name="c22">IT-fern</text:span><text:span text:style-name="c4">, File: 31.docx, RG</text:span><text:span text:style-name="c0"><text:tab/>
          <text:line-break/>M: Dass praktisch die Einstellung gegenüber... also ich glaube hier ist z.B. sehr positiv, also sehr offen da gegenüber, ach jetzt z.B. jetzt in der Coronakrise ist ja jetzt auch viel mit Digitalisierung, also es müssen sich viele mit Digitalisierung auseinandersetzen, mit Solchen, ja Web-, also mit Kommunikationsprogrammen, digitalen Kommunikationsprogrammen, und man merkt schon also so was ich jetzt mitbekommen hab, dass da jetzt schon ne Öffnung auf jeden Fall ist da jetzt natürlich auch durch den Schock, dass da doch jetzt ne Öffnung stattfindet, aber ich höre halt auch, dass z.B. face to face Gespräche einfach viel schöner wären. Also jetzt auch mit den Studenten, ja. Genau, ansonsten ich denke schon, dass da doch eigentlich die meisten offen sind.</text:span></text:p>
      <text:p text:style-name="p1"><text:span text:style-name="c0"><text:tab/>
          <text:line-break/>[VIEW] </text:span><text:span text:style-name="c22">IT-fern</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22">IT-fern</text:span><text:span text:style-name="c4">, File: 32.docx, RG</text:span><text:span text:style-name="c0"><text:tab/>
          <text:line-break/>M: ich überleg grad, also den Fall gabs auf jeden Fall schon, ja, das, dass man einfach nicht präzise beschreiben kann. Mir fällt grad, ein konkretes Beispiel fällt mir grad nicht ein. Also grade um zu diesem Beispiel nochmal zurückzukommen der automatischen Sortierung, da hatte ich auch ein Stück, also da hatte ich auch das Gefühl okay, das muss doch irgendwie funktionieren, das muss doch irgendwie gehen und ja teilweise bekommt man dann auch das angezeigt sozusagen automatische Sortierung, aber dann passts wieder nicht zu deinem, zu meinem Softwareprogramm, also zum Word, die Version, also sowas, das ist dann halt auch schwierig und dann gibt man halt entweder auf oder man kommt intuitiv drauf oder bekommt dann nen Tipp.</text:span></text:p>
      <text:p text:style-name="p1"><text:span text:style-name="c0"><text:tab/>
          <text:line-break/>[VIEW] </text:span><text:span text:style-name="c22">IT-fern</text:span><text:span text:style-name="c4">, File: 32.docx, RG</text:span><text:span text:style-name="c0"><text:tab/>
          <text:line-break/>M: Bei mir ist es bspw. auch extrem in der Hinsicht, dass also viele Doktoranden, die ich auch kennengelernt hab, die exzerpieren ja auch alles digital, und wenn ich jetzt nen Aufsatz habe, dann schreibe ich vorne drauf den Inhalt und markiere mir alles, also ich habe dann praktisch alles manuell, also da bin ich noch sehr...</text:span></text:p>
      <text:p text:style-name="p1"><text:span text:style-name="c0"><text:tab/>
          <text:line-break/>[VIEW] </text:span><text:span text:style-name="c22">IT-fern</text:span><text:span text:style-name="c4">, File: 32.docx, RG</text:span><text:span text:style-name="c0"><text:tab/>
          <text:line-break/>M: Ich finds einfach auch viel praktischer dann halt in der Hand zu halten und zu sehen und blättern zu können, also digital, ich lese auch sehr ungern digital, ich druck mir die Sachen meistens aus und jetzt hab ich ein bisschen angefangen mehr digital zu markieren und, ja also grad in PDF Dokumenten. </text:span></text:p>
      <text:p text:style-name="p1"><text:span text:style-name="c0"><text:tab/>
          <text:line-break/>[VIEW] </text:span><text:span text:style-name="c22">IT-fern</text:span><text:span text:style-name="c4">, File: 32.docx, RG</text:span><text:span text:style-name="c0"><text:tab/>
          <text:line-break/>M: Ja. Ja, es hat auch, es braucht nur, es braucht eben nur ein Schreibprogramm und es war mir dann auch, also jetzt, klar über die Bibliothek kann man ja irgendwie das neue Word auch runterladen, oder über die Uni... aber das ist eben dann auch nur für zwei Jahre gültig und man muss das dann verlängern. Und das war mir dann... genau, genau und das kann man dann alles nicht mehr einsehen, das war mir dann alles zu heikel, und dann habe ich das genutzt was ich da drauf habe.</text:span></text:p>
      <text:p text:style-name="p1"><text:span text:style-name="c0"><text:tab/>
          <text:line-break/>[VIEW] </text:span><text:span text:style-name="c22">IT-fern</text:span><text:span text:style-name="c4">, File: 32.docx, RG</text:span><text:span text:style-name="c0"><text:tab/>
          <text:line-break/>M: Also das, das läuft eigentlich aber ich muss auch sagen, dass ich hier wirklich nicht so viel Software drauf habe. Also ich benutz das Smartphone eben auch meistens nur zum, ja zum Chatten also Nachrichten schreiben, genau, genau Whatsapp und was nehm ich noch... Es gibt auch schöne Apps nur für unsere, also für klassische Philologie, darum weiß ich, ich müsste die aber auch nochmal runterladen. Ich bin halt auch eher so ein PC...</text:span></text:p>
      <text:p text:style-name="p1"/>
      <text:p text:style-name="p1"><text:span text:style-name="c0">R: Ist auch ein kleiner Bildschirm fürs arbeiten.</text:span></text:p>
      <text:p text:style-name="p1"/>
      <text:p text:style-name="p1"><text:span text:style-name="c0">M: Ich glaub den TLG gibt’s aber auch für Smartphone. Muss ich mal kucken ob es da sogar die App gibt.</text:span></text:p>
      <text:p text:style-name="p1"><text:span text:style-name="c0"><text:tab/>
          <text:line-break/>[VIEW] </text:span><text:span text:style-name="c22">IT-fern</text:span><text:span text:style-name="c4">, File: 32.docx, RG</text:span><text:span text:style-name="c0"><text:tab/>
          <text:line-break/>M: ich muss sagen, dass ich vorher tatsächlich ne ältere Word Version hatte, ich glaub 2010. Aber mein PC ist halt kaputt gegangen und auf dem neuen war dann das, also die ältere Version drauf, dann nutzt du halt die ältere Version. Ansonsten... Aber ich komme auch mit den neueren Versionen komm ich schon klar.</text:span></text:p>
      <text:p text:style-name="p1"><text:span text:style-name="c0"><text:tab/>
          <text:line-break/>[VIEW] </text:span><text:span text:style-name="c22">IT-fern</text:span><text:span text:style-name="c4">, File: 32.docx, RG</text:span><text:span text:style-name="c0"><text:tab/>
          <text:line-break/>Ich wusste ja auch, dass wir jetzt nicht so viel Technologie sozusagen, oder sehr viel Programme nutzen, genau und deshalb dachte ich mir das schon, dass es so laufen wird.</text:span></text:p>
      <text:p text:style-name="p1"><text:span text:style-name="c0"><text:tab/>
          <text:line-break/>[VIEW] </text:span><text:span text:style-name="c22">IT-fern</text:span><text:span text:style-name="c4">, File: 21.docx, RG</text:span><text:span text:style-name="c0"><text:tab/>
          <text:line-break/>arbeitest du mit grafiken, diagrammen, tabellen.... #00:15:01-8# </text:span></text:p>
      <text:p text:style-name="p1"/>
      <text:p text:style-name="p1"><text:span text:style-name="c0">Person: nee #00:15:01-8# </text:span></text:p>
      <text:p text:style-name="p1"/>
      <text:p text:style-name="p1"><text:span text:style-name="c0">Interviewer: und wenn würdest du das im word machen wahrscheinlich? #00:15:01-9# </text:span></text:p>
      <text:p text:style-name="p1"/>
      <text:p text:style-name="p1"><text:span text:style-name="c0">Person: genau. bis jetzt habe ich das nicht gebraucht. es wird sich jetzt wahrscheinlich ändern in zusammenhang mit meinem berufsbegleitenden studium und ansonsten hatte ich nicht den bedarf. </text:span></text:p>
      <text:p text:style-name="p1"><text:span text:style-name="c0"><text:tab/>
          <text:line-break/>[VIEW] </text:span><text:span text:style-name="c22">IT-fern</text:span><text:span text:style-name="c4">, File: 21.docx, RG</text:span><text:span text:style-name="c0"><text:tab/>
          <text:line-break/>Person: also ja, mit literaturverwaltung, du meinst so was wie citavi, ja, das ist würde ich sagen, was literaturvw angeht, was die kollegen benutzen, am institut , dafür kann ich sprechen, und für die ehemaligen Kollegen an der anderen Uni auch    (lachen) genau, wobei ich glaube tatsächlich dass viele kollegen auch so meine methode also noch nicht sozusagen umgestellt haben    (lachen) </text:span></text:p>
      <text:p text:style-name="p1"><text:span text:style-name="c0"><text:tab/>
          <text:line-break/>[VIEW] </text:span><text:span text:style-name="c22">IT-fern</text:span><text:span text:style-name="c4">, File: 22.docx, RG</text:span><text:span text:style-name="c0"><text:tab/>
          <text:line-break/>M: Wann ich das letzte Mal auch jemanden gefragt habe, weil (...), nichtsdestotrotz mache ich auch die Sachen die auch die anderen machen, also es ist, also ich würde sagen ich lieg im Durchschnitt der technischen... wann das letzte Mal war, dass ich wirklich also jemanden gefragt habe... </text:span></text:p>
      <text:p text:style-name="p1"><text:span text:style-name="c0"><text:tab/>
          <text:line-break/>[VIEW] </text:span><text:span text:style-name="c22">IT-fern</text:span><text:span text:style-name="c4">, File: 22.docx, RG</text:span><text:span text:style-name="c0"><text:tab/>
          <text:line-break/>M: Also Informatik und klassische Philologie und die anderen, also (...) oder so, bei uns am Institut ab 2008, genau dass es wirklich auch der, auch ein bisschen in der klassischen Philologie ankommt. Das es also zukunftstragend ist und dass es, dass da ein Qualitätsmerkmal ist und genau. Und jetzt ist wirklich fast Gang und Gebe dass man also, also die Zusammenarbeit und dass es Projekt-, genau also das haben ja die anderen auch erzählt, ne, mit diesen fast alle neue Projekte haben Bezug dazu. Genau, es ist mehr momentan tatsächlich sind wenige bekannt, wo wirklich auch in dem Ansatz selbst einen Bezug, ne, also auf die Digital Humanities ist. Und genau, aber ja selber habe ich im SFB, aber da ging es auch nur um Datenbank. Also und waren ziemlich komplexe, aber ich würde nicht sagen ich hab an einem Digital Humanities Projekt gearbeitet. Das war also, der Zweck war ein an-, der es nicht, ja und hier gar nicht. Eher gar nicht. Weil ich die ganze (...) und genau, aber ja ich hab so permanent Kontakt.</text:span></text:p>
      <text:p text:style-name="p1"><text:span text:style-name="c0"><text:tab/>
          <text:line-break/>[VIEW] </text:span><text:span text:style-name="c23">Dropbox</text:span><text:span text:style-name="c4">, File: 11.docx, RG</text:span><text:span text:style-name="c0"><text:tab/>
          <text:line-break/>was ich natürlich nutze, als Cloud, Dropbox, da habe ich so mein eigenes zeug, was ich so schreibe usw. Dateien sind da versammelt, einfach eben.</text:span></text:p>
      <text:p text:style-name="p1"><text:span text:style-name="c0"><text:tab/>
          <text:line-break/>[VIEW] </text:span><text:span text:style-name="c23">Dropbox</text:span><text:span text:style-name="c4">, File: 11.docx, RG</text:span><text:span text:style-name="c0"><text:tab/>
          <text:line-break/>bei mir ist es quasi so, in der Dropbox ein Ordner Projekte, meine eigenen Sachen, und da weiss ich einfach, den Aufsatz habe ich gelesen als ich zu Thema X gearbeitet habe oder ich geh einfach in die Dropbox und durchsuche dann und dann sollte es das auch finden und ansonsten habe ich halt noch einfach unglaublich viel Literatur, die zu groß ist für Dropbox, die ich mal von Kollegen oder sonst wo bekommen habe, die habe ich einfach auf ner externen Platte.</text:span></text:p>
      <text:p text:style-name="p1"><text:span text:style-name="c0"><text:tab/>
          <text:line-break/>[VIEW] </text:span><text:span text:style-name="c24">Publizieren</text:span><text:span text:style-name="c4">, File: 41.docx, RG</text:span><text:span text:style-name="c0"><text:tab/>
          <text:line-break/>M: Das ist der große deutsche Verlag auf jeden Fall. Das.. Also alles andere ist allenfalls dritte Liga sozusagen. Also es ist eben, also Winter in Heidelberg, das ist der Universitätsverlag, die machen relativ viel, dann Vandenhoeck und Ruprecht macht glaube ich einiges, in Göttingen. Pff, Nah in Tübingen, aber das ist alles, kommt alles nicht ansatzweise da dran.</text:span></text:p>
      <text:p text:style-name="p1"><text:span text:style-name="c0"><text:tab/>
          <text:line-break/>[VIEW] </text:span><text:span text:style-name="c24">Publizieren</text:span><text:span text:style-name="c4">, File: 41.docx, RG</text:span><text:span text:style-name="c0"><text:tab/>
          <text:line-break/>M: Ja also das haben mir schon viele erzählt, ich seh das auch ein, dass Latex da sicherlich, also es kostet ja sicherlich auch ziemlich viel Geld.</text:span></text:p>
      <text:p text:style-name="p1"/>
      <text:p text:style-name="p1"><text:span text:style-name="c0">R: Ne das ist open source.</text:span></text:p>
      <text:p text:style-name="p1"/>
      <text:p text:style-name="p1"><text:span text:style-name="c0">M: Ich hab immer gedacht das ist ne sauteure Software.</text:span></text:p>
      <text:p text:style-name="p1"/>
      <text:p text:style-name="p1"><text:span text:style-name="c0">R: Ne.</text:span></text:p>
      <text:p text:style-name="p1"/>
      <text:p text:style-name="p1"><text:span text:style-name="c0">M: Dann müsste man es vielleicht doch mal ausprobieren. Sonst dachte ich immer, dass das eigentlich im Grunde, also grad bei der Diss, die wird ja am Ende hoffentlich dann ja sowieso nochmal publiziert und von nem Verlag oder auch mir selber, aber unter Verlagsanleitung eben nochmal professionell gesetzt und dann interessiert das sowieso keinen wie das ursprünglich mal aussah. Das ist..</text:span></text:p>
      <text:p text:style-name="p1"><text:span text:style-name="c0"><text:tab/>
          <text:line-break/>[VIEW] </text:span><text:span text:style-name="c24">Publizieren</text:span><text:span text:style-name="c4">, File: 42.docx, RG</text:span><text:span text:style-name="c0"><text:tab/>
          <text:line-break/>Person: da würde ich es glaube ich angeben zumindest, dass ich es damit gemacht habe, damit die leute wissen, auf welcher textbasis. man könnte natürlich das auch schreiben, herausfinden, welche ausgaben in der llta datenbank zur grundlage genommen wurden. das finde ich ein bißchen komplizierter, da schreib ich einfach, ich habe es mit dieser datenbank gemacht und wen es interessiert, der kann es dann nachkucken. meinetwegen mir sagen, dass es alles falsch ist und man ... dass die ausgaben da alle ganz schlecht sind, obwohl ich das noch nie gehört habe. da mache ich es glaube ich der einfachheit halber vor allem.      #00:18:25-6# </text:span></text:p>
      <text:p text:style-name="p1"/>
      <text:p text:style-name="p1"><text:span text:style-name="c0">Interviewer: du würdest den verweis auf die datenbank... #00:18:44-4# </text:span></text:p>
      <text:p text:style-name="p1"/>
      <text:p text:style-name="p1"><text:span text:style-name="c0">Person: weil ich mir denken könnte , dass ein leser, ein hypothetischer leser fragt, wie hat er das, hat er tatsächlich sich ein halbes jahr hingesetzt und hat die ausgaben alle durchgekuckt.    (lachen)    und ähm, dann mache ich das aus transparenzgründen, damit das auch plausibel ist.    (unv.) ich hab das jetzt damit gemacht und wenn es nicht 100% stimmt, dann ist es nicht meine schuld sondern schuld dieser datenbanke.    #00:19:02-0#</text:span></text:p>
      <text:p text:style-name="p1"><text:span text:style-name="c0"><text:tab/>
          <text:line-break/>[VIEW] </text:span><text:span text:style-name="c24">Publizieren</text:span><text:span text:style-name="c4">, File: 42.docx, RG</text:span><text:span text:style-name="c0"><text:tab/>
          <text:line-break/>Person: so , was, was digitalisierungsbefürworter unterschätzen, dass eben wissenschaft auch eine ästhetische komponente hat, wahrscheinlich irrational ist aber totzdem mit dazu gehört. #01:07:50-4# </text:span></text:p>
      <text:p text:style-name="p1"/>
      <text:p text:style-name="p1"><text:span text:style-name="c0">Interviewer: also doi in den fussnoten, das kann ich verstehen, wenn das im lit verz steht ok, da ist mir das auch egal.    #01:08:14-5# </text:span></text:p>
      <text:p text:style-name="p1"/>
      <text:p text:style-name="p1"><text:span text:style-name="c0">Person: also eine literaturangabe muss ein eindeutig sein. aber wenn ich eben eine online erscheinende fachzeitschrift habe und ich habe die wahl ob ich eben schreibe müller, verwendung von et und ad que in den briefen cicero in online zeitschrift xy, seite so und so in dem und dem jahrgang, dann ist das doch eineindeutig, warum soll ich dann außerdem noch diese häßliche doi noch hinstellen. die leute finden das ja, und sie finden nicht zwei verschiedene artikel und müssen schauen, welchen hat er jetzt gemeint, sondern das ist ja klar. #01:08:36-4# </text:span></text:p>
      <text:p text:style-name="p1"><text:span text:style-name="c0"><text:tab/>
          <text:line-break/>[VIEW] </text:span><text:span text:style-name="c24">Publizieren</text:span><text:span text:style-name="c4">, File: 42.docx, RG</text:span><text:span text:style-name="c0"><text:tab/>
          <text:line-break/>Person: also das was wir machen, wenn wir wirklich das buch meinen, dann schreiben wir meinetwegen müller 1990 passem - und passem meint überall, dann weiss der leser ok, er meint das ganze buch, er hat sich jetzt nicht das kapitel rausgepickt, sondern, wenn ich mich mit dieser frage beschäftige, dann lohnt es sich das komplette buch zu lesen, was dann nie jemand machen wird, aber das ist im grunde auch eine form von präzisssion. aber wenn das nicht der fall ist, dann muss ich es mit genauen seiten angeben.    #01:15:05-8# </text:span></text:p>
      <text:p text:style-name="p1"><text:span text:style-name="c0"><text:tab/>
          <text:line-break/>[VIEW] </text:span><text:span text:style-name="c24">Publizieren</text:span><text:span text:style-name="c4">, File: 12.docx, RG</text:span><text:span text:style-name="c0"><text:tab/>
          <text:line-break/>ch könnte mir sogar vorstellen, das einige diese journals gar nicht ernst nehmen als journals. ich glaube, es wäre auch ziemlich sinnvoll, ich würde, wenn ich was machen wollte, was explizit stilometrisch ist und im grunde voll in die Digital Humanities reingehört, ich würde es in einem traditionellen journal veröffentlichen wollen, auf jeden fall, und nicht in so einem, weil ich möchte, die leute, die das lesen, das sollen die sein, die was von der sache verstehen und genau. und da das für mich nur eine art hilfswissenschaft ist oder eine art tool, und nicht der sache selbst, und ich das nicht um der sache selbst willen machen würde, wäre das für mich immer so. und ich würde mich, klar, vielleicht sind das auch vorurteile, aber ich würde mich immer wundern, warum hat er/sie es nicht in einem vernünftigem journal veröffentlicht.</text:span></text:p>
      <text:p text:style-name="p1"><text:span text:style-name="c0"><text:tab/>
          <text:line-break/>[VIEW] </text:span><text:span text:style-name="c24">Publizieren</text:span><text:span text:style-name="c4">, File: 12.docx, RG</text:span><text:span text:style-name="c0"><text:tab/>
          <text:line-break/>das ist ne gute frage, da habe ich selber noch keine erfahrung gemacht, ich könnte mir vorstellen, dass wenn die ergebnisse nachvollziehbar sind, aber sie müssen wirklich für den letzten nachvollziehbar sein, ähm, dass es dann durchaus akzeptanz geben würde, vielleicht nicht bei jedem, da würde man sich dann, es gibt unter diesen traditionellen journals welche, die progressiver sind und welche die konservativer sind. ich würde mir dann natürlich nicht die konservativste zeitschrift raussuchen, aber die idee ist natürlich immer oder das ziel sollte sein, dass man das so erklär, dass das wirklich alle verstehen auch wenn dahinter meinetwegen was weiss ich sehr komplexe methoden stecken, müsste man versuchen das so zu erklären, das war bei diesem fachvortrag nicht der fall. dadurch konnte man das nicht nachvollziehen so wirklich, ob, hätte man das besser erklärt, das wäre auch bei guten anerkannten journals so, dass man das machen könnte</text:span></text:p>
      <text:p text:style-name="p1"><text:span text:style-name="c0"><text:tab/>
          <text:line-break/>[VIEW] </text:span><text:span text:style-name="c24">Publizieren</text:span><text:span text:style-name="c4">, File: 12.docx, RG</text:span><text:span text:style-name="c0"><text:tab/>
          <text:line-break/>na ich denke, das ist nicht irgendwie ein vorurteil, ich würde auch nicht sagen, dass es schlechter ist, aber es ist einfach nicht so bekannt, weil es neu ist. und deswegen, es gibt ja immer wieder neue zeitschriften die aus dem boden schießen und dann irgendwie wieder verschwinden inder versenkung und man hört immer wieder von neuen. und es ist einfach so, dass man schon das gefühl hat, ok es gibt die etablierten zeitungen, da sind richtig gute leute, die da arbeiten ähm, und ja warum hat man es nicht da gemacht, das ist die erste frage, die man sich stellt. da hat man natürlich viel mehr konkurrenz. also da werden 60/70% abgelehnt, aber das ist natürlich ne auszeichnung da aufgenommen zu werden, während es andere zeitungen auch gibt, wo einfach alles angenommen wird und ja, das ist dann schon ein qualitätsmerkmal. das wäre jetzt gar nicht mal so der Digital Humanities gegenüber vorurteil sondern weil eben eine zeitschrift, die nur das abbildet, das mag interessant sein und vielleicht sind da auch einige sachen auch richtig gut und ich hätte so das gefühl, dass gerade die neuen, die da entstehen, ja, weniger qualitätssicherung haben. aber ja, vielleicht ist das auch von mir ein bißchen ein vorurteil und auch zum Beispiel die sachen, die nur online erscheinen, das ist eher selten in der klassische Philologie dass die sachen nur online erscheinen, die haben oft einfach nicht so einen guten ruf und ich finde, die sind auch oft nicht, das liegt natürlich nicht daran, dass sie nur online erscheinen, aber ähm, ja, das medium ist die botschaft irgendwie, online ist dann halt oft einfach nicht, das ist in anderen disziplinen anders</text:span></text:p>
      <text:p text:style-name="p1"><text:span text:style-name="c0"><text:tab/>
          <text:line-break/>[VIEW] </text:span><text:span text:style-name="c24">Publizieren</text:span><text:span text:style-name="c4">, File: 11.docx, RG</text:span><text:span text:style-name="c0"><text:tab/>
          <text:line-break/>Selten stehen wir vor der Aufgabe, kommt immer drauf an, was man macht. Also ich stand nur bisher, ja doch, auch mal eine Grafik, aber ähm, Tabellen darzustellen. Aber das ist auch dadurch, dass ich ein bißchen Stilometrie gemacht habe, also der Versuch stilistische Merkmale eines Autors ähm ja zu messen mit Zahlen darzustellen. Da ich das gemacht hab, ist es natürlich sinnvoll mal ne grafik zu machen und mal ne tabelle zu entwerfen und da habe ich auch gemerkt, dass ich das nicht sehr oft mache    (lachen)    und ähm, das ist, das ist gar nicht so s innvoll ist, Word zu verwenden, da wäre man sicher mit Latex oder so an einer besseren Adresse. Ich habs es trotzdem dann mit Word gemacht. In dem Fall hab ich es dann einfach dem Verlag gesagt, er soll es besser machen    (lachen)    Und dachte mir, für irgendwas werden die ja auch bezahlt, da habe ich jetzt nicht Lust gehabt, ewig rumzuformatieren, wenn die Zahlen stimmen, dann ist das ok.</text:span></text:p>
      <text:p text:style-name="p1"><text:span text:style-name="c0"><text:tab/>
          <text:line-break/>[VIEW] </text:span><text:span text:style-name="c24">Publizieren</text:span><text:span text:style-name="c4">, File: 11.docx, RG</text:span><text:span text:style-name="c0"><text:tab/>
          <text:line-break/>gerade in einem Fachbereich, in dem man überhaupt nicht gewohnt ist, grafiken zu lesen.Das ist halt auch die sache, in and. Publikationen, vor allem naturwiss. gibt es eigentlich keine Publik. ohne Grafik. Und bei uns ist es, also in sag mal 0,5% der fälle oder weniger gibt es mal ne Grafik in nem Aufsatz, also extrem selten.</text:span></text:p>
      <text:p text:style-name="p1"><text:span text:style-name="c0"><text:tab/>
          <text:line-break/>[VIEW] </text:span><text:span text:style-name="c25">Erfolg</text:span><text:span text:style-name="c4">, File: 11.docx, RG</text:span><text:span text:style-name="c0"><text:tab/>
          <text:line-break/>So hätte sich das ergeben, ansonsten muss man sich dann eben so durchwurschteln</text:span></text:p>
      <text:p text:style-name="p1"><text:span text:style-name="c0"><text:tab/>
          <text:line-break/>[VIEW] </text:span><text:span text:style-name="c26">Stilometrie</text:span><text:span text:style-name="c4">, File: 41.docx, RG</text:span><text:span text:style-name="c0"><text:tab/>
          <text:line-break/>: Du hattest vorhin kurz Thema Stilistik angebracht da gings darum ob,</text:span></text:p>
      <text:p text:style-name="p1"/>
      <text:p text:style-name="p1"><text:span text:style-name="c0">M: Um diesen Periodenstil, Parataxe...</text:span></text:p>
      <text:p text:style-name="p1"/>
      <text:p text:style-name="p1"><text:span text:style-name="c0">R: Das ist ne stilistische Eigenschaft des Textes, oder des Autors, und da gibt es den Bereich Stilometrie. Ist das für die relevant?</text:span></text:p>
      <text:p text:style-name="p1"/>
      <text:p text:style-name="p1"><text:span text:style-name="c0">57:32</text:span></text:p>
      <text:p text:style-name="p1"/>
      <text:p text:style-name="p1"><text:span text:style-name="c0">M: Stilometrie, Moment, das ist damit verwandt, aber Stilometrie, ist nochmal ne besondere Methode. </text:span></text:p>
      <text:p text:style-name="p1"/>
      <text:p text:style-name="p1"><text:span text:style-name="c0">R: genau.</text:span></text:p>
      <text:p text:style-name="p1"/>
      <text:p text:style-name="p1"><text:span text:style-name="c0">M: Sandra hat sich damit ja glaube ich... Und Torsten hat da auch viel Ahnung von. Da kuckt man aber auf noch kleinere Einheiten, also wie werden so Partikeln, wie oft werden bestimmte Partikel... Beim griechischen bringt das glaube ich auch ein bisschen mehr als beim Lateinischen, obwohl sie es da glaube ich auch machen. Das Griechische hat ja mehr so Partikel, obwohl die Partikel ja teilweise die Satzzeichen ersetzen, das ist im Lateinischen ja nicht ganz so stark. Wobei es auch im lateinischen so Sachen gibt, z.B. das Set-At-verhältnis (?). Also es heißt beides aber, aber Set gilt als eher, eher nen, ist ein eher niedrigeres Stilniveau und At ist ein höheres, poetischeres Stilniveau und dann kann man eben statistisch auswerten wie oft verwendet ein Autor Set und wie oft verwendet ein Autor At. Und je nachdem wie dieses Verhältnis ist kann man eben, da hat man ein Indiz eben zu sagen, dass Das ist eben höherer Stil oder niedrigerer Stil. Aber man darf sowas niemals alleine an einem solchen, das macht man an ganz vielen verschiedenen, die man da machen kann. Das wäre vielleicht so ne latinistische Möglichkeit der Stilometrie. </text:span></text:p>
      <text:p text:style-name="p1"/>
      <text:p text:style-name="p1"><text:span text:style-name="c0">R: Also sprich du hast in der Hinsicht noch nicht, mit Stilometrie bist du noch nicht in Berührung gekommen?</text:span></text:p>
      <text:p text:style-name="p1"/>
      <text:p text:style-name="p1"><text:span text:style-name="c0">58:56</text:span></text:p>
      <text:p text:style-name="p1"/>
      <text:p text:style-name="p1"><text:span text:style-name="c0">M: Ja also es ist eben eher statistische Herangehensweise, das ist eben immer so ein bisschen die Frage, kann man an so nen Text mit rein statistischen Methoden alleine rangehen, ich mein das würde wahrscheinlich niemand sagen oder eher mit so nem stärker interpretierenden Niveau, wo man dann wiederum Definitionsprobleme einfach kriegt. Wie gesagt, ab wann ist ein hypotaktisch gebauter Satz ne Periode, und so, das ist eben nirgendwo festzustellen, aber das muss sich halt vielleicht so ein bisschen ergänzen auch. Ich glaube das Set-At-Verhältnis habe ich glaube ich wirklich gemacht in dem Stilkapitel [Anony], deswegen fällts mir wahrscheinlich jetzt ein als Beispiel.</text:span></text:p>
      <text:p text:style-name="p1"><text:span text:style-name="c0"><text:tab/>
          <text:line-break/>[VIEW] </text:span><text:span text:style-name="c26">Stilometrie</text:span><text:span text:style-name="c4">, File: 41.docx, RG</text:span><text:span text:style-name="c0"><text:tab/>
          <text:line-break/>M: Das war recht einfach durchzuzählen, also das sind diese Fragmente das ist ja nicht so unheimlich viel Text also das sind glaube ich 6 oder 7:0 für Set. Ich glaub er verwendet niemals At und halt ein paar mal Set. Das darf man jetzt also da es nur Fragmente sind natürlich nicht zu sehr belasten, aber immerhin spricht der Befund jetzt nicht unbedingt dagegen, dass Set-At nicht ganz klar überwiegt. Und man muss auch sagen in einem Brief würde es mich auch überraschen, wenn es so einen, wenn das Set-At-Verhältnis, also wenn das At-Set-Verhältnis höher als 1:2wäre würde es mich überraschen in Briefen.</text:span></text:p>
      <text:p text:style-name="p1"/>
      <text:p text:style-name="p1"><text:span text:style-name="c0">R: Das At war das höhere…?</text:span></text:p>
      <text:p text:style-name="p1"/>
      <text:p text:style-name="p1"><text:span text:style-name="c0">M: At war das höhere, ja. Das würde man jetzt im Epos oder gehobener Kunstprosa erwarten. Man würde auch sicherlich bei Vergil Set finden und man findet sicherlich auch in Cicero Briefe in At, aber das Verhältnis ist eben entweder so oder so.</text:span></text:p>
      <text:p text:style-name="p1"><text:span text:style-name="c0"><text:tab/>
          <text:line-break/>[VIEW] </text:span><text:span text:style-name="c26">Stilometrie</text:span><text:span text:style-name="c4">, File: 41.docx, RG</text:span><text:span text:style-name="c0"><text:tab/>
          <text:line-break/>M: Im Konkreten Fall Stilometrie würde ich halt immer Sandra fragen, weil sie das in ihrer Diss ja einfach gemacht hat, wäre wahrscheinlich der erste Anlaufpunkt.</text:span></text:p>
      <text:p text:style-name="p1"/>
      <text:p text:style-name="p1"><text:span text:style-name="c0">R: Und du würdest sie fragen weil du weißt dass sie das gemacht hat und weil sie dir auch schon mal den Tipp gegeben hat, vielleicht auch, oder.</text:span></text:p>
      <text:p text:style-name="p1"/>
      <text:p text:style-name="p1"><text:span text:style-name="c0">M: Ja das auch aber es ist eben ja also ich weiß einfach, dass sie das kann. </text:span></text:p>
      <text:p text:style-name="p1"/>
      <text:p text:style-name="p1"><text:span text:style-name="c0">R: Ich hätte jetzt nur gedacht, gut Torsten ist nicht mehr da, ich weiß nicht ob es für deine Arbeit relevant war, was er in seinen Projekten so gemacht hat…</text:span></text:p>
      <text:p text:style-name="p1"/>
      <text:p text:style-name="p1"><text:span text:style-name="c0">01:04:27</text:span></text:p>
      <text:p text:style-name="p1"/>
      <text:p text:style-name="p1"><text:span text:style-name="c0">M: ich hab in den Projekten ja teilweise sogar selber als Hiwi noch mitgearbeitet.</text:span></text:p>
      <text:p text:style-name="p1"/>
      <text:p text:style-name="p1"><text:span text:style-name="c0">R: Wär Torsten ne Anlaufquelle?</text:span></text:p>
      <text:p text:style-name="p1"/>
      <text:p text:style-name="p1"><text:span text:style-name="c0">M: Auf jeden Fall.</text:span></text:p>
      <text:p text:style-name="p1"><text:span text:style-name="c0"><text:tab/>
          <text:line-break/>[VIEW] </text:span><text:span text:style-name="c26">Stilometrie</text:span><text:span text:style-name="c4">, File: 41.docx, RG</text:span><text:span text:style-name="c0"><text:tab/>
          <text:line-break/>Stilometrie</text:span></text:p>
      <text:p text:style-name="p1"><text:span text:style-name="c0"><text:tab/>
          <text:line-break/>[VIEW] </text:span><text:span text:style-name="c26">Stilometrie</text:span><text:span text:style-name="c4">, File: 12.docx, RG</text:span><text:span text:style-name="c0"><text:tab/>
          <text:line-break/>dh. das musste ich wirklich so machen und habe das auch lange so gemacht und habe auch zwischendurch, glabe ich, so gekuckt, zwischendurch, wie ich es anders machen könnte, aber da kommen wir genau jetzt zum spannenden punkt, nur das ist halt nicht so genau, die frage ist wonach suche ich, du kannst jetzt halt nicht suchen nach 'software Lautfolgen' oder so, da wirst du nix finden. selbst wenn du es ein bißchen cleverer googelst, wirst du da nichts finden und ich denke es gibt auch nichts, was sich genau mit dieser fragestellung beschäftigt.aber ähm, genau, und dann sind wir ja ins gespräch gekommen darüber, wie müsste man das machen, ich habe einen freund gefragt, ich bin nicht allein weitergekommen und habe dann rumgefragt, bei leuten, von denen ich behaupte, dass sie sich einfach damit besser auskennen, mit solchen problemen.und bin darüber auch weiter gekommen als vorher, da gab es dieses antconc und man konnte so damit rumspielen und kucken und auf jeden fall war das schon hilfreich. aber nicht so easy, es war nicht so direkt auf das problem zugeschnitten und genau dann ist mir nach und nach klargeworden, im grunde ist das eine stilometrische frage, wenn auch nur auf einem ganz basalen niveau.Was es aber eigentlich eher besser gemacht hat, weil es, wenn es nicht zu komplex ist, sind auch die ergebnisse überprüfbar. aber ähm, genau, es ist im grunde genommen ne stilometrische frage, und dann wurde ich auch wieder von einem freund aufmerksam gemacht, dass es da verschiedene software gibt z.B. dieses stilo und eben auch später, zufällig, über einen fachvortrag, dass es auch noch andere stilometrische werkzeuge gibt, die aber wiederum für dieses problem gar nicht so geeignet sind, weil sie eher so worthäufigkeiten und mit solchen dingen arbeiten</text:span></text:p>
      <text:p text:style-name="p1"><text:span text:style-name="c0"><text:tab/>
          <text:line-break/>[VIEW] </text:span><text:span text:style-name="c26">Stilometrie</text:span><text:span text:style-name="c4">, File: 12.docx, RG</text:span><text:span text:style-name="c0"><text:tab/>
          <text:line-break/>Stilometrie</text:span></text:p>
      <text:p text:style-name="p1"><text:span text:style-name="c0"><text:tab/>
          <text:line-break/>[VIEW] </text:span><text:span text:style-name="c26">Stilometrie</text:span><text:span text:style-name="c4">, File: 12.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Das was ich gemacht habe, ähm, also diese konkrete Fragestellung mit den Lautfolgen, das ist einfach aus dem Blick der Forschung geraten. Da hat man ganz viel gemacht im 19.Jh. da ist richtig viel passiert, als man eigentlich nicht die Tools hatte, das zu machen. Und jetzt hat man die ganzen Möglichkeiten aber es passiert gerade nichts. Ich denke auch , das wird sich ändern. Ich werde das vielleicht auch ändern    (lachen)    Aber, ähm, das ja, ansonsten passiert natürlich schon etwas im Bereich Stilometrie, aber , also auch einfach durch das Aufkommen der Informatik, die sich immer mehr natürlich in die Disziplinen einschleicht und die Digital Humanities. Macht man natürlich mehr zu Stilometrie als vor 10 Jahren. Oder vor 20 Jahren, aber dennoch ist es so, dass du viele fragen könntest, was ist denn Stilometrie und die den Begriff noch nie gehört haben. Also es ist, du kannst sehr gut, 10 verschd. Professoren fragen, hast du schon mal was zu Stilometrie gemacht und die meisten werden sagen: nein. Würde ich sagen. Und das liegt einfach daran, dass, dass man nur ganz konkrete Fragestellungen damit behandeln kann. Mittlerweile halt doch ein bißchen mehr. Z.B. da war mal vor kurzem ein Vortrag eines wirklich renommierten Philologen, der jetzt auch zu Stilometrie sehr viel macht und auch sehr gut macht, aber das Problem ist, der hat das auch nicht gut erklärt, er hatte, glaube ich, ganz tolle Ergebnisse und wirklich auch sehr fundierte, tolle stilometrische Analysen. Aber es hat keiner verstanden, weil er es auch nicht klar kommuniziert hat und weil das im Fach gar nicht etabliert ist. Also man hat gesehen, dass sowas jmd macht, war ganz exotisch, war die Ausnahme. Und da er die Leute auch nicht bei der Hand genommen hat, war das Ende auch katastrophal, weil es auch keine Fragen gab, es gab auch kein Feedback, das war so, als wäre ein Stunde lang nix passiert. und das zeigt eigentlich, dass das immer    noch eher so ein Nischendasein führt, aber ich denke, das wird sich ändern. also, ähm, ich glaube man kann, man muss nur, das problem ist, man muss die richtigen fragen stellen. umgekehrt gibt es auch einige, die machen stilometrie, aber die versuchen dann wieder sachen zu messen, die du überhaupt nicht messen kannst. und das ist halt auch wieder bullshit und das, das gibt es halt auch viel, dass du sachen messen möchtest, und die sind aber, die sind einfach nicht signifikant und es ist einfach nicht messbar. Was weiss ich, wenn du wisssen willst, ob literatur gut oder schlecht ist, da kannst stilometrische analyse machen, du musst halt andere sachen messen. und es ist halt, das ist halt das schwierige daran, herauszufinden, was man misst. Eigentlich. </text:span></text:p>
      <text:p text:style-name="p1"><text:span text:style-name="c0"><text:tab/>
          <text:line-break/>[VIEW] </text:span><text:span text:style-name="c26">Stilometrie</text:span><text:span text:style-name="c4">, File: 11.docx, RG</text:span><text:span text:style-name="c0"><text:tab/>
          <text:line-break/>Aber, ähm, das ja, ansonsten passiert natürlich schon etwas im Bereich Stilometrie, aber , also auch einfach durch das Aufkommen der Informatik, die sich immer mehr natürlich in die Disziplinen einschleicht und die Digital Humanities. Macht man natürlich mehr zu Stilometrie als vor 10 Jahren.</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11.docx, RG</text:span><text:span text:style-name="c0"><text:tab/>
          <text:line-break/>Stilometrie</text:span></text:p>
      <text:p text:style-name="p1"><text:span text:style-name="c0"><text:tab/>
          <text:line-break/>[VIEW] </text:span><text:span text:style-name="c26">Stilometrie</text:span><text:span text:style-name="c4">, File: 21.docx, RG</text:span><text:span text:style-name="c0"><text:tab/>
          <text:line-break/>Person: z.b. auch der TLG, den ich vorhin erwähnt, kann man solche ähm, solche suchen betreiben, wo man schaut eben ähm, es ist wirklich, man kann sich, ich kann zumindest, meine arbeit nicht mehr ohne vorstellen.... #01:00:13-0# </text:span></text:p>
      <text:p text:style-name="p1"/>
      <text:p text:style-name="p1"><text:span text:style-name="c0">Interviewer: ohne den tlg oder ohne dieser funktionen? #01:00:20-5# </text:span></text:p>
      <text:p text:style-name="p1"/>
      <text:p text:style-name="p1"><text:span text:style-name="c0">Person: beides, ich weniger als die anderen, ich schaue eher, wie die texte rezipiert werden in der neuzeit, aber ja, auf jeden fall und in dem sinne würde ich schon sagen, dass ist in der community ähm ähm vorausgesetzt und jeder arbeitet damit und jeder unter den neueren. und auf jeden fall es ist voraussetzung, dass man damit vertraut ist. #01:01:09-8# </text:span></text:p>
      <text:p text:style-name="p1"/>
      <text:p text:style-name="p1"><text:span text:style-name="c0">Interviewer: könntest du dafür ein beispiel liefern, wenn du da ein problem hast, dann würdest du im tlg das und das machen, was machst du da? #01:01:30-1# </text:span></text:p>
      <text:p text:style-name="p1"/>
      <text:p text:style-name="p1"><text:span text:style-name="c0">Person: das hatte ich auch vorhin schon genannt, jetzt wo ich die hausarbeitstehemn von meinen studierenden aussuchen musste, habe ich tatsächlihc im tlg geschaut, ob es sich lohtn, dass die sich anschauen ähm also in welchen kontexten ähm ein gewisses aadjektiv vorkommt und dafür habe ich selber eine solche recherche gestartet, natürlich weiss ich von meiner eigenen lektüre, das ersetzt jetzt natürlich nicht die lektüre, habe ich schon eine vorstellung in welchen texten das wort besonders vorkommt, aus meinen eigneen studien und das habe ich dann nochmal überprüft, anhand des tlgs, und dann gedacht, oh, ok, das ist wirklich eine tragende fragestellng, damit können sie was anfangen und das hat so meine vorkenntnisse in dem fall bestätigt. und ich habe gesagt ok, sie könen nicht nur inder epischen dichtung sondern auch in der philosophie, also in philosoph. texten ähm also ich hab sozusagen, die tragweite einer fragestellung quasi überprüft und geschaut, ob es sich lohnt #01:03:12-7#</text:span></text:p>
      <text:p text:style-name="p1"><text:span text:style-name="c0"><text:tab/>
          <text:line-break/>[VIEW] </text:span><text:span text:style-name="c26">Stilometrie</text:span><text:span text:style-name="c4">, File: 21.docx, RG</text:span><text:span text:style-name="c0"><text:tab/>
          <text:line-break/>Person: also z.t. ich hab ja natürlich dann auch die Konext angeschaut wo das Wort vorkommt und genau. Es ging auch über die Häufigkeit auch hinaus, ging es mir auch darum den Kontext anzuschauen. Deswegen, eben, ist es eine Hilfe für die Suche gewesen, für die Häufigkeit aber natürlich man muss sich die Texte dann anschauen    (...) und genau ... weiß nicht, ob das ...? #01:04:22-2# </text:span></text:p>
      <text:p text:style-name="p1"><text:span text:style-name="c0"><text:tab/>
          <text:line-break/>[VIEW] </text:span><text:span text:style-name="c26">Stilometrie</text:span><text:span text:style-name="c4">, File: 21.docx, RG</text:span><text:span text:style-name="c0"><text:tab/>
          <text:line-break/>Person: sehr häufig der Fall, dass ich einfach nachschaue.    (lachen)    oder ich hatte auch vorgestern den anderen Fall wo ein bestimmtes Wort immer mit einem bestimmten kasus immer ... also ich hatte so einen Text vor mir ... und an einer bestimmten Stelle im Vers und da hab ich überprüft wie häufig das der Fall ist, weil das fand ich auffallend und da hab ich geguckt, genau, eine Kollegin hat mir geholfen das zu recherchieren und da hab ich gesagt ok es ist auffallend für den Autor X dass dieses Wort an der Stelle vorkommt, weil das hat eben auswirkungen auf das Metrum des Verses. #01:06:25-3# </text:span></text:p>
      <text:p text:style-name="p1"><text:span text:style-name="c0"><text:tab/>
          <text:line-break/>[VIEW] </text:span><text:span text:style-name="c5">Digital Humanities</text:span><text:span text:style-name="c4">, File: 41.docx, RG</text:span><text:span text:style-name="c0"><text:tab/>
          <text:line-break/>M: Also ich hab als Hiwi in diesem [Anony] DH Projekt gearbeitet und auch dieses Handschriften Projekt wo ich jetzt arbeite, verwendet durchaus Methoden der, also es gibt ja dieses Handschriften Projekt sozusagen doppelt: Es gibt die deutschen Handschriften, das sind dann schöne große grüne gedruckte Bände und dann gibts [Anony] die online Variante. Wo diese Bände immer nach 3 Jahren digitalisiert werden und da gibts ne eigene Arbeitsstelle, die diese Digitalisierung nochmal macht. Aber es ist eben durch die Datenbank so, dass wir die Bände im Grunde jetzt schon so machen, dass sie dann digitalisierbar sind. Also mit, dass bestimmte Sachen dann entsprechend codiert sind und so, das kriegen wir selber gar nicht so wahnsinnig viel von mit, aber diese Datenbank tut das eben. </text:span></text:p>
      <text:p text:style-name="p1"/>
      <text:p text:style-name="p1"><text:span text:style-name="c0">R: Und wer ist da in dem Projekt noch mit drin von Seiten der DH?</text:span></text:p>
      <text:p text:style-name="p1"/>
      <text:p text:style-name="p1"><text:span text:style-name="c0">01:06:05</text:span></text:p>
      <text:p text:style-name="p1"/>
      <text:p text:style-name="p1"><text:span text:style-name="c0">M: Das läuft über eine [Anony] digitale Forschungsgruppe, da gibts eben ne eigene Handschriftenarbeitsstelle, die sich gesondert für diese Homepage dann kümmert. Also [Anony] Herrn Mayer kennste vielleicht, der ist ja so der DH Guru, der hängt da auch mit drin. Wenn er nicht direkt in der Arbeitsstelle glaube ich angestellt ist. Und dann gibts eben einen Kollegen in Göttingen, der eben in seiner Freizeit sich diese Datenbank ausgedacht hat. Das ist schon echt krass. Das hat uns halt niemand, da wurde kein Cent Steuergeld für ausgegeben, der hatte eben die Idee so ne Datenbank sich mal zu überlegen, dass wir nicht diese Bände, das war eben früher so, dass man sich die in ein Word Dokument eben nach und nach schreibt, da gabs ne Word Vorlage und dann wurden, wurde halt alles eingearbeitet mit wahnsinnig viel Arbeit. Und der dachte das müsste eigentlich einfacher gehen, dass einfach die Datenbank einem dieses fertige Word Dokument am Ende ausspuckt. Und der hat sich das dann ausgedacht.</text:span></text:p>
      <text:p text:style-name="p1"><text:span text:style-name="c0"><text:tab/>
          <text:line-break/>[VIEW] </text:span><text:span text:style-name="c5">Digital Humanities</text:span><text:span text:style-name="c4">, File: 41.docx, RG</text:span><text:span text:style-name="c0"><text:tab/>
          <text:line-break/>M: [Anony] PolisPro heißt das Programm. [Anony]… Also es ist opensource, man kann das auch runterladen. Allerdings kommst du an die Daten halt nicht ran, da brauchst du dann halt nen Zugangsschlüssel um eben.</text:span></text:p>
      <text:p text:style-name="p1"><text:span text:style-name="c0"><text:tab/>
          <text:line-break/>[VIEW] </text:span><text:span text:style-name="c5">Digital Humanities</text:span><text:span text:style-name="c4">, File: 41.docx, RG</text:span><text:span text:style-name="c0"><text:tab/>
          <text:line-break/>M: Ich hab das Gefühl, dass ganz stark die, also dass es vor allem, also das wird in 20 Jahren vielleicht anders sein, aber im Moment halt vor allem Software nachgefragt ist, die im Grunde das kann, was die ganzen Bücher auch können nur schneller. Das ist halt so das, was die meisten Leute sich wünschen. Also dieses, dass Software vielleicht auch ganz andere Dinge kann dann, die, wo man dann ganz anders, das kommt vielleicht noch, dass man da auf Ideen kommt was man sich wünschen könnte. Ich weiß nicht wie das in anderen Fächern ist. Ob man da schon irgendwie… sagt Digitalisierung ist dann halt was völlig Neues auch und kann auch ein ganz anderer Zugriff dann auf Daten sein… </text:span></text:p>
      <text:p text:style-name="p1"><text:span text:style-name="c0"><text:tab/>
          <text:line-break/>[VIEW] </text:span><text:span text:style-name="c5">Digital Humanities</text:span><text:span text:style-name="c4">, File: 51.docx, RG</text:span><text:span text:style-name="c0"><text:tab/>
          <text:line-break/>Person: ansonsten habe ich natürlich auf handschriftenportale anderer bibliotheken zurückgegriffen, aus italien, die bibliotheca medicea, die Medici-bib in LForenz, die ja einen riesigen handschriften bestand haben. und die digitalisate sind mitunter besser, als wenn man selber ins original schaut, weil die möglichkeiten der vergrößerung, also kommt immer drauf an, wieviel mühe man sich gegeben hat, bzw. welchen technischen aufwand man betrieben hat. weil ja die auflösung mitunter wirklich wirklich gut ist. #00:41:26-6# </text:span></text:p>
      <text:p text:style-name="p1"><text:span text:style-name="c0"><text:tab/>
          <text:line-break/>[VIEW] </text:span><text:span text:style-name="c5">Digital Humanities</text:span><text:span text:style-name="c4">, File: 51.docx, RG</text:span><text:span text:style-name="c0"><text:tab/>
          <text:line-break/>Person: ...ich hätte beinah vergessen, nicht direkt für die dissertation, ich habe ja bei Torsten in einem projekt mitgearbeitet, eSok, und ähm, ja da habe ich ja auch eine Veröffneltihcung vorgelegt und insofern gehört das ja auch zu meiner forschung. ähm, diesen paraphrasensucher entwickelt haben. das habe ich dann auch, das war halt nur aufs griechische beschränkt, aber das hab ich auch häufiger benutzt, also es ist ja ein prototyp geblieben, aber sowohl für die evaluation innerhalb des projektes habe ich damit gearbeitet, als auch für einen aufsatz, den ich im rahmen des projektes geschrieben habe.    #00:43:14-1# </text:span></text:p>
      <text:p text:style-name="p1"><text:span text:style-name="c0"><text:tab/>
          <text:line-break/>[VIEW] </text:span><text:span text:style-name="c5">Digital Humanities</text:span><text:span text:style-name="c4">, File: 51.docx, RG</text:span><text:span text:style-name="c0"><text:tab/>
          <text:line-break/>Person: es gibt technologien, ich weiss jetzt nicht, wie ich es nennen soll, oder prinzipien, mit denen google arbeitet. also, algorithmen, mit denen man ähnlichkeiten erkennen. und u.a. darauf auf diesen technologien basierte das, diese ähnlichkeiten zu erkennen und auch noch ein paar weitere sachen, da können jetzt nur wirklich richtig gut die informatiker auskunft geben. und wir waren eben auf der anderen seite dazu da, zu evaluieren, also die maschine besser zu machen.    #00:44:01-0# </text:span></text:p>
      <text:p text:style-name="p1"><text:span text:style-name="c0"><text:tab/>
          <text:line-break/>[VIEW] </text:span><text:span text:style-name="c5">Digital Humanities</text:span><text:span text:style-name="c4">, File: 51.docx, RG</text:span><text:span text:style-name="c0"><text:tab/>
          <text:line-break/>Person: u.a. die informatiker, mit denen wir da zusammengearbeitet haben, haben natürlich die verschd möglichkeiten also automatisiert zu erfassen, wie ähnlichkeiten laufen können, also alles was die informatik bietet und was aussichtsreich ist, zur verfügung gestellt und das wurde eben immer wieder getestet. #00:44:42-4# </text:span></text:p>
      <text:p text:style-name="p1"/>
      <text:p text:style-name="p1"><text:span text:style-name="c0">Interviewer: sind das leute von hier, von der informatik? #00:44:46-8# </text:span></text:p>
      <text:p text:style-name="p1"/>
      <text:p text:style-name="p1"><text:span text:style-name="c0">Person: [Anony] Das sind Informatiker anderer Universitäten. aber ich sag mal für die richtige datenbanken arbeit und also enge gute zusammenarbeit waren die [Anony] die Informatiker einer best. Uni eigetnlich die ansprechpartner schlecht hin. und die ergebnisse wurden dann auch immer besser. aber auch einige parallelen gefunden, die eben paraphrasenbasiert waren, die bisher nicht gesehen wurden. wir müssen ja davon ausgehen, die klassische Philologie ist ja schon ein bißchen was alt, ne. und ähm, viel gearbeitet worde darin, und auch viel gesehen worden, namentlich was rezeptionsgeschichte angeht. und ja, es haben sich trotzdem die eine oder andere neue sache ergebne. insofern nützliches werkzeug, wenn wir das wirklich regulär hätten und wenn das weiterentwickelt wäre, dann wäre das wahnsinnig nützlich, auch für das lateinische. #00:45:52-3# </text:span></text:p>
      <text:p text:style-name="p1"><text:span text:style-name="c0"><text:tab/>
          <text:line-break/>[VIEW] </text:span><text:span text:style-name="c5">Digital Humanities</text:span><text:span text:style-name="c4">, File: 51.docx, RG</text:span><text:span text:style-name="c0"><text:tab/>
          <text:line-break/>Person: also dasi ch quasi weiss, der und derjenige weiss da und darin bescheid und deswegen frage ich ihn? ja, ja. also es ist zwar selten, aber zb. Martin, als der noch hier war und ich mal mit nem papyrus zu tun hatte, der hat mir dann was das papyrologische anging auch einige ratschläge gegeben und betraf dann auch sogar zeichensaätze. also ja, aber das ist nicht besonders häufig, weil hier glaube ich auch relativ wenig spezialisierung auf ja, weiss ich nicht, mit online-fragen gekoppeltest feld vorliegt. das ist jetzt, wie soll man sagen, das ist jetzt kein ausgesprochen digital humanities mensch hier. #01:06:25-4# </text:span></text:p>
      <text:p text:style-name="p1"><text:span text:style-name="c0"><text:tab/>
          <text:line-break/>[VIEW] </text:span><text:span text:style-name="c5">Digital Humanities</text:span><text:span text:style-name="c4">, File: 51.docx, RG</text:span><text:span text:style-name="c0"><text:tab/>
          <text:line-break/>Person: selten. kommt schon mal vor, also fürs griechische dann eher, ähm, erlebt habe ich ihn einmal bei der abschlusskonferenz von unserem eSok Projekt. [Anony]</text:span></text:p>
      <text:p text:style-name="p1"/>
      <text:p text:style-name="p1"><text:span text:style-name="c0">Person: ja so in der art, also, weil er halt auch, es war die reinste show,die er, also, fand ich, naja, unmöglich, aber naja.    #01:15:52-8# </text:span></text:p>
      <text:p text:style-name="p1"/>
      <text:p text:style-name="p1"><text:span text:style-name="c0">Interviewer: er wird von sehr breit angelegten visionen getrieben, so klingt das.</text:span></text:p>
      <text:p text:style-name="p1"/>
      <text:p text:style-name="p1"><text:span text:style-name="c0">Person: ja, ich glaube die anbindung, die kooperation des instituts [Anony] das war etzt nicht os besonders eng, so wie ich das whargenommen habe. projekte, die im bereich digital humanities angelegt waren, liefen in der regel mit [Anony] anderen Professuren, da gab es was, ja. aber es ist dann teilweise, also in meiner wahrnehmung, ich habe nicht in allen strukturen drin gesteckt, war das, die Professur und hier, das waren relativ zwei getrennte welten.    #01:16:42-0# </text:span></text:p>
      <text:p text:style-name="p1"><text:span text:style-name="c0"><text:tab/>
          <text:line-break/>[VIEW] </text:span><text:span text:style-name="c5">Digital Humanities</text:span><text:span text:style-name="c4">, File: 51.docx, RG</text:span><text:span text:style-name="c0"><text:tab/>
          <text:line-break/>Person: sind aber nicht unüberwindbar, übrigens auch mal da, hat man ja die schönsten hoffnung, weil es ja zunehmend so, [Anony] dass es da eine mixtur gibt, man kann klassische Philologie studieren in verbindung mit informatik, das würde ja genau die schnittstelle besetzen, die zwischen den informatikern und den geisteswiss. ist. ja, aber. #01:52:44-5# </text:span></text:p>
      <text:p text:style-name="p1"><text:span text:style-name="c0"><text:tab/>
          <text:line-break/>[VIEW] </text:span><text:span text:style-name="c5">Digital Humanities</text:span><text:span text:style-name="c4">, File: 42.docx, RG</text:span><text:span text:style-name="c0"><text:tab/>
          <text:line-break/>Person: naja, man sagt halt, wenn von diesen ähm Kopulativa eben et besonders häufig ist und que und ad que relativ selten, dass das dann ein eher einfacher sprachlicher stil ist, was man in briefen ja erwarten kann. und für dies fragmente, mit denen ich mich beschäftige, konnte man das händisch durchzählen, das ist ja nicht so viel text. aber ich wollte das eben mit anderen briefsammlungen vergleichen und die haben sich in einem ähnlichen bereich abgespielt und dann habe ich es eben mit anderen schriften mit anderen autoren vergliechen und da ist der wert halt auch wirklich anders und da kann man eben zeigen, ok, dieser catul brief fragmente sind sprachlich da auf einer ähnlichen ebene. also auf einer ebene, die man erwarten würde. </text:span></text:p>
      <text:p text:style-name="p1"><text:span text:style-name="c0"><text:tab/>
          <text:line-break/>[VIEW] </text:span><text:span text:style-name="c5">Digital Humanities</text:span><text:span text:style-name="c4">, File: 42.docx, RG</text:span><text:span text:style-name="c0"><text:tab/>
          <text:line-break/>Person: das kommt immer darauf an, ich sehe es eigentlich immer emotionslos. also ich bewerte es nach der nützlichkeit, die es am ende für mich hat. nor, es ist, man hat oft das gefühl, dass diese projekte ein bisschen selbstzweckhaft sind, oft sind, das gilt jetzt nicht für das paraphrasenprojekt, das war ne sinnvolle sache, die man ohne digitale methoden nicht sinnvoll hätte machen lassen. also bestimmte dinge gehen eben nur, wenn ich nen algorithmush habe, der ne gewisse textmenge nach best. sachen durchsuchen kann. dass wird ein mensch alleine, könnte das vielleicht machen, aber dann hat er sein ganzes leben lang zu tun. ähm, aber ich glaube, das ist immer das kriterium, wie halt vor allem, also es ist nicht so dass die klassische Philologie oder andere geisteswiss. ihre ganze herangehensweise ändern und sagen, naja, wir müssen bei allem was wir machen das digitale mitdenken, sondern es ist eher so ein pragmatisches verhältnis, wenn es uns die arbeit erleichtert, dann herzlich willkommen und wenn es redundant ist, dann.... und das ist eben das ding, dass die informatiker, wahrscheinlich auch, die empfindung,dass wir die als hilfsarbeiter ansehn, das hat wahrscheinlich dadurch auch sein fundament. dass sozusagen, wie die geisteswiss. rangehen, machen die informatiker das, was früher die buchdrucker und setzer gemacht haben. irgendwo müssen wir unsere ergebnisse halt sichbar machen und früher haben wir dafür nen buchdrucker gebraucht, der das setzt und jetzt müssen die informatiker das irgendwie machen. oder bei den sachen, wo wir das so machen. und wenn das alles funktioniert, dann haben die ihre arbeit gut gemacht. und das ist wahrscheinlich so, dass    da jetzt ne komplett neue arbeitsweise entsteht, wo die methoden beider wissenschaften zusammenfinden, das ist für micht nicht ersichtlich, ich weiss auch nicht ,ob es was bringen würde. ist glaube ich, auch noch nicht wirklich ausprobiert worden. wenn man digital humanities so definiert, dann sind wir glaube ich noch nicht so weit, dass wir das sagen können, ich kenne da auhc wirklich kein projekt jetzt konkret, wo ich sagen würde, das ist mal so ein fall, wo wirklich die methode der klassische Philologie jetzt sich durch informatische Methoden verändert hat. das fällt mir jetzt spontan wirklich kein beispiel ein. das ist ja das, was sich die informatik eben explizit wünschen, wenn sie sagen sie werden immer nur als hilfsarbeiter....da erheben sie damit ja den anspruch, dass ihre eigenen methoden für die altertumswissesnchaft auch inhaltlich einen wert haben können. das will ich auch nicht bestreiten, aber es hat bisher noch niemand ausprobiert.    (lachen)    oder ernsthaft versucht zu zeigen. </text:span></text:p>
      <text:p text:style-name="p1"><text:span text:style-name="c0"><text:tab/>
          <text:line-break/>[VIEW] </text:span><text:span text:style-name="c5">Digital Humanities</text:span><text:span text:style-name="c4">, File: 12.docx, RG</text:span><text:span text:style-name="c0"><text:tab/>
          <text:line-break/>Die frage ist halt, ich wusste schon dass man da gut was draus machen kann aus dem thema aber das im grunde die idee so einfach ist, dass man sie auch leicht kopieren kann. ich hätte natürlich was mit kollegen aus den Digital Humanities machen, hätte da anrufen können und fragen könne, was gibt es denn da und hatte davor aber ehrlich gesagt ein bißchen scheu, einfach deswegen, einfach weil, wie man das manchmal so hat mit informatikern, dass die dann sagen, naja, da sind wir doch schon längst dran, aber ich mir 100% sicher bin, dass die fragestellung an sich vorher nicht so klar war, dass die relevant ist. Es wurden ja seit jahrzehnten überhaupt keine artikel mehr dazu publiziert. das heisst, das wäre so ein bißchen, ohne da irgendwas wem auch immer unterstellen zu wollen, aber das wäre schon so ein hemmschuh gewesen, das ich gesagt habe, das will ich eigentlich nicht, das war mir unangenehm. und deswegen habe ich es nicht gemacht. ich hätte es einfach machen können, es gab ja zwischendurch die phase , ok ich würde es gerne besser machen können, aber ich kanns nicht besser, ich hab es trotzdem nicht gemacht. ähm, obwohl ich normalerweise nicht zögern würde, irgendwelche leute anzuschreiben. genau. ähm, das wäre sicherlich ein sinnvoller weg gewesen. aber hätte ich es unbedingt gebraucht, dann hätte ich wahrscheinlich, hätte ich dieses thema, und hätte diese leute nicht anschreiben wollen, dann ähm, hättei ch denke ich, einfach wirklich in diesen journals, die es gibt, einfach zu den neuen entwicklungen, einfach Digital Humanities, einfach systematisch mal kucken müssen und irgendwie schauen müssen, was gibt es denn für software die so eine Fragestellung mit abdeckt. </text:span></text:p>
      <text:p text:style-name="p1"><text:span text:style-name="c0"><text:tab/>
          <text:line-break/>[VIEW] </text:span><text:span text:style-name="c5">Digital Humanities</text:span><text:span text:style-name="c4">, File: 12.docx, RG</text:span><text:span text:style-name="c0"><text:tab/>
          <text:line-break/>ch könnte mir sogar vorstellen, das einige diese journals gar nicht ernst nehmen als journals. ich glaube, es wäre auch ziemlich sinnvoll, ich würde, wenn ich was machen wollte, was explizit stilometrisch ist und im grunde voll in die Digital Humanities reingehört, ich würde es in einem traditionellen journal veröffentlichen wollen, auf jeden fall, und nicht in so einem, weil ich möchte, die leute, die das lesen, das sollen die sein, die was von der sache verstehen und genau. und da das für mich nur eine art hilfswissenschaft ist oder eine art tool, und nicht der sache selbst, und ich das nicht um der sache selbst willen machen würde, wäre das für mich immer so. und ich würde mich, klar, vielleicht sind das auch vorurteile, aber ich würde mich immer wundern, warum hat er/sie es nicht in einem vernünftigem journal veröffentlicht.</text:span></text:p>
      <text:p text:style-name="p1"><text:span text:style-name="c0"><text:tab/>
          <text:line-break/>[VIEW] </text:span><text:span text:style-name="c5">Digital Humanities</text:span><text:span text:style-name="c4">, File: 12.docx, RG</text:span><text:span text:style-name="c0"><text:tab/>
          <text:line-break/>wir hatten so ein bißchen darüber gesprochen, dass die erfahrungen nicht immer so durchweg positiv waren, einfach deswegen weil es ganz oft so war, glaube ich , so ein bißchen, ich will nicht sagen der respekt vor unserem fach gefehlt hat, aber vielleicht vor der aufgabe, nämlich, dass es ganz oft hieß, naja, das was ihr da vor habt, sei es dass um metrik ging, also um versmaße, die z.t. sehr kompliziert sind, die aber sehr viel über den text sagen können, sei es, dass es um andere dinge ging ähm, das waren so ganz viele teilprojekte, im grunde ein guter querschnitt durch die philologie, also ganz verschiedene fragestellungen, manche hat man von anfang an gesehen, dass es nie was werden kann. bei anderen, bei meinem teilprojekte hätte man eigentlich was machen können, naja, aber das es eigentlich bei all diesen teilprojekten hieß, von seiten der informatiker, ja das ist ganz easy, das bau ich dir in 5 minuten und es einfach nach 3 jahren nicht fertig war. und diese erfahrung immer wieder, das ist ganz ganz leicht, dass man dann irgendwann, und das fand ich komisch, denn dass ist etwas, von der fachkultur, was bei uns überhaupt nicht der fall ist, </text:span></text:p>
      <text:p text:style-name="p1"><text:span text:style-name="c0"><text:tab/>
          <text:line-break/>[VIEW] </text:span><text:span text:style-name="c5">Digital Humanities</text:span><text:span text:style-name="c4">, File: 12.docx, RG</text:span><text:span text:style-name="c0"><text:tab/>
          <text:line-break/>denn dass ist etwas, von der fachkultur, was bei uns überhaupt nicht der fall ist, also niemand würde, es sei denn es ist wirklich ganz leicht, aber man würde nicht sagen, es ist trivial, wenn es nicht trivial ist. man ist eher ein bißchen übergründlich, das ist auch etwas unangenehm an dem fach, man ist sehr genau, sehr penibel, ähm, man belegt sehr genau, und das war eben, das war ganz anders, es hieß immer, das mach ich dir super schnell und man dachte auch, ja, der macht das vielleicht auch superschnell, weil klar, informatik, es war halt, es hat sich halt viel getan, aber man hat das aber oft verwecchselt, als würde man das eben mit anderen sprachen, englisch oder spanisch oder anderen sprachen, mit denen man andere dinge schon durchgeführt hat, als ob man das einfach aufs griechische oder lateinische übertragen könnte. das sind einfach sprachen die anders funktionieren, einfach sehr wenig über wortstellungen funktioniert und ganz viel über flexion und das dadurch viel komplexer ist oft, zitate zu suchen und so.</text:span></text:p>
      <text:p text:style-name="p1"><text:span text:style-name="c0"><text:tab/>
          <text:line-break/>[VIEW] </text:span><text:span text:style-name="c5">Digital Humanities</text:span><text:span text:style-name="c4">, File: 12.docx, RG</text:span><text:span text:style-name="c0"><text:tab/>
          <text:line-break/>und ähm, und das ist so eine negative erfahrung, das erst mal so gesagt wird, ok, es ist alles ganz leicht und es ist dann aber nicht so leicht,</text:span></text:p>
      <text:p text:style-name="p1"><text:span text:style-name="c0"><text:tab/>
          <text:line-break/>[VIEW] </text:span><text:span text:style-name="c5">Digital Humanities</text:span><text:span text:style-name="c4">, File: 12.docx, RG</text:span><text:span text:style-name="c0"><text:tab/>
          <text:line-break/>waren also einfach die erfahrungen nicht so sehr, ich will das nicht generalisieren, aber waren einfach nicht so das quasi die informatik total hilfreich für dich ist und sofort weiterhilft in den problemen, die du hattest, ja, sondern es war ja z.T. ziemlich schwierig und bei diesem Projekten ist nichts rausgekommen, finde ich. also, auch wenn das manchmal anders dargestellt wurde, wüsste ich nicht, was ich mit diesen tools die da entwickelt wurden, da gibt es durchaus etwas, was entwickelt wurde, aber äh, da gibt es einfach viel bessere sachen, also da gibt es nichts, was ich nicht einfach mit dem TLG machen könnte, habe ich zumindest den eindruck, oder ich hab das nie verstanden, keine ahnung. das war einfach so die erfahrung, deswegen würde ich diese quellen tatsächlich eher, eher nicht anzapfen, das mag aber besonders auch an diesem projekt liegen.</text:span></text:p>
      <text:p text:style-name="p1"><text:span text:style-name="c0"><text:tab/>
          <text:line-break/>[VIEW] </text:span><text:span text:style-name="c5">Digital Humanities</text:span><text:span text:style-name="c4">, File: 12.docx, RG</text:span><text:span text:style-name="c0"><text:tab/>
          <text:line-break/>ja das, aber das war auch ein relativ frühes projekt so für den bereich klassische Philologie und informatik, es ist wahrscheinlich auch natürlich dass da ein paar komische erfahrungen gemacht werden. aber tatsächlich hat das schon dazu geführt. und was vielleicht auch wichtig ist, die unterschiedliche arbeit von klassische Philologen und informatikern was noch angeht, der informatiker ist halt froh, wenn er was weiss ich 90, 95% der fälle mit irgendeiner anwendung abdeckt, bei einem klassische Philologen, dem geht es meistens um das eine prozent, was rausfällt, dass das, also klar, das regelmäßige, das ist wichtig, aber das unregelmäßige ist meistens genau das entscheidende, weil das regelmäßige, das weiss man sowieso. aber es interessiert einen oft das andere. das habe ich dann oft gemerkt bei vielen gesprächsrunden und sitzungen, dass das ähm ne weile gedauert hat, den informatikern klarzumachen, dass das eben nicht reicht, dass man eben 80% oder 90% richtige treffer hat, es geht halt um das ganz genaue. das andere weiss man einfach schon, man will ja das wissen, was man nicht weiss. Das war so auch ein problem.</text:span></text:p>
      <text:p text:style-name="p1"><text:span text:style-name="c0"><text:tab/>
          <text:line-break/>[VIEW] </text:span><text:span text:style-name="c5">Digital Humanities</text:span><text:span text:style-name="c4">, File: 11.docx, RG</text:span><text:span text:style-name="c0"><text:tab/>
          <text:line-break/>Aber, ähm, das ja, ansonsten passiert natürlich schon etwas im Bereich Stilometrie, aber , also auch einfach durch das Aufkommen der Informatik, die sich immer mehr natürlich in die Disziplinen einschleicht und die Digital Humanities. Macht man natürlich mehr zu Stilometrie als vor 10 Jahren.</text:span></text:p>
      <text:p text:style-name="p1"><text:span text:style-name="c0"><text:tab/>
          <text:line-break/>[VIEW] </text:span><text:span text:style-name="c5">Digital Humanities</text:span><text:span text:style-name="c4">, File: 11.docx, RG</text:span><text:span text:style-name="c0"><text:tab/>
          <text:line-break/>Digital Humanities</text:span></text:p>
      <text:p text:style-name="p1"><text:span text:style-name="c0"><text:tab/>
          <text:line-break/>[VIEW] </text:span><text:span text:style-name="c5">Digital Humanities</text:span><text:span text:style-name="c4">, File: 11.docx, RG</text:span><text:span text:style-name="c0"><text:tab/>
          <text:line-break/>Meine Erfahrung ist tatsächlich, dass dasjenige was von den klassische Philologen kommt, aber mit Digital Humanities zu tun hat, tatsächlich besser ist, als das was von den Digital Humanities kommt und was mit klassische Philologie zu tun hat. Das mag daran liegen, dass ich mich selber auf der einen Seite verorte. Aber ich glaube fast, dass es die andere Seite fast so sehen würde, wenn sie ehrlich ist. Aber    (lachen)    das . Das Problem ist, dass die Fragestellung sonst sind, wo man sich dann fragt, was soll das. Also es gibt unglaublich viele Projekte innerhalb der Digital Humanities , die so Ruinen sind. Es wird ja wahnsinnig viel Geld reingepumpt in diese Projekte, ständig gibt es was neues und dann entstehen so halbfertig Internetseiten, die nicht so richtig funktionieren. Und aus dieser Erfahrungen, dass es oft dann doch nicht so gut funktioniert ähm, kommt es vielleicht, dass viele aus der klassische Philologie nicht bereit sind, damit Zeit zu verbringen. Einige haben Manschetten, weil sie die technik nicht verstehen, schon ganz einfache Sachen nicht verstehen bei der Technik, aber dann ist es auch so, dass es oft frustrierend ist, das viel versprochen wird, was man machen kann, aber dann doch nicht .Weswegen es dazu führt, dass eigentlich. Es gibt so einige Seiten, die werden von allen oder von sehr vielen frequentiert ähm, mit tollen Tools von seiten der Digital Humanities aber das ist sehr überschaubar. Es ist nicht so, dass von den Digital Humanities was kommt und man es dann mit offenen armen empfängt, sondern das muss sich dann erst einmal bewähren    (lachen)    ähm, das ist sicher auch ein bißchen frustrierend von seiten der Digital Humanities. Aber, ja. Ich glaube, das Hauptproblem ist, wie es ja ganz oft ist, die einen verstehen was von klassische Philologie die anderen verstehen was von Informatik. Und dann gibt es nur ganz wenige, die was von beiden wirklich verstehen ähm und dort wo die am Werk sind, habe ich den Eindruck, dass da schon was funktioniert, aber das ist eher selten, eher die ausnahme, leider.</text:span></text:p>
      <text:p text:style-name="p1"><text:span text:style-name="c0"><text:tab/>
          <text:line-break/>[VIEW] </text:span><text:span text:style-name="c5">Digital Humanities</text:span><text:span text:style-name="c4">, File: 11.docx, RG</text:span><text:span text:style-name="c0"><text:tab/>
          <text:line-break/>dann tun sich sehr oft welche zusammen, das passiert ganz viel, und das ist auch gut so, aber da passiert, oft geht das schief, das habe ich auch selber schon so erlebt ähm das es schief geht oder nicht so viel bringt. und dann ist, ich meine, das liegt dann sicher auch, klar, man stellt so einen antrag bei der DFG oder sonstwo. und die die aus der informatik kommen, wollen natürlich auch etwas lernen über informatik oder worüber auch immer, über ihre eigenen prozesse und perspektiven. und diejenigen, die aus der klassische Philologie kommen, wollen, haben eigentlich ganz konkrete Fragestellung    und die wollen nicht, dass was neues erfunden wird, sie wollen nur das werkzeug haben, sie wollen nur den hammer haben, mit dem sie ihren nagel einschlagen können. aber da lernt der informatiker gar nichts von, vielleicht. und das ist glaube ich ein großes problem, die erfahrung habe ich mal gemacht, dass man dann einen neuen hammer erfinden wollte aber man konnte dann nicht mehr den nagel damit einschlagen. das ist das problem dann gewesen. und aus dieser glaube ich, da das vielen menschen so passiert ist in der klassische Philologie könnte ich mir vorstellen, dass es da z.T. ne gewisse frustration gibt, das man denkt, or nee. man kann zwar gut anträge damit durchbringen, aber es ist auch eher, ich kenne nicht so viele beispiele, wo mit hilfe bisher neuer methoden aus dem bereich der Digital Humanities jetzt was ganz neues passiert ist, das man sagen könnte, ohne das hätten wir das nie herausgefunden</text:span></text:p>
      <text:p text:style-name="p1"><text:span text:style-name="c0"><text:tab/>
          <text:line-break/>[VIEW] </text:span><text:span text:style-name="c5">Digital Humanities</text:span><text:span text:style-name="c4">, File: 11.docx, RG</text:span><text:span text:style-name="c0"><text:tab/>
          <text:line-break/>was dann halt oft die Digital Humanities unterschätzen ist, wie gute analoge methoden man schon hat, also extrem gute wörterbücher usw, die einfach schon über einen sehr langen zeitraum gewachsen sind, die schon unglaublich viele querverweise haben. bei denen man dann ganz stolz drauf ist, dass man die mit neuen methoden gefunden hat, aber die man eigentlich schon immer kannte. Also, das gibt es halt auch. </text:span></text:p>
      <text:p text:style-name="p1"><text:span text:style-name="c0"><text:tab/>
          <text:line-break/>[VIEW] </text:span><text:span text:style-name="c5">Digital Humanities</text:span><text:span text:style-name="c4">, File: 11.docx, RG</text:span><text:span text:style-name="c0"><text:tab/>
          <text:line-break/>Ja, ich habe eigentlich gar nicht so viele berührungspunkte. Bei mir ist es so, wenn ich ein konkretes Problem habe und denke, ok, die haben die tools, die ich bräuchte, dann ist es tatsächlich ein großes Problem an die tools heranzukommen und zu erfahren, was gibt es da überhaupt. ich weiss dass es mittlerweile gibt es da erste zeitschriften, die Digital Humanities ähm, die nur aus diesem bereich veröffenltichen, aber mein eindruck ist, dass es nicht so, noch nicht so gut ist z.T. was da veröffentlicht wird, also da wird auch ziemlich viel Schund veröffentlicht, ehrlich gesagt. Also das wäre nicht so meine anlaufstelle, ähm, ich weiss es gibt so, verschiedene, in münchen gibt es so einen dachverband quasi, der so einige sachen unter einem dach quasi vereinigt, was in den Digital Humanities so passiert, aber ehrlich gesagt, habe ich mir das noch nicht so richtig angeschaut, obwohl das glaube ich wichtig ist, das ist mein fehler, dass ich das noch nicht gemacht habe.</text:span></text:p>
      <text:p text:style-name="p1"><text:span text:style-name="c0"><text:tab/>
          <text:line-break/>[VIEW] </text:span><text:span text:style-name="c5">Digital Humanities</text:span><text:span text:style-name="c4">, File: 11.docx, RG</text:span><text:span text:style-name="c0"><text:tab/>
          <text:line-break/>bei mir ist es so und das wäre auch bei den meisten klassische Philologen so, es ist jetzt nicht , dass ich mir per se für Digital Humanities interessiere, das ich einfach wissen möchte, boah, was passiert da auf dem Gebiet. Sondern ich will einfach wissen, ähm, was kann ich davon gebrauchen für meine tägliche arbeit, wie kann ich meine arbeit erleichtern. das ist das was mich interessiert und ähm, wenn das herausfinde, dann bin ich zufrieden, ich brauche nicht den allerneusten letzten schrei, der da irgendwie geschehen ist. aber, es ist ein großes problem, man versucht diese vielen verschd. projekte unter einen hut zu kriegen und es gibt auch so linksammlungen und so weiter, das gibt es alles, aber so richtig will das, glaube ich, nicht gelingen. Es gibt sehr viele so ruinen, die so überall verstreut im netz herumliegen ähm und ja, von denen man manchmal weiss und manchmal nicht. und es gibt sicherlich tolle projekte, die fertig sind, von denen man aber nicht so leicht notiz kriegt, dass es die gibt.</text:span></text:p>
      <text:p text:style-name="p1"><text:span text:style-name="c0"><text:tab/>
          <text:line-break/>[VIEW] </text:span><text:span text:style-name="c5">Digital Humanities</text:span><text:span text:style-name="c4">, File: 11.docx, RG</text:span><text:span text:style-name="c0"><text:tab/>
          <text:line-break/>ich weiss, dass in der editionswissenschaft passiert zimelich viel, das ist z.B. auch ein großes problem, die editiionswiss. innnerhalb der klassische Philologie also, da kommen wir wieder an den anfang des interviews, das geht es darum, die texte zu bauen, das ist eigentlich die königsdisziplin, zumindest war es das früher mal. Man muss einfach extrem streng mit sich selbst sein, wirklich gut die sprache können. und da stürzen sich gerade die Digital Humanities drauf, und sagen, ey wir können das doch alles online machen, die kritischen apparate online und es ist an sich auch total plausibel das zu machen. das prblem ist nur, dass gerade das, wo man ganz genau sein muss, von leuten gemacht wird, die oft wenig ahnung haben. und was da raus kommt, sieht toll aus und ich denke, das wird auch die zukunft sein, denke ich, aber es ist oft halt richitger schund. und es fällt eigentlich zurück hinter dem bekannten. weil das kritische an der textkritik, wo man am ende sagt, wir nehmen nicht variante a sondern variante b aus den und den gründen, das fällt nämlich weg, man kann jetzt ganz viel sammeln und zeigen und tolle bilder, die ganzen handschriften gleich hinterlegen und das ist auch toll. aber das kritische an der wissenschaft fällt oft weg, habe ich so den eindruck</text:span></text:p>
      <text:p text:style-name="p1"><text:span text:style-name="c0"><text:tab/>
          <text:line-break/>[VIEW] </text:span><text:span text:style-name="c5">Digital Humanities</text:span><text:span text:style-name="c4">, File: 11.docx, RG</text:span><text:span text:style-name="c0"><text:tab/>
          <text:line-break/>genau. du kannst unglaublich positivistisch sein, aber eben das kritische, also kritik bedeutet ja, dass du etwas scheidest, dass du etwas trennst voneinander und dass du eben sagst, das ist wahr und das ist falsch also bei einer lesart, da gibt es ja wirklich wahr und falsch, das hat der autor geschrieben und das hat er nicht geschrieben, das hat irgendein kopist gemacht ähm und das ist aber eigentlich die wichtige entscheidung.und hinter der entscheidung, du brauchst unglaublich viel wissen für diese entscheidung und das ist die eigentliche kunst. und das andere ist eine darstellungsweise, die sicherlich attraktiver ist heute, als sich durch diese immer noch auf latein verfassten, kritischen apparate, die nur aus abkürzungen bestehen, die also wirklich nur ein ganz kleiner bruchteil von menschen überhaupt verstehen kann, was da steht, also was dir diese forschung überhaupt sagen will, du musst, du musst klassische Philologe sein, um überhaupt zu verstehen, was da drin steht und ähm und dass da aber wirklich sehr viel drin steht, dass wird dann vielleicht nicht immer gesehen so, von den leuten , die ganz aus dem bereich der Digital Humanities kommen und nicht über den umweg der klassische Philologie vielleicht reingekommen sind, also habe ich den Eindruck. Und da gibt es ganz viele projekte und das sieht ganz toll aus, das lässt sich wunderbar präsentieren und verkaufen aber am ende, wenn du nur kuckst, was ist für den text dabei rausgekommen, fand ich bisher, das es immer sehr enttäuschend war. das sah spannend aus, es hat spass gemacht , sich durch die handschriften durchzuklicken, aber ähm, wenig.</text:span></text:p>
      <text:p text:style-name="p1"><text:span text:style-name="c0"><text:tab/>
          <text:line-break/>[VIEW] </text:span><text:span text:style-name="c5">Digital Humanities</text:span><text:span text:style-name="c4">, File: 11.docx, RG</text:span><text:span text:style-name="c0"><text:tab/>
          <text:line-break/>Ja, also, es gibt auch sicherlich viel mehr positive beispiele, das klang jetzt vielleicht ein bißchen negativ, was ich gesagt habe. Ich fand gut, das ist eine seite, aber das ist auch wieder ein klassische Philologe, der ein bißchen Faible hat, sich für die andere seite zu öffenen, die heißt einfach, catul, catullus online. Einfach der Autor Catul, ein lateinischer Dichter, ähm und der typ heißt kiss oder kiche, der die seite hat, und ich glaube, das ist auch aus irgendeinem projekt entstanden, die seite. ähm und ich kann das auch mal nebenbei hier eingeben (tippt) ähm, und das schöne an der seite ist, die sieht vielleicht auch nicht so fancy aus, aber da hast du einfach die möglichkeit, du hast hier den vers des ersten gedichts, und dann klickst du hier, dann hast du die handschriften aufgelistet und kannst dir die einzelnen handschriften ankucken gleich, kannst also gleich immer von deinem vers in die handschriften reingehen, dir das ankucken und ähm, kannst selber, ohne dass er dir ergebnisse, das finde ich schön, er sagt dir nicht, mach es so und so, sondern du kannst dir einfach alles ankukcen, und du hast ganz schnell die möglichkeit im grunde selbst zum textkritiker zu werden und das finde ich schön, wie offen das einfach angelegt ist.</text:span></text:p>
      <text:p text:style-name="p1"><text:span text:style-name="c0"><text:tab/>
          <text:line-break/>[VIEW] </text:span><text:span text:style-name="c5">Digital Humanities</text:span><text:span text:style-name="c4">, File: 22.docx, RG</text:span><text:span text:style-name="c0"><text:tab/>
          <text:line-break/>M: Also Informatik und klassische Philologie und die anderen, also (...) oder so, bei uns am Institut ab 2008, genau dass es wirklich auch der, auch ein bisschen in der klassischen Philologie ankommt. Das es also zukunftstragend ist und dass es, dass da ein Qualitätsmerkmal ist und genau. Und jetzt ist wirklich fast Gang und Gebe dass man also, also die Zusammenarbeit und dass es Projekt-, genau also das haben ja die anderen auch erzählt, ne, mit diesen fast alle neue Projekte haben Bezug dazu. Genau, es ist mehr momentan tatsächlich sind wenige bekannt, wo wirklich auch in dem Ansatz selbst einen Bezug, ne, also auf die Digital Humanities ist. Und genau, aber ja selber habe ich im SFB, aber da ging es auch nur um Datenbank. Also und waren ziemlich komplexe, aber ich würde nicht sagen ich hab an einem Digital Humanities Projekt gearbeitet. Das war also, der Zweck war ein an-, der es nicht, ja und hier gar nicht. Eher gar nicht. Weil ich die ganze (...) und genau, aber ja ich hab so permanent Kontakt.</text:span></text:p>
      <text:p text:style-name="p1"><text:span text:style-name="c0"><text:tab/>
          <text:line-break/>[VIEW] </text:span><text:span text:style-name="c5">Digital Humanities</text:span><text:span text:style-name="c4">, File: 22.docx, RG</text:span><text:span text:style-name="c0"><text:tab/>
          <text:line-break/>M: Genau wir hatten, es gab so einen Mitarbeiter, der so ein bisschen als IT-Experte galt und der auch immer die Kommunikation übernommen hat mit den Informatikern, als es darum ging die Datenbank, aber da war ich noch nicht [Anony] im Projekt, die Datenbank überhaupt zu bauen. Das hat glaube ich ein Jahr gedauert und genau, und da hatten wir so Werkverträge, oder hatten sie Werkverträge mit Informatikern, und dann hatten wir als Hilfskraft, also hatten mehrere Hilfskräfte und eine Hilfskraft hat auch also war klassische Philologie und Informatik studiert und sie hat dann sozusagen die technische Betreuung der Datenbank übernommen. Genau und genau, aber... ja aber das wollte ich tatsächlich nicht als Digital Humanities bezeich-, oder...</text:span></text:p>
      <text:p text:style-name="p1"/>
      <text:p text:style-name="p1"><text:span text:style-name="c0">R: Mir geht’s gar nicht darum ob man das so nennen kann, sondern um deine Erfahrung damit. Von eurer Seite gab es auch einen Informatiker oder?</text:span></text:p>
      <text:p text:style-name="p1"/>
      <text:p text:style-name="p1"><text:span text:style-name="c0">35:25</text:span></text:p>
      <text:p text:style-name="p1"/>
      <text:p text:style-name="p1"><text:span text:style-name="c0">M: genau also der war, also an sich von haus aus wirklich kein, also es war so ein klassischer Philologe und der sich aber auskannte und der hat eben genau die Kommunikation übernommen und dann hatten wir diese Hilfskraft, die auch Informatikstudentin war oder genau Absolventin und dann wurde sie Mitarbeiterin, dann hatte sie das. Also wir hatten sozusagen in dem Projekt selbst eine Person, die beide Kompetenzen mitbrachte und das war, genau wirklich sehr, sehr nützlich. Und genau...</text:span></text:p>
      <text:p text:style-name="p1"><text:span text:style-name="c0"><text:tab/>
          <text:line-break/>[VIEW] </text:span><text:span text:style-name="c5">Digital Humanities</text:span><text:span text:style-name="c4">, File: 22.docx, RG</text:span><text:span text:style-name="c0"><text:tab/>
          <text:line-break/>M: genau ich wollte nur noch hinzufügen, natürlich hab ich also hier dann [Anony] indirekterweise so, mit diesen einzelnen Digital Humanities Projekten zu tun gehabt, mit (...) und so, war ständig auf verschiedenen Workshop und genau, also das ist, genau aber selber war ich da nicht mehr aktiv.</text:span></text:p>
      <text:p text:style-name="p1"/>
      <text:p text:style-name="p1"><text:span text:style-name="c0">R: Die Workshops waren nicht primär für jemanden wie dich aber du konntest dran teilnehmen?</text:span></text:p>
      <text:p text:style-name="p1"/>
      <text:p text:style-name="p1"><text:span text:style-name="c0">M: Ja. Genau. Und also die, jetzt von einem Kollegen das Projekt, genau da wo sie ja ihren, also ihr Paragrafen, also ihr vorgestellt haben da war ich auch dabei und bei den genau oder bei dem vorigen Projekt, bei den Tagungen, beim, aber direkt war ich nie beteiligt. Ja genau.</text:span></text:p>
      <text:p text:style-name="p1"><text:span text:style-name="c0"><text:tab/>
          <text:line-break/>[VIEW] </text:span><text:span text:style-name="c27">Neg Erf mit DH =&gt; Reserviertheit ggüber Proz und Werkz</text:span><text:span text:style-name="c4">, File: 41.docx, RG</text:span><text:span text:style-name="c0"><text:tab/>
          <text:line-break/>M: Ja die Sachen verlaufen dann halt im Sande und werden nicht genutzt…</text:span></text:p>
      <text:p text:style-name="p1"/>
      <text:p text:style-name="p1"><text:span text:style-name="c0">R: genau das sehe ich bei euch. Es gibt viele DH Projekte, die angeleiert wurden, [Anony] und aber die Erfahrungen, die gemacht wurden ist, dass die, anders formuliert, weniger positiv waren, als man sich das gewünscht hätte. Diese Erfahrung hat ein Stück weit den weiteren Umgang mit dem Feld geprägt.</text:span></text:p>
      <text:p text:style-name="p1"/>
      <text:p text:style-name="p1"><text:span text:style-name="c0">01:13:35</text:span></text:p>
      <text:p text:style-name="p1"/>
      <text:p text:style-name="p1"><text:span text:style-name="c0">M: ich hab ganz stark das Gefühl, dass es oft, das ist jetzt auch schon sehr böse, aber es ist eben, es ist ne super Möglichkeit Gelder an Land zu ziehen, weil dafür werden immer gerne, dann kann man ein paar Hiwis einstellen, und ein paar Mitarbeiter einstellen und so, aber was dann am Ende rauskommt, das ist eigentlich, schön wenn es praktisch ist, aber wenn es dann keiner nutzt… Also ich mein dieses E Aqua, was die Althistoriker sich überlegt haben, wo ich auch, das ist ja auch so ne Art, das soll ja so ein, da soll man ja auch so Zitate finden können in texten und solche geschichten, aber das kann jetzt nicht sagen, dass das außerhalb [Anony] unserer Uni jetzt die Altertumswissenschaften revolutioniert hätte. Also ich glaub die alle haben… das kennt man wahrscheinlich nur, weil man [Anony] hier studiert hat und benutzen tut es wahrscheinlich niemand, also das ist eben…</text:span></text:p>
      <text:p text:style-name="p1"><text:span text:style-name="c0"><text:tab/>
          <text:line-break/>[VIEW] </text:span><text:span text:style-name="c27">Neg Erf mit DH =&gt; Reserviertheit ggüber Proz und Werkz</text:span><text:span text:style-name="c4">, File: 51.docx, RG</text:span><text:span text:style-name="c0"><text:tab/>
          <text:line-break/>Person: jaja. aber ähm also es wurde ja auch ein bißchen unterteilt, womit sich dann die einzelnen untergliederten dann beschäftigen und dahin hat natürlich namentlich für den forschungsbeitrag ähm hat man mit den informatikern kommuniziert. und nach den eigenen bedürfnissen, orientiert daran anfragen gestellt. meinetwegen, könnte man die und die einstellung vornehmen, weil ich das und das suchen möhcte. und das hat in der regel sehr sehr gut funktioniert. das waren sehr kooperative leute, ähm. und ich habe auch die sich eigentlich ergebende schwierigkeit gar nicht so gefunden, aber natürlich, die informatik ist das eine, klassische Philologie ist das andere.... #00:48:02-5# </text:span></text:p>
      <text:p text:style-name="p1"><text:span text:style-name="c0"><text:tab/>
          <text:line-break/>[VIEW] </text:span><text:span text:style-name="c27">Neg Erf mit DH =&gt; Reserviertheit ggüber Proz und Werkz</text:span><text:span text:style-name="c4">, File: 51.docx, RG</text:span><text:span text:style-name="c0"><text:tab/>
          <text:line-break/>Person: selten. kommt schon mal vor, also fürs griechische dann eher, ähm, erlebt habe ich ihn einmal bei der abschlusskonferenz von unserem eSok Projekt. [Anony]</text:span></text:p>
      <text:p text:style-name="p1"/>
      <text:p text:style-name="p1"><text:span text:style-name="c0">Person: ja so in der art, also, weil er halt auch, es war die reinste show,die er, also, fand ich, naja, unmöglich, aber naja.    #01:15:52-8# </text:span></text:p>
      <text:p text:style-name="p1"/>
      <text:p text:style-name="p1"><text:span text:style-name="c0">Interviewer: er wird von sehr breit angelegten visionen getrieben, so klingt das.</text:span></text:p>
      <text:p text:style-name="p1"/>
      <text:p text:style-name="p1"><text:span text:style-name="c0">Person: ja, ich glaube die anbindung, die kooperation des instituts [Anony] das war etzt nicht os besonders eng, so wie ich das whargenommen habe. projekte, die im bereich digital humanities angelegt waren, liefen in der regel mit [Anony] anderen Professuren, da gab es was, ja. aber es ist dann teilweise, also in meiner wahrnehmung, ich habe nicht in allen strukturen drin gesteckt, war das, die Professur und hier, das waren relativ zwei getrennte welten.    #01:16:42-0# </text:span></text:p>
      <text:p text:style-name="p1"><text:span text:style-name="c0"><text:tab/>
          <text:line-break/>[VIEW] </text:span><text:span text:style-name="c27">Neg Erf mit DH =&gt; Reserviertheit ggüber Proz und Werkz</text:span><text:span text:style-name="c4">, File: 51.docx, RG</text:span><text:span text:style-name="c0"><text:tab/>
          <text:line-break/>Person: übrigens, also dazu nochmal ganz kurz, da will ich der sache unter umständen kein, kein unrecht tun. es kann gut und gerne sein, dass irgendwo irgendwie wie die zukunft von dem paraphrasensucher aussieht, weiss ich nicht, dass das bis da und da entwickelt wurde und dann bleibt es in der ecke liegen, nee, ich hab da nicht so einen guten überblick darüber, ähm, wie zB war ja mal früher ein großes feld dieses NORA projekt, und da weiss ich, da kann ich mich jetzt auch nur an ein teilprojekt erinnern, wo ich kurz mitgeholfen habe als studentische hilfskraft, und da war es dann so dass ich sagen muss, dass das was da entwickelt worden ist, jedenfalls der teil, den ich gesehen habe, dass der dann nie wieder ähm, also über das projekt hinaus, nie wieder in eine weitere anwendung hineingekommen, weiterentwickelt worden wäre. insofern könnte ich jetzt nicht sagen, was in meinem direkten umfeld entwickelt worden wäre, in einer kooperation, was ich denn jetzt auch selber nutzen würde. wie gesagt, solange der paraphraasensucher online war, habe ich den auch gerne genutzt. #01:22:21-4# </text:span></text:p>
      <text:p text:style-name="p1"><text:span text:style-name="c0"><text:tab/>
          <text:line-break/>[VIEW] </text:span><text:span text:style-name="c27">Neg Erf mit DH =&gt; Reserviertheit ggüber Proz und Werkz</text:span><text:span text:style-name="c4">, File: 42.docx, RG</text:span><text:span text:style-name="c0"><text:tab/>
          <text:line-break/>Person: das kommt immer darauf an, ich sehe es eigentlich immer emotionslos. also ich bewerte es nach der nützlichkeit, die es am ende für mich hat. nor, es ist, man hat oft das gefühl, dass diese projekte ein bisschen selbstzweckhaft sind, oft sind, das gilt jetzt nicht für das paraphrasenprojekt, das war ne sinnvolle sache, die man ohne digitale methoden nicht sinnvoll hätte machen lassen. also bestimmte dinge gehen eben nur, wenn ich nen algorithmush habe, der ne gewisse textmenge nach best. sachen durchsuchen kann. dass wird ein mensch alleine, könnte das vielleicht machen, aber dann hat er sein ganzes leben lang zu tun. ähm, aber ich glaube, das ist immer das kriterium, wie halt vor allem, also es ist nicht so dass die klassische Philologie oder andere geisteswiss. ihre ganze herangehensweise ändern und sagen, naja, wir müssen bei allem was wir machen das digitale mitdenken, sondern es ist eher so ein pragmatisches verhältnis, wenn es uns die arbeit erleichtert, dann herzlich willkommen und wenn es redundant ist, dann.... und das ist eben das ding, dass die informatiker, wahrscheinlich auch, die empfindung,dass wir die als hilfsarbeiter ansehn, das hat wahrscheinlich dadurch auch sein fundament. dass sozusagen, wie die geisteswiss. rangehen, machen die informatiker das, was früher die buchdrucker und setzer gemacht haben. irgendwo müssen wir unsere ergebnisse halt sichbar machen und früher haben wir dafür nen buchdrucker gebraucht, der das setzt und jetzt müssen die informatiker das irgendwie machen. oder bei den sachen, wo wir das so machen. und wenn das alles funktioniert, dann haben die ihre arbeit gut gemacht. und das ist wahrscheinlich so, dass    da jetzt ne komplett neue arbeitsweise entsteht, wo die methoden beider wissenschaften zusammenfinden, das ist für micht nicht ersichtlich, ich weiss auch nicht ,ob es was bringen würde. ist glaube ich, auch noch nicht wirklich ausprobiert worden. wenn man digital humanities so definiert, dann sind wir glaube ich noch nicht so weit, dass wir das sagen können, ich kenne da auhc wirklich kein projekt jetzt konkret, wo ich sagen würde, das ist mal so ein fall, wo wirklich die methode der klassische Philologie jetzt sich durch informatische Methoden verändert hat. das fällt mir jetzt spontan wirklich kein beispiel ein. das ist ja das, was sich die informatik eben explizit wünschen, wenn sie sagen sie werden immer nur als hilfsarbeiter....da erheben sie damit ja den anspruch, dass ihre eigenen methoden für die altertumswissesnchaft auch inhaltlich einen wert haben können. das will ich auch nicht bestreiten, aber es hat bisher noch niemand ausprobiert.    (lachen)    oder ernsthaft versucht zu zeigen. </text:span></text:p>
      <text:p text:style-name="p1"><text:span text:style-name="c0"><text:tab/>
          <text:line-break/>[VIEW] </text:span><text:span text:style-name="c27">Neg Erf mit DH =&gt; Reserviertheit ggüber Proz und Werkz</text:span><text:span text:style-name="c4">, File: 12.docx, RG</text:span><text:span text:style-name="c0"><text:tab/>
          <text:line-break/>Die frage ist halt, ich wusste schon dass man da gut was draus machen kann aus dem thema aber das im grunde die idee so einfach ist, dass man sie auch leicht kopieren kann. ich hätte natürlich was mit kollegen aus den Digital Humanities machen, hätte da anrufen können und fragen könne, was gibt es denn da und hatte davor aber ehrlich gesagt ein bißchen scheu, einfach deswegen, einfach weil, wie man das manchmal so hat mit informatikern, dass die dann sagen, naja, da sind wir doch schon längst dran, aber ich mir 100% sicher bin, dass die fragestellung an sich vorher nicht so klar war, dass die relevant ist. Es wurden ja seit jahrzehnten überhaupt keine artikel mehr dazu publiziert. das heisst, das wäre so ein bißchen, ohne da irgendwas wem auch immer unterstellen zu wollen, aber das wäre schon so ein hemmschuh gewesen, das ich gesagt habe, das will ich eigentlich nicht, das war mir unangenehm. und deswegen habe ich es nicht gemacht. ich hätte es einfach machen können, es gab ja zwischendurch die phase , ok ich würde es gerne besser machen können, aber ich kanns nicht besser, ich hab es trotzdem nicht gemacht. ähm, obwohl ich normalerweise nicht zögern würde, irgendwelche leute anzuschreiben. genau. ähm, das wäre sicherlich ein sinnvoller weg gewesen. aber hätte ich es unbedingt gebraucht, dann hätte ich wahrscheinlich, hätte ich dieses thema, und hätte diese leute nicht anschreiben wollen, dann ähm, hättei ch denke ich, einfach wirklich in diesen journals, die es gibt, einfach zu den neuen entwicklungen, einfach Digital Humanities, einfach systematisch mal kucken müssen und irgendwie schauen müssen, was gibt es denn für software die so eine Fragestellung mit abdeckt. </text:span></text:p>
      <text:p text:style-name="p1"><text:span text:style-name="c0"><text:tab/>
          <text:line-break/>[VIEW] </text:span><text:span text:style-name="c27">Neg Erf mit DH =&gt; Reserviertheit ggüber Proz und Werkz</text:span><text:span text:style-name="c4">, File: 12.docx, RG</text:span><text:span text:style-name="c0"><text:tab/>
          <text:line-break/>wir hatten so ein bißchen darüber gesprochen, dass die erfahrungen nicht immer so durchweg positiv waren, einfach deswegen weil es ganz oft so war, glaube ich , so ein bißchen, ich will nicht sagen der respekt vor unserem fach gefehlt hat, aber vielleicht vor der aufgabe, nämlich, dass es ganz oft hieß, naja, das was ihr da vor habt, sei es dass um metrik ging, also um versmaße, die z.t. sehr kompliziert sind, die aber sehr viel über den text sagen können, sei es, dass es um andere dinge ging ähm, das waren so ganz viele teilprojekte, im grunde ein guter querschnitt durch die philologie, also ganz verschiedene fragestellungen, manche hat man von anfang an gesehen, dass es nie was werden kann. bei anderen, bei meinem teilprojekte hätte man eigentlich was machen können, naja, aber das es eigentlich bei all diesen teilprojekten hieß, von seiten der informatiker, ja das ist ganz easy, das bau ich dir in 5 minuten und es einfach nach 3 jahren nicht fertig war. und diese erfahrung immer wieder, das ist ganz ganz leicht, dass man dann irgendwann, und das fand ich komisch, denn dass ist etwas, von der fachkultur, was bei uns überhaupt nicht der fall ist, </text:span></text:p>
      <text:p text:style-name="p1"><text:span text:style-name="c0"><text:tab/>
          <text:line-break/>[VIEW] </text:span><text:span text:style-name="c27">Neg Erf mit DH =&gt; Reserviertheit ggüber Proz und Werkz</text:span><text:span text:style-name="c4">, File: 12.docx, RG</text:span><text:span text:style-name="c0"><text:tab/>
          <text:line-break/>waren also einfach die erfahrungen nicht so sehr, ich will das nicht generalisieren, aber waren einfach nicht so das quasi die informatik total hilfreich für dich ist und sofort weiterhilft in den problemen, die du hattest, ja, sondern es war ja z.T. ziemlich schwierig und bei diesem Projekten ist nichts rausgekommen, finde ich. also, auch wenn das manchmal anders dargestellt wurde, wüsste ich nicht, was ich mit diesen tools die da entwickelt wurden, da gibt es durchaus etwas, was entwickelt wurde, aber äh, da gibt es einfach viel bessere sachen, also da gibt es nichts, was ich nicht einfach mit dem TLG machen könnte, habe ich zumindest den eindruck, oder ich hab das nie verstanden, keine ahnung. das war einfach so die erfahrung, deswegen würde ich diese quellen tatsächlich eher, eher nicht anzapfen, das mag aber besonders auch an diesem projekt liegen.</text:span></text:p>
      <text:p text:style-name="p1"><text:span text:style-name="c0"><text:tab/>
          <text:line-break/>[VIEW] </text:span><text:span text:style-name="c27">Neg Erf mit DH =&gt; Reserviertheit ggüber Proz und Werkz</text:span><text:span text:style-name="c4">, File: 11.docx, RG</text:span><text:span text:style-name="c0"><text:tab/>
          <text:line-break/>Meine Erfahrung ist tatsächlich, dass dasjenige was von den klassische Philologen kommt, aber mit Digital Humanities zu tun hat, tatsächlich besser ist, als das was von den Digital Humanities kommt und was mit klassische Philologie zu tun hat. Das mag daran liegen, dass ich mich selber auf der einen Seite verorte. Aber ich glaube fast, dass es die andere Seite fast so sehen würde, wenn sie ehrlich ist. Aber    (lachen)    das . Das Problem ist, dass die Fragestellung sonst sind, wo man sich dann fragt, was soll das. Also es gibt unglaublich viele Projekte innerhalb der Digital Humanities , die so Ruinen sind. Es wird ja wahnsinnig viel Geld reingepumpt in diese Projekte, ständig gibt es was neues und dann entstehen so halbfertig Internetseiten, die nicht so richtig funktionieren. Und aus dieser Erfahrungen, dass es oft dann doch nicht so gut funktioniert ähm, kommt es vielleicht, dass viele aus der klassische Philologie nicht bereit sind, damit Zeit zu verbringen. Einige haben Manschetten, weil sie die technik nicht verstehen, schon ganz einfache Sachen nicht verstehen bei der Technik, aber dann ist es auch so, dass es oft frustrierend ist, das viel versprochen wird, was man machen kann, aber dann doch nicht .Weswegen es dazu führt, dass eigentlich. Es gibt so einige Seiten, die werden von allen oder von sehr vielen frequentiert ähm, mit tollen Tools von seiten der Digital Humanities aber das ist sehr überschaubar. Es ist nicht so, dass von den Digital Humanities was kommt und man es dann mit offenen armen empfängt, sondern das muss sich dann erst einmal bewähren    (lachen)    ähm, das ist sicher auch ein bißchen frustrierend von seiten der Digital Humanities.</text:span></text:p>
      <text:p text:style-name="p1"><text:span text:style-name="c0"><text:tab/>
          <text:line-break/>[VIEW] </text:span><text:span text:style-name="c27">Neg Erf mit DH =&gt; Reserviertheit ggüber Proz und Werkz</text:span><text:span text:style-name="c4">, File: 11.docx, RG</text:span><text:span text:style-name="c0"><text:tab/>
          <text:line-break/>dann tun sich sehr oft welche zusammen, das passiert ganz viel, und das ist auch gut so, aber da passiert, oft geht das schief, das habe ich auch selber schon so erlebt ähm das es schief geht oder nicht so viel bringt. und dann ist, ich meine, das liegt dann sicher auch, klar, man stellt so einen antrag bei der DFG oder sonstwo. und die die aus der informatik kommen, wollen natürlich auch etwas lernen über informatik oder worüber auch immer, über ihre eigenen prozesse und perspektiven. und diejenigen, die aus der klassische Philologie kommen, wollen, haben eigentlich ganz konkrete Fragestellung    und die wollen nicht, dass was neues erfunden wird, sie wollen nur das werkzeug haben, sie wollen nur den hammer haben, mit dem sie ihren nagel einschlagen können. aber da lernt der informatiker gar nichts von, vielleicht. und das ist glaube ich ein großes problem, die erfahrung habe ich mal gemacht, dass man dann einen neuen hammer erfinden wollte aber man konnte dann nicht mehr den nagel damit einschlagen. das ist das problem dann gewesen. und aus dieser glaube ich, da das vielen menschen so passiert ist in der klassische Philologie könnte ich mir vorstellen, dass es da z.T. ne gewisse frustration gibt, das man denkt, or nee. man kann zwar gut anträge damit durchbringen, aber es ist auch eher, ich kenne nicht so viele beispiele, wo mit hilfe bisher neuer methoden aus dem bereich der Digital Humanities jetzt was ganz neues passiert ist, das man sagen könnte, ohne das hätten wir das nie herausgefunden</text:span></text:p>
      <text:p text:style-name="p1"><text:span text:style-name="c0"><text:tab/>
          <text:line-break/>[VIEW] </text:span><text:span text:style-name="c27">Neg Erf mit DH =&gt; Reserviertheit ggüber Proz und Werkz</text:span><text:span text:style-name="c4">, File: 21.docx, RG</text:span><text:span text:style-name="c0"><text:tab/>
          <text:line-break/>Person: es ist abgeschlossen. ich war beschäftigt in der 2. förderphase, gab es noch eine dritte und dann ist schluss und so weit ich weiss, ist die datenbank nicht veröffentlicht worden. also genau. es ist immer noch da, aber es ist nicht für das publikum veröffentlicht. das konnte ich nicht ertragen weil ... es ist schade, es war wirklich sehr viel arbeit. </text:span></text:p>
      <text:p text:style-name="p1"><text:span text:style-name="c0"><text:tab/>
          <text:line-break/>[VIEW] </text:span><text:span text:style-name="c27">Neg Erf mit DH =&gt; Reserviertheit ggüber Proz und Werkz</text:span><text:span text:style-name="c4">, File: 21.docx, RG</text:span><text:span text:style-name="c0"><text:tab/>
          <text:line-break/>Interviewer: wahrscheinlich das hatte sicher ne rolle da mit gespielt. gibt es da einen austausch in die richtung? das wären ja diejenigen, die das methodenwissen htten? #00:46:26-7# </text:span></text:p>
      <text:p text:style-name="p1"/>
      <text:p text:style-name="p1"><text:span text:style-name="c0">Person: das ist eine in diplomatischer hinsicht schwierige frage. ähm,    #00:46:34-2# </text:span></text:p>
      <text:p text:style-name="p1"/>
      <text:p text:style-name="p1"><text:span text:style-name="c0">Interviewer: (off-topic anonym/privat im interview)    #00:47:05-2# </text:span></text:p>
      <text:p text:style-name="p1"><text:span text:style-name="c0"><text:tab/>
          <text:line-break/>[VIEW] </text:span><text:span text:style-name="c27">Neg Erf mit DH =&gt; Reserviertheit ggüber Proz und Werkz</text:span><text:span text:style-name="c4">, File: 21.docx, RG</text:span><text:span text:style-name="c0"><text:tab/>
          <text:line-break/>Person: ja, er ist initiator eines ziemlich renommierten Projektes. Es ist frei zugänglich, allerdings mit einigen fehlern muss man sagen auch, von daher auch ein problem der zuverlässigkeit. #00:50:41-8# </text:span></text:p>
      <text:p text:style-name="p1"><text:span text:style-name="c0"><text:tab/>
          <text:line-break/>[VIEW] </text:span><text:span text:style-name="c27">Neg Erf mit DH =&gt; Reserviertheit ggüber Proz und Werkz</text:span><text:span text:style-name="c4">, File: 22.docx, RG</text:span><text:span text:style-name="c0"><text:tab/>
          <text:line-break/>M: Ja ich glaube tatsächlich, ja es ist was dran und ich würde tatsächlich, also [Anony] mein Kollege z.B. ist kein Informatiker, in dem Sinne, ne also, aber er hat große Erfahrung damit, ich glaube tatsächlich würde ich eher ihn fragen, der auch klassischer Philologe ist, ne, fragen als vielleicht einen Informatiker. Auch ein bisschen weil er besser vielleicht verstehen kann, mein Anliegen, weil wir ja dieselbe Sprache sprechen, aber er spricht auch die andere. Und ja tatsächlich, ja es ist was dran. Oder [Anony] meine Kollegin, aber ja genau, genau den Kollegen wahrscheinlich, weil er beide Sprachen spricht, aber die erste Sprache vielleicht eher...</text:span></text:p>
      <text:p text:style-name="p1"/>
      <text:p text:style-name="p1"><text:span text:style-name="c0">R: Also seine Muttersprache ist auch deine Muttersprache.</text:span></text:p>
      <text:p text:style-name="p1"/>
      <text:p text:style-name="p1"><text:span text:style-name="c0">M: genau. Genau. Ja, ja, ja tatsächlich, tatsächlich.</text:span></text:p>
      <text:p text:style-name="p1"/>
      <text:p text:style-name="p1"><text:span text:style-name="c0">42:51</text:span></text:p>
      <text:p text:style-name="p1"/>
      <text:p text:style-name="p1"><text:span text:style-name="c0">M: Ich persönlich finde, also obwohl ich am wenigsten mit Informatikern zu tun gehabt habe, also das sehe ich wirklich als große Chance von beiden Seiten, also ich weiß auch wo bisschen die Reserviertheit also entstanden ist, kann man, entstanden ist, ist es, glaube ich auch, ich finde Digital Humanities sind auch die Zukunft, aber ja, das, es ist trotzdem haben wir die Aufgabe die Texte zu interpretieren. Und es schöpft sich nicht aus indem wir also tolle Tools oder (...) und genau also sozusagen konzipieren. Also die Interpretation der Texte kann kein Computer übernehmen, da ist es glaube ich auch ein bisschen genau das Problem, ja also sozusagen die konservative Ratio(?) sagt ja, aber trotzdem, ja du weißt was ich mein.</text:span></text:p>
      <text:p text:style-name="p1"><text:span text:style-name="c0"><text:tab/>
          <text:line-break/>[VIEW] </text:span><text:span text:style-name="c27">Neg Erf mit DH =&gt; Reserviertheit ggüber Proz und Werkz</text:span><text:span text:style-name="c4">, File: 22.docx, RG</text:span><text:span text:style-name="c0"><text:tab/>
          <text:line-break/>M: Hast du wahrscheinlich von den anderen auch gehört, als die Digital Humanities Professur entschuldige bitte... es hat paar Probleme gegeben zwischen dem Lehrstuhlinhaber... ich aus meiner Sicht denke beide Seiten hatten 50:50 Fehler. <text:s/>[Anony]</text:span></text:p>
      <text:p text:style-name="p1"/>
      <text:p text:style-name="p1"><text:span text:style-name="c0">48:17</text:span></text:p>
      <text:p text:style-name="p1"/>
      <text:p text:style-name="p1"><text:span text:style-name="c0">M: Aber das ist wirklich, eine Reserviertheit ist da, genau, seitens also des Faches und ja, ich seh das tatsächlich als große Chance, von der alle profitieren, also wirklich.</text:span></text:p>
      <text:p text:style-name="p1"><text:span text:style-name="c0"><text:tab/>
          <text:line-break/>[VIEW] </text:span><text:span text:style-name="c27">Neg Erf mit DH =&gt; Reserviertheit ggüber Proz und Werkz</text:span><text:span text:style-name="c4">, File: 22.docx, RG</text:span><text:span text:style-name="c0"><text:tab/>
          <text:line-break/>M: Ja ich stimme dir zu. Ich stimme dir zu. Genau, wegen der, der, der, der, der ja mehr oder minder negativen Erfahrungen hat man, genau, ne gewissen Abstand dann auch gehalten, aber andererseits, eben mit einem anderen Fachbereich, <text:s/>das wurde dir wahrscheinlich von den anderen...</text:span></text:p>
      <text:p text:style-name="p1"/>
      <text:p text:style-name="p1"><text:span text:style-name="c0">R: Erzähl mal...</text:span></text:p>
      <text:p text:style-name="p1"/>
      <text:p text:style-name="p1"><text:span text:style-name="c0">50:45</text:span></text:p>
      <text:p text:style-name="p1"/>
      <text:p text:style-name="p1"><text:span text:style-name="c0">M: Die ganze Digital Humanities, die hier am Institut angesiedelt wurden waren, wurden eigentlich beantragt von einem anderen Fachbereich in Zusammenarbeit mit uns und [Anony] einer bestimmten Professorin und genau, und ja, wie gesagt, nicht in direkten Zusammenarbeit mit dem anderen Lehrstuhl und das war wirklich in den letzten Jahren naheliegend. Und wirklich also ja drei größere Projekte wo mehrere Mitarbeiter genau angestellt waren gerade in dem letzten wo eben [Anony] zwei Kollegen angestellt waren, das war eine ziemlich große Operation mit der Informatik dort. Also [Anony] mein Kollege Peter wird das besser erzählen können als ich.</text:span></text:p>
      <text:p text:style-name="p1"><text:span text:style-name="c0"><text:tab/>
          <text:line-break/>[VIEW] </text:span><text:span text:style-name="c27">Neg Erf mit DH =&gt; Reserviertheit ggüber Proz und Werkz</text:span><text:span text:style-name="c4">, File: 22.docx, RG</text:span><text:span text:style-name="c0"><text:tab/>
          <text:line-break/>M: Da kann ich wirklich dazu nichts sagen also wieso das dazu kam. Und aber auch [Anony] hier es war, also genau, es ist doch einiges passiert und ja...</text:span></text:p>
      <text:p text:style-name="p1"/>
      <text:p text:style-name="p1"><text:span text:style-name="c0">R: Das Thema ist auch ein bisschen politisch. Wir lassen das mal.</text:span></text:p>
      <text:p text:style-name="p1"/>
      <text:p text:style-name="p1"><text:span text:style-name="c0">M: Ja ist ein bisschen ein Politikum. Die anderen haben auch ein bisschen so die Richtung?</text:span></text:p>
      <text:p text:style-name="p1"><text:span text:style-name="c0"><text:tab/>
          <text:line-break/>[VIEW] </text:span><text:span text:style-name="c5">Frustration</text:span><text:span text:style-name="c4">, File: 41.docx, RG</text:span><text:span text:style-name="c0"><text:tab/>
          <text:line-break/>M: Es war ja lange Zeit auch so, dass man den alten OPAC parallel eben auch noch benutzen durfte. Damit konnten viele lange Zeit dann leben, aber der wurde ja dann irgendwann auch runtergenommen und seitdem ist man halt relativ gefrustet.</text:span></text:p>
      <text:p text:style-name="p1"><text:span text:style-name="c0"><text:tab/>
          <text:line-break/>[VIEW] </text:span><text:span text:style-name="c5">Frustration</text:span><text:span text:style-name="c4">, File: 51.docx, RG</text:span><text:span text:style-name="c0"><text:tab/>
          <text:line-break/>Person: anosnsten ist es wirklich so ein bißchen trial and error. manchmal auch ein bißchen frust. ich bin mir auch sicher, wenn ich vielleicht davon mehr verstehen würde und es ist ja auch wirklich ne eigene welt irgendwie öhm, mehr verstehen würde, die ein oder andere anwendung schon längst benutzt hätte oder auch einen überblick hätte, über was es gibt, denn es ist ja auch so, da ist so ein riesiger weisser flecken auf der landkarte, wo ich gar nicht weiss, was möglich ist, meinetwegen im umgang mit excel, z.b..    #01:30:28-1# </text:span></text:p>
      <text:p text:style-name="p1"><text:span text:style-name="c0"><text:tab/>
          <text:line-break/>[VIEW] </text:span><text:span text:style-name="c5">Frustration</text:span><text:span text:style-name="c4">, File: 12.docx, RG</text:span><text:span text:style-name="c0"><text:tab/>
          <text:line-break/>Die frage ist halt, ich wusste schon dass man da gut was draus machen kann aus dem thema aber das im grunde die idee so einfach ist, dass man sie auch leicht kopieren kann. ich hätte natürlich was mit kollegen aus den Digital Humanities machen, hätte da anrufen können und fragen könne, was gibt es denn da und hatte davor aber ehrlich gesagt ein bißchen scheu, einfach deswegen, einfach weil, wie man das manchmal so hat mit informatikern, dass die dann sagen, naja, da sind wir doch schon längst dran, aber ich mir 100% sicher bin, dass die fragestellung an sich vorher nicht so klar war, dass die relevant ist. Es wurden ja seit jahrzehnten überhaupt keine artikel mehr dazu publiziert. das heisst, das wäre so ein bißchen, ohne da irgendwas wem auch immer unterstellen zu wollen, aber das wäre schon so ein hemmschuh gewesen, das ich gesagt habe, das will ich eigentlich nicht, das war mir unangenehm. und deswegen habe ich es nicht gemacht. ich hätte es einfach machen können, es gab ja zwischendurch die phase , ok ich würde es gerne besser machen können, aber ich kanns nicht besser, ich hab es trotzdem nicht gemacht. ähm, obwohl ich normalerweise nicht zögern würde, irgendwelche leute anzuschreiben. genau. ähm, das wäre sicherlich ein sinnvoller weg gewesen. aber hätte ich es unbedingt gebraucht, dann hätte ich wahrscheinlich, hätte ich dieses thema, und hätte diese leute nicht anschreiben wollen, dann ähm, hättei ch denke ich, einfach wirklich in diesen journals, die es gibt, einfach zu den neuen entwicklungen, einfach Digital Humanities, einfach systematisch mal kucken müssen und irgendwie schauen müssen, was gibt es denn für software die so eine Fragestellung mit abdeckt. </text:span></text:p>
      <text:p text:style-name="p1"><text:span text:style-name="c0"><text:tab/>
          <text:line-break/>[VIEW] </text:span><text:span text:style-name="c5">Frustration</text:span><text:span text:style-name="c4">, File: 12.docx, RG</text:span><text:span text:style-name="c0"><text:tab/>
          <text:line-break/>wir hatten so ein bißchen darüber gesprochen, dass die erfahrungen nicht immer so durchweg positiv waren, einfach deswegen weil es ganz oft so war, glaube ich , so ein bißchen, ich will nicht sagen der respekt vor unserem fach gefehlt hat, aber vielleicht vor der aufgabe, nämlich, dass es ganz oft hieß, naja, das was ihr da vor habt, sei es dass um metrik ging, also um versmaße, die z.t. sehr kompliziert sind, die aber sehr viel über den text sagen können, sei es, dass es um andere dinge ging ähm, das waren so ganz viele teilprojekte, im grunde ein guter querschnitt durch die philologie, also ganz verschiedene fragestellungen, manche hat man von anfang an gesehen, dass es nie was werden kann. bei anderen, bei meinem teilprojekte hätte man eigentlich was machen können, naja, aber das es eigentlich bei all diesen teilprojekten hieß, von seiten der informatiker, ja das ist ganz easy, das bau ich dir in 5 minuten und es einfach nach 3 jahren nicht fertig war. und diese erfahrung immer wieder, das ist ganz ganz leicht, dass man dann irgendwann, und das fand ich komisch,</text:span></text:p>
      <text:p text:style-name="p1"><text:span text:style-name="c0"><text:tab/>
          <text:line-break/>[VIEW] </text:span><text:span text:style-name="c5">Frustration</text:span><text:span text:style-name="c4">, File: 11.docx, RG</text:span><text:span text:style-name="c0"><text:tab/>
          <text:line-break/>ich weiss, dass in der editionswissenschaft passiert zimelich viel, das ist z.B. auch ein großes problem, die editiionswiss. innnerhalb der klassische Philologie also, da kommen wir wieder an den anfang des interviews, das geht es darum, die texte zu bauen, das ist eigentlich die königsdisziplin, zumindest war es das früher mal. Man muss einfach extrem streng mit sich selbst sein, wirklich gut die sprache können. und da stürzen sich gerade die Digital Humanities drauf, und sagen, ey wir können das doch alles online machen, die kritischen apparate online und es ist an sich auch total plausibel das zu machen. das prblem ist nur, dass gerade das, wo man ganz genau sein muss, von leuten gemacht wird, die oft wenig ahnung haben. und was da raus kommt, sieht toll aus und ich denke, das wird auch die zukunft sein, denke ich, aber es ist oft halt richitger schund. und es fällt eigentlich zurück hinter dem bekannten. weil das kritische an der textkritik, wo man am ende sagt, wir nehmen nicht variante a sondern variante b aus den und den gründen, das fällt nämlich weg, man kann jetzt ganz viel sammeln und zeigen und tolle bilder, die ganzen handschriften gleich hinterlegen und das ist auch toll. aber das kritische an der wissenschaft fällt oft weg, habe ich so den eindruck</text:span></text:p>
      <text:p text:style-name="p1"><text:span text:style-name="c0"><text:tab/>
          <text:line-break/>[VIEW] </text:span><text:span text:style-name="c5">Frustration</text:span><text:span text:style-name="c4">, File: 11.docx, RG</text:span><text:span text:style-name="c0"><text:tab/>
          <text:line-break/>genau. du kannst unglaublich positivistisch sein, aber eben das kritische, also kritik bedeutet ja, dass du etwas scheidest, dass du etwas trennst voneinander und dass du eben sagst, das ist wahr und das ist falsch also bei einer lesart, da gibt es ja wirklich wahr und falsch, das hat der autor geschrieben und das hat er nicht geschrieben, das hat irgendein kopist gemacht ähm und das ist aber eigentlich die wichtige entscheidung.und hinter der entscheidung, du brauchst unglaublich viel wissen für diese entscheidung und das ist die eigentliche kunst. und das andere ist eine darstellungsweise, die sicherlich attraktiver ist heute, als sich durch diese immer noch auf latein verfassten, kritischen apparate, die nur aus abkürzungen bestehen, die also wirklich nur ein ganz kleiner bruchteil von menschen überhaupt verstehen kann, was da steht, also was dir diese forschung überhaupt sagen will, du musst, du musst klassische Philologe sein, um überhaupt zu verstehen, was da drin steht und ähm und dass da aber wirklich sehr viel drin steht, dass wird dann vielleicht nicht immer gesehen so, von den leuten , die ganz aus dem bereich der Digital Humanities kommen und nicht über den umweg der klassische Philologie vielleicht reingekommen sind, also habe ich den Eindruck. Und da gibt es ganz viele projekte und das sieht ganz toll aus, das lässt sich wunderbar präsentieren und verkaufen aber am ende, wenn du nur kuckst, was ist für den text dabei rausgekommen, fand ich bisher, das es immer sehr enttäuschend war. das sah spannend aus, es hat spass gemacht , sich durch die handschriften durchzuklicken, aber ähm, wenig.</text:span></text:p>
      <text:p text:style-name="p1"><text:span text:style-name="c0"><text:tab/>
          <text:line-break/>[VIEW] </text:span><text:span text:style-name="c5">Frustration</text:span><text:span text:style-name="c4">, File: 11.docx, RG</text:span><text:span text:style-name="c0"><text:tab/>
          <text:line-break/>ich denke da kommt man beim googlen schon irgendwann drauf aber, aber es ist schon erstaunlich, auf wie viele sachen man eben dannd och nicht stößt, die es doch gibt. einfach, weil es im internet dann doch so viel gibt, ähm, dass man sich auch einfach viel nicht ankuckt, weil auch viel mist dabei ist.</text:span></text:p>
      <text:p text:style-name="p1"><text:span text:style-name="c0"><text:tab/>
          <text:line-break/>[VIEW] </text:span><text:span text:style-name="c5">Frustration</text:span><text:span text:style-name="c4">, File: 21.docx, RG</text:span><text:span text:style-name="c0"><text:tab/>
          <text:line-break/>Interviewer: wahrscheinlich das hatte sicher ne rolle da mit gespielt. gibt es da einen austausch in die richtung? das wären ja diejenigen, die das methodenwissen htten? #00:46:26-7# </text:span></text:p>
      <text:p text:style-name="p1"/>
      <text:p text:style-name="p1"><text:span text:style-name="c0">Person: das ist eine in diplomatischer hinsicht schwierige frage. ähm,    #00:46:34-2# </text:span></text:p>
      <text:p text:style-name="p1"/>
      <text:p text:style-name="p1"><text:span text:style-name="c0">Interviewer: (off-topic anonym/privat im interview)    #00:47:05-2# </text:span></text:p>
      <text:p text:style-name="p1"><text:span text:style-name="c0"><text:tab/>
          <text:line-break/>[VIEW] </text:span><text:span text:style-name="c5">Frustration</text:span><text:span text:style-name="c4">, File: 22.docx, RG</text:span><text:span text:style-name="c0"><text:tab/>
          <text:line-break/>M: Da kann ich wirklich dazu nichts sagen also wieso das dazu kam. Und aber auch [Anony] hier es war, also genau, es ist doch einiges passiert und ja...</text:span></text:p>
      <text:p text:style-name="p1"/>
      <text:p text:style-name="p1"><text:span text:style-name="c0">R: Das Thema ist auch ein bisschen politisch. Wir lassen das mal.</text:span></text:p>
      <text:p text:style-name="p1"/>
      <text:p text:style-name="p1"><text:span text:style-name="c0">M: Ja ist ein bisschen ein Politikum. Die anderen haben auch ein bisschen so die Richtung?</text:span></text:p>
      <text:p text:style-name="p1"><text:span text:style-name="c0"><text:tab/>
          <text:line-break/>[VIEW] </text:span><text:span text:style-name="c28">Zufall</text:span><text:span text:style-name="c4">, File: 51.docx, RG</text:span><text:span text:style-name="c0"><text:tab/>
          <text:line-break/>Person: das unangenehme daran ist, trotzalledem weiss man nicht, ob man alles erfasst. man fühlt sich trotzdem dem zufall überlassen, obwohl es letztendlich gar nicht so ist, denn würde man das konsequent verfolgen, dann käme man zu fast allem, was man da suchte. andererseits will man da ja auch keine ewigkeitssache machen, also alles aufzufinden. und dieses sammeln, ja, das ist ja auch, und das betrifft ja nicht nur uns, das ist ja überall verbreitet, das bloße sammeln kann ja auch im sinne einer prokrastination einen arbeitsverhinderungstechnik sein. so. ja und ansonsten ist es ja auch eine grundtätigkeiten des philologen, muss man ja auch mal so sehen, wenn man das über das ganze stülpen will.    #01:57:02-7# </text:span></text:p>
      <text:p text:style-name="p1"><text:span text:style-name="c0"><text:tab/>
          <text:line-break/>[VIEW] </text:span><text:span text:style-name="c28">Zufall</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28">Zufall</text:span><text:span text:style-name="c4">, File: 42.docx, RG</text:span><text:span text:style-name="c0"><text:tab/>
          <text:line-break/>Person: ich würde bei einer software immer erstmal rumprobieren und sozusagen und das ist natürlich hypothetisch schwer zu sagen, die software dem einen oder anderen härtetest aussetzen um zu kucken, ob sie halt wirklich funktioniert. so wie man ja in einer rezension das register eines buches prüfen will, da gibt es so standardverfahren, man sucht im text so 10 wichtige begriffe, wo man sagt, die müssten über das register findbar sein und kuckt nach und wenn mehr als zwei davon nicht vorkommen, dann ist das register einfach mal schlecht gemacht. also man kann mit der llta datenbanken sich zb irgendwelche stellen raussuchen und sagen , ok das würde ich gerne finden und jetzt probier ich das einfach mal aus, ob ich das hinbekomme. #00:39:05-8#</text:span></text:p>
      <text:p text:style-name="p1"><text:span text:style-name="c0"><text:tab/>
          <text:line-break/>[VIEW] </text:span><text:span text:style-name="c28">Zufall</text:span><text:span text:style-name="c4">, File: 12.docx, RG</text:span><text:span text:style-name="c0"><text:tab/>
          <text:line-break/>das war reiner zufall, der war einfach bei uns und ähm, das hatte nix damit zu tun, ich hatte nur damit gemerkt, im grunde, was der macht, ist stilometrie, das was ich mache ist im grunde auch stilometrie, wenn stilometrie bedeutet, und ich denke, dass bedeutet es, dass man versucht den stil eines autors irgendwie zu messen und zwar, letztendlich, ja durch zahlen, durch häufigkeiten in irgendeiner form zu messen und das mache ich ja auch.</text:span></text:p>
      <text:p text:style-name="p1"><text:span text:style-name="c0"><text:tab/>
          <text:line-break/>[VIEW] </text:span><text:span text:style-name="c28">Zufall</text:span><text:span text:style-name="c4">, File: 12.docx, RG</text:span><text:span text:style-name="c0"><text:tab/>
          <text:line-break/>ja, also ich habe auch so ein bißchen geschaut, was machen so, was passiert in den Digital Humanities, hab ein bißchen gekuckt, vor allem habe ich geschaut ob da zum thema Lautfolgen, weil sich das so sehr anbietet, das zu machen, ob da irgendwas publiziert wurde und habe da nichts gefunden, was mir weiterhelfen würde, habe vielleicht auch nicht ganz systematisch gesucht, aber ich habe natürlich viele andere tools, viel software gesehen, die aber für ganz andere probleme meistens waren, weil die auch wahrscheinlich ein bißchen aufwendiger sind. denn das problem was ich hatte, ist ja ganz leicht an sich zu lösen, bzw. wie ich jetzt gemerkt habe, ist es eigentlich auch gelöst, also, mit dann ja auch wieder, nämlich mein Bekannter, der sich gerade ähm auch viel mit datenanalyse beschäftigt aber eben auch diesen griechischhintergrund hat, der hat mich dann auch wieder, aber eben ganz zufällig, hat mir mitgeteilt, dass es da ne gute software</text:span></text:p>
      <text:p text:style-name="p1"><text:span text:style-name="c0"><text:tab/>
          <text:line-break/>[VIEW] </text:span><text:span text:style-name="c28">Zufall</text:span><text:span text:style-name="c4">, File: 12.docx, RG</text:span><text:span text:style-name="c0"><text:tab/>
          <text:line-break/> aber genau das problem, wie wäre ich drauf gekommen, schwierig wahrscheinlich. also ich weiss nicht, klar, wenn ich mich jetzt viel umgetan haätte, mit vielen leuten aus den Digital Humanities ähm gesprochen hätte, hätte mich da wahrscheinlich irgendwann jmd drauf verwiesen. aber so sehr brannte mir das auch nicht unter den nägeln und ähm ja, beziehungsweise, das ist glaube ich auch so ein thema, dass man dann diese manschette hat, dass man sich dann gar nicht, also hätte er mich nur darauf verwiesen und ich hätte es selbst noch machen müssen, das läuft glaube ich alles über python und ich habe halt keine ahnung davon, hätte ich es slebst machen müssen, hätte ich es selbst wahrscheinlich auch nicht gemacht.ähm und es war eher so, dass er mir gleich die ergebnisse geliefert hat und ich gesehen habe, dass die stimmen, weil ich die selber schon erzielt habe, eben mit komplizierteren methoden, dadurch war es irgendwie gut und ja, das ist glaub ich überhaupt ein problem, dass man oft so ganz viel vielleicht vorgeschlagen bekommt und eh man das alles ausprobiert hat, dann ist vielleicht eine woche vergangen und ähm genau</text:span></text:p>
      <text:p text:style-name="p1"><text:span text:style-name="c0"><text:tab/>
          <text:line-break/>[VIEW] </text:span><text:span text:style-name="c28">Zufall</text:span><text:span text:style-name="c4">, File: 12.docx, RG</text:span><text:span text:style-name="c0"><text:tab/>
          <text:line-break/>nur meistens sind es dann doch sehr unterschiedliche felder. aber, genau. aber das war schon auch sehr zufällig, hätte er nicht gerade das problem gehabt, was ihm jmd. anderes gegeben hatte, der im grunde auch einfach klassische Philologe ist und von Programmieren usw. keine ahnung hat, dann hätte er es auch nicht gekannt. also ich war im grunde, zu 100% schon mit dir und auch mit ihm eigentlich darauf angewiesen, dass man mich darauf hinweist, wo und was es gibt, ich bin so durch eigene recherche nicht sehr weit gekommen.</text:span></text:p>
      <text:p text:style-name="p1"><text:span text:style-name="c0"><text:tab/>
          <text:line-break/>[VIEW] </text:span><text:span text:style-name="c28">Zufall</text:span><text:span text:style-name="c4">, File: 12.docx, RG</text:span><text:span text:style-name="c0"><text:tab/>
          <text:line-break/>diese umwege zu gehen, weil man darüber total viel lernt.während man immer sich mit einem spezialthema, man schreibt seine diss, seine habil beschäftigt, da wird man am anfang recht viel lernen aber dann immer mehr zeit brauchen um immer weniger neues zu lernen. während man , wenn man somal ein bißchen rumkuckt, die ganze zeit ganz viel lernt, bis man die verknüpfung hat. und das sollte man auch tun, und im grunde ist es das, wozu wir die studenten anhalten, das zu tun ähm aber irgendwann ist es so eine zeitfrage. was ich schon immer mal mache, ist einfach, ich weiss z.B. mein kollege sehr viel macht, einfach unten bei den auslagen der zeitschriften hinzugehen, so was kriegt man ja auch als newsletter, sondern einfach mal hingehen und das einfach mal durchblättern, was ist der letzte jahrgang und was steht da drin. und das gibt einem ja nen ganz guten überblick. In den wichtigsten fachzeitschriften, es sind so was weiss ich 10 stück und einfach mal zu kucken, was ist grad so gang und gebe und zu kucken, was ist grad wichtig und ähm man hat ja dann schon, meistens kennt man das ja schon so ein bißchen, oder hat, wenn man schon etwas erfahrung hat, hat man irgendwie von der sache gehört, und hat dann verknüpfung oder legt es sich weg, dh das bringt wirklich viel, sich mal treiben zu lassen. zum Beispiel die ganze sache mit den Lautfolgen hätte ich mich da nicht treiben lassen wirklich, es hatte zwar direkt was mit [Anonym: meinem Projekt] zu tun, aber dass ich dem so nachgegangen bin und vor allem in diesen uralten aufsätzen, die man gerne übergeht, weil die auch so kompliziert sind und auf latein geschrieben sind, es man gerne übergeht</text:span></text:p>
      <text:p text:style-name="p1"><text:span text:style-name="c0"><text:tab/>
          <text:line-break/>[VIEW] </text:span><text:span text:style-name="c28">Zufall</text:span><text:span text:style-name="c4">, File: 11.docx, RG</text:span><text:span text:style-name="c0"><text:tab/>
          <text:line-break/>bei mir ist es so und das wäre auch bei den meisten klassische Philologen so, es ist jetzt nicht , dass ich mir per se für Digital Humanities interessiere, das ich einfach wissen möchte, boah, was passiert da auf dem Gebiet. Sondern ich will einfach wissen, ähm, was kann ich davon gebrauchen für meine tägliche arbeit, wie kann ich meine arbeit erleichtern. das ist das was mich interessiert und ähm, wenn das herausfinde, dann bin ich zufrieden, ich brauche nicht den allerneusten letzten schrei, der da irgendwie geschehen ist. aber, es ist ein großes problem, man versucht diese vielen verschd. projekte unter einen hut zu kriegen und es gibt auch so linksammlungen und so weiter, das gibt es alles, aber so richtig will das, glaube ich, nicht gelingen. Es gibt sehr viele so ruinen, die so überall verstreut im netz herumliegen ähm und ja, von denen man manchmal weiss und manchmal nicht. und es gibt sicherlich tolle projekte, die fertig sind, von denen man aber nicht so leicht notiz kriegt, dass es die gibt.</text:span></text:p>
      <text:p text:style-name="p1"><text:span text:style-name="c0"><text:tab/>
          <text:line-break/>[VIEW] </text:span><text:span text:style-name="c28">Zufall</text:span><text:span text:style-name="c4">, File: 11.docx, RG</text:span><text:span text:style-name="c0"><text:tab/>
          <text:line-break/>Dir würde es bestimmt irgendwo, aber eher zufällig glaube ich. du würdest halt wissen, also ich kuck jetzt selber, wo sind die angebunden, also das hätte ich jetzt nicht im kopf gewusst. dass digital center for advanced studies und münchen, uni münchen damit zu tun haben. und ich denke, wenn man an der uni münchen ist, da kriegt man das eher mit als wenn man es nicht ist ähm, oder eben center for advanced studies und so weiter. also die sind hier schon angebunden, schienbar, ich habs mir auch gar nicht durchgelesen.</text:span></text:p>
      <text:p text:style-name="p1"><text:span text:style-name="c0"><text:tab/>
          <text:line-break/>[VIEW] </text:span><text:span text:style-name="c28">Zufall</text:span><text:span text:style-name="c4">, File: 11.docx, RG</text:span><text:span text:style-name="c0"><text:tab/>
          <text:line-break/>weil das ist ein total solider, ein richtig guter klassische Philologe, der auch vom alten eisen ist, der aber, und auch zufällig, der ist im ausland und der hat da fachkollegen, die die software entwickelt haben, und die sitzen bei ihm an der tür nebenan, und wie das dann so ist, beim kaffeetrinken, haben die gesagt, das können wir doch für deins auch machen, also so ist das gelaufen. und deswegen ist das einer der ganz wenigen, der das macht und der richtig coole ergebnisse eigentlich hat und ich möchte das eigentlich auch mal ausprobieren, auf so ein paar, also so mit der wörthäufigkeitsanalyse also so ähnlich wie es da, wollte ich mal ein bißchen rumspielen,</text:span></text:p>
      <text:p text:style-name="p1"><text:span text:style-name="c0"><text:tab/>
          <text:line-break/>[VIEW] </text:span><text:span text:style-name="c28">Zufall</text:span><text:span text:style-name="c4">, File: 32.docx, RG</text:span><text:span text:style-name="c0"><text:tab/>
          <text:line-break/>M: ich überleg grad, also den Fall gabs auf jeden Fall schon, ja, das, dass man einfach nicht präzise beschreiben kann. Mir fällt grad, ein konkretes Beispiel fällt mir grad nicht ein. Also grade um zu diesem Beispiel nochmal zurückzukommen der automatischen Sortierung, da hatte ich auch ein Stück, also da hatte ich auch das Gefühl okay, das muss doch irgendwie funktionieren, das muss doch irgendwie gehen und ja teilweise bekommt man dann auch das angezeigt sozusagen automatische Sortierung, aber dann passts wieder nicht zu deinem, zu meinem Softwareprogramm, also zum Word, die Version, also sowas, das ist dann halt auch schwierig und dann gibt man halt entweder auf oder man kommt intuitiv drauf oder bekommt dann nen Tipp.</text:span></text:p>
      <text:p text:style-name="p1"><text:span text:style-name="c0"><text:tab/>
          <text:line-break/>[VIEW] </text:span><text:span text:style-name="c28">Zufall</text:span><text:span text:style-name="c4">, File: 32.docx, RG</text:span><text:span text:style-name="c0"><text:tab/>
          <text:line-break/></text:span></text:p>
      <text:p text:style-name="p1"><text:span text:style-name="c0">M: Also ich fing an das Literaturverzeichnis zu sortieren, alphabetisch zu sortieren, also immer am Abend und hab ihr das geschrieben, ich bin da grade drüber, und sie meinte das kann man doch automatisch machen, und ja dann hab ich erst mal gegoogelt gehabt und sie, weil sie hatte auch ne andere Version von Word und hat mir das anhand ihrer Version geschickt mit Screenshots und das hat eben nicht gepasst und irgendwie hab ich dann, bin ich intuitiv dann irgendwann drauf gekommen so durch, also explorativ dann. Ja. </text:span></text:p>
      <text:p text:style-name="p1"><text:span text:style-name="c0"><text:tab/>
          <text:line-break/>[VIEW] </text:span><text:span text:style-name="c28">Zufall</text:span><text:span text:style-name="c4">, File: 32.docx, RG</text:span><text:span text:style-name="c0"><text:tab/>
          <text:line-break/>M: Die ist technisch sehr affin, die macht sehr viel, [Anony], die ist Romanistin. </text:span></text:p>
      <text:p text:style-name="p1"/>
      <text:p text:style-name="p1"><text:span text:style-name="c0">R: Aber macht viel mit Software... Das wusstest du, und hast du sie dann bewusst angerufen oder war es Zufall?</text:span></text:p>
      <text:p text:style-name="p1"/>
      <text:p text:style-name="p1"><text:span text:style-name="c0">20:00</text:span></text:p>
      <text:p text:style-name="p1"/>
      <text:p text:style-name="p1"><text:span text:style-name="c0">M: Das war eher Zufall, das war eher, eher so ein Statusupdate zum Arbeitsprozess sozusagen, sie schreibt auch gerade an ihrer Dissertation...</text:span></text:p>
      <text:p text:style-name="p1"><text:span text:style-name="c0"><text:tab/>
          <text:line-break/>[VIEW] </text:span><text:span text:style-name="c24">Konservativ</text:span><text:span text:style-name="c4">, File: 51.docx, RG</text:span><text:span text:style-name="c0"><text:tab/>
          <text:line-break/>Person: ja das ist, wie gesagt, in dem fall ein suchmittel für paraphrasen, ist ein werkzeug, dass man so, wie soll das in buchform möglihc sein. das habe ich schon als wunderbares tool mitbekommen. ansonsten würde man glaube ich eher per zufall oder man müsste auf solche parallelen stoßen, oder man müsste irgendwie ähm, dass was man im 19jh und davor eben gemacht hat, unglaublich viel text im kopf haben und ähm, um so eine rezeption in ihren linien nachvollziehen zu können. ähm, das habe ich als sehr sehr nützlich wahrgenommen. und eine sache, wenn man das hat, zu der es dann keine alternative gibt, eigentlich. was die sonstige nutzung ähm, von digitalem angeht, meinetwegen, gibt es ja wörterbücher noch und noch. und da bin ich aus gewohnheit derjenige, der das im guten alten buch nachschlägt. ähm für die, für morphologische analysen ist es manchmal ganz nützlich, wenn es schnell gehen soll. aber ansonsten bin ich eher, gehe ich nach dem motto, wenn es als buch zu haben ist und es nicht allzu kompliziert ist, dann schaue ich ins buch. #00:50:24-9# </text:span></text:p>
      <text:p text:style-name="p1"><text:span text:style-name="c0"><text:tab/>
          <text:line-break/>[VIEW] </text:span><text:span text:style-name="c24">Konservativ</text:span><text:span text:style-name="c4">, File: 51.docx, RG</text:span><text:span text:style-name="c0"><text:tab/>
          <text:line-break/>Person: ja und was bei uns so ein bißchen mißlich ist, wie ich finde. und ich bin mir auch ziemlich sicher, dass ich da keinen gesamtüberblick habe über die schriftsätze. ähm, wenn man mit metrischen zeichen operiert, dann ist das mitunter gar nicht so simpel in der klassische Philologie da irgendwie ähm immer genau das zu finden, was man braucht. vielfach brauche ich längen und kürzen, also so bögen und striche über dem text selbst. und das habe ich mir mühsam zusammenlesen müssen. immer wieder online und da ist es teilweise sehr primitiv beschrieben, also brauche ein U mit einem bogen drüber oder so was. bin dann irgendwann auch immer fündig geworden und hab das dann mit eigener tastaturbelegung und kleinen streifen auf der tastatur, wo das markiert ist, ähm, so angelegt, dass ich da auch gut tippen kann.    #00:56:59-3# </text:span></text:p>
      <text:p text:style-name="p1"><text:span text:style-name="c0"><text:tab/>
          <text:line-break/>[VIEW] </text:span><text:span text:style-name="c24">Konservativ</text:span><text:span text:style-name="c4">, File: 12.docx, RG</text:span><text:span text:style-name="c0"><text:tab/>
          <text:line-break/>na ich denke, das ist nicht irgendwie ein vorurteil, ich würde auch nicht sagen, dass es schlechter ist, aber es ist einfach nicht so bekannt, weil es neu ist. und deswegen, es gibt ja immer wieder neue zeitschriften die aus dem boden schießen und dann irgendwie wieder verschwinden inder versenkung und man hört immer wieder von neuen. und es ist einfach so, dass man schon das gefühl hat, ok es gibt die etablierten zeitungen, da sind richtig gute leute, die da arbeiten ähm, und ja warum hat man es nicht da gemacht, das ist die erste frage, die man sich stellt. da hat man natürlich viel mehr konkurrenz. also da werden 60/70% abgelehnt, aber das ist natürlich ne auszeichnung da aufgenommen zu werden, während es andere zeitungen auch gibt, wo einfach alles angenommen wird und ja, das ist dann schon ein qualitätsmerkmal. das wäre jetzt gar nicht mal so der Digital Humanities gegenüber vorurteil sondern weil eben eine zeitschrift, die nur das abbildet, das mag interessant sein und vielleicht sind da auch einige sachen auch richtig gut und ich hätte so das gefühl, dass gerade die neuen, die da entstehen, ja, weniger qualitätssicherung haben. aber ja, vielleicht ist das auch von mir ein bißchen ein vorurteil und auch zum Beispiel die sachen, die nur online erscheinen, das ist eher selten in der klassische Philologie dass die sachen nur online erscheinen, die haben oft einfach nicht so einen guten ruf und ich finde, die sind auch oft nicht, das liegt natürlich nicht daran, dass sie nur online erscheinen, aber ähm, ja, das medium ist die botschaft irgendwie, online ist dann halt oft einfach nicht, das ist in anderen disziplinen anders</text:span></text:p>
      <text:p text:style-name="p1"><text:span text:style-name="c0"><text:tab/>
          <text:line-break/>[VIEW] </text:span><text:span text:style-name="c24">Konservativ</text:span><text:span text:style-name="c4">, File: 11.docx, RG</text:span><text:span text:style-name="c0"><text:tab/>
          <text:line-break/>Ja, also es ist glaube ich so. die klassische Philologen sind ziemlich konservativ in ihrer Arbeitsweise, die arbeiten so, wie sie schon immer gearbeitet haben. und ähm, da gibt es natürlich Ausnahmen, einige sind offen.</text:span></text:p>
      <text:p text:style-name="p1"><text:span text:style-name="c0"><text:tab/>
          <text:line-break/>[VIEW] </text:span><text:span text:style-name="c24">Konservativ</text:span><text:span text:style-name="c4">, File: 11.docx, RG</text:span><text:span text:style-name="c0"><text:tab/>
          <text:line-break/>konservativ</text:span></text:p>
      <text:p text:style-name="p1"><text:span text:style-name="c0"><text:tab/>
          <text:line-break/>[VIEW] </text:span><text:span text:style-name="c24">Konservativ</text:span><text:span text:style-name="c4">, File: 31.docx, RG</text:span><text:span text:style-name="c0"><text:tab/>
          <text:line-break/>M: Also ich denke, also es wird immer offener gegenüber Software, grad jetzt durch die Digital Humanities, wir merken ja, dass das klasse ist, dass wir die Texte digital haben und was man damit alles machen kann, deshalb wird es schon alles offener, ich denke die Textverarbeitung so an sich, da sind wir schon doch noch ein bisschen, also ich zumindest noch ein bisschen konservativer, ich hab halt mein Word Dokument und dann schreibe ich runter. Und grade jetzt auch was, ich weiß nicht wie es bei den Kollegen ist, ob die viel Citavi oder was nutzen, ja, ich denk schon, dass da, also das schon noch ein bissel konservativer ist und puristisch, dass wir halt einfach Text produzieren, und da nicht so viel noch dazu nutzen.</text:span></text:p>
      <text:p text:style-name="p1"><text:span text:style-name="c0"><text:tab/>
          <text:line-break/>[VIEW] </text:span><text:span text:style-name="c24">Konservativ</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24">Konservativ</text:span><text:span text:style-name="c4">, File: 21.docx, RG</text:span><text:span text:style-name="c0"><text:tab/>
          <text:line-break/>Person: ich versuche. es ist natürlich ein bereich, der ähm bißchen, ähm , tatsächlich muss man zugeben ,der etwas konservativer ist als andere fächer, ein also eine weltsicht aber, die sich langsam aber entschieden auch dem neuen öffnet, aber ist es das was du meinst? #00:53:51-7# </text:span></text:p>
      <text:p text:style-name="p1"><text:span text:style-name="c0"><text:tab/>
          <text:line-break/>[VIEW] </text:span><text:span text:style-name="c19">Editionswissenschaften</text:span><text:span text:style-name="c4">, File: 11.docx, RG</text:span><text:span text:style-name="c0"><text:tab/>
          <text:line-break/>ich weiss, dass in der editionswissenschaft passiert zimelich viel, das ist z.B. auch ein großes problem, die editiionswiss. innnerhalb der klassische Philologie also, da kommen wir wieder an den anfang des interviews, das geht es darum, die texte zu bauen, das ist eigentlich die königsdisziplin, zumindest war es das früher mal. Man muss einfach extrem streng mit sich selbst sein, wirklich gut die sprache können.</text:span></text:p>
      <text:p text:style-name="p1"><text:span text:style-name="c0"><text:tab/>
          <text:line-break/>[VIEW] </text:span><text:span text:style-name="c19">Editionswissenschaften</text:span><text:span text:style-name="c4">, File: 11.docx, RG</text:span><text:span text:style-name="c0"><text:tab/>
          <text:line-break/>ich weiss, dass in der editionswissenschaft passiert zimelich viel, das ist z.B. auch ein großes problem, die editiionswiss. innnerhalb der klassische Philologie also, da kommen wir wieder an den anfang des interviews, das geht es darum, die texte zu bauen, das ist eigentlich die königsdisziplin, zumindest war es das früher mal. Man muss einfach extrem streng mit sich selbst sein, wirklich gut die sprache können. und da stürzen sich gerade die Digital Humanities drauf, und sagen, ey wir können das doch alles online machen, die kritischen apparate online und es ist an sich auch total plausibel das zu machen. das prblem ist nur, dass gerade das, wo man ganz genau sein muss, von leuten gemacht wird, die oft wenig ahnung haben. und was da raus kommt, sieht toll aus und ich denke, das wird auch die zukunft sein, denke ich, aber es ist oft halt richitger schund. und es fällt eigentlich zurück hinter dem bekannten. weil das kritische an der textkritik, wo man am ende sagt, wir nehmen nicht variante a sondern variante b aus den und den gründen, das fällt nämlich weg, man kann jetzt ganz viel sammeln und zeigen und tolle bilder, die ganzen handschriften gleich hinterlegen und das ist auch toll. aber das kritische an der wissenschaft fällt oft weg, habe ich so den eindruck</text:span></text:p>
      <text:p text:style-name="p1"><text:span text:style-name="c0"><text:tab/>
          <text:line-break/>[VIEW] </text:span><text:span text:style-name="c29">Philosophie</text:span><text:span text:style-name="c4">, File: 51.docx, RG</text:span><text:span text:style-name="c0"><text:tab/>
          <text:line-break/>Person: also das ist der umgang mit alten handschriften, mit den alten überlieferungsträgern, die vor der erfindung des buchdrucks wichtig waren für die überlieferungen antiker und mittelalterlicher werke und genau. und ähm, das teilt sich auf, einmal in , was die einsichtnahme angeht, natürlich kann man da mitunter in die handschriften selbst hineinkucken, wenn sie denn vor ort verfügbar ist oder heutzutage läuft eben auch sehr viel digital. viele handschriften sind digitalisiert und ähm, kann man dann sozusagen von seinem computer aus einsehen, wie das halt mit digitalisiertem ist. ja. ich habe dann nach ende des studiums eine diss angefangen und die läuft auch noch beim lehrstuhlinhaber, [Anony], die beschäftigt sich mit dem lateinischen prosarhythmus. das ähm, ja ist ein eigenes phänomen, was für die antike prosaschriftstellerei eine rolle spielen kann aber nicht muss, das nach gewissen rhythmischen prinzipien auch nicht-dichterische texte, also prosa, angereichert sein können, ähm, und ich habe einen relativ breiten fokus eingenommen, indem ich nahezu alle lateinischen prosaschriftsteller der antike in kürzeren proben einer untersuchung unterziehe, ob sie denn rhythmisieren oder nicht. und so entsteht so eine art landkarte für dieses phänomen. Genau. und ziel ist es eine breite überblicksdarstellung zu bieten für dieses phänomen der textgestaltung.</text:span></text:p>
      <text:p text:style-name="p1"><text:span text:style-name="c0"><text:tab/>
          <text:line-break/>[VIEW] </text:span><text:span text:style-name="c29">Philosophie</text:span><text:span text:style-name="c4">, File: 31.docx, RG</text:span><text:span text:style-name="c0"><text:tab/>
          <text:line-break/>M: Also ich schau mir die, also teilweise die Fragmente sozusagen an, ich arbeite eben viel mit den Vorsokratikern, schau mir die Fragmente an und kontextualisiere die, d.h. ich versuche das einzelne Fragment in die Gesamtphilosophie des Einzelnen Philosophen einzubetten und versuche sie auch auf Authentizität zu bewerten, also grade jetzt auch die die später, also die Testimonia in denen eben Aussagen der Philosophen überliefert wurden, versuche ich auch einzuordnen, ob das jetzt authentisch, also ne authentische Aussage von dem Philosophen ist oder ob da irgendwie ne spätere Interpretation mitschwingt, ob da ne, auch ne Fälschung teilweise vorliegt. Genau also solche Dinge, das sind sozusagen die Grundlagen.</text:span></text:p>
      <text:p text:style-name="p1"><text:span text:style-name="c0"><text:tab/>
          <text:line-break/>[VIEW] </text:span><text:span text:style-name="c29">Philosophie</text:span><text:span text:style-name="c4">, File: 31.docx, RG</text:span><text:span text:style-name="c0"><text:tab/>
          <text:line-break/>M: Genau und dann versuche ich das Ganze vor dem Hintergrund der, das Gesamtwerks des Philosophen zu betrachten, zu bewerten und vor dem Hintergrund, ja, großer literarischer Strömungen oder vor dem Hintergrund der jeweiligen Philosophieschule, genau.</text:span></text:p>
      <text:p text:style-name="p1"><text:span text:style-name="c0"><text:tab/>
          <text:line-break/>[VIEW] </text:span><text:span text:style-name="c9">Literaturwissenschaften</text:span><text:span text:style-name="c4">, File: 11.docx, RG</text:span><text:span text:style-name="c0"><text:tab/>
          <text:line-break/>Das ist schwer zusammenzufassen.Also es ist innerhalb der klassische Philologie ist es eher literaturwissenschaftliche, d.h. eher literaturwissenschaftlich als sprachwissenschaftlich. Also ich erforsche nicht, welche Wurzeln es im Griechischen oder Lateinischen wann wo gegeben hat. Sondern es geht mir darum, die Literatur an sich zu erforschen. Und bei mir ist der Schwerpunkt, ja, so, auf der Philosophie und auf der Dichtung. Das sind auch nochmal so typ. Schwerpunkte. Ja, methodisch, denke ich, ist es schwierig jetzt es zusammenzufassen, welche Methoden es in der Literaturwissenschaft so gibt.</text:span></text:p>
      <text:p text:style-name="p1"><text:span text:style-name="c0"><text:tab/>
          <text:line-break/>[VIEW] </text:span><text:span text:style-name="c9">Literaturwissenschaften</text:span><text:span text:style-name="c4">, File: 11.docx, RG</text:span><text:span text:style-name="c0"><text:tab/>
          <text:line-break/>Und dann natürlich eben literaturwiss.. In welchem Zusammenhang steht dieser Text mit der Tragödie der Zeit. Hat es, gibt es da Beeinflussungen.</text:span></text:p>
      <text:p text:style-name="p1"><text:span text:style-name="c0"><text:tab/>
          <text:line-break/>[VIEW] </text:span><text:span text:style-name="c9">Literaturwissenschaften</text:span><text:span text:style-name="c4">, File: 11.docx, RG</text:span><text:span text:style-name="c0"><text:tab/>
          <text:line-break/>Also es gibt, so diese Soft-Philologie und die macht dann halt nur die Literaturwissenschaft und vergleicht dann das mit dem und das mit dem. Das ist auch nett, aber ähm, das kann man dann auch anhand von Übersetzungen z.T. machen</text:span></text:p>
      <text:p text:style-name="p1"><text:span text:style-name="c0"><text:tab/>
          <text:line-break/>[VIEW] </text:span><text:span text:style-name="c9">Literaturwissenschaften</text:span><text:span text:style-name="c4">, File: 31.docx, RG</text:span><text:span text:style-name="c0"><text:tab/>
          <text:line-break/>M: Genau und dann versuche ich das Ganze vor dem Hintergrund der, das Gesamtwerks des Philosophen zu betrachten, zu bewerten und vor dem Hintergrund, ja, großer literarischer Strömungen oder vor dem Hintergrund der jeweiligen Philosophieschule, genau.</text:span></text:p>
      <text:p text:style-name="p1"><text:span text:style-name="c0"><text:tab/>
          <text:line-break/>[VIEW] </text:span><text:span text:style-name="c17">kritisch</text:span><text:span text:style-name="c4">, File: 51.docx, RG</text:span><text:span text:style-name="c0"><text:tab/>
          <text:line-break/>Person: naja, ein teilbereich usnerer arbeit nennt sich ja auch quellenkritik und das ist eine ganz zentrale frage, also ähm ja und die lässt sich auch in verschieden teilbereiche spalten. das eine ist ja die sicherheit oder nichtsicherheit, die man haben kann, was die gestalt des textes selber angeht, der ja wie gesagt, der ja überlieferungsprozesse und zum teil auch transformationsprozesse durchlaufen hat über zwei jahrtausende in aller regel. und das andere ist sozusagen die produktionsbedingungen des textes in seiner zeit zu verstehen. nehmen wir ein beispiel, selbst wenn wir jetzt caesars gallischen krieg lupenrein in der überlieferung hätten, also so groß sind die probleme da im übrigen auch nicht, dann kann man das natürlich nicht hernehmen, und sagen, ok, wir haben den caesar sauber vor uns aber in diesem gallischen krieg ist die tatsächlichkeit abgebildet. so dessen was da passiert ist, das sagt ja was als wert über die quelle aus usw. auch das muss ja freigelegt werden, wieviel ist da propaganda usw. das ist ja nur ein beispiel von ganz vielen. wie sehr taucht der autor, wie sehr verschwindet er hinter dem werk und wie sehr ist er greifbar. usw. wir müssen ja diese riesige distanz ja überwinden und das ist natürlich ein ding, was ja eigentlich unmöglich ist. es ist aber auch nicht unfruchtbar. so.    #01:49:55-8# </text:span></text:p>
      <text:p text:style-name="p1"><text:span text:style-name="c0"><text:tab/>
          <text:line-break/>[VIEW] </text:span><text:span text:style-name="c17">kritisch</text:span><text:span text:style-name="c4">, File: 51.docx, RG</text:span><text:span text:style-name="c0"><text:tab/>
          <text:line-break/>deswegen ist die quellenarbeit und das vertrauen in die quelle herzustellen ist wesentlicher teil eurer arbeit. #01:50:42-8# </text:span></text:p>
      <text:p text:style-name="p1"/>
      <text:p text:style-name="p1"><text:span text:style-name="c0">Person: oder eben hat es auch, wie gesagt, es in frage zu stellen.    #01:50:49-1# </text:span></text:p>
      <text:p text:style-name="p1"><text:span text:style-name="c0"><text:tab/>
          <text:line-break/>[VIEW] </text:span><text:span text:style-name="c17">kritisch</text:span><text:span text:style-name="c4">, File: 42.docx, RG</text:span><text:span text:style-name="c0"><text:tab/>
          <text:line-break/>Person: ähm, vertrauen in eine quelle, darf man ja eigentlich nicht haben (pause), ne eigentlich sollte man als historischer geisteswiss. quellen nicht vertrauen, sondern man sollte sie auswerten, benutzen, kritisch einordnen und so.    #00:36:14-5# </text:span></text:p>
      <text:p text:style-name="p1"/>
      <text:p text:style-name="p1"><text:span text:style-name="c0">Interviewer: für mich gibt es ja keine primär und sekundärliteratur. #00:36:41-4# </text:span></text:p>
      <text:p text:style-name="p1"/>
      <text:p text:style-name="p1"><text:span text:style-name="c0">Person: da komm ich jetzt wiederum, weil ich geschichte studiert habe, sogar noch härter als die anderen, quellen sind für mich immer primärliteratur und ja, sekundärliteratur würde ich an bestimmten punkten, einfach aus pragmatischen gründen schon vertrauen entgegenbringen, weil ich mich natürlich niemals mit allen aspeketen , die philologisch zu einem bestimmten fall relevant sind, jetzt im einzelnen auseinander setzen kann. und dann muss ich halt sagen, ok forscher XY ist n experte auf dem gebiet und der in nem aufsatz sagt, das ist so, dann kann ich jetzt nicht jedesmal hergehen und den gang komplett nachvollziehen und prüfen und dann in irgendeiner nuance zu einem anderen ergebnis kommen, da würde ich nie fertig werden. also da, würde ich sagen, auch da sollte man hypothetisch, nie vertrauen und alles immer noch mal nachvollziehen, aber das geht halt nicht, auf der eben gibt es so ein pragmatisches vertrauen. das man dann einfac haben muss. und dafür gibt es dann den verweis und fussnoten und so, dass man eben die probleme auch abwälzen kann und sagen kann, das habe ich da und da her und wenn das falsch ist, dann ist das nicht meine schuld sondern seine. #00:37:41-6# </text:span></text:p>
      <text:p text:style-name="p1"><text:span text:style-name="c0"><text:tab/>
          <text:line-break/>[VIEW] </text:span><text:span text:style-name="c17">kritisch</text:span><text:span text:style-name="c4">, File: 12.docx, RG</text:span><text:span text:style-name="c0"><text:tab/>
          <text:line-break/>denn dass ist etwas, von der fachkultur, was bei uns überhaupt nicht der fall ist, also niemand würde, es sei denn es ist wirklich ganz leicht, aber man würde nicht sagen, es ist trivial, wenn es nicht trivial ist. man ist eher ein bißchen übergründlich, das ist auch etwas unangenehm an dem fach, man ist sehr genau, sehr penibel, ähm, man belegt sehr genau, und das war eben, das war ganz anders, es hieß immer, das mach ich dir super schnell und man dachte auch, ja, der macht das vielleicht auch superschnell, weil klar, informatik, es war halt, es hat sich halt viel getan, aber man hat das aber oft verwecchselt, als würde man das eben mit anderen sprachen, englisch oder spanisch oder anderen sprachen, mit denen man andere dinge schon durchgeführt hat, als ob man das einfach aufs griechische oder lateinische übertragen könnte. das sind einfach sprachen die anders funktionieren, einfach sehr wenig über wortstellungen funktioniert und ganz viel über flexion und das dadurch viel komplexer ist oft, zitate zu suchen und so.</text:span></text:p>
      <text:p text:style-name="p1"><text:span text:style-name="c0"><text:tab/>
          <text:line-break/>[VIEW] </text:span><text:span text:style-name="c17">kritisch</text:span><text:span text:style-name="c4">, File: 12.docx, RG</text:span><text:span text:style-name="c0"><text:tab/>
          <text:line-break/>es ist natürlich so, dass man all diese aufsätze auch sehr kritisch lesen muss.die philologie unterscheidet sich natürlich sehr stark vom heutigen, da wurde sehr viel biografisch gedeutet und man hat versucht biografien zu rekonstruieren und davon ist man total weg. das sind dann so die seiten, die man überblättert, aber wenn es dann wirklich ans eingemachte geht, an den text, hatten die leute damals wirklich eine bessere ausbildung was griechisch und latein angeht und da musste man oft damit rechnen, dass da sehr gute sachen ähm geschrieben wurde. </text:span></text:p>
      <text:p text:style-name="p1"><text:span text:style-name="c0"><text:tab/>
          <text:line-break/>[VIEW] </text:span><text:span text:style-name="c17">kritisch</text:span><text:span text:style-name="c4">, File: 11.docx, RG</text:span><text:span text:style-name="c0"><text:tab/>
          <text:line-break/>genau. du kannst unglaublich positivistisch sein, aber eben das kritische, also kritik bedeutet ja, dass du etwas scheidest, dass du etwas trennst voneinander und dass du eben sagst, das ist wahr und das ist falsch also bei einer lesart, da gibt es ja wirklich wahr und falsch, das hat der autor geschrieben und das hat er nicht geschrieben, das hat irgendein kopist gemacht ähm und das ist aber eigentlich die wichtige entscheidung.und hinter der entscheidung, du brauchst unglaublich viel wissen für diese entscheidung und das ist die eigentliche kunst. und das andere ist eine darstellungsweise, die sicherlich attraktiver ist heute, als sich durch diese immer noch auf latein verfassten, kritischen apparate, die nur aus abkürzungen bestehen, die also wirklich nur ein ganz kleiner bruchteil von menschen überhaupt verstehen kann, was da steht, also was dir diese forschung überhaupt sagen will, du musst, du musst klassische Philologe sein, um überhaupt zu verstehen, was da drin steht und ähm und dass da aber wirklich sehr viel drin steht, dass wird dann vielleicht nicht immer gesehen so, von den leuten , die ganz aus dem bereich der Digital Humanities kommen und nicht über den umweg der klassische Philologie vielleicht reingekommen sind, also habe ich den Eindruck. Und da gibt es ganz viele projekte und das sieht ganz toll aus, das lässt sich wunderbar präsentieren und verkaufen aber am ende, wenn du nur kuckst, was ist für den text dabei rausgekommen, fand ich bisher, das es immer sehr enttäuschend war. das sah spannend aus, es hat spass gemacht , sich durch die handschriften durchzuklicken, aber ähm, wenig.</text:span></text:p>
      <text:p text:style-name="p1"><text:span text:style-name="c0"><text:tab/>
          <text:line-break/>[VIEW] </text:span><text:span text:style-name="c17">kritisch</text:span><text:span text:style-name="c4">, File: 21.docx, RG</text:span><text:span text:style-name="c0"><text:tab/>
          <text:line-break/>Person: ja, er ist initiator eines ziemlich renommierten Projektes. Es ist frei zugänglich, allerdings mit einigen fehlern muss man sagen auch, von daher auch ein problem der zuverlässigkeit. #00:50:41-8# </text:span></text:p>
      <text:p text:style-name="p1"><text:span text:style-name="c0"><text:tab/>
          <text:line-break/>[VIEW] </text:span><text:span text:style-name="c30">analog</text:span><text:span text:style-name="c4">, File: 41.docx, RG</text:span><text:span text:style-name="c0"><text:tab/>
          <text:line-break/>M: Pff, also ich arbeite eigentlich ziemlich, also muss man sagen relativ analog. Also ich hab ein Word Dokument und hab da meine Literaturliste, die ich entsprachen dann also teilweise noch verschlagworte um dann Sachen zu finden über die Suchfunktion, also wenn ich irgendwie bestimmte Sachen hab ich in nem Aufsatz gelesen, die sind wichtig, da hab ich aber nicht sofort was geschrieben, dann schreib ich mir das aber trotzdem erst mal runter, damit ich später beim Suchen das dann nochmal sehe, okay das musst du nochmal dir ankucken und einarbeiten. Aber das ist i Grunde ja nochmal ne sehr analoge Arbeitsweise. Ich hab jetzt so citavi oder, was andere Leute machen, hab ich bisher noch nicht gemacht.</text:span></text:p>
      <text:p text:style-name="p1"/>
      <text:p text:style-name="p1"><text:span text:style-name="c0"><text:tab/>
          <text:line-break/>[VIEW] </text:span><text:span text:style-name="c30">analog</text:span><text:span text:style-name="c4">, File: 51.docx, RG</text:span><text:span text:style-name="c0"><text:tab/>
          <text:line-break/>Person: also über ein derartiges programm oder eine datenbank. datenbanken, die es müsste ja sozusagen die gesamte lateinische literatur da eingespeist werden. also klar, wenn die worte wiederkehren. es müsste das programm dann ne ganze menge anderer sachen können und zwar im einzelfall entscheiden usw. also da gibt es mit sicherheit datenbanken aber darüber weiss ich nicht viel und ich weiss auch nicht wie verlässlich das ist. weil es auch sehr viele grenzfälle gibt, habe ich das alles selber gemacht. händisch. und ja. #00:55:43-8# </text:span></text:p>
      <text:p text:style-name="p1"><text:span text:style-name="c0"><text:tab/>
          <text:line-break/>[VIEW] </text:span><text:span text:style-name="c30">analog</text:span><text:span text:style-name="c4">, File: 12.docx, RG</text:span><text:span text:style-name="c0"><text:tab/>
          <text:line-break/>na ich denke, das ist nicht irgendwie ein vorurteil, ich würde auch nicht sagen, dass es schlechter ist, aber es ist einfach nicht so bekannt, weil es neu ist. und deswegen, es gibt ja immer wieder neue zeitschriften die aus dem boden schießen und dann irgendwie wieder verschwinden inder versenkung und man hört immer wieder von neuen. und es ist einfach so, dass man schon das gefühl hat, ok es gibt die etablierten zeitungen, da sind richtig gute leute, die da arbeiten ähm, und ja warum hat man es nicht da gemacht, das ist die erste frage, die man sich stellt. da hat man natürlich viel mehr konkurrenz. also da werden 60/70% abgelehnt, aber das ist natürlich ne auszeichnung da aufgenommen zu werden, während es andere zeitungen auch gibt, wo einfach alles angenommen wird und ja, das ist dann schon ein qualitätsmerkmal. das wäre jetzt gar nicht mal so der Digital Humanities gegenüber vorurteil sondern weil eben eine zeitschrift, die nur das abbildet, das mag interessant sein und vielleicht sind da auch einige sachen auch richtig gut und ich hätte so das gefühl, dass gerade die neuen, die da entstehen, ja, weniger qualitätssicherung haben. aber ja, vielleicht ist das auch von mir ein bißchen ein vorurteil und auch zum Beispiel die sachen, die nur online erscheinen, das ist eher selten in der klassische Philologie dass die sachen nur online erscheinen, die haben oft einfach nicht so einen guten ruf und ich finde, die sind auch oft nicht, das liegt natürlich nicht daran, dass sie nur online erscheinen, aber ähm, ja, das medium ist die botschaft irgendwie, online ist dann halt oft einfach nicht, das ist in anderen disziplinen anders</text:span></text:p>
      <text:p text:style-name="p1"><text:span text:style-name="c0"><text:tab/>
          <text:line-break/>[VIEW] </text:span><text:span text:style-name="c30">analog</text:span><text:span text:style-name="c4">, File: 12.docx, RG</text:span><text:span text:style-name="c0"><text:tab/>
          <text:line-break/>es gibt natürlich unglaublich viele datenbanken zur klassische Philologie, zeug was man für gewisse fragen aufsuchen muss. aber das meiste auch, denn wir recherchieren sehr sehr viel, klassische Philologen recherchieren sehr viel, aber nicht unbedingt im internet    (lachen)    wir haben halt ne große, ganz viele verschiedene konkordanzen, lexika und so weiter, die einfach digital nicht vorhanden sind und da muss man einfach schauen und das ist tatsächlich das, was man anfangs des studiums lernen muss, wo gehe ich hin, was gibt es überhaupt für bücher, die mir weiterhelfen können für tausend verschiedene grammatiken, die unterschiedliche dinge abbilden. das sind aber lauter so fragen, da wirst du im internet keine antwort finden, so was gibt es tatsächlich auch noch, sondern, du musst tatsächlich ans regal gehen und deswegen, aber, das ist tatsächlich die wichtige erfahrung, quasi online, natürlich immer mehr antworten bekommt, aber doch dann nicht übermäßig viel, sondern, ähm, man deswegen vielleicht tatsächlich vielleicht weniger intensiv suchst, weil man ja, eben diese erfahrungen gemacht hat, es kommt natürlich immer sehr auf die fragestellung an, ob man unbedingt ne hilfe finden will</text:span></text:p>
      <text:p text:style-name="p1"><text:span text:style-name="c0"><text:tab/>
          <text:line-break/>[VIEW] </text:span><text:span text:style-name="c30">analog</text:span><text:span text:style-name="c4">, File: 11.docx, RG</text:span><text:span text:style-name="c0"><text:tab/>
          <text:line-break/> also du kriegst einfach unglaublich viel, also früher hätte man in die einzelnen Bibliotheken fahren müssen, z.T. muss man das ja immer noch machen, als klassische Philologe, wenn du eine ausgabe machst, musst du überall hinfahren. jetzt gibt es sehr viel digital, wobei digital auch nicht immer ein ersatz ist, weil du oft wirklich kucken musst, die schichten quasi fühlen musst. </text:span></text:p>
      <text:p text:style-name="p1"><text:span text:style-name="c0"><text:tab/>
          <text:line-break/>[VIEW] </text:span><text:span text:style-name="c30">analog</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30">analog</text:span><text:span text:style-name="c4">, File: 32.docx, RG</text:span><text:span text:style-name="c0"><text:tab/>
          <text:line-break/>M: Bei mir ist es bspw. auch extrem in der Hinsicht, dass also viele Doktoranden, die ich auch kennengelernt hab, die exzerpieren ja auch alles digital, und wenn ich jetzt nen Aufsatz habe, dann schreibe ich vorne drauf den Inhalt und markiere mir alles, also ich habe dann praktisch alles manuell, also da bin ich noch sehr...</text:span></text:p>
      <text:p text:style-name="p1"><text:span text:style-name="c0"><text:tab/>
          <text:line-break/>[VIEW] </text:span><text:span text:style-name="c30">analog</text:span><text:span text:style-name="c4">, File: 32.docx, RG</text:span><text:span text:style-name="c0"><text:tab/>
          <text:line-break/>M: Ich finds einfach auch viel praktischer dann halt in der Hand zu halten und zu sehen und blättern zu können, also digital, ich lese auch sehr ungern digital, ich druck mir die Sachen meistens aus und jetzt hab ich ein bisschen angefangen mehr digital zu markieren und, ja also grad in PDF Dokumenten. </text:span></text:p>
      <text:p text:style-name="p1"><text:span text:style-name="c0"><text:tab/>
          <text:line-break/>[VIEW] </text:span><text:span text:style-name="c19">allgemein</text:span><text:span text:style-name="c4">, File: 12.docx, RG</text:span><text:span text:style-name="c0"><text:tab/>
          <text:line-break/>naja, also diese sachen wie l'année philologique oder der tlg, das sind einfach, ich meine das eine ist literaturrecherche, da würde ich wirklich sagen, da gibt es nichts besseres, man kann andere sachen verwenden, man wird die selben ergebnisse und ein paar weniger bekommen und ohne die rezenssionen, denke ich zumindest, und das andere ist halt die vollständige datenbank, da gibt es auch nichts vollständigeres als das.</text:span></text:p>
      <text:p text:style-name="p1"><text:span text:style-name="c0"><text:tab/>
          <text:line-break/>[VIEW] </text:span><text:span text:style-name="c19">allgemein</text:span><text:span text:style-name="c4">, File: 12.docx, RG</text:span><text:span text:style-name="c0"><text:tab/>
          <text:line-break/>natürlich gibt es ganz viele unterbereiche in der klassische Philologie wo man einzeln natürlich noch suchen muss. das kommt immer drauf an, wenn du z.B. mit [Anony: einem anderen Kollegen] gesprochen hättest, der hätte dir wahrscheinlich viel über papyrologie erzählt, da gibt es ganz viele datenbanken, ganz viel zeug, das musst du durchsuchen, das kommt immer sehr auf deine fragestellung drauf an, oder wenn du dich mit inschriften beschäftigst, da gibt es ganz viele epigraphische datenbanken usw. also, es gibt überall sehr viel subdivisionen, die man dann irgendwie abklappern muss, das sind halt so die größten sachen, die man verwendet.</text:span></text:p>
      <text:p text:style-name="p1"><text:span text:style-name="c0"><text:tab/>
          <text:line-break/>[VIEW] </text:span><text:span text:style-name="c19">allgemein</text:span><text:span text:style-name="c4">, File: 12.docx, RG</text:span><text:span text:style-name="c0"><text:tab/>
          <text:line-break/>es gibt natürlich unglaublich viele datenbanken zur klassische Philologie, zeug was man für gewisse fragen aufsuchen muss. aber das meiste auch, denn wir recherchieren sehr sehr viel, klassische Philologen recherchieren sehr viel, aber nicht unbedingt im internet    (lachen)    wir haben halt ne große, ganz viele verschiedene konkordanzen, lexika und so weiter, die einfach digital nicht vorhanden sind und da muss man einfach schauen und das ist tatsächlich das, was man anfangs des studiums lernen muss, wo gehe ich hin, was gibt es überhaupt für bücher, die mir weiterhelfen können für tausend verschiedene grammatiken, die unterschiedliche dinge abbilden. das sind aber lauter so fragen, da wirst du im internet keine antwort finden, so was gibt es tatsächlich auch noch, sondern, du musst tatsächlich ans regal gehen und deswegen, aber, das ist tatsächlich die wichtige erfahrung, quasi online, natürlich immer mehr antworten bekommt, aber doch dann nicht übermäßig viel, sondern, ähm, man deswegen vielleicht tatsächlich vielleicht weniger intensiv suchst, weil man ja, eben diese erfahrungen gemacht hat, es kommt natürlich immer sehr auf die fragestellung an, ob man unbedingt ne hilfe finden will</text:span></text:p>
      <text:p text:style-name="p1"><text:span text:style-name="c0"><text:tab/>
          <text:line-break/>[VIEW] </text:span><text:span text:style-name="c19">allgemein</text:span><text:span text:style-name="c4">, File: 12.docx, RG</text:span><text:span text:style-name="c0"><text:tab/>
          <text:line-break/>es gibt natürlich einzelne projekt, die für einen autor was weiss ich, ich weiss gar nicht wie das heißt, so codieren jeden einzelnen worts, zu jedem einzelnen wort ganz viele informationen geben und wo du natürlich dann wieder das abrufen kannst. ähm, so was gibt es, aber ich finde, so was ist dann auch wieder, aber wenn du das Korpus halt so zerstückelst, dann hast du, ok, dann musst du das einfach wissen, zu Demosthenes, das kann man super durchsuchen, weil das irgendwelche leute mal codiert haben und das kann aber wirklich sein, wenn man darauf nicht gestoßen wird oer nicht systematisch sucht, ähm, das man das natürlich nie so finden wird.</text:span></text:p>
      <text:p text:style-name="p1"><text:span text:style-name="c0"><text:tab/>
          <text:line-break/>[VIEW] </text:span><text:span text:style-name="c19">allgemein</text:span><text:span text:style-name="c4">, File: 12.docx, RG</text:span><text:span text:style-name="c0"><text:tab/>
          <text:line-break/>und das ist sehr interessant, sich hier einfach mal treiben lassen, zu wissen, was schon mal da war, was aber vergessen wurde, ähm, wieder in erinnerung zu rufen, also so was mach ich eigentlich schon gerne, und ich lenke mich auch, gerade auch Academia oder so, lenkt mich halt auch massiv ab, weil es eben oft interessant ist, und weil es ziemlich ähm, also wirklich aufsätze vorgeschlagen werden, mit denen ich was anfangen kann, die was mit mir zu tun haben und ich da eher so ein bißchen kucken muss, dass ich davon abstand nehme, weil sonst der tag vorbei ist und ja, genau. Also, es spielt schon eine rolle, dieses sich einfach so treiben zu lassen und ein bißchen zu kucken, was so passiert.</text:span></text:p>
      <text:p text:style-name="p1"><text:span text:style-name="c0"><text:tab/>
          <text:line-break/>[VIEW] </text:span><text:span text:style-name="c19">allgemein</text:span><text:span text:style-name="c4">, File: 11.docx, RG</text:span><text:span text:style-name="c0"><text:tab/>
          <text:line-break/>Ja, also es ersetzt mir natürlich überhaupt nicht die Standardausgaben. Ich würde immer die Oxford-Ausgabe einfach verwenden, zu Catul. Also immer noch die gedruckte alte Ausgabe, die enthält am ende immer wahrscheinlich noch mehr wesentliche information, aber ich kann halt trotzdem ähm, ist das sehr gut, weil es sehr zuverlässig ist, ich kann es quasi kostenlos nutzen und ich kann mir die handschriftennutzen und kann daraus sehr viel lernen. das ist ein sehr großer mehrwert gegenüber den ähm den gedruckten büchern, die das einfach nicht haben. und für didaktische zwecke fand ich es z.B. sehr nützlich zu nehmen,</text:span></text:p>
      <text:p text:style-name="p1"><text:span text:style-name="c0"><text:tab/>
          <text:line-break/>[VIEW] </text:span><text:span text:style-name="c19">allgemein</text:span><text:span text:style-name="c4">, File: 31.docx, RG</text:span><text:span text:style-name="c0"><text:tab/>
          <text:line-break/>M: Also natürlich vor allem mit Word, genau und vielen Datenbanken, ich weiß nicht ob das jetzt mit-, also Datenbanken von der Bibliothek praktisch.</text:span></text:p>
      <text:p text:style-name="p1"><text:span text:style-name="c0"><text:tab/>
          <text:line-break/>[VIEW] </text:span><text:span text:style-name="c19">allgemein</text:span><text:span text:style-name="c4">, File: 31.docx, RG</text:span><text:span text:style-name="c0"><text:tab/>
          <text:line-break/>M: genau ob das jetzt zum Drucken war oder ob das jetzt praktisch fertige PDF waren, die man durchgesucht wurden oder so. Genau, ja digitalisierte, gut Bibliotheksprogramm natürlich so wie die Kataloge, ich weiß nicht ob das noch mit reinzählt...</text:span></text:p>
      <text:p text:style-name="p1"><text:span text:style-name="c0"><text:tab/>
          <text:line-break/>[VIEW] </text:span><text:span text:style-name="c19">allgemein</text:span><text:span text:style-name="c4">, File: 31.docx, RG</text:span><text:span text:style-name="c0"><text:tab/>
          <text:line-break/>M: Das Problem ist halt, also man sieht immer so das Endprodukt von dem anderen, und weniger das, also ich weiß jetzt, ich weiß nicht z.B. [Anony] der Professor jetzt für ne Textkritik z.B. nutzt, weil ich selber ja leider da nicht so viel damit zu tun hab. Da gibt’s bestimmt auch Programme, oder ein ehemaliger Kollege, was er da benutzt. Pff. Hmm. Schwierig.</text:span></text:p>
      <text:p text:style-name="p1"><text:span text:style-name="c0"><text:tab/>
          <text:line-break/>[VIEW] </text:span><text:span text:style-name="c19">allgemein</text:span><text:span text:style-name="c4">, File: 32.docx, RG</text:span><text:span text:style-name="c0"><text:tab/>
          <text:line-break/>: Also ich war, ich war eigentlich kurz davor das für meine Diss auf jeden Fall mir anzueignen, aber ich hatte dann einfach immer, ich wollte die Zeit halt dann immer für die Arbeit nutzen, deshalb das ist natürlich dann schon nochmal ein Lernprozess, und da muss man ja auch Zeit investieren und es hat sich eben nie ergeben, aber ich glaube das ist schon sehr sinnvoll, grade jetzt so ne Literaturverwaltungs-, ja also Tools zur Literatur da zu nutzen, das ist schon ne Arbeitserleichterung, auf jeden Fall. Also ich glaub für die nächste Arbeit werde ich mir das auf jeden Fall auch aneignen.</text:span></text:p>
      <text:p text:style-name="p1"><text:span text:style-name="c0"><text:tab/>
          <text:line-break/>[VIEW] </text:span><text:span text:style-name="c17">Catul</text:span><text:span text:style-name="c4">, File: 11.docx, RG</text:span><text:span text:style-name="c0"><text:tab/>
          <text:line-break/>Ja, also, es gibt auch sicherlich viel mehr positive beispiele, das klang jetzt vielleicht ein bißchen negativ, was ich gesagt habe. Ich fand gut, das ist eine seite, aber das ist auch wieder ein klassische Philologe, der ein bißchen Faible hat, sich für die andere seite zu öffenen, die heißt einfach, catul, catullus online. Einfach der Autor Catul, ein lateinischer Dichter, ähm und der typ heißt kiss oder kiche, der die seite hat, und ich glaube, das ist auch aus irgendeinem projekt entstanden, die seite. ähm und ich kann das auch mal nebenbei hier eingeben (tippt) ähm, und das schöne an der seite ist, die sieht vielleicht auch nicht so fancy aus, aber da hast du einfach die möglichkeit, du hast hier den vers des ersten gedichts, und dann klickst du hier, dann hast du die handschriften aufgelistet und kannst dir die einzelnen handschriften ankucken gleich, kannst also gleich immer von deinem vers in die handschriften reingehen, dir das ankucken und ähm, kannst selber, ohne dass er dir ergebnisse, das finde ich schön, er sagt dir nicht, mach es so und so, sondern du kannst dir einfach alles ankukcen, und du hast ganz schnell die möglichkeit im grunde selbst zum textkritiker zu werden und das finde ich schön, wie offen das einfach angelegt ist.</text:span></text:p>
      <text:p text:style-name="p1"><text:span text:style-name="c0"><text:tab/>
          <text:line-break/>[VIEW] </text:span><text:span text:style-name="c17">Catul</text:span><text:span text:style-name="c4">, File: 11.docx, RG</text:span><text:span text:style-name="c0"><text:tab/>
          <text:line-break/>ich verwende das, genau, für die lehre, für die forschung nicht, weil ich mit catul jetzt nicht viel gemacht habe, aber für die lehre habe ich es verwendet ähm um einfach zu zeigen, um gewisse handschriften zu zeigen und man kann am Beispiel von Catul, weil der ziemlich einfach überliefert ist, also sehr einfaches stemma hat, das würde jetzt zu weit führen, wie die handschriften miteinander verwandt sind, das kann man sehr schön zeigen was textkritik ist und wie man text erstellt und kann man quasi, ich    hab das quasi als übung gemacht, dass ich den leuten die handschriften natürlich ne kopie ausgedruckt habe und dann konnten die selber mal sehen, wie ist denn das, wenn man so 4 handschriften nebeneinander hat und jetzt soll man entscheiden was der text ist, also wie fühlt sich das denn an, wie geht man da methodisch vor, das man sagt, ok, ich muss jetzt ein stemma erstellen und dafür ist die seite super. ähm und wenn es sowas geben würde für    viele andere autoren, wäre es total nützlich. Finde ich.</text:span></text:p>
      <text:p text:style-name="p1"><text:span text:style-name="c0"><text:tab/>
          <text:line-break/>[VIEW] </text:span><text:span text:style-name="c17">Catul</text:span><text:span text:style-name="c4">, File: 11.docx, RG</text:span><text:span text:style-name="c0"><text:tab/>
          <text:line-break/>Da bin ich einfach über eine Kollegin, die gesagt hat, hier das gibt es. Das hätte ich auch so nicht so leicht gefunden wahrscheinlich. Denn du siehst hier, die Seite sieht jetzt nicht besonders toll aus, aber es ist einfach gut und ist vor allem auch vollständig. Catul ist jetzt auch nicht so ein riesenautor. aber es ist schön, wenn etwas vollständig ist und du eigentlich alles findest, was du brauchst.</text:span></text:p>
      <text:p text:style-name="p1"><text:span text:style-name="c0"><text:tab/>
          <text:line-break/>[VIEW] </text:span><text:span text:style-name="c17">Catul</text:span><text:span text:style-name="c4">, File: 11.docx, RG</text:span><text:span text:style-name="c0"><text:tab/>
          <text:line-break/>Dir würde es bestimmt irgendwo, aber eher zufällig glaube ich. du würdest halt wissen, also ich kuck jetzt selber, wo sind die angebunden, also das hätte ich jetzt nicht im kopf gewusst. dass digital center for advanced studies und münchen, uni münchen damit zu tun haben. und ich denke, wenn man an der uni münchen ist, da kriegt man das eher mit als wenn man es nicht ist ähm, oder eben center for advanced studies und so weiter. also die sind hier schon angebunden, schienbar, ich habs mir auch gar nicht durchgelesen.</text:span></text:p>
      <text:p text:style-name="p1"><text:span text:style-name="c0"><text:tab/>
          <text:line-break/>[VIEW] </text:span><text:span text:style-name="c17">Catul</text:span><text:span text:style-name="c4">, File: 11.docx, RG</text:span><text:span text:style-name="c0"><text:tab/>
          <text:line-break/>es ist einfach ein schöner zugang. der halt wirklich, der halt zuverlässig ist, auch leicht zu bedienen. Ich meine, da ist jetzt nicht so viel, was du da machen kannst, aber es ist schon gut und ähm, genau, aber deswegen würde man, selbst wenn man jetzt zu Catul ganz viel veröffentlichen würde, würde man das jetzt wirklich selten in nem aufsatz nennen und sagen, hier, toll dass es die seite gibt. oder so. öhm, genau. aber so, also, das ist jetzt alles ein bißchen, ich hab mit catul nichts zu tun, viele leute haben dann, die ganz viel mit handschriften zu tun, das kann ich mir schon vorstellen, dass die dann eher drauf verweisen, weil für die ist es immer ganz wichtig, wo man die handschriften ankucken kann, also auch im internet einfach ankucken kann. und da kann ich mir vorstellen, dass es für die eine ganz wichtige seite ist. ähm, weil das einfach wichtige handschriften sind, wo halt auch andere sachen, also andere autoren drin stehen und ähm dass ist dann für die forschung immer mal ganz wichtig, nehmen wir mal an, man hat einen buchstaben, ein A, und das A sieht aber komisch aus und man weiss nicht, ist vielleicht ein anderer buchstabe und da ist es natürlich sinnvoll, wenn man da noch woanders in der handschriften kuckt, wo noch As stehen und die vielleicht auch komisch aussehen. und für solche leute ist es natürlich extrem wichtig, dass mal schnell digital abchecken zu können, wenn man weiss, das ist von einem ähnlichen kopisten oder so. also ich bin jetztk ein handschriften experte, wenn das wichtig für mich wäre, dann würde ich wahrscheinlich viel mehr solcher seiten kennen.</text:span></text:p>
      <text:p text:style-name="p1"><text:span text:style-name="c0"><text:tab/>
          <text:line-break/>[VIEW] </text:span><text:span text:style-name="c19">Digitales wird nicht gern zitiert</text:span><text:span text:style-name="c4">, File: 42.docx, RG</text:span><text:span text:style-name="c0"><text:tab/>
          <text:line-break/>Person: ich glaube, wir würden das nur machen, wenn die software sozusagen, wie sagt man das am besten, wenn die software eine eigenleistung erbringt, die mit sekundärliteratur vergleichbar ist. also jetzt z.b. ein digitalisiertes wörterbuch würden wir trotzdem zitieren, wei das gedruckte wörterbuch, weil das im grunde ja nur digitalisierte druckbuchseiten sind. was wäre ne software die man wirklich angeben würde .... also auch die llta datenbank, die würde man nicht zitieren, weil die am ende auch nichts tut, was ich nicht zumindest theoretisch auch händisch in der ausgabe machen könnte, klar es würde mich monate und jahre kosten, aber es wäre machbar. #00:17:51-8# </text:span></text:p>
      <text:p text:style-name="p1"><text:span text:style-name="c0"><text:tab/>
          <text:line-break/>[VIEW] </text:span><text:span text:style-name="c19">Digitales wird nicht gern zitiert</text:span><text:span text:style-name="c4">, File: 11.docx, RG</text:span><text:span text:style-name="c0"><text:tab/>
          <text:line-break/>es ist einfach ein schöner zugang. der halt wirklich, der halt zuverlässig ist, auch leicht zu bedienen. Ich meine, da ist jetzt nicht so viel, was du da machen kannst, aber es ist schon gut und ähm, genau, aber deswegen würde man, selbst wenn man jetzt zu Catul ganz viel veröffentlichen würde, würde man das jetzt wirklich selten in nem aufsatz nennen und sagen, hier, toll dass es die seite gibt. oder so. öhm, genau. aber so, also, das ist jetzt alles ein bißchen, ich hab mit catul nichts zu tun, viele leute haben dann, die ganz viel mit handschriften zu tun, das kann ich mir schon vorstellen, dass die dann eher drauf verweisen, weil für die ist es immer ganz wichtig, wo man die handschriften ankucken kann, also auch im internet einfach ankucken kann. und da kann ich mir vorstellen, dass es für die eine ganz wichtige seite ist. ähm, weil das einfach wichtige handschriften sind, wo halt auch andere sachen, also andere autoren drin stehen und ähm dass ist dann für die forschung immer mal ganz wichtig, nehmen wir mal an, man hat einen buchstaben, ein A, und das A sieht aber komisch aus und man weiss nicht, ist vielleicht ein anderer buchstabe und da ist es natürlich sinnvoll, wenn man da noch woanders in der handschriften kuckt, wo noch As stehen und die vielleicht auch komisch aussehen. und für solche leute ist es natürlich extrem wichtig, dass mal schnell digital abchecken zu können, wenn man weiss, das ist von einem ähnlichen kopisten oder so. also ich bin jetztk ein handschriften experte, wenn das wichtig für mich wäre, dann würde ich wahrscheinlich viel mehr solcher seiten kennen.</text:span></text:p>
      <text:p text:style-name="p1"><text:span text:style-name="c0"><text:tab/>
          <text:line-break/>[VIEW] </text:span><text:span text:style-name="c31">Die Grenze meiner Sprache ist die Grenze meiner Welt.</text:span><text:span text:style-name="c4">, File: 51.docx, RG</text:span><text:span text:style-name="c0"><text:tab/>
          <text:line-break/>Person: anosnsten ist es wirklich so ein bißchen trial and error. manchmal auch ein bißchen frust. ich bin mir auch sicher, wenn ich vielleicht davon mehr verstehen würde und es ist ja auch wirklich ne eigene welt irgendwie öhm, mehr verstehen würde, die ein oder andere anwendung schon längst benutzt hätte oder auch einen überblick hätte, über was es gibt, denn es ist ja auch so, da ist so ein riesiger weisser flecken auf der landkarte, wo ich gar nicht weiss, was möglich ist, meinetwegen im umgang mit excel, z.b..    #01:30:28-1# </text:span></text:p>
      <text:p text:style-name="p1"><text:span text:style-name="c0"><text:tab/>
          <text:line-break/>[VIEW] </text:span><text:span text:style-name="c31">Die Grenze meiner Sprache ist die Grenze meiner Welt.</text:span><text:span text:style-name="c4">, File: 51.docx, RG</text:span><text:span text:style-name="c0"><text:tab/>
          <text:line-break/>Person: ja wenn man sagt, die grenze meiner sprache, ist die grenze meiner welt, dann könnte das zutreffen. denn also ich meine, ähm, achso oder meinst du das so, wenn man dann irgendeine beschreibung liest, dass man nicht weiss, was gemeint ist? #01:30:59-2# </text:span></text:p>
      <text:p text:style-name="p1"/>
      <text:p text:style-name="p1"><text:span text:style-name="c0">Interviewer: sowohl als auch,wenn du jetzt, ähm, merkst,da gibt es ein problem, so, im ersten schritt müsste man ja das problem formulieren können. #01:31:19-4# </text:span></text:p>
      <text:p text:style-name="p1"/>
      <text:p text:style-name="p1"><text:span text:style-name="c0">Person: richtig richtig, das ist tatsächlich mitunter ganz schwierig, eine beschreibung für das was man will dann da hinzubekommen, ja , das in der tat so.    #01:31:39-4# </text:span></text:p>
      <text:p text:style-name="p1"/>
      <text:p text:style-name="p1"><text:span text:style-name="c0">Interviewer: woran liegt das? #01:31:36-2# </text:span></text:p>
      <text:p text:style-name="p1"/>
      <text:p text:style-name="p1"><text:span text:style-name="c0">Person: ähm, woran liegt das? an meiner sprachlosigkeit...    (lachen)    nein, ja, an den fehlenden einsichten.    #01:32:08-8# </text:span></text:p>
      <text:p text:style-name="p1"><text:span text:style-name="c0"><text:tab/>
          <text:line-break/>[VIEW] </text:span><text:span text:style-name="c31">Die Grenze meiner Sprache ist die Grenze meiner Welt.</text:span><text:span text:style-name="c4">, File: 51.docx, RG</text:span><text:span text:style-name="c0"><text:tab/>
          <text:line-break/>Person: ja, also, wie gesagt, wir waren ja eben bei sprache, eigentlich steht da trotzdem am ende eine ganze menge sprachlosigkeit. ähm ich habe ja vorhin gesagt, meinetwegen innerhalb dieses [Anony] digitalen eSok projektes hat es mit den informatikern von der anderen uni wunderbar geklappt, aber es war natürlich auch ne ganze menge aufwand in der kommunikation überhaupt, dem anderen mitzuteilen, was man will. und dann ähm muss der andere es verstehen können und er muss gleichzeitig auch mitteilen können, was geht und was nicht geht. ähm und all das fällt ja weg, wenn man das gegenüber nicht hat, sondern, sozusagen ähm, der versuch von einem selber ausgeht dann über suchfunktionen im ähm über suchprogramme ein problem benennen zu wollen oder einen horizont abstecken zu wollen, dessen was man gerne hätte usw. ähm, es gibt dieses gegenüber nicht und man ist, selbst wenn man fündig wird, man ist ja, das ist ja fast wie sich mit der steuer beschäftigen oder so, man wird ja mit einer anderen form von sprache konfrontiert, die ähm, wie oft habe ich dann in irgendwelchen userforen oder so, wenn dann leute irgendwie ein computerproblem angesprochen haben, ähm, da erlebt, dass dann gesagt wurde, du hast das und das problem, dann gib mir doch mal das und das und das als ähm, was bei deinem computer oder bei dem programm nicht in ordnung sein kann. und ähm, da habe ich schon nicht verstanden, was die einzelnen komponenten sein sollen. ja. ähm, und ähm, ja, wie gesagt, das hat auch was mit dem ganz limitierten verständnis zu tun, was ich von einem computer habe eigentlich. so wird das eben halt sehr basal. wie gesagt, noch mal auf die problembewältigung, wenn es darum geht, tools oder datenbanken ausfindig zu machen, die möglichkeiten auszuloten, dann muss man ja die fähigkeit das zu formulieren sozusagen, wenn dann theoretisch das angebot da ist, dann wieder für sich übersetzen können.    #01:36:16-3#</text:span></text:p>
      <text:p text:style-name="p1"><text:span text:style-name="c0"><text:tab/>
          <text:line-break/>[VIEW] </text:span><text:span text:style-name="c31">Die Grenze meiner Sprache ist die Grenze meiner Welt.</text:span><text:span text:style-name="c4">, File: 51.docx, RG</text:span><text:span text:style-name="c0"><text:tab/>
          <text:line-break/>Person: aber ich meine, man muss ja aus dem suchen hergeleitet fragen, so würde ich das sagen. und ähm , wenn man irgendwie nicht so richtig weiss, was man abfragen soll, dann stellt man das suchen auch ein, würde ic meinen, oder man muss ja von dem suchen was verstehen und wenn man wenig davon versteht, dann sucht man auch weniger und ist dann ganz klar nur bedürfnisorientiert, was das konkrete angeht, also das und das brauche ich jetzt, kucke ich mal, ob ich das finde.    #02:01:09-7# </text:span></text:p>
      <text:p text:style-name="p1"><text:span text:style-name="c0"><text:tab/>
          <text:line-break/>[VIEW] </text:span><text:span text:style-name="c31">Die Grenze meiner Sprache ist die Grenze meiner Welt.</text:span><text:span text:style-name="c4">, File: 51.docx, RG</text:span><text:span text:style-name="c0"><text:tab/>
          <text:line-break/>Person: naja, das geschärfte problembewusstsein dessen ähm was , womit ich mich beschäftige und worin ich mich auch auskenne plus die entsprechende sprache dazu. also da kann man sehr zielgerichtet sein. also das was gesucht wird kann auch gut formuliert werden und auch in variationen formuliert werden. wenn man nach was sucht, womit man sich nicht so auskennt, da hat man auch reichlich wenig möglichkeiten, meinetwegen synonyme oder so, oder abwandlungen sonstwelcher art, sprachlich irgendwie zu suchen und insofern wird einem natürlich sehr viel entgehen, was es da so gibt.    #02:04:21-8# </text:span></text:p>
      <text:p text:style-name="p1"><text:span text:style-name="c0"><text:tab/>
          <text:line-break/>[VIEW] </text:span><text:span text:style-name="c31">Die Grenze meiner Sprache ist die Grenze meiner Welt.</text:span><text:span text:style-name="c4">, File: 51.docx, RG</text:span><text:span text:style-name="c0"><text:tab/>
          <text:line-break/>Person: oder überhaupt alternative ausdrücke für den selben sachverhalt. #02:04:26-8# </text:span></text:p>
      <text:p text:style-name="p1"/>
      <text:p text:style-name="p1"><text:span text:style-name="c0">Interviewer: oder halt so nächste verwandte oder so.. #02:04:33-5# </text:span></text:p>
      <text:p text:style-name="p1"/>
      <text:p text:style-name="p1"><text:span text:style-name="c0">Person: genau. und natürlich ne vorstellung davon was möglich ist. #02:04:42-5# </text:span></text:p>
      <text:p text:style-name="p1"><text:span text:style-name="c0"><text:tab/>
          <text:line-break/>[VIEW] </text:span><text:span text:style-name="c31">Die Grenze meiner Sprache ist die Grenze meiner Welt.</text:span><text:span text:style-name="c4">, File: 51.docx, RG</text:span><text:span text:style-name="c0"><text:tab/>
          <text:line-break/>Person: ja, genau, da wäre dann in ner sache, wo ich mich auskenne, hätte ich ja im vorhinein so einen vorstellungsrahmen, ähm, was für die untersuchung sinnvoll wäre und wie gesagt, was auch da möglich ist.    #02:05:04-0# </text:span></text:p>
      <text:p text:style-name="p1"/>
      <text:p text:style-name="p1"><text:span text:style-name="c0">Interviewer: welche rolle spielt da das konzept software an sich. es unterscheidet sich ja, sonst wäre es literatur. welche rolle spielt das konzept, software ist ein werkzeug, es gibt interakttionsmöglichkeiten, ne gewisse komplexität, welchen einfluss hat das deiner meinung nach bei der suche nach software.    #02:06:43-6# </text:span></text:p>
      <text:p text:style-name="p1"/>
      <text:p text:style-name="p1"><text:span text:style-name="c0">Person: ja ich würde trotzdem sagen, irgendwie so hierarchisch ist, das was gesucht wird, das wichtigere, das ist dann wenn man mitunter als zufallsprodukt, als beiprodukt nochmal was interessantes findet. wenn man meinetwegen so parallelstellen sucht. aber das ist nicht das ursprüngliche ziel gewesen und ich lasse mich da auch selten leiten oder beeinflussen oder so.... #02:07:19-1# </text:span></text:p>
      <text:p text:style-name="p1"/>
      <text:p text:style-name="p1"><text:span text:style-name="c0">Interviewer: leiten von was? #02:07:20-1# </text:span></text:p>
      <text:p text:style-name="p1"/>
      <text:p text:style-name="p1"><text:span text:style-name="c0">Person: naja, also wenn man hier bspw. sieht, ah ja, hier ist ja auch noch eine interessante stelle, ähm, vielleicht kann man es sich notieren oder so und bei einer anderen gelegenheit der sache nachgehen, wie auch immer,    #02:07:31-3# </text:span></text:p>
      <text:p text:style-name="p1"/>
      <text:p text:style-name="p1"><text:span text:style-name="c0">Interviewer: und du machst das im fall von literatur? #02:07:38-1# </text:span></text:p>
      <text:p text:style-name="p1"/>
      <text:p text:style-name="p1"><text:span text:style-name="c0">Person: ja schon eher, ich glaube es geht dann in die richtung, es passiert dann eben schon auch mal, wenn man meinetwegen nach einem bestimmten wort sucht, dass man dann irgendwie gar nicht so zielgerichtet, also, man hat die suche natürlich mit dem ziel usw. sich anzusehen gemacht, aber dann auch nur so aus interesse heraus liest, ja woher kommt denn das, was wird hier so alles aufgelistet usw. das schon, aber das bringt mich selten auf abwege. #02:08:18-8# </text:span></text:p>
      <text:p text:style-name="p1"/>
      <text:p text:style-name="p1"><text:span text:style-name="c0">Interviewer: in dem softwarefalle bringt dich das selten auf abwege?    #02:08:18-8# </text:span></text:p>
      <text:p text:style-name="p1"/>
      <text:p text:style-name="p1"><text:span text:style-name="c0">Person: genau, weil ja da ähm, weil es ja da nicht zur gesamtdarstellung nochmal darüber kommt, es sind ja dan fragmente, es sind ja dann ausschnitte aus den texten oder so.</text:span></text:p>
      <text:p text:style-name="p1"><text:span text:style-name="c0"><text:tab/>
          <text:line-break/>[VIEW] </text:span><text:span text:style-name="c31">Die Grenze meiner Sprache ist die Grenze meiner Welt.</text:span><text:span text:style-name="c4">, File: 42.docx, RG</text:span><text:span text:style-name="c0"><text:tab/>
          <text:line-break/>Person: habe ich bisher noch nicht gehabt, aber das liegt eben daran, dass die datenbanken sozusagen aus der wissenschaft ja kommen, und letztlich die selbe sprache sprechen, wie bei dem, was wir da machen. kann ich so nicht sagen, dass es komplett an dem vorbeigeht, was mich interessieren würde, ide erfahrung habe ich noch nicht gemacht.    #00:44:57-6# </text:span></text:p>
      <text:p text:style-name="p1"><text:span text:style-name="c0"><text:tab/>
          <text:line-break/>[VIEW] </text:span><text:span text:style-name="c31">Die Grenze meiner Sprache ist die Grenze meiner Welt.</text:span><text:span text:style-name="c4">, File: 12.docx, RG</text:span><text:span text:style-name="c0"><text:tab/>
          <text:line-break/>dh. das musste ich wirklich so machen und habe das auch lange so gemacht und habe auch zwischendurch, glabe ich, so gekuckt, zwischendurch, wie ich es anders machen könnte, aber da kommen wir genau jetzt zum spannenden punkt, nur das ist halt nicht so genau, die frage ist wonach suche ich, du kannst jetzt halt nicht suchen nach 'software Lautfolgen' oder so, da wirst du nix finden. selbst wenn du es ein bißchen cleverer googelst, wirst du da nichts finden und ich denke es gibt auch nichts, was sich genau mit dieser fragestellung beschäftigt.aber ähm, genau, und dann sind wir ja ins gespräch gekommen darüber, wie müsste man das machen, ich habe einen freund gefragt, ich bin nicht allein weitergekommen und habe dann rumgefragt, bei leuten, von denen ich behaupte, dass sie sich einfach damit besser auskennen, mit solchen problemen.und bin darüber auch weiter gekommen als vorher, da gab es dieses antconc und man konnte so damit rumspielen und kucken und auf jeden fall war das schon hilfreich. aber nicht so easy, es war nicht so direkt auf das problem zugeschnitten und genau dann ist mir nach und nach klargeworden, im grunde ist das eine stilometrische frage, wenn auch nur auf einem ganz basalen niveau.Was es aber eigentlich eher besser gemacht hat, weil es, wenn es nicht zu komplex ist, sind auch die ergebnisse überprüfbar. aber ähm, genau, es ist im grunde genommen ne stilometrische frage, und dann wurde ich auch wieder von einem freund aufmerksam gemacht, dass es da verschiedene software gibt z.B. dieses stilo und eben auch später, zufällig, über einen fachvortrag, dass es auch noch andere stilometrische werkzeuge gibt, die aber wiederum für dieses problem gar nicht so geeignet sind, weil sie eher so worthäufigkeiten und mit solchen dingen arbeiten</text:span></text:p>
      <text:p text:style-name="p1"><text:span text:style-name="c0"><text:tab/>
          <text:line-break/>[VIEW] </text:span><text:span text:style-name="c31">Die Grenze meiner Sprache ist die Grenze meiner Welt.</text:span><text:span text:style-name="c4">, File: 12.docx, RG</text:span><text:span text:style-name="c0"><text:tab/>
          <text:line-break/>das war reiner zufall, der war einfach bei uns und ähm, das hatte nix damit zu tun, ich hatte nur damit gemerkt, im grunde, was der macht, ist stilometrie, das was ich mache ist im grunde auch stilometrie, wenn stilometrie bedeutet, und ich denke, dass bedeutet es, dass man versucht den stil eines autors irgendwie zu messen und zwar, letztendlich, ja durch zahlen, durch häufigkeiten in irgendeiner form zu messen und das mache ich ja auch.</text:span></text:p>
      <text:p text:style-name="p1"><text:span text:style-name="c0"><text:tab/>
          <text:line-break/>[VIEW] </text:span><text:span text:style-name="c31">Die Grenze meiner Sprache ist die Grenze meiner Welt.</text:span><text:span text:style-name="c4">, File: 12.docx, RG</text:span><text:span text:style-name="c0"><text:tab/>
          <text:line-break/>ich hab nur im zuge dieser recherche reingeschaut, vorher nie.also ich hatte also keinen, genau, ich hatte da vorher noch keine einschätzung, ob das eigentlich gut ist. die sind alle relativ neu und ähm, ja, und es ist dann einfach so unterschielidich ovn den themen, die bhandelt werden, das ist ja auch richtig, aber , dadurch dass ich auf dem gebiet wenig ahnung hab, dauert es natürlich alles viel länger, so einen artikel zu lesen, einzuschätzen, ob das sinnvoll ist, oder nicht, was bei den traditionellen journals anders wäre, da würde ich ziemlich schnell wissen, brauch ich oder brauch ich nicht. z.T. kennt man dann die autoren oder kennt die profile von den unis ähm, das kann man dann ziemlich schnell einschätzen, klar. wie es aber wahrscheinlich bei vielen ist, klassische Philologen, keine ahnung hab. </text:span></text:p>
      <text:p text:style-name="p1"><text:span text:style-name="c0"><text:tab/>
          <text:line-break/>[VIEW] </text:span><text:span text:style-name="c31">Die Grenze meiner Sprache ist die Grenze meiner Welt.</text:span><text:span text:style-name="c4">, File: 12.docx, RG</text:span><text:span text:style-name="c0"><text:tab/>
          <text:line-break/>es gibt natürlich einzelne projekt, die für einen autor was weiss ich, ich weiss gar nicht wie das heißt, so codieren jeden einzelnen worts, zu jedem einzelnen wort ganz viele informationen geben und wo du natürlich dann wieder das abrufen kannst. ähm, so was gibt es, aber ich finde, so was ist dann auch wieder, aber wenn du das Korpus halt so zerstückelst, dann hast du, ok, dann musst du das einfach wissen, zu Demosthenes, das kann man super durchsuchen, weil das irgendwelche leute mal codiert haben und das kann aber wirklich sein, wenn man darauf nicht gestoßen wird oer nicht systematisch sucht, ähm, das man das natürlich nie so finden wird.</text:span></text:p>
      <text:p text:style-name="p1"><text:span text:style-name="c0"><text:tab/>
          <text:line-break/>[VIEW] </text:span><text:span text:style-name="c31">Die Grenze meiner Sprache ist die Grenze meiner Welt.</text:span><text:span text:style-name="c4">, File: 11.docx, RG</text:span><text:span text:style-name="c0"><text:tab/>
          <text:line-break/>also im zuge des problems mit den Lautfolgen, da könnten wir nochmal genauer eingehen, da hat mir dann ein bekannter so eine software, das wäre....ich weiss manchmal nicht ,was der unterschied ist zwischen software und und ähm, also da muss man sich nichts installieren, glaube ich, oder doch?! Ich weiss es nicht genau.</text:span></text:p>
      <text:p text:style-name="p1"><text:span text:style-name="c0"><text:tab/>
          <text:line-break/>[VIEW] </text:span><text:span text:style-name="c31">Die Grenze meiner Sprache ist die Grenze meiner Welt.</text:span><text:span text:style-name="c4">, File: 32.docx, RG</text:span><text:span text:style-name="c0"><text:tab/>
          <text:line-break/>M: Ja aber es fängt bspw. auch bei, schon an bei Schlagworten wir Absätze zählen, oder so, da kommt dann auch meistens schon nichts, das finde ich schon dann ein bisschen. Also ist jetzt ein ganz normales Beispiel, oder Literaturverzeichnis sortieren, alphabetisch sortieren, das würde ja schon, aber das ist eben dann auch schon zu viel, oder eben alphabetisch sortieren, kommt dann meisten auch schon immer nichts, und dann geht man natürlich zu Google. </text:span></text:p>
      <text:p text:style-name="p1"><text:span text:style-name="c0"><text:tab/>
          <text:line-break/>[VIEW] </text:span><text:span text:style-name="c31">Die Grenze meiner Sprache ist die Grenze meiner Welt.</text:span><text:span text:style-name="c4">, File: 22.docx, RG</text:span><text:span text:style-name="c0"><text:tab/>
          <text:line-break/>R: Was ich da sehr spannend find daran ist, dass du sagst bei Google Scholar würdest du die Keywords verwenden, weil du kannst es klar klassifizieren.</text:span></text:p>
      <text:p text:style-name="p1"/>
      <text:p text:style-name="p1"><text:span text:style-name="c0">M: Ja.</text:span></text:p>
      <text:p text:style-name="p1"/>
      <text:p text:style-name="p1"><text:span text:style-name="c0">R: Bei der Suche nach Software jetzt, da hast du gemeint, dass du da mitunter eine Frage stellen würdest.</text:span></text:p>
      <text:p text:style-name="p1"/>
      <text:p text:style-name="p1"><text:span text:style-name="c0">M: Unterschiedlich ja.</text:span></text:p>
      <text:p text:style-name="p1"/>
      <text:p text:style-name="p1"><text:span text:style-name="c0">R: Aber auch. Das machst du ja bei Google Scholar wahrscheinlich nicht.</text:span></text:p>
      <text:p text:style-name="p1"/>
      <text:p text:style-name="p1"><text:span text:style-name="c0">M: ne, ne, ne.</text:span></text:p>
      <text:p text:style-name="p1"/>
      <text:p text:style-name="p1"><text:span text:style-name="c0">R: Was denkst du wieso das so ist, dass sich das unterscheidet?M: Du meinst für den privaten Gebrauch?</text:span></text:p>
      <text:p text:style-name="p1"/>
      <text:p text:style-name="p1"><text:span text:style-name="c0">R: Ja genau.</text:span></text:p>
      <text:p text:style-name="p1"/>
      <text:p text:style-name="p1"><text:span text:style-name="c0">M: Was nicht mit Forschung, mit privat zu tun hat...</text:span></text:p>
      <text:p text:style-name="p1"/>
      <text:p text:style-name="p1"><text:span text:style-name="c0">R: Ja genau.</text:span></text:p>
      <text:p text:style-name="p1"/>
      <text:p text:style-name="p1"><text:span text:style-name="c0">22:07</text:span></text:p>
      <text:p text:style-name="p1"/>
      <text:p text:style-name="p1"><text:span text:style-name="c0">M: (zögert) Weil, also eben in ersten Fall, im ersten Fall sehe ich die Berge, bzw. den Wald vor lauter Bäumen nicht, und im anderen Fall es war, genau im anderen Fall es ist, würde sagen mein Zuhause, aber ja es ist eine Vertrautheit mit, ja, meine ich, ich habe mir selber die Frage nie gestellt, wieso das ist und, wie gesagt ich mache alles wie bei, wie die anderen auch. </text:span></text:p>
      <text:p text:style-name="p1"><text:span text:style-name="c0"><text:tab/>
          <text:line-break/>[VIEW] </text:span><text:span text:style-name="c31">Die Grenze meiner Sprache ist die Grenze meiner Welt.</text:span><text:span text:style-name="c4">, File: 22.docx, RG</text:span><text:span text:style-name="c0"><text:tab/>
          <text:line-break/>M: (lacht) Aber es ist auch das Problem z.B. was in den meisten Fall haben, ich weiß nicht, ob die das hilft, dass ich auch häufig, genau bevor ich eine Frage stelle bei jemanden, ich schon im Vorfeld google, weil ich häufig die Termini technici nicht kenne und ich mich sehr schäme, genau, [Anony]</text:span></text:p>
      <text:p text:style-name="p1"/>
      <text:p text:style-name="p1"><text:span text:style-name="c0">R: Wäre jetzt meine nächste Frage gewesen.</text:span></text:p>
      <text:p text:style-name="p1"/>
      <text:p text:style-name="p1"><text:span text:style-name="c0">M: Nene genau es ist genau ein allgemeines Problem. Bevor ich frage schaue, informiere ich mich vor der Frage, also bei der direkten Person. Und jetzt habe ich keine Beispiele parat, aber hab ich keine Beispiele, ich kann darüber nachdenken.</text:span></text:p>
      <text:p text:style-name="p1"/>
      <text:p text:style-name="p1"><text:span text:style-name="c0">R: Aber das ist interessant: Du sagst bevor due jemanden fragst, kuckst du erst mal „was meine ich eigentlich“ um nicht als Unwissende dazustehen.</text:span></text:p>
      <text:p text:style-name="p1"/>
      <text:p text:style-name="p1"><text:span text:style-name="c0">24:03</text:span></text:p>
      <text:p text:style-name="p1"/>
      <text:p text:style-name="p1"><text:span text:style-name="c0">M: Ja was meine ich eigentlich, genau</text:span></text:p>
      <text:p text:style-name="p1"><text:span text:style-name="c0"><text:tab/>
          <text:line-break/>[VIEW] </text:span><text:span text:style-name="c31">Die Grenze meiner Sprache ist die Grenze meiner Welt.</text:span><text:span text:style-name="c4">, File: 22.docx, RG</text:span><text:span text:style-name="c0"><text:tab/>
          <text:line-break/>M: Ja also es ist sehr sehr gut beschrieben, also man geht einen Stück zurück, also man begibt sich in, ja also ich gehe wirklich metaphorisch und auch praktisch einen Stück zurück und schaue was passiert (lacht) </text:span></text:p>
      <text:p text:style-name="p1"/>
      <text:p text:style-name="p1"><text:span text:style-name="c0">R: Das ist ne Unsicherheit. Klar, es geht jedem so. Würde ich mal denken. Alle werden unsicher, außer Donald Trump. Manche geben es nur nicht zu. </text:span></text:p>
      <text:p text:style-name="p1"/>
      <text:p text:style-name="p1"><text:span text:style-name="c0">27:16</text:span></text:p>
      <text:p text:style-name="p1"/>
      <text:p text:style-name="p1"><text:span text:style-name="c0">M: Weil, ich wollte nur sagen, dass das mit dem fragenstellen sozusagen also es kommt auf das Thema ne, also eben bei Sachen, bei dem Beispiel der PDF Komprimierung, da wollte ich keine Frage stellen in dem Sinne, ja, jaja, aber auf jeden Fall ich gehe einen Schritt zurück und ich nehme die Rolle der Wissenden bewusst wahr, und ich lasse mich führen und...</text:span></text:p>
      <text:p text:style-name="p1"><text:span text:style-name="c0"><text:tab/>
          <text:line-break/>[VIEW] </text:span><text:span text:style-name="c32">Finanzierung</text:span><text:span text:style-name="c4">, File: 12.docx, RG</text:span><text:span text:style-name="c0"><text:tab/>
          <text:line-break/>ch kann nicht so viel zeit investieren, aber direkt mit genau diesem programm zu arbeiten, mit dem man scheinbar sehr viel machen kann, ähm, das, was aber heißen würde, dass ich python kennenlernen müsste oder würde, ähm, da hätte ich eigentlich richtig lust zu, weil ich auch, habe ich auch gestern erst wieder gelesen, dass im grunde, dass man sich IT recht gut beibringen kann, weil es so viel einfach gibt, also ich glaube bei klassische Philologie ist das auch möglich, in gewisser weise, aber ziemlich schwierig, sich selbst so viel draufzuschaffen an wissen, und ich denke für so einen gewissen bereich, ich würde ja überhaupt nicht ein allrounder werden wollen, sondern einfach nur meine probleme ein bißchen selbstständig lösen können, tatsächlich würde ich das sinnvoll finden. und ähm, ich könnte mirvorstellen, dass es in zukunft auch ein bißchen in diese richtung gehen könnte, dass man zum Beispiel für so ein programm oder ja, oder dass man über schlüsselqualifikationen, dass kann man ja auch jetzt schon machen, ähm, aber eben halt wahrscheinlich kann man es jetzt nur so vage machen, dass man so ein bißchen ähm, zielorientiert weiterbildet, das wäre bestimmt sinnvoll. aber ich wüsste, das würde sofort glaube ich, echt große früchte tragen und ich würde einfach sehr schnell etwas dazulernen einfach sich in einem ganz neuen feld auszuprobieren. ja, im grunde wäre es ja wie eine neue sprache zu lernen. das ist immer gut. das bringt einem immer viel und ich wäre absolut dazu bereit das zu tun, aber unter den umständen, dass ich ein bißchen mehr zeit hätte, das ist einfach die ressource, die mir fehlt, genau. aber es interessiert mich total. es ist überhaupt nicht so, das klang jetzt vorhin vielleicht so ein bißchen so irgendwie auch rückschrittlich, also ich sehe total das riesen potential, was in all diesen möglichkeiten liegt, man muss es glaube ich nur sinnvoll abrufen und ähm, die richtigen fragen stellen, die richtigen mittel.</text:span></text:p>
      <text:p text:style-name="p1"><text:span text:style-name="c0"><text:tab/>
          <text:line-break/>[VIEW] </text:span><text:span text:style-name="c32">Finanzierung</text:span><text:span text:style-name="c4">, File: 11.docx, RG</text:span><text:span text:style-name="c0"><text:tab/>
          <text:line-break/>das propyläum heißt es ein bißchen antiquiert. ich weiss das weil ein Bekannter aus einer anderen Uni da vielleicht ein Projekt ansiedeln möchte. Aber eigentlich kriegst du so ein projekt nicht mehr ohne dass da so ein bißchen digital und nachhaltigkeit drinsteht und aber er hat jetzt einen coolen weg gefunden, er kann sein buch so machen wie er es will aber um quasi, diesen großen, du hast ja vorhin gesagt, qualitativ, um auch die quantität abzudecken, das will er online machen und das qualitative als buch. so , aber dass du das ganze , die ganzen sinnlosen verschreibfehler, wenn die dich auch interessieren, aus irgendeinem grund, es gibt leute, die interessieren sich dafür. ist komisch, aber, dann kannst du dafür online gehen. und dann war es aber die große frage, wo bindest du das an, dass das gepflegt wird,denn dann wäre auch die idee, wenn jmd ne neue handschriften findet, dass das natürlich nicht dass das buch gleich überholt ist, das buch vielleicht schon, aber dass du das online eben einpflegen kannst. aber wer finanziert das noch in 20, 30 jahren. und ähm, da steht er auch vor der frage, wo bindet er es an.</text:span></text:p>
      <text:p text:style-name="p1"><text:span text:style-name="c0"><text:tab/>
          <text:line-break/>[VIEW] </text:span><text:span text:style-name="c33">Freunde / Familie</text:span><text:span text:style-name="c4">, File: 51.docx, RG</text:span><text:span text:style-name="c0"><text:tab/>
          <text:line-break/>Person: das habe ich leider nicht. aber es wäre ganz, es gibt da, es gibt da definitiv programme oder datenbanken vielmehr, in denen automatisiert erfasst wird die prosodie eines wortes, also längen und kürzen. ähm aber ic hab das alles selbst gemacht, weil ich erstens niemanden wüsste, der darüber verfügt.... #00:55:00-3# </text:span></text:p>
      <text:p text:style-name="p1"><text:span text:style-name="c0"><text:tab/>
          <text:line-break/>[VIEW] </text:span><text:span text:style-name="c33">Freunde / Familie</text:span><text:span text:style-name="c4">, File: 51.docx, RG</text:span><text:span text:style-name="c0"><text:tab/>
          <text:line-break/>Person: ja und was bei uns so ein bißchen mißlich ist, wie ich finde. und ich bin mir auch ziemlich sicher, dass ich da keinen gesamtüberblick habe über die schriftsätze. ähm, wenn man mit metrischen zeichen operiert, dann ist das mitunter gar nicht so simpel in der klassische Philologie da irgendwie ähm immer genau das zu finden, was man braucht. vielfach brauche ich längen und kürzen, also so bögen und striche über dem text selbst. und das habe ich mir mühsam zusammenlesen müssen. immer wieder online und da ist es teilweise sehr primitiv beschrieben, also brauche ein U mit einem bogen drüber oder so was. bin dann irgendwann auch immer fündig geworden und hab das dann mit eigener tastaturbelegung und kleinen streifen auf der tastatur, wo das markiert ist, ähm, so angelegt, dass ich da auch gut tippen kann.    #00:56:59-3# </text:span></text:p>
      <text:p text:style-name="p1"><text:span text:style-name="c0"><text:tab/>
          <text:line-break/>[VIEW] </text:span><text:span text:style-name="c33">Freunde / Familie</text:span><text:span text:style-name="c4">, File: 51.docx, RG</text:span><text:span text:style-name="c0"><text:tab/>
          <text:line-break/>Person: ich bin jetzt nicht der große connector. ich fahre jetzt auch nicht von tagung zu tagung usw. ähm, ja, ich kenn schon an anderen unis ein paar kollegen, Martin ist ein beispiel oder Torsten jetzt. aber im wesentlichen habe ich natürlich immer hier meine kreise gezogen. also viel sind es nicht und ich finde es auch nicht so verkehrt, dass mein sonstiges leben irgendwie sich nicht nur in der altphilologie abspielt.    #01:12:42-4# </text:span></text:p>
      <text:p text:style-name="p1"><text:span text:style-name="c0"><text:tab/>
          <text:line-break/>[VIEW] </text:span><text:span text:style-name="c33">Freunde / Familie</text:span><text:span text:style-name="c4">, File: 51.docx, RG</text:span><text:span text:style-name="c0"><text:tab/>
          <text:line-break/>Person: ähm....huh....hätte ich jetzt, hätte ich jetzt niemanden, da müsste ich, kommt drauf an, ob es ein software oder hardware problem ist, müsste ich ihn entweder platt machen oder aber reparieren lassen, aber ansonsten ähm, ja, bin ich jetzt nicht in verbindung....war es mal, bin ich aber grad nicht in verbindung mit leuten, die mir da wirklich weiterhelfen können. #01:24:29-5#</text:span></text:p>
      <text:p text:style-name="p1"><text:span text:style-name="c0"><text:tab/>
          <text:line-break/>[VIEW] </text:span><text:span text:style-name="c33">Freunde / Familie</text:span><text:span text:style-name="c4">, File: 12.docx, RG</text:span><text:span text:style-name="c0"><text:tab/>
          <text:line-break/>dh. das musste ich wirklich so machen und habe das auch lange so gemacht und habe auch zwischendurch, glabe ich, so gekuckt, zwischendurch, wie ich es anders machen könnte, aber da kommen wir genau jetzt zum spannenden punkt, nur das ist halt nicht so genau, die frage ist wonach suche ich, du kannst jetzt halt nicht suchen nach 'software Lautfolgen' oder so, da wirst du nix finden. selbst wenn du es ein bißchen cleverer googelst, wirst du da nichts finden und ich denke es gibt auch nichts, was sich genau mit dieser fragestellung beschäftigt.aber ähm, genau, und dann sind wir ja ins gespräch gekommen darüber, wie müsste man das machen, ich habe einen freund gefragt, ich bin nicht allein weitergekommen und habe dann rumgefragt, bei leuten, von denen ich behaupte, dass sie sich einfach damit besser auskennen, mit solchen problemen.und bin darüber auch weiter gekommen als vorher, da gab es dieses antconc und man konnte so damit rumspielen und kucken und auf jeden fall war das schon hilfreich. aber nicht so easy, es war nicht so direkt auf das problem zugeschnitten und genau dann ist mir nach und nach klargeworden, im grunde ist das eine stilometrische frage, wenn auch nur auf einem ganz basalen niveau.Was es aber eigentlich eher besser gemacht hat, weil es, wenn es nicht zu komplex ist, sind auch die ergebnisse überprüfbar. aber ähm, genau, es ist im grunde genommen ne stilometrische frage, und dann wurde ich auch wieder von einem freund aufmerksam gemacht, dass es da verschiedene software gibt z.B. dieses stilo und eben auch später, zufällig, über einen fachvortrag, dass es auch noch andere stilometrische werkzeuge gibt, die aber wiederum für dieses problem gar nicht so geeignet sind, weil sie eher so worthäufigkeiten und mit solchen dingen arbeiten</text:span></text:p>
      <text:p text:style-name="p1"><text:span text:style-name="c0"><text:tab/>
          <text:line-break/>[VIEW] </text:span><text:span text:style-name="c33">Freunde / Familie</text:span><text:span text:style-name="c4">, File: 12.docx, RG</text:span><text:span text:style-name="c0"><text:tab/>
          <text:line-break/>nur meistens sind es dann doch sehr unterschiedliche felder. aber, genau. aber das war schon auch sehr zufällig, hätte er nicht gerade das problem gehabt, was ihm jmd. anderes gegeben hatte, der im grunde auch einfach klassische Philologe ist und von Programmieren usw. keine ahnung hat, dann hätte er es auch nicht gekannt. also ich war im grunde, zu 100% schon mit dir und auch mit ihm eigentlich darauf angewiesen, dass man mich darauf hinweist, wo und was es gibt, ich bin so durch eigene recherche nicht sehr weit gekommen.</text:span></text:p>
      <text:p text:style-name="p1"><text:span text:style-name="c0"><text:tab/>
          <text:line-break/>[VIEW] </text:span><text:span text:style-name="c33">Freunde / Familie</text:span><text:span text:style-name="c4">, File: 32.docx, RG</text:span><text:span text:style-name="c0"><text:tab/>
          <text:line-break/>M: Manchmal, man weiß manches teilweise gar nicht. Also man lernt, also jetzt grade auch bei Word, hab ich jetzt auch bei, während meiner Diss wieder Dinge entdeckt, die ich dann wieder von ner Freundin erfahren hab. Die ich einfach nicht wusste, dass man automatisch z.B. sortieren, also das Literaturverzeichnis sortieren kann oder sowas. Ich hab das immer per Hand gemacht, immer alphabetisch, und das wusste ich nicht, das ist natürlich dann ein Tool, was dann auf einmal ganz neue Möglichkeiten eröffnet, und dann auf einmal ist das Literaturverzeichnis in 2 Minuten fertig und also fertig sortiert, genau also, ja also man weiß teilweise diese Dinge nicht, man hat aber auch meistens keine Zeit sich damit auseinanderzusetzen. Und da die, irgendwelche Erklärungen, Beschreibungen dazu nochmal durchzulesen. Und man kommt teilweise auch nicht auf die Idee, okay könnte das jetzt auch automatisch funktionieren? Also sonst hätte ich das natürlich schon gegooglet wieder. Ja.</text:span></text:p>
      <text:p text:style-name="p1"><text:span text:style-name="c0"><text:tab/>
          <text:line-break/>[VIEW] </text:span><text:span text:style-name="c33">Freunde / Familie</text:span><text:span text:style-name="c4">, File: 32.docx, RG</text:span><text:span text:style-name="c0"><text:tab/>
          <text:line-break/></text:span></text:p>
      <text:p text:style-name="p1"><text:span text:style-name="c0">M: Also ich fing an das Literaturverzeichnis zu sortieren, alphabetisch zu sortieren, also immer am Abend und hab ihr das geschrieben, ich bin da grade drüber, und sie meinte das kann man doch automatisch machen, und ja dann hab ich erst mal gegoogelt gehabt und sie, weil sie hatte auch ne andere Version von Word und hat mir das anhand ihrer Version geschickt mit Screenshots und das hat eben nicht gepasst und irgendwie hab ich dann, bin ich intuitiv dann irgendwann drauf gekommen so durch, also explorativ dann. Ja. </text:span></text:p>
      <text:p text:style-name="p1"><text:span text:style-name="c0"><text:tab/>
          <text:line-break/>[VIEW] </text:span><text:span text:style-name="c33">Freunde / Familie</text:span><text:span text:style-name="c4">, File: 32.docx, RG</text:span><text:span text:style-name="c0"><text:tab/>
          <text:line-break/>M: Auch interdisziplinär, also vor allem bei mir so ist es halt sehr viel interdisziplinär, dadurch gewinnt man dann doch nochmal an solchen Kompetenzen, also grade auch IT-Kompetenzen, also im IT-Bereich, Tools, Kompetenzen ja eher nicht. Tipps.</text:span></text:p>
      <text:p text:style-name="p1"/>
      <text:p text:style-name="p1"><text:span text:style-name="c0">R: Gibt’s da noch andere Beispiele?</text:span></text:p>
      <text:p text:style-name="p1"/>
      <text:p text:style-name="p1"><text:span text:style-name="c0">21:08</text:span></text:p>
      <text:p text:style-name="p1"/>
      <text:p text:style-name="p1"><text:span text:style-name="c0">M: Also ja grade also was Word eben angeht, da hat sie mir verschiedene Tools empfohlen und auch verschiedene Funktionen sozusagen. Also Vi-, was, auch Videogestaltung, aber das brauche ich natürlich jetzt nicht für meine Arbeit. Ja es bezieht sich eigentlich meistens auf Word.</text:span></text:p>
      <text:p text:style-name="p1"><text:span text:style-name="c0"><text:tab/>
          <text:line-break/>[VIEW] </text:span><text:span text:style-name="c33">Freunde / Familie</text:span><text:span text:style-name="c4">, File: 22.docx, RG</text:span><text:span text:style-name="c0"><text:tab/>
          <text:line-break/>M: [Anony] Eine ehemalige Kollegin, meinen Freund, der sich auch gut auskennt, 2 weitere Kollegen, das sind normalerweise die Leute, die ich fragen würde, und genau, und eben dich, an der Spitze.</text:span></text:p>
      <text:p text:style-name="p1"><text:span text:style-name="c0"><text:tab/>
          <text:line-break/>[VIEW] </text:span><text:span text:style-name="c34">vorsichtig</text:span><text:span text:style-name="c4">, File: 41.docx, RG</text:span><text:span text:style-name="c0"><text:tab/>
          <text:line-break/>M: Pff, also ich arbeite eigentlich ziemlich, also muss man sagen relativ analog. Also ich hab ein Word Dokument und hab da meine Literaturliste, die ich entsprachen dann also teilweise noch verschlagworte um dann Sachen zu finden über die Suchfunktion, also wenn ich irgendwie bestimmte Sachen hab ich in nem Aufsatz gelesen, die sind wichtig, da hab ich aber nicht sofort was geschrieben, dann schreib ich mir das aber trotzdem erst mal runter, damit ich später beim Suchen das dann nochmal sehe, okay das musst du nochmal dir ankucken und einarbeiten. Aber das ist i Grunde ja nochmal ne sehr analoge Arbeitsweise. Ich hab jetzt so citavi oder, was andere Leute machen, hab ich bisher noch nicht gemacht.</text:span></text:p>
      <text:p text:style-name="p1"/>
      <text:p text:style-name="p1"><text:span text:style-name="c0"><text:tab/>
          <text:line-break/>[VIEW] </text:span><text:span text:style-name="c34">vorsichtig</text:span><text:span text:style-name="c4">, File: 41.docx, RG</text:span><text:span text:style-name="c0"><text:tab/>
          <text:line-break/>M: Ja man baut sich natürlich so, wenn man das analog macht so seine eigenen Mindmaps, das ist irgendwie der Vorteil daran. </text:span></text:p>
      <text:p text:style-name="p1"/>
      <text:p text:style-name="p1"><text:span text:style-name="c0">R: Stimmt. Für das schreiben arbeitest du mit Word.</text:span></text:p>
      <text:p text:style-name="p1"/>
      <text:p text:style-name="p1"><text:span text:style-name="c0">M: Ja. Ich weiß, dass es besseres gibt, es gibt Leute die schwören auf dieses Latex, aber das, da braucht man ja auch wieder nen Führerschein für um damit umgehen zu können.</text:span></text:p>
      <text:p text:style-name="p1"><text:span text:style-name="c0"><text:tab/>
          <text:line-break/>[VIEW] </text:span><text:span text:style-name="c34">vorsichtig</text:span><text:span text:style-name="c4">, File: 51.docx, RG</text:span><text:span text:style-name="c0"><text:tab/>
          <text:line-break/>Person: also über ein derartiges programm oder eine datenbank. datenbanken, die es müsste ja sozusagen die gesamte lateinische literatur da eingespeist werden. also klar, wenn die worte wiederkehren. es müsste das programm dann ne ganze menge anderer sachen können und zwar im einzelfall entscheiden usw. also da gibt es mit sicherheit datenbanken aber darüber weiss ich nicht viel und ich weiss auch nicht wie verlässlich das ist. weil es auch sehr viele grenzfälle gibt, habe ich das alles selber gemacht. händisch. und ja. #00:55:43-8# </text:span></text:p>
      <text:p text:style-name="p1"><text:span text:style-name="c0"><text:tab/>
          <text:line-break/>[VIEW] </text:span><text:span text:style-name="c34">vorsichtig</text:span><text:span text:style-name="c4">, File: 51.docx, RG</text:span><text:span text:style-name="c0"><text:tab/>
          <text:line-break/>Person: ach, also, ähm, ich hab eher so den eindruck, dass das vielleicht einzelne kollegen betrifft, also die dann auch generell eher so einen, eigentlich, am institut nur einen einzigen, muss ich ja jetzt nicht nennen, aber ähm, generell so ein bißchen technik- und modernefeindlich sind, aber ansonsten hat ich eher so den eindruck, dass insgesamt was so ähm technische entwicklungen und die entwicklung v tools angeht, hier ja doch eine relative offenheit besteht, also dass man das irgendwie, dass man trotzdem nicht so hinterher ist. das man sich nicht immer das neueste aneignet, das ist schon so. da merkt man auch so ein bißchen einen generationenunterschied, wie auch irgendwie generell, ob jmd eher ein buch zur hand nimmt oder aufm tablett theoretisch ähm nachliest oder so. würde ich aber ansonsten sagen, dass eigentlich dinge, die dann wirklich nützlich sind, dann auch als nützlich wahrgenommen werden. #01:19:56-7# </text:span></text:p>
      <text:p text:style-name="p1"><text:span text:style-name="c0"><text:tab/>
          <text:line-break/>[VIEW] </text:span><text:span text:style-name="c34">vorsichtig</text:span><text:span text:style-name="c4">, File: 12.docx, RG</text:span><text:span text:style-name="c0"><text:tab/>
          <text:line-break/>aber auf mein problem bezogen, ist es auch einfach so die erfahrung, dass man das einfach mal so mitnimmt, ah ja, das ist ja ein interessantes problem und ja, ähm, das wäre mir vielleicht ein bißchen unangenehm gewesen, wenn man das einfach als testfall in irgendeine andere präsentation reingehauen hätte. und eben, das betrifft vor allem das problem, weil es eben relativ leicht zu machen ist und es wäre mir einfach ein bißchen blöd gewesen, wenn das irgendjmd anders einfach mal ganz schnell gemacht hätte oder wenn da irgendne diss schnell rangesetzt wird oder eine bachelorarbeit oder was weiss ich was. das ist vielleicht ein bißchen irrational und übervorsichtig und jetzt, also heute würde ich es vielleicht etwas anders machen, weil ich damals einfach sehr über diese entdeckung begeistert war und weil ich vor allem jetzt auch veröffentliche, jetzt ist es auch ziemlich safe, jetzt kann mir keiner mehr zuvorkommen, </text:span></text:p>
      <text:p text:style-name="p1"><text:span text:style-name="c0"><text:tab/>
          <text:line-break/>[VIEW] </text:span><text:span text:style-name="c34">vorsichtig</text:span><text:span text:style-name="c4">, File: 31.docx, RG</text:span><text:span text:style-name="c0"><text:tab/>
          <text:line-break/>M: Also leider nicht, ich weiß, dass es ja Citavi gibt und ja genau, es war für mich einfach, ich war das so von vornherein gewohnt, dass ich immer meine Literatur so verwalte und genau. Ich wollte mich eigentlich einarbeiten, aber es hat mich ein bisschen abgeschreckt, weil ich gehört hatte es dauert ziemlich lange sich da einzuarbeiten, deshalb habe ich gedacht okay, machste das jetzt so wie immer. </text:span></text:p>
      <text:p text:style-name="p1"><text:span text:style-name="c0"><text:tab/>
          <text:line-break/>[VIEW] </text:span><text:span text:style-name="c34">vorsichtig</text:span><text:span text:style-name="c4">, File: 32.docx, RG</text:span><text:span text:style-name="c0"><text:tab/>
          <text:line-break/>M: ich überleg grad, also den Fall gabs auf jeden Fall schon, ja, das, dass man einfach nicht präzise beschreiben kann. Mir fällt grad, ein konkretes Beispiel fällt mir grad nicht ein. Also grade um zu diesem Beispiel nochmal zurückzukommen der automatischen Sortierung, da hatte ich auch ein Stück, also da hatte ich auch das Gefühl okay, das muss doch irgendwie funktionieren, das muss doch irgendwie gehen und ja teilweise bekommt man dann auch das angezeigt sozusagen automatische Sortierung, aber dann passts wieder nicht zu deinem, zu meinem Softwareprogramm, also zum Word, die Version, also sowas, das ist dann halt auch schwierig und dann gibt man halt entweder auf oder man kommt intuitiv drauf oder bekommt dann nen Tipp.</text:span></text:p>
      <text:p text:style-name="p1"><text:span text:style-name="c0"><text:tab/>
          <text:line-break/>[VIEW] </text:span><text:span text:style-name="c34">vorsichtig</text:span><text:span text:style-name="c4">, File: 32.docx, RG</text:span><text:span text:style-name="c0"><text:tab/>
          <text:line-break/>M: Ja. Ja, es hat auch, es braucht nur, es braucht eben nur ein Schreibprogramm und es war mir dann auch, also jetzt, klar über die Bibliothek kann man ja irgendwie das neue Word auch runterladen, oder über die Uni... aber das ist eben dann auch nur für zwei Jahre gültig und man muss das dann verlängern. Und das war mir dann... genau, genau und das kann man dann alles nicht mehr einsehen, das war mir dann alles zu heikel, und dann habe ich das genutzt was ich da drauf habe.</text:span></text:p>
      <text:p text:style-name="p1"><text:span text:style-name="c0"><text:tab/>
          <text:line-break/>[VIEW] </text:span><text:span text:style-name="c34">vorsichtig</text:span><text:span text:style-name="c4">, File: 21.docx, RG</text:span><text:span text:style-name="c0"><text:tab/>
          <text:line-break/>Person: ja, er ist initiator eines ziemlich renommierten Projektes. Es ist frei zugänglich, allerdings mit einigen fehlern muss man sagen auch, von daher auch ein problem der zuverlässigkeit. #00:50:41-8# </text:span></text:p>
      <text:p text:style-name="p1"><text:span text:style-name="c0"><text:tab/>
          <text:line-break/>[VIEW] </text:span><text:span text:style-name="c34">vorsichtig</text:span><text:span text:style-name="c4">, File: 22.docx, RG</text:span><text:span text:style-name="c0"><text:tab/>
          <text:line-break/>M: Wann ich das letzte Mal auch jemanden gefragt habe, weil (...), nichtsdestotrotz mache ich auch die Sachen die auch die anderen machen, also es ist, also ich würde sagen ich lieg im Durchschnitt der technischen... wann das letzte Mal war, dass ich wirklich also jemanden gefragt habe... </text:span></text:p>
      <text:p text:style-name="p1"><text:span text:style-name="c0"><text:tab/>
          <text:line-break/>[VIEW] </text:span><text:span text:style-name="c26">genau</text:span><text:span text:style-name="c4">, File: 51.docx, RG</text:span><text:span text:style-name="c0"><text:tab/>
          <text:line-break/>Person: also über ein derartiges programm oder eine datenbank. datenbanken, die es müsste ja sozusagen die gesamte lateinische literatur da eingespeist werden. also klar, wenn die worte wiederkehren. es müsste das programm dann ne ganze menge anderer sachen können und zwar im einzelfall entscheiden usw. also da gibt es mit sicherheit datenbanken aber darüber weiss ich nicht viel und ich weiss auch nicht wie verlässlich das ist. weil es auch sehr viele grenzfälle gibt, habe ich das alles selber gemacht. händisch. und ja. #00:55:43-8# </text:span></text:p>
      <text:p text:style-name="p1"><text:span text:style-name="c0"><text:tab/>
          <text:line-break/>[VIEW] </text:span><text:span text:style-name="c26">genau</text:span><text:span text:style-name="c4">, File: 51.docx, RG</text:span><text:span text:style-name="c0"><text:tab/>
          <text:line-break/>Person: naja, also, dadurch dass wir in, das hier ja nichts im luftleeren raum hängt, die gesamte antike literatur in sich vernetzt ist, motivisch, genretechnisch, ja, ergibt sich automatisch, dass man immer den kontext, die rezeption mitbedenken muss. es wird so was, wird es kaum geben, dass jmd irgendwie ohne nach links und rechts zu schauen oder rückwärt und nach vorn ein einzelnes werk betrachtet oder einen aspekt eines werkes, geht ja gar nicht anders. es hat ja auch was mit der aneignung selbst zu tun, wie wir sozusagen mit zwei sprachen umgehen, die wir uns einigermaßen künstlich aneignen müssen, man muss ja bedenken, dass die nicht mehr gesprochen werden und so ist man, ich glaube von vornherein ist man gehirnmäßig so strukturiert, dass man immer alles kontextualisiert. von der frage, was ist eigentlich ein stil, ja, also so, das ist ja auch unter umständen eine willkürliche festlegung ähm, ähm, begrenzt auf einen autor, der dann meinetwegen stilgebend ist, und es ist eine entwicklung hin oder weg von etwas usw. und so denken wir die ganze zeit, und ja, und das durchdringt natürlich unser ganzes forschen. #01:47:08-8# </text:span></text:p>
      <text:p text:style-name="p1"><text:span text:style-name="c0"><text:tab/>
          <text:line-break/>[VIEW] </text:span><text:span text:style-name="c26">genau</text:span><text:span text:style-name="c4">, File: 51.docx, RG</text:span><text:span text:style-name="c0"><text:tab/>
          <text:line-break/>Person: naja, ein teilbereich usnerer arbeit nennt sich ja auch quellenkritik und das ist eine ganz zentrale frage, also ähm ja und die lässt sich auch in verschieden teilbereiche spalten. das eine ist ja die sicherheit oder nichtsicherheit, die man haben kann, was die gestalt des textes selber angeht, der ja wie gesagt, der ja überlieferungsprozesse und zum teil auch transformationsprozesse durchlaufen hat über zwei jahrtausende in aller regel. und das andere ist sozusagen die produktionsbedingungen des textes in seiner zeit zu verstehen. nehmen wir ein beispiel, selbst wenn wir jetzt caesars gallischen krieg lupenrein in der überlieferung hätten, also so groß sind die probleme da im übrigen auch nicht, dann kann man das natürlich nicht hernehmen, und sagen, ok, wir haben den caesar sauber vor uns aber in diesem gallischen krieg ist die tatsächlichkeit abgebildet. so dessen was da passiert ist, das sagt ja was als wert über die quelle aus usw. auch das muss ja freigelegt werden, wieviel ist da propaganda usw. das ist ja nur ein beispiel von ganz vielen. wie sehr taucht der autor, wie sehr verschwindet er hinter dem werk und wie sehr ist er greifbar. usw. wir müssen ja diese riesige distanz ja überwinden und das ist natürlich ein ding, was ja eigentlich unmöglich ist. es ist aber auch nicht unfruchtbar. so.    #01:49:55-8# </text:span></text:p>
      <text:p text:style-name="p1"><text:span text:style-name="c0"><text:tab/>
          <text:line-break/>[VIEW] </text:span><text:span text:style-name="c26">genau</text:span><text:span text:style-name="c4">, File: 42.docx, RG</text:span><text:span text:style-name="c0"><text:tab/>
          <text:line-break/>Person: ähm, vertrauen in eine quelle, darf man ja eigentlich nicht haben (pause), ne eigentlich sollte man als historischer geisteswiss. quellen nicht vertrauen, sondern man sollte sie auswerten, benutzen, kritisch einordnen und so.    #00:36:14-5# </text:span></text:p>
      <text:p text:style-name="p1"/>
      <text:p text:style-name="p1"><text:span text:style-name="c0">Interviewer: für mich gibt es ja keine primär und sekundärliteratur. #00:36:41-4# </text:span></text:p>
      <text:p text:style-name="p1"/>
      <text:p text:style-name="p1"><text:span text:style-name="c0">Person: da komm ich jetzt wiederum, weil ich geschichte studiert habe, sogar noch härter als die anderen, quellen sind für mich immer primärliteratur und ja, sekundärliteratur würde ich an bestimmten punkten, einfach aus pragmatischen gründen schon vertrauen entgegenbringen, weil ich mich natürlich niemals mit allen aspeketen , die philologisch zu einem bestimmten fall relevant sind, jetzt im einzelnen auseinander setzen kann. und dann muss ich halt sagen, ok forscher XY ist n experte auf dem gebiet und der in nem aufsatz sagt, das ist so, dann kann ich jetzt nicht jedesmal hergehen und den gang komplett nachvollziehen und prüfen und dann in irgendeiner nuance zu einem anderen ergebnis kommen, da würde ich nie fertig werden. also da, würde ich sagen, auch da sollte man hypothetisch, nie vertrauen und alles immer noch mal nachvollziehen, aber das geht halt nicht, auf der eben gibt es so ein pragmatisches vertrauen. das man dann einfac haben muss. und dafür gibt es dann den verweis und fussnoten und so, dass man eben die probleme auch abwälzen kann und sagen kann, das habe ich da und da her und wenn das falsch ist, dann ist das nicht meine schuld sondern seine. #00:37:41-6# </text:span></text:p>
      <text:p text:style-name="p1"><text:span text:style-name="c0"><text:tab/>
          <text:line-break/>[VIEW] </text:span><text:span text:style-name="c26">genau</text:span><text:span text:style-name="c4">, File: 42.docx, RG</text:span><text:span text:style-name="c0"><text:tab/>
          <text:line-break/>Person: ja und da sind wir auch transparent. du würdest niemals eine aussage finden, der autor benutzt dieses wort so und so ohne dass da gleich die konkreten belege kommen, also zumindest beispielbelege kommen. also da, das ist sozusagen die art, wie bei uns transparenz gelebt wird. #00:57:44-3# </text:span></text:p>
      <text:p text:style-name="p1"><text:span text:style-name="c0"><text:tab/>
          <text:line-break/>[VIEW] </text:span><text:span text:style-name="c26">genau</text:span><text:span text:style-name="c4">, File: 12.docx, RG</text:span><text:span text:style-name="c0"><text:tab/>
          <text:line-break/>ja das, aber das war auch ein relativ frühes projekt so für den bereich klassische Philologie und informatik, es ist wahrscheinlich auch natürlich dass da ein paar komische erfahrungen gemacht werden. aber tatsächlich hat das schon dazu geführt. und was vielleicht auch wichtig ist, die unterschiedliche arbeit von klassische Philologen und informatikern was noch angeht, der informatiker ist halt froh, wenn er was weiss ich 90, 95% der fälle mit irgendeiner anwendung abdeckt, bei einem klassische Philologen, dem geht es meistens um das eine prozent, was rausfällt, dass das, also klar, das regelmäßige, das ist wichtig, aber das unregelmäßige ist meistens genau das entscheidende, weil das regelmäßige, das weiss man sowieso. aber es interessiert einen oft das andere. das habe ich dann oft gemerkt bei vielen gesprächsrunden und sitzungen, dass das ähm ne weile gedauert hat, den informatikern klarzumachen, dass das eben nicht reicht, dass man eben 80% oder 90% richtige treffer hat, es geht halt um das ganz genaue. das andere weiss man einfach schon, man will ja das wissen, was man nicht weiss. Das war so auch ein problem.</text:span></text:p>
      <text:p text:style-name="p1"><text:span text:style-name="c0"><text:tab/>
          <text:line-break/>[VIEW] </text:span><text:span text:style-name="c26">genau</text:span><text:span text:style-name="c4">, File: 12.docx, RG</text:span><text:span text:style-name="c0"><text:tab/>
          <text:line-break/>ch denke, das gibt es auch in anderen geisteswiss. also z.b. in der philosophie sollte es das geben, da gibt es natürlich auch viele moden. das hat ja immer [Anony: ein anerkannter Philosoph] gesagt, wenn es wirklich wissen ist, dann ist es nie überholt. wenn es überholt wäre, dann wäre es kein wissen gewesen, dh wissen wird nicht überholt und ähm, und das stimmt denke ich schon. und ähm und aber in der klassische Philologie ist es glaube ich wirklich so, dass man ziemlich oft die erfahrung macht, dass man ähm, das z.T. bücher erscheinen, und die autoren sind sich nicht bewusst, dass das schon mal besser gemacht wurde. gerade wenn, tatsächlich, wenn es gerade aus dem amerikanischen raum kommt, die oft nicht so gut deutsch können, und aber einfach deutschland diese krasse vorreiterrolle hatte im 19.jh. das ist heute längst nicht mehr so. Aber wirklich gut aufgestellt war und dann ist es natürlich schwer zu lesen oder es ist auf latein geschrieben oder es ist schlecht zugänglich. Es ist auch schwer da ranzukommen und man müht sich dann mitunter auch nicht damit ab, das zu recherchieren. Aber ich habe immer wieder die erfahrung gemacht, dass gute sachen, also ideen, die man hatte, meinetwegen auch konjekturen, die man hatte. konjekturen sind immer überlegungen zu textänderungen im text. dh es steht was im text, aber man merkt, das kann nicht stimmen und man hat ne idee. das macht immer extrem spass, wenn man da selber kreativ sein kann, das macht eigentlich mit am meisten spass, so konjektoren oder lücken zu füllen. und selber ein bißchen mitzuschreiben, das ist so die kreative seite der textkritik. und das man die konjektur hat und man freut sich sehr dass man die hatte, weil die dann auch, die muss in den apparat, da steht dann dein name, der hat den text geheilt, toll, und dann merkst du, fuck, im 19.jh, hat das aber schon irgendeiner halt gefunden und dann ist es seine konjektur. das ist dann einfach ähm und diese erfahrung, dass du was entdeckst, was schon entdeckt wurde, aber man weiss einfach nicht mehr ,dass das entdeckt wurde, weil es so nischig publiziert wurde, das macht man z.B. bei textkritik ganz ganz oft, das muss man systematisch checken und das ist auch ganz peinlich, wenn man einen großen aufsatz schreibt und hat das gefunden und dann ja, hättste mal gekuckt. und zum teil, unser fach ist halt so alt, dass du halt wirklich zurückgehen musst in die zeit des humanismus, es kann sein dass im 16.jh, extrem pfiffige leute, ähm, was weiss ich, petrarca, Melanchton einfach gemacht haben und du weisst es einfach nicht und ähm dh das ist bestimmt sehr speziell in dem fach aber damit muss man immer rechnen, dass man vor 100 jahren in gewissen gebieten weiter war als jetzt, damit muss man rechnen. und deswegen muss man dahingehend sehr gut lernen zu recherchieren, und ich glaube, das sollten zumindest klassische Philologen gut können, genau das zu überprüfen und da sehr gewissenhaft zu sein, denn ansonsten ist es wirklich so ne komische selbstreproduktion. und klar, das wird auf dem gebiet aller naturwissenschaften, der mathematik, der informatik oder medizin würde das nie passieren, dass man da nochmal zurückgeht.</text:span></text:p>
      <text:p text:style-name="p1"><text:span text:style-name="c0"><text:tab/>
          <text:line-break/>[VIEW] </text:span><text:span text:style-name="c13">TLG</text:span><text:span text:style-name="c4">, File: 41.docx, RG</text:span><text:span text:style-name="c0"><text:tab/>
          <text:line-break/>R: Wenn du an die Bedienung denkst, wie kommst du damit zurecht?</text:span></text:p>
      <text:p text:style-name="p1"/>
      <text:p text:style-name="p1"><text:span text:style-name="c0">M: Sehr gut, die ist wirklich total intuitiv finde ich. </text:span></text:p>
      <text:p text:style-name="p1"/>
      <text:p text:style-name="p1"><text:span text:style-name="c0">R: Und Hilfestellungen kommen die aus der Schnittstelle selber oder gibt’s da ein Forum?</text:span></text:p>
      <text:p text:style-name="p1"/>
      <text:p text:style-name="p1"><text:span text:style-name="c0">M: Ich konnte mir da bisher eigentlich alles selber erklären. Ich finde das wirklich besser. Es gibt ja analog für Griechisch den Thesaurus Linguea Graece, der im Prinzip das selbe leisten soll, und sogar auch vollständiger glaube ich noch ist alles LLCR, aber viel komplizierter in der Bedienung finde ich. Da fängt schon damit an, dass man sich, dann auch wenn man im Uni-Netzwerk ist nen Account machen muss um sich da anzumelden, das finde ich schon relativ nervig, also das könnte doch auch so sein, dass die einfach merken, dass ich im Uninetz [Anony] drin bin und einfach zugreifen darf, aber gut. Und dann...</text:span></text:p>
      <text:p text:style-name="p1"><text:span text:style-name="c0"><text:tab/>
          <text:line-break/>[VIEW] </text:span><text:span text:style-name="c13">TLG</text:span><text:span text:style-name="c4">, File: 41.docx, RG</text:span><text:span text:style-name="c0"><text:tab/>
          <text:line-break/>M: Und dann finde ich irgendwie wie man dann also manchmal kriegt man dann eben wenn man Sachen eingibt keine Suchergebnisse, obwohl man 100%ig sicher ist, dass es Suchergebnisse geben müsste. Und es ist irgendwie... es ist irgendwie komplizierter.</text:span></text:p>
      <text:p text:style-name="p1"/>
      <text:p text:style-name="p1"><text:span text:style-name="c0">R: Man könnte sagen, dass das LLTA das Pendant zu dem TLG ist.</text:span></text:p>
      <text:p text:style-name="p1"/>
      <text:p text:style-name="p1"><text:span text:style-name="c0">M: Soll es sein, funktioniert aber deutlich besser finde ich. Also andere schwören wieder auf den TLG. Also man muss ja auch das nutzen, was man braucht, aber irgendwie an TLG bin ich nie so rangekommen, also find ich den einfach komplizierter in der Bedienung. </text:span></text:p>
      <text:p text:style-name="p1"><text:span text:style-name="c0"><text:tab/>
          <text:line-break/>[VIEW] </text:span><text:span text:style-name="c13">TLG</text:span><text:span text:style-name="c4">, File: 41.docx, RG</text:span><text:span text:style-name="c0"><text:tab/>
          <text:line-break/>M: Da müsste man irgendwie kucken, dass man den Text durchsuchbar kriegt und schön die Sachen einfach durchzählen könnte, also das wäre glaube ich relativ einfach, in dem Fall. Wenn ich jetzt ne Text hätte der 300 Seiten lang ist, wenn ich mir den sozusagen in ein Word-Dokument kopieren könnte und über die Suchfunktion kucken wie oft findet der Set, wie oft findet der At, das wäre ja relativ easy. Auf jeden Fall würde es deutlich schneller gehen als das per Hand durchzuzählen, wäre wahrscheinlich sogar sicherer. </text:span></text:p>
      <text:p text:style-name="p1"/>
      <text:p text:style-name="p1"><text:span text:style-name="c0">R: Gibt es solche Funktionen in diesem LLTA. Weil beim TLG gibts ja sowas.</text:span></text:p>
      <text:p text:style-name="p1"/>
      <text:p text:style-name="p1"><text:span text:style-name="c0">01:02:00</text:span></text:p>
      <text:p text:style-name="p1"/>
      <text:p text:style-name="p1"><text:span text:style-name="c0">M: Man müsste sich wahrscheinlich gar nicht alles dann durchklicken, sondern er zeigt einem ja dann an wie viele Ergebnisse er gefunden hat, also 37080 oder so und, wenn ich jetzt kuck wie oft Set überhaupt in der lateinischen Literatur belegt ist, dass würde er wahrscheinlich irgendne 5-stellige Zahl dann anzeigen…</text:span></text:p>
      <text:p text:style-name="p1"/>
      <text:p text:style-name="p1"><text:span text:style-name="c0">R: Das hat mir Sandra erzählt, dass es in dem TLG schon so einfach, oder evtl. Auch elaboriertere stilometrische Analysen gibt, die… Also nicht nur Worthäufigkeiten, aber auch, dass ein Wort in der Nähe eines anderen ist z.B., etc.</text:span></text:p>
      <text:p text:style-name="p1"><text:span text:style-name="c0"><text:tab/>
          <text:line-break/>[VIEW] </text:span><text:span text:style-name="c13">TLG</text:span><text:span text:style-name="c4">, File: 51.docx, RG</text:span><text:span text:style-name="c0"><text:tab/>
          <text:line-break/>Person: würde ich kollegen fragen, tatsächlich. es gibt datenbanken, also der TLL liegt ja auch nicht ganz vollständig, also er ist ja sowieso nicht vollständig, er ist ja noch in arbeitet, er liegt ja auch digitalisiert vor, odre bzw. kann man ja gar nicht digitalisiert nennen, sondern es ist ja ein eigenes programm, wenn man so will. das ist sehr unpraktisch. es ist sehr unpraktisch bis ähm unmöglich den mitunter zu benutzen, wenn man irgendwie nach verfeinerten kriterien suchen will, da muss ich zugeben, dass ich immer auf die druckversion zurückkomme, aber das wird glaube ich fast jeder sagen, es ist eine wissenschaft für sich, mit der datenbanken umzugehen.    #00:33:54-1# </text:span></text:p>
      <text:p text:style-name="p1"/>
      <text:p text:style-name="p1"><text:span text:style-name="c0">Interviewer: und das ist beim TLG schon wesentlich besser umgesetzt... #00:34:02-6# </text:span></text:p>
      <text:p text:style-name="p1"/>
      <text:p text:style-name="p1"><text:span text:style-name="c0">Person: ja. man arbeitet glaube ich da auch ständig an der verbesserung. also, gerade was vergleiche größerer textmassen angeht, also diese ngram-basierten suchen. also ich habe es jedenfalls als relativ neues feature im kopf. ja, das ist jedenfalls viel besser und ähm, was ich mir bei diesen datenbanken überhaupt wünschen würde, falls das überhaupt relevant ist, dass sowohl beim TLL als auch beim TLG noch suchkriterien haben könnte, dass man dichtung und prosa trennt. so wie wenn ich ein wort eingebe, dann wird mir die gesamte beleglage angezeigt für das wort, dann interessiert es mich ja mitunter, was sagen die dichter und nicht was die prosaschriftsteller und umgedreht. #00:35:05-0# </text:span></text:p>
      <text:p text:style-name="p1"><text:span text:style-name="c0"><text:tab/>
          <text:line-break/>[VIEW] </text:span><text:span text:style-name="c13">TLG</text:span><text:span text:style-name="c4">, File: 12.docx, RG</text:span><text:span text:style-name="c0"><text:tab/>
          <text:line-break/>naja, also diese sachen wie l'année philologique oder der tlg, das sind einfach, ich meine das eine ist literaturrecherche, da würde ich wirklich sagen, da gibt es nichts besseres, man kann andere sachen verwenden, man wird die selben ergebnisse und ein paar weniger bekommen und ohne die rezenssionen, denke ich zumindest, und das andere ist halt die vollständige datenbank, da gibt es auch nichts vollständigeres als das.</text:span></text:p>
      <text:p text:style-name="p1"><text:span text:style-name="c0"><text:tab/>
          <text:line-break/>[VIEW] </text:span><text:span text:style-name="c13">TLG</text:span><text:span text:style-name="c4">, File: 12.docx, RG</text:span><text:span text:style-name="c0"><text:tab/>
          <text:line-break/>ich habe mich tatsächlich beim TLG habe ich mich immer gefragt ähm warum machen die das nicht so, dass ich bspw. kucken kann, ich suche wort x und ich suche wort y und dann möchte ich aber noch wort z haben in der nähe, was aber in dem und dem kasus ist.das würde mir unglaublich viel bringen und würde mir ganz viele sachen ersetzen und das finde ich, war schon lange etwas, was man brauchte, und das ist jetzt tatsächlich verwenden, das ist jetzt in der beta-phase, das ist sehr sehr nützlich und ich bin mir einfach total sicher, dass es da für einzelne texte etwas besseres gibt aber nicht für das gesamte, und das ist wichtig, nicht für das gesamte korpus. und das ist aber oft, dass was man braucht. </text:span></text:p>
      <text:p text:style-name="p1"><text:span text:style-name="c0"><text:tab/>
          <text:line-break/>[VIEW] </text:span><text:span text:style-name="c13">TLG</text:span><text:span text:style-name="c4">, File: 12.docx, RG</text:span><text:span text:style-name="c0"><text:tab/>
          <text:line-break/>klassische Philologie beschäftigt sich ja, zumindest nach klassischer definition mit der griechisch-lateinischen antike und meinetwegen noch spätantike und manche wollen es dann noch bis zum mittelalter meinetwegen ausdehen, aber sagen wir mal so spätantike ist klassisch. und diese texte sind abgeschlossen, da kommen keine neuen dazu, es kann höchsten sein, dass neue gefunden werden, aber das ist abgeschlossen und ähm, dh. das ist der gegenstand der forschung ist immer identisch und der ist ganz klar, einfach nur die texte, was du damit machst, ist halt immer die frage und ob der text wirklich so ist oder nicht anders, also das heißt der gegenstand der forschung sind diese texte oder die überlieferungen der texte, die einzelnen papyri, steine, was weiss ich. daran wird sich nichts ändern. dh man, du kannst jetzt nicht nen vollständigeren TLG bauen, als der , der da ist, das ist per se nicht möglich und ähm und da wird sich auch substantiell wird sich da auch nichts ändern. das ist bei allen, das ist so wie, wenn du dich mit goethe beschäftigst, wenn du nicht was neues findest, wird sich da nichts ändern, die frage ist nur was du damit machst und deswegen gibt es da villeicht auch, diese, ziemlich schnell so eine art monopol, tlg die haben wirklich so eine art monopol auf die daten, auf die texte, und ähm, genau, du musst dich damit auseinandersetzen und es ist auch so viel, dass es damit auch ausreichend ist, dass du es niemals alls wirst auch nur ansatzweise lesen können, aber dennoch willst du natürlich ähm weil du dich ja auch mit einer sprache beschäftigst, willst du die sprache, obwohl du sie nie hören kannst, die du immer nur lesen kannst, willst du dich vollständig damit beschäftigen und deswegen nützt mir ein unvollständiges Korpus, bringt mir wenig, es würde mir nur dann was bringen, wenn es besser aufbereitet ist, wenn es was weiss ich, nur die allerneuesten editionen sind und immer noch, was weiss ich, mit varianten und apparat, das würde mir was bringen, aber, ich denke, die entwicklung wird dahingehen, dass der tlg einfach immer besser wird.man wird all diese sachen, nehmen wir mal an, man würde ein tool für die Ermittlung von Lautfolgen entwickeln, das wäre ganz nett, ein extra tool, aber es wäre viel sinnvoller einfach im tlg zu implementieren als eine weitere unter den vielen funktionen, die man da hat, das wäre viel sinnvoller als was neues zu bauen. und das ist tatsächlich dadurch dass man so festgelegt ist, ist das dadurch eine ganz andere ausgangslage als bei vielen anderen fächern ähm, weil darauf können sich schon alle einigen, auf die texte an sich, da gibt es keine diskussion, höchstens halt ob es wirklich von dem autor ist oder nicht, aber dass der text erstmal text ist, das ist an sich erstmal klar.</text:span></text:p>
      <text:p text:style-name="p1"><text:span text:style-name="c0"><text:tab/>
          <text:line-break/>[VIEW] </text:span><text:span text:style-name="c13">TLG</text:span><text:span text:style-name="c4">, File: 31.docx, RG</text:span><text:span text:style-name="c0"><text:tab/>
          <text:line-break/>M: Also LSJ, also Little Scott Jones, dem Online Lexikon und hier den TLG, also Thesaurus Lingua- Genau, genau, damit hab ich viel gearbeitet, aber auch natürlich mit digitalisierten Büchern, ja, PDF auch. </text:span></text:p>
      <text:p text:style-name="p1"><text:span text:style-name="c0"><text:tab/>
          <text:line-break/>[VIEW] </text:span><text:span text:style-name="c13">TLG</text:span><text:span text:style-name="c4">, File: 31.docx, RG</text:span><text:span text:style-name="c0"><text:tab/>
          <text:line-break/>M: TLG ja eher TLG, Perseus ist eher so Datenbestimmung.</text:span></text:p>
      <text:p text:style-name="p1"/>
      <text:p text:style-name="p1"><text:span text:style-name="c0">R: Wofür ist das interessant die Funktion?</text:span></text:p>
      <text:p text:style-name="p1"/>
      <text:p text:style-name="p1"><text:span text:style-name="c0">M: Also ich, ja, also vor allem diese also grad jetzt wo kommt ein Wort, wo noch vorkommt, das sind halt so Intertextualitätsbestimmungen, dass ich schaue, kann jetzt z.B. ein Empedokles, also ein Philosoph den anderen beeinflusst haben also praktisch so semantische und syntaktische Gemeinsamkeiten herausfischen um das Ganze dann zu vergleichen um ne Relation sozusagen festzustellen. Also solche Sachen.</text:span></text:p>
      <text:p text:style-name="p1"><text:span text:style-name="c0"><text:tab/>
          <text:line-break/>[VIEW] </text:span><text:span text:style-name="c13">TLG</text:span><text:span text:style-name="c4">, File: 31.docx, RG</text:span><text:span text:style-name="c0"><text:tab/>
          <text:line-break/>M: Ja genau die Stellen kann man dann einfach leichter vergleichen sozusagen, genau. Natürlich für schwierige Textstellen, manchmal ist es ja nicht so eindeutig wie das ganze jetzt zu übersetzen ist, was da jetzt für ein Bezug vorliegt, dann bekommt man natürlich auch Vorschläge, was das für ein Casus ist und dann kann man das einfach besser einordnen, besser bestimmen, genau, dafür nutze ich das vorwiegend, und natürlich hat man da den ganzen Text online und gut verfügbar. </text:span></text:p>
      <text:p text:style-name="p1"><text:span text:style-name="c0"><text:tab/>
          <text:line-break/>[VIEW] </text:span><text:span text:style-name="c13">TLG</text:span><text:span text:style-name="c4">, File: 31.docx, RG</text:span><text:span text:style-name="c0"><text:tab/>
          <text:line-break/>M: Da würde ich dann Kollegen fragen, die die es auch benutzen, ja. </text:span></text:p>
      <text:p text:style-name="p1"/>
      <text:p text:style-name="p1"><text:span text:style-name="c0">R: Weil ich frag mich halt immer, gibt es da im Internet ne größere Community um diese Werkzeuge herum, wo man fragen stellen kann.</text:span></text:p>
      <text:p text:style-name="p1"/>
      <text:p text:style-name="p1"><text:span text:style-name="c0">M: Ne also grad beim TLG, eigentlich nicht so, ne. Also ich hab auch Sandra gefragt. Bzw. ich mache sehr viel intuitiv, ich fuchs mich dann so lange durch, bis es dann wieder, bis es dann geht, oder bis es dann, ja, genau, also ich hab mir das auch alles selber, das meiste ist wirklich selber beigebracht, es ist...</text:span></text:p>
      <text:p text:style-name="p1"><text:span text:style-name="c0"><text:tab/>
          <text:line-break/>[VIEW] </text:span><text:span text:style-name="c13">TLG</text:span><text:span text:style-name="c4">, File: 32.docx, RG</text:span><text:span text:style-name="c0"><text:tab/>
          <text:line-break/>M: Hatte ich das letzte Mal schon kurz, aber ist ja... Die Hilfestellungen, also es gibt eigentlich, ich hab noch nie Hilfestellungen genutzt, die da irgendwie, Erklärtools oder, ich hab das alles immer intuitiv mir erarbeitet aber auch durch probieren. Ich wusste auch durch die Fachcommunity um die Möglichkeiten die der TLG so bietet und dann, wenn du das weißt, dann klickst du dich durch um an dein Ziel zu kommen sozusagen.</text:span></text:p>
      <text:p text:style-name="p1"><text:span text:style-name="c0"><text:tab/>
          <text:line-break/>[VIEW] </text:span><text:span text:style-name="c13">TLG</text:span><text:span text:style-name="c4">, File: 32.docx, RG</text:span><text:span text:style-name="c0"><text:tab/>
          <text:line-break/>M: Ist schon sehr einfach eigentlich, also sehr intuitiv zu bedienen.</text:span></text:p>
      <text:p text:style-name="p1"/>
      <text:p text:style-name="p1"><text:span text:style-name="c0">R: Das hab ich so in den anderen Interviews auch rausgehört, dass der TLG ein super Tool ist, von der Usability.</text:span></text:p>
      <text:p text:style-name="p1"><text:span text:style-name="c0"><text:tab/>
          <text:line-break/>[VIEW] </text:span><text:span text:style-name="c13">TLG</text:span><text:span text:style-name="c4">, File: 32.docx, RG</text:span><text:span text:style-name="c0"><text:tab/>
          <text:line-break/>M: Also das, das läuft eigentlich aber ich muss auch sagen, dass ich hier wirklich nicht so viel Software drauf habe. Also ich benutz das Smartphone eben auch meistens nur zum, ja zum Chatten also Nachrichten schreiben, genau, genau Whatsapp und was nehm ich noch... Es gibt auch schöne Apps nur für unsere, also für klassische Philologie, darum weiß ich, ich müsste die aber auch nochmal runterladen. Ich bin halt auch eher so ein PC...</text:span></text:p>
      <text:p text:style-name="p1"/>
      <text:p text:style-name="p1"><text:span text:style-name="c0">R: Ist auch ein kleiner Bildschirm fürs arbeiten.</text:span></text:p>
      <text:p text:style-name="p1"/>
      <text:p text:style-name="p1"><text:span text:style-name="c0">M: Ich glaub den TLG gibt’s aber auch für Smartphone. Muss ich mal kucken ob es da sogar die App gibt.</text:span></text:p>
      <text:p text:style-name="p1"><text:span text:style-name="c0"><text:tab/>
          <text:line-break/>[VIEW] </text:span><text:span text:style-name="c13">TLG</text:span><text:span text:style-name="c4">, File: 21.docx, RG</text:span><text:span text:style-name="c0"><text:tab/>
          <text:line-break/>Person: das ist sozusagen tatsächlich die datenbanken der griechischen literatur von den anfängen bis tatsächlich in die moderne, habe ich gestern übrigens gelesen, da werden texte auf griechisch angebaut, die noch im 18.j h verfasst wurden. genau, und da kannst du tatsächlich, das ist ein instrument, was unheimlich nützlich ist, jeder text ist ähm verknüpft mit wörterbüchern , übersetzungen, verschd. lexika, du kannst tatsächlich parallel stellen suchen, textem iteinander vergleichen, zu sehen, wo und wie oft zitiert aristoteles homer ne. und ähm, genau, es wirlich eine unendlich erleicherung für die arbeit eines philologen. genau, wie häufig kommt das wort x in dem text in dem jahrhundert usw. das habe ich demenstprechend, verhältnismßig vielleicht später damit angefangen, es ist natürlich in den letzten jahren auch gewachsen, genau. dieses instrument #00:22:02-8# </text:span></text:p>
      <text:p text:style-name="p1"/>
      <text:p text:style-name="p1"><text:span text:style-name="c0">Interviewer: wann hast du das zum ersten mal genutzt? #00:22:08-8# </text:span></text:p>
      <text:p text:style-name="p1"/>
      <text:p text:style-name="p1"><text:span text:style-name="c0">Person: in dem Projekt an der [Anony] anderen Uni tatsächlich und dann jetzt intensiver hier an der uni, wo ich tatsächlich wieder, wo ich wieder mehr in der klassische Philologie arbeite, im SFB war eher zwischen den disziplinen, das war nicht so, das war keine , es war klassische Philologie aber nicht so eng.</text:span></text:p>
      <text:p text:style-name="p1"><text:span text:style-name="c0"><text:tab/>
          <text:line-break/>[VIEW] </text:span><text:span text:style-name="c13">TLG</text:span><text:span text:style-name="c4">, File: 21.docx, RG</text:span><text:span text:style-name="c0"><text:tab/>
          <text:line-break/>Person: nee, alles alleine. aber einführung meine ich wirklich nur, dass wir uns das anschauen. es ist keine systematische sache, ich zeige ihnen was, wie sie (unv) stoppwörter suchen, so sachen, aber eben ohne anspruch auf wirklich, ich zeige, wie sie suchen können und das ist wirklich eine große hilfe. ich habe jetzt den einen der eine hausarbeit schreibt über das vorkommen, es klingt jetzt vielleciht abstrakt, eines bestimmten adjektivs ähm bei homer und er will sich dann anschauen, was in der zeit mit dem wort passiert und das ist natürlich ein unerlässliches instrument.  </text:span></text:p>
      <text:p text:style-name="p1"><text:span text:style-name="c0"><text:tab/>
          <text:line-break/>[VIEW] </text:span><text:span text:style-name="c13">TLG</text:span><text:span text:style-name="c4">, File: 21.docx, RG</text:span><text:span text:style-name="c0"><text:tab/>
          <text:line-break/>Interviewer: und gäbe es diese hilfe, ein forum im internet? #00:27:00-7# </text:span></text:p>
      <text:p text:style-name="p1"/>
      <text:p text:style-name="p1"><text:span text:style-name="c0">Person: das weiss ich nicht, im deutschsprachigen raum weiss ich es nicht, tatsächlich kannst du dich auch ausprobieren und austoben um selber sozusagen auf die funktionen zu kommen. weiss ich nicht, kann die frage nicht so beantworten. </text:span></text:p>
      <text:p text:style-name="p1"><text:span text:style-name="c0"><text:tab/>
          <text:line-break/>[VIEW] </text:span><text:span text:style-name="c13">TLG</text:span><text:span text:style-name="c4">, File: 21.docx, RG</text:span><text:span text:style-name="c0"><text:tab/>
          <text:line-break/>Person: z.b. auch der TLG, den ich vorhin erwähnt, kann man solche ähm, solche suchen betreiben, wo man schaut eben ähm, es ist wirklich, man kann sich, ich kann zumindest, meine arbeit nicht mehr ohne vorstellen.... #01:00:13-0# </text:span></text:p>
      <text:p text:style-name="p1"/>
      <text:p text:style-name="p1"><text:span text:style-name="c0">Interviewer: ohne den tlg oder ohne dieser funktionen? #01:00:20-5# </text:span></text:p>
      <text:p text:style-name="p1"/>
      <text:p text:style-name="p1"><text:span text:style-name="c0">Person: beides, ich weniger als die anderen, ich schaue eher, wie die texte rezipiert werden in der neuzeit, aber ja, auf jeden fall und in dem sinne würde ich schon sagen, dass ist in der community ähm ähm vorausgesetzt und jeder arbeitet damit und jeder unter den neueren. und auf jeden fall es ist voraussetzung, dass man damit vertraut ist. #01:01:09-8# </text:span></text:p>
      <text:p text:style-name="p1"/>
      <text:p text:style-name="p1"><text:span text:style-name="c0">Interviewer: könntest du dafür ein beispiel liefern, wenn du da ein problem hast, dann würdest du im tlg das und das machen, was machst du da? #01:01:30-1# </text:span></text:p>
      <text:p text:style-name="p1"/>
      <text:p text:style-name="p1"><text:span text:style-name="c0">Person: das hatte ich auch vorhin schon genannt, jetzt wo ich die hausarbeitstehemn von meinen studierenden aussuchen musste, habe ich tatsächlihc im tlg geschaut, ob es sich lohtn, dass die sich anschauen ähm also in welchen kontexten ähm ein gewisses aadjektiv vorkommt und dafür habe ich selber eine solche recherche gestartet, natürlich weiss ich von meiner eigenen lektüre, das ersetzt jetzt natürlich nicht die lektüre, habe ich schon eine vorstellung in welchen texten das wort besonders vorkommt, aus meinen eigneen studien und das habe ich dann nochmal überprüft, anhand des tlgs, und dann gedacht, oh, ok, das ist wirklich eine tragende fragestellng, damit können sie was anfangen und das hat so meine vorkenntnisse in dem fall bestätigt. und ich habe gesagt ok, sie könen nicht nur inder epischen dichtung sondern auch in der philosophie, also in philosoph. texten ähm also ich hab sozusagen, die tragweite einer fragestellung quasi überprüft und geschaut, ob es sich lohnt #01:03:12-7#</text:span></text:p>
      <text:p text:style-name="p1"><text:span text:style-name="c0"><text:tab/>
          <text:line-break/>[VIEW] </text:span><text:span text:style-name="c13">TLG</text:span><text:span text:style-name="c4">, File: 21.docx, RG</text:span><text:span text:style-name="c0"><text:tab/>
          <text:line-break/>Person: also z.t. ich hab ja natürlich dann auch die Konext angeschaut wo das Wort vorkommt und genau. Es ging auch über die Häufigkeit auch hinaus, ging es mir auch darum den Kontext anzuschauen. Deswegen, eben, ist es eine Hilfe für die Suche gewesen, für die Häufigkeit aber natürlich man muss sich die Texte dann anschauen    (...) und genau ... weiß nicht, ob das ...? #01:04:22-2# </text:span></text:p>
      <text:p text:style-name="p1"><text:span text:style-name="c0"><text:tab/>
          <text:line-break/>[VIEW] </text:span><text:span text:style-name="c13">TLG</text:span><text:span text:style-name="c4">, File: 21.docx, RG</text:span><text:span text:style-name="c0"><text:tab/>
          <text:line-break/>Person: sehr häufig der Fall, dass ich einfach nachschaue.    (lachen)    oder ich hatte auch vorgestern den anderen Fall wo ein bestimmtes Wort immer mit einem bestimmten kasus immer ... also ich hatte so einen Text vor mir ... und an einer bestimmten Stelle im Vers und da hab ich überprüft wie häufig das der Fall ist, weil das fand ich auffallend und da hab ich geguckt, genau, eine Kollegin hat mir geholfen das zu recherchieren und da hab ich gesagt ok es ist auffallend für den Autor X dass dieses Wort an der Stelle vorkommt, weil das hat eben auswirkungen auf das Metrum des Verses. #01:06:25-3# </text:span></text:p>
      <text:p text:style-name="p1"><text:span text:style-name="c0"><text:tab/>
          <text:line-break/>[VIEW] </text:span><text:span text:style-name="c13">TLG</text:span><text:span text:style-name="c4">, File: 22.docx, RG</text:span><text:span text:style-name="c0"><text:tab/>
          <text:line-break/>M: Ich hab darüber nachgedacht, tatsächlich und einen Teil hab ich dir schon geschrieben. Dass es, also als du fragtest, also wie mein Zugang zum Thesaurus war, ich hab gesagt learning by doing, natürlich spielt das eine Rolle, aber es gibt lauter Tutorials. Und, und natürlich, also hab ich dir ja gezeugt, also bei jeder Funktion kannst du sozusagen ein PDF runterladen, die alles erklärt. Tatsächlich hab ich dir nicht benutzt, aber genau, von daher, aber jetzt, genau gestern hab ich...</text:span></text:p>
      <text:p text:style-name="p1"/>
      <text:p text:style-name="p1"><text:span text:style-name="c0">R: Hast du es tatsächlich genutzt?</text:span></text:p>
      <text:p text:style-name="p1"/>
      <text:p text:style-name="p1"><text:span text:style-name="c0">M: Jajajaja, also du hast mich so, also es hat mich schon geärgert, dass ich die Frage so beantwortet hab, und dann hab ich die ganzen angeschaut, das war sehr nützlich. Und gestern habe ich eine Empfehlung gegeben, meinen Studenten eine Empfehlung darüber gegeben und ich sage ich war sehr nervös, weil genau, ich muss es alles sozusagen vorzeigen und so.</text:span></text:p>
      <text:p text:style-name="p1"/>
      <text:p text:style-name="p1"><text:span text:style-name="c0">01:46</text:span></text:p>
      <text:p text:style-name="p1"/>
      <text:p text:style-name="p1"><text:span text:style-name="c0">M: Und genau aber ich hatte mich das wirklich (..), also diese Dateien auch vorbereiten und Tutorials und natürlich dann hab ich [Anony] meine Kollegin nochmal gefragt und genau.</text:span></text:p>
      <text:p text:style-name="p1"/>
      <text:p text:style-name="p1"><text:span text:style-name="c0">R: Kannst du dich erinnern welche Dateien du da gestern angeschaut hast?</text:span></text:p>
      <text:p text:style-name="p1"/>
      <text:p text:style-name="p1"><text:span text:style-name="c0">02:04</text:span></text:p>
      <text:p text:style-name="p1"/>
      <text:p text:style-name="p1"><text:span text:style-name="c0">M: Also für diese Veranstaltung, ja das waren also, es gibt mehrere Funktionen, das ist wirklich sehr gut gemacht, gell, also, ähh, also bei den verschiedenen Funktionen, also genau, also äh, Texte, also so dieses Parallel-, die also der Parallelvergleich von Texten und, also es ist ziemlich komplex, kann ich dir zeigen, wenn du willst später.</text:span></text:p>
      <text:p text:style-name="p1"><text:span text:style-name="c0"><text:tab/>
          <text:line-break/>[VIEW] </text:span><text:span text:style-name="c13">TLG</text:span><text:span text:style-name="c4">, File: 22.docx, RG</text:span><text:span text:style-name="c0"><text:tab/>
          <text:line-break/>M: Ja also es sind natürlich Fehler vorhanden, also da aber ja es ist eines, ja, Beispiel gestern habe ich eine ganze Stunde darüber gesprochen mit den Studierenden, weil es ist System für die Hausarbeiten, Hausarbeit, für ihre allererste Hausarbeit und das müssen sie lernen. Ja wir vertrauen absolut, also schon ein großes Vertrauen genau in diese, ja wenn man schon, also ich setze das sozusagen voraus sogar, dass sie für die Hausarbeit darauf zugreifen und oder dass sie wenigstens damit umgehen können. Und, und, ja, und...</text:span></text:p>
      <text:p text:style-name="p1"/>
      <text:p text:style-name="p1"><text:span text:style-name="c0">R: Dieses vertrauen gibt es ja nicht, wenn du deinen Bereich verlässt, dann hast du Google, aber da kann man ja nicht von Vertrauen sprechen.</text:span></text:p>
      <text:p text:style-name="p1"/>
      <text:p text:style-name="p1"><text:span text:style-name="c0">57:13</text:span></text:p>
      <text:p text:style-name="p1"/>
      <text:p text:style-name="p1"><text:span text:style-name="c0">M: Ja das ist wirklich eine faszinierende Hypothese auch. (zögert) Ja also und, jaja ich muss...</text:span></text:p>
      <text:p text:style-name="p1"><text:span text:style-name="c0"><text:tab/>
          <text:line-break/>[VIEW] </text:span><text:span text:style-name="c13">TLG</text:span><text:span text:style-name="c4">, File: 22.docx, RG</text:span><text:span text:style-name="c0"><text:tab/>
          <text:line-break/>M: Übrigens sag das mit der l’année philologique, das hab ich auch so betont, weil ich den Studenten immer so sage, also ich hab jetzt so weit das gesagt was ich den Studenten sage was sie suchen sollen und so aber die nimmt auch zurück. Also es ist immer also eine (...) wir haben darüber gesprochen, weil mit den Kollegen, es im Grunde zuverlässig bis zu einem gewissen Punkt und die letzten drei Jahre also sind...</text:span></text:p>
      <text:p text:style-name="p1"/>
      <text:p text:style-name="p1"><text:span text:style-name="c0">R: Hast du erzählt beim letzten Mal.</text:span></text:p>
      <text:p text:style-name="p1"/>
      <text:p text:style-name="p1"><text:span text:style-name="c0">59:38</text:span></text:p>
      <text:p text:style-name="p1"/>
      <text:p text:style-name="p1"><text:span text:style-name="c0">M: Also 3, 4 Jahre, so zurück. Und von daher ist, ja aber mit dem Thesaurus, das ist, na, okay, und also du meinst eben man verlässt also diesen sicheren Bereich, wenn man sozusagen in den Alltag sozusagen agiert.</text:span></text:p>
      <text:p text:style-name="p1"><text:span text:style-name="c0"><text:tab/>
          <text:line-break/>[VIEW] </text:span><text:span text:style-name="c35">Vertrauen</text:span><text:span text:style-name="c4">, File: 41.docx, RG</text:span><text:span text:style-name="c0"><text:tab/>
          <text:line-break/>M: Ich versuch grade, ne, es ist, also ich arbeite grad an so nem kleineren Aufsatz, wo ich überlege ob ich den publizieren sollte oder nicht und ein anderer Kollege von mir hatte wiederum einen kennengelernt aus Australien bei irgendeiner Veranstaltung, der auch genau zu dem Thema arbeitet und ich hab mit dem Emailkontakt aufgenommen und ihm das mal geschickt und er will das auch lesen, aber das, ich hab seit nem halben Jahr nix mehr davon gehört. Also ich weiß nicht so ob das noch was wird. </text:span></text:p>
      <text:p text:style-name="p1"><text:span text:style-name="c0"><text:tab/>
          <text:line-break/>[VIEW] </text:span><text:span text:style-name="c35">Vertrauen</text:span><text:span text:style-name="c4">, File: 41.docx, RG</text:span><text:span text:style-name="c0"><text:tab/>
          <text:line-break/>M: Also ich hab als Hiwi in diesem [Anony] DH Projekt gearbeitet und auch dieses Handschriften Projekt wo ich jetzt arbeite, verwendet durchaus Methoden der, also es gibt ja dieses Handschriften Projekt sozusagen doppelt: Es gibt die deutschen Handschriften, das sind dann schöne große grüne gedruckte Bände und dann gibts [Anony] die online Variante. Wo diese Bände immer nach 3 Jahren digitalisiert werden und da gibts ne eigene Arbeitsstelle, die diese Digitalisierung nochmal macht. Aber es ist eben durch die Datenbank so, dass wir die Bände im Grunde jetzt schon so machen, dass sie dann digitalisierbar sind. Also mit, dass bestimmte Sachen dann entsprechend codiert sind und so, das kriegen wir selber gar nicht so wahnsinnig viel von mit, aber diese Datenbank tut das eben. </text:span></text:p>
      <text:p text:style-name="p1"/>
      <text:p text:style-name="p1"><text:span text:style-name="c0">R: Und wer ist da in dem Projekt noch mit drin von Seiten der DH?</text:span></text:p>
      <text:p text:style-name="p1"/>
      <text:p text:style-name="p1"><text:span text:style-name="c0">01:06:05</text:span></text:p>
      <text:p text:style-name="p1"/>
      <text:p text:style-name="p1"><text:span text:style-name="c0">M: Das läuft über eine [Anony] digitale Forschungsgruppe, da gibts eben ne eigene Handschriftenarbeitsstelle, die sich gesondert für diese Homepage dann kümmert. Also [Anony] Herrn Mayer kennste vielleicht, der ist ja so der DH Guru, der hängt da auch mit drin. Wenn er nicht direkt in der Arbeitsstelle glaube ich angestellt ist. Und dann gibts eben einen Kollegen in Göttingen, der eben in seiner Freizeit sich diese Datenbank ausgedacht hat. Das ist schon echt krass. Das hat uns halt niemand, da wurde kein Cent Steuergeld für ausgegeben, der hatte eben die Idee so ne Datenbank sich mal zu überlegen, dass wir nicht diese Bände, das war eben früher so, dass man sich die in ein Word Dokument eben nach und nach schreibt, da gabs ne Word Vorlage und dann wurden, wurde halt alles eingearbeitet mit wahnsinnig viel Arbeit. Und der dachte das müsste eigentlich einfacher gehen, dass einfach die Datenbank einem dieses fertige Word Dokument am Ende ausspuckt. Und der hat sich das dann ausgedacht.</text:span></text:p>
      <text:p text:style-name="p1"><text:span text:style-name="c0"><text:tab/>
          <text:line-break/>[VIEW] </text:span><text:span text:style-name="c35">Vertrauen</text:span><text:span text:style-name="c4">, File: 41.docx, RG</text:span><text:span text:style-name="c0"><text:tab/>
          <text:line-break/>M: Ja die Sachen verlaufen dann halt im Sande und werden nicht genutzt…</text:span></text:p>
      <text:p text:style-name="p1"/>
      <text:p text:style-name="p1"><text:span text:style-name="c0">R: genau das sehe ich bei euch. Es gibt viele DH Projekte, die angeleiert wurden, [Anony] und aber die Erfahrungen, die gemacht wurden ist, dass die, anders formuliert, weniger positiv waren, als man sich das gewünscht hätte. Diese Erfahrung hat ein Stück weit den weiteren Umgang mit dem Feld geprägt.</text:span></text:p>
      <text:p text:style-name="p1"/>
      <text:p text:style-name="p1"><text:span text:style-name="c0">01:13:35</text:span></text:p>
      <text:p text:style-name="p1"/>
      <text:p text:style-name="p1"><text:span text:style-name="c0">M: ich hab ganz stark das Gefühl, dass es oft, das ist jetzt auch schon sehr böse, aber es ist eben, es ist ne super Möglichkeit Gelder an Land zu ziehen, weil dafür werden immer gerne, dann kann man ein paar Hiwis einstellen, und ein paar Mitarbeiter einstellen und so, aber was dann am Ende rauskommt, das ist eigentlich, schön wenn es praktisch ist, aber wenn es dann keiner nutzt… Also ich mein dieses E Aqua, was die Althistoriker sich überlegt haben, wo ich auch, das ist ja auch so ne Art, das soll ja so ein, da soll man ja auch so Zitate finden können in texten und solche geschichten, aber das kann jetzt nicht sagen, dass das außerhalb [Anony] unserer Uni jetzt die Altertumswissenschaften revolutioniert hätte. Also ich glaub die alle haben… das kennt man wahrscheinlich nur, weil man [Anony] hier studiert hat und benutzen tut es wahrscheinlich niemand, also das ist eben…</text:span></text:p>
      <text:p text:style-name="p1"><text:span text:style-name="c0"><text:tab/>
          <text:line-break/>[VIEW] </text:span><text:span text:style-name="c35">Vertrauen</text:span><text:span text:style-name="c4">, File: 51.docx, RG</text:span><text:span text:style-name="c0"><text:tab/>
          <text:line-break/>Person: also über ein derartiges programm oder eine datenbank. datenbanken, die es müsste ja sozusagen die gesamte lateinische literatur da eingespeist werden. also klar, wenn die worte wiederkehren. es müsste das programm dann ne ganze menge anderer sachen können und zwar im einzelfall entscheiden usw. also da gibt es mit sicherheit datenbanken aber darüber weiss ich nicht viel und ich weiss auch nicht wie verlässlich das ist. weil es auch sehr viele grenzfälle gibt, habe ich das alles selber gemacht. händisch. und ja. #00:55:43-8# </text:span></text:p>
      <text:p text:style-name="p1"><text:span text:style-name="c0"><text:tab/>
          <text:line-break/>[VIEW] </text:span><text:span text:style-name="c35">Vertrauen</text:span><text:span text:style-name="c4">, File: 51.docx, RG</text:span><text:span text:style-name="c0"><text:tab/>
          <text:line-break/>deswegen ist die quellenarbeit und das vertrauen in die quelle herzustellen ist wesentlicher teil eurer arbeit. #01:50:42-8# </text:span></text:p>
      <text:p text:style-name="p1"/>
      <text:p text:style-name="p1"><text:span text:style-name="c0">Person: oder eben hat es auch, wie gesagt, es in frage zu stellen.    #01:50:49-1# </text:span></text:p>
      <text:p text:style-name="p1"><text:span text:style-name="c0"><text:tab/>
          <text:line-break/>[VIEW] </text:span><text:span text:style-name="c35">Vertrauen</text:span><text:span text:style-name="c4">, File: 42.docx, RG</text:span><text:span text:style-name="c0"><text:tab/>
          <text:line-break/>Person: ähm, vertrauen in eine quelle, darf man ja eigentlich nicht haben (pause), ne eigentlich sollte man als historischer geisteswiss. quellen nicht vertrauen, sondern man sollte sie auswerten, benutzen, kritisch einordnen und so.    #00:36:14-5# </text:span></text:p>
      <text:p text:style-name="p1"/>
      <text:p text:style-name="p1"><text:span text:style-name="c0">Interviewer: für mich gibt es ja keine primär und sekundärliteratur. #00:36:41-4# </text:span></text:p>
      <text:p text:style-name="p1"/>
      <text:p text:style-name="p1"><text:span text:style-name="c0">Person: da komm ich jetzt wiederum, weil ich geschichte studiert habe, sogar noch härter als die anderen, quellen sind für mich immer primärliteratur und ja, sekundärliteratur würde ich an bestimmten punkten, einfach aus pragmatischen gründen schon vertrauen entgegenbringen, weil ich mich natürlich niemals mit allen aspeketen , die philologisch zu einem bestimmten fall relevant sind, jetzt im einzelnen auseinander setzen kann. und dann muss ich halt sagen, ok forscher XY ist n experte auf dem gebiet und der in nem aufsatz sagt, das ist so, dann kann ich jetzt nicht jedesmal hergehen und den gang komplett nachvollziehen und prüfen und dann in irgendeiner nuance zu einem anderen ergebnis kommen, da würde ich nie fertig werden. also da, würde ich sagen, auch da sollte man hypothetisch, nie vertrauen und alles immer noch mal nachvollziehen, aber das geht halt nicht, auf der eben gibt es so ein pragmatisches vertrauen. das man dann einfac haben muss. und dafür gibt es dann den verweis und fussnoten und so, dass man eben die probleme auch abwälzen kann und sagen kann, das habe ich da und da her und wenn das falsch ist, dann ist das nicht meine schuld sondern seine. #00:37:41-6# </text:span></text:p>
      <text:p text:style-name="p1"><text:span text:style-name="c0"><text:tab/>
          <text:line-break/>[VIEW] </text:span><text:span text:style-name="c35">Vertrauen</text:span><text:span text:style-name="c4">, File: 42.docx, RG</text:span><text:span text:style-name="c0"><text:tab/>
          <text:line-break/>Person: ich würde bei einer software immer erstmal rumprobieren und sozusagen und das ist natürlich hypothetisch schwer zu sagen, die software dem einen oder anderen härtetest aussetzen um zu kucken, ob sie halt wirklich funktioniert. so wie man ja in einer rezension das register eines buches prüfen will, da gibt es so standardverfahren, man sucht im text so 10 wichtige begriffe, wo man sagt, die müssten über das register findbar sein und kuckt nach und wenn mehr als zwei davon nicht vorkommen, dann ist das register einfach mal schlecht gemacht. also man kann mit der llta datenbanken sich zb irgendwelche stellen raussuchen und sagen , ok das würde ich gerne finden und jetzt probier ich das einfach mal aus, ob ich das hinbekomme. #00:39:05-8#</text:span></text:p>
      <text:p text:style-name="p1"><text:span text:style-name="c0"><text:tab/>
          <text:line-break/>[VIEW] </text:span><text:span text:style-name="c35">Vertrauen</text:span><text:span text:style-name="c4">, File: 42.docx, RG</text:span><text:span text:style-name="c0"><text:tab/>
          <text:line-break/>Person: ja, da würde ich es auf funktionaler basis machen, klar. aber es kommt natürlich auf die software an. ich meine es ist natürlich auch die frage, wie transparent ist so eine software gemacht. ne, also bei so einer textdatenbank da möchte ich schon wissen, welche texte sind da jetzt drin. das wäre schon wichtig zu wissen, wie die ergebnisse sind, in unserem konkreten falle, welche ausgaben wurde dafür genutzt. es ist ja in aller regel so, dass die aus urheberrechtl. gründen nicht die neuesten ausgaben benutzen können, dann würde das noch viel teurer werden, sondern, die müssen irgendwelche gemeinfreien ausgaben benutzen. die in der regel dann mindestens hundert jahre alt sind oder so. ähm, das muss nicht heißen, dass die unbrauchbar sind, aber das sollte man im hinterkopf haben, also z.b bei diesen stat. auswertungen, man kann wahrscheinlich davon ausgehen, dass bei diesen et, ad que und ques nicht jedes einzelne immer noch so in den modernen ausgaben, wenn man jetzt in die neueste kucken würde, immer noch so drin steht, wie es in der ausgabe war, die diese datenbanken zu grunde legt. weil irgendwo an irgendeiner stelle wird ein herausgeber, gerade bei so einem et gesagt haben , das muss aber getilgt werden, weil davor endet auch ein wort auf et und das ist dann in den handschriften verdoppelt worden und das muss raus. das sind immer so sachen, aber wahrscheinlich das sind so sachen, wenn man die prozentual darstellt, dann ist das die vierte kommastelle oder so. das ist jetzt nicht schlimm, glaube ich. aber so ein transparenz, die muss schon da sein, das würde ich auch von so einer textdatenbank erwarten, das irgendwo steht, hier die ausgaben wurden eingescannt und durchsuchbar gemacht. </text:span></text:p>
      <text:p text:style-name="p1"><text:span text:style-name="c0"><text:tab/>
          <text:line-break/>[VIEW] </text:span><text:span text:style-name="c35">Vertrauen</text:span><text:span text:style-name="c4">, File: 12.docx, RG</text:span><text:span text:style-name="c0"><text:tab/>
          <text:line-break/>naja, also diese sachen wie l'année philologique oder der tlg, das sind einfach, ich meine das eine ist literaturrecherche, da würde ich wirklich sagen, da gibt es nichts besseres, man kann andere sachen verwenden, man wird die selben ergebnisse und ein paar weniger bekommen und ohne die rezenssionen, denke ich zumindest, und das andere ist halt die vollständige datenbank, da gibt es auch nichts vollständigeres als das.</text:span></text:p>
      <text:p text:style-name="p1"><text:span text:style-name="c0"><text:tab/>
          <text:line-break/>[VIEW] </text:span><text:span text:style-name="c35">Vertrauen</text:span><text:span text:style-name="c4">, File: 12.docx, RG</text:span><text:span text:style-name="c0"><text:tab/>
          <text:line-break/>das kann schon sein, dass wie soll ich sagen, man ist es nicht unbedingt gewohnt, dass man für ne genuin philologische fragestellung im netz auf irgendwelche antworten stößt. die dort, also das ist ziemlich selten, dass da schon mal irgendjmd was gebastelt hat und dass das wirklich weiterhelfen würde, eben dieses Perseus projekt, oder ähm, was aber letztendlich, wenn ich TLG sage ist das da im grunde schon drin, ist mittlerweile alles verknüpft, dh das ist vielleicht so ein bißchen die sache, es kann schon sein, dass du da auf einen richtigen punkt gestoßén bin, dadurch dass es vielleicht diesen widerstand gibt, sich mit neuer software gibt, die man noch nie benutzt hat, auseinanderzusetzen, ist es so, dass das was sich wirklich etabliert hat, einfach so extrem gepusht wird, und ähm, und diese sachen dann einfach sehr sehr anerkannt sind und tatsächlich sehr viele leute darauf zugreifen und es nicht so ist, dass es das eine und das andere gibt und der eine bevorzugt dies und der andere das. das kenne ich eigentlich nicht so aus der erfahrung, sondern das eine funktioniert und das andere scheinbar nicht, </text:span></text:p>
      <text:p text:style-name="p1"><text:span text:style-name="c0"><text:tab/>
          <text:line-break/>[VIEW] </text:span><text:span text:style-name="c35">Vertrauen</text:span><text:span text:style-name="c4">, File: 21.docx, RG</text:span><text:span text:style-name="c0"><text:tab/>
          <text:line-break/>Person: ja, er ist initiator eines ziemlich renommierten Projektes. Es ist frei zugänglich, allerdings mit einigen fehlern muss man sagen auch, von daher auch ein problem der zuverlässigkeit. #00:50:41-8# </text:span></text:p>
      <text:p text:style-name="p1"><text:span text:style-name="c0"><text:tab/>
          <text:line-break/>[VIEW] </text:span><text:span text:style-name="c35">Vertrauen</text:span><text:span text:style-name="c4">, File: 22.docx, RG</text:span><text:span text:style-name="c0"><text:tab/>
          <text:line-break/>R: Was ich da sehr spannend find daran ist, dass du sagst bei Google Scholar würdest du die Keywords verwenden, weil du kannst es klar klassifizieren.</text:span></text:p>
      <text:p text:style-name="p1"/>
      <text:p text:style-name="p1"><text:span text:style-name="c0">M: Ja.</text:span></text:p>
      <text:p text:style-name="p1"/>
      <text:p text:style-name="p1"><text:span text:style-name="c0">R: Bei der Suche nach Software jetzt, da hast du gemeint, dass du da mitunter eine Frage stellen würdest.</text:span></text:p>
      <text:p text:style-name="p1"/>
      <text:p text:style-name="p1"><text:span text:style-name="c0">M: Unterschiedlich ja.</text:span></text:p>
      <text:p text:style-name="p1"/>
      <text:p text:style-name="p1"><text:span text:style-name="c0">R: Aber auch. Das machst du ja bei Google Scholar wahrscheinlich nicht.</text:span></text:p>
      <text:p text:style-name="p1"/>
      <text:p text:style-name="p1"><text:span text:style-name="c0">M: ne, ne, ne.</text:span></text:p>
      <text:p text:style-name="p1"/>
      <text:p text:style-name="p1"><text:span text:style-name="c0">R: Was denkst du wieso das so ist, dass sich das unterscheidet?M: Du meinst für den privaten Gebrauch?</text:span></text:p>
      <text:p text:style-name="p1"/>
      <text:p text:style-name="p1"><text:span text:style-name="c0">R: Ja genau.</text:span></text:p>
      <text:p text:style-name="p1"/>
      <text:p text:style-name="p1"><text:span text:style-name="c0">M: Was nicht mit Forschung, mit privat zu tun hat...</text:span></text:p>
      <text:p text:style-name="p1"/>
      <text:p text:style-name="p1"><text:span text:style-name="c0">R: Ja genau.</text:span></text:p>
      <text:p text:style-name="p1"/>
      <text:p text:style-name="p1"><text:span text:style-name="c0">22:07</text:span></text:p>
      <text:p text:style-name="p1"/>
      <text:p text:style-name="p1"><text:span text:style-name="c0">M: (zögert) Weil, also eben in ersten Fall, im ersten Fall sehe ich die Berge, bzw. den Wald vor lauter Bäumen nicht, und im anderen Fall es war, genau im anderen Fall es ist, würde sagen mein Zuhause, aber ja es ist eine Vertrautheit mit, ja, meine ich, ich habe mir selber die Frage nie gestellt, wieso das ist und, wie gesagt ich mache alles wie bei, wie die anderen auch. </text:span></text:p>
      <text:p text:style-name="p1"><text:span text:style-name="c0"><text:tab/>
          <text:line-break/>[VIEW] </text:span><text:span text:style-name="c35">Vertrauen</text:span><text:span text:style-name="c4">, File: 22.docx, RG</text:span><text:span text:style-name="c0"><text:tab/>
          <text:line-break/>M: Ja ich glaube tatsächlich, ja es ist was dran und ich würde tatsächlich, also [Anony] mein Kollege z.B. ist kein Informatiker, in dem Sinne, ne also, aber er hat große Erfahrung damit, ich glaube tatsächlich würde ich eher ihn fragen, der auch klassischer Philologe ist, ne, fragen als vielleicht einen Informatiker. Auch ein bisschen weil er besser vielleicht verstehen kann, mein Anliegen, weil wir ja dieselbe Sprache sprechen, aber er spricht auch die andere. Und ja tatsächlich, ja es ist was dran. Oder [Anony] meine Kollegin, aber ja genau, genau den Kollegen wahrscheinlich, weil er beide Sprachen spricht, aber die erste Sprache vielleicht eher...</text:span></text:p>
      <text:p text:style-name="p1"/>
      <text:p text:style-name="p1"><text:span text:style-name="c0">R: Also seine Muttersprache ist auch deine Muttersprache.</text:span></text:p>
      <text:p text:style-name="p1"/>
      <text:p text:style-name="p1"><text:span text:style-name="c0">M: genau. Genau. Ja, ja, ja tatsächlich, tatsächlich.</text:span></text:p>
      <text:p text:style-name="p1"/>
      <text:p text:style-name="p1"><text:span text:style-name="c0">42:51</text:span></text:p>
      <text:p text:style-name="p1"/>
      <text:p text:style-name="p1"><text:span text:style-name="c0">M: Ich persönlich finde, also obwohl ich am wenigsten mit Informatikern zu tun gehabt habe, also das sehe ich wirklich als große Chance von beiden Seiten, also ich weiß auch wo bisschen die Reserviertheit also entstanden ist, kann man, entstanden ist, ist es, glaube ich auch, ich finde Digital Humanities sind auch die Zukunft, aber ja, das, es ist trotzdem haben wir die Aufgabe die Texte zu interpretieren. Und es schöpft sich nicht aus indem wir also tolle Tools oder (...) und genau also sozusagen konzipieren. Also die Interpretation der Texte kann kein Computer übernehmen, da ist es glaube ich auch ein bisschen genau das Problem, ja also sozusagen die konservative Ratio(?) sagt ja, aber trotzdem, ja du weißt was ich mein.</text:span></text:p>
      <text:p text:style-name="p1"><text:span text:style-name="c0"><text:tab/>
          <text:line-break/>[VIEW] </text:span><text:span text:style-name="c35">Vertrauen</text:span><text:span text:style-name="c4">, File: 22.docx, RG</text:span><text:span text:style-name="c0"><text:tab/>
          <text:line-break/>M: Hast du wahrscheinlich von den anderen auch gehört, als die Digital Humanities Professur entschuldige bitte... es hat paar Probleme gegeben zwischen dem Lehrstuhlinhaber... ich aus meiner Sicht denke beide Seiten hatten 50:50 Fehler. <text:s/>[Anony]</text:span></text:p>
      <text:p text:style-name="p1"/>
      <text:p text:style-name="p1"><text:span text:style-name="c0">48:17</text:span></text:p>
      <text:p text:style-name="p1"/>
      <text:p text:style-name="p1"><text:span text:style-name="c0">M: Aber das ist wirklich, eine Reserviertheit ist da, genau, seitens also des Faches und ja, ich seh das tatsächlich als große Chance, von der alle profitieren, also wirklich.</text:span></text:p>
      <text:p text:style-name="p1"><text:span text:style-name="c0"><text:tab/>
          <text:line-break/>[VIEW] </text:span><text:span text:style-name="c35">Vertrauen</text:span><text:span text:style-name="c4">, File: 22.docx, RG</text:span><text:span text:style-name="c0"><text:tab/>
          <text:line-break/>M: Da kann ich wirklich dazu nichts sagen also wieso das dazu kam. Und aber auch [Anony] hier es war, also genau, es ist doch einiges passiert und ja...</text:span></text:p>
      <text:p text:style-name="p1"/>
      <text:p text:style-name="p1"><text:span text:style-name="c0">R: Das Thema ist auch ein bisschen politisch. Wir lassen das mal.</text:span></text:p>
      <text:p text:style-name="p1"/>
      <text:p text:style-name="p1"><text:span text:style-name="c0">M: Ja ist ein bisschen ein Politikum. Die anderen haben auch ein bisschen so die Richtung?</text:span></text:p>
      <text:p text:style-name="p1"><text:span text:style-name="c0"><text:tab/>
          <text:line-break/>[VIEW] </text:span><text:span text:style-name="c35">Vertrauen</text:span><text:span text:style-name="c4">, File: 22.docx, RG</text:span><text:span text:style-name="c0"><text:tab/>
          <text:line-break/>M: Ja also es sind natürlich Fehler vorhanden, also da aber ja es ist eines, ja, Beispiel gestern habe ich eine ganze Stunde darüber gesprochen mit den Studierenden, weil es ist System für die Hausarbeiten, Hausarbeit, für ihre allererste Hausarbeit und das müssen sie lernen. Ja wir vertrauen absolut, also schon ein großes Vertrauen genau in diese, ja wenn man schon, also ich setze das sozusagen voraus sogar, dass sie für die Hausarbeit darauf zugreifen und oder dass sie wenigstens damit umgehen können. Und, und, ja, und...</text:span></text:p>
      <text:p text:style-name="p1"/>
      <text:p text:style-name="p1"><text:span text:style-name="c0">R: Dieses vertrauen gibt es ja nicht, wenn du deinen Bereich verlässt, dann hast du Google, aber da kann man ja nicht von Vertrauen sprechen.</text:span></text:p>
      <text:p text:style-name="p1"/>
      <text:p text:style-name="p1"><text:span text:style-name="c0">57:13</text:span></text:p>
      <text:p text:style-name="p1"/>
      <text:p text:style-name="p1"><text:span text:style-name="c0">M: Ja das ist wirklich eine faszinierende Hypothese auch. (zögert) Ja also und, jaja ich muss...</text:span></text:p>
      <text:p text:style-name="p1"><text:span text:style-name="c0"><text:tab/>
          <text:line-break/>[VIEW] </text:span><text:span text:style-name="c35">Vertrauen</text:span><text:span text:style-name="c4">, File: 22.docx, RG</text:span><text:span text:style-name="c0"><text:tab/>
          <text:line-break/>M: Übrigens sag das mit der l’année philologique, das hab ich auch so betont, weil ich den Studenten immer so sage, also ich hab jetzt so weit das gesagt was ich den Studenten sage was sie suchen sollen und so aber die nimmt auch zurück. Also es ist immer also eine (...) wir haben darüber gesprochen, weil mit den Kollegen, es im Grunde zuverlässig bis zu einem gewissen Punkt und die letzten drei Jahre also sind...</text:span></text:p>
      <text:p text:style-name="p1"/>
      <text:p text:style-name="p1"><text:span text:style-name="c0">R: Hast du erzählt beim letzten Mal.</text:span></text:p>
      <text:p text:style-name="p1"/>
      <text:p text:style-name="p1"><text:span text:style-name="c0">59:38</text:span></text:p>
      <text:p text:style-name="p1"/>
      <text:p text:style-name="p1"><text:span text:style-name="c0">M: Also 3, 4 Jahre, so zurück. Und von daher ist, ja aber mit dem Thesaurus, das ist, na, okay, und also du meinst eben man verlässt also diesen sicheren Bereich, wenn man sozusagen in den Alltag sozusagen agiert.</text:span></text:p>
      <text:p text:style-name="p1"><text:span text:style-name="c0"><text:tab/>
          <text:line-break/>[VIEW] </text:span><text:span text:style-name="c35">Vertrauen</text:span><text:span text:style-name="c4">, File: 22.docx, RG</text:span><text:span text:style-name="c0"><text:tab/>
          <text:line-break/>M: Genau aber das, was das Vertrauen in eine Quelle angeht, die dann sozusagen das Vertrauen in andere Quellen sozusagen ein bisschen abwägt, ja also würde ich tatsächlich erst mal zustimmen, also.</text:span></text:p>
      <text:p text:style-name="p1"><text:span text:style-name="c0"><text:tab/>
          <text:line-break/>[VIEW] </text:span><text:span text:style-name="c13">Wenige, sehr anerkannte,vertrauenswürdige Quellen</text:span><text:span text:style-name="c4">, File: 12.docx, RG</text:span><text:span text:style-name="c0"><text:tab/>
          <text:line-break/>das kann schon sein, dass wie soll ich sagen, man ist es nicht unbedingt gewohnt, dass man für ne genuin philologische fragestellung im netz auf irgendwelche antworten stößt. die dort, also das ist ziemlich selten, dass da schon mal irgendjmd was gebastelt hat und dass das wirklich weiterhelfen würde, eben dieses Perseus projekt, oder ähm, was aber letztendlich, wenn ich TLG sage ist das da im grunde schon drin, ist mittlerweile alles verknüpft, dh das ist vielleicht so ein bißchen die sache, es kann schon sein, dass du da auf einen richtigen punkt gestoßén bin, dadurch dass es vielleicht diesen widerstand gibt, sich mit neuer software gibt, die man noch nie benutzt hat, auseinanderzusetzen, ist es so, dass das was sich wirklich etabliert hat, einfach so extrem gepusht wird, und ähm, und diese sachen dann einfach sehr sehr anerkannt sind und tatsächlich sehr viele leute darauf zugreifen und es nicht so ist, dass es das eine und das andere gibt und der eine bevorzugt dies und der andere das. das kenne ich eigentlich nicht so aus der erfahrung, sondern das eine funktioniert und das andere scheinbar nicht, </text:span></text:p>
      <text:p text:style-name="p1"><text:span text:style-name="c0"><text:tab/>
          <text:line-break/>[VIEW] </text:span><text:span text:style-name="c13">Wenige, sehr anerkannte,vertrauenswürdige Quellen</text:span><text:span text:style-name="c4">, File: 12.docx, RG</text:span><text:span text:style-name="c0"><text:tab/>
          <text:line-break/>klassische Philologie beschäftigt sich ja, zumindest nach klassischer definition mit der griechisch-lateinischen antike und meinetwegen noch spätantike und manche wollen es dann noch bis zum mittelalter meinetwegen ausdehen, aber sagen wir mal so spätantike ist klassisch. und diese texte sind abgeschlossen, da kommen keine neuen dazu, es kann höchsten sein, dass neue gefunden werden, aber das ist abgeschlossen und ähm, dh. das ist der gegenstand der forschung ist immer identisch und der ist ganz klar, einfach nur die texte, was du damit machst, ist halt immer die frage und ob der text wirklich so ist oder nicht anders, also das heißt der gegenstand der forschung sind diese texte oder die überlieferungen der texte, die einzelnen papyri, steine, was weiss ich. daran wird sich nichts ändern. dh man, du kannst jetzt nicht nen vollständigeren TLG bauen, als der , der da ist, das ist per se nicht möglich und ähm und da wird sich auch substantiell wird sich da auch nichts ändern. das ist bei allen, das ist so wie, wenn du dich mit goethe beschäftigst, wenn du nicht was neues findest, wird sich da nichts ändern, die frage ist nur was du damit machst und deswegen gibt es da villeicht auch, diese, ziemlich schnell so eine art monopol, tlg die haben wirklich so eine art monopol auf die daten, auf die texte, und ähm, genau, du musst dich damit auseinandersetzen und es ist auch so viel, dass es damit auch ausreichend ist, dass du es niemals alls wirst auch nur ansatzweise lesen können, aber dennoch willst du natürlich ähm weil du dich ja auch mit einer sprache beschäftigst, willst du die sprache, obwohl du sie nie hören kannst, die du immer nur lesen kannst, willst du dich vollständig damit beschäftigen und deswegen nützt mir ein unvollständiges Korpus, bringt mir wenig, es würde mir nur dann was bringen, wenn es besser aufbereitet ist, wenn es was weiss ich, nur die allerneuesten editionen sind und immer noch, was weiss ich, mit varianten und apparat, das würde mir was bringen, aber, ich denke, die entwicklung wird dahingehen, dass der tlg einfach immer besser wird.man wird all diese sachen, nehmen wir mal an, man würde ein tool für die Ermittlung von Lautfolgen entwickeln, das wäre ganz nett, ein extra tool, aber es wäre viel sinnvoller einfach im tlg zu implementieren als eine weitere unter den vielen funktionen, die man da hat, das wäre viel sinnvoller als was neues zu bauen. und das ist tatsächlich dadurch dass man so festgelegt ist, ist das dadurch eine ganz andere ausgangslage als bei vielen anderen fächern ähm, weil darauf können sich schon alle einigen, auf die texte an sich, da gibt es keine diskussion, höchstens halt ob es wirklich von dem autor ist oder nicht, aber dass der text erstmal text ist, das ist an sich erstmal klar.</text:span></text:p>
      <text:p text:style-name="p1"><text:span text:style-name="c0"><text:tab/>
          <text:line-break/>[VIEW] </text:span><text:span text:style-name="c13">Wenige, sehr anerkannte,vertrauenswürdige Quellen</text:span><text:span text:style-name="c4">, File: 21.docx, RG</text:span><text:span text:style-name="c0"><text:tab/>
          <text:line-break/>Person: das ist sozusagen tatsächlich die datenbanken der griechischen literatur von den anfängen bis tatsächlich in die moderne, habe ich gestern übrigens gelesen, da werden texte auf griechisch angebaut, die noch im 18.j h verfasst wurden. genau, und da kannst du tatsächlich, das ist ein instrument, was unheimlich nützlich ist, jeder text ist ähm verknüpft mit wörterbüchern , übersetzungen, verschd. lexika, du kannst tatsächlich parallel stellen suchen, textem iteinander vergleichen, zu sehen, wo und wie oft zitiert aristoteles homer ne. und ähm, genau, es wirlich eine unendlich erleicherung für die arbeit eines philologen. genau, wie häufig kommt das wort x in dem text in dem jahrhundert usw. das habe ich demenstprechend, verhältnismßig vielleicht später damit angefangen, es ist natürlich in den letzten jahren auch gewachsen, genau. dieses instrument #00:22:02-8# </text:span></text:p>
      <text:p text:style-name="p1"/>
      <text:p text:style-name="p1"><text:span text:style-name="c0">Interviewer: wann hast du das zum ersten mal genutzt? #00:22:08-8# </text:span></text:p>
      <text:p text:style-name="p1"/>
      <text:p text:style-name="p1"><text:span text:style-name="c0">Person: in dem Projekt an der [Anony] anderen Uni tatsächlich und dann jetzt intensiver hier an der uni, wo ich tatsächlich wieder, wo ich wieder mehr in der klassische Philologie arbeite, im SFB war eher zwischen den disziplinen, das war nicht so, das war keine , es war klassische Philologie aber nicht so eng.</text:span></text:p>
      <text:p text:style-name="p1"><text:span text:style-name="c0"><text:tab/>
          <text:line-break/>[VIEW] </text:span><text:span text:style-name="c13">Wenige, sehr anerkannte,vertrauenswürdige Quellen</text:span><text:span text:style-name="c4">, File: 21.docx, RG</text:span><text:span text:style-name="c0"><text:tab/>
          <text:line-break/>Interviewer: und gäbe es diese hilfe, ein forum im internet? #00:27:00-7# </text:span></text:p>
      <text:p text:style-name="p1"/>
      <text:p text:style-name="p1"><text:span text:style-name="c0">Person: das weiss ich nicht, im deutschsprachigen raum weiss ich es nicht, tatsächlich kannst du dich auch ausprobieren und austoben um selber sozusagen auf die funktionen zu kommen. weiss ich nicht, kann die frage nicht so beantworten. </text:span></text:p>
      <text:p text:style-name="p1"><text:span text:style-name="c0"><text:tab/>
          <text:line-break/>[VIEW] </text:span><text:span text:style-name="c13">Wenige, sehr anerkannte,vertrauenswürdige Quellen</text:span><text:span text:style-name="c4">, File: 22.docx, RG</text:span><text:span text:style-name="c0"><text:tab/>
          <text:line-break/>M: Ja also es sind natürlich Fehler vorhanden, also da aber ja es ist eines, ja, Beispiel gestern habe ich eine ganze Stunde darüber gesprochen mit den Studierenden, weil es ist System für die Hausarbeiten, Hausarbeit, für ihre allererste Hausarbeit und das müssen sie lernen. Ja wir vertrauen absolut, also schon ein großes Vertrauen genau in diese, ja wenn man schon, also ich setze das sozusagen voraus sogar, dass sie für die Hausarbeit darauf zugreifen und oder dass sie wenigstens damit umgehen können. Und, und, ja, und...</text:span></text:p>
      <text:p text:style-name="p1"/>
      <text:p text:style-name="p1"><text:span text:style-name="c0">R: Dieses vertrauen gibt es ja nicht, wenn du deinen Bereich verlässt, dann hast du Google, aber da kann man ja nicht von Vertrauen sprechen.</text:span></text:p>
      <text:p text:style-name="p1"/>
      <text:p text:style-name="p1"><text:span text:style-name="c0">57:13</text:span></text:p>
      <text:p text:style-name="p1"/>
      <text:p text:style-name="p1"><text:span text:style-name="c0">M: Ja das ist wirklich eine faszinierende Hypothese auch. (zögert) Ja also und, jaja ich muss...</text:span></text:p>
      <text:p text:style-name="p1"><text:span text:style-name="c0"><text:tab/>
          <text:line-break/>[VIEW] </text:span><text:span text:style-name="c13">Wenige, sehr anerkannte,vertrauenswürdige Quellen</text:span><text:span text:style-name="c4">, File: 22.docx, RG</text:span><text:span text:style-name="c0"><text:tab/>
          <text:line-break/>M: Übrigens sag das mit der l’année philologique, das hab ich auch so betont, weil ich den Studenten immer so sage, also ich hab jetzt so weit das gesagt was ich den Studenten sage was sie suchen sollen und so aber die nimmt auch zurück. Also es ist immer also eine (...) wir haben darüber gesprochen, weil mit den Kollegen, es im Grunde zuverlässig bis zu einem gewissen Punkt und die letzten drei Jahre also sind...</text:span></text:p>
      <text:p text:style-name="p1"/>
      <text:p text:style-name="p1"><text:span text:style-name="c0">R: Hast du erzählt beim letzten Mal.</text:span></text:p>
      <text:p text:style-name="p1"/>
      <text:p text:style-name="p1"><text:span text:style-name="c0">59:38</text:span></text:p>
      <text:p text:style-name="p1"/>
      <text:p text:style-name="p1"><text:span text:style-name="c0">M: Also 3, 4 Jahre, so zurück. Und von daher ist, ja aber mit dem Thesaurus, das ist, na, okay, und also du meinst eben man verlässt also diesen sicheren Bereich, wenn man sozusagen in den Alltag sozusagen agiert.</text:span></text:p>
      <text:p text:style-name="p1"><text:span text:style-name="c0"><text:tab/>
          <text:line-break/>[VIEW] </text:span><text:span text:style-name="c13">Wenige, sehr anerkannte,vertrauenswürdige Quellen</text:span><text:span text:style-name="c4">, File: 22.docx, RG</text:span><text:span text:style-name="c0"><text:tab/>
          <text:line-break/>M: Genau aber das, was das Vertrauen in eine Quelle angeht, die dann sozusagen das Vertrauen in andere Quellen sozusagen ein bisschen abwägt, ja also würde ich tatsächlich erst mal zustimmen, also.</text:span></text:p>
      <text:p text:style-name="p1"><text:span text:style-name="c0"><text:tab/>
          <text:line-break/>[VIEW] </text:span><text:span text:style-name="c13">Vergangenheit / Zukunft</text:span><text:span text:style-name="c4">, File: 51.docx, RG</text:span><text:span text:style-name="c0"><text:tab/>
          <text:line-break/>Person: ja, das ist eine meiner größten schwächen, muss ich sagen, dass ich wenn ich ähm wenn meinetwegen ein phänomen, dann irgendwie dann so leicht abgebogen wird und dann ein interessantes teilphänomen dazu kommt, dass sich der fokus dann so leicht verschiebt und dann die hauptsache aus dem blick verloren wird, ähm,kann ich nicht direkt sagen, ab wann dann so der punkt erreicht ist, ab wann ich mich sozusagen zur tagesordnung selbst zurückrufe, ähm, ich stell nur immer wieder fest, dass dann viel viel mehr material da ist, als ich eigentlich brauche, in dem wunsch, eben alles erfasst zu haben, so. aber, es gibt dann irgendeinen punkt, wo ich dann sage, das ist jetzt nicht mehr relevant. und früher habe ich leider die fussnoten bis zur unkenntnlichkeit anschwellen lassen indem ich dann irgendwie das einfach nur materialreich gestaltet habe. und ähm, das ist ein versuch, also, in der letzten zeit das stark zurückzufahren und sich auf das wesentliche zu konzentrieren. das muss man üben. #01:58:43-4# </text:span></text:p>
      <text:p text:style-name="p1"><text:span text:style-name="c0"><text:tab/>
          <text:line-break/>[VIEW] </text:span><text:span text:style-name="c13">Vergangenheit / Zukunft</text:span><text:span text:style-name="c4">, File: 42.docx, RG</text:span><text:span text:style-name="c0"><text:tab/>
          <text:line-break/>Person: das kommt immer darauf an, ich sehe es eigentlich immer emotionslos. also ich bewerte es nach der nützlichkeit, die es am ende für mich hat. nor, es ist, man hat oft das gefühl, dass diese projekte ein bisschen selbstzweckhaft sind, oft sind, das gilt jetzt nicht für das paraphrasenprojekt, das war ne sinnvolle sache, die man ohne digitale methoden nicht sinnvoll hätte machen lassen. also bestimmte dinge gehen eben nur, wenn ich nen algorithmush habe, der ne gewisse textmenge nach best. sachen durchsuchen kann. dass wird ein mensch alleine, könnte das vielleicht machen, aber dann hat er sein ganzes leben lang zu tun. ähm, aber ich glaube, das ist immer das kriterium, wie halt vor allem, also es ist nicht so dass die klassische Philologie oder andere geisteswiss. ihre ganze herangehensweise ändern und sagen, naja, wir müssen bei allem was wir machen das digitale mitdenken, sondern es ist eher so ein pragmatisches verhältnis, wenn es uns die arbeit erleichtert, dann herzlich willkommen und wenn es redundant ist, dann.... und das ist eben das ding, dass die informatiker, wahrscheinlich auch, die empfindung,dass wir die als hilfsarbeiter ansehn, das hat wahrscheinlich dadurch auch sein fundament. dass sozusagen, wie die geisteswiss. rangehen, machen die informatiker das, was früher die buchdrucker und setzer gemacht haben. irgendwo müssen wir unsere ergebnisse halt sichbar machen und früher haben wir dafür nen buchdrucker gebraucht, der das setzt und jetzt müssen die informatiker das irgendwie machen. oder bei den sachen, wo wir das so machen. und wenn das alles funktioniert, dann haben die ihre arbeit gut gemacht. und das ist wahrscheinlich so, dass    da jetzt ne komplett neue arbeitsweise entsteht, wo die methoden beider wissenschaften zusammenfinden, das ist für micht nicht ersichtlich, ich weiss auch nicht ,ob es was bringen würde. ist glaube ich, auch noch nicht wirklich ausprobiert worden. wenn man digital humanities so definiert, dann sind wir glaube ich noch nicht so weit, dass wir das sagen können, ich kenne da auhc wirklich kein projekt jetzt konkret, wo ich sagen würde, das ist mal so ein fall, wo wirklich die methode der klassische Philologie jetzt sich durch informatische Methoden verändert hat. das fällt mir jetzt spontan wirklich kein beispiel ein. das ist ja das, was sich die informatik eben explizit wünschen, wenn sie sagen sie werden immer nur als hilfsarbeiter....da erheben sie damit ja den anspruch, dass ihre eigenen methoden für die altertumswissesnchaft auch inhaltlich einen wert haben können. das will ich auch nicht bestreiten, aber es hat bisher noch niemand ausprobiert.    (lachen)    oder ernsthaft versucht zu zeigen. </text:span></text:p>
      <text:p text:style-name="p1"><text:span text:style-name="c0"><text:tab/>
          <text:line-break/>[VIEW] </text:span><text:span text:style-name="c13">Vergangenheit / Zukunft</text:span><text:span text:style-name="c4">, File: 42.docx, RG</text:span><text:span text:style-name="c0"><text:tab/>
          <text:line-break/>Person: das war so wie heute alle sagen, ich mach irgendwas mit medien ähm früher haben alle gesagt, ich mach was mit latein und griechisch, also im 19jh. das war so ein modefach. #00:34:27-5# </text:span></text:p>
      <text:p text:style-name="p1"/>
      <text:p text:style-name="p1"><text:span text:style-name="c0">Interviewer: ..und da gab es damals sicher themen, die in vergessenheit geraten sind und die man heute mit digitalen methoden viel besser abbilden könnte. wäre das denkbar? #00:34:52-7# </text:span></text:p>
      <text:p text:style-name="p1"/>
      <text:p text:style-name="p1"><text:span text:style-name="c0">Person: nie drüber nachgedacht, kann gut sein. da ist man natürlich bei wissenschaftsgeschichte, man findet mal immer wieder einen aufsatz zu der zeit, der für einen selbst relevant ist, aber was so die themen waren, die von 1880 - 1890 jetzt total im vordergrund waren, da müsste ich mich jetzt erstmal....[Anony] Mein Professor wüsste das jetzt sicher auswendig    (lachen) aber das habe ich jetzt auch nicht parat, aber das kann gut sein, dass das vielleicht interessant wäre, da nochmal zu kucken, das ging eben damals noch nicht, weil man noch keine computer hatte, und ein stück weit ist das wahrscheinlich auch so.    #00:35:32-2#</text:span></text:p>
      <text:p text:style-name="p1"><text:span text:style-name="c0"><text:tab/>
          <text:line-break/>[VIEW] </text:span><text:span text:style-name="c13">Vergangenheit / Zukunft</text:span><text:span text:style-name="c4">, File: 42.docx, RG</text:span><text:span text:style-name="c0"><text:tab/>
          <text:line-break/>Person: da wird man am ende    irgendeinen kompromis wahrscheinlich finden müssen, der diese ästhetische komponente halt mit berücksichtigt und das ist glaube ich auch nicht schwer. also es gibt ja diese online zeitschriften, die werden ja auch angenommen, selbst von den konservativsten leuten, die freuen sich halt auch mal, wenn sie mal auf einen ausatz drei wochen in der fernleihe warten müssen, sondern dass es den kostenlos als pdf gibt. #01:12:10-4# </text:span></text:p>
      <text:p text:style-name="p1"><text:span text:style-name="c0"><text:tab/>
          <text:line-break/>[VIEW] </text:span><text:span text:style-name="c13">Vergangenheit / Zukunft</text:span><text:span text:style-name="c4">, File: 12.docx, RG</text:span><text:span text:style-name="c0"><text:tab/>
          <text:line-break/>die klassische Philologie war ja im 19.Jh viel besser aufgestellt als heute, da gab es an jd uni unglaublich viele leute und es waren die besten also, was heißt die besten, die sich zumindest für sehr gut gehalten haben, haben das studium gewählt, heute ist das halt nicht so unbedingt der fall. es ist nicht so, dass man sagt, ok du bist so gut, mach klassische Philologie sondern mach was vernünftiges.    (lachen)    Und ähm, dh auch wenn vieles methodisch total überholt ist, ist vieles inhaltlich überhaupt nicht überholt. </text:span></text:p>
      <text:p text:style-name="p1"><text:span text:style-name="c0"><text:tab/>
          <text:line-break/>[VIEW] </text:span><text:span text:style-name="c13">Vergangenheit / Zukunft</text:span><text:span text:style-name="c4">, File: 12.docx, RG</text:span><text:span text:style-name="c0"><text:tab/>
          <text:line-break/>ch denke, das gibt es auch in anderen geisteswiss. also z.b. in der philosophie sollte es das geben, da gibt es natürlich auch viele moden. das hat ja immer [Anony: ein anerkannter Philosoph] gesagt, wenn es wirklich wissen ist, dann ist es nie überholt. wenn es überholt wäre, dann wäre es kein wissen gewesen, dh wissen wird nicht überholt und ähm, und das stimmt denke ich schon. und ähm und aber in der klassische Philologie ist es glaube ich wirklich so, dass man ziemlich oft die erfahrung macht, dass man ähm, das z.T. bücher erscheinen, und die autoren sind sich nicht bewusst, dass das schon mal besser gemacht wurde. gerade wenn, tatsächlich, wenn es gerade aus dem amerikanischen raum kommt, die oft nicht so gut deutsch können, und aber einfach deutschland diese krasse vorreiterrolle hatte im 19.jh. das ist heute längst nicht mehr so. Aber wirklich gut aufgestellt war und dann ist es natürlich schwer zu lesen oder es ist auf latein geschrieben oder es ist schlecht zugänglich. Es ist auch schwer da ranzukommen und man müht sich dann mitunter auch nicht damit ab, das zu recherchieren. Aber ich habe immer wieder die erfahrung gemacht, dass gute sachen, also ideen, die man hatte, meinetwegen auch konjekturen, die man hatte. konjekturen sind immer überlegungen zu textänderungen im text. dh es steht was im text, aber man merkt, das kann nicht stimmen und man hat ne idee. das macht immer extrem spass, wenn man da selber kreativ sein kann, das macht eigentlich mit am meisten spass, so konjektoren oder lücken zu füllen. und selber ein bißchen mitzuschreiben, das ist so die kreative seite der textkritik. und das man die konjektur hat und man freut sich sehr dass man die hatte, weil die dann auch, die muss in den apparat, da steht dann dein name, der hat den text geheilt, toll, und dann merkst du, fuck, im 19.jh, hat das aber schon irgendeiner halt gefunden und dann ist es seine konjektur. das ist dann einfach ähm und diese erfahrung, dass du was entdeckst, was schon entdeckt wurde, aber man weiss einfach nicht mehr ,dass das entdeckt wurde, weil es so nischig publiziert wurde, das macht man z.B. bei textkritik ganz ganz oft, das muss man systematisch checken und das ist auch ganz peinlich, wenn man einen großen aufsatz schreibt und hat das gefunden und dann ja, hättste mal gekuckt. und zum teil, unser fach ist halt so alt, dass du halt wirklich zurückgehen musst in die zeit des humanismus, es kann sein dass im 16.jh, extrem pfiffige leute, ähm, was weiss ich, petrarca, Melanchton einfach gemacht haben und du weisst es einfach nicht und ähm dh das ist bestimmt sehr speziell in dem fach aber damit muss man immer rechnen, dass man vor 100 jahren in gewissen gebieten weiter war als jetzt, damit muss man rechnen. und deswegen muss man dahingehend sehr gut lernen zu recherchieren, und ich glaube, das sollten zumindest klassische Philologen gut können, genau das zu überprüfen und da sehr gewissenhaft zu sein, denn ansonsten ist es wirklich so ne komische selbstreproduktion. und klar, das wird auf dem gebiet aller naturwissenschaften, der mathematik, der informatik oder medizin würde das nie passieren, dass man da nochmal zurückgeht.</text:span></text:p>
      <text:p text:style-name="p1"><text:span text:style-name="c0"><text:tab/>
          <text:line-break/>[VIEW] </text:span><text:span text:style-name="c13">Vergangenheit / Zukunft</text:span><text:span text:style-name="c4">, File: 12.docx, RG</text:span><text:span text:style-name="c0"><text:tab/>
          <text:line-break/>es ist natürlich so, dass man all diese aufsätze auch sehr kritisch lesen muss.die philologie unterscheidet sich natürlich sehr stark vom heutigen, da wurde sehr viel biografisch gedeutet und man hat versucht biografien zu rekonstruieren und davon ist man total weg. das sind dann so die seiten, die man überblättert, aber wenn es dann wirklich ans eingemachte geht, an den text, hatten die leute damals wirklich eine bessere ausbildung was griechisch und latein angeht und da musste man oft damit rechnen, dass da sehr gute sachen ähm geschrieben wurde. </text:span></text:p>
      <text:p text:style-name="p1"><text:span text:style-name="c0"><text:tab/>
          <text:line-break/>[VIEW] </text:span><text:span text:style-name="c13">Vergangenheit / Zukunft</text:span><text:span text:style-name="c4">, File: 31.docx, RG</text:span><text:span text:style-name="c0"><text:tab/>
          <text:line-break/>M: Also für die nächste Arbeit würde ich es wahrscheinlich nutzen, also würde ich mich dann wahrscheinlich, würde ich Zeit investieren. Genau.</text:span></text:p>
      <text:p text:style-name="p1"><text:span text:style-name="c0"><text:tab/>
          <text:line-break/>[VIEW] </text:span><text:span text:style-name="c13">Vergangenheit / Zukunft</text:span><text:span text:style-name="c4">, File: 31.docx, RG</text:span><text:span text:style-name="c0"><text:tab/>
          <text:line-break/>M: Dass praktisch die Einstellung gegenüber... also ich glaube hier ist z.B. sehr positiv, also sehr offen da gegenüber, ach jetzt z.B. jetzt in der Coronakrise ist ja jetzt auch viel mit Digitalisierung, also es müssen sich viele mit Digitalisierung auseinandersetzen, mit Solchen, ja Web-, also mit Kommunikationsprogrammen, digitalen Kommunikationsprogrammen, und man merkt schon also so was ich jetzt mitbekommen hab, dass da jetzt schon ne Öffnung auf jeden Fall ist da jetzt natürlich auch durch den Schock, dass da doch jetzt ne Öffnung stattfindet, aber ich höre halt auch, dass z.B. face to face Gespräche einfach viel schöner wären. Also jetzt auch mit den Studenten, ja. Genau, ansonsten ich denke schon, dass da doch eigentlich die meisten offen sind.</text:span></text:p>
      <text:p text:style-name="p1"><text:span text:style-name="c0"><text:tab/>
          <text:line-break/>[VIEW] </text:span><text:span text:style-name="c13">Vergangenheit / Zukunft</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13">Vergangenheit / Zukunft</text:span><text:span text:style-name="c4">, File: 32.docx, RG</text:span><text:span text:style-name="c0"><text:tab/>
          <text:line-break/>M: Ja also vor allem auch diese, es gibt ja diese Suchfunktion oder, im Word, die ist manchmal so unpräzise, also, also natürlich also optimal wäre natürlich ein Livechat, das ist ein bissel utopisch, ja aber..</text:span></text:p>
      <text:p text:style-name="p1"/>
      <text:p text:style-name="p1"><text:span text:style-name="c0">R: Wieso wäre das optimal?</text:span></text:p>
      <text:p text:style-name="p1"/>
      <text:p text:style-name="p1"><text:span text:style-name="c0">M: Weil man da natürlich, einfach der Zeit wegen, und vor allem auch ne präzise Antwort, also ich finde die Antworten im Word sind teilweise so, also die Suchkriterien, oder die Schlagwörter, die da angezeigt werden, die sind teilweise so unpräzise, da kann man sich dann auch nichts da drunter vorstellen und da geb ich dann wieder auf, da denke ich dann okay, dann lasse ich es so. Genau also mehr Präzision auf jeden Fall auch von ja Schlagwörtern her, wenn man die dann eingibt, das dann präzisere Beschreibungen, auch Steps auch für verschiedene Versionen auf jeden Fall, dass die beschrieben werden. Und genau im Netz ne Auf-, das grad wenn man jetzt ne veraltete Version hat, dass es dafür eben auch noch Hinweise gibt, das ist ja meistens auch nicht so, weil jeder davon ausgeht, dass man das neueste hat, aber ich hab Word 2003 oder so. Und ja genau, das war eben auf dem PC drauf und ja... Das ist dann immer ein bissel schwierig.</text:span></text:p>
      <text:p text:style-name="p1"><text:span text:style-name="c0"><text:tab/>
          <text:line-break/>[VIEW] </text:span><text:span text:style-name="c13">Vergangenheit / Zukunft</text:span><text:span text:style-name="c4">, File: 22.docx, RG</text:span><text:span text:style-name="c0"><text:tab/>
          <text:line-break/>M: Hast du wahrscheinlich von den anderen auch gehört, als die Digital Humanities Professur entschuldige bitte... es hat paar Probleme gegeben zwischen dem Lehrstuhlinhaber... ich aus meiner Sicht denke beide Seiten hatten 50:50 Fehler. <text:s/>[Anony]</text:span></text:p>
      <text:p text:style-name="p1"/>
      <text:p text:style-name="p1"><text:span text:style-name="c0">48:17</text:span></text:p>
      <text:p text:style-name="p1"/>
      <text:p text:style-name="p1"><text:span text:style-name="c0">M: Aber das ist wirklich, eine Reserviertheit ist da, genau, seitens also des Faches und ja, ich seh das tatsächlich als große Chance, von der alle profitieren, also wirklich.</text:span></text:p>
      <text:p text:style-name="p1"><text:span text:style-name="c0"><text:tab/>
          <text:line-break/>[VIEW] </text:span><text:span text:style-name="c36">IP_allgemein</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36">IP_allgemein</text:span><text:span text:style-name="c4">, File: 41.docx, RG</text:span><text:span text:style-name="c0"><text:tab/>
          <text:line-break/>R: Wenn du an die Bedienung denkst, wie kommst du damit zurecht?</text:span></text:p>
      <text:p text:style-name="p1"/>
      <text:p text:style-name="p1"><text:span text:style-name="c0">M: Sehr gut, die ist wirklich total intuitiv finde ich. </text:span></text:p>
      <text:p text:style-name="p1"/>
      <text:p text:style-name="p1"><text:span text:style-name="c0">R: Und Hilfestellungen kommen die aus der Schnittstelle selber oder gibt’s da ein Forum?</text:span></text:p>
      <text:p text:style-name="p1"/>
      <text:p text:style-name="p1"><text:span text:style-name="c0">M: Ich konnte mir da bisher eigentlich alles selber erklären. Ich finde das wirklich besser. Es gibt ja analog für Griechisch den Thesaurus Linguea Graece, der im Prinzip das selbe leisten soll, und sogar auch vollständiger glaube ich noch ist alles LLCR, aber viel komplizierter in der Bedienung finde ich. Da fängt schon damit an, dass man sich, dann auch wenn man im Uni-Netzwerk ist nen Account machen muss um sich da anzumelden, das finde ich schon relativ nervig, also das könnte doch auch so sein, dass die einfach merken, dass ich im Uninetz [Anony] drin bin und einfach zugreifen darf, aber gut. Und dann...</text:span></text:p>
      <text:p text:style-name="p1"><text:span text:style-name="c0"><text:tab/>
          <text:line-break/>[VIEW] </text:span><text:span text:style-name="c36">IP_allgemein</text:span><text:span text:style-name="c4">, File: 41.docx, RG</text:span><text:span text:style-name="c0"><text:tab/>
          <text:line-break/>M: Und dann finde ich irgendwie wie man dann also manchmal kriegt man dann eben wenn man Sachen eingibt keine Suchergebnisse, obwohl man 100%ig sicher ist, dass es Suchergebnisse geben müsste. Und es ist irgendwie... es ist irgendwie komplizierter.</text:span></text:p>
      <text:p text:style-name="p1"/>
      <text:p text:style-name="p1"><text:span text:style-name="c0">R: Man könnte sagen, dass das LLTA das Pendant zu dem TLG ist.</text:span></text:p>
      <text:p text:style-name="p1"/>
      <text:p text:style-name="p1"><text:span text:style-name="c0">M: Soll es sein, funktioniert aber deutlich besser finde ich. Also andere schwören wieder auf den TLG. Also man muss ja auch das nutzen, was man braucht, aber irgendwie an TLG bin ich nie so rangekommen, also find ich den einfach komplizierter in der Bedienung. </text:span></text:p>
      <text:p text:style-name="p1"><text:span text:style-name="c0"><text:tab/>
          <text:line-break/>[VIEW] </text:span><text:span text:style-name="c36">IP_allgemein</text:span><text:span text:style-name="c4">, File: 51.docx, RG</text:span><text:span text:style-name="c0"><text:tab/>
          <text:line-break/>Person: naja, es wird ein stichwort in die suchmaschine eingegeben und dann wird angezeigt, was es gibt. dann schaue ich ,was mir da angezeigt wird, wenn ich diese stichworte eingegeben habe. und dann schaue ich auch drauf, mitunter lade ich mir dann auch die entsprechende software runter. als sparfuchs kucke ich natürlich was da kostenlos ist    (lachen)    #00:53:24-4# </text:span></text:p>
      <text:p text:style-name="p1"><text:span text:style-name="c0"><text:tab/>
          <text:line-break/>[VIEW] </text:span><text:span text:style-name="c36">IP_allgemein</text:span><text:span text:style-name="c4">, File: 51.docx, RG</text:span><text:span text:style-name="c0"><text:tab/>
          <text:line-break/>Person: ja und was bei uns so ein bißchen mißlich ist, wie ich finde. und ich bin mir auch ziemlich sicher, dass ich da keinen gesamtüberblick habe über die schriftsätze. ähm, wenn man mit metrischen zeichen operiert, dann ist das mitunter gar nicht so simpel in der klassische Philologie da irgendwie ähm immer genau das zu finden, was man braucht. vielfach brauche ich längen und kürzen, also so bögen und striche über dem text selbst. und das habe ich mir mühsam zusammenlesen müssen. immer wieder online und da ist es teilweise sehr primitiv beschrieben, also brauche ein U mit einem bogen drüber oder so was. bin dann irgendwann auch immer fündig geworden und hab das dann mit eigener tastaturbelegung und kleinen streifen auf der tastatur, wo das markiert ist, ähm, so angelegt, dass ich da auch gut tippen kann.    #00:56:59-3# </text:span></text:p>
      <text:p text:style-name="p1"><text:span text:style-name="c0"><text:tab/>
          <text:line-break/>[VIEW] </text:span><text:span text:style-name="c36">IP_allgemein</text:span><text:span text:style-name="c4">, File: 51.docx, RG</text:span><text:span text:style-name="c0"><text:tab/>
          <text:line-break/>Person: Selten, selten, hat aber auch was mit der breiten oder eben nicht breiten Aufstellung meines Themas zu tun. Aber doch, mitunter kommt da der ein oder andere Fingerzeig durch eine Veröffentlichung. Aber ansonsten habe ich diese, aufgrund der schieren Menge, der Mails, die man dann automatisiert dann kriegt, reagiere ich dann einfach nur genervt. und vielleicht fällt da sogar manche unter den Tisch, das unter umstaänden interessant sein könnte, weil man einfach genug hat von diesem bombardement. #01:10:14-6# </text:span></text:p>
      <text:p text:style-name="p1"><text:span text:style-name="c0"><text:tab/>
          <text:line-break/>[VIEW] </text:span><text:span text:style-name="c36">IP_allgemein</text:span><text:span text:style-name="c4">, File: 51.docx, RG</text:span><text:span text:style-name="c0"><text:tab/>
          <text:line-break/>Person: ähm....huh....hätte ich jetzt, hätte ich jetzt niemanden, da müsste ich, kommt drauf an, ob es ein software oder hardware problem ist, müsste ich ihn entweder platt machen oder aber reparieren lassen, aber ansonsten ähm, ja, bin ich jetzt nicht in verbindung....war es mal, bin ich aber grad nicht in verbindung mit leuten, die mir da wirklich weiterhelfen können. #01:24:29-5#</text:span></text:p>
      <text:p text:style-name="p1"><text:span text:style-name="c0"><text:tab/>
          <text:line-break/>[VIEW] </text:span><text:span text:style-name="c36">IP_allgemein</text:span><text:span text:style-name="c4">, File: 51.docx, RG</text:span><text:span text:style-name="c0"><text:tab/>
          <text:line-break/>Person: sowohl als auch. sowohl dem, ja die art und weise des suchens und auch das ziel des suchens, das gesuchte sozusagen, das ist jetzt sehr heideggerisch.    #02:01:41-5#</text:span></text:p>
      <text:p text:style-name="p1"><text:span text:style-name="c0"><text:tab/>
          <text:line-break/>[VIEW] </text:span><text:span text:style-name="c36">IP_allgemein</text:span><text:span text:style-name="c4">, File: 51.docx, RG</text:span><text:span text:style-name="c0"><text:tab/>
          <text:line-break/>Person: ja aber wie gesagt, da kommt ja auch wieder die übung ins spiel. und zwar im sinne von, einmal es häufig tun, und aus dem häufig tun etwas lernen und mehr wissen. #02:02:41-3# </text:span></text:p>
      <text:p text:style-name="p1"><text:span text:style-name="c0"><text:tab/>
          <text:line-break/>[VIEW] </text:span><text:span text:style-name="c36">IP_allgemein</text:span><text:span text:style-name="c4">, File: 51.docx, RG</text:span><text:span text:style-name="c0"><text:tab/>
          <text:line-break/>Person: naja, das geschärfte problembewusstsein dessen ähm was , womit ich mich beschäftige und worin ich mich auch auskenne plus die entsprechende sprache dazu. also da kann man sehr zielgerichtet sein. also das was gesucht wird kann auch gut formuliert werden und auch in variationen formuliert werden. wenn man nach was sucht, womit man sich nicht so auskennt, da hat man auch reichlich wenig möglichkeiten, meinetwegen synonyme oder so, oder abwandlungen sonstwelcher art, sprachlich irgendwie zu suchen und insofern wird einem natürlich sehr viel entgehen, was es da so gibt.    #02:04:21-8# </text:span></text:p>
      <text:p text:style-name="p1"><text:span text:style-name="c0"><text:tab/>
          <text:line-break/>[VIEW] </text:span><text:span text:style-name="c36">IP_allgemein</text:span><text:span text:style-name="c4">, File: 51.docx, RG</text:span><text:span text:style-name="c0"><text:tab/>
          <text:line-break/>Person: oder überhaupt alternative ausdrücke für den selben sachverhalt. #02:04:26-8# </text:span></text:p>
      <text:p text:style-name="p1"/>
      <text:p text:style-name="p1"><text:span text:style-name="c0">Interviewer: oder halt so nächste verwandte oder so.. #02:04:33-5# </text:span></text:p>
      <text:p text:style-name="p1"/>
      <text:p text:style-name="p1"><text:span text:style-name="c0">Person: genau. und natürlich ne vorstellung davon was möglich ist. #02:04:42-5# </text:span></text:p>
      <text:p text:style-name="p1"><text:span text:style-name="c0"><text:tab/>
          <text:line-break/>[VIEW] </text:span><text:span text:style-name="c36">IP_allgemein</text:span><text:span text:style-name="c4">, File: 51.docx, RG</text:span><text:span text:style-name="c0"><text:tab/>
          <text:line-break/>Person: ja, genau, da wäre dann in ner sache, wo ich mich auskenne, hätte ich ja im vorhinein so einen vorstellungsrahmen, ähm, was für die untersuchung sinnvoll wäre und wie gesagt, was auch da möglich ist.    #02:05:04-0# </text:span></text:p>
      <text:p text:style-name="p1"/>
      <text:p text:style-name="p1"><text:span text:style-name="c0">Interviewer: welche rolle spielt da das konzept software an sich. es unterscheidet sich ja, sonst wäre es literatur. welche rolle spielt das konzept, software ist ein werkzeug, es gibt interakttionsmöglichkeiten, ne gewisse komplexität, welchen einfluss hat das deiner meinung nach bei der suche nach software.    #02:06:43-6# </text:span></text:p>
      <text:p text:style-name="p1"/>
      <text:p text:style-name="p1"><text:span text:style-name="c0">Person: ja ich würde trotzdem sagen, irgendwie so hierarchisch ist, das was gesucht wird, das wichtigere, das ist dann wenn man mitunter als zufallsprodukt, als beiprodukt nochmal was interessantes findet. wenn man meinetwegen so parallelstellen sucht. aber das ist nicht das ursprüngliche ziel gewesen und ich lasse mich da auch selten leiten oder beeinflussen oder so.... #02:07:19-1# </text:span></text:p>
      <text:p text:style-name="p1"/>
      <text:p text:style-name="p1"><text:span text:style-name="c0">Interviewer: leiten von was? #02:07:20-1# </text:span></text:p>
      <text:p text:style-name="p1"/>
      <text:p text:style-name="p1"><text:span text:style-name="c0">Person: naja, also wenn man hier bspw. sieht, ah ja, hier ist ja auch noch eine interessante stelle, ähm, vielleicht kann man es sich notieren oder so und bei einer anderen gelegenheit der sache nachgehen, wie auch immer,    #02:07:31-3# </text:span></text:p>
      <text:p text:style-name="p1"/>
      <text:p text:style-name="p1"><text:span text:style-name="c0">Interviewer: und du machst das im fall von literatur? #02:07:38-1# </text:span></text:p>
      <text:p text:style-name="p1"/>
      <text:p text:style-name="p1"><text:span text:style-name="c0">Person: ja schon eher, ich glaube es geht dann in die richtung, es passiert dann eben schon auch mal, wenn man meinetwegen nach einem bestimmten wort sucht, dass man dann irgendwie gar nicht so zielgerichtet, also, man hat die suche natürlich mit dem ziel usw. sich anzusehen gemacht, aber dann auch nur so aus interesse heraus liest, ja woher kommt denn das, was wird hier so alles aufgelistet usw. das schon, aber das bringt mich selten auf abwege. #02:08:18-8# </text:span></text:p>
      <text:p text:style-name="p1"/>
      <text:p text:style-name="p1"><text:span text:style-name="c0">Interviewer: in dem softwarefalle bringt dich das selten auf abwege?    #02:08:18-8# </text:span></text:p>
      <text:p text:style-name="p1"/>
      <text:p text:style-name="p1"><text:span text:style-name="c0">Person: genau, weil ja da ähm, weil es ja da nicht zur gesamtdarstellung nochmal darüber kommt, es sind ja dan fragmente, es sind ja dann ausschnitte aus den texten oder so.</text:span></text:p>
      <text:p text:style-name="p1"><text:span text:style-name="c0"><text:tab/>
          <text:line-break/>[VIEW] </text:span><text:span text:style-name="c36">IP_allgemein</text:span><text:span text:style-name="c4">, File: 42.docx, RG</text:span><text:span text:style-name="c0"><text:tab/>
          <text:line-break/>Person: also, bei diesen datenbanken ist der weg, wie man dazu kommt auch ein analoger. das ist ja auch nicht so, dass wir die googlen und dann finden wir was, sondern dass das von büro zu büro geht, ohne dass man sich daran erinnern kann, wie es dazu gekommen ist, aber irgendeiner muss es erstmal entdeckt werden. also bei der llta datenbanken da ist es relativ einfach, die hat die uni ja einfach abonniert und kostet geld normalerweise und wir können die ja kostenlos nutzen. und irgendjmd hier wird das mal ausprobiert haben und für gut befunden haben    (lachen) und jetzt machen das alle.    #00:49:29-6# </text:span></text:p>
      <text:p text:style-name="p1"><text:span text:style-name="c0"><text:tab/>
          <text:line-break/>[VIEW] </text:span><text:span text:style-name="c36">IP_allgemein</text:span><text:span text:style-name="c4">, File: 12.docx, RG</text:span><text:span text:style-name="c0"><text:tab/>
          <text:line-break/>und das ist sehr interessant, sich hier einfach mal treiben lassen, zu wissen, was schon mal da war, was aber vergessen wurde, ähm, wieder in erinnerung zu rufen, also so was mach ich eigentlich schon gerne, und ich lenke mich auch, gerade auch Academia oder so, lenkt mich halt auch massiv ab, weil es eben oft interessant ist, und weil es ziemlich ähm, also wirklich aufsätze vorgeschlagen werden, mit denen ich was anfangen kann, die was mit mir zu tun haben und ich da eher so ein bißchen kucken muss, dass ich davon abstand nehme, weil sonst der tag vorbei ist und ja, genau. Also, es spielt schon eine rolle, dieses sich einfach so treiben zu lassen und ein bißchen zu kucken, was so passiert.</text:span></text:p>
      <text:p text:style-name="p1"><text:span text:style-name="c0"><text:tab/>
          <text:line-break/>[VIEW] </text:span><text:span text:style-name="c36">IP_allgemein</text:span><text:span text:style-name="c4">, File: 31.docx, RG</text:span><text:span text:style-name="c0"><text:tab/>
          <text:line-break/>M: Ne leider nicht. Aber man hat schon dann irgendwie mal so nen Input, also nen anderen Blick auf das eigene Thema und also ich hab da schon einiges gewinnen können, was man, was mehr fokussiert hat und nochmal genau nen Ideeninput, nochmal nen Perspektivwechsel und genau sehr schön, ja.</text:span></text:p>
      <text:p text:style-name="p1"><text:span text:style-name="c0"><text:tab/>
          <text:line-break/>[VIEW] </text:span><text:span text:style-name="c36">IP_allgemein</text:span><text:span text:style-name="c4">, File: 31.docx, RG</text:span><text:span text:style-name="c0"><text:tab/>
          <text:line-break/>M: Es gibt natürlich schon, also grade jetzt beim Seminar, man bekommt schon nochmal nen anderen Blick vielleicht auf andere Dinge und überlegt sich dann so also es sind schon Anstöße, auch Denkanstöße, deshalb ich find das eigentlich auch ganz toll sich mit jüngeren, also praktisch zu unterhalten, mit Studenten zu unterhalten, weil man dann doch nochmal nen anderen Blick auf die Dinge bekommt. Wo man jetzt vielleicht gar nicht dran denkt, weil man so verfahren ist in seinem, seinen Strukturen, seinem Kopf, seinen fachlichen Strukturen und da, das wird dann nochmal schön aufgebrochen, genau.</text:span></text:p>
      <text:p text:style-name="p1"><text:span text:style-name="c0"><text:tab/>
          <text:line-break/>[VIEW] </text:span><text:span text:style-name="c36">IP_allgemein</text:span><text:span text:style-name="c4">, File: 31.docx, RG</text:span><text:span text:style-name="c0"><text:tab/>
          <text:line-break/>R: Dass deine potentielle Informationsquelle sich schon im Vorfeld vorbereiten kann?! Wieso würdest du das so konkret formulieren?</text:span></text:p>
      <text:p text:style-name="p1"/>
      <text:p text:style-name="p1"><text:span text:style-name="c0">01:06:52</text:span></text:p>
      <text:p text:style-name="p1"/>
      <text:p text:style-name="p1"><text:span text:style-name="c0">M: Ich denke dann wäre es einfach effektiver, also dann die Zeit, die ich dann dort wäre dann weiß sie schon ungefähr, bzw. sie kann sich vorher schon überlegen was, wie wir das lösen können, genau.</text:span></text:p>
      <text:p text:style-name="p1"><text:span text:style-name="c0"><text:tab/>
          <text:line-break/>[VIEW] </text:span><text:span text:style-name="c36">IP_allgemein</text:span><text:span text:style-name="c4">, File: 32.docx, RG</text:span><text:span text:style-name="c0"><text:tab/>
          <text:line-break/>M: Auch interdisziplinär, also vor allem bei mir so ist es halt sehr viel interdisziplinär, dadurch gewinnt man dann doch nochmal an solchen Kompetenzen, also grade auch IT-Kompetenzen, also im IT-Bereich, Tools, Kompetenzen ja eher nicht. Tipps.</text:span></text:p>
      <text:p text:style-name="p1"/>
      <text:p text:style-name="p1"><text:span text:style-name="c0">R: Gibt’s da noch andere Beispiele?</text:span></text:p>
      <text:p text:style-name="p1"/>
      <text:p text:style-name="p1"><text:span text:style-name="c0">21:08</text:span></text:p>
      <text:p text:style-name="p1"/>
      <text:p text:style-name="p1"><text:span text:style-name="c0">M: Also ja grade also was Word eben angeht, da hat sie mir verschiedene Tools empfohlen und auch verschiedene Funktionen sozusagen. Also Vi-, was, auch Videogestaltung, aber das brauche ich natürlich jetzt nicht für meine Arbeit. Ja es bezieht sich eigentlich meistens auf Word.</text:span></text:p>
      <text:p text:style-name="p1"><text:span text:style-name="c0"><text:tab/>
          <text:line-break/>[VIEW] </text:span><text:span text:style-name="c36">IP_allgemein</text:span><text:span text:style-name="c4">, File: 21.docx, RG</text:span><text:span text:style-name="c0"><text:tab/>
          <text:line-break/>Person: ja, vor allem hier, weil meine Kollegin sich gut auskennt. und ja, genau. die hilfe, die ich erhalten habe , war face-to-face. #00:26:49-8# </text:span></text:p>
      <text:p text:style-name="p1"><text:span text:style-name="c0"><text:tab/>
          <text:line-break/>[VIEW] </text:span><text:span text:style-name="c36">IP_allgemein</text:span><text:span text:style-name="c4">, File: 21.docx, RG</text:span><text:span text:style-name="c0"><text:tab/>
          <text:line-break/>Interviewer: und gäbe es diese hilfe, ein forum im internet? #00:27:00-7# </text:span></text:p>
      <text:p text:style-name="p1"/>
      <text:p text:style-name="p1"><text:span text:style-name="c0">Person: das weiss ich nicht, im deutschsprachigen raum weiss ich es nicht, tatsächlich kannst du dich auch ausprobieren und austoben um selber sozusagen auf die funktionen zu kommen. weiss ich nicht, kann die frage nicht so beantworten. </text:span></text:p>
      <text:p text:style-name="p1"><text:span text:style-name="c0"><text:tab/>
          <text:line-break/>[VIEW] </text:span><text:span text:style-name="c36">IP_allgemein</text:span><text:span text:style-name="c4">, File: 22.docx, RG</text:span><text:span text:style-name="c0"><text:tab/>
          <text:line-break/>M: Es ist vielleicht wieder ne, also präzise Antwort, aber ich google immer. Also und, und äh, äh frage ich auch, also ich frage auch im Freundeskreis, also wenn ich was Bestimmtes brauche. Jetzt fällt mir konkret kein Beispiel, also...</text:span></text:p>
      <text:p text:style-name="p1"><text:span text:style-name="c0"><text:tab/>
          <text:line-break/>[VIEW] </text:span><text:span text:style-name="c36">IP_allgemein</text:span><text:span text:style-name="c4">, File: 22.docx, RG</text:span><text:span text:style-name="c0"><text:tab/>
          <text:line-break/>R: Was ich da sehr spannend find daran ist, dass du sagst bei Google Scholar würdest du die Keywords verwenden, weil du kannst es klar klassifizieren.</text:span></text:p>
      <text:p text:style-name="p1"/>
      <text:p text:style-name="p1"><text:span text:style-name="c0">M: Ja.</text:span></text:p>
      <text:p text:style-name="p1"/>
      <text:p text:style-name="p1"><text:span text:style-name="c0">R: Bei der Suche nach Software jetzt, da hast du gemeint, dass du da mitunter eine Frage stellen würdest.</text:span></text:p>
      <text:p text:style-name="p1"/>
      <text:p text:style-name="p1"><text:span text:style-name="c0">M: Unterschiedlich ja.</text:span></text:p>
      <text:p text:style-name="p1"/>
      <text:p text:style-name="p1"><text:span text:style-name="c0">R: Aber auch. Das machst du ja bei Google Scholar wahrscheinlich nicht.</text:span></text:p>
      <text:p text:style-name="p1"/>
      <text:p text:style-name="p1"><text:span text:style-name="c0">M: ne, ne, ne.</text:span></text:p>
      <text:p text:style-name="p1"/>
      <text:p text:style-name="p1"><text:span text:style-name="c0">R: Was denkst du wieso das so ist, dass sich das unterscheidet?M: Du meinst für den privaten Gebrauch?</text:span></text:p>
      <text:p text:style-name="p1"/>
      <text:p text:style-name="p1"><text:span text:style-name="c0">R: Ja genau.</text:span></text:p>
      <text:p text:style-name="p1"/>
      <text:p text:style-name="p1"><text:span text:style-name="c0">M: Was nicht mit Forschung, mit privat zu tun hat...</text:span></text:p>
      <text:p text:style-name="p1"/>
      <text:p text:style-name="p1"><text:span text:style-name="c0">R: Ja genau.</text:span></text:p>
      <text:p text:style-name="p1"/>
      <text:p text:style-name="p1"><text:span text:style-name="c0">22:07</text:span></text:p>
      <text:p text:style-name="p1"/>
      <text:p text:style-name="p1"><text:span text:style-name="c0">M: (zögert) Weil, also eben in ersten Fall, im ersten Fall sehe ich die Berge, bzw. den Wald vor lauter Bäumen nicht, und im anderen Fall es war, genau im anderen Fall es ist, würde sagen mein Zuhause, aber ja es ist eine Vertrautheit mit, ja, meine ich, ich habe mir selber die Frage nie gestellt, wieso das ist und, wie gesagt ich mache alles wie bei, wie die anderen auch. </text:span></text:p>
      <text:p text:style-name="p1"><text:span text:style-name="c0"><text:tab/>
          <text:line-break/>[VIEW] </text:span><text:span text:style-name="c36">IP_allgemein</text:span><text:span text:style-name="c4">, File: 22.docx, RG</text:span><text:span text:style-name="c0"><text:tab/>
          <text:line-break/>M: Genau wir hatten, es gab so einen Mitarbeiter, der so ein bisschen als IT-Experte galt und der auch immer die Kommunikation übernommen hat mit den Informatikern, als es darum ging die Datenbank, aber da war ich noch nicht [Anony] im Projekt, die Datenbank überhaupt zu bauen. Das hat glaube ich ein Jahr gedauert und genau, und da hatten wir so Werkverträge, oder hatten sie Werkverträge mit Informatikern, und dann hatten wir als Hilfskraft, also hatten mehrere Hilfskräfte und eine Hilfskraft hat auch also war klassische Philologie und Informatik studiert und sie hat dann sozusagen die technische Betreuung der Datenbank übernommen. Genau und genau, aber... ja aber das wollte ich tatsächlich nicht als Digital Humanities bezeich-, oder...</text:span></text:p>
      <text:p text:style-name="p1"/>
      <text:p text:style-name="p1"><text:span text:style-name="c0">R: Mir geht’s gar nicht darum ob man das so nennen kann, sondern um deine Erfahrung damit. Von eurer Seite gab es auch einen Informatiker oder?</text:span></text:p>
      <text:p text:style-name="p1"/>
      <text:p text:style-name="p1"><text:span text:style-name="c0">35:25</text:span></text:p>
      <text:p text:style-name="p1"/>
      <text:p text:style-name="p1"><text:span text:style-name="c0">M: genau also der war, also an sich von haus aus wirklich kein, also es war so ein klassischer Philologe und der sich aber auskannte und der hat eben genau die Kommunikation übernommen und dann hatten wir diese Hilfskraft, die auch Informatikstudentin war oder genau Absolventin und dann wurde sie Mitarbeiterin, dann hatte sie das. Also wir hatten sozusagen in dem Projekt selbst eine Person, die beide Kompetenzen mitbrachte und das war, genau wirklich sehr, sehr nützlich. Und genau...</text:span></text:p>
      <text:p text:style-name="p1"><text:span text:style-name="c0"><text:tab/>
          <text:line-break/>[VIEW] </text:span><text:span text:style-name="c37">kP war in der Vergangenheit teilweise weiter als heute</text:span><text:span text:style-name="c4">, File: 51.docx, RG</text:span><text:span text:style-name="c0"><text:tab/>
          <text:line-break/>Person: ja. also sicherlich wird man da ähm, wird dann von seite der betreiber gekuckt, dass das nicht irgendwer ist. aber prinzipiell ist es so, dass wenn man ähm da ein interesse anmeldet und ich glaube einigermaßen nachweisen kann, dass man in dem fach arbeitet, so dass das ähm ja dass das von der philologischen community, von den fachleuten natürlich in allererster linie, die neuerscheinung dann beurteilt werden. das andere sind ja die sonst üblichen organe, der rezension, dann gibt es nochmal gnomon nochmal als zeitschrift, als rezensionszeitschrift und hsozkult, also die berliner datenbanken, genau. und ansonsten ist natürlich bei der recherche im einzelnen, wenn es sich um ältere und abgelegene titel handelt, so was kommt in meinem bereich häufiger vor, ist natürlich das schneeballprinzip weiterhin gültig, dass man mitunter irgendwie in einer anderen veröffentlichung auf die nächste hingewiesen wird. und es ist erstaunlich, wieviel nicht erfasst ist. namentlich, es gibt ganz alte dissertationen zum prosarhythmus und ähm, es ist, es geht immer so die Mär, eigentlich sei dazu nicht viel geschrieben worden aber in der wirklichkeit stellt sich das ganz anders dar. #00:39:32-2# </text:span></text:p>
      <text:p text:style-name="p1"><text:span text:style-name="c0"><text:tab/>
          <text:line-break/>[VIEW] </text:span><text:span text:style-name="c37">kP war in der Vergangenheit teilweise weiter als heute</text:span><text:span text:style-name="c4">, File: 42.docx, RG</text:span><text:span text:style-name="c0"><text:tab/>
          <text:line-break/>Person: das war so wie heute alle sagen, ich mach irgendwas mit medien ähm früher haben alle gesagt, ich mach was mit latein und griechisch, also im 19jh. das war so ein modefach. #00:34:27-5# </text:span></text:p>
      <text:p text:style-name="p1"/>
      <text:p text:style-name="p1"><text:span text:style-name="c0">Interviewer: ..und da gab es damals sicher themen, die in vergessenheit geraten sind und die man heute mit digitalen methoden viel besser abbilden könnte. wäre das denkbar? #00:34:52-7# </text:span></text:p>
      <text:p text:style-name="p1"/>
      <text:p text:style-name="p1"><text:span text:style-name="c0">Person: nie drüber nachgedacht, kann gut sein. da ist man natürlich bei wissenschaftsgeschichte, man findet mal immer wieder einen aufsatz zu der zeit, der für einen selbst relevant ist, aber was so die themen waren, die von 1880 - 1890 jetzt total im vordergrund waren, da müsste ich mich jetzt erstmal....[Anony] Mein Professor wüsste das jetzt sicher auswendig    (lachen) aber das habe ich jetzt auch nicht parat, aber das kann gut sein, dass das vielleicht interessant wäre, da nochmal zu kucken, das ging eben damals noch nicht, weil man noch keine computer hatte, und ein stück weit ist das wahrscheinlich auch so.    #00:35:32-2#</text:span></text:p>
      <text:p text:style-name="p1"><text:span text:style-name="c0"><text:tab/>
          <text:line-break/>[VIEW] </text:span><text:span text:style-name="c37">kP war in der Vergangenheit teilweise weiter als heute</text:span><text:span text:style-name="c4">, File: 12.docx, RG</text:span><text:span text:style-name="c0"><text:tab/>
          <text:line-break/>ch denke, das gibt es auch in anderen geisteswiss. also z.b. in der philosophie sollte es das geben, da gibt es natürlich auch viele moden. das hat ja immer [Anony: ein anerkannter Philosoph] gesagt, wenn es wirklich wissen ist, dann ist es nie überholt. wenn es überholt wäre, dann wäre es kein wissen gewesen, dh wissen wird nicht überholt und ähm, und das stimmt denke ich schon. und ähm und aber in der klassische Philologie ist es glaube ich wirklich so, dass man ziemlich oft die erfahrung macht, dass man ähm, das z.T. bücher erscheinen, und die autoren sind sich nicht bewusst, dass das schon mal besser gemacht wurde. gerade wenn, tatsächlich, wenn es gerade aus dem amerikanischen raum kommt, die oft nicht so gut deutsch können, und aber einfach deutschland diese krasse vorreiterrolle hatte im 19.jh. das ist heute längst nicht mehr so. Aber wirklich gut aufgestellt war und dann ist es natürlich schwer zu lesen oder es ist auf latein geschrieben oder es ist schlecht zugänglich. Es ist auch schwer da ranzukommen und man müht sich dann mitunter auch nicht damit ab, das zu recherchieren. Aber ich habe immer wieder die erfahrung gemacht, dass gute sachen, also ideen, die man hatte, meinetwegen auch konjekturen, die man hatte. konjekturen sind immer überlegungen zu textänderungen im text. dh es steht was im text, aber man merkt, das kann nicht stimmen und man hat ne idee. das macht immer extrem spass, wenn man da selber kreativ sein kann, das macht eigentlich mit am meisten spass, so konjektoren oder lücken zu füllen. und selber ein bißchen mitzuschreiben, das ist so die kreative seite der textkritik. und das man die konjektur hat und man freut sich sehr dass man die hatte, weil die dann auch, die muss in den apparat, da steht dann dein name, der hat den text geheilt, toll, und dann merkst du, fuck, im 19.jh, hat das aber schon irgendeiner halt gefunden und dann ist es seine konjektur. das ist dann einfach ähm und diese erfahrung, dass du was entdeckst, was schon entdeckt wurde, aber man weiss einfach nicht mehr ,dass das entdeckt wurde, weil es so nischig publiziert wurde, das macht man z.B. bei textkritik ganz ganz oft, das muss man systematisch checken und das ist auch ganz peinlich, wenn man einen großen aufsatz schreibt und hat das gefunden und dann ja, hättste mal gekuckt. und zum teil, unser fach ist halt so alt, dass du halt wirklich zurückgehen musst in die zeit des humanismus, es kann sein dass im 16.jh, extrem pfiffige leute, ähm, was weiss ich, petrarca, Melanchton einfach gemacht haben und du weisst es einfach nicht und ähm dh das ist bestimmt sehr speziell in dem fach aber damit muss man immer rechnen, dass man vor 100 jahren in gewissen gebieten weiter war als jetzt, damit muss man rechnen. und deswegen muss man dahingehend sehr gut lernen zu recherchieren, und ich glaube, das sollten zumindest klassische Philologen gut können, genau das zu überprüfen und da sehr gewissenhaft zu sein, denn ansonsten ist es wirklich so ne komische selbstreproduktion. und klar, das wird auf dem gebiet aller naturwissenschaften, der mathematik, der informatik oder medizin würde das nie passieren, dass man da nochmal zurückgeht.</text:span></text:p>
      <text:p text:style-name="p1"><text:span text:style-name="c0"><text:tab/>
          <text:line-break/>[VIEW] </text:span><text:span text:style-name="c38">Textkritik</text:span><text:span text:style-name="c4">, File: 41.docx, RG</text:span><text:span text:style-name="c0"><text:tab/>
          <text:line-break/>M: Ich mein das ist (...), also Textkritik oder solche Sachen, das sind ja auch Theo-, aber es gibt halt in diesen historischen Geisteswissenschaften ja manchmal nicht so diese, diesen Drang dieser Sache dann einen coolen englischen Namen zu geben, das ist das Problem.</text:span></text:p>
      <text:p text:style-name="p1"><text:span text:style-name="c0"><text:tab/>
          <text:line-break/>[VIEW] </text:span><text:span text:style-name="c38">Textkritik</text:span><text:span text:style-name="c4">, File: 51.docx, RG</text:span><text:span text:style-name="c0"><text:tab/>
          <text:line-break/>Person: naja, ein teilbereich usnerer arbeit nennt sich ja auch quellenkritik und das ist eine ganz zentrale frage, also ähm ja und die lässt sich auch in verschieden teilbereiche spalten. das eine ist ja die sicherheit oder nichtsicherheit, die man haben kann, was die gestalt des textes selber angeht, der ja wie gesagt, der ja überlieferungsprozesse und zum teil auch transformationsprozesse durchlaufen hat über zwei jahrtausende in aller regel. und das andere ist sozusagen die produktionsbedingungen des textes in seiner zeit zu verstehen. nehmen wir ein beispiel, selbst wenn wir jetzt caesars gallischen krieg lupenrein in der überlieferung hätten, also so groß sind die probleme da im übrigen auch nicht, dann kann man das natürlich nicht hernehmen, und sagen, ok, wir haben den caesar sauber vor uns aber in diesem gallischen krieg ist die tatsächlichkeit abgebildet. so dessen was da passiert ist, das sagt ja was als wert über die quelle aus usw. auch das muss ja freigelegt werden, wieviel ist da propaganda usw. das ist ja nur ein beispiel von ganz vielen. wie sehr taucht der autor, wie sehr verschwindet er hinter dem werk und wie sehr ist er greifbar. usw. wir müssen ja diese riesige distanz ja überwinden und das ist natürlich ein ding, was ja eigentlich unmöglich ist. es ist aber auch nicht unfruchtbar. so.    #01:49:55-8# </text:span></text:p>
      <text:p text:style-name="p1"><text:span text:style-name="c0"><text:tab/>
          <text:line-break/>[VIEW] </text:span><text:span text:style-name="c38">Textkritik</text:span><text:span text:style-name="c4">, File: 51.docx, RG</text:span><text:span text:style-name="c0"><text:tab/>
          <text:line-break/>deswegen ist die quellenarbeit und das vertrauen in die quelle herzustellen ist wesentlicher teil eurer arbeit. #01:50:42-8# </text:span></text:p>
      <text:p text:style-name="p1"/>
      <text:p text:style-name="p1"><text:span text:style-name="c0">Person: oder eben hat es auch, wie gesagt, es in frage zu stellen.    #01:50:49-1# </text:span></text:p>
      <text:p text:style-name="p1"><text:span text:style-name="c0"><text:tab/>
          <text:line-break/>[VIEW] </text:span><text:span text:style-name="c38">Textkritik</text:span><text:span text:style-name="c4">, File: 31.docx, RG</text:span><text:span text:style-name="c0"><text:tab/>
          <text:line-break/>M: genau also vor allem Textinterpretation, also Vergleiche sozusagen, Textkritik, damit haben wir ja viel zu tun. Also ich mache viel eben Textinterpretation, Kontextualisierungen, also ich bestimme die Authentizität von Texten, genau also wir arbeiten ja auch viel ja mit also nicht mit, mit den Handschriften so an sich, also ich jetzt so für mich, also ich nehm da praktisch die Textausgaben, aber genau also und betrachte das ganze Textkritisch. Also ich mach persönlich viel Textinterpretation und –vergleiche vor allem.</text:span></text:p>
      <text:p text:style-name="p1"><text:span text:style-name="c0"><text:tab/>
          <text:line-break/>[VIEW] </text:span><text:span text:style-name="c39">LSJ</text:span><text:span text:style-name="c4">, File: 41.docx, RG</text:span><text:span text:style-name="c0"><text:tab/>
          <text:line-break/>Das Schöne daran, also ist eben diese Betacode Tastenbelegung und das ist identisch mit der Tastenbelegung bei Perseus, also das ist diese, das Griechisch-Wörterbuch, also der LSJ-Online, und da muss man die Sachen eben auch so eingeben und ich vermute deswegen hab ich mir mal diese polytonische Tastenbelegung irgendwann angewöhnt.</text:span></text:p>
      <text:p text:style-name="p1"><text:span text:style-name="c0"><text:tab/>
          <text:line-break/>[VIEW] </text:span><text:span text:style-name="c39">LSJ</text:span><text:span text:style-name="c4">, File: 31.docx, RG</text:span><text:span text:style-name="c0"><text:tab/>
          <text:line-break/>M: Also LSJ, also Little Scott Jones, dem Online Lexikon und hier den TLG, also Thesaurus Lingua- Genau, genau, damit hab ich viel gearbeitet, aber auch natürlich mit digitalisierten Büchern, ja, PDF auch. </text:span></text:p>
      <text:p text:style-name="p1"><text:span text:style-name="c0"><text:tab/>
          <text:line-break/>[VIEW] </text:span><text:span text:style-name="c40">Pauly</text:span><text:span text:style-name="c4">, File: 31.docx, RG</text:span><text:span text:style-name="c0"><text:tab/>
          <text:line-break/>M: Achso natürlich auch von der Bibliothek, bris-Online [Brills], der neue Pauly, also solche... </text:span></text:p>
      <text:p text:style-name="p1"/>
      <text:p text:style-name="p1"><text:span text:style-name="c0">R: Was ist das?</text:span></text:p>
      <text:p text:style-name="p1"/>
      <text:p text:style-name="p1"><text:span text:style-name="c0">M: Das ist ein Lexikon für die Antike, also solche Sachen dann, solche Datenbanken.</text:span></text:p>
      <text:p text:style-name="p1"><text:span text:style-name="c0"><text:tab/>
          <text:line-break/>[VIEW] </text:span><text:span text:style-name="c40">Pauly</text:span><text:span text:style-name="c4">, File: 31.docx, RG</text:span><text:span text:style-name="c0"><text:tab/>
          <text:line-break/>M: Also ja um, um Sachen, also praktisch nachzuschlagen, also um kleinere Dinge, ja. z.B. der Dämonenglaube in Griechenland oder so, kuck ich dann da rein, Dämon, und dann zeigt mir das dann praktisch an, wo der, wie sich der Dämonenglaube entwickelt hat oder solche Sachen, also für kleine Verständnisfragen dafür nutze ich das. Perseus Project, fällt mir grade ein, das ist ne Lateindatenbank, die nutze ich halt auch immer für die Texte, dass ich praktisch in die Texte reinkucken kann, teilweise auch für Casus Bestimmungen, also praktisch für sprachliche Bestimmungen.</text:span></text:p>
      <text:p text:style-name="p1"><text:span text:style-name="c0"><text:tab/>
          <text:line-break/>[VIEW] </text:span><text:span text:style-name="c40">Pauly</text:span><text:span text:style-name="c4">, File: 31.docx, RG</text:span><text:span text:style-name="c0"><text:tab/>
          <text:line-break/>M: Genau natürlich diese Lexika, sozusagen, also den Pauly z.B., den Neuen Pauly, oder ja verschiedene Lexika, den, also den Neuen Pauly und das große auch. Ich überleg gerade, ja auf jeden Fall, genau Fachlexika.</text:span></text:p>
      <text:p text:style-name="p1"><text:span text:style-name="c0"><text:tab/>
          <text:line-break/>[VIEW] </text:span><text:span text:style-name="c40">Pauly</text:span><text:span text:style-name="c4">, File: 31.docx, RG</text:span><text:span text:style-name="c0"><text:tab/>
          <text:line-break/>M: Pauly, die einzige Realenzyklopädie, ja, das ist dann die größere Version vom Neuen Pauly. Das hab ich jetzt gesucht. Das ist natürlich, da gibt’s dann auch immer Literaturangaben oder was gibt’s noch...</text:span></text:p>
      <text:p text:style-name="p1"><text:span text:style-name="c0"><text:tab/>
          <text:line-break/>[VIEW] </text:span><text:span text:style-name="c41">Perseus</text:span><text:span text:style-name="c4">, File: 41.docx, RG</text:span><text:span text:style-name="c0"><text:tab/>
          <text:line-break/>Das Schöne daran, also ist eben diese Betacode Tastenbelegung und das ist identisch mit der Tastenbelegung bei Perseus, also das ist diese, das Griechisch-Wörterbuch, also der LSJ-Online, und da muss man die Sachen eben auch so eingeben und ich vermute deswegen hab ich mir mal diese polytonische Tastenbelegung irgendwann angewöhnt.</text:span></text:p>
      <text:p text:style-name="p1"><text:span text:style-name="c0"><text:tab/>
          <text:line-break/>[VIEW] </text:span><text:span text:style-name="c41">Perseus</text:span><text:span text:style-name="c4">, File: 41.docx, RG</text:span><text:span text:style-name="c0"><text:tab/>
          <text:line-break/> Und Perseus ist ja diese, diese, ich glaub von der Brown University diese Datenbank wo alle möglichen Sachen digitalisiert, alle möglichen Texte digitalisiert sind. </text:span></text:p>
      <text:p text:style-name="p1"><text:span text:style-name="c0"><text:tab/>
          <text:line-break/>[VIEW] </text:span><text:span text:style-name="c41">Perseus</text:span><text:span text:style-name="c4">, File: 12.docx, RG</text:span><text:span text:style-name="c0"><text:tab/>
          <text:line-break/>das kann schon sein, dass wie soll ich sagen, man ist es nicht unbedingt gewohnt, dass man für ne genuin philologische fragestellung im netz auf irgendwelche antworten stößt. die dort, also das ist ziemlich selten, dass da schon mal irgendjmd was gebastelt hat und dass das wirklich weiterhelfen würde, eben dieses Perseus projekt, oder ähm, was aber letztendlich, wenn ich TLG sage ist das da im grunde schon drin, ist mittlerweile alles verknüpft, dh das ist vielleicht so ein bißchen die sache, es kann schon sein, dass du da auf einen richtigen punkt gestoßén bin, dadurch dass es vielleicht diesen widerstand gibt, sich mit neuer software gibt, die man noch nie benutzt hat, auseinanderzusetzen, ist es so, dass das was sich wirklich etabliert hat, einfach so extrem gepusht wird, und ähm, und diese sachen dann einfach sehr sehr anerkannt sind und tatsächlich sehr viele leute darauf zugreifen und es nicht so ist, dass es das eine und das andere gibt und der eine bevorzugt dies und der andere das. das kenne ich eigentlich nicht so aus der erfahrung, sondern das eine funktioniert und das andere scheinbar nicht,</text:span></text:p>
      <text:p text:style-name="p1"><text:span text:style-name="c0"><text:tab/>
          <text:line-break/>[VIEW] </text:span><text:span text:style-name="c41">Perseus</text:span><text:span text:style-name="c4">, File: 31.docx, RG</text:span><text:span text:style-name="c0"><text:tab/>
          <text:line-break/>M: Also ja um, um Sachen, also praktisch nachzuschlagen, also um kleinere Dinge, ja. z.B. der Dämonenglaube in Griechenland oder so, kuck ich dann da rein, Dämon, und dann zeigt mir das dann praktisch an, wo der, wie sich der Dämonenglaube entwickelt hat oder solche Sachen, also für kleine Verständnisfragen dafür nutze ich das. Perseus Project, fällt mir grade ein, das ist ne Lateindatenbank, die nutze ich halt auch immer für die Texte, dass ich praktisch in die Texte reinkucken kann, teilweise auch für Casus Bestimmungen, also praktisch für sprachliche Bestimmungen.</text:span></text:p>
      <text:p text:style-name="p1"><text:span text:style-name="c0"><text:tab/>
          <text:line-break/>[VIEW] </text:span><text:span text:style-name="c41">Perseus</text:span><text:span text:style-name="c4">, File: 31.docx, RG</text:span><text:span text:style-name="c0"><text:tab/>
          <text:line-break/>M: TLG ja eher TLG, Perseus ist eher so Datenbestimmung.</text:span></text:p>
      <text:p text:style-name="p1"/>
      <text:p text:style-name="p1"><text:span text:style-name="c0">R: Wofür ist das interessant die Funktion?</text:span></text:p>
      <text:p text:style-name="p1"/>
      <text:p text:style-name="p1"><text:span text:style-name="c0">M: Also ich, ja, also vor allem diese also grad jetzt wo kommt ein Wort, wo noch vorkommt, das sind halt so Intertextualitätsbestimmungen, dass ich schaue, kann jetzt z.B. ein Empedokles, also ein Philosoph den anderen beeinflusst haben also praktisch so semantische und syntaktische Gemeinsamkeiten herausfischen um das Ganze dann zu vergleichen um ne Relation sozusagen festzustellen. Also solche Sachen.</text:span></text:p>
      <text:p text:style-name="p1"><text:span text:style-name="c0"><text:tab/>
          <text:line-break/>[VIEW] </text:span><text:span text:style-name="c16">Bibliothek</text:span><text:span text:style-name="c4">, File: 41.docx, RG</text:span><text:span text:style-name="c0"><text:tab/>
          <text:line-break/>M: Bei JSTOR, was halt ganz gut ist, um Zeitschriften, Aufsätze und Rezensionen zu finden, weil die ja normalerweise über ein OPAC nicht zugänglich sein sollten, auch wenn das [Anony] hier so ist, aber das ist ein anderes Thema. Der neue OPAC, das Hassobjekt der Geisteswissenschaften. Über den wird viel geschimpft, ja weil es eben, nicht mit dem, ja es ist mit den klassischen Erwartungen, die man an einen OPAC hat, was man immer wieder hört, wir bringen den Studenten seit dem 1. Semester bei, sie sollen immer nach dem Titel der Selbstständigen Publikation suchen und eben trennen und Sammelbände und Monografien und Zeitschriften Titel, und solche Sachen. Und nicht die Aufsatztitle eben suchen Und jetzt macht der OPAC das eben und gut da könnte man noch mit leben, aber was wirklich nervt, wenn ich nach einem Buchtitel und eigentlich z.B. nur die Signatur haben will. Ich weiß es gibt dieses Buch, ich weiß die OB hat es, ich will nur kucken wie die Signatur ist, dann kriege ich erst mal drei Seiten Rezensionen zu dem Buch und muss mich erst mal durchklicken bis ich das Buch finde. Das müsste man wirklich mal ändern.</text:span></text:p>
      <text:p text:style-name="p1"><text:span text:style-name="c0"><text:tab/>
          <text:line-break/>[VIEW] </text:span><text:span text:style-name="c16">Bibliothek</text:span><text:span text:style-name="c4">, File: 41.docx, RG</text:span><text:span text:style-name="c0"><text:tab/>
          <text:line-break/>M: Es war ja lange Zeit auch so, dass man den alten OPAC parallel eben auch noch benutzen durfte. Damit konnten viele lange Zeit dann leben, aber der wurde ja dann irgendwann auch runtergenommen und seitdem ist man halt relativ gefrustet.</text:span></text:p>
      <text:p text:style-name="p1"><text:span text:style-name="c0"><text:tab/>
          <text:line-break/>[VIEW] </text:span><text:span text:style-name="c16">Bibliothek</text:span><text:span text:style-name="c4">, File: 51.docx, RG</text:span><text:span text:style-name="c0"><text:tab/>
          <text:line-break/>Person: vieles steht und fällt auch mit der lizenzierung, die die uni bibo vornehmen kann oder nicht. ist auch ne geldfrage. manche sachen waren eine zeitlang nicht verfügbar, so wie degruyter online, wo dann sehr viele monografien als pdf abrufbar sind. was wir das chade gefunden haben, na genau. #01:04:35-2# </text:span></text:p>
      <text:p text:style-name="p1"/>
      <text:p text:style-name="p1"><text:span text:style-name="c0"><text:tab/>
          <text:line-break/>[VIEW] </text:span><text:span text:style-name="c16">Bibliothek</text:span><text:span text:style-name="c4">, File: 31.docx, RG</text:span><text:span text:style-name="c0"><text:tab/>
          <text:line-break/>M: Also am Forschungskolleg hab ich schon Vorträge auch mir angehört, ja hier am Insti-, also ich war natürlich sehr viel hier in der Bibliothek, also dort im, ja auch Vorträge wahrgenommen und gearbeitet, ne und Bücher genutzt usw. Genau und hier am Institut auch Tagungen oder...</text:span></text:p>
      <text:p text:style-name="p1"><text:span text:style-name="c0"><text:tab/>
          <text:line-break/>[VIEW] </text:span><text:span text:style-name="c16">Bibliothek</text:span><text:span text:style-name="c4">, File: 21.docx, RG</text:span><text:span text:style-name="c0"><text:tab/>
          <text:line-break/>Person: weil eben das fundament stellt nach wie vor die arbeit an den originaltexten dar, dasi st das fundament und eben auch die feldarbeit an handschriften, für mich jetzt weniger, und ähm an papyri und ähm genau. immerhin gibt es auch in diese richtung wirklich eine verbesserung der, der arbeitsmöglichkeiten, weil handschriften digitalisiert werden, man ist fürher noch, vor 15 jahren, zu den verschd. bibliotheken gefarhen in europa    (lachen)    um sich die handschriften anzuschauen, papyri wrd digitalisiert. in dem sinne ist es eine unheimliche arbeitserleichterung, für die wir alle unglaubelich dankbar sind. und ähm vor 20 jahren bin ich selber noch ähm [Anony], zu den verschiedenen archiven, archivearbeit, ja, das hat sich verbessert, das kann ich von hier aus häufig erledigen wirklich, ohne große forschungsreisen und ähm, in dem sinne, ähm, auch in zusammenhang eben mit der digitalisierung unser fach auch wächst. #00:57:48-2#</text:span></text:p>
      <text:p text:style-name="p1"><text:span text:style-name="c0"><text:tab/>
          <text:line-break/>[VIEW] </text:span><text:span text:style-name="c40">Kommentar</text:span><text:span text:style-name="c4">, File: 31.docx, RG</text:span><text:span text:style-name="c0"><text:tab/>
          <text:line-break/>M: ja also natürlich erst mal Google Books, das ist ja jetzt erst mal, also per Google nachschauen was es so gibt, auch im UB Katalog auf jeden Fall, Schlagwörter eingeben und ja, genau ansonsten schau ich halt auch viel dann eben die Kommentare zu meinen Textstellen, und da gibt’s da nochmal weiterführende Literatur, dann bekommt man natürlich auch mal nen Tipp vom Prof und genau, und ja also es ist schon, also dass man schon eher so nen Schneeball, also es wird dann schon eher so ein Schneeballprinzip, ne. Genau, ja.. Ich schau natürlich auch erst mal in die texte und überleg selber, ja, was, welcher, was gibt’s da jetzt vielleicht für ne Parallelstelle, dann kuckt man wieder in den Kommentar rein. Und ja... ja.</text:span></text:p>
      <text:p text:style-name="p1"><text:span text:style-name="c0"><text:tab/>
          <text:line-break/>[VIEW] </text:span><text:span text:style-name="c40">Kommentar</text:span><text:span text:style-name="c4">, File: 21.docx, RG</text:span><text:span text:style-name="c0"><text:tab/>
          <text:line-break/>Person: weil eben sekundärliteratur, forschungsliteratur, bezieht sich auf die originaltexte. ähm, und dann hast du also so eine art zwischnestufe, würde ich sagen, was auch schwierig zuzuordnen ist, das sind die kommentare. die kommentare zu den antiken texten, es ist in meinen augen persönlich immer so eine zwischenstelle zwischen original text und sekundärliteratur, einige sagen dass ist sekundärliteratur, weil es basiert eben auf der originalliteratur. die kommentare sind da in unserem fach etwas wirklich, der ausgangs und endpunkt, das darfts du nicht vernachlässigen, genau, es gibt texte, die mehr kommentiert sind als andere und einige die gar nicht kommentiert sind, genau, aber das wäre ein bißchen wissenschaftlich ein verfehlen, wenn man den kommentar auslässt und eben, da komme ich auf deine frage zurück, aus einem kommentar erhälst du schon sehr viel literaturinformation über eben forschungsliteratur, da brauchst du in vielen fäallen bekommst du vielleicht sogar viel mehr informationen davon als von einer datenbanken, ne, und daher, ja.</text:span></text:p>
      <text:p text:style-name="p1"><text:span text:style-name="c0"><text:tab/>
          <text:line-break/>[VIEW] </text:span><text:span text:style-name="c40">Kommentar</text:span><text:span text:style-name="c4">, File: 21.docx, RG</text:span><text:span text:style-name="c0"><text:tab/>
          <text:line-break/>Person: genau, und in meinem fall habe ich mit autoren gearbeitet, die gut kommentiert sind, das macht die sache auch ein bißchen schwieriger, weil (unv) genau und dann eben aus den kommnetaren heraus kriegst du schon sehr viel literaturinformation.</text:span></text:p>
      <text:p text:style-name="p1"><text:span text:style-name="c0"><text:tab/>
          <text:line-break/>[VIEW] </text:span><text:span text:style-name="c40">Kommentar</text:span><text:span text:style-name="c4">, File: 22.docx, RG</text:span><text:span text:style-name="c0"><text:tab/>
          <text:line-break/>M: Ich würde Korpus primär, ja nur auf die Primärliteratur unbedingt. Also in, sozusagen in klassischem Sinne, ne, also ja auf die Primärliteratur. Und mein Korpus war von der Dissertation die antike Lyrik, und daraus nur also zwei bestimmte Autoren, ne das war mein Korpus von genau und dann kommt die Sekundärliteratur dazu aber wie willst dann so Sachen wie Kommentare, was bei uns, also das, was Sandra gemacht hat. Was ist das, ist das Sekundärliteratur, ich betrachte das als die Sekundärliteratur, aber einige, also das ist auch immer ein Problem, die Qualifikationsarbeiten, wie du ein Literaturverzeichnis aufbaust, weil du hast die antike Käste, dann die Kommentare und die genau die Monografien dazu genau und aber Korpus, ja nur die Primärliteratur.</text:span></text:p>
      <text:p text:style-name="p1"><text:span text:style-name="c0"><text:tab/>
          <text:line-break/>[VIEW] </text:span><text:span text:style-name="c19">Michael Erler</text:span><text:span text:style-name="c4">, File: 31.docx, RG</text:span><text:span text:style-name="c0"><text:tab/>
          <text:line-break/>M: Da gibt’s auch noch ein anderes, ich überleg grad, was war denn das? Michael Erler, das ist so ein großes, Michael Erler.</text:span></text:p>
      <text:p text:style-name="p1"><text:span text:style-name="c0"><text:tab/>
          <text:line-break/>[VIEW] </text:span><text:span text:style-name="c37">Antriggern von Kollege/Freund als Proxy</text:span><text:span text:style-name="c4">, File: 41.docx, RG</text:span><text:span text:style-name="c0"><text:tab/>
          <text:line-break/>: Du hattest vorhin kurz Thema Stilistik angebracht da gings darum ob,</text:span></text:p>
      <text:p text:style-name="p1"/>
      <text:p text:style-name="p1"><text:span text:style-name="c0">M: Um diesen Periodenstil, Parataxe...</text:span></text:p>
      <text:p text:style-name="p1"/>
      <text:p text:style-name="p1"><text:span text:style-name="c0">R: Das ist ne stilistische Eigenschaft des Textes, oder des Autors, und da gibt es den Bereich Stilometrie. Ist das für die relevant?</text:span></text:p>
      <text:p text:style-name="p1"/>
      <text:p text:style-name="p1"><text:span text:style-name="c0">57:32</text:span></text:p>
      <text:p text:style-name="p1"/>
      <text:p text:style-name="p1"><text:span text:style-name="c0">M: Stilometrie, Moment, das ist damit verwandt, aber Stilometrie, ist nochmal ne besondere Methode. </text:span></text:p>
      <text:p text:style-name="p1"/>
      <text:p text:style-name="p1"><text:span text:style-name="c0">R: genau.</text:span></text:p>
      <text:p text:style-name="p1"/>
      <text:p text:style-name="p1"><text:span text:style-name="c0">M: Sandra hat sich damit ja glaube ich... Und Torsten hat da auch viel Ahnung von. Da kuckt man aber auf noch kleinere Einheiten, also wie werden so Partikeln, wie oft werden bestimmte Partikel... Beim griechischen bringt das glaube ich auch ein bisschen mehr als beim Lateinischen, obwohl sie es da glaube ich auch machen. Das Griechische hat ja mehr so Partikel, obwohl die Partikel ja teilweise die Satzzeichen ersetzen, das ist im Lateinischen ja nicht ganz so stark. Wobei es auch im lateinischen so Sachen gibt, z.B. das Set-At-verhältnis (?). Also es heißt beides aber, aber Set gilt als eher, eher nen, ist ein eher niedrigeres Stilniveau und At ist ein höheres, poetischeres Stilniveau und dann kann man eben statistisch auswerten wie oft verwendet ein Autor Set und wie oft verwendet ein Autor At. Und je nachdem wie dieses Verhältnis ist kann man eben, da hat man ein Indiz eben zu sagen, dass Das ist eben höherer Stil oder niedrigerer Stil. Aber man darf sowas niemals alleine an einem solchen, das macht man an ganz vielen verschiedenen, die man da machen kann. Das wäre vielleicht so ne latinistische Möglichkeit der Stilometrie. </text:span></text:p>
      <text:p text:style-name="p1"/>
      <text:p text:style-name="p1"><text:span text:style-name="c0">R: Also sprich du hast in der Hinsicht noch nicht, mit Stilometrie bist du noch nicht in Berührung gekommen?</text:span></text:p>
      <text:p text:style-name="p1"/>
      <text:p text:style-name="p1"><text:span text:style-name="c0">58:56</text:span></text:p>
      <text:p text:style-name="p1"/>
      <text:p text:style-name="p1"><text:span text:style-name="c0">M: Ja also es ist eben eher statistische Herangehensweise, das ist eben immer so ein bisschen die Frage, kann man an so nen Text mit rein statistischen Methoden alleine rangehen, ich mein das würde wahrscheinlich niemand sagen oder eher mit so nem stärker interpretierenden Niveau, wo man dann wiederum Definitionsprobleme einfach kriegt. Wie gesagt, ab wann ist ein hypotaktisch gebauter Satz ne Periode, und so, das ist eben nirgendwo festzustellen, aber das muss sich halt vielleicht so ein bisschen ergänzen auch. Ich glaube das Set-At-Verhältnis habe ich glaube ich wirklich gemacht in dem Stilkapitel [Anony], deswegen fällts mir wahrscheinlich jetzt ein als Beispiel.</text:span></text:p>
      <text:p text:style-name="p1"><text:span text:style-name="c0"><text:tab/>
          <text:line-break/>[VIEW] </text:span><text:span text:style-name="c37">Antriggern von Kollege/Freund als Proxy</text:span><text:span text:style-name="c4">, File: 51.docx, RG</text:span><text:span text:style-name="c0"><text:tab/>
          <text:line-break/>Person: jaja, und, ja und der bekanntheitsgrad von gewissen praktischen programm das schwankt schon ziemlich , denn zb mein kollege Marco hat mir mal für s griechische einfach mal n seite empfohlen, äm, mit der man in kürzester zeit einen griechischen text tippen kann, was ja sonst immer mit der tastaturbelegung ein einziger krampf ist.    #00:57:49-2# </text:span></text:p>
      <text:p text:style-name="p1"/>
      <text:p text:style-name="p1"><text:span text:style-name="c0">Interviewer: ist das dieses typegreek? #00:57:49-0# </text:span></text:p>
      <text:p text:style-name="p1"/>
      <text:p text:style-name="p1"><text:span text:style-name="c0">Person: typegreek, jaja. zum beispiel. hätte ich das im studium schon gekannt, wäre so manche hausarbeit weniger qualvoll gewesen. beziehungsweise, es gibt ja, wenn man sich aus eine datenbanken den griechischen text per copy n paste rauszieht,gibt es immer probleme mit dem format und dergleichen. irgendwas geht garantiert schief. #00:58:20-5# </text:span></text:p>
      <text:p text:style-name="p1"><text:span text:style-name="c0"><text:tab/>
          <text:line-break/>[VIEW] </text:span><text:span text:style-name="c37">Antriggern von Kollege/Freund als Proxy</text:span><text:span text:style-name="c4">, File: 51.docx, RG</text:span><text:span text:style-name="c0"><text:tab/>
          <text:line-break/>Person: naja, wie ich das bei type greek schon angedeutet habe. in so alltäglichen gesprächen kommen probleme auf und werden zur sprache gebracht und dann kriegt man das so nebenbei als tip, typegreek, kann benutzen, ist ja interessant. also, man, ähm, man teilt sich schon die beobachtungen, die man so macht. ich krieg ja dann demnächst das smartphone, und dann höre ich Sandra, die dann sagt, und dann musst du dir unbedingt die wörterbücher aufs handy laden ähm, die da online zur verfügung stehen und ist sehr praktisches tool. sie sagt, sie sei schneller damit. ja, das würde ich ohnehin dann machen, also dann, dass man unterwegs das ganze gleich schnell verfügbar hat. ob ich dann irgendwann schneller bin als wenn ich es händisch nachkucke, das weiss ich nicht, steht auf nem anderen blatt. und ja, im wesentlichen macht man sich, ging es mir jedenfalls so, dass man sich während des studiums irgendwie in ner phase mal vertraut gemacht hab, ohne da jetzt ganz systematisch zu sein, was jetzt halt zb. an datenbanken an der uni bibo da ist und sich das mal ankuckt und gelegentlich kriegt man dann so einen rat, aber das es jetzt wirklich systematisch wäre, könnte ich jetzt nicht sagen.    #01:02:19-5# </text:span></text:p>
      <text:p text:style-name="p1"><text:span text:style-name="c0"><text:tab/>
          <text:line-break/>[VIEW] </text:span><text:span text:style-name="c37">Antriggern von Kollege/Freund als Proxy</text:span><text:span text:style-name="c4">, File: 31.docx, RG</text:span><text:span text:style-name="c0"><text:tab/>
          <text:line-break/>M: Ja eben vom Graduiertenkolleg z.B. da kommt dann schon mal ein Literaturhinweis, auch vom Kollegen, dass dann, wird auch weitergeschickt, genau, Kollegen, ja Freunde eher weniger... Genau. </text:span></text:p>
      <text:p text:style-name="p1"><text:span text:style-name="c0"><text:tab/>
          <text:line-break/>[VIEW] </text:span><text:span text:style-name="c37">Antriggern von Kollege/Freund als Proxy</text:span><text:span text:style-name="c4">, File: 31.docx, RG</text:span><text:span text:style-name="c0"><text:tab/>
          <text:line-break/>M: Hmm doch, also ja grad also wer sich so mit mittelalterlichen Handschriften beschäftigt, da hatte ich auch ne Kollegin, der hab ich dann auch immer mal nen Tipp gegeben, ich bin jetzt darauf gestoßen, und genau dann gebe ich dann einfach mal den Literaturtipp.</text:span></text:p>
      <text:p text:style-name="p1"><text:span text:style-name="c0"><text:tab/>
          <text:line-break/>[VIEW] </text:span><text:span text:style-name="c37">Antriggern von Kollege/Freund als Proxy</text:span><text:span text:style-name="c4">, File: 31.docx, RG</text:span><text:span text:style-name="c0"><text:tab/>
          <text:line-break/>M: Ja und das hab ich z.B. vom Professor empfohlen bekommen, weil ich musste eben nen Vortrag auf Englisch halten, aber den hatte ich erst vorher so übersetzt, teilweise auch mit google translate und ich kannte das Tool noch gar nicht und dann hat er mir das dann empfohlen und seither benutze ich das ziemlich oft.</text:span></text:p>
      <text:p text:style-name="p1"><text:span text:style-name="c0"><text:tab/>
          <text:line-break/>[VIEW] </text:span><text:span text:style-name="c37">Antriggern von Kollege/Freund als Proxy</text:span><text:span text:style-name="c4">, File: 22.docx, RG</text:span><text:span text:style-name="c0"><text:tab/>
          <text:line-break/>M: Ich hab darüber nachgedacht, tatsächlich und einen Teil hab ich dir schon geschrieben. Dass es, also als du fragtest, also wie mein Zugang zum Thesaurus war, ich hab gesagt learning by doing, natürlich spielt das eine Rolle, aber es gibt lauter Tutorials. Und, und natürlich, also hab ich dir ja gezeugt, also bei jeder Funktion kannst du sozusagen ein PDF runterladen, die alles erklärt. Tatsächlich hab ich dir nicht benutzt, aber genau, von daher, aber jetzt, genau gestern hab ich...</text:span></text:p>
      <text:p text:style-name="p1"/>
      <text:p text:style-name="p1"><text:span text:style-name="c0">R: Hast du es tatsächlich genutzt?</text:span></text:p>
      <text:p text:style-name="p1"/>
      <text:p text:style-name="p1"><text:span text:style-name="c0">M: Jajajaja, also du hast mich so, also es hat mich schon geärgert, dass ich die Frage so beantwortet hab, und dann hab ich die ganzen angeschaut, das war sehr nützlich. Und gestern habe ich eine Empfehlung gegeben, meinen Studenten eine Empfehlung darüber gegeben und ich sage ich war sehr nervös, weil genau, ich muss es alles sozusagen vorzeigen und so.</text:span></text:p>
      <text:p text:style-name="p1"/>
      <text:p text:style-name="p1"><text:span text:style-name="c0">01:46</text:span></text:p>
      <text:p text:style-name="p1"/>
      <text:p text:style-name="p1"><text:span text:style-name="c0">M: Und genau aber ich hatte mich das wirklich (..), also diese Dateien auch vorbereiten und Tutorials und natürlich dann hab ich [Anony] meine Kollegin nochmal gefragt und genau.</text:span></text:p>
      <text:p text:style-name="p1"/>
      <text:p text:style-name="p1"><text:span text:style-name="c0">R: Kannst du dich erinnern welche Dateien du da gestern angeschaut hast?</text:span></text:p>
      <text:p text:style-name="p1"/>
      <text:p text:style-name="p1"><text:span text:style-name="c0">02:04</text:span></text:p>
      <text:p text:style-name="p1"/>
      <text:p text:style-name="p1"><text:span text:style-name="c0">M: Also für diese Veranstaltung, ja das waren also, es gibt mehrere Funktionen, das ist wirklich sehr gut gemacht, gell, also, ähh, also bei den verschiedenen Funktionen, also genau, also äh, Texte, also so dieses Parallel-, die also der Parallelvergleich von Texten und, also es ist ziemlich komplex, kann ich dir zeigen, wenn du willst später.</text:span></text:p>
      <text:p text:style-name="p1"><text:span text:style-name="c0"><text:tab/>
          <text:line-break/>[VIEW] </text:span><text:span text:style-name="c30">Bildung</text:span><text:span text:style-name="c4">, File: 41.docx, RG</text:span><text:span text:style-name="c0"><text:tab/>
          <text:line-break/>M: Das hab ich mir selbst angewöhnt glaube ich. Na wir haben das glaube ich eigentlich nie so, dass das mal Dozenten gesagt haben, soundso müsst ihr es machen, also das war schon so ein bisschen, ich finde, also man hätte immer mit Fragen natürlich kommen können, aber hab ich bestimmt auch mal gemacht, aber...</text:span></text:p>
      <text:p text:style-name="p1"><text:span text:style-name="c0"><text:tab/>
          <text:line-break/>[VIEW] </text:span><text:span text:style-name="c30">Bildung</text:span><text:span text:style-name="c4">, File: 41.docx, RG</text:span><text:span text:style-name="c0"><text:tab/>
          <text:line-break/>M: Also er hat mir erklärt, was es kann, wenn ich das richtig im Kopf habe und dann dachte ich mir so das ist eigentlich ganz praktisch und dann habe ich einfach mal rumexperimentiert, was man da alles machen kann, also mit Sternen und verschiedenen was man da alles an Parametern eingeben kann, hab da so ein bisschen rumgespielt und es ist eigentlich ganz praktisch. Es ist fast so wie das Thesaurus Zettelarchiv hier im Schreibtisch zu haben, nur schneller und vielleicht dafür nicht ganz so vollständig.</text:span></text:p>
      <text:p text:style-name="p1"><text:span text:style-name="c0"><text:tab/>
          <text:line-break/>[VIEW] </text:span><text:span text:style-name="c30">Bildung</text:span><text:span text:style-name="c4">, File: 51.docx, RG</text:span><text:span text:style-name="c0"><text:tab/>
          <text:line-break/>Person: jaja, und, ja und der bekanntheitsgrad von gewissen praktischen programm das schwankt schon ziemlich , denn zb mein kollege Marco hat mir mal für s griechische einfach mal n seite empfohlen, äm, mit der man in kürzester zeit einen griechischen text tippen kann, was ja sonst immer mit der tastaturbelegung ein einziger krampf ist.    #00:57:49-2# </text:span></text:p>
      <text:p text:style-name="p1"/>
      <text:p text:style-name="p1"><text:span text:style-name="c0">Interviewer: ist das dieses typegreek? #00:57:49-0# </text:span></text:p>
      <text:p text:style-name="p1"/>
      <text:p text:style-name="p1"><text:span text:style-name="c0">Person: typegreek, jaja. zum beispiel. hätte ich das im studium schon gekannt, wäre so manche hausarbeit weniger qualvoll gewesen. beziehungsweise, es gibt ja, wenn man sich aus eine datenbanken den griechischen text per copy n paste rauszieht,gibt es immer probleme mit dem format und dergleichen. irgendwas geht garantiert schief. #00:58:20-5# </text:span></text:p>
      <text:p text:style-name="p1"><text:span text:style-name="c0"><text:tab/>
          <text:line-break/>[VIEW] </text:span><text:span text:style-name="c30">Bildung</text:span><text:span text:style-name="c4">, File: 51.docx, RG</text:span><text:span text:style-name="c0"><text:tab/>
          <text:line-break/>Person: ja aber wie gesagt, da kommt ja auch wieder die übung ins spiel. und zwar im sinne von, einmal es häufig tun, und aus dem häufig tun etwas lernen und mehr wissen. #02:02:41-3# </text:span></text:p>
      <text:p text:style-name="p1"><text:span text:style-name="c0"><text:tab/>
          <text:line-break/>[VIEW] </text:span><text:span text:style-name="c30">Bildung</text:span><text:span text:style-name="c4">, File: 31.docx, RG</text:span><text:span text:style-name="c0"><text:tab/>
          <text:line-break/>M: Also bei solchen Veranstaltungen hab ich dann immer mitgewirkt, ich war immer, ich war natürlich auch extern, weil durch das Stipendium war ich doch ein bisschen eben genau sozusagen, ja, extern will mal so sagen. Ja. Genau. Forschungskolleg, wie heißt das, die Promovendenrat, promotionsrat...</text:span></text:p>
      <text:p text:style-name="p1"><text:span text:style-name="c0"><text:tab/>
          <text:line-break/>[VIEW] </text:span><text:span text:style-name="c30">Bildung</text:span><text:span text:style-name="c4">, File: 31.docx, RG</text:span><text:span text:style-name="c0"><text:tab/>
          <text:line-break/>M: Also direkt jetzt hier am Institut, also sonst hätte ich jetzt erst mal gesagt das Forschungskolleg, und ansonsten hier... das wird natürlich alles in den Seminaren dann irgendwie, findet dort irgendwie alles statt, dass praktisch Studenten, den Studenten dann weitergeben wird. Ich hab das auch alles, also was ich jetzt so angewandt hab, schon im Studium mitbekommen sozusagen.</text:span></text:p>
      <text:p text:style-name="p1"><text:span text:style-name="c0"><text:tab/>
          <text:line-break/>[VIEW] </text:span><text:span text:style-name="c30">Bildung</text:span><text:span text:style-name="c4">, File: 31.docx, RG</text:span><text:span text:style-name="c0"><text:tab/>
          <text:line-break/>M: Ja oder von der UB Citavi, solche Sachen, ne, aber jetzt für unsere konkreten.</text:span></text:p>
      <text:p text:style-name="p1"/>
      <text:p text:style-name="p1"><text:span text:style-name="c0">R: Da ist der Fachbereich zu klein und speziell oder woran könnte das liegen?</text:span></text:p>
      <text:p text:style-name="p1"/>
      <text:p text:style-name="p1"><text:span text:style-name="c0">M: ich denke, dass halt dadurch, dass man das eben im Studium so mitbekommt, bzw. ich halt auch selber wahrscheinlich zu wenig dahingehend mit verschiedenen Softwaremodulen bisher gearbeitet hab, dass ich da, dass ich das gebraucht hätte sozusagen. </text:span></text:p>
      <text:p text:style-name="p1"><text:span text:style-name="c0"><text:tab/>
          <text:line-break/>[VIEW] </text:span><text:span text:style-name="c30">Bildung</text:span><text:span text:style-name="c4">, File: 21.docx, RG</text:span><text:span text:style-name="c0"><text:tab/>
          <text:line-break/>Person: nee, alles alleine. aber einführung meine ich wirklich nur, dass wir uns das anschauen. es ist keine systematische sache, ich zeige ihnen was, wie sie (unv) stoppwörter suchen, so sachen, aber eben ohne anspruch auf wirklich, ich zeige, wie sie suchen können und das ist wirklich eine große hilfe. ich habe jetzt den einen der eine hausarbeit schreibt über das vorkommen, es klingt jetzt vielleciht abstrakt, eines bestimmten adjektivs ähm bei homer und er will sich dann anschauen, was in der zeit mit dem wort passiert und das ist natürlich ein unerlässliches instrument.  </text:span></text:p>
      <text:p text:style-name="p1"><text:span text:style-name="c0"><text:tab/>
          <text:line-break/>[VIEW] </text:span><text:span text:style-name="c30">Bildung</text:span><text:span text:style-name="c4">, File: 21.docx, RG</text:span><text:span text:style-name="c0"><text:tab/>
          <text:line-break/>Person: wir hatten [Anony] häufig im sonderforschungsbereich tatsächlich also ähm workshops in dieser richtung, es waren natürlich viele doktoranden dabei und wobei es auch wirklich um ähm um einführung in citavi, oder so sachen, eher für doktoranden, rhetoriktraining. #00:44:54-2# </text:span></text:p>
      <text:p text:style-name="p1"/>
      <text:p text:style-name="p1"><text:span text:style-name="c0">Interviewer: das habt ihr intern organisiert oder? #00:44:54-2# </text:span></text:p>
      <text:p text:style-name="p1"/>
      <text:p text:style-name="p1"><text:span text:style-name="c0">Person: beides, sowohl intern als auch extern, mit externer expertise. und ähm und hier [Anony] muss ich sagen habe ich wenig es gibt, tatsächlich es werden workshops ovn der ähm [Anony] Forschungsunterstützungsinfrastruktur der Uni angeboten, das hab ich tatsächlich weniger in anspruch genommen, genau.    #00:45:25-0# </text:span></text:p>
      <text:p text:style-name="p1"/>
      <text:p text:style-name="p1"><text:span text:style-name="c0"><text:tab/>
          <text:line-break/>[VIEW] </text:span><text:span text:style-name="c30">Bildung</text:span><text:span text:style-name="c4">, File: 22.docx, RG</text:span><text:span text:style-name="c0"><text:tab/>
          <text:line-break/>M: Von uns, von uns, sie wurden wiederum genau am Anfang ihrer Anstellung eingewiesen und als ich kam, ja genau die Hilfskräfte, also die Studenten haben mir...</text:span></text:p>
      <text:p text:style-name="p1"/>
      <text:p text:style-name="p1"><text:span text:style-name="c0">R: Die Hilfskräfte wurden von den Informatikern geschult? Und standen dann auch zur Seite?M: Genau, genau, Und ich weiß nicht genau wie das tatsächlich also es war vor meiner Zeit, aber Fakt ist als ich kam wurde ich von den Hilfskräften eingewiesen in die Bedienung. Also es war ziemlich lang... Aber ich hab diese Studierenden geliebt, also es war wirklich eine schöne Zeit und nach dem (...) war ich diejenige, die den meistens benutzt, die damit zu tun hatte, ja das war schön.</text:span></text:p>
      <text:p text:style-name="p1"><text:span text:style-name="c0"><text:tab/>
          <text:line-break/>[VIEW] </text:span><text:span text:style-name="c17">DeepL</text:span><text:span text:style-name="c4">, File: 31.docx, RG</text:span><text:span text:style-name="c0"><text:tab/>
          <text:line-break/>M: Mir fällt grad noch was ein, was ich oft benutzt hab, Übersetzungsprogramme, deepl und so. Genau das ist.. das fiel mir grad noch so ein.</text:span></text:p>
      <text:p text:style-name="p1"/>
      <text:p text:style-name="p1"><text:span text:style-name="c0">R: Für welche Sprachen hast du das benutzt?</text:span></text:p>
      <text:p text:style-name="p1"/>
      <text:p text:style-name="p1"><text:span text:style-name="c0">M: Also ziemlich viele, also natürlich englisch, wenns schnell gehen musste, also französisch, spanisch, italienisch, ich hab auf sämtlichen, in sämtlichen Sprache Bücher gelesen, da genau.</text:span></text:p>
      <text:p text:style-name="p1"><text:span text:style-name="c0"><text:tab/>
          <text:line-break/>[VIEW] </text:span><text:span text:style-name="c17">DeepL</text:span><text:span text:style-name="c4">, File: 31.docx, RG</text:span><text:span text:style-name="c0"><text:tab/>
          <text:line-break/>M: Ja und das hab ich z.B. vom Professor empfohlen bekommen, weil ich musste eben nen Vortrag auf Englisch halten, aber den hatte ich erst vorher so übersetzt, teilweise auch mit google translate und ich kannte das Tool noch gar nicht und dann hat er mir das dann empfohlen und seither benutze ich das ziemlich oft.</text:span></text:p>
      <text:p text:style-name="p1"><text:span text:style-name="c0"><text:tab/>
          <text:line-break/>[VIEW] </text:span><text:span text:style-name="c17">DeepL</text:span><text:span text:style-name="c4">, File: 32.docx, RG</text:span><text:span text:style-name="c0"><text:tab/>
          <text:line-break/>M: oder wie diesen Echtzeit Übersetzer, Deepl, dass einfach da künstliche Intelligenz dahintersteckt und ja da praktisch live weiterhelfen kann.</text:span></text:p>
      <text:p text:style-name="p1"><text:span text:style-name="c0"><text:tab/>
          <text:line-break/>[VIEW] </text:span><text:span text:style-name="c38">Geringe Methodenreflektion</text:span><text:span text:style-name="c4">, File: 41.docx, RG</text:span><text:span text:style-name="c0"><text:tab/>
          <text:line-break/>M: Wenn überhaupt dann eher am Rande also es ist bei mir auch eher so ne Klasse, ja klassisch philologische Arbeit, die... ja es klingt immer so doof wenn man sagt man hat keine Theorie. Wir haben auch alle möglichen Theorien aber wir benennen das halt immer nicht so. Und das sind ja so tradierte Arbeitsweisen einfach...</text:span></text:p>
      <text:p text:style-name="p1"><text:span text:style-name="c0"><text:tab/>
          <text:line-break/>[VIEW] </text:span><text:span text:style-name="c38">Geringe Methodenreflektion</text:span><text:span text:style-name="c4">, File: 41.docx, RG</text:span><text:span text:style-name="c0"><text:tab/>
          <text:line-break/>M: Ich mein das ist (...), also Textkritik oder solche Sachen, das sind ja auch Theo-, aber es gibt halt in diesen historischen Geisteswissenschaften ja manchmal nicht so diese, diesen Drang dieser Sache dann einen coolen englischen Namen zu geben, das ist das Problem.</text:span></text:p>
      <text:p text:style-name="p1"><text:span text:style-name="c0"><text:tab/>
          <text:line-break/>[VIEW] </text:span><text:span text:style-name="c38">Geringe Methodenreflektion</text:span><text:span text:style-name="c4">, File: 42.docx, RG</text:span><text:span text:style-name="c0"><text:tab/>
          <text:line-break/>Person: cih weiss was du meinst, das machen die klassischen geisteswissenschaften machen das in der regel nicht so. also ich kenne das, ich habe das in bildundswissenschaften mal so ein seminar, qual und quant sozialforschung, dass man das alles erstmal beschreibt, was man gemacht hat, im grunde ein tagebuch der eig arbeit, das ist einfach nicht etabliert in den geisteswissenschaften, habe ich noch nie gesehen, dass das irgendjmd macht.man kriegt , man legt eben nur die ergebnisse vor. aber wie man darauf gekommen ist ,das müssen sich die leute selber überlegen. also, es gibt natürlich, man gibt sekundärliteratur an , wo man sie benutzt hat und so und man schreibt jetzt nicht, ich hab jetzt erstmal ein halbes jahr lang nur die quellen gelesen und dann ein halbes jahr lang mich mit der sek.literatur beschäftigt, aber ja, wäre vielleicht mal....ja    (lachen)    ich glaube, das wäre schon eine ziemliche revolution, wenn das mal einer so machen würde    (lachen)    #00:20:51-5# </text:span></text:p>
      <text:p text:style-name="p1"><text:span text:style-name="c0"><text:tab/>
          <text:line-break/>[VIEW] </text:span><text:span text:style-name="c38">Geringe Methodenreflektion</text:span><text:span text:style-name="c4">, File: 42.docx, RG</text:span><text:span text:style-name="c0"><text:tab/>
          <text:line-break/>Person: ja, ich überlege grad, woran das liegt, wahrscheinlich ist das so ein bißchen, dass man dafür so ein ingenieurswiss. denken bräuchte, dass wir einfach vielleicht nicht so haben. also dieses, ich such probleme, für die ich mir dann lösungen überlege. ähm ist ja ne bestimmte art zu denken. es gibt eben die und die möglichkeiten, die die wissenschaft hat und mit der gehen wir da ran und was damit nicht lösbar ist, das ähm das legen wir dann wieder ad acta, man kriegt eben auch nicht alles raus, das ist eben eine andere denkweise. also man braucht eher dieses, naja, das ist wahrscheinlich ein ingenieurswiss. denken, wir brauchen neue werkzeuge.    #00:52:37-2# </text:span></text:p>
      <text:p text:style-name="p1"><text:span text:style-name="c0"><text:tab/>
          <text:line-break/>[VIEW] </text:span><text:span text:style-name="c38">Geringe Methodenreflektion</text:span><text:span text:style-name="c4">, File: 42.docx, RG</text:span><text:span text:style-name="c0"><text:tab/>
          <text:line-break/>Person: ich habe da auch, muss ich zugeben, noch nie drüber nachgedacht, warum wir das eigentlich nicht, ich kenne das ja aus entsprechenden lehrveranstaltungen, dass man eben diesen forschungsprozess so offen legt, aber habe nie hinterfragt, warum man das in den geisteswissenschaften einfach nicht macht. #00:54:12-9# </text:span></text:p>
      <text:p text:style-name="p1"/>
      <text:p text:style-name="p1"><text:span text:style-name="c0">Interviewer: was ich jetzt nicht weiss, ob man es in allen geisteswiss. nicht macht? #00:54:20-7# </text:span></text:p>
      <text:p text:style-name="p1"/>
      <text:p text:style-name="p1"><text:span text:style-name="c0">Person: also jedenfalls in den historischen geisteswissenschaften, in denen die eben quellenbezogen arbeiten. #00:54:27-7# </text:span></text:p>
      <text:p text:style-name="p1"><text:span text:style-name="c0"><text:tab/>
          <text:line-break/>[VIEW] </text:span><text:span text:style-name="c38">Geringe Methodenreflektion</text:span><text:span text:style-name="c4">, File: 42.docx, RG</text:span><text:span text:style-name="c0"><text:tab/>
          <text:line-break/>Person: ja wahrscheinlich die methode ist ähm bei uns eben (pause) ja bei uns interessiert eben mehr der gegenstand und die quellen. das ist im grunde genommen wie wenn ich, wenn ich mein auto zur werkstatt bringe, wie heute abend, dann interessiert mich nicht, mit welchem schraubenschlüssel der mechaniker das gemacht hat, sondern ich will das es am ende fährt. und im grunde sind geisteswiss,    (lachen) ist es bei den histor. geisteswiss. am ende genauso, die leser wollen wissen, was hat er am ende aus den quellen rausgeholt und wie er das methodisch gemacht hat und wie oft er dabei eine kaffeepause gemacht hat und so, das interessiert da keinen.    #00:56:34-9# </text:span></text:p>
      <text:p text:style-name="p1"><text:span text:style-name="c0"><text:tab/>
          <text:line-break/>[VIEW] </text:span><text:span text:style-name="c38">Geringe Methodenreflektion</text:span><text:span text:style-name="c4">, File: 42.docx, RG</text:span><text:span text:style-name="c0"><text:tab/>
          <text:line-break/>Person: ja und da sind wir auch transparent. du würdest niemals eine aussage finden, der autor benutzt dieses wort so und so ohne dass da gleich die konkreten belege kommen, also zumindest beispielbelege kommen. also da, das ist sozusagen die art, wie bei uns transparenz gelebt wird. #00:57:44-3# </text:span></text:p>
      <text:p text:style-name="p1"><text:span text:style-name="c0"><text:tab/>
          <text:line-break/>[VIEW] </text:span><text:span text:style-name="c38">Geringe Methodenreflektion</text:span><text:span text:style-name="c4">, File: 42.docx, RG</text:span><text:span text:style-name="c0"><text:tab/>
          <text:line-break/>Person: muss es das geben? weiss nicht, man müsste es wahrscheinlich mal ausprobieren    (lachen)    also es ist offenbar so, es mir jetzt zugegeben, was du auch daran siehst, dass ich mir da noch nie so gedanken drüber gemacht habe, nie als mangel aufgefallen und wahrscheinlich haben es die anderen auch nicht so empfunden. was nicht heisst, dass es nicht trotzdem zumindest für best. arbeiten sinvoll sein könnte, das so zu machen.    #00:59:01-3# </text:span></text:p>
      <text:p text:style-name="p1"><text:span text:style-name="c0"><text:tab/>
          <text:line-break/>[VIEW] </text:span><text:span text:style-name="c38">Geringe Methodenreflektion</text:span><text:span text:style-name="c4">, File: 42.docx, RG</text:span><text:span text:style-name="c0"><text:tab/>
          <text:line-break/>Person: es ist auch schwieriger bei uns die sachen sprachlihc zu fassen, das was da in auseinandersetzung mit den quellen abgelaufen ist, das ist ja ähnlich komplex wie der gegenstand der arbeit selbst. es ist ja oft auch komisch, wie man zu den sachen kommt, das weiss man später auch gar nicht mehr oder es sind eben oder man kommt dann in anderen kontexten wieder auf ideen, die ganz andere texte betreffen. das kriegt man auch gar nicht so haarklein auseinandergedröselt, dass man das in so einem kapitel erklären könnte, was einem da noch in was weiss ich badewanne noch für ideen gekommen sind zwei wochen nachdem man einen text gelesen hat.    #01:00:14-6# </text:span></text:p>
      <text:p text:style-name="p1"><text:span text:style-name="c0"><text:tab/>
          <text:line-break/>[VIEW] </text:span><text:span text:style-name="c38">Geringe Methodenreflektion</text:span><text:span text:style-name="c4">, File: 42.docx, RG</text:span><text:span text:style-name="c0"><text:tab/>
          <text:line-break/>Person: ja es ist eben, der begriff geisteswissenschaften ist eben doch ziemlich präzise, was das angeht. das sind eben sachen, die oft dann eben nur in unserern gehirnen stattfinden und abgesehen davon sprachlich ngar nicht ohne weiteres darstellbar sind.    #01:00:41-5# </text:span></text:p>
      <text:p text:style-name="p1"/>
      <text:p text:style-name="p1"><text:span text:style-name="c0">Interviewer: es wäre ja vorstellbar diesen prozess zu beschreiben. #01:00:48-3# </text:span></text:p>
      <text:p text:style-name="p1"/>
      <text:p text:style-name="p1"><text:span text:style-name="c0">Person: ja auf relativ trivialem niveau könnte ich das machen, wenn ich das wollte. was würde da stehen in meiner arbeit? ja gut, man könnte, ich hab die älteren fragmentausgaben genommen, dann erstmal dieses corpus zugrundegelegt und dann aber die entsprechenden autoren nochmal untersucht, dann habe ich das corpus nach best. kriterien verändert. ok, so was mach ich doch durchaus, also jetzt nicht prozessorientiert aber wo ich sage mein corpus besteht halt aus den und den texten und den habe ich nach den und den kriterien zusammengestellt. das würde dann insofern in die richtung gehen, dass ich das transparent mache, aber es ist eben nicht sozusagen eine nacherzählung meiner eigenen arbeit, also am anfang wollte ich das so machen und dann habe ich das eben sogemacht. also das ist auch wieder vom ergebnis aus gedacht, aber es ist schon so, dass leser das dann auch nachvollziehen können, also warum hat er jetzt die und die stellen berücksichtigt als fragmente von briefen des catul und warum die stelle aber wo auch steht catul habe einen brief geschrieben nicht. und das muss natürlich für den leser klar sein. das mache ich natürlich schon.    #01:02:01-6# </text:span></text:p>
      <text:p text:style-name="p1"><text:span text:style-name="c0"><text:tab/>
          <text:line-break/>[VIEW] </text:span><text:span text:style-name="c38">Geringe Methodenreflektion</text:span><text:span text:style-name="c4">, File: 42.docx, RG</text:span><text:span text:style-name="c0"><text:tab/>
          <text:line-break/>Person: ja, so ist die qualitative sozialforschung ab dem punkt irgendwie geisteswissenschftlich ist. so komplette tranparenz haste dann nur bei quantitativen sachen, was weiss ich, bewerte die qualität dieser datenbanken auf einer skala von 1-10 und das zählst du dann für 10 probanden durch, machst nen durchschnittswert, klar, das ist natürlich 100% transparent, nur was kann man mit so einer aussage anfangen? wenn die alle scheisse finden, die datenbanken , dann können die alle unterschiedl. gründe dafür haben und wenn es alle gut finden, naja.    #01:03:33-8# </text:span></text:p>
      <text:p text:style-name="p1"><text:span text:style-name="c0"><text:tab/>
          <text:line-break/>[VIEW] </text:span><text:span text:style-name="c38">Geringe Methodenreflektion</text:span><text:span text:style-name="c4">, File: 42.docx, RG</text:span><text:span text:style-name="c0"><text:tab/>
          <text:line-break/>Interviewer: (off-topic) das quantitative paradigma dominiert aber jeweils in den einzelnen wissenschaften.    #01:04:15-5# </text:span></text:p>
      <text:p text:style-name="p1"/>
      <text:p text:style-name="p1"><text:span text:style-name="c0">Person: das ist eine vulgäre rezeption der aufklärung, wo das ja nie so radikal gefordert war aber wo best. wissenschaftsparadigmen so derartig verabsolutiert werden, dass eben nur einige wenige disziplinen das erfüllen kann. auch da ist es ja, auch ein math. beweis ist ja scheinbar klar, aber wie ein mathematiker darauf gekommen ist, das ist ja immer. [Anony] und das findet am ende auch wieder in seinem kopf statt und er kannt das halt, weil er einfach unheimlich viel ahnung davon hat. aber das erklären wäre wahrscheinlich schwierig. insofern ist dieses paradigma des total objektiven und transparenten auch irgendwie verfehlt und glaube ich nur einhaltbar, wenn man die wissenschaft auf ein ganz niedriges niveau eindampft. fürchte ich, also.    #01:05:27-8# </text:span></text:p>
      <text:p text:style-name="p1"><text:span text:style-name="c0"><text:tab/>
          <text:line-break/>[VIEW] </text:span><text:span text:style-name="c38">Geringe Methodenreflektion</text:span><text:span text:style-name="c4">, File: 31.docx, RG</text:span><text:span text:style-name="c0"><text:tab/>
          <text:line-break/>M: Das Problem ist halt, also man sieht immer so das Endprodukt von dem anderen, und weniger das, also ich weiß jetzt, ich weiß nicht z.B. [Anony] der Professor jetzt für ne Textkritik z.B. nutzt, weil ich selber ja leider da nicht so viel damit zu tun hab. Da gibt’s bestimmt auch Programme, oder ein ehemaliger Kollege, was er da benutzt. Pff. Hmm. Schwierig.</text:span></text:p>
      <text:p text:style-name="p1"><text:span text:style-name="c0"><text:tab/>
          <text:line-break/>[VIEW] </text:span><text:span text:style-name="c38">Geringe Methodenreflektion</text:span><text:span text:style-name="c4">, File: 21.docx, RG</text:span><text:span text:style-name="c0"><text:tab/>
          <text:line-break/>Eine Kollegin von dir hat mir das so als detektivarbeit beschrieben. es ist weniger methodisch geleitet, hatte ich das gefühl. #00:06:08-7# </text:span></text:p>
      <text:p text:style-name="p1"/>
      <text:p text:style-name="p1"><text:span text:style-name="c0">Person: genau, und ich versuchte eben für meinen teil eben zu schauen    ob man eben mit den methoden aus den anderen disziplinen, ob sich das übertragen lässt, mit mäßigem erfolg, aber ich habe es eben versucht so eine schematisierung eben für die klassifikation von übersetzungen und da kann man eben schon was, einiges nehmen, ja</text:span></text:p>
      <text:p text:style-name="p1"><text:span text:style-name="c0"><text:tab/>
          <text:line-break/>[VIEW] </text:span><text:span text:style-name="c38">Geringe Methodenreflektion</text:span><text:span text:style-name="c4">, File: 22.docx, RG</text:span><text:span text:style-name="c0"><text:tab/>
          <text:line-break/>M: Also für mich ein Korpus ist eine Sammlung an Texten, also fast ein Kanon, wenn man so will, also ein Korpus, also verrückte Frage, man denkt nie darüber nach... Das ist genau also es ist, man denkt nicht darüber nach und man setzt das voraus und genau, ein Korpus wäre jetzt bei dem Beispiel des antiken Theaters bleiben, ein Korpus wäre eben eine Sammlung aller Tragiker und genau meinetwegen aus dem 5. Jahrhundert, wäre ein Corpus an Tragikern aus dem 5. Jahrhundert, und dann natürlich hat man das Problem der klassischen Philologie, es betrifft mich hier am allerwenigstens, aber die ganzen Fragmenten. Weil wir haben die drei Tragiker von, also Euripides, Sophokles, Aischylos, von denen am meisten was überliefert ist, also die ganzen Stücke, das ist genau, auch ihre Fragmente, genau und dann die Fragmente der anderen Tragiker, die nur fragmentarisch überliefert sind. Dann könnte man sagen okay, das wäre jetzt mein Korpus.</text:span></text:p>
      <text:p text:style-name="p1"><text:span text:style-name="c0"><text:tab/>
          <text:line-break/>[VIEW] </text:span><text:span text:style-name="c42">Studierende</text:span><text:span text:style-name="c4">, File: 31.docx, RG</text:span><text:span text:style-name="c0"><text:tab/>
          <text:line-break/>M: Es gibt natürlich schon, also grade jetzt beim Seminar, man bekommt schon nochmal nen anderen Blick vielleicht auf andere Dinge und überlegt sich dann so also es sind schon Anstöße, auch Denkanstöße, deshalb ich find das eigentlich auch ganz toll sich mit jüngeren, also praktisch zu unterhalten, mit Studenten zu unterhalten, weil man dann doch nochmal nen anderen Blick auf die Dinge bekommt. Wo man jetzt vielleicht gar nicht dran denkt, weil man so verfahren ist in seinem, seinen Strukturen, seinem Kopf, seinen fachlichen Strukturen und da, das wird dann nochmal schön aufgebrochen, genau.</text:span></text:p>
      <text:p text:style-name="p1"><text:span text:style-name="c0"><text:tab/>
          <text:line-break/>[VIEW] </text:span><text:span text:style-name="c42">Studierende</text:span><text:span text:style-name="c4">, File: 31.docx, RG</text:span><text:span text:style-name="c0"><text:tab/>
          <text:line-break/>M: Also es war sehr puristisch das Seminar, also so wie wir das ja meistens halten. Genau, ich hab einfach nur Tafel benutzt, die dort war und Arbeitsblätter usw. Was ich jetzt mehr bemerkt hab, dass z.B. wenn jetzt ein Seminar, oder das philologische Kolloquium abgehalten wird, dass dann sozusagen mehr Leute mit dem Laptop dasitzen oder mit irgendnem IPad, und ja IPhone usw. Und dann schon Apps, verschiedene Apps auf dem IPhone haben, also grad auch der Professor hat viele Apps, so mit Textdatenbanken oder so. ich selber hab die noch nicht, also muss ich agen, weil ich hab mich da einfach noch nicht mit auseinandergesetzt. Ich bin eher der Laptop Typ, der dann halt nen Laptop aufschlägt und ja...</text:span></text:p>
      <text:p text:style-name="p1"><text:span text:style-name="c0"><text:tab/>
          <text:line-break/>[VIEW] </text:span><text:span text:style-name="c42">Studierende</text:span><text:span text:style-name="c4">, File: 31.docx, RG</text:span><text:span text:style-name="c0"><text:tab/>
          <text:line-break/>M: Hmm und es halt dann groß vor sich hat. Genau, also das merkt man schon, dass dann eher so die Dinge doch, also was früher doch noch eher so verpönt war, dass man da mit dem Handy so sitzt und man denkt oh der spielt, oder so, dass das jetzt irgendwie voll akzeptiert ist: Okay der sucht jetzt ne Stelle raus, was er da wirklich macht weiß man nicht, genau aber in meinem Seminar war das eigentlich sehr, also da wurde kaum, also da wurde eigentlich gar nichts digitales benutzt, die saßen eigentlich alle, es war auch ein Übersetzungsseminar, so... Also wir haben schon viel Übersetzt auf jeden Fall, haben dann auch diskutiert, aber da wurde jetzt nichts nachgeschlagen. Da war das glaube ich auch... wann war denn das? Das ist 2015, ich glaub 15 war das, ja ist jetzt auch schon 5 Jahre her. Hat sich schon einiges getan. Aber bei uns ist es ja wirklich meistens so, dass wir ein Handout haben, und dann sitzen wir über dem Handout und dann diskutieren wir, manchmal wird was, also inzwischen wird auch manchmal was nachgeschlagen und... ja.</text:span></text:p>
      <text:p text:style-name="p1"><text:span text:style-name="c0"><text:tab/>
          <text:line-break/>[VIEW] </text:span><text:span text:style-name="c42">Studierende</text:span><text:span text:style-name="c4">, File: 21.docx, RG</text:span><text:span text:style-name="c0"><text:tab/>
          <text:line-break/>Person: nee, alles alleine. aber einführung meine ich wirklich nur, dass wir uns das anschauen. es ist keine systematische sache, ich zeige ihnen was, wie sie (unv) stoppwörter suchen, so sachen, aber eben ohne anspruch auf wirklich, ich zeige, wie sie suchen können und das ist wirklich eine große hilfe. ich habe jetzt den einen der eine hausarbeit schreibt über das vorkommen, es klingt jetzt vielleciht abstrakt, eines bestimmten adjektivs ähm bei homer und er will sich dann anschauen, was in der zeit mit dem wort passiert und das ist natürlich ein unerlässliches instrument.  </text:span></text:p>
      <text:p text:style-name="p1"><text:span text:style-name="c0"><text:tab/>
          <text:line-break/>[VIEW] </text:span><text:span text:style-name="c42">Studierende</text:span><text:span text:style-name="c4">, File: 21.docx, RG</text:span><text:span text:style-name="c0"><text:tab/>
          <text:line-break/>Person: z.b. auch der TLG, den ich vorhin erwähnt, kann man solche ähm, solche suchen betreiben, wo man schaut eben ähm, es ist wirklich, man kann sich, ich kann zumindest, meine arbeit nicht mehr ohne vorstellen.... #01:00:13-0# </text:span></text:p>
      <text:p text:style-name="p1"/>
      <text:p text:style-name="p1"><text:span text:style-name="c0">Interviewer: ohne den tlg oder ohne dieser funktionen? #01:00:20-5# </text:span></text:p>
      <text:p text:style-name="p1"/>
      <text:p text:style-name="p1"><text:span text:style-name="c0">Person: beides, ich weniger als die anderen, ich schaue eher, wie die texte rezipiert werden in der neuzeit, aber ja, auf jeden fall und in dem sinne würde ich schon sagen, dass ist in der community ähm ähm vorausgesetzt und jeder arbeitet damit und jeder unter den neueren. und auf jeden fall es ist voraussetzung, dass man damit vertraut ist. #01:01:09-8# </text:span></text:p>
      <text:p text:style-name="p1"/>
      <text:p text:style-name="p1"><text:span text:style-name="c0">Interviewer: könntest du dafür ein beispiel liefern, wenn du da ein problem hast, dann würdest du im tlg das und das machen, was machst du da? #01:01:30-1# </text:span></text:p>
      <text:p text:style-name="p1"/>
      <text:p text:style-name="p1"><text:span text:style-name="c0">Person: das hatte ich auch vorhin schon genannt, jetzt wo ich die hausarbeitstehemn von meinen studierenden aussuchen musste, habe ich tatsächlihc im tlg geschaut, ob es sich lohtn, dass die sich anschauen ähm also in welchen kontexten ähm ein gewisses aadjektiv vorkommt und dafür habe ich selber eine solche recherche gestartet, natürlich weiss ich von meiner eigenen lektüre, das ersetzt jetzt natürlich nicht die lektüre, habe ich schon eine vorstellung in welchen texten das wort besonders vorkommt, aus meinen eigneen studien und das habe ich dann nochmal überprüft, anhand des tlgs, und dann gedacht, oh, ok, das ist wirklich eine tragende fragestellng, damit können sie was anfangen und das hat so meine vorkenntnisse in dem fall bestätigt. und ich habe gesagt ok, sie könen nicht nur inder epischen dichtung sondern auch in der philosophie, also in philosoph. texten ähm also ich hab sozusagen, die tragweite einer fragestellung quasi überprüft und geschaut, ob es sich lohnt #01:03:12-7#</text:span></text:p>
      <text:p text:style-name="p1"><text:span text:style-name="c0"><text:tab/>
          <text:line-break/>[VIEW] </text:span><text:span text:style-name="c42">Studierende</text:span><text:span text:style-name="c4">, File: 22.docx, RG</text:span><text:span text:style-name="c0"><text:tab/>
          <text:line-break/>M: Von uns, von uns, sie wurden wiederum genau am Anfang ihrer Anstellung eingewiesen und als ich kam, ja genau die Hilfskräfte, also die Studenten haben mir...</text:span></text:p>
      <text:p text:style-name="p1"/>
      <text:p text:style-name="p1"><text:span text:style-name="c0">R: Die Hilfskräfte wurden von den Informatikern geschult? Und standen dann auch zur Seite?M: Genau, genau, Und ich weiß nicht genau wie das tatsächlich also es war vor meiner Zeit, aber Fakt ist als ich kam wurde ich von den Hilfskräften eingewiesen in die Bedienung. Also es war ziemlich lang... Aber ich hab diese Studierenden geliebt, also es war wirklich eine schöne Zeit und nach dem (...) war ich diejenige, die den meistens benutzt, die damit zu tun hatte, ja das war schön.</text:span></text:p>
      <text:p text:style-name="p1"><text:span text:style-name="c0"><text:tab/>
          <text:line-break/>[VIEW] </text:span><text:span text:style-name="c40">Email</text:span><text:span text:style-name="c4">, File: 31.docx, RG</text:span><text:span text:style-name="c0"><text:tab/>
          <text:line-break/>M: ich überleg grade. Höchstens halt solche, aber aktiv genutzt hab ich das jetzt auch nicht, academia, das wird ich jetzt aber in Zukunft nutzen, weil ja also praktisch per Email bekommt man ja da auch wirklich mal Hinweise, ne, durch die Anmeldung hats, die hab ich dann erst vorgenommen.</text:span></text:p>
      <text:p text:style-name="p1"><text:span text:style-name="c0"><text:tab/>
          <text:line-break/>[VIEW] </text:span><text:span text:style-name="c40">Email</text:span><text:span text:style-name="c4">, File: 31.docx, RG</text:span><text:span text:style-name="c0"><text:tab/>
          <text:line-break/>M: Ja also entweder falls ich außerhalb vom Institut bin, was ja meistens der Fall ist würde ich vielleicht ne Email schreiben, oder ich würde, falls MArie mir helfen kann per Handy dann einfach nochmal kurz ne Whatsapp schreiben, genau und dann würde ich sozusagen mit dem Laptop in der Hand und das ganze aufschlagen und dann zeigen hier ist schwierig, kannst du mir das jetzt zeigen, also praktisch live. Genau. </text:span></text:p>
      <text:p text:style-name="p1"><text:span text:style-name="c0"><text:tab/>
          <text:line-break/>[VIEW] </text:span><text:span text:style-name="c40">Email</text:span><text:span text:style-name="c4">, File: 31.docx, RG</text:span><text:span text:style-name="c0"><text:tab/>
          <text:line-break/>R: Würdest du sie um Hilfe bitten, würdest du ihr kurz das Problem schildern, würdest du das Problem ausführlich schildern?</text:span></text:p>
      <text:p text:style-name="p1"/>
      <text:p text:style-name="p1"><text:span text:style-name="c0">01:06:17</text:span></text:p>
      <text:p text:style-name="p1"/>
      <text:p text:style-name="p1"><text:span text:style-name="c0">M: Also ich würde das Problem konkret schildern und dann um Hilfe bitten. Also sehr konkret. Das ist, das mach ich aber prinzipiell immer, egal wobei.</text:span></text:p>
      <text:p text:style-name="p1"><text:span text:style-name="c0"><text:tab/>
          <text:line-break/>[VIEW] </text:span><text:span text:style-name="c43">face-to-face</text:span><text:span text:style-name="c4">, File: 31.docx, RG</text:span><text:span text:style-name="c0"><text:tab/>
          <text:line-break/>M: Ja also entweder falls ich außerhalb vom Institut bin, was ja meistens der Fall ist würde ich vielleicht ne Email schreiben, oder ich würde, falls MArie mir helfen kann per Handy dann einfach nochmal kurz ne Whatsapp schreiben, genau und dann würde ich sozusagen mit dem Laptop in der Hand und das ganze aufschlagen und dann zeigen hier ist schwierig, kannst du mir das jetzt zeigen, also praktisch live. Genau. </text:span></text:p>
      <text:p text:style-name="p1"><text:span text:style-name="c0"><text:tab/>
          <text:line-break/>[VIEW] </text:span><text:span text:style-name="c43">face-to-face</text:span><text:span text:style-name="c4">, File: 31.docx, RG</text:span><text:span text:style-name="c0"><text:tab/>
          <text:line-break/>M: Ansonsten wenn das natürlich um größere Dinge geht, würde ich erstmal so in nem einfachen Gespräch das Ganze beschreiben und meistens wird dann ja sowieso der Laptop ausgepackt dann irgendwann, ja. </text:span></text:p>
      <text:p text:style-name="p1"><text:span text:style-name="c0"><text:tab/>
          <text:line-break/>[VIEW] </text:span><text:span text:style-name="c43">face-to-face</text:span><text:span text:style-name="c4">, File: 21.docx, RG</text:span><text:span text:style-name="c0"><text:tab/>
          <text:line-break/>Person: ja, vor allem hier, weil meine Kollegin sich gut auskennt. und ja, genau. die hilfe, die ich erhalten habe , war face-to-face. #00:26:49-8# </text:span></text:p>
      <text:p text:style-name="p1"><text:span text:style-name="c0"><text:tab/>
          <text:line-break/>[VIEW] </text:span><text:span text:style-name="c41">Information Need</text:span><text:span text:style-name="c4">, File: 51.docx, RG</text:span><text:span text:style-name="c0"><text:tab/>
          <text:line-break/>Person: naja, aus dem bedürfnis heraus. ich habe verschd. kleine pdfs und will sie zusammenfügen, also gebe ich ein pdfs zusammenfügen. und so komme ich zu was, sozusagen. #00:53:47-6# </text:span></text:p>
      <text:p text:style-name="p1"><text:span text:style-name="c0"><text:tab/>
          <text:line-break/>[VIEW] </text:span><text:span text:style-name="c41">Information Need</text:span><text:span text:style-name="c4">, File: 51.docx, RG</text:span><text:span text:style-name="c0"><text:tab/>
          <text:line-break/>Person: sowohl als auch. sowohl dem, ja die art und weise des suchens und auch das ziel des suchens, das gesuchte sozusagen, das ist jetzt sehr heideggerisch.    #02:01:41-5#</text:span></text:p>
      <text:p text:style-name="p1"><text:span text:style-name="c0"><text:tab/>
          <text:line-break/>[VIEW] </text:span><text:span text:style-name="c41">Information Need</text:span><text:span text:style-name="c4">, File: 32.docx, RG</text:span><text:span text:style-name="c0"><text:tab/>
          <text:line-break/>M: Manchmal, man weiß manches teilweise gar nicht. Also man lernt, also jetzt grade auch bei Word, hab ich jetzt auch bei, während meiner Diss wieder Dinge entdeckt, die ich dann wieder von ner Freundin erfahren hab. Die ich einfach nicht wusste, dass man automatisch z.B. sortieren, also das Literaturverzeichnis sortieren kann oder sowas. Ich hab das immer per Hand gemacht, immer alphabetisch, und das wusste ich nicht, das ist natürlich dann ein Tool, was dann auf einmal ganz neue Möglichkeiten eröffnet, und dann auf einmal ist das Literaturverzeichnis in 2 Minuten fertig und also fertig sortiert, genau also, ja also man weiß teilweise diese Dinge nicht, man hat aber auch meistens keine Zeit sich damit auseinanderzusetzen. Und da die, irgendwelche Erklärungen, Beschreibungen dazu nochmal durchzulesen. Und man kommt teilweise auch nicht auf die Idee, okay könnte das jetzt auch automatisch funktionieren? Also sonst hätte ich das natürlich schon gegooglet wieder. Ja.</text:span></text:p>
      <text:p text:style-name="p1"><text:span text:style-name="c0"><text:tab/>
          <text:line-break/>[VIEW] </text:span><text:span text:style-name="c41">Information Need</text:span><text:span text:style-name="c4">, File: 32.docx, RG</text:span><text:span text:style-name="c0"><text:tab/>
          <text:line-break/>M: Ja aber es fängt bspw. auch bei, schon an bei Schlagworten wir Absätze zählen, oder so, da kommt dann auch meistens schon nichts, das finde ich schon dann ein bisschen. Also ist jetzt ein ganz normales Beispiel, oder Literaturverzeichnis sortieren, alphabetisch sortieren, das würde ja schon, aber das ist eben dann auch schon zu viel, oder eben alphabetisch sortieren, kommt dann meisten auch schon immer nichts, und dann geht man natürlich zu Google. </text:span></text:p>
      <text:p text:style-name="p1"><text:span text:style-name="c0"><text:tab/>
          <text:line-break/>[VIEW] </text:span><text:span text:style-name="c41">Information Need</text:span><text:span text:style-name="c4">, File: 32.docx, RG</text:span><text:span text:style-name="c0"><text:tab/>
          <text:line-break/>M: also schon erst mal mit Schlagworten, aber falls ich überhaupt nicht weiterkomm stell ich auch einfach, also grad jetzt was Software angeht ne Frage. Frage formulieren.</text:span></text:p>
      <text:p text:style-name="p1"/>
      <text:p text:style-name="p1"><text:span text:style-name="c0">R: Ein kompletter Satz?</text:span></text:p>
      <text:p text:style-name="p1"/>
      <text:p text:style-name="p1"><text:span text:style-name="c0">M: Ja oder ne Phrase, da kommt teilweise auch schon was, dann sieht man ja so in manchen Vorschlägen oder Treffern sieht man dann ja die verschiedenen Worte, also dann ja kommt man manchmal auch auf Dinge.</text:span></text:p>
      <text:p text:style-name="p1"/>
      <text:p text:style-name="p1"><text:span text:style-name="c0">R: Du siehst dann Fachbegriffe, die dir nicht bewusst waren, die du aber für eine präzisere Folgefrage benutzt.</text:span></text:p>
      <text:p text:style-name="p1"/>
      <text:p text:style-name="p1"><text:span text:style-name="c0">M: Genau das wird dann, das ist auch so ein Schneeballprinzip, ja, genau. Ja. </text:span></text:p>
      <text:p text:style-name="p1"><text:span text:style-name="c0"><text:tab/>
          <text:line-break/>[VIEW] </text:span><text:span text:style-name="c12">Vorbereitung</text:span><text:span text:style-name="c4">, File: 31.docx, RG</text:span><text:span text:style-name="c0"><text:tab/>
          <text:line-break/>R: Dass deine potentielle Informationsquelle sich schon im Vorfeld vorbereiten kann?! Wieso würdest du das so konkret formulieren?</text:span></text:p>
      <text:p text:style-name="p1"/>
      <text:p text:style-name="p1"><text:span text:style-name="c0">01:06:52</text:span></text:p>
      <text:p text:style-name="p1"/>
      <text:p text:style-name="p1"><text:span text:style-name="c0">M: Ich denke dann wäre es einfach effektiver, also dann die Zeit, die ich dann dort wäre dann weiß sie schon ungefähr, bzw. sie kann sich vorher schon überlegen was, wie wir das lösen können, genau.</text:span></text:p>
      <text:p text:style-name="p1"><text:span text:style-name="c0"><text:tab/>
          <text:line-break/>[VIEW] </text:span><text:span text:style-name="c35">Browser [www]</text:span><text:span text:style-name="c4">, File: 32.docx, RG</text:span><text:span text:style-name="c0"><text:tab/>
          <text:line-break/>M: Meistens, ich versuchs meistens selber zu lösen, oder bzw., geh ins Internet und schau, google erst mal das Problem, wenn ich jetzt ein konkretes Problem hab google ich das Problem, dann versuche ich das irgendwie selber zu lösen oder schau nach Programmen, die es dafür gibt, also ich benutz z.B. auch den CC-Cleaner, wenn der Computer mal ein bisschen langsamer läuft, oder wie man z.B. ne PDF komprimiert oder solche Sachen. Und dann google ich dann einfach und dann kommt ja meistens schon was auf, wie heißt diese Website, ja, Computer Bild, ne, da gibt’s eine bestimmte...</text:span></text:p>
      <text:p text:style-name="p1"><text:span text:style-name="c0"><text:tab/>
          <text:line-break/>[VIEW] </text:span><text:span text:style-name="c35">Browser [www]</text:span><text:span text:style-name="c4">, File: 32.docx, RG</text:span><text:span text:style-name="c0"><text:tab/>
          <text:line-break/>M: Ja ne Hilfeseite, da gibt’s dann meistens auch schon Links zu Programmen oder man kann die dann direkt runterladen und ja, löst sich das eigentlich. Und ansonsten natürlich, wen ich überhaupt nicht weiterkomme, dann frage ich natürlich Freunde, die sich damit auskennen oder eben auch, ich kenn ja durch die Stipendiatengruppe kenn ich ja auch ein paar IT-ler und die können dann, ja...</text:span></text:p>
      <text:p text:style-name="p1"/>
      <text:p text:style-name="p1"><text:span text:style-name="c0">R: Das hast du auch schon gemacht?</text:span></text:p>
      <text:p text:style-name="p1"/>
      <text:p text:style-name="p1"><text:span text:style-name="c0">05:18</text:span></text:p>
      <text:p text:style-name="p1"/>
      <text:p text:style-name="p1"><text:span text:style-name="c0">M: Ich hab auch schon, ja... genau. </text:span></text:p>
      <text:p text:style-name="p1"/>
      <text:p text:style-name="p1"><text:span text:style-name="c0">R: Hast du die IT-ler schon mal angetriggert?</text:span></text:p>
      <text:p text:style-name="p1"/>
      <text:p text:style-name="p1"><text:span text:style-name="c0">M: Ja doch hab ich schon mal konkret gefragt, also (…) Stipendiaten, grade auch da ich eben von einem (…) Stipendiaten den PC dann auch übernommen hab, hab ich dann natürlich auch hin und wieder mal ein paar Fragen.</text:span></text:p>
      <text:p text:style-name="p1"><text:span text:style-name="c0"><text:tab/>
          <text:line-break/>[VIEW] </text:span><text:span text:style-name="c19">Software selber</text:span><text:span text:style-name="c4">, File: 41.docx, RG</text:span><text:span text:style-name="c0"><text:tab/>
          <text:line-break/>R: Wenn du an die Bedienung denkst, wie kommst du damit zurecht?</text:span></text:p>
      <text:p text:style-name="p1"/>
      <text:p text:style-name="p1"><text:span text:style-name="c0">M: Sehr gut, die ist wirklich total intuitiv finde ich. </text:span></text:p>
      <text:p text:style-name="p1"/>
      <text:p text:style-name="p1"><text:span text:style-name="c0">R: Und Hilfestellungen kommen die aus der Schnittstelle selber oder gibt’s da ein Forum?</text:span></text:p>
      <text:p text:style-name="p1"/>
      <text:p text:style-name="p1"><text:span text:style-name="c0">M: Ich konnte mir da bisher eigentlich alles selber erklären. Ich finde das wirklich besser. Es gibt ja analog für Griechisch den Thesaurus Linguea Graece, der im Prinzip das selbe leisten soll, und sogar auch vollständiger glaube ich noch ist alles LLCR, aber viel komplizierter in der Bedienung finde ich. Da fängt schon damit an, dass man sich, dann auch wenn man im Uni-Netzwerk ist nen Account machen muss um sich da anzumelden, das finde ich schon relativ nervig, also das könnte doch auch so sein, dass die einfach merken, dass ich im Uninetz [Anony] drin bin und einfach zugreifen darf, aber gut. Und dann...</text:span></text:p>
      <text:p text:style-name="p1"><text:span text:style-name="c0"><text:tab/>
          <text:line-break/>[VIEW] </text:span><text:span text:style-name="c19">Software selber</text:span><text:span text:style-name="c4">, File: 51.docx, RG</text:span><text:span text:style-name="c0"><text:tab/>
          <text:line-break/>Person: also, der umgang ansonsten ist ja relativ simpel. also, die sternchenfunktion ist mir mal gesagt worden, dass man das kann. also irgendwie, ich weiss auch nicht, ob es da ne anleitung gibt, die man sich durchlesen kann. gelegentlich, wenn ich mit dem TLG arbeite, der ja nur online ist, dann ähm sind ja viele sachen ja selbsterklärend, wenn man da diese wildcard option nutzt, diesehr praktisch ist, ähm, da kann man irgendwie , da kann man sich ja überlegen, nach den kriterien, wie das eben halt grammatisch läuft. man lässt da eben eine endung weg, um die suche zu vergrößern, wenn es um ein wortfeld geht und findet so dann alle varianten eines wortes. aber im wesentlichen ist der umgang damit durch probieren und , ja, durch routine entstanden. #00:32:41-2# </text:span></text:p>
      <text:p text:style-name="p1"><text:span text:style-name="c0"><text:tab/>
          <text:line-break/>[VIEW] </text:span><text:span text:style-name="c19">Software selber</text:span><text:span text:style-name="c4">, File: 51.docx, RG</text:span><text:span text:style-name="c0"><text:tab/>
          <text:line-break/>Person: also eigentlich bin ich immer ganz, ganz gut bisher hingekommen. also ich habe ja vorhin was angemerkt, was den import und das auffinden von zeichensätzen, die jetzt im sonderzeichenfundus nicht drin sind oder in den schriftarten, wenn man so will. das war dann ein bißchen schwierig, dann noch ein programm oder ähm, ne, datensammlung zu finden, die entsprechenden sonderzeichen irgendwie zu bekommen, aber ansonsten komme ich mit den funktionen eigentlich ganz gut hin. Excel finde ich komplizierter.    #01:25:29-7# </text:span></text:p>
      <text:p text:style-name="p1"><text:span text:style-name="c0"><text:tab/>
          <text:line-break/>[VIEW] </text:span><text:span text:style-name="c19">Software selber</text:span><text:span text:style-name="c4">, File: 51.docx, RG</text:span><text:span text:style-name="c0"><text:tab/>
          <text:line-break/>Person: anosnsten ist es wirklich so ein bißchen trial and error. manchmal auch ein bißchen frust. ich bin mir auch sicher, wenn ich vielleicht davon mehr verstehen würde und es ist ja auch wirklich ne eigene welt irgendwie öhm, mehr verstehen würde, die ein oder andere anwendung schon längst benutzt hätte oder auch einen überblick hätte, über was es gibt, denn es ist ja auch so, da ist so ein riesiger weisser flecken auf der landkarte, wo ich gar nicht weiss, was möglich ist, meinetwegen im umgang mit excel, z.b..    #01:30:28-1# </text:span></text:p>
      <text:p text:style-name="p1"><text:span text:style-name="c0"><text:tab/>
          <text:line-break/>[VIEW] </text:span><text:span text:style-name="c19">Software selber</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19">Software selber</text:span><text:span text:style-name="c4">, File: 42.docx, RG</text:span><text:span text:style-name="c0"><text:tab/>
          <text:line-break/>Person: ich würde bei einer software immer erstmal rumprobieren und sozusagen und das ist natürlich hypothetisch schwer zu sagen, die software dem einen oder anderen härtetest aussetzen um zu kucken, ob sie halt wirklich funktioniert. so wie man ja in einer rezension das register eines buches prüfen will, da gibt es so standardverfahren, man sucht im text so 10 wichtige begriffe, wo man sagt, die müssten über das register findbar sein und kuckt nach und wenn mehr als zwei davon nicht vorkommen, dann ist das register einfach mal schlecht gemacht. also man kann mit der llta datenbanken sich zb irgendwelche stellen raussuchen und sagen , ok das würde ich gerne finden und jetzt probier ich das einfach mal aus, ob ich das hinbekomme. #00:39:05-8#</text:span></text:p>
      <text:p text:style-name="p1"><text:span text:style-name="c0"><text:tab/>
          <text:line-break/>[VIEW] </text:span><text:span text:style-name="c19">Software selber</text:span><text:span text:style-name="c4">, File: 32.docx, RG</text:span><text:span text:style-name="c0"><text:tab/>
          <text:line-break/>M: aber kurz noch dazu: Das fängt schon an wenns Probleme bspw. jetzt bei diesen Digitalen Softwares gibt, die wir ja jetzt nutzen müssen Zoom usw. Da ging bspw. das Mikrofon nicht, dann musste ich auch erst mal googlen und mich teilweise durchklicken, dass ich ja das irgendwie gefunden hab und auch viel durch probieren ist bei mir dann, also intuitiv, und man muss kucken okay wo könnte das jetzt das Problem gelöst werden, und dann versuche ich da irgendwie das selber zu lösen.</text:span></text:p>
      <text:p text:style-name="p1"><text:span text:style-name="c0"><text:tab/>
          <text:line-break/>[VIEW] </text:span><text:span text:style-name="c19">Software selber</text:span><text:span text:style-name="c4">, File: 32.docx, RG</text:span><text:span text:style-name="c0"><text:tab/>
          <text:line-break/>M: Hatte ich das letzte Mal schon kurz, aber ist ja... Die Hilfestellungen, also es gibt eigentlich, ich hab noch nie Hilfestellungen genutzt, die da irgendwie, Erklärtools oder, ich hab das alles immer intuitiv mir erarbeitet aber auch durch probieren. Ich wusste auch durch die Fachcommunity um die Möglichkeiten die der TLG so bietet und dann, wenn du das weißt, dann klickst du dich durch um an dein Ziel zu kommen sozusagen.</text:span></text:p>
      <text:p text:style-name="p1"><text:span text:style-name="c0"><text:tab/>
          <text:line-break/>[VIEW] </text:span><text:span text:style-name="c19">Software selber</text:span><text:span text:style-name="c4">, File: 32.docx, RG</text:span><text:span text:style-name="c0"><text:tab/>
          <text:line-break/>M: Ja also vor allem auch diese, es gibt ja diese Suchfunktion oder, im Word, die ist manchmal so unpräzise, also, also natürlich also optimal wäre natürlich ein Livechat, das ist ein bissel utopisch, ja aber..</text:span></text:p>
      <text:p text:style-name="p1"/>
      <text:p text:style-name="p1"><text:span text:style-name="c0">R: Wieso wäre das optimal?</text:span></text:p>
      <text:p text:style-name="p1"/>
      <text:p text:style-name="p1"><text:span text:style-name="c0">M: Weil man da natürlich, einfach der Zeit wegen, und vor allem auch ne präzise Antwort, also ich finde die Antworten im Word sind teilweise so, also die Suchkriterien, oder die Schlagwörter, die da angezeigt werden, die sind teilweise so unpräzise, da kann man sich dann auch nichts da drunter vorstellen und da geb ich dann wieder auf, da denke ich dann okay, dann lasse ich es so. Genau also mehr Präzision auf jeden Fall auch von ja Schlagwörtern her, wenn man die dann eingibt, das dann präzisere Beschreibungen, auch Steps auch für verschiedene Versionen auf jeden Fall, dass die beschrieben werden. Und genau im Netz ne Auf-, das grad wenn man jetzt ne veraltete Version hat, dass es dafür eben auch noch Hinweise gibt, das ist ja meistens auch nicht so, weil jeder davon ausgeht, dass man das neueste hat, aber ich hab Word 2003 oder so. Und ja genau, das war eben auf dem PC drauf und ja... Das ist dann immer ein bissel schwierig.</text:span></text:p>
      <text:p text:style-name="p1"><text:span text:style-name="c0"><text:tab/>
          <text:line-break/>[VIEW] </text:span><text:span text:style-name="c19">Software selber</text:span><text:span text:style-name="c4">, File: 22.docx, RG</text:span><text:span text:style-name="c0"><text:tab/>
          <text:line-break/>M: Ich hab darüber nachgedacht, tatsächlich und einen Teil hab ich dir schon geschrieben. Dass es, also als du fragtest, also wie mein Zugang zum Thesaurus war, ich hab gesagt learning by doing, natürlich spielt das eine Rolle, aber es gibt lauter Tutorials. Und, und natürlich, also hab ich dir ja gezeugt, also bei jeder Funktion kannst du sozusagen ein PDF runterladen, die alles erklärt. Tatsächlich hab ich dir nicht benutzt, aber genau, von daher, aber jetzt, genau gestern hab ich...</text:span></text:p>
      <text:p text:style-name="p1"/>
      <text:p text:style-name="p1"><text:span text:style-name="c0">R: Hast du es tatsächlich genutzt?</text:span></text:p>
      <text:p text:style-name="p1"/>
      <text:p text:style-name="p1"><text:span text:style-name="c0">M: Jajajaja, also du hast mich so, also es hat mich schon geärgert, dass ich die Frage so beantwortet hab, und dann hab ich die ganzen angeschaut, das war sehr nützlich. Und gestern habe ich eine Empfehlung gegeben, meinen Studenten eine Empfehlung darüber gegeben und ich sage ich war sehr nervös, weil genau, ich muss es alles sozusagen vorzeigen und so.</text:span></text:p>
      <text:p text:style-name="p1"/>
      <text:p text:style-name="p1"><text:span text:style-name="c0">01:46</text:span></text:p>
      <text:p text:style-name="p1"/>
      <text:p text:style-name="p1"><text:span text:style-name="c0">M: Und genau aber ich hatte mich das wirklich (..), also diese Dateien auch vorbereiten und Tutorials und natürlich dann hab ich [Anony] meine Kollegin nochmal gefragt und genau.</text:span></text:p>
      <text:p text:style-name="p1"/>
      <text:p text:style-name="p1"><text:span text:style-name="c0">R: Kannst du dich erinnern welche Dateien du da gestern angeschaut hast?</text:span></text:p>
      <text:p text:style-name="p1"/>
      <text:p text:style-name="p1"><text:span text:style-name="c0">02:04</text:span></text:p>
      <text:p text:style-name="p1"/>
      <text:p text:style-name="p1"><text:span text:style-name="c0">M: Also für diese Veranstaltung, ja das waren also, es gibt mehrere Funktionen, das ist wirklich sehr gut gemacht, gell, also, ähh, also bei den verschiedenen Funktionen, also genau, also äh, Texte, also so dieses Parallel-, die also der Parallelvergleich von Texten und, also es ist ziemlich komplex, kann ich dir zeigen, wenn du willst später.</text:span></text:p>
      <text:p text:style-name="p1"><text:span text:style-name="c0"><text:tab/>
          <text:line-break/>[VIEW] </text:span><text:span text:style-name="c19">Software selber</text:span><text:span text:style-name="c4">, File: 22.docx, RG</text:span><text:span text:style-name="c0"><text:tab/>
          <text:line-break/>arbeitest ja mit WORD, und es gibt ja viele Funktionen...</text:span></text:p>
      <text:p text:style-name="p1"/>
      <text:p text:style-name="p1"><text:span text:style-name="c0">29:02</text:span></text:p>
      <text:p text:style-name="p1"/>
      <text:p text:style-name="p1"><text:span text:style-name="c0">M: Ja da google ich die ganze Zeit.</text:span></text:p>
      <text:p text:style-name="p1"/>
      <text:p text:style-name="p1"><text:span text:style-name="c0">R: Okay. Hast du da noch jemanden der dir hilft?M: Ne, da sind wir bei der (...)–Sache, mein Wissen es ist genau nur durch Google Recherche, also nach dem Motto Google ist mein Freund, dass du da genau, und ne bei Word fast alles, genau bei Formatierungssachen und fast alles alleine. Und ja, es fällt mir jetzt nicht das, genau-, wobei, ist Quatsch, ist Quatsch, genau, doch bei großen Arbeiten habe ich mir da so ganz konkret helfen lassen. Und aber dann bei der Formatierung selbst, bei größeren, genau, wie bei der Diss und, und aber ja, genau ich suche selber nach den Funktionen. Also ich vermute, also Word ist ganz richtig, wie du sagtest, immens, und es ist besser geworden, wird immer noch ständig verbessert und so. Und da vermute ich schon, also es gibt an dieser Stelle etwas, was ich nicht weiß, also sicher kann man, genau, aber ja, eben, by doing. Also und ja</text:span></text:p>
      <text:p text:style-name="p1"><text:span text:style-name="c0"><text:tab/>
          <text:line-break/>[VIEW] </text:span><text:span text:style-name="c42">Schneeballprinzip</text:span><text:span text:style-name="c4">, File: 41.docx, RG</text:span><text:span text:style-name="c0"><text:tab/>
          <text:line-break/>M: Dann habe ich zumindest sehr viel zu lesen, und darüber findet man dann ja auch noch mehr und also das ist wie so ein Schneeballprinzip. </text:span></text:p>
      <text:p text:style-name="p1"><text:span text:style-name="c0"><text:tab/>
          <text:line-break/>[VIEW] </text:span><text:span text:style-name="c42">Schneeballprinzip</text:span><text:span text:style-name="c4">, File: 51.docx, RG</text:span><text:span text:style-name="c0"><text:tab/>
          <text:line-break/>Person: ja. also sicherlich wird man da ähm, wird dann von seite der betreiber gekuckt, dass das nicht irgendwer ist. aber prinzipiell ist es so, dass wenn man ähm da ein interesse anmeldet und ich glaube einigermaßen nachweisen kann, dass man in dem fach arbeitet, so dass das ähm ja dass das von der philologischen community, von den fachleuten natürlich in allererster linie, die neuerscheinung dann beurteilt werden. das andere sind ja die sonst üblichen organe, der rezension, dann gibt es nochmal gnomon nochmal als zeitschrift, als rezensionszeitschrift und hsozkult, also die berliner datenbanken, genau. und ansonsten ist natürlich bei der recherche im einzelnen, wenn es sich um ältere und abgelegene titel handelt, so was kommt in meinem bereich häufiger vor, ist natürlich das schneeballprinzip weiterhin gültig, dass man mitunter irgendwie in einer anderen veröffentlichung auf die nächste hingewiesen wird. und es ist erstaunlich, wieviel nicht erfasst ist. namentlich, es gibt ganz alte dissertationen zum prosarhythmus und ähm, es ist, es geht immer so die Mär, eigentlich sei dazu nicht viel geschrieben worden aber in der wirklichkeit stellt sich das ganz anders dar. #00:39:32-2# </text:span></text:p>
      <text:p text:style-name="p1"><text:span text:style-name="c0"><text:tab/>
          <text:line-break/>[VIEW] </text:span><text:span text:style-name="c42">Schneeballprinzip</text:span><text:span text:style-name="c4">, File: 51.docx, RG</text:span><text:span text:style-name="c0"><text:tab/>
          <text:line-break/>Person: das unangenehme daran ist, trotzalledem weiss man nicht, ob man alles erfasst. man fühlt sich trotzdem dem zufall überlassen, obwohl es letztendlich gar nicht so ist, denn würde man das konsequent verfolgen, dann käme man zu fast allem, was man da suchte. andererseits will man da ja auch keine ewigkeitssache machen, also alles aufzufinden. und dieses sammeln, ja, das ist ja auch, und das betrifft ja nicht nur uns, das ist ja überall verbreitet, das bloße sammeln kann ja auch im sinne einer prokrastination einen arbeitsverhinderungstechnik sein. so. ja und ansonsten ist es ja auch eine grundtätigkeiten des philologen, muss man ja auch mal so sehen, wenn man das über das ganze stülpen will.    #01:57:02-7# </text:span></text:p>
      <text:p text:style-name="p1"><text:span text:style-name="c0"><text:tab/>
          <text:line-break/>[VIEW] </text:span><text:span text:style-name="c42">Schneeballprinzip</text:span><text:span text:style-name="c4">, File: 31.docx, RG</text:span><text:span text:style-name="c0"><text:tab/>
          <text:line-break/>M: ja also natürlich erst mal Google Books, das ist ja jetzt erst mal, also per Google nachschauen was es so gibt, auch im UB Katalog auf jeden Fall, Schlagwörter eingeben und ja, genau ansonsten schau ich halt auch viel dann eben die Kommentare zu meinen Textstellen, und da gibt’s da nochmal weiterführende Literatur, dann bekommt man natürlich auch mal nen Tipp vom Prof und genau, und ja also es ist schon, also dass man schon eher so nen Schneeball, also es wird dann schon eher so ein Schneeballprinzip, ne. Genau, ja.. Ich schau natürlich auch erst mal in die texte und überleg selber, ja, was, welcher, was gibt’s da jetzt vielleicht für ne Parallelstelle, dann kuckt man wieder in den Kommentar rein. Und ja... ja.</text:span></text:p>
      <text:p text:style-name="p1"><text:span text:style-name="c0"><text:tab/>
          <text:line-break/>[VIEW] </text:span><text:span text:style-name="c42">Schneeballprinzip</text:span><text:span text:style-name="c4">, File: 32.docx, RG</text:span><text:span text:style-name="c0"><text:tab/>
          <text:line-break/>M: Also ich denke schon, das Schneeballprinzip, also in der Literaturrecherche, dass man natürlich von einem ins andere kommt und natürlich auch dann haptisch alles praktisch in der Hand hat das Buch und ja dann das Schneeballprinzip. Das ist aber bei Software teilweise auch der Fall, obwohl ich glaube, dass, also Software ist schon eigentlich eher schneller auffindbar, also konkreter auffindbar, wenn ich jetzt ne bestimmte Software hab, dann also möchte, dann finde ich die vielleicht schneller, aber der Umfang eben praktisch bei der Literaturrecherche ist natürlich dann größer und teilweise natürlich auch also vielleicht ungenauer, ja...</text:span></text:p>
      <text:p text:style-name="p1"><text:span text:style-name="c0"><text:tab/>
          <text:line-break/>[VIEW] </text:span><text:span text:style-name="c42">Schneeballprinzip</text:span><text:span text:style-name="c4">, File: 32.docx, RG</text:span><text:span text:style-name="c0"><text:tab/>
          <text:line-break/>M: also schon erst mal mit Schlagworten, aber falls ich überhaupt nicht weiterkomm stell ich auch einfach, also grad jetzt was Software angeht ne Frage. Frage formulieren.</text:span></text:p>
      <text:p text:style-name="p1"/>
      <text:p text:style-name="p1"><text:span text:style-name="c0">R: Ein kompletter Satz?</text:span></text:p>
      <text:p text:style-name="p1"/>
      <text:p text:style-name="p1"><text:span text:style-name="c0">M: Ja oder ne Phrase, da kommt teilweise auch schon was, dann sieht man ja so in manchen Vorschlägen oder Treffern sieht man dann ja die verschiedenen Worte, also dann ja kommt man manchmal auch auf Dinge.</text:span></text:p>
      <text:p text:style-name="p1"/>
      <text:p text:style-name="p1"><text:span text:style-name="c0">R: Du siehst dann Fachbegriffe, die dir nicht bewusst waren, die du aber für eine präzisere Folgefrage benutzt.</text:span></text:p>
      <text:p text:style-name="p1"/>
      <text:p text:style-name="p1"><text:span text:style-name="c0">M: Genau das wird dann, das ist auch so ein Schneeballprinzip, ja, genau. Ja. </text:span></text:p>
      <text:p text:style-name="p1"><text:span text:style-name="c0"><text:tab/>
          <text:line-break/>[VIEW] </text:span><text:span text:style-name="c42">Schneeballprinzip</text:span><text:span text:style-name="c4">, File: 22.docx, RG</text:span><text:span text:style-name="c0"><text:tab/>
          <text:line-break/>M: (lacht) Ja auf jeden Fall. Aber ja es war sehr nützlich und also auch für mich. Und dann hab ich ein bisschen über deine Frage nachgedacht und weil du auch nach verschiedenen Portalen gefragt hast und ich hab also, also abschließend für mich festgestellt, ich verfahre eher tatsächlich für mich da nach, wie sagt man Schneeballverfahren, also von einer Publikation in die nächste... Also das ist meine Suche so, und also sozusagen, der größte Teil äh, einer Suche, 60% ne von einer Quelle zur nächsten und da auf der Suche also der, der auf der Suche nach der einzelnen Literaturquelle, also da benutze ich dann die Softwares und so, aber genau, vielleicht gehe ich nicht so systematisch vor.</text:span></text:p>
      <text:p text:style-name="p1"><text:span text:style-name="c0"><text:tab/>
          <text:line-break/>[VIEW] </text:span><text:span text:style-name="c26">Geringere Prio =&gt; SW Suche frühzeitiger Abbruch</text:span><text:span text:style-name="c4">, File: 51.docx, RG</text:span><text:span text:style-name="c0"><text:tab/>
          <text:line-break/>Person: das habe ich leider nicht. aber es wäre ganz, es gibt da, es gibt da definitiv programme oder datenbanken vielmehr, in denen automatisiert erfasst wird die prosodie eines wortes, also längen und kürzen. ähm aber ic hab das alles selbst gemacht, weil ich erstens niemanden wüsste, der darüber verfügt.... #00:55:00-3# </text:span></text:p>
      <text:p text:style-name="p1"><text:span text:style-name="c0"><text:tab/>
          <text:line-break/>[VIEW] </text:span><text:span text:style-name="c26">Geringere Prio =&gt; SW Suche frühzeitiger Abbruch</text:span><text:span text:style-name="c4">, File: 51.docx, RG</text:span><text:span text:style-name="c0"><text:tab/>
          <text:line-break/>Person: und es hat was mit ausdauer und lernbereitschaft auch zu tun, wir können auch gern das beispiel von ganz am anfang nehmen, citavi nutzen ganz viele und sind sehr begeistert davon usw, ja, ich hab es mir dann auf irgendnem rechner dann runtergeladen und mal kurz ausprobiert irgendwie und bin nicht so ganz dahintergestiegen, was jetzt so ähm das tolle innovative sein muss. und es entfaltet ja auch erst seine möglichkeiten und seinen sinn, wenn man es häufig und regelmäßig benutzt. ähm und dann sozusagen eine art datenbanken schafft. ja, da stehen gewohnheit und verständnis der sache vielleicht ein bißchen im weg.    #01:37:19-1# </text:span></text:p>
      <text:p text:style-name="p1"><text:span text:style-name="c0"><text:tab/>
          <text:line-break/>[VIEW] </text:span><text:span text:style-name="c26">Geringere Prio =&gt; SW Suche frühzeitiger Abbruch</text:span><text:span text:style-name="c4">, File: 51.docx, RG</text:span><text:span text:style-name="c0"><text:tab/>
          <text:line-break/>Person: aber ich meine, man muss ja aus dem suchen hergeleitet fragen, so würde ich das sagen. und ähm , wenn man irgendwie nicht so richtig weiss, was man abfragen soll, dann stellt man das suchen auch ein, würde ic meinen, oder man muss ja von dem suchen was verstehen und wenn man wenig davon versteht, dann sucht man auch weniger und ist dann ganz klar nur bedürfnisorientiert, was das konkrete angeht, also das und das brauche ich jetzt, kucke ich mal, ob ich das finde.    #02:01:09-7# </text:span></text:p>
      <text:p text:style-name="p1"><text:span text:style-name="c0"><text:tab/>
          <text:line-break/>[VIEW] </text:span><text:span text:style-name="c26">Geringere Prio =&gt; SW Suche frühzeitiger Abbruch</text:span><text:span text:style-name="c4">, File: 32.docx, RG</text:span><text:span text:style-name="c0"><text:tab/>
          <text:line-break/>M: Also weil ich natürlich die Literatur brauche ich ja umfassender, weil ich mir ein größeres Gebiet erschließen möchte, und teilweise ja auch ein ganzes Forschungsprojekt, und bei Software das muss schnell gehen, also das muss, ich brauch da ne schnelle Lösung, wie ich sozusagen das anwenden kann und ja deswegen denke ich einfach das geht schneller, weil das präzi-, ein präziseres Anliegen ist. Also das...</text:span></text:p>
      <text:p text:style-name="p1"><text:span text:style-name="c0"><text:tab/>
          <text:line-break/>[VIEW] </text:span><text:span text:style-name="c26">Geringere Prio =&gt; SW Suche frühzeitiger Abbruch</text:span><text:span text:style-name="c4">, File: 32.docx, RG</text:span><text:span text:style-name="c0"><text:tab/>
          <text:line-break/>R: Woran liegt dann dein präziseres Anliegen? Wie könntest du das beschreiben?</text:span></text:p>
      <text:p text:style-name="p1"/>
      <text:p text:style-name="p1"><text:span text:style-name="c0">11:26</text:span></text:p>
      <text:p text:style-name="p1"/>
      <text:p text:style-name="p1"><text:span text:style-name="c0">M: Weil ich ja ein Hilfstool eigentlich brauche, ja. Was, was mir die Arbeit erleichtert, also, ja, also...</text:span></text:p>
      <text:p text:style-name="p1"/>
      <text:p text:style-name="p1"><text:span text:style-name="c0">R: Du hast den Suchvorgang, und bei Literatur, da hast du ein Riesenfeld, und suchst nicht nach einer bestimmten Literatur...</text:span></text:p>
      <text:p text:style-name="p1"><text:span text:style-name="c0"><text:tab/>
          <text:line-break/>[VIEW] </text:span><text:span text:style-name="c26">Geringere Prio =&gt; SW Suche frühzeitiger Abbruch</text:span><text:span text:style-name="c4">, File: 32.docx, RG</text:span><text:span text:style-name="c0"><text:tab/>
          <text:line-break/>M: ich überleg grad, also den Fall gabs auf jeden Fall schon, ja, das, dass man einfach nicht präzise beschreiben kann. Mir fällt grad, ein konkretes Beispiel fällt mir grad nicht ein. Also grade um zu diesem Beispiel nochmal zurückzukommen der automatischen Sortierung, da hatte ich auch ein Stück, also da hatte ich auch das Gefühl okay, das muss doch irgendwie funktionieren, das muss doch irgendwie gehen und ja teilweise bekommt man dann auch das angezeigt sozusagen automatische Sortierung, aber dann passts wieder nicht zu deinem, zu meinem Softwareprogramm, also zum Word, die Version, also sowas, das ist dann halt auch schwierig und dann gibt man halt entweder auf oder man kommt intuitiv drauf oder bekommt dann nen Tipp.</text:span></text:p>
      <text:p text:style-name="p1"><text:span text:style-name="c0"><text:tab/>
          <text:line-break/>[VIEW] </text:span><text:span text:style-name="c26">Geringere Prio =&gt; SW Suche frühzeitiger Abbruch</text:span><text:span text:style-name="c4">, File: 32.docx, RG</text:span><text:span text:style-name="c0"><text:tab/>
          <text:line-break/>: Also ich war, ich war eigentlich kurz davor das für meine Diss auf jeden Fall mir anzueignen, aber ich hatte dann einfach immer, ich wollte die Zeit halt dann immer für die Arbeit nutzen, deshalb das ist natürlich dann schon nochmal ein Lernprozess, und da muss man ja auch Zeit investieren und es hat sich eben nie ergeben, aber ich glaube das ist schon sehr sinnvoll, grade jetzt so ne Literaturverwaltungs-, ja also Tools zur Literatur da zu nutzen, das ist schon ne Arbeitserleichterung, auf jeden Fall. Also ich glaub für die nächste Arbeit werde ich mir das auf jeden Fall auch aneignen.</text:span></text:p>
      <text:p text:style-name="p1"><text:span text:style-name="c0"><text:tab/>
          <text:line-break/>[VIEW] </text:span><text:span text:style-name="c26">Geringere Prio =&gt; SW Suche frühzeitiger Abbruch</text:span><text:span text:style-name="c4">, File: 32.docx, RG</text:span><text:span text:style-name="c0"><text:tab/>
          <text:line-break/>M: Ja brech ich eher ab als Literaturrecherche z.B. oder manchmal sucht man ja auch nach Übersetzungen, und ob die jetzt ja, ob man die jetzt praktisch in dem Buch findet, oder ob man die digital findet, da bin ich schon eher dran dann das zu suchen, als Software, dann gebe ich halt auf und denke okay, dann ist es halt so, dann muss ich jetzt irgendwie anders klarkommen.</text:span></text:p>
      <text:p text:style-name="p1"><text:span text:style-name="c0"><text:tab/>
          <text:line-break/>[VIEW] </text:span><text:span text:style-name="c26">Geringere Prio =&gt; SW Suche frühzeitiger Abbruch</text:span><text:span text:style-name="c4">, File: 32.docx, RG</text:span><text:span text:style-name="c0"><text:tab/>
          <text:line-break/>M: Das liegt auch an der Zeit, vor allem. Ich denk dann es gibt halt auch wirklich wichtigere, ich leg halt meinen Schwerpunkt dann eher auf die Arbeit, also Literaturrecherche oder schreiben was auch immer, und dann denke ich okay, du verschwendest jetzt hier zu viel zeit, so, da bin ich dann auch zu ungeduldig. </text:span></text:p>
      <text:p text:style-name="p1"><text:span text:style-name="c0"><text:tab/>
          <text:line-break/>[VIEW] </text:span><text:span text:style-name="c26">Geringere Prio =&gt; SW Suche frühzeitiger Abbruch</text:span><text:span text:style-name="c4">, File: 32.docx, RG</text:span><text:span text:style-name="c0"><text:tab/>
          <text:line-break/>M: Da fehlt mir eben dann halt auch die Expertise dazu, dass ich dann noch andere Wege verfolgen könnte. Ja, da müsste man dann natürlich auch wieder nen Fachmann fragen, genau und das ist dann auch wieder Zeit und dann ist natürlich so Kosten-Nutzen abwägen, ja Kosten-Nutzen-Abwägung steht da im Vordergrund.</text:span></text:p>
      <text:p text:style-name="p1"><text:span text:style-name="c0"><text:tab/>
          <text:line-break/>[VIEW] </text:span><text:span text:style-name="c44">Literatursuche</text:span><text:span text:style-name="c4">, File: 41.docx, RG</text:span><text:span text:style-name="c0"><text:tab/>
          <text:line-break/>M: Also ich kanns so an nem, ja an nem an so nem Metabeispiel: Also wenn ich jetzt anfangen würde was zu irgendnem speziellen lateinischen Autor zu machen, würde ich zuallererst hinten in den Franzosius(?) kucken das ist sozusagen die alte Latein, römische Literaturgeschichte so, erste Hälfte des 20. Jahrhunderts gemacht, da find eich hat man immer sehr gut die ältere Forschung. Also ich würde erst mal den Überblick dazu lesen um mich erst mal zu orientieren. Dann gibt’s da sehr gute Literaturüberblicke, dass man auf jeden Fall schon mal weiß was war sozusagen vor 1930 in der Forschung relevant. Und ...<text:tab/></text:span></text:p>
      <text:p text:style-name="p1"/>
      <text:p text:style-name="p1"><text:span text:style-name="c0">R: ..Alternativen oder...?</text:span></text:p>
      <text:p text:style-name="p1"/>
      <text:p text:style-name="p1"><text:span text:style-name="c0">12:38</text:span></text:p>
      <text:p text:style-name="p1"/>
      <text:p text:style-name="p1"><text:span text:style-name="c0">M: Für die ganz alten Sachen würde ich sagen nein. Man muss natürlich, also natürlich gibt’s, also es gibt Alternativen dann für spätere Forschung, es gibt dann eben noch den Schmidt-Herzog, der leider bis heute nicht fertiggestellt wurde, da gibt’s nur drei von ich glaube 6 Bänden. Das ist ideal, da kann man dann auch noch reinkucken, dann hat man die Forschung von, weiß ich nicht, Franzosius 1930 oder so bis um 2000 würde ich sagen, je nachdem wann die Bände fertiggestellt wurden, das wäre dann Teil 2. Also ich finde halt immer ganz wichtig, dass man, es gibt halt unendlich viel zeug aus dem 19. Jahrhundert, und davon ist viele auch, wäre jetzt Zeitverschwendung das alles nochmal zu lesen. Aber da ist eben der Franzosius finde ich so praktisch, weil man da gleich so ne Auswahl hat, das ist wichtig, da muss man, da muss man auch in die ältere Forschung kucken, und den Rest kann man sozusagen getrost ignorieren finde ich. Oder jedenfalls erst mal ignorieren und...</text:span></text:p>
      <text:p text:style-name="p1"><text:span text:style-name="c0"><text:tab/>
          <text:line-break/>[VIEW] </text:span><text:span text:style-name="c44">Literatursuche</text:span><text:span text:style-name="c4">, File: 41.docx, RG</text:span><text:span text:style-name="c0"><text:tab/>
          <text:line-break/>M: Ja durch Hausarbeiten schreiben und so hat sich das einfach bewährt das so zu machen. Genau. Ja also neuere Forschung dann, also sinnvoll finde ich halt immer dann ne Monografie zu finden, die möglichst jung ist und dann über die Fußnoten kriegt man dann relativ schnell so was die neuere Forschung, was jetzt so aus dem Jetzt-Standpunkt die Trends sind kriegt man relativ schnell raus. Und dann ist man meistens schon relativ weit. Dann kann man noch, was ich ganz gern manchmal noch mache bei JSTOR einfach bestimmte Schlagworte mal googeln, da findet man noch manchmal auch noch Aufsätze, die man sonst nie findet, die auch manchmal völlig zu unrecht nicht beachtet worden sind zu nem Thema. Ist mir schon 1, 2 mal passiert. Dachte ich okay, wenn ich das Wort jetzt nicht einfach mal bei JSTOR gegooglet hätte sozusagen, also eingetippt hätte, dann hätte ich den nie gefunden und das ist offenbar allen anderen auch so gegangen. Da steht auch was zu dem Thema. </text:span></text:p>
      <text:p text:style-name="p1"><text:span text:style-name="c0"><text:tab/>
          <text:line-break/>[VIEW] </text:span><text:span text:style-name="c44">Literatursuche</text:span><text:span text:style-name="c4">, File: 41.docx, RG</text:span><text:span text:style-name="c0"><text:tab/>
          <text:line-break/>M: Bei JSTOR, was halt ganz gut ist, um Zeitschriften, Aufsätze und Rezensionen zu finden, weil die ja normalerweise über ein OPAC nicht zugänglich sein sollten, auch wenn das [Anony] hier so ist, aber das ist ein anderes Thema. Der neue OPAC, das Hassobjekt der Geisteswissenschaften. Über den wird viel geschimpft, ja weil es eben, nicht mit dem, ja es ist mit den klassischen Erwartungen, die man an einen OPAC hat, was man immer wieder hört, wir bringen den Studenten seit dem 1. Semester bei, sie sollen immer nach dem Titel der Selbstständigen Publikation suchen und eben trennen und Sammelbände und Monografien und Zeitschriften Titel, und solche Sachen. Und nicht die Aufsatztitle eben suchen Und jetzt macht der OPAC das eben und gut da könnte man noch mit leben, aber was wirklich nervt, wenn ich nach einem Buchtitel und eigentlich z.B. nur die Signatur haben will. Ich weiß es gibt dieses Buch, ich weiß die OB hat es, ich will nur kucken wie die Signatur ist, dann kriege ich erst mal drei Seiten Rezensionen zu dem Buch und muss mich erst mal durchklicken bis ich das Buch finde. Das müsste man wirklich mal ändern.</text:span></text:p>
      <text:p text:style-name="p1"><text:span text:style-name="c0"><text:tab/>
          <text:line-break/>[VIEW] </text:span><text:span text:style-name="c44">Literatursuche</text:span><text:span text:style-name="c4">, File: 41.docx, RG</text:span><text:span text:style-name="c0"><text:tab/>
          <text:line-break/>M: Es war ja lange Zeit auch so, dass man den alten OPAC parallel eben auch noch benutzen durfte. Damit konnten viele lange Zeit dann leben, aber der wurde ja dann irgendwann auch runtergenommen und seitdem ist man halt relativ gefrustet.</text:span></text:p>
      <text:p text:style-name="p1"><text:span text:style-name="c0"><text:tab/>
          <text:line-break/>[VIEW] </text:span><text:span text:style-name="c44">Literatursuche</text:span><text:span text:style-name="c4">, File: 41.docx, RG</text:span><text:span text:style-name="c0"><text:tab/>
          <text:line-break/>R: Genau. Du hast deine zentralen Anlaufstellen, den Schanzosius und...</text:span></text:p>
      <text:p text:style-name="p1"/>
      <text:p text:style-name="p1"><text:span text:style-name="c0">M: Idealerweise den Schmidt-Herzog, wenn es den noch gibt, das sind die beiden Handbücher sozusagen und dann...</text:span></text:p>
      <text:p text:style-name="p1"/>
      <text:p text:style-name="p1"><text:span text:style-name="c0">R: Und bei JSTOR kuckst du auch mitunter mal rein?</text:span></text:p>
      <text:p text:style-name="p1"/>
      <text:p text:style-name="p1"><text:span text:style-name="c0">M: für, für Aufsätze, Zeitschriften, Aufsätze eben JSTOR, damit kommt man eigentlich recht weit.</text:span></text:p>
      <text:p text:style-name="p1"/>
      <text:p text:style-name="p1"><text:span text:style-name="c0">R Wie bist du auf JSTOR gekommen=</text:span></text:p>
      <text:p text:style-name="p1"/>
      <text:p text:style-name="p1"><text:span text:style-name="c0">21:06</text:span></text:p>
      <text:p text:style-name="p1"/>
      <text:p text:style-name="p1"><text:span text:style-name="c0">M: Pfff, das muss irgendwann einfach mal passiert sein, dass ich auf diese, auf diese Datenbank gestoßen bin oder mich jemand drauf aufmerksam gemacht hat, und ich dann gemerkt hab, dass man da eben eigentlich fast alle Zeitschriften/Aufsätze, jedenfalls aus den wichtigeren Zeitschriften kriegt und sich sofort zumindest wenn man im Uninetz ist sofort runterladen kann. Ne, sich nicht mehr in der Bibliothek durch den ganzen Kram durchwühlen muss, das ist schon ganz praktisch.</text:span></text:p>
      <text:p text:style-name="p1"><text:span text:style-name="c0"><text:tab/>
          <text:line-break/>[VIEW] </text:span><text:span text:style-name="c44">Literatursuche</text:span><text:span text:style-name="c4">, File: 41.docx, RG</text:span><text:span text:style-name="c0"><text:tab/>
          <text:line-break/>M: Ja manchmal ist das ganz nett, also es gibt dann ja oftmals, das ist ein Phänomen, das haben die anderen vielleicht auch schon mal erzählt in dem Zusammenhang, also wenn z.B. in Italien Sachen erscheinen, die haben ja irgendwie eine Million Fachzeitschriften, jede Uni mindestens 3 und keine davon hat irgendne deutsche Bibliothek oder, München hat die vielleicht, aber keine Bibliothek abonniert die alle und da muss man immer gleich Fernleihen auslösen und das dauert drei Wochen, und wenn man Glück hat ist derjenige bei academia und hat das hochgeladen. Na das ist, hat man sich mal eben drei Wochen gespart. Das ist schon ganz nett.</text:span></text:p>
      <text:p text:style-name="p1"><text:span text:style-name="c0"><text:tab/>
          <text:line-break/>[VIEW] </text:span><text:span text:style-name="c44">Literatursuche</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44">Literatursuche</text:span><text:span text:style-name="c4">, File: 41.docx, RG</text:span><text:span text:style-name="c0"><text:tab/>
          <text:line-break/>M: Pffff. Wahrscheinlich schon, aber ich komm wahrscheinlich. Ja doch, diese Latin texts Library, hat wahrscheinlich auch schon jemand anders erzählt, das ist LLTH.</text:span></text:p>
      <text:p text:style-name="p1"/>
      <text:p text:style-name="p1"><text:span text:style-name="c0">R: Vielleicht als Akronym.</text:span></text:p>
      <text:p text:style-name="p1"/>
      <text:p text:style-name="p1"><text:span text:style-name="c0">M: Das ist ganz praktisch, das ist ja so ne Datenbank, wo einfach nicht alles glaube ich aber so 95% der Lateinischen Literatur der Antike eben in Volltext und durchsuchbar drin ist und eben auch mit bestimmten Kriterien durchsuchbar. Also man kann sowohl operieren mit Sternen, also ich will jetzt nur den Teil des Wortes mit allen möglichen Endungen oder ich will nur bei dem Autor oder nur in dem Werk des Autors, oder dem Werk von dem Autor, dem Werk von dem Autor. Oder dann in dem Umfeld die zwei Wörter und die dürfen maximal durch zwei Sätze getrennt sein. Das finde ich sehr, sehr praktisch. Das habe ich wirklich bei der Dissertation, weil das wirklich bei diesen Kommentar sinnvoll ist um mögliche Intertextualitäten und solche Dinge rauszufinden. Das bringt wirklich sehr, sehr viel. Also vergleichbar wäre analog glaube ich wirklich nur das Zettelkastenarchiv vom Thesaurus in München, aber da kann man ja nicht jedes Mal hinfahren, wenn man was nachkucken will. Und das geht auch nicht ganz so schnell.</text:span></text:p>
      <text:p text:style-name="p1"><text:span text:style-name="c0"><text:tab/>
          <text:line-break/>[VIEW] </text:span><text:span text:style-name="c44">Literatursuche</text:span><text:span text:style-name="c4">, File: 41.docx, RG</text:span><text:span text:style-name="c0"><text:tab/>
          <text:line-break/>M: Ja aber LLTA kommt da auch schon sehr nahe...</text:span></text:p>
      <text:p text:style-name="p1"/>
      <text:p text:style-name="p1"><text:span text:style-name="c0">M: Das kommt da sehr nahe. Also ich weiß nicht genau welche Texte da fehlen, ich glaub die Grammatiker sind nicht, oder nicht vollständig drin, was auch wieder sinnvoll sein kann, weil die Grammatiker ja wiederrum voll mit Zitaten sind, da würde sich wieder vieles doppeln. Es ist wahrscheinlich so ne Kompromissentscheidung, dass man die weggelassen hat. Aber ansonsten ist da eigentlich fast alles drin. Ich würde schätzen es sind um die 90%.</text:span></text:p>
      <text:p text:style-name="p1"><text:span text:style-name="c0"><text:tab/>
          <text:line-break/>[VIEW] </text:span><text:span text:style-name="c44">Literatursuche</text:span><text:span text:style-name="c4">, File: 51.docx, RG</text:span><text:span text:style-name="c0"><text:tab/>
          <text:line-break/>Person: ansonsten habe ich natürlich auf handschriftenportale anderer bibliotheken zurückgegriffen, aus italien, die bibliotheca medicea, die Medici-bib in LForenz, die ja einen riesigen handschriften bestand haben. und die digitalisate sind mitunter besser, als wenn man selber ins original schaut, weil die möglichkeiten der vergrößerung, also kommt immer drauf an, wieviel mühe man sich gegeben hat, bzw. welchen technischen aufwand man betrieben hat. weil ja die auflösung mitunter wirklich wirklich gut ist. #00:41:26-6# </text:span></text:p>
      <text:p text:style-name="p1"><text:span text:style-name="c0"><text:tab/>
          <text:line-break/>[VIEW] </text:span><text:span text:style-name="c44">Literatursuche</text:span><text:span text:style-name="c4">, File: 51.docx, RG</text:span><text:span text:style-name="c0"><text:tab/>
          <text:line-break/>Person: ja, das geht, also, das kann man in verschd. teile aufteilen, also erstmal wie derjenige vorgeht, der vorträgt, ob er powerpoint einsetzt, was weiss ich, bis hin zu die leute, die diskussionen begleiten, mitunter kommt der ein oder andere schon mit dem computer rein und kuckt mal schnell nach was, wenn da eine frage auftaucht, ja was steht denn bei dem und dem autoren und wird das online nutzen. aber meistens sind so die ratschläge, die da gegeben werden, ja ganz traditionell, sind dann eher literaturtips, schauen sie da und da nach oder ich hab da das und das buch gelesen und da könnte was wertvolles drin sein. es ist weniger so, dass man da auf den neuesten stand der digitalen technik gebracht wird. ja, und unsere obrigkeit ist jetzt nicht digitalfeindlich, aber, die kommt noch aus ner anderen zeit. #01:03:59-3# </text:span></text:p>
      <text:p text:style-name="p1"><text:span text:style-name="c0"><text:tab/>
          <text:line-break/>[VIEW] </text:span><text:span text:style-name="c44">Literatursuche</text:span><text:span text:style-name="c4">, File: 51.docx, RG</text:span><text:span text:style-name="c0"><text:tab/>
          <text:line-break/>Person: ähm, ja, ich würde wahrscheinlich versuchen mich zu belesen über excel, das wäre glaube ich das vorgehen ähm.... #01:27:06-3# </text:span></text:p>
      <text:p text:style-name="p1"><text:span text:style-name="c0"><text:tab/>
          <text:line-break/>[VIEW] </text:span><text:span text:style-name="c44">Literatursuche</text:span><text:span text:style-name="c4">, File: 51.docx, RG</text:span><text:span text:style-name="c0"><text:tab/>
          <text:line-break/>Interviewer: zu citavi fällt mir ein, wie organisierst du deine literatur. trotzdem gibt es da ja trotzdem systeme, wie machst du das konkret, nimmst du eine word datei als literatur datenbank? #01:37:43-9# </text:span></text:p>
      <text:p text:style-name="p1"/>
      <text:p text:style-name="p1"><text:span text:style-name="c0">Person: ja, wir alphabetisch sortiert, also das ist ja alphabetisch sortiert dann und nach möglichkeit relativ schnell, relativ zeitnah eingetragen, wenn dann ein neuer titel als wichtig erkannt wurde. #01:38:05-6# </text:span></text:p>
      <text:p text:style-name="p1"/>
      <text:p text:style-name="p1"><text:span text:style-name="c0">Interviewer: und hast du da eine datei, oder für jede publikation. #01:38:09-9# </text:span></text:p>
      <text:p text:style-name="p1"/>
      <text:p text:style-name="p1"><text:span text:style-name="c0">Person: also ein literaturVZ als einzeldatei und natürlich, also, die wird an sich geführt und das andere ist, wenn man eben laufenden text natürlich weshalb man ja überhaupt auf die titel gekommen ist überhaupt, wird das ja auch meinetwegen in der fussnote oder sonstwo vermerkt, als ersterwähnung. einmal eine datei, die wirklich das literaturVZ ist. #01:38:37-8# </text:span></text:p>
      <text:p text:style-name="p1"><text:span text:style-name="c0"><text:tab/>
          <text:line-break/>[VIEW] </text:span><text:span text:style-name="c44">Literatursuche</text:span><text:span text:style-name="c4">, File: 42.docx, RG</text:span><text:span text:style-name="c0"><text:tab/>
          <text:line-break/>Person: ja, da würde ich es auf funktionaler basis machen, klar. aber es kommt natürlich auf die software an. ich meine es ist natürlich auch die frage, wie transparent ist so eine software gemacht. ne, also bei so einer textdatenbank da möchte ich schon wissen, welche texte sind da jetzt drin. das wäre schon wichtig zu wissen, wie die ergebnisse sind, in unserem konkreten falle, welche ausgaben wurde dafür genutzt. es ist ja in aller regel so, dass die aus urheberrechtl. gründen nicht die neuesten ausgaben benutzen können, dann würde das noch viel teurer werden, sondern, die müssen irgendwelche gemeinfreien ausgaben benutzen. die in der regel dann mindestens hundert jahre alt sind oder so. ähm, das muss nicht heißen, dass die unbrauchbar sind, aber das sollte man im hinterkopf haben, also z.b bei diesen stat. auswertungen, man kann wahrscheinlich davon ausgehen, dass bei diesen et, ad que und ques nicht jedes einzelne immer noch so in den modernen ausgaben, wenn man jetzt in die neueste kucken würde, immer noch so drin steht, wie es in der ausgabe war, die diese datenbanken zu grunde legt. weil irgendwo an irgendeiner stelle wird ein herausgeber, gerade bei so einem et gesagt haben , das muss aber getilgt werden, weil davor endet auch ein wort auf et und das ist dann in den handschriften verdoppelt worden und das muss raus. das sind immer so sachen, aber wahrscheinlich das sind so sachen, wenn man die prozentual darstellt, dann ist das die vierte kommastelle oder so. das ist jetzt nicht schlimm, glaube ich. aber so ein transparenz, die muss schon da sein, das würde ich auch von so einer textdatenbank erwarten, das irgendwo steht, hier die ausgaben wurden eingescannt und durchsuchbar gemacht. </text:span></text:p>
      <text:p text:style-name="p1"><text:span text:style-name="c0"><text:tab/>
          <text:line-break/>[VIEW] </text:span><text:span text:style-name="c44">Literatursuche</text:span><text:span text:style-name="c4">, File: 42.docx, RG</text:span><text:span text:style-name="c0"><text:tab/>
          <text:line-break/>Person: da wird man am ende    irgendeinen kompromis wahrscheinlich finden müssen, der diese ästhetische komponente halt mit berücksichtigt und das ist glaube ich auch nicht schwer. also es gibt ja diese online zeitschriften, die werden ja auch angenommen, selbst von den konservativsten leuten, die freuen sich halt auch mal, wenn sie mal auf einen ausatz drei wochen in der fernleihe warten müssen, sondern dass es den kostenlos als pdf gibt. #01:12:10-4# </text:span></text:p>
      <text:p text:style-name="p1"><text:span text:style-name="c0"><text:tab/>
          <text:line-break/>[VIEW] </text:span><text:span text:style-name="c44">Literatursuche</text:span><text:span text:style-name="c4">, File: 32.docx, RG</text:span><text:span text:style-name="c0"><text:tab/>
          <text:line-break/>M: Also ich denke schon, das Schneeballprinzip, also in der Literaturrecherche, dass man natürlich von einem ins andere kommt und natürlich auch dann haptisch alles praktisch in der Hand hat das Buch und ja dann das Schneeballprinzip. Das ist aber bei Software teilweise auch der Fall, obwohl ich glaube, dass, also Software ist schon eigentlich eher schneller auffindbar, also konkreter auffindbar, wenn ich jetzt ne bestimmte Software hab, dann also möchte, dann finde ich die vielleicht schneller, aber der Umfang eben praktisch bei der Literaturrecherche ist natürlich dann größer und teilweise natürlich auch also vielleicht ungenauer, ja...</text:span></text:p>
      <text:p text:style-name="p1"><text:span text:style-name="c0"><text:tab/>
          <text:line-break/>[VIEW] </text:span><text:span text:style-name="c44">Literatursuche</text:span><text:span text:style-name="c4">, File: 32.docx, RG</text:span><text:span text:style-name="c0"><text:tab/>
          <text:line-break/>M: Also weil ich natürlich die Literatur brauche ich ja umfassender, weil ich mir ein größeres Gebiet erschließen möchte, und teilweise ja auch ein ganzes Forschungsprojekt, und bei Software das muss schnell gehen, also das muss, ich brauch da ne schnelle Lösung, wie ich sozusagen das anwenden kann und ja deswegen denke ich einfach das geht schneller, weil das präzi-, ein präziseres Anliegen ist. Also das...</text:span></text:p>
      <text:p text:style-name="p1"><text:span text:style-name="c0"><text:tab/>
          <text:line-break/>[VIEW] </text:span><text:span text:style-name="c44">Literatursuche</text:span><text:span text:style-name="c4">, File: 32.docx, RG</text:span><text:span text:style-name="c0"><text:tab/>
          <text:line-break/>M: Ja also, wenn ich jetzt bspw. ein konkretes Problem habe, z.B. komprimieren von PDF oder so, dann weiß ich ja schon eigentlich was ich will, das ist dann wirklich sehr, sehr konkret, und ja dann einfach bei google eingeben, ne, komprimieren von PDF und dann kommt dann das Tool dazu was mir weiterhilft. Bei Literatur ist natürlich, wenn ich jetzt eingebe, keine Ahnung, Tod bei Epikur, gibt’s natürlich dann sehr viel und dann muss ich ja auch alles sozusagen einsehen und das geht, das ist einfach umfangreicher, anders.</text:span></text:p>
      <text:p text:style-name="p1"><text:span text:style-name="c0"><text:tab/>
          <text:line-break/>[VIEW] </text:span><text:span text:style-name="c44">Literatursuche</text:span><text:span text:style-name="c4">, File: 32.docx, RG</text:span><text:span text:style-name="c0"><text:tab/>
          <text:line-break/>M: Ne da eigentlich nicht. Da versuche ich schon doch also das, es kommt natürlich auch aufs Thema drauf an. Also wenns jetzt um Heraklit geht, dann weiß ich okay es gibt so viele Publikationen auch zu bestimmten Themen auch bei Heraklit, dann gehe ich natürlich auch zum Professor und frag können Sie mir jetzt ne Tipp geben, was hier davon einschlägig ist, und da hört man natürlich auf, wenn es um präzise kleinere Themen geht, dann versuche ich natürlich alles zu finden was ich kriegen kann. Genau. Grade wenns jetzt z.B. um neues Forschungsprojekt geht, wenn ich ne Forschungsidee hab, wo ich schon merke, okay da wird’s nicht so viel geben, dann recherchier ich natürlich ja grenzenlos.</text:span></text:p>
      <text:p text:style-name="p1"><text:span text:style-name="c0"><text:tab/>
          <text:line-break/>[VIEW] </text:span><text:span text:style-name="c44">Literatursuche</text:span><text:span text:style-name="c4">, File: 32.docx, RG</text:span><text:span text:style-name="c0"><text:tab/>
          <text:line-break/>M: Ne, aber das ist schon so ein richtig, wie du das meintest, also ich hab dann auch irgendwann hatte ich meine Literatur zusammen, ich hab aber jetzt nochmal am Ende hatte ich noch Aufsätze, die hab ich dann jetzt ganz zum Schluss noch eingepfercht, sozusagen weil ich, ungefähr wusste ich, das könnte drin stehen, und dann habe ich mich da nochmal mit auseinandergesetzt. Das war jetzt nochmal, das kam jetzt nochmal, aber meistens ist schon so, dass man, also während des Schreibens habe ich komplett die Recherche eigentlich meistens gelassen, außer es gab halt wirklich nochmal Punkte, wo ich nochmal was nachschauen musste, aber ich hab eben vorher auch schon alles konzipiert also das ist so meine Arbeitsweise auch, dass ich vorher alles konzipiere, auch die, die, mir die Inhalte schon aufgeschrieben hatte, was in welches Kapitel kommt genau und deshalb war das dann auch auf jeden Fall abgeschlossen, dann kam nur noch der Schreibprozess, und dann am Ende hab ich nochmal der Vollständigkeit halber habe ich dann nochmal ein paar Aufsätze eingepfercht, die ich dann noch signifikant fande.</text:span></text:p>
      <text:p text:style-name="p1"><text:span text:style-name="c0"><text:tab/>
          <text:line-break/>[VIEW] </text:span><text:span text:style-name="c44">Literatursuche</text:span><text:span text:style-name="c4">, File: 21.docx, RG</text:span><text:span text:style-name="c0"><text:tab/>
          <text:line-break/>Person: wenn ich ein thema bearbeiten soll, ja, tatsächlich mein erster schritt ist l'année philologique, genau, wirklich, l'année philologiqueu gnomon, und ähm, google scholar und ähm genau. und dann, also, ich hole mir erst einmal ein paar feste ausgangspunkte und dann ist mein eigener vorgang, ich gehe von der vorhandenen literatur dann ähm, weiter. also, und dann irgendwann, genau, weil    die vorhandene literatur bringt dich auf vorhandene titel usw. das ist eben auch das probloem, es kann ewig weiter gehen. und ähm,    (lachen) von titel zu titel zu titel, bis ich das gefühl habe, ich habe mir einen überblick verschafft, also die wichtigste säulen, genau. </text:span></text:p>
      <text:p text:style-name="p1"><text:span text:style-name="c0"><text:tab/>
          <text:line-break/>[VIEW] </text:span><text:span text:style-name="c44">Literatursuche</text:span><text:span text:style-name="c4">, File: 21.docx, RG</text:span><text:span text:style-name="c0"><text:tab/>
          <text:line-break/>Person: das gefühl, ist ja eine triviale sache, ich beschreibe tatsächlich meinen arbeitsprozess und ähm, genau. natürlich ähm gibt es auch bei uns, in der klassische Philologie das betrifft mich tatsächlich etwas weniger als die anderen, gibt es auch die ähm die fragen der überlieferung ähm, ob die texte überliefert wurden, deswegen betreieben viele meiner kollegen forschung an den handschriften, genau, handschriften , papyri zuweilen, das hat fürm ich jetzt, weil ich eher rezeptionsfragen behandelt habe, also wie die antike literatur in der detuschen rezipiert wurde. genau. dann die überlieferung in dem sinne, also, was auch eine form der rezeption ist    (lachen)    genau, eine untergeordnete rolle gespielt. aber es kommt noch hinzu, es gibt antike texte in gedruckter form, aber davor, handschriften, papyri, genau und ähm. </text:span></text:p>
      <text:p text:style-name="p1"><text:span text:style-name="c0"><text:tab/>
          <text:line-break/>[VIEW] </text:span><text:span text:style-name="c44">Literatursuche</text:span><text:span text:style-name="c4">, File: 21.docx, RG</text:span><text:span text:style-name="c0"><text:tab/>
          <text:line-break/>Person: ja, sher häufig sogar, und hm genau, das ist tatsächlich eine häufig variante, dass ich auf einen titel aufmerksam werde, der für mich nicht relevant ist, sondern für einen anderen, und das es sofort weitergegebn wird, ja genau, #00:38:52-8# </text:span></text:p>
      <text:p text:style-name="p1"/>
      <text:p text:style-name="p1"><text:span text:style-name="c0">Interviewer: und das machen die anderen kollegen auch #00:38:52-8# </text:span></text:p>
      <text:p text:style-name="p1"/>
      <text:p text:style-name="p1"><text:span text:style-name="c0">Person: ja, habe ich immer so erlebt und ähm, dass man sich gegenseiteig mit literatur versorgt, ständig. #00:39:07-0# </text:span></text:p>
      <text:p text:style-name="p1"/>
      <text:p text:style-name="p1"><text:span text:style-name="c0">Interviewer: man weiss womit sich der andere beschäftigt und kann das dann weitergeben, #00:39:08-6# </text:span></text:p>
      <text:p text:style-name="p1"/>
      <text:p text:style-name="p1"><text:span text:style-name="c0">Person: genau. auf jeden fall. das ist eine ähm, das erfolgt ständig. habe ich gestern noch literatur bkommen, von einem kollegen und er wusste, ich interessierem ich fü ein thema und er ist darauf aufmerksam geworden, gott sei dank auch    (lachen)   </text:span></text:p>
      <text:p text:style-name="p1"><text:span text:style-name="c0"><text:tab/>
          <text:line-break/>[VIEW] </text:span><text:span text:style-name="c44">Literatursuche</text:span><text:span text:style-name="c4">, File: 22.docx, RG</text:span><text:span text:style-name="c0"><text:tab/>
          <text:line-break/>M: Aber das ist wirklich eine gute Frage, (...) ich kann mir vorstellen, also ich werde noch darüber also über mich reflektieren heute nachmittag wenn ich da, da, da genau oder, genau, ich mache. Ne eben ich variiere häufig auch um auf na was, genau Übersetzungsforschung Goethezeit wäre eine Sache, Übersetzungsforschung- ausgangssprachenorientierte Übersetzung Goethezeit, und verschiedene Varianten und man hat häufig Überraschungen. Und, und ja...</text:span></text:p>
      <text:p text:style-name="p1"><text:span text:style-name="c0"><text:tab/>
          <text:line-break/>[VIEW] </text:span><text:span text:style-name="c44">Literatursuche</text:span><text:span text:style-name="c4">, File: 22.docx, RG</text:span><text:span text:style-name="c0"><text:tab/>
          <text:line-break/>R: Was ich da sehr spannend find daran ist, dass du sagst bei Google Scholar würdest du die Keywords verwenden, weil du kannst es klar klassifizieren.</text:span></text:p>
      <text:p text:style-name="p1"/>
      <text:p text:style-name="p1"><text:span text:style-name="c0">M: Ja.</text:span></text:p>
      <text:p text:style-name="p1"/>
      <text:p text:style-name="p1"><text:span text:style-name="c0">R: Bei der Suche nach Software jetzt, da hast du gemeint, dass du da mitunter eine Frage stellen würdest.</text:span></text:p>
      <text:p text:style-name="p1"/>
      <text:p text:style-name="p1"><text:span text:style-name="c0">M: Unterschiedlich ja.</text:span></text:p>
      <text:p text:style-name="p1"/>
      <text:p text:style-name="p1"><text:span text:style-name="c0">R: Aber auch. Das machst du ja bei Google Scholar wahrscheinlich nicht.</text:span></text:p>
      <text:p text:style-name="p1"/>
      <text:p text:style-name="p1"><text:span text:style-name="c0">M: ne, ne, ne.</text:span></text:p>
      <text:p text:style-name="p1"/>
      <text:p text:style-name="p1"><text:span text:style-name="c0">R: Was denkst du wieso das so ist, dass sich das unterscheidet?M: Du meinst für den privaten Gebrauch?</text:span></text:p>
      <text:p text:style-name="p1"/>
      <text:p text:style-name="p1"><text:span text:style-name="c0">R: Ja genau.</text:span></text:p>
      <text:p text:style-name="p1"/>
      <text:p text:style-name="p1"><text:span text:style-name="c0">M: Was nicht mit Forschung, mit privat zu tun hat...</text:span></text:p>
      <text:p text:style-name="p1"/>
      <text:p text:style-name="p1"><text:span text:style-name="c0">R: Ja genau.</text:span></text:p>
      <text:p text:style-name="p1"/>
      <text:p text:style-name="p1"><text:span text:style-name="c0">22:07</text:span></text:p>
      <text:p text:style-name="p1"/>
      <text:p text:style-name="p1"><text:span text:style-name="c0">M: (zögert) Weil, also eben in ersten Fall, im ersten Fall sehe ich die Berge, bzw. den Wald vor lauter Bäumen nicht, und im anderen Fall es war, genau im anderen Fall es ist, würde sagen mein Zuhause, aber ja es ist eine Vertrautheit mit, ja, meine ich, ich habe mir selber die Frage nie gestellt, wieso das ist und, wie gesagt ich mache alles wie bei, wie die anderen auch. </text:span></text:p>
      <text:p text:style-name="p1"><text:span text:style-name="c0"><text:tab/>
          <text:line-break/>[VIEW] </text:span><text:span text:style-name="c29">Chip.de</text:span><text:span text:style-name="c4">, File: 32.docx, RG</text:span><text:span text:style-name="c0"><text:tab/>
          <text:line-break/>M: Chip.de fiel mir grade ein, das ist immer die Seite, die ist immer gut, und da gibt’s ja auch so Youtube Videos z.B. direkt, die man dann nachmachen, das ist natürlich auch ne schöne Sache, direkt irgendwie ein Video dazu, wie man das nachmachen kann, das...</text:span></text:p>
      <text:p text:style-name="p1"><text:span text:style-name="c0"><text:tab/>
          <text:line-break/>[VIEW] </text:span><text:span text:style-name="c29">Chip.de</text:span><text:span text:style-name="c4">, File: 32.docx, RG</text:span><text:span text:style-name="c0"><text:tab/>
          <text:line-break/>R: Gehst du da direkt auf chip.de und suchst oder kommt es einfach häufig in den Treffern.</text:span></text:p>
      <text:p text:style-name="p1"/>
      <text:p text:style-name="p1"><text:span text:style-name="c0">50:13</text:span></text:p>
      <text:p text:style-name="p1"/>
      <text:p text:style-name="p1"><text:span text:style-name="c0">M: Das kommt häufig, das kommt meistens, das kommt meistens gleich oben. Aber falls nichts großartig kommt, dann gehe ich wirklich mal auf chip.de also es ist auch schon vorgekommen, dass ich...</text:span></text:p>
      <text:p text:style-name="p1"><text:span text:style-name="c0"><text:tab/>
          <text:line-break/>[VIEW] </text:span><text:span text:style-name="c45">Ungeduldig</text:span><text:span text:style-name="c4">, File: 32.docx, RG</text:span><text:span text:style-name="c0"><text:tab/>
          <text:line-break/>M: Das liegt auch an der Zeit, vor allem. Ich denk dann es gibt halt auch wirklich wichtigere, ich leg halt meinen Schwerpunkt dann eher auf die Arbeit, also Literaturrecherche oder schreiben was auch immer, und dann denke ich okay, du verschwendest jetzt hier zu viel zeit, so, da bin ich dann auch zu ungeduldig. </text:span></text:p>
      <text:p text:style-name="p1"><text:span text:style-name="c0"><text:tab/>
          <text:line-break/>[VIEW] </text:span><text:span text:style-name="c13">Corpus</text:span><text:span text:style-name="c4">, File: 51.docx, RG</text:span><text:span text:style-name="c0"><text:tab/>
          <text:line-break/>Person: Es muss eine Anzahl von Prinzipien geben, die die diersen Texte, von denen ich eben gesprochen habe, verbinden.es muss ein gemeinsames merkmal geben, nach dem ähm nach dem, also eine gruppierung vorliegt. ähm, und diese gruppierung ist ja in meinem falle recht grob. also, da ist müssen zwei oder eigentlich 3 kriterien erfüllt sein. erstens muss es sich um prosa handeln, zweitens müssen die verschd. gattungen innerhalb einer, innerhalb der prosa berücksihtigt werden. und auch da gibt es unterschiede, ob es sich bspw um einen brief handelt oder ob eine rede vorliegt. und ist das der fall, dann wird ein autor der meinetwwegen verschd gattungen bedient auch ähm nach den gattungen einzeln auch nochmal untersucht. als beispiel, habe ich cicero, dann untersuche ich nicht nur eine rede und sage, damit ist cicero abgehakt, sondern dann wird eben nach den genres ähm untersucht ähm, was er jeweils vorgelegt hat, rede, dialog, brief. dh Gattung, in dem falle sprachzugehörigkeit, logischerweise, ähm, das rubrum prosa und der zeitraum selbst steht auch fest, also verbindend ist, dass es antike autoren waren, wenn man so will muttersprachler. und in einem zweiten teil, eig kann man das nicht zweiten teil nennen. um die methode ähm zu validieren habe ich eine kontrollgruppe eingerichtet, wo ich lateinische texte hergenommen habe, die meinetwegen mittelalterl. ursprungs oder neuzeitl. urpsungs sind und die nach den selben prinzipien untersucht. und würde sich ergeben haben, dass dort die selben phänomene auftauchen, dann wäre das modell des prosarhythmusses fragwürdig, weil wir wissen, dass ähm bis in die neuzeit hinein das phänomen eigentlich in vergessenheit geraten ist.... #00:13:30-7# </text:span></text:p>
      <text:p text:style-name="p1"><text:span text:style-name="c0"><text:tab/>
          <text:line-break/>[VIEW] </text:span><text:span text:style-name="c13">Corpus</text:span><text:span text:style-name="c4">, File: 51.docx, RG</text:span><text:span text:style-name="c0"><text:tab/>
          <text:line-break/>Person: naja, also, dadurch dass wir in, das hier ja nichts im luftleeren raum hängt, die gesamte antike literatur in sich vernetzt ist, motivisch, genretechnisch, ja, ergibt sich automatisch, dass man immer den kontext, die rezeption mitbedenken muss. es wird so was, wird es kaum geben, dass jmd irgendwie ohne nach links und rechts zu schauen oder rückwärt und nach vorn ein einzelnes werk betrachtet oder einen aspekt eines werkes, geht ja gar nicht anders. es hat ja auch was mit der aneignung selbst zu tun, wie wir sozusagen mit zwei sprachen umgehen, die wir uns einigermaßen künstlich aneignen müssen, man muss ja bedenken, dass die nicht mehr gesprochen werden und so ist man, ich glaube von vornherein ist man gehirnmäßig so strukturiert, dass man immer alles kontextualisiert. von der frage, was ist eigentlich ein stil, ja, also so, das ist ja auch unter umständen eine willkürliche festlegung ähm, ähm, begrenzt auf einen autor, der dann meinetwegen stilgebend ist, und es ist eine entwicklung hin oder weg von etwas usw. und so denken wir die ganze zeit, und ja, und das durchdringt natürlich unser ganzes forschen. #01:47:08-8# </text:span></text:p>
      <text:p text:style-name="p1"><text:span text:style-name="c0"><text:tab/>
          <text:line-break/>[VIEW] </text:span><text:span text:style-name="c13">Corpus</text:span><text:span text:style-name="c4">, File: 42.docx, RG</text:span><text:span text:style-name="c0"><text:tab/>
          <text:line-break/>Person: naja, das muss man ja eben eigentlich immer machen, ne, wenn man....man macht das auch unbewusst. man beschäftigt sich ja nie mit allen texten, die es gibt, sondern nur mit bestimmten oder vergleicht die dann wieder mit anderen und das fürht ja dann automatisch dazu, dass man irgendwie so eine gruppe von textetn eben hat oder mehrere gruppen, die in einem bestimmten verhältnis zueinander stehen und ja, das ist auch mit mehreren leuten muss man das am ende so machen, also wir haben ja damals bei diesem paraphrasen projekt von Torsten ähm, war es ja auch so, dass wir nicht alle sokrates paraphrasen bei allen autoren, die es gibt, untersucht haben sondern wir ham bestimmte eben rausgesucht und bei diesen autoren dan auch wieder auf best. schriften beschränkt, hat Peter vielleicht detailiierte infos , weil ich aus dem projekt halt irgnedwann ausgestiegen bin, weil ich halt die and. stelle bekommen habe.    #00:09:00-3# </text:span></text:p>
      <text:p text:style-name="p1"/>
      <text:p text:style-name="p1"><text:span text:style-name="c0">Interviewer: die kriterien sind halt.... #00:09:05-1# </text:span></text:p>
      <text:p text:style-name="p1"/>
      <text:p text:style-name="p1"><text:span text:style-name="c0">Person: man muss halt kriterien haben und man muss ich dann darüber einigen, wenn man das mit mehreren machtn. #00:09:15-2# </text:span></text:p>
      <text:p text:style-name="p1"/>
      <text:p text:style-name="p1"><text:span text:style-name="c0">Interviewer: was sind da so gängige kritereien? #00:09:14-3# </text:span></text:p>
      <text:p text:style-name="p1"/>
      <text:p text:style-name="p1"><text:span text:style-name="c0">Person: das hängt halt wirklich von der fragestellung ab, was man herausfinden will. ich glaube, das kann man so nicht sagen. also autoren sind halt oft wichtig. #00:09:29-2# </text:span></text:p>
      <text:p text:style-name="p1"/>
      <text:p text:style-name="p1"><text:span text:style-name="c0">Interviewer: dann die form?    du hattest ja die briefe erwähnt... #00:09:29-0# </text:span></text:p>
      <text:p text:style-name="p1"/>
      <text:p text:style-name="p1"><text:span text:style-name="c0">Person: ja, klar, das kann wichtig sein. #00:09:39-1# </text:span></text:p>
      <text:p text:style-name="p1"/>
      <text:p text:style-name="p1"><text:span text:style-name="c0">Interviewer: Zeiträume? #00:09:41-8# </text:span></text:p>
      <text:p text:style-name="p1"/>
      <text:p text:style-name="p1"><text:span text:style-name="c0">Person: zeiträume können wichtig sein. Das sind wahrscheinlich so die drei häufigsten kriterien. </text:span></text:p>
      <text:p text:style-name="p1"><text:span text:style-name="c0"><text:tab/>
          <text:line-break/>[VIEW] </text:span><text:span text:style-name="c13">Corpus</text:span><text:span text:style-name="c4">, File: 42.docx, RG</text:span><text:span text:style-name="c0"><text:tab/>
          <text:line-break/>Person: was natürlich ein unterschied ist zu and. disziplinen, ist dass es bei uns weniger überraschungen gibt. mediävisten, die können halt wirklich noch neue texte finden, die klassischer weise noch nicht zu einem thema als quellen mit herangezogen wurden. das ist in unserem fall relativ unwahrscheinlich, da gibt es höchstens, dass da noch irgendwelche papyri entdeckt werden oder so aber die werden auch sofort ediert und man kennt die dann auch . in aller regal ist ja die literatur, mit der wir uns beschäftigen, ein relativ stabiles corpus von anfang an. ähm, wenn man es mit and. literaturwissenschaften oder wie es historiker in anderen epochen eben machen. das ist wahrsch. einfach ien unterschied zwischen den disziplinen. </text:span></text:p>
      <text:p text:style-name="p1"><text:span text:style-name="c0"><text:tab/>
          <text:line-break/>[VIEW] </text:span><text:span text:style-name="c13">Corpus</text:span><text:span text:style-name="c4">, File: 42.docx, RG</text:span><text:span text:style-name="c0"><text:tab/>
          <text:line-break/>Person: also die grenzen eines solchen corpus sind nat. immer etwas fließend aber imgrunde schon stabil.  </text:span></text:p>
      <text:p text:style-name="p1"><text:span text:style-name="c0"><text:tab/>
          <text:line-break/>[VIEW] </text:span><text:span text:style-name="c13">Corpus</text:span><text:span text:style-name="c4">, File: 42.docx, RG</text:span><text:span text:style-name="c0"><text:tab/>
          <text:line-break/>Person: also ich meine, man sieht es ja auch in lit vz, dass man das ja auch im grunde voneinander abhebt, das man sagt, erstmal kommen meine primärquellen und dann die sekundärquellen. das ist ja im grunde so eine art transparenz. also man sagt eben, meine ganzen ergebnisse die beruhen eben auf diesem quellencorpus. und natürlich ist es möglich, das weitere quellen, die noch entdeckt werden, oder die ich nicht herangezogen habe, möglicherweise noch zu and. schlussfoglerungen führen könnten. das ist so ein art disclaimer, alles was ich mache kann letztlich keine allgemeingültigkeit beanspruchen, weil ich nicht alle quellen kenne oder sie nicht auswerten konnte.  </text:span></text:p>
      <text:p text:style-name="p1"><text:span text:style-name="c0"><text:tab/>
          <text:line-break/>[VIEW] </text:span><text:span text:style-name="c13">Corpus</text:span><text:span text:style-name="c4">, File: 32.docx, RG</text:span><text:span text:style-name="c0"><text:tab/>
          <text:line-break/>M: Also das kommt halt wirklich drauf an. Also jetzt zu Platon, da gibt’s halt wirklich tausende von Publikationen, das kann man dann irgendwann nicht mehr alles einsehen, also da, da muss man dann schon auswählen irgendwann. Aber auf Vollständigkeit, also wenn möglich, also es gibt ja wirklich eben einschlägige Publikationen, die ja auch dann wirklich jeder kennt oder jeder auch nutzt, der eben Interesse für ein bestimmtes Gebiet hat. Das müsste schon auf jeden Fall mit enthalten sein, alles andere, was vielleicht ein bisschen weniger bekannt ist, aber was dann eben auch zu Forschungsfrage passt, das zieh ich dann halt noch mit heran, aber also ich war auch in meiner Dissertation schon sehr auf Vollständigkeit bedacht,</text:span></text:p>
      <text:p text:style-name="p1"><text:span text:style-name="c0"><text:tab/>
          <text:line-break/>[VIEW] </text:span><text:span text:style-name="c13">Corpus</text:span><text:span text:style-name="c4">, File: 22.docx, RG</text:span><text:span text:style-name="c0"><text:tab/>
          <text:line-break/>M: Ja okay, ich antworte aber eher aus der Perspektive meiner eigenen Forschung, genau. Was ein bisschen wie gesagt anders ist als bei den anderen Leuten, die du, mit denen du sprichst. Genau, nehmen wir mal an ich, also ich hab auch ein paar Ideen zurzeit also in die Richtung, nehmen wir mal an, genau ich will. Ich will, genau, an den Übersetzungen arbeiten von antiken Drama, und genau, da such ich mir, also entweder, genau, also das wäre, das Korpus wäre dann also was die klassische Philologie, also was die Quellen angeht, da wollte ich alles ranziehen, erst mal, was der Autor X, und genau da wäre für mich dann aber wirklich wichtige Fragen, also da muss ich einen Korpus festlegen an Übersetzungen Und einen Korpus festlegen an Übersetzungen und da würde ich tatsächlich, also je nachdem was die Fragestellung ist, ne, würde ich tatsächlich versuchen (...) zu recherchieren, für die Zeit die mich interessiert und ich weiß nicht ob das wirklich eine Frage ist, die...</text:span></text:p>
      <text:p text:style-name="p1"><text:span text:style-name="c0"><text:tab/>
          <text:line-break/>[VIEW] </text:span><text:span text:style-name="c13">Corpus</text:span><text:span text:style-name="c4">, File: 22.docx, RG</text:span><text:span text:style-name="c0"><text:tab/>
          <text:line-break/>M: Also für mich ein Korpus ist eine Sammlung an Texten, also fast ein Kanon, wenn man so will, also ein Korpus, also verrückte Frage, man denkt nie darüber nach... Das ist genau also es ist, man denkt nicht darüber nach und man setzt das voraus und genau, ein Korpus wäre jetzt bei dem Beispiel des antiken Theaters bleiben, ein Korpus wäre eben eine Sammlung aller Tragiker und genau meinetwegen aus dem 5. Jahrhundert, wäre ein Corpus an Tragikern aus dem 5. Jahrhundert, und dann natürlich hat man das Problem der klassischen Philologie, es betrifft mich hier am allerwenigstens, aber die ganzen Fragmenten. Weil wir haben die drei Tragiker von, also Euripides, Sophokles, Aischylos, von denen am meisten was überliefert ist, also die ganzen Stücke, das ist genau, auch ihre Fragmente, genau und dann die Fragmente der anderen Tragiker, die nur fragmentarisch überliefert sind. Dann könnte man sagen okay, das wäre jetzt mein Korpus.</text:span></text:p>
      <text:p text:style-name="p1"><text:span text:style-name="c0"><text:tab/>
          <text:line-break/>[VIEW] </text:span><text:span text:style-name="c13">Corpus</text:span><text:span text:style-name="c4">, File: 22.docx, RG</text:span><text:span text:style-name="c0"><text:tab/>
          <text:line-break/>M: [Anony] aber ja genau, es wäre, ja also ein Korpus ist ein Stück weit, was du daraus machst, also eine Sammlung von Texten nach einem bestimmten Prinzip. Oder ein Korpus der Mediziner, der medizinischen Texte, dann suchst du, sammelst du sozusagen alle, alle, alle Texte, alle medizinischen Texte, es ist nicht die Antwort auf deine Frage glaube ich.</text:span></text:p>
      <text:p text:style-name="p1"><text:span text:style-name="c0"><text:tab/>
          <text:line-break/>[VIEW] </text:span><text:span text:style-name="c13">Corpus</text:span><text:span text:style-name="c4">, File: 22.docx, RG</text:span><text:span text:style-name="c0"><text:tab/>
          <text:line-break/>M: Darf ich noch was sagen zum Korpus, ich hatte gestern ein Beispiel, genau, also ich hab so eine Studentin, die nach das Themauntersuchen will, Frauensprachen bei Euripides, Anand, genau wir lesen gerade ein Stück zusammen von dem Autor, und da habe ich gesagt natürlich müssen wir einen Korpus festlegen hab ich ihr gesagt, an anderen texten, mit denen sie also das Stück vergleichen, genau also da hab ich im Zusammenhang, und das Korpus legen wir, also natürlich so eine Studentin im dritten Semester, ich wollte ja nicht empfehlen die ganze, wir werden aber ein kleines Korpus festlegen von Tragödien, mit denen sie sich also mit denen sie das jetzige Stück vergleicht.</text:span></text:p>
      <text:p text:style-name="p1"><text:span text:style-name="c0"><text:tab/>
          <text:line-break/>[VIEW] </text:span><text:span text:style-name="c13">Corpus</text:span><text:span text:style-name="c4">, File: 22.docx, RG</text:span><text:span text:style-name="c0"><text:tab/>
          <text:line-break/>M: Ich würde Korpus primär, ja nur auf die Primärliteratur unbedingt. Also in, sozusagen in klassischem Sinne, ne, also ja auf die Primärliteratur. Und mein Korpus war von der Dissertation die antike Lyrik, und daraus nur also zwei bestimmte Autoren, ne das war mein Korpus von genau und dann kommt die Sekundärliteratur dazu aber wie willst dann so Sachen wie Kommentare, was bei uns, also das, was Sandra gemacht hat. Was ist das, ist das Sekundärliteratur, ich betrachte das als die Sekundärliteratur, aber einige, also das ist auch immer ein Problem, die Qualifikationsarbeiten, wie du ein Literaturverzeichnis aufbaust, weil du hast die antike Käste, dann die Kommentare und die genau die Monografien dazu genau und aber Korpus, ja nur die Primärliteratur.</text:span></text:p>
      <text:p text:style-name="p1"><text:span text:style-name="c0"><text:tab/>
          <text:line-break/>[VIEW] </text:span><text:span text:style-name="c46">Technology</text:span><text:span text:style-name="c4">, File: 32.docx, RG</text:span><text:span text:style-name="c0"><text:tab/>
          <text:line-break/>M: Ja das mach ich auch, also Waschmaschine reparieren oder Kühlschrank reparieren, solche Sachen, also da geht das wirklich wieder gut, also wenn man da ein Schlagwort reinschreibt, Wasser, Kühlschrank unten Wasser oder so was, dann kommt da dass da hinten dieser Abfluss verstopft ist, so was man dann tun muss, genau da funktionierst dann besser.</text:span></text:p>
      <text:p text:style-name="p1"/>
      <text:p text:style-name="p1"><text:span text:style-name="c0">R: Da gibt’s sicher auch für Word Hinweise.</text:span></text:p>
      <text:p text:style-name="p1"/>
      <text:p text:style-name="p1"><text:span text:style-name="c0">M: Ja hab ich inzwischen schon, teilweise auch Inhaltsverzeichnis z.B., automatisches Inhaltsverzeichnis erstellen lassen, also d als ich das noch nicht konnte, habe ich das noch alles schön per Youtube erklären lassen und...</text:span></text:p>
      <text:p text:style-name="p1"><text:span text:style-name="c0"><text:tab/>
          <text:line-break/>[VIEW] </text:span><text:span text:style-name="c46">Technology</text:span><text:span text:style-name="c4">, File: 32.docx, RG</text:span><text:span text:style-name="c0"><text:tab/>
          <text:line-break/>M: also schon erst mal mit Schlagworten, aber falls ich überhaupt nicht weiterkomm stell ich auch einfach, also grad jetzt was Software angeht ne Frage. Frage formulieren.</text:span></text:p>
      <text:p text:style-name="p1"/>
      <text:p text:style-name="p1"><text:span text:style-name="c0">R: Ein kompletter Satz?</text:span></text:p>
      <text:p text:style-name="p1"/>
      <text:p text:style-name="p1"><text:span text:style-name="c0">M: Ja oder ne Phrase, da kommt teilweise auch schon was, dann sieht man ja so in manchen Vorschlägen oder Treffern sieht man dann ja die verschiedenen Worte, also dann ja kommt man manchmal auch auf Dinge.</text:span></text:p>
      <text:p text:style-name="p1"/>
      <text:p text:style-name="p1"><text:span text:style-name="c0">R: Du siehst dann Fachbegriffe, die dir nicht bewusst waren, die du aber für eine präzisere Folgefrage benutzt.</text:span></text:p>
      <text:p text:style-name="p1"/>
      <text:p text:style-name="p1"><text:span text:style-name="c0">M: Genau das wird dann, das ist auch so ein Schneeballprinzip, ja, genau. Ja. </text:span></text:p>
      <text:p text:style-name="p1"><text:span text:style-name="c0"><text:tab/>
          <text:line-break/>[VIEW] </text:span><text:span text:style-name="c10">Technologie hilft beim Präzisieren des InfoNeeds</text:span><text:span text:style-name="c4">, File: 32.docx, RG</text:span><text:span text:style-name="c0"><text:tab/>
          <text:line-break/>M: also schon erst mal mit Schlagworten, aber falls ich überhaupt nicht weiterkomm stell ich auch einfach, also grad jetzt was Software angeht ne Frage. Frage formulieren.</text:span></text:p>
      <text:p text:style-name="p1"/>
      <text:p text:style-name="p1"><text:span text:style-name="c0">R: Ein kompletter Satz?</text:span></text:p>
      <text:p text:style-name="p1"/>
      <text:p text:style-name="p1"><text:span text:style-name="c0">M: Ja oder ne Phrase, da kommt teilweise auch schon was, dann sieht man ja so in manchen Vorschlägen oder Treffern sieht man dann ja die verschiedenen Worte, also dann ja kommt man manchmal auch auf Dinge.</text:span></text:p>
      <text:p text:style-name="p1"/>
      <text:p text:style-name="p1"><text:span text:style-name="c0">R: Du siehst dann Fachbegriffe, die dir nicht bewusst waren, die du aber für eine präzisere Folgefrage benutzt.</text:span></text:p>
      <text:p text:style-name="p1"/>
      <text:p text:style-name="p1"><text:span text:style-name="c0">M: Genau das wird dann, das ist auch so ein Schneeballprinzip, ja, genau. Ja. </text:span></text:p>
      <text:p text:style-name="p1"><text:span text:style-name="c0"><text:tab/>
          <text:line-break/>[VIEW] </text:span><text:span text:style-name="c19">germanistik.net</text:span><text:span text:style-name="c4">, File: 21.docx, RG</text:span><text:span text:style-name="c0"><text:tab/>
          <text:line-break/>für die klassische Philologie ähm genau als datenbanken gnomon, hat vielleicht die Kollegin genannt. also hauptsächlich gnomon und für alle l'année philologique, das ist das A und O also genau. und für die germanistik gibt es mehrere, jetzt habe ich paar jahre nicht mehr so, bin nicht dabei, also so germanistik.net das war für mich so. das. und natürlich hatten wir, das ist vielleicht für dich interessant, hatten wir in meinem teilprojekt selber eine datenbank erstellt, technische details habe ich nicht mehr...</text:span></text:p>
      <text:p text:style-name="p1"><text:span text:style-name="c0"><text:tab/>
          <text:line-break/>[VIEW] </text:span><text:span text:style-name="c19">germanistik.net</text:span><text:span text:style-name="c4">, File: 21.docx, RG</text:span><text:span text:style-name="c0"><text:tab/>
          <text:line-break/>Person: und das ist tatsächlich, also bekommt man täglich die neuesten Rezensionen, und äh das ist auch also als persönlich Anmerkung, das hab ich auch mit großer Angst äh mitverfolgt als unser Buch Rezensiert werden musste, genau deswegen, man weiß ja in etwas, und ja genau und dasselbst hab ich auf meinem anderen Programm von der Germanistik, ne? also Germanisticnet und da bekomme ich Rezensionen und Tagungen auch Stellenausschreibungen, also Stellenanzeigen usw. Und für die klassische Philologie ist für mich das und aber es ist eher bibliografischer Natur. </text:span></text:p>
      <text:p text:style-name="p1"><text:span text:style-name="c0"><text:tab/>
          <text:line-break/>[VIEW] </text:span><text:span text:style-name="c9">Translatologie</text:span><text:span text:style-name="c4">, File: 21.docx, RG</text:span><text:span text:style-name="c0"><text:tab/>
          <text:line-break/>zumindest was die promotionsarbeit angeht schon, weil ich eben zwischen den beiden fächern agierte, es ging auch in meiner promotion über die übersetzung antiker literatur. und da tatsächlich habe ich, zum einen, mit den ansätzen der translatologie, der modernen übersetzungforschung gearbeitet beziehungsweise versucht zu schauen, ob sich diese ansätze auf antike texte übertragen lassen, hat nicht immer funktioniert    (lachen)  aber ich habs versucht. eben ansätze der modernen übersetzungsforschung und linguistik</text:span></text:p>
      <text:p text:style-name="p1"><text:span text:style-name="c0"><text:tab/>
          <text:line-break/>[VIEW] </text:span><text:span text:style-name="c42">SFB</text:span><text:span text:style-name="c4">, File: 21.docx, RG</text:span><text:span text:style-name="c0"><text:tab/>
          <text:line-break/>Person: ähm also als ich angefangen habe, war die datenbanken schon fertig, also so als mittel, und ich musste sie dann füllen zusammen mit den hilfskräften und wir haben eben gesammelt ähm (unv.) auch teilübersetzungen gab es verschiedene möglichkeiten, die in dt. sprache erschienen sind. und das war so wirklich viel literaturarbeit, viel recherche, und meine spezifische aufgabe war dann, ja alles zu kontrollieren ähm zu prüfen, aber ich musste auch die einzelnen übersetzungen bzw. teilübersetzungen bewerten. und wir hatten so ein system ausgedacht, um die übersetzungen zu bewerten. übersetzung, die näher am text ist, ausgangssprache orientiert, gemäßigt ausgangssprachenorientiert, zielsprachenorientiert usw. es gab, es war nicht nur die aufnahme...</text:span></text:p>
      <text:p text:style-name="p1"><text:span text:style-name="c0"><text:tab/>
          <text:line-break/>[VIEW] </text:span><text:span text:style-name="c42">SFB</text:span><text:span text:style-name="c4">, File: 21.docx, RG</text:span><text:span text:style-name="c0"><text:tab/>
          <text:line-break/>Person: genau, also ähm, bibliografische aufnahmen erstmal, aber auch beschreibung ähm genau, das haben auch die hilfskräfte auch gemacht, also beschreibung wirklich des buches erstmal und der verschiedenen merkmalen und dann war meine spezifische aufgabe , die übersetzungen zu studieren und zu bewerten, also, damit das publikum genau, ähm, auch so eine einschätzung über die einzelnen übersetzungen bekommt</text:span></text:p>
      <text:p text:style-name="p1"><text:span text:style-name="c0"><text:tab/>
          <text:line-break/>[VIEW] </text:span><text:span text:style-name="c42">SFB</text:span><text:span text:style-name="c4">, File: 21.docx, RG</text:span><text:span text:style-name="c0"><text:tab/>
          <text:line-break/>Person: es ist abgeschlossen. ich war beschäftigt in der 2. förderphase, gab es noch eine dritte und dann ist schluss und so weit ich weiss, ist die datenbank nicht veröffentlicht worden. also genau. es ist immer noch da, aber es ist nicht für das publikum veröffentlicht. das konnte ich nicht ertragen weil ... es ist schade, es war wirklich sehr viel arbeit. </text:span></text:p>
      <text:p text:style-name="p1"><text:span text:style-name="c0"><text:tab/>
          <text:line-break/>[VIEW] </text:span><text:span text:style-name="c42">SFB</text:span><text:span text:style-name="c4">, File: 22.docx, RG</text:span><text:span text:style-name="c0"><text:tab/>
          <text:line-break/>M: Also Informatik und klassische Philologie und die anderen, also (...) oder so, bei uns am Institut ab 2008, genau dass es wirklich auch der, auch ein bisschen in der klassischen Philologie ankommt. Das es also zukunftstragend ist und dass es, dass da ein Qualitätsmerkmal ist und genau. Und jetzt ist wirklich fast Gang und Gebe dass man also, also die Zusammenarbeit und dass es Projekt-, genau also das haben ja die anderen auch erzählt, ne, mit diesen fast alle neue Projekte haben Bezug dazu. Genau, es ist mehr momentan tatsächlich sind wenige bekannt, wo wirklich auch in dem Ansatz selbst einen Bezug, ne, also auf die Digital Humanities ist. Und genau, aber ja selber habe ich im SFB, aber da ging es auch nur um Datenbank. Also und waren ziemlich komplexe, aber ich würde nicht sagen ich hab an einem Digital Humanities Projekt gearbeitet. Das war also, der Zweck war ein an-, der es nicht, ja und hier gar nicht. Eher gar nicht. Weil ich die ganze (...) und genau, aber ja ich hab so permanent Kontakt.</text:span></text:p>
      <text:p text:style-name="p1"><text:span text:style-name="c0"><text:tab/>
          <text:line-break/>[VIEW] </text:span><text:span text:style-name="c42">SFB</text:span><text:span text:style-name="c4">, File: 22.docx, RG</text:span><text:span text:style-name="c0"><text:tab/>
          <text:line-break/>M: Genau wir hatten, es gab so einen Mitarbeiter, der so ein bisschen als IT-Experte galt und der auch immer die Kommunikation übernommen hat mit den Informatikern, als es darum ging die Datenbank, aber da war ich noch nicht [Anony] im Projekt, die Datenbank überhaupt zu bauen. Das hat glaube ich ein Jahr gedauert und genau, und da hatten wir so Werkverträge, oder hatten sie Werkverträge mit Informatikern, und dann hatten wir als Hilfskraft, also hatten mehrere Hilfskräfte und eine Hilfskraft hat auch also war klassische Philologie und Informatik studiert und sie hat dann sozusagen die technische Betreuung der Datenbank übernommen. Genau und genau, aber... ja aber das wollte ich tatsächlich nicht als Digital Humanities bezeich-, oder...</text:span></text:p>
      <text:p text:style-name="p1"/>
      <text:p text:style-name="p1"><text:span text:style-name="c0">R: Mir geht’s gar nicht darum ob man das so nennen kann, sondern um deine Erfahrung damit. Von eurer Seite gab es auch einen Informatiker oder?</text:span></text:p>
      <text:p text:style-name="p1"/>
      <text:p text:style-name="p1"><text:span text:style-name="c0">35:25</text:span></text:p>
      <text:p text:style-name="p1"/>
      <text:p text:style-name="p1"><text:span text:style-name="c0">M: genau also der war, also an sich von haus aus wirklich kein, also es war so ein klassischer Philologe und der sich aber auskannte und der hat eben genau die Kommunikation übernommen und dann hatten wir diese Hilfskraft, die auch Informatikstudentin war oder genau Absolventin und dann wurde sie Mitarbeiterin, dann hatte sie das. Also wir hatten sozusagen in dem Projekt selbst eine Person, die beide Kompetenzen mitbrachte und das war, genau wirklich sehr, sehr nützlich. Und genau...</text:span></text:p>
      <text:p text:style-name="p1"><text:span text:style-name="c0"><text:tab/>
          <text:line-break/>[VIEW] </text:span><text:span text:style-name="c42">SFB</text:span><text:span text:style-name="c4">, File: 22.docx, RG</text:span><text:span text:style-name="c0"><text:tab/>
          <text:line-break/>M: Genau das ist, sie hat dann selber also sozusagen die Datenbank verbessert, das war auch sozusagen ihr Kind, ihr Projekt und genau, sie war im Endeffekt die Informatikerin, im Projekt, obwohl sie selber so eine Projektstelle hatte also mit einem eigenen wissenschaftlichen Projekt, aber de f-, genau die Technik hat sie übernommen und sie hat weiter, genau. [Anony] War glaube ich tatsächlich auch die Schwester eines Informatikers, ja genau jetzt fällts mir ein, der Bruder war auch mitbeteiligt an dieser, an dieser Datenbanksache. Genau und ja, genau deswegen und sie haben also die ganze Technik, also wir haben an sie die Verbesserungswünsche so und genau sie haben sie umgesetzt und haben dann verschiedentlich ausprobiert. Und ja... Aber es war wirklich ziemlich komplex, weil es waren keine bibliografischen Datenbank in dem Sinne. Also sah so am Anfang so aus, aber dann hattest du, also wir haben tatsächlich Übersetzungen geschrieben und im Zusammenhang mit den anderen gesetzt und deswegen gab es also wirklich ziemlich präzise, soweit es möglich war, Vorstellungen und Darstellungen der Übersetzung.</text:span></text:p>
      <text:p text:style-name="p1"/>
      <text:p text:style-name="p1"><text:span text:style-name="c0">37:24</text:span></text:p>
      <text:p text:style-name="p1"/>
      <text:p text:style-name="p1"><text:span text:style-name="c0">In ihren äußeren und inneren Merkmalen. Und genau deswegen, genau die Datenbank selbst, also nicht das, was das Publikum sehen sollte, also es war ziemlich komplex. Ich hab so ein bisschen (...), gelernt habe wie man das benutzt und wie man das bedient. Und wie ich die verschiedenen Funktionen... das war tatsächlich, hatte ich ein paar Wochen gebraucht.</text:span></text:p>
      <text:p text:style-name="p1"/>
      <text:p text:style-name="p1"><text:span text:style-name="c0"><text:tab/>
          <text:line-break/>[VIEW] </text:span><text:span text:style-name="c42">SFB</text:span><text:span text:style-name="c4">, File: 22.docx, RG</text:span><text:span text:style-name="c0"><text:tab/>
          <text:line-break/>M: Von uns, von uns, sie wurden wiederum genau am Anfang ihrer Anstellung eingewiesen und als ich kam, ja genau die Hilfskräfte, also die Studenten haben mir...</text:span></text:p>
      <text:p text:style-name="p1"/>
      <text:p text:style-name="p1"><text:span text:style-name="c0">R: Die Hilfskräfte wurden von den Informatikern geschult? Und standen dann auch zur Seite?M: Genau, genau, Und ich weiß nicht genau wie das tatsächlich also es war vor meiner Zeit, aber Fakt ist als ich kam wurde ich von den Hilfskräften eingewiesen in die Bedienung. Also es war ziemlich lang... Aber ich hab diese Studierenden geliebt, also es war wirklich eine schöne Zeit und nach dem (...) war ich diejenige, die den meistens benutzt, die damit zu tun hatte, ja das war schön.</text:span></text:p>
      <text:p text:style-name="p1"><text:span text:style-name="c0"><text:tab/>
          <text:line-break/>[VIEW] </text:span><text:span text:style-name="c27">Kollegen sind die Primärquelle bei Schwierigem</text:span><text:span text:style-name="c4">, File: 41.docx, RG</text:span><text:span text:style-name="c0"><text:tab/>
          <text:line-break/>M: Im Konkreten Fall Stilometrie würde ich halt immer Sandra fragen, weil sie das in ihrer Diss ja einfach gemacht hat, wäre wahrscheinlich der erste Anlaufpunkt.</text:span></text:p>
      <text:p text:style-name="p1"/>
      <text:p text:style-name="p1"><text:span text:style-name="c0">R: Und du würdest sie fragen weil du weißt dass sie das gemacht hat und weil sie dir auch schon mal den Tipp gegeben hat, vielleicht auch, oder.</text:span></text:p>
      <text:p text:style-name="p1"/>
      <text:p text:style-name="p1"><text:span text:style-name="c0">M: Ja das auch aber es ist eben ja also ich weiß einfach, dass sie das kann. </text:span></text:p>
      <text:p text:style-name="p1"/>
      <text:p text:style-name="p1"><text:span text:style-name="c0">R: Ich hätte jetzt nur gedacht, gut Torsten ist nicht mehr da, ich weiß nicht ob es für deine Arbeit relevant war, was er in seinen Projekten so gemacht hat…</text:span></text:p>
      <text:p text:style-name="p1"/>
      <text:p text:style-name="p1"><text:span text:style-name="c0">01:04:27</text:span></text:p>
      <text:p text:style-name="p1"/>
      <text:p text:style-name="p1"><text:span text:style-name="c0">M: ich hab in den Projekten ja teilweise sogar selber als Hiwi noch mitgearbeitet.</text:span></text:p>
      <text:p text:style-name="p1"/>
      <text:p text:style-name="p1"><text:span text:style-name="c0">R: Wär Torsten ne Anlaufquelle?</text:span></text:p>
      <text:p text:style-name="p1"/>
      <text:p text:style-name="p1"><text:span text:style-name="c0">M: Auf jeden Fall.</text:span></text:p>
      <text:p text:style-name="p1"><text:span text:style-name="c0"><text:tab/>
          <text:line-break/>[VIEW] </text:span><text:span text:style-name="c27">Kollegen sind die Primärquelle bei Schwierigem</text:span><text:span text:style-name="c4">, File: 51.docx, RG</text:span><text:span text:style-name="c0"><text:tab/>
          <text:line-break/>Person: würde ich kollegen fragen, tatsächlich. es gibt datenbanken, also der TLL liegt ja auch nicht ganz vollständig, also er ist ja sowieso nicht vollständig, er ist ja noch in arbeitet, er liegt ja auch digitalisiert vor, odre bzw. kann man ja gar nicht digitalisiert nennen, sondern es ist ja ein eigenes programm, wenn man so will. das ist sehr unpraktisch. es ist sehr unpraktisch bis ähm unmöglich den mitunter zu benutzen, wenn man irgendwie nach verfeinerten kriterien suchen will, da muss ich zugeben, dass ich immer auf die druckversion zurückkomme, aber das wird glaube ich fast jeder sagen, es ist eine wissenschaft für sich, mit der datenbanken umzugehen.    #00:33:54-1# </text:span></text:p>
      <text:p text:style-name="p1"/>
      <text:p text:style-name="p1"><text:span text:style-name="c0">Interviewer: und das ist beim TLG schon wesentlich besser umgesetzt... #00:34:02-6# </text:span></text:p>
      <text:p text:style-name="p1"/>
      <text:p text:style-name="p1"><text:span text:style-name="c0">Person: ja. man arbeitet glaube ich da auch ständig an der verbesserung. also, gerade was vergleiche größerer textmassen angeht, also diese ngram-basierten suchen. also ich habe es jedenfalls als relativ neues feature im kopf. ja, das ist jedenfalls viel besser und ähm, was ich mir bei diesen datenbanken überhaupt wünschen würde, falls das überhaupt relevant ist, dass sowohl beim TLL als auch beim TLG noch suchkriterien haben könnte, dass man dichtung und prosa trennt. so wie wenn ich ein wort eingebe, dann wird mir die gesamte beleglage angezeigt für das wort, dann interessiert es mich ja mitunter, was sagen die dichter und nicht was die prosaschriftsteller und umgedreht. #00:35:05-0# </text:span></text:p>
      <text:p text:style-name="p1"><text:span text:style-name="c0"><text:tab/>
          <text:line-break/>[VIEW] </text:span><text:span text:style-name="c27">Kollegen sind die Primärquelle bei Schwierigem</text:span><text:span text:style-name="c4">, File: 42.docx, RG</text:span><text:span text:style-name="c0"><text:tab/>
          <text:line-break/>Person: also, bei diesen datenbanken ist der weg, wie man dazu kommt auch ein analoger. das ist ja auch nicht so, dass wir die googlen und dann finden wir was, sondern dass das von büro zu büro geht, ohne dass man sich daran erinnern kann, wie es dazu gekommen ist, aber irgendeiner muss es erstmal entdeckt werden. also bei der llta datenbanken da ist es relativ einfach, die hat die uni ja einfach abonniert und kostet geld normalerweise und wir können die ja kostenlos nutzen. und irgendjmd hier wird das mal ausprobiert haben und für gut befunden haben    (lachen) und jetzt machen das alle.    #00:49:29-6# </text:span></text:p>
      <text:p text:style-name="p1"><text:span text:style-name="c0"><text:tab/>
          <text:line-break/>[VIEW] </text:span><text:span text:style-name="c27">Kollegen sind die Primärquelle bei Schwierigem</text:span><text:span text:style-name="c4">, File: 21.docx, RG</text:span><text:span text:style-name="c0"><text:tab/>
          <text:line-break/>Person: in meinen augen eine wirklich grundlegende, weil gerade wenn ich diese persönliche anmerkung anführen kann, gerade auch in meinem fall, ähm, wie gesagt, ich bin nicht, ich bin in diesem fach tätig, ich habe vorher lange in der germanistik gearbeitet, das habe ich vorher nicht erwähnt, aber ich habe auch am institut für germanistik gearbeitet, d.h. ähm, für mich ist wirklich unerlässlich, der austausch mit klassische Philologen, die genau ähm, auch meine lücken, wenn man so will, nee nee, eine unerlässliche, in meinem fall und überhautp, genau. </text:span></text:p>
      <text:p text:style-name="p1"><text:span text:style-name="c0"><text:tab/>
          <text:line-break/>[VIEW] </text:span><text:span text:style-name="c27">Kollegen sind die Primärquelle bei Schwierigem</text:span><text:span text:style-name="c4">, File: 22.docx, RG</text:span><text:span text:style-name="c0"><text:tab/>
          <text:line-break/>M: [Anony] Eine ehemalige Kollegin, meinen Freund, der sich auch gut auskennt, 2 weitere Kollegen, das sind normalerweise die Leute, die ich fragen würde, und genau, und eben dich, an der Spitze.</text:span></text:p>
      <text:p text:style-name="p1"><text:span text:style-name="c0"><text:tab/>
          <text:line-break/>[VIEW] </text:span><text:span text:style-name="c27">Kollegen sind die Primärquelle bei Schwierigem</text:span><text:span text:style-name="c4">, File: 22.docx, RG</text:span><text:span text:style-name="c0"><text:tab/>
          <text:line-break/>M: (lacht) Aber es ist auch das Problem z.B. was in den meisten Fall haben, ich weiß nicht, ob die das hilft, dass ich auch häufig, genau bevor ich eine Frage stelle bei jemanden, ich schon im Vorfeld google, weil ich häufig die Termini technici nicht kenne und ich mich sehr schäme, genau, [Anony]</text:span></text:p>
      <text:p text:style-name="p1"/>
      <text:p text:style-name="p1"><text:span text:style-name="c0">R: Wäre jetzt meine nächste Frage gewesen.</text:span></text:p>
      <text:p text:style-name="p1"/>
      <text:p text:style-name="p1"><text:span text:style-name="c0">M: Nene genau es ist genau ein allgemeines Problem. Bevor ich frage schaue, informiere ich mich vor der Frage, also bei der direkten Person. Und jetzt habe ich keine Beispiele parat, aber hab ich keine Beispiele, ich kann darüber nachdenken.</text:span></text:p>
      <text:p text:style-name="p1"/>
      <text:p text:style-name="p1"><text:span text:style-name="c0">R: Aber das ist interessant: Du sagst bevor due jemanden fragst, kuckst du erst mal „was meine ich eigentlich“ um nicht als Unwissende dazustehen.</text:span></text:p>
      <text:p text:style-name="p1"/>
      <text:p text:style-name="p1"><text:span text:style-name="c0">24:03</text:span></text:p>
      <text:p text:style-name="p1"/>
      <text:p text:style-name="p1"><text:span text:style-name="c0">M: Ja was meine ich eigentlich, genau</text:span></text:p>
      <text:p text:style-name="p1"><text:span text:style-name="c0"><text:tab/>
          <text:line-break/>[VIEW] </text:span><text:span text:style-name="c27">Kollegen sind die Primärquelle bei Schwierigem</text:span><text:span text:style-name="c4">, File: 22.docx, RG</text:span><text:span text:style-name="c0"><text:tab/>
          <text:line-break/>M: Letztes Mal wollte ich es auch nicht so direkt sagen, weil genau, aber tatsächlich sind meine Kollegen für mich eine Informationsquelle, der bestens, wahrscheinlich wichtiger als, also (...) wichtiger als so, als weitere, als andere Hilfsmittel, also es ist wirklich meine, ja, ja.</text:span></text:p>
      <text:p text:style-name="p1"/>
      <text:p text:style-name="p1"><text:span text:style-name="c0">R: Den Eindruck habe ich auch.</text:span></text:p>
      <text:p text:style-name="p1"/>
      <text:p text:style-name="p1"><text:span text:style-name="c0">01:15:35</text:span></text:p>
      <text:p text:style-name="p1"/>
      <text:p text:style-name="p1"><text:span text:style-name="c0">M: Also ich gehe natürlich nicht zu jemand: Was wurde publiziert über... aber es ist wirklich gerade bei, genau gerade bei [Anony] Sandra, die hat auch meine ganze Art zu arbeiten, weil ich hier ja eben in dem anderen Fach vorher war und immer noch irgendwie eher vielleicht mich da näher zuhause so ganz, also es ist einfach mutatis mutandis und meine ganze Art also zu arbeiten beeinflusst und, und mir einfach viel beigebracht. Und ja, ist in meinem Fall wichtiger als der Thesaurus. Also und auf jeden Fall hab ich wirklich Vertrauen in die Quelle und ich, ja, stelle ich mir schwierig, also an eine Situation zu denken, wo wir nicht mehr zusammenarbeiten, weil es wäre wieder mutatis mutandis wie du sagst, sozusagen in die anderen Welt hier außerhalb von diesen es wird schwierig für mich, also es ist wirklich...</text:span></text:p>
      <text:p text:style-name="p1"><text:span text:style-name="c0"><text:tab/>
          <text:line-break/>[VIEW] </text:span><text:span text:style-name="c47">Oberseminar</text:span><text:span text:style-name="c4">, File: 41.docx, RG</text:span><text:span text:style-name="c0"><text:tab/>
          <text:line-break/>M: ich bin in dem Doktorandenkolloquium und Oberseminar [Anony] vom Lehrstuhlinhaber drin, und zusätzlich halt eben auch noch n dem Doktorandenkolloqium [Anonyan einer anderen Professur, bei dem Professor für mittelalterliche Geschichte, der Projektleiter von diesem Schriftenprojekt ist. Ich hab bei dem, also der kannte mich schon aus dem Studium, weil ich bei dem meine Bachelorarbeit geschrieben hab vor Urzeiten. Und war auch in dessen Oberseminar eben immer schon drin und als ich dann in dem Projekt angefangen hab zu arbeiten hat er mich dann auch in das Doktorandenkolloquium eingeladen. Da kann ich jetzt auch manchmal vortragen, das ist ganz nett. </text:span></text:p>
      <text:p text:style-name="p1"><text:span text:style-name="c0"><text:tab/>
          <text:line-break/>[VIEW] </text:span><text:span text:style-name="c47">Oberseminar</text:span><text:span text:style-name="c4">, File: 41.docx, RG</text:span><text:span text:style-name="c0"><text:tab/>
          <text:line-break/>M: [Anony] Hier am Institut sind die ja eher unregelmäßig, also wenn jemand was hat, das kann durchaus zweimal im Monat sein, oder auch nur zwei Mal im Semester, je nachdem wie halt der, die Nachfrage einfach ist. Also jetzt dieses Semester hatten wir es halt, gut das lag sicherlich auch an Corona, war es jetzt erst ein einziges Mal, aber sonst ist es vielleicht im Regelfall im Schnitt vielleicht drei Mal im Semester. Und [Anony] an der anderen Professur vielleicht einmal im Semester aber dann übers ganze Wochenende geblockt. Also da das geht dann von Freitag bis Sonntag oder von Freitag bis Samstag, ich weiß es nicht mehr genau, je nach, also dann müssen alle Doktoranden jedes zweite Mal glaube ich vortragen, immer alternierend. Das ist richtig festgesetzt, der kontrolliert ein bisschen mehr als [Anony] der Professor hier, wenn man will kann man.</text:span></text:p>
      <text:p text:style-name="p1"><text:span text:style-name="c0"><text:tab/>
          <text:line-break/>[VIEW] </text:span><text:span text:style-name="c47">Oberseminar</text:span><text:span text:style-name="c4">, File: 41.docx, RG</text:span><text:span text:style-name="c0"><text:tab/>
          <text:line-break/>M: Naja es ist nicht an sich interdisziplinärer, aber es nehmen auch Leute daran Teil, die für [Anony] den Professor arbeiten ohne jetzt im engeren Sinne Mediävisten zu sein, so würde ich es formulieren. Also es ist jetzt nicht so gedacht, dass von vornherein schon gesagt ist, dass alle möglichen Leute ihre Sachen vortragen, aber es läuft eher auf so ner personellen als auf so ner fachlichen... also im Zweifelsfalle lädt [Anony] der Prof eben auch Leute dazu ein, die aus anderen Fächern kommen, aber für ihn eben arbeiten. Also ich hab auch nen Kollegen [Anony] an einer anderen Uni, der auch bei ihm promoviert, zu nem eher philologischen Thema in der Mediävistik und der trägt da auch vor, weil er eben auch in diesem Projekt drin ist. Also es gibt zwei Arbeitsstellen von diesem Projekt, [Anony] an zwei verschiedenen Standorten. </text:span></text:p>
      <text:p text:style-name="p1"><text:span text:style-name="c0"><text:tab/>
          <text:line-break/>[VIEW] </text:span><text:span text:style-name="c47">Oberseminar</text:span><text:span text:style-name="c4">, File: 51.docx, RG</text:span><text:span text:style-name="c0"><text:tab/>
          <text:line-break/>Person: ja, das geht, also, das kann man in verschd. teile aufteilen, also erstmal wie derjenige vorgeht, der vorträgt, ob er powerpoint einsetzt, was weiss ich, bis hin zu die leute, die diskussionen begleiten, mitunter kommt der ein oder andere schon mit dem computer rein und kuckt mal schnell nach was, wenn da eine frage auftaucht, ja was steht denn bei dem und dem autoren und wird das online nutzen. aber meistens sind so die ratschläge, die da gegeben werden, ja ganz traditionell, sind dann eher literaturtips, schauen sie da und da nach oder ich hab da das und das buch gelesen und da könnte was wertvolles drin sein. es ist weniger so, dass man da auf den neuesten stand der digitalen technik gebracht wird. ja, und unsere obrigkeit ist jetzt nicht digitalfeindlich, aber, die kommt noch aus ner anderen zeit. #01:03:59-3# </text:span></text:p>
      <text:p text:style-name="p1"><text:span text:style-name="c0"><text:tab/>
          <text:line-break/>[VIEW] </text:span><text:span text:style-name="c47">Oberseminar</text:span><text:span text:style-name="c4">, File: 21.docx, RG</text:span><text:span text:style-name="c0"><text:tab/>
          <text:line-break/>Person: natürlich ist es auch so, ganz klassisch, wenn man die eigene fragestellung in oberseminar, nicht auf einer fachkonferenz, sondern interne konferenzen, genau, sag ich mal so, interne konferenzen oder klausuren, ähm, sagen wir oberseminar. #00:35:25-4# </text:span></text:p>
      <text:p text:style-name="p1"/>
      <text:p text:style-name="p1"><text:span text:style-name="c0">Interviewer: oberseminar? #00:35:34-4# </text:span></text:p>
      <text:p text:style-name="p1"/>
      <text:p text:style-name="p1"><text:span text:style-name="c0">Person: nicht für studierende, und für jene die abschlussarbeiten schreiben, sagen wir mal so die älteren studenten und das ist sagn wir mal so für jeden schlechthin die möglichkeit des austausches. wenn man auch gegebenenfall literaturtips bekommt und ähm und die anderen werden aufmerksam uf dein thema, ansonsten wirklich im persönl. austausch. aber ja, die literaturrecherche betreibe ich, aber ja, ich weiss nicht ob das die frage beantwortet. #00:36:11-9# </text:span></text:p>
      <text:p text:style-name="p1"><text:span text:style-name="c0"><text:tab/>
          <text:line-break/>[VIEW] </text:span><text:span text:style-name="c48">Mentoring/Stiftung</text:span><text:span text:style-name="c4">, File: 41.docx, RG</text:span><text:span text:style-name="c0"><text:tab/>
          <text:line-break/>M: ich bin in dem Doktorandenkolloquium und Oberseminar [Anony] vom Lehrstuhlinhaber drin, und zusätzlich halt eben auch noch n dem Doktorandenkolloqium [Anonyan einer anderen Professur, bei dem Professor für mittelalterliche Geschichte, der Projektleiter von diesem Schriftenprojekt ist. Ich hab bei dem, also der kannte mich schon aus dem Studium, weil ich bei dem meine Bachelorarbeit geschrieben hab vor Urzeiten. Und war auch in dessen Oberseminar eben immer schon drin und als ich dann in dem Projekt angefangen hab zu arbeiten hat er mich dann auch in das Doktorandenkolloquium eingeladen. Da kann ich jetzt auch manchmal vortragen, das ist ganz nett. </text:span></text:p>
      <text:p text:style-name="p1"><text:span text:style-name="c0"><text:tab/>
          <text:line-break/>[VIEW] </text:span><text:span text:style-name="c48">Mentoring/Stiftung</text:span><text:span text:style-name="c4">, File: 21.docx, RG</text:span><text:span text:style-name="c0"><text:tab/>
          <text:line-break/>Person: also, ja, nee, das kann ich bejahen. tatsächlich ehemalige kollegen aus dem SFB, ähm, ehemalige kollegen, die jetzt sind überall in deutschland und im ausland sind. ich bin auch in einem mentoring programm der uni für postdoktorandinnen, und natürlich ist das interdisziplinär nicht nur auf die philologie bezogen, da erfolgt auch ein austausch, literatur weniger, ja, das sind vielleicht eher fachlich,literatur würde ich vielleicht eher ausschließen. #00:41:25-9# </text:span></text:p>
      <text:p text:style-name="p1"/>
      <text:p text:style-name="p1"><text:span text:style-name="c0">Interviewer: aber vielleicht anderes, was ziehst du an infomrationen raus aus diesem zirkel? #00:41:25-9# </text:span></text:p>
      <text:p text:style-name="p1"/>
      <text:p text:style-name="p1"><text:span text:style-name="c0">Person: ähm, entschuldige, ich muss kurz überlegen. in welcher form, ja so ein zirkel ist es tatsächlich im lichte der möglichen kooperationen nützlich, dass man aktiv projekte plant und ähm und aber ja, von tatsächlich von meiner eigenen mentorin, habe ich wiederum und das ist indirekterweise so, vielleicht passend zu deiner fragestellung, sie hatm ich wiederum in kontakt gebracht mit forschern aus dem ausland, die zu meinem thema forschen und so ist es eben ein fachlicher austausch passiert, aber das sind entweder klassische Philologen oder germanisten. aber das ist schon das slebe fach, ich bekomme keine literaturtips von geologen, es passt so.    (lachen)  </text:span></text:p>
      <text:p text:style-name="p1"><text:span text:style-name="c0"><text:tab/>
          <text:line-break/>[VIEW] </text:span><text:span text:style-name="c48">Mentoring/Stiftung</text:span><text:span text:style-name="c4">, File: 21.docx, RG</text:span><text:span text:style-name="c0"><text:tab/>
          <text:line-break/>Person: es ist ein mentoringprogramm für postdoktorandinnen. es sind meistens interdisziplinäre veranstaltungen zu fragen der karriereplanung ähm des genau, oder veranstaltungen zum ähm berufungsverfahren, wie man sich bewirbt auf professuren, es geht auch darum, es sind alles angehende professorinnen oder leute die auch diese laufbahn anstreben und ähm, jetzt zu fachl. aspekten wie literaturrecherche, glaube ich ich eher weniger. zeitmanagement, vereinbarung familie beruf.    #00:43:45-5# </text:span></text:p>
      <text:p text:style-name="p1"><text:span text:style-name="c0"><text:tab/>
          <text:line-break/>[VIEW] </text:span><text:span text:style-name="c49">Forschungsunterstützungsinfrastruktur</text:span><text:span text:style-name="c4">, File: 51.docx, RG</text:span><text:span text:style-name="c0"><text:tab/>
          <text:line-break/>Person: als ich mal ein problem hatte....hier gibt es so einen informatiker im haus, eine studentische hilfskraft, die so für solche probleme eigentlich da ist. #01:27:21-7# </text:span></text:p>
      <text:p text:style-name="p1"/>
      <text:p text:style-name="p1"><text:span text:style-name="c0">Interviewer: der ist dann quasi institutsübergreifen da!? #01:27:21-9# </text:span></text:p>
      <text:p text:style-name="p1"/>
      <text:p text:style-name="p1"><text:span text:style-name="c0">Person: jaja, da hab ich dann mal gefragt, ob er mal, weil ich ein problem hatte, so eine art administrator. ich glaube, der ist informatiker, ich weiss es aber nicht genau. ich weiss auch garn icht mehr, mir wurde das gesagt, da und da, hausintern kannste dich hinwenden, dann und dann ist er da, und da war ich mal bei ihm, ich weiss auch nicht, was es für ein problem war, hatte aber was mit excel zu tun gehabt. ähm. ja, das fand ich nicht besonders hilfreich. nicht besonders. aber hängt vielleicht mit seinen fähigkeiten oder nicht fähigkeiten zu erklären zusammen. #01:28:09-4# </text:span></text:p>
      <text:p text:style-name="p1"><text:span text:style-name="c0"><text:tab/>
          <text:line-break/>[VIEW] </text:span><text:span text:style-name="c49">Forschungsunterstützungsinfrastruktur</text:span><text:span text:style-name="c4">, File: 21.docx, RG</text:span><text:span text:style-name="c0"><text:tab/>
          <text:line-break/>Person: wir hatten [Anony] häufig im sonderforschungsbereich tatsächlich also ähm workshops in dieser richtung, es waren natürlich viele doktoranden dabei und wobei es auch wirklich um ähm um einführung in citavi, oder so sachen, eher für doktoranden, rhetoriktraining. #00:44:54-2# </text:span></text:p>
      <text:p text:style-name="p1"/>
      <text:p text:style-name="p1"><text:span text:style-name="c0">Interviewer: das habt ihr intern organisiert oder? #00:44:54-2# </text:span></text:p>
      <text:p text:style-name="p1"/>
      <text:p text:style-name="p1"><text:span text:style-name="c0">Person: beides, sowohl intern als auch extern, mit externer expertise. und ähm und hier [Anony] muss ich sagen habe ich wenig es gibt, tatsächlich es werden workshops ovn der ähm [Anony] Forschungsunterstützungsinfrastruktur der Uni angeboten, das hab ich tatsächlich weniger in anspruch genommen, genau.    #00:45:25-0# </text:span></text:p>
      <text:p text:style-name="p1"/>
      <text:p text:style-name="p1"><text:span text:style-name="c0"><text:tab/>
          <text:line-break/>[VIEW] </text:span><text:span text:style-name="c50">Franzosius</text:span><text:span text:style-name="c4">, File: 41.docx, RG</text:span><text:span text:style-name="c0"><text:tab/>
          <text:line-break/>M: Also ich kanns so an nem, ja an nem an so nem Metabeispiel: Also wenn ich jetzt anfangen würde was zu irgendnem speziellen lateinischen Autor zu machen, würde ich zuallererst hinten in den Franzosius(?) kucken das ist sozusagen die alte Latein, römische Literaturgeschichte so, erste Hälfte des 20. Jahrhunderts gemacht, da find eich hat man immer sehr gut die ältere Forschung. Also ich würde erst mal den Überblick dazu lesen um mich erst mal zu orientieren. Dann gibt’s da sehr gute Literaturüberblicke, dass man auf jeden Fall schon mal weiß was war sozusagen vor 1930 in der Forschung relevant. Und ...<text:tab/></text:span></text:p>
      <text:p text:style-name="p1"/>
      <text:p text:style-name="p1"><text:span text:style-name="c0">R: ..Alternativen oder...?</text:span></text:p>
      <text:p text:style-name="p1"/>
      <text:p text:style-name="p1"><text:span text:style-name="c0">12:38</text:span></text:p>
      <text:p text:style-name="p1"/>
      <text:p text:style-name="p1"><text:span text:style-name="c0">M: Für die ganz alten Sachen würde ich sagen nein. Man muss natürlich, also natürlich gibt’s, also es gibt Alternativen dann für spätere Forschung, es gibt dann eben noch den Schmidt-Herzog, der leider bis heute nicht fertiggestellt wurde, da gibt’s nur drei von ich glaube 6 Bänden. Das ist ideal, da kann man dann auch noch reinkucken, dann hat man die Forschung von, weiß ich nicht, Franzosius 1930 oder so bis um 2000 würde ich sagen, je nachdem wann die Bände fertiggestellt wurden, das wäre dann Teil 2. Also ich finde halt immer ganz wichtig, dass man, es gibt halt unendlich viel zeug aus dem 19. Jahrhundert, und davon ist viele auch, wäre jetzt Zeitverschwendung das alles nochmal zu lesen. Aber da ist eben der Franzosius finde ich so praktisch, weil man da gleich so ne Auswahl hat, das ist wichtig, da muss man, da muss man auch in die ältere Forschung kucken, und den Rest kann man sozusagen getrost ignorieren finde ich. Oder jedenfalls erst mal ignorieren und...</text:span></text:p>
      <text:p text:style-name="p1"><text:span text:style-name="c0"><text:tab/>
          <text:line-break/>[VIEW] </text:span><text:span text:style-name="c50">Franzosius</text:span><text:span text:style-name="c4">, File: 41.docx, RG</text:span><text:span text:style-name="c0"><text:tab/>
          <text:line-break/>R: Genau. Du hast deine zentralen Anlaufstellen, den Schanzosius und...</text:span></text:p>
      <text:p text:style-name="p1"/>
      <text:p text:style-name="p1"><text:span text:style-name="c0">M: Idealerweise den Schmidt-Herzog, wenn es den noch gibt, das sind die beiden Handbücher sozusagen und dann...</text:span></text:p>
      <text:p text:style-name="p1"/>
      <text:p text:style-name="p1"><text:span text:style-name="c0">R: Und bei JSTOR kuckst du auch mitunter mal rein?</text:span></text:p>
      <text:p text:style-name="p1"/>
      <text:p text:style-name="p1"><text:span text:style-name="c0">M: für, für Aufsätze, Zeitschriften, Aufsätze eben JSTOR, damit kommt man eigentlich recht weit.</text:span></text:p>
      <text:p text:style-name="p1"/>
      <text:p text:style-name="p1"><text:span text:style-name="c0">R Wie bist du auf JSTOR gekommen=</text:span></text:p>
      <text:p text:style-name="p1"/>
      <text:p text:style-name="p1"><text:span text:style-name="c0">21:06</text:span></text:p>
      <text:p text:style-name="p1"/>
      <text:p text:style-name="p1"><text:span text:style-name="c0">M: Pfff, das muss irgendwann einfach mal passiert sein, dass ich auf diese, auf diese Datenbank gestoßen bin oder mich jemand drauf aufmerksam gemacht hat, und ich dann gemerkt hab, dass man da eben eigentlich fast alle Zeitschriften/Aufsätze, jedenfalls aus den wichtigeren Zeitschriften kriegt und sich sofort zumindest wenn man im Uninetz ist sofort runterladen kann. Ne, sich nicht mehr in der Bibliothek durch den ganzen Kram durchwühlen muss, das ist schon ganz praktisch.</text:span></text:p>
      <text:p text:style-name="p1"><text:span text:style-name="c0"><text:tab/>
          <text:line-break/>[VIEW] </text:span><text:span text:style-name="c51">Schmidt-Herzog</text:span><text:span text:style-name="c4">, File: 41.docx, RG</text:span><text:span text:style-name="c0"><text:tab/>
          <text:line-break/>M: Also ich kanns so an nem, ja an nem an so nem Metabeispiel: Also wenn ich jetzt anfangen würde was zu irgendnem speziellen lateinischen Autor zu machen, würde ich zuallererst hinten in den Franzosius(?) kucken das ist sozusagen die alte Latein, römische Literaturgeschichte so, erste Hälfte des 20. Jahrhunderts gemacht, da find eich hat man immer sehr gut die ältere Forschung. Also ich würde erst mal den Überblick dazu lesen um mich erst mal zu orientieren. Dann gibt’s da sehr gute Literaturüberblicke, dass man auf jeden Fall schon mal weiß was war sozusagen vor 1930 in der Forschung relevant. Und ...<text:tab/></text:span></text:p>
      <text:p text:style-name="p1"/>
      <text:p text:style-name="p1"><text:span text:style-name="c0">R: ..Alternativen oder...?</text:span></text:p>
      <text:p text:style-name="p1"/>
      <text:p text:style-name="p1"><text:span text:style-name="c0">12:38</text:span></text:p>
      <text:p text:style-name="p1"/>
      <text:p text:style-name="p1"><text:span text:style-name="c0">M: Für die ganz alten Sachen würde ich sagen nein. Man muss natürlich, also natürlich gibt’s, also es gibt Alternativen dann für spätere Forschung, es gibt dann eben noch den Schmidt-Herzog, der leider bis heute nicht fertiggestellt wurde, da gibt’s nur drei von ich glaube 6 Bänden. Das ist ideal, da kann man dann auch noch reinkucken, dann hat man die Forschung von, weiß ich nicht, Franzosius 1930 oder so bis um 2000 würde ich sagen, je nachdem wann die Bände fertiggestellt wurden, das wäre dann Teil 2. Also ich finde halt immer ganz wichtig, dass man, es gibt halt unendlich viel zeug aus dem 19. Jahrhundert, und davon ist viele auch, wäre jetzt Zeitverschwendung das alles nochmal zu lesen. Aber da ist eben der Franzosius finde ich so praktisch, weil man da gleich so ne Auswahl hat, das ist wichtig, da muss man, da muss man auch in die ältere Forschung kucken, und den Rest kann man sozusagen getrost ignorieren finde ich. Oder jedenfalls erst mal ignorieren und...</text:span></text:p>
      <text:p text:style-name="p1"><text:span text:style-name="c0"><text:tab/>
          <text:line-break/>[VIEW] </text:span><text:span text:style-name="c51">Schmidt-Herzog</text:span><text:span text:style-name="c4">, File: 41.docx, RG</text:span><text:span text:style-name="c0"><text:tab/>
          <text:line-break/>R: Genau. Du hast deine zentralen Anlaufstellen, den Schanzosius und...</text:span></text:p>
      <text:p text:style-name="p1"/>
      <text:p text:style-name="p1"><text:span text:style-name="c0">M: Idealerweise den Schmidt-Herzog, wenn es den noch gibt, das sind die beiden Handbücher sozusagen und dann...</text:span></text:p>
      <text:p text:style-name="p1"/>
      <text:p text:style-name="p1"><text:span text:style-name="c0">R: Und bei JSTOR kuckst du auch mitunter mal rein?</text:span></text:p>
      <text:p text:style-name="p1"/>
      <text:p text:style-name="p1"><text:span text:style-name="c0">M: für, für Aufsätze, Zeitschriften, Aufsätze eben JSTOR, damit kommt man eigentlich recht weit.</text:span></text:p>
      <text:p text:style-name="p1"/>
      <text:p text:style-name="p1"><text:span text:style-name="c0">R Wie bist du auf JSTOR gekommen=</text:span></text:p>
      <text:p text:style-name="p1"/>
      <text:p text:style-name="p1"><text:span text:style-name="c0">21:06</text:span></text:p>
      <text:p text:style-name="p1"/>
      <text:p text:style-name="p1"><text:span text:style-name="c0">M: Pfff, das muss irgendwann einfach mal passiert sein, dass ich auf diese, auf diese Datenbank gestoßen bin oder mich jemand drauf aufmerksam gemacht hat, und ich dann gemerkt hab, dass man da eben eigentlich fast alle Zeitschriften/Aufsätze, jedenfalls aus den wichtigeren Zeitschriften kriegt und sich sofort zumindest wenn man im Uninetz ist sofort runterladen kann. Ne, sich nicht mehr in der Bibliothek durch den ganzen Kram durchwühlen muss, das ist schon ganz praktisch.</text:span></text:p>
      <text:p text:style-name="p1"><text:span text:style-name="c0"><text:tab/>
          <text:line-break/>[VIEW] </text:span><text:span text:style-name="c32">JSTOR</text:span><text:span text:style-name="c4">, File: 41.docx, RG</text:span><text:span text:style-name="c0"><text:tab/>
          <text:line-break/>M: Bei JSTOR, was halt ganz gut ist, um Zeitschriften, Aufsätze und Rezensionen zu finden, weil die ja normalerweise über ein OPAC nicht zugänglich sein sollten, auch wenn das [Anony] hier so ist, aber das ist ein anderes Thema. Der neue OPAC, das Hassobjekt der Geisteswissenschaften. Über den wird viel geschimpft, ja weil es eben, nicht mit dem, ja es ist mit den klassischen Erwartungen, die man an einen OPAC hat, was man immer wieder hört, wir bringen den Studenten seit dem 1. Semester bei, sie sollen immer nach dem Titel der Selbstständigen Publikation suchen und eben trennen und Sammelbände und Monografien und Zeitschriften Titel, und solche Sachen. Und nicht die Aufsatztitle eben suchen Und jetzt macht der OPAC das eben und gut da könnte man noch mit leben, aber was wirklich nervt, wenn ich nach einem Buchtitel und eigentlich z.B. nur die Signatur haben will. Ich weiß es gibt dieses Buch, ich weiß die OB hat es, ich will nur kucken wie die Signatur ist, dann kriege ich erst mal drei Seiten Rezensionen zu dem Buch und muss mich erst mal durchklicken bis ich das Buch finde. Das müsste man wirklich mal ändern.</text:span></text:p>
      <text:p text:style-name="p1"><text:span text:style-name="c0"><text:tab/>
          <text:line-break/>[VIEW] </text:span><text:span text:style-name="c32">JSTOR</text:span><text:span text:style-name="c4">, File: 41.docx, RG</text:span><text:span text:style-name="c0"><text:tab/>
          <text:line-break/>R: Genau. Du hast deine zentralen Anlaufstellen, den Schanzosius und...</text:span></text:p>
      <text:p text:style-name="p1"/>
      <text:p text:style-name="p1"><text:span text:style-name="c0">M: Idealerweise den Schmidt-Herzog, wenn es den noch gibt, das sind die beiden Handbücher sozusagen und dann...</text:span></text:p>
      <text:p text:style-name="p1"/>
      <text:p text:style-name="p1"><text:span text:style-name="c0">R: Und bei JSTOR kuckst du auch mitunter mal rein?</text:span></text:p>
      <text:p text:style-name="p1"/>
      <text:p text:style-name="p1"><text:span text:style-name="c0">M: für, für Aufsätze, Zeitschriften, Aufsätze eben JSTOR, damit kommt man eigentlich recht weit.</text:span></text:p>
      <text:p text:style-name="p1"/>
      <text:p text:style-name="p1"><text:span text:style-name="c0">R Wie bist du auf JSTOR gekommen=</text:span></text:p>
      <text:p text:style-name="p1"/>
      <text:p text:style-name="p1"><text:span text:style-name="c0">21:06</text:span></text:p>
      <text:p text:style-name="p1"/>
      <text:p text:style-name="p1"><text:span text:style-name="c0">M: Pfff, das muss irgendwann einfach mal passiert sein, dass ich auf diese, auf diese Datenbank gestoßen bin oder mich jemand drauf aufmerksam gemacht hat, und ich dann gemerkt hab, dass man da eben eigentlich fast alle Zeitschriften/Aufsätze, jedenfalls aus den wichtigeren Zeitschriften kriegt und sich sofort zumindest wenn man im Uninetz ist sofort runterladen kann. Ne, sich nicht mehr in der Bibliothek durch den ganzen Kram durchwühlen muss, das ist schon ganz praktisch.</text:span></text:p>
      <text:p text:style-name="p1"><text:span text:style-name="c0"><text:tab/>
          <text:line-break/>[VIEW] </text:span><text:span text:style-name="c32">JSTOR</text:span><text:span text:style-name="c4">, File: 41.docx, RG</text:span><text:span text:style-name="c0"><text:tab/>
          <text:line-break/>M: ich mein das Suchfeld, bei JSTOR das Suchfeld, die Artikel sind ja durchsuchbar und wenn man sozusagen das Schlagwort, also [Anony] ein bestimmter Autor sag ich mal, aber gut da kommt extrem viel, aber man kriegt eben nicht nur Aufsätze wo er im Titel des Aufsatzes auftaucht, sondern auch wo er irgendwo im Aufsatz erwähnt wird und das bringt bei dem speziellen Autor jetzt nicht viel, da müsste man noch zwei, drei anderen Sachen eingeben. Schon alleine damit er nicht mit [Anony] einer anderen Persönlichkeit verwechselt wird oder sowas.</text:span></text:p>
      <text:p text:style-name="p1"/>
      <text:p text:style-name="p1"><text:span text:style-name="c0">R: Ja, ja, ja.</text:span></text:p>
      <text:p text:style-name="p1"/>
      <text:p text:style-name="p1"><text:span text:style-name="c0">22:01</text:span></text:p>
      <text:p text:style-name="p1"/>
      <text:p text:style-name="p1"><text:span text:style-name="c0">M: Aber man kommt, also das ist als Recherchetool ist das schon nicht schlecht. </text:span></text:p>
      <text:p text:style-name="p1"><text:span text:style-name="c0"><text:tab/>
          <text:line-break/>[VIEW] </text:span><text:span text:style-name="c35">Projekt</text:span><text:span text:style-name="c4">, File: 41.docx, RG</text:span><text:span text:style-name="c0"><text:tab/>
          <text:line-break/>M: Also Citavi gibt glaube ich in bestimmten Situationen Sinn. Also wo wir es z.B. benutzen ist in diesem Handschriftenprojekt wo wir arbeiten. Da arbeiten wir über ne Datenbank, die diese Editionsbände zu diesen mittelalterlichen Handschriften erstellen und da haben wir natürlich ne Unmenge von Literatur, und wir schreiben eben nicht in nem Word Dokument, sondern wir geben die, sozusagen die einzelnen, wir bearbeiten halt immer so einzelne Datensätze für jede Handschriftennummer usw. Und das ist wirklich praktisch, dann kann man, dann kann das sozusagen mit Citavi verlinken, und hat dann so ne Schnittstelle und kann dann, kann dann überdiese Datenbank auf, in Citavi eingespeicherte Literatur verweisen und am Ende bastelt der einem das alles zusammen und man hat dann im Grunde das fertige Buch. Also man muss natürlich immer noch an den Seitenzahlen und so dann arbeiten, aber es ist im Grunde dann alles fertig. Das ist sehr praktisch. Aber das sind natürlich dann immer Bände, die 500-700 Seiten haben oder so und da ist das glaube ich wirklich praktisch, da kann man nicht mehr so arbeiten.</text:span></text:p>
      <text:p text:style-name="p1"><text:span text:style-name="c0"><text:tab/>
          <text:line-break/>[VIEW] </text:span><text:span text:style-name="c35">Projekt</text:span><text:span text:style-name="c4">, File: 41.docx, RG</text:span><text:span text:style-name="c0"><text:tab/>
          <text:line-break/>M: genau, die ist auch gleichzeitig unser „Arbeitsstellen-OPAC“, in Anführungszeichen, da haben wir so ne relativ viele Bücher dort stehen und die ist wiederum auch mit dieser Datenbank verknüpft und das ist wirklich sehr praktisch. Das würde ich auch nicht missen wollen. Aber jetzt für meine eigeneren Sachen, wo ich sozusagen komplett die Kontrolle drüber habe, brauche ich es eigentlich nicht.</text:span></text:p>
      <text:p text:style-name="p1"><text:span text:style-name="c0"><text:tab/>
          <text:line-break/>[VIEW] </text:span><text:span text:style-name="c35">Projekt</text:span><text:span text:style-name="c4">, File: 41.docx, RG</text:span><text:span text:style-name="c0"><text:tab/>
          <text:line-break/>M: Also ich hab als Hiwi in diesem [Anony] DH Projekt gearbeitet und auch dieses Handschriften Projekt wo ich jetzt arbeite, verwendet durchaus Methoden der, also es gibt ja dieses Handschriften Projekt sozusagen doppelt: Es gibt die deutschen Handschriften, das sind dann schöne große grüne gedruckte Bände und dann gibts [Anony] die online Variante. Wo diese Bände immer nach 3 Jahren digitalisiert werden und da gibts ne eigene Arbeitsstelle, die diese Digitalisierung nochmal macht. Aber es ist eben durch die Datenbank so, dass wir die Bände im Grunde jetzt schon so machen, dass sie dann digitalisierbar sind. Also mit, dass bestimmte Sachen dann entsprechend codiert sind und so, das kriegen wir selber gar nicht so wahnsinnig viel von mit, aber diese Datenbank tut das eben. </text:span></text:p>
      <text:p text:style-name="p1"/>
      <text:p text:style-name="p1"><text:span text:style-name="c0">R: Und wer ist da in dem Projekt noch mit drin von Seiten der DH?</text:span></text:p>
      <text:p text:style-name="p1"/>
      <text:p text:style-name="p1"><text:span text:style-name="c0">01:06:05</text:span></text:p>
      <text:p text:style-name="p1"/>
      <text:p text:style-name="p1"><text:span text:style-name="c0">M: Das läuft über eine [Anony] digitale Forschungsgruppe, da gibts eben ne eigene Handschriftenarbeitsstelle, die sich gesondert für diese Homepage dann kümmert. Also [Anony] Herrn Mayer kennste vielleicht, der ist ja so der DH Guru, der hängt da auch mit drin. Wenn er nicht direkt in der Arbeitsstelle glaube ich angestellt ist. Und dann gibts eben einen Kollegen in Göttingen, der eben in seiner Freizeit sich diese Datenbank ausgedacht hat. Das ist schon echt krass. Das hat uns halt niemand, da wurde kein Cent Steuergeld für ausgegeben, der hatte eben die Idee so ne Datenbank sich mal zu überlegen, dass wir nicht diese Bände, das war eben früher so, dass man sich die in ein Word Dokument eben nach und nach schreibt, da gabs ne Word Vorlage und dann wurden, wurde halt alles eingearbeitet mit wahnsinnig viel Arbeit. Und der dachte das müsste eigentlich einfacher gehen, dass einfach die Datenbank einem dieses fertige Word Dokument am Ende ausspuckt. Und der hat sich das dann ausgedacht.</text:span></text:p>
      <text:p text:style-name="p1"><text:span text:style-name="c0"><text:tab/>
          <text:line-break/>[VIEW] </text:span><text:span text:style-name="c35">Projekt</text:span><text:span text:style-name="c4">, File: 51.docx, RG</text:span><text:span text:style-name="c0"><text:tab/>
          <text:line-break/>Person: es gibt technologien, ich weiss jetzt nicht, wie ich es nennen soll, oder prinzipien, mit denen google arbeitet. also, algorithmen, mit denen man ähnlichkeiten erkennen. und u.a. darauf auf diesen technologien basierte das, diese ähnlichkeiten zu erkennen und auch noch ein paar weitere sachen, da können jetzt nur wirklich richtig gut die informatiker auskunft geben. und wir waren eben auf der anderen seite dazu da, zu evaluieren, also die maschine besser zu machen.    #00:44:01-0# </text:span></text:p>
      <text:p text:style-name="p1"><text:span text:style-name="c0"><text:tab/>
          <text:line-break/>[VIEW] </text:span><text:span text:style-name="c35">Projekt</text:span><text:span text:style-name="c4">, File: 51.docx, RG</text:span><text:span text:style-name="c0"><text:tab/>
          <text:line-break/>Person: u.a. die informatiker, mit denen wir da zusammengearbeitet haben, haben natürlich die verschd möglichkeiten also automatisiert zu erfassen, wie ähnlichkeiten laufen können, also alles was die informatik bietet und was aussichtsreich ist, zur verfügung gestellt und das wurde eben immer wieder getestet. #00:44:42-4# </text:span></text:p>
      <text:p text:style-name="p1"/>
      <text:p text:style-name="p1"><text:span text:style-name="c0">Interviewer: sind das leute von hier, von der informatik? #00:44:46-8# </text:span></text:p>
      <text:p text:style-name="p1"/>
      <text:p text:style-name="p1"><text:span text:style-name="c0">Person: [Anony] Das sind Informatiker anderer Universitäten. aber ich sag mal für die richtige datenbanken arbeit und also enge gute zusammenarbeit waren die [Anony] die Informatiker einer best. Uni eigetnlich die ansprechpartner schlecht hin. und die ergebnisse wurden dann auch immer besser. aber auch einige parallelen gefunden, die eben paraphrasenbasiert waren, die bisher nicht gesehen wurden. wir müssen ja davon ausgehen, die klassische Philologie ist ja schon ein bißchen was alt, ne. und ähm, viel gearbeitet worde darin, und auch viel gesehen worden, namentlich was rezeptionsgeschichte angeht. und ja, es haben sich trotzdem die eine oder andere neue sache ergebne. insofern nützliches werkzeug, wenn wir das wirklich regulär hätten und wenn das weiterentwickelt wäre, dann wäre das wahnsinnig nützlich, auch für das lateinische. #00:45:52-3# </text:span></text:p>
      <text:p text:style-name="p1"><text:span text:style-name="c0"><text:tab/>
          <text:line-break/>[VIEW] </text:span><text:span text:style-name="c35">Projekt</text:span><text:span text:style-name="c4">, File: 42.docx, RG</text:span><text:span text:style-name="c0"><text:tab/>
          <text:line-break/>Person: wahrscheinlich hat mich das schon geprägt, da müsste ich jetzt aber erstmal reflektieren. es hat natürlich inhaltlich mit meiner diss nicht viel zu tun, was ja nicht schlimm ist, man will ja nicht immer das selbe machen. ja vielleicht, es hat mir schon durch das projektbezogene arbeiten im team erfahrungen mitgegeben, die es mir leichter gemacht haben, mich in dieses projekt einzuarbeiten, das würde ich vielleicht eher vermuten, auch wenn das natürlich inhaltl. miteinander zu tun hat, ist da was das methodische und soziale angeht, eher eine schnittmenge. #00:26:02-0# </text:span></text:p>
      <text:p text:style-name="p1"><text:span text:style-name="c0"><text:tab/>
          <text:line-break/>[VIEW] </text:span><text:span text:style-name="c35">Projekt</text:span><text:span text:style-name="c4">, File: 42.docx, RG</text:span><text:span text:style-name="c0"><text:tab/>
          <text:line-break/>Person: naja, iwr haben ja, also, ich war ja damals hilfskraft, die sachen die wir gemacht haben, die waren nicht so furchtbar digital. das war ja so organisiert, dass auf der projektebene so informatiker und alt-philologen gearbeitet haben und jeweils ihre hiwis hatten, die ihnen zugearbeitet haben. und jeweils, die dann ihrerseits jeweils disziplinintern gearbeitet haben. ich habe igrendwie, ich hab Sokrates paraphrasen bei [Anony] einem anderen Autoren über den testimonienapparat, das ist einer edition, wenn der herausgeber merkt, ok, da wird auf ne stelle aus nem anderen text angespielt, dann wird das vermerkt.    also ich habe da jetzt nicht [Anony] alle Werke durchgelesen und überlegt, was könnte jetzt eine sokratesparaphrase sein, sondern mit diesen angaben und die habe ich dann im grunde in einer tabelle, genauer gekuckt, wo sind bei diesen anspielungen wörtliche entlehnung, wo wird freiparaphrasiert und so, das eine wurde eben unterstrichen, das andere fett gedruckt und so, dann habe ich das dann eben in der tabelle. das war eigentlich so meine haupttätigkeit und das hat auch relativ lange gedauert und dann war das jahr auch schon wieder um. und das ist im grunde jetzt nichts im engeren sinne informatisches oder digitales. von daher.</text:span></text:p>
      <text:p text:style-name="p1"><text:span text:style-name="c0"><text:tab/>
          <text:line-break/>[VIEW] </text:span><text:span text:style-name="c17">Latex</text:span><text:span text:style-name="c4">, File: 41.docx, RG</text:span><text:span text:style-name="c0"><text:tab/>
          <text:line-break/>M: Ja man baut sich natürlich so, wenn man das analog macht so seine eigenen Mindmaps, das ist irgendwie der Vorteil daran. </text:span></text:p>
      <text:p text:style-name="p1"/>
      <text:p text:style-name="p1"><text:span text:style-name="c0">R: Stimmt. Für das schreiben arbeitest du mit Word.</text:span></text:p>
      <text:p text:style-name="p1"/>
      <text:p text:style-name="p1"><text:span text:style-name="c0">M: Ja. Ich weiß, dass es besseres gibt, es gibt Leute die schwören auf dieses Latex, aber das, da braucht man ja auch wieder nen Führerschein für um damit umgehen zu können.</text:span></text:p>
      <text:p text:style-name="p1"><text:span text:style-name="c0"><text:tab/>
          <text:line-break/>[VIEW] </text:span><text:span text:style-name="c17">Latex</text:span><text:span text:style-name="c4">, File: 41.docx, RG</text:span><text:span text:style-name="c0"><text:tab/>
          <text:line-break/>M: Ja also das haben mir schon viele erzählt, ich seh das auch ein, dass Latex da sicherlich, also es kostet ja sicherlich auch ziemlich viel Geld.</text:span></text:p>
      <text:p text:style-name="p1"/>
      <text:p text:style-name="p1"><text:span text:style-name="c0">R: Ne das ist open source.</text:span></text:p>
      <text:p text:style-name="p1"/>
      <text:p text:style-name="p1"><text:span text:style-name="c0">M: Ich hab immer gedacht das ist ne sauteure Software.</text:span></text:p>
      <text:p text:style-name="p1"/>
      <text:p text:style-name="p1"><text:span text:style-name="c0">R: Ne.</text:span></text:p>
      <text:p text:style-name="p1"/>
      <text:p text:style-name="p1"><text:span text:style-name="c0">M: Dann müsste man es vielleicht doch mal ausprobieren. Sonst dachte ich immer, dass das eigentlich im Grunde, also grad bei der Diss, die wird ja am Ende hoffentlich dann ja sowieso nochmal publiziert und von nem Verlag oder auch mir selber, aber unter Verlagsanleitung eben nochmal professionell gesetzt und dann interessiert das sowieso keinen wie das ursprünglich mal aussah. Das ist..</text:span></text:p>
      <text:p text:style-name="p1"><text:span text:style-name="c0"><text:tab/>
          <text:line-break/>[VIEW] </text:span><text:span text:style-name="c32">typegreek</text:span><text:span text:style-name="c4">, File: 41.docx, RG</text:span><text:span text:style-name="c0"><text:tab/>
          <text:line-break/>M: ich mach das halt nicht mit Word, also ich find griechisch schreiben mit Word relativ nervig, aber das ist ne Gewohnheitssache, man kann ja seine Tastatur umstellen, auf die Tastatur sozusagen die die richtgien Griechen sozusagen in Griechenland haben und dann, aber da finde ich manche Sachen kontraintuitiv, weil ich sie mir einfach anders angewöhnt habe. Aber es gibt da ja zwei, es gibt ja die Polytonische und Betacode und ich schreib eben lieber mit Betacode und das geht über so einen Online, das heißt typegreek, da kannst du mit dem, in so ein Fenster einfach mit Betacode das eingeben und dann spuckt der einem das sofort auf Griechisch aus. Ich hab mir einfach diese Tastaturbelegung irgendwann mal angewöhnt, es gibt halt ein paar Unterschiede und wenn ich das andere zuerst gemacht hätte, also polytonisch, dann würde ich es vielleicht damit machen, da kann man unten, da gibt’s dieses DE immer am, neben der Uhr, das kann man dann auf DR umstellen und dann hat man eben die griechische Tastatur, aber da müsste ich mich halt wieder umgewöhnen.</text:span></text:p>
      <text:p text:style-name="p1"><text:span text:style-name="c0"><text:tab/>
          <text:line-break/>[VIEW] </text:span><text:span text:style-name="c32">typegreek</text:span><text:span text:style-name="c4">, File: 41.docx, RG</text:span><text:span text:style-name="c0"><text:tab/>
          <text:line-break/>M: Gut Nachteil ich brauch immer Internet sozusagen, wenn ich das Griechische schreiben will, anders krieg ichs halt nicht hin.</text:span></text:p>
      <text:p text:style-name="p1"><text:span text:style-name="c0"><text:tab/>
          <text:line-break/>[VIEW] </text:span><text:span text:style-name="c32">typegreek</text:span><text:span text:style-name="c4">, File: 41.docx, RG</text:span><text:span text:style-name="c0"><text:tab/>
          <text:line-break/>R: Wie heißt das?M: Typegreek. Also es ist ganz primitive Internetseite, da ist dann so ein Fenster einfach und da kann man dann irgendwas eingeben und das wird dann auf Griechisch ausgespuckt.</text:span></text:p>
      <text:p text:style-name="p1"><text:span text:style-name="c0"><text:tab/>
          <text:line-break/>[VIEW] </text:span><text:span text:style-name="c32">typegreek</text:span><text:span text:style-name="c4">, File: 51.docx, RG</text:span><text:span text:style-name="c0"><text:tab/>
          <text:line-break/>Person: jaja, und, ja und der bekanntheitsgrad von gewissen praktischen programm das schwankt schon ziemlich , denn zb mein kollege Marco hat mir mal für s griechische einfach mal n seite empfohlen, äm, mit der man in kürzester zeit einen griechischen text tippen kann, was ja sonst immer mit der tastaturbelegung ein einziger krampf ist.    #00:57:49-2# </text:span></text:p>
      <text:p text:style-name="p1"/>
      <text:p text:style-name="p1"><text:span text:style-name="c0">Interviewer: ist das dieses typegreek? #00:57:49-0# </text:span></text:p>
      <text:p text:style-name="p1"/>
      <text:p text:style-name="p1"><text:span text:style-name="c0">Person: typegreek, jaja. zum beispiel. hätte ich das im studium schon gekannt, wäre so manche hausarbeit weniger qualvoll gewesen. beziehungsweise, es gibt ja, wenn man sich aus eine datenbanken den griechischen text per copy n paste rauszieht,gibt es immer probleme mit dem format und dergleichen. irgendwas geht garantiert schief. #00:58:20-5# </text:span></text:p>
      <text:p text:style-name="p1"><text:span text:style-name="c0"><text:tab/>
          <text:line-break/>[VIEW] </text:span><text:span text:style-name="c32">typegreek</text:span><text:span text:style-name="c4">, File: 51.docx, RG</text:span><text:span text:style-name="c0"><text:tab/>
          <text:line-break/>Person: naja, wie ich das bei type greek schon angedeutet habe. in so alltäglichen gesprächen kommen probleme auf und werden zur sprache gebracht und dann kriegt man das so nebenbei als tip, typegreek, kann benutzen, ist ja interessant. also, man, ähm, man teilt sich schon die beobachtungen, die man so macht. ich krieg ja dann demnächst das smartphone, und dann höre ich Sandra, die dann sagt, und dann musst du dir unbedingt die wörterbücher aufs handy laden ähm, die da online zur verfügung stehen und ist sehr praktisches tool. sie sagt, sie sei schneller damit. ja, das würde ich ohnehin dann machen, also dann, dass man unterwegs das ganze gleich schnell verfügbar hat. ob ich dann irgendwann schneller bin als wenn ich es händisch nachkucke, das weiss ich nicht, steht auf nem anderen blatt. und ja, im wesentlichen macht man sich, ging es mir jedenfalls so, dass man sich während des studiums irgendwie in ner phase mal vertraut gemacht hab, ohne da jetzt ganz systematisch zu sein, was jetzt halt zb. an datenbanken an der uni bibo da ist und sich das mal ankuckt und gelegentlich kriegt man dann so einen rat, aber das es jetzt wirklich systematisch wäre, könnte ich jetzt nicht sagen.    #01:02:19-5# </text:span></text:p>
      <text:p text:style-name="p1"><text:span text:style-name="c0"><text:tab/>
          <text:line-break/>[VIEW] </text:span><text:span text:style-name="c46">kollegial</text:span><text:span text:style-name="c4">, File: 41.docx, RG</text:span><text:span text:style-name="c0"><text:tab/>
          <text:line-break/>M: Das hab ich so organisiert nie gemacht, also es gibt natürlich immer diesen Kaffeepausenphänomen, dass man sich am Bäcker einen Kaffee holt und über das redet was man gerade macht, dann hat jemand nen guten Tipp für einen, so das, das kommt schon mal vor. Also das ist schon, meines Erachtens wirklich, glaube ich wirklich besser mit anderen Leuten zusammenzuarbeiten, auch wenn man nur an seinem eigenen Thema sitzt, als irgendwo nur allein im Stillen Kämmerlein...</text:span></text:p>
      <text:p text:style-name="p1"/>
      <text:p text:style-name="p1"><text:span text:style-name="c0">R: Weil...</text:span></text:p>
      <text:p text:style-name="p1"/>
      <text:p text:style-name="p1"><text:span text:style-name="c0">39:44</text:span></text:p>
      <text:p text:style-name="p1"/>
      <text:p text:style-name="p1"><text:span text:style-name="c0">M: Na also weil andere Leute dann aus ihrem Bereich wenn man darüber redet Tipps haben, auf die man selber manchmal dann auch nicht kommen würde, also jetzt hatte Sandra neulich z.B. einfach zu ner Sachfrage nen Literaturtipp für mich auf den ich alleine hätte ich das nie gefunden. Also es ging um so ne, um so ne stilistische Frage, also der Periodenbegriff ist ein relativ umstrittenes Ding. Also es gibt diesen Begriff der Periode, das ist ein langer, also ein langer Satz mit vielen Nebensätzen, der ganz stark mit Hypotaxe arbeitet und wo das alle aufeinander bezogen ist, aber ab wann ist ein hypotaktischer gebauter Satz eine Periode? Das ist nirgendwo fest definiert. Und sie hatte halt ne Literaturtipp zu ihrem Thema zu (...), ein relativ alter Aufsatz, wo dann ein paar ganz gute Gedanken drin sind, hätte ich nie gefunden. Weil ich es nicht bei diesem Autor dann gekuckt hätte. Das ist nur so ein Beispiel, also Kollegen helfen schon</text:span></text:p>
      <text:p text:style-name="p1"><text:span text:style-name="c0"><text:tab/>
          <text:line-break/>[VIEW] </text:span><text:span text:style-name="c52">LLTA</text:span><text:span text:style-name="c4">, File: 41.docx, RG</text:span><text:span text:style-name="c0"><text:tab/>
          <text:line-break/>M: Pffff. Wahrscheinlich schon, aber ich komm wahrscheinlich. Ja doch, diese Latin texts Library, hat wahrscheinlich auch schon jemand anders erzählt, das ist LLTH.</text:span></text:p>
      <text:p text:style-name="p1"/>
      <text:p text:style-name="p1"><text:span text:style-name="c0">R: Vielleicht als Akronym.</text:span></text:p>
      <text:p text:style-name="p1"/>
      <text:p text:style-name="p1"><text:span text:style-name="c0">M: Das ist ganz praktisch, das ist ja so ne Datenbank, wo einfach nicht alles glaube ich aber so 95% der Lateinischen Literatur der Antike eben in Volltext und durchsuchbar drin ist und eben auch mit bestimmten Kriterien durchsuchbar. Also man kann sowohl operieren mit Sternen, also ich will jetzt nur den Teil des Wortes mit allen möglichen Endungen oder ich will nur bei dem Autor oder nur in dem Werk des Autors, oder dem Werk von dem Autor, dem Werk von dem Autor. Oder dann in dem Umfeld die zwei Wörter und die dürfen maximal durch zwei Sätze getrennt sein. Das finde ich sehr, sehr praktisch. Das habe ich wirklich bei der Dissertation, weil das wirklich bei diesen Kommentar sinnvoll ist um mögliche Intertextualitäten und solche Dinge rauszufinden. Das bringt wirklich sehr, sehr viel. Also vergleichbar wäre analog glaube ich wirklich nur das Zettelkastenarchiv vom Thesaurus in München, aber da kann man ja nicht jedes Mal hinfahren, wenn man was nachkucken will. Und das geht auch nicht ganz so schnell.</text:span></text:p>
      <text:p text:style-name="p1"><text:span text:style-name="c0"><text:tab/>
          <text:line-break/>[VIEW] </text:span><text:span text:style-name="c52">LLTA</text:span><text:span text:style-name="c4">, File: 41.docx, RG</text:span><text:span text:style-name="c0"><text:tab/>
          <text:line-break/>M: Im Notfall könnte man das eben noch machen, aber ob das zu so großen Unterschieden führt, also die wichtigsten Sachen sind in dieser LLTH Datenbank auch drin glaube ich. </text:span></text:p>
      <text:p text:style-name="p1"/>
      <text:p text:style-name="p1"><text:span text:style-name="c0">R: Wie bist du dazu gekommen?</text:span></text:p>
      <text:p text:style-name="p1"/>
      <text:p text:style-name="p1"><text:span text:style-name="c0">M: Ich glaub Peter hat mir den Tipp gegeben.</text:span></text:p>
      <text:p text:style-name="p1"/>
      <text:p text:style-name="p1"><text:span text:style-name="c0">R: (...)</text:span></text:p>
      <text:p text:style-name="p1"/>
      <text:p text:style-name="p1"><text:span text:style-name="c0">M: Ich glaube Peter hat mir den Tipp mal gegeben aber ich kanns nicht mehr 100%ig sagen. </text:span></text:p>
      <text:p text:style-name="p1"><text:span text:style-name="c0"><text:tab/>
          <text:line-break/>[VIEW] </text:span><text:span text:style-name="c52">LLTA</text:span><text:span text:style-name="c4">, File: 41.docx, RG</text:span><text:span text:style-name="c0"><text:tab/>
          <text:line-break/>R: Wenn du an die Bedienung denkst, wie kommst du damit zurecht?</text:span></text:p>
      <text:p text:style-name="p1"/>
      <text:p text:style-name="p1"><text:span text:style-name="c0">M: Sehr gut, die ist wirklich total intuitiv finde ich. </text:span></text:p>
      <text:p text:style-name="p1"/>
      <text:p text:style-name="p1"><text:span text:style-name="c0">R: Und Hilfestellungen kommen die aus der Schnittstelle selber oder gibt’s da ein Forum?</text:span></text:p>
      <text:p text:style-name="p1"/>
      <text:p text:style-name="p1"><text:span text:style-name="c0">M: Ich konnte mir da bisher eigentlich alles selber erklären. Ich finde das wirklich besser. Es gibt ja analog für Griechisch den Thesaurus Linguea Graece, der im Prinzip das selbe leisten soll, und sogar auch vollständiger glaube ich noch ist alles LLCR, aber viel komplizierter in der Bedienung finde ich. Da fängt schon damit an, dass man sich, dann auch wenn man im Uni-Netzwerk ist nen Account machen muss um sich da anzumelden, das finde ich schon relativ nervig, also das könnte doch auch so sein, dass die einfach merken, dass ich im Uninetz [Anony] drin bin und einfach zugreifen darf, aber gut. Und dann...</text:span></text:p>
      <text:p text:style-name="p1"><text:span text:style-name="c0"><text:tab/>
          <text:line-break/>[VIEW] </text:span><text:span text:style-name="c52">LLTA</text:span><text:span text:style-name="c4">, File: 41.docx, RG</text:span><text:span text:style-name="c0"><text:tab/>
          <text:line-break/>M: Und dann finde ich irgendwie wie man dann also manchmal kriegt man dann eben wenn man Sachen eingibt keine Suchergebnisse, obwohl man 100%ig sicher ist, dass es Suchergebnisse geben müsste. Und es ist irgendwie... es ist irgendwie komplizierter.</text:span></text:p>
      <text:p text:style-name="p1"/>
      <text:p text:style-name="p1"><text:span text:style-name="c0">R: Man könnte sagen, dass das LLTA das Pendant zu dem TLG ist.</text:span></text:p>
      <text:p text:style-name="p1"/>
      <text:p text:style-name="p1"><text:span text:style-name="c0">M: Soll es sein, funktioniert aber deutlich besser finde ich. Also andere schwören wieder auf den TLG. Also man muss ja auch das nutzen, was man braucht, aber irgendwie an TLG bin ich nie so rangekommen, also find ich den einfach komplizierter in der Bedienung. </text:span></text:p>
      <text:p text:style-name="p1"><text:span text:style-name="c0"><text:tab/>
          <text:line-break/>[VIEW] </text:span><text:span text:style-name="c52">LLTA</text:span><text:span text:style-name="c4">, File: 41.docx, RG</text:span><text:span text:style-name="c0"><text:tab/>
          <text:line-break/>M: Ja aber LLTA kommt da auch schon sehr nahe...</text:span></text:p>
      <text:p text:style-name="p1"/>
      <text:p text:style-name="p1"><text:span text:style-name="c0">M: Das kommt da sehr nahe. Also ich weiß nicht genau welche Texte da fehlen, ich glaub die Grammatiker sind nicht, oder nicht vollständig drin, was auch wieder sinnvoll sein kann, weil die Grammatiker ja wiederrum voll mit Zitaten sind, da würde sich wieder vieles doppeln. Es ist wahrscheinlich so ne Kompromissentscheidung, dass man die weggelassen hat. Aber ansonsten ist da eigentlich fast alles drin. Ich würde schätzen es sind um die 90%.</text:span></text:p>
      <text:p text:style-name="p1"><text:span text:style-name="c0"><text:tab/>
          <text:line-break/>[VIEW] </text:span><text:span text:style-name="c52">LLTA</text:span><text:span text:style-name="c4">, File: 41.docx, RG</text:span><text:span text:style-name="c0"><text:tab/>
          <text:line-break/>M: Also er hat mir erklärt, was es kann, wenn ich das richtig im Kopf habe und dann dachte ich mir so das ist eigentlich ganz praktisch und dann habe ich einfach mal rumexperimentiert, was man da alles machen kann, also mit Sternen und verschiedenen was man da alles an Parametern eingeben kann, hab da so ein bisschen rumgespielt und es ist eigentlich ganz praktisch. Es ist fast so wie das Thesaurus Zettelarchiv hier im Schreibtisch zu haben, nur schneller und vielleicht dafür nicht ganz so vollständig.</text:span></text:p>
      <text:p text:style-name="p1"><text:span text:style-name="c0"><text:tab/>
          <text:line-break/>[VIEW] </text:span><text:span text:style-name="c52">LLTA</text:span><text:span text:style-name="c4">, File: 41.docx, RG</text:span><text:span text:style-name="c0"><text:tab/>
          <text:line-break/>M: Da müsste man irgendwie kucken, dass man den Text durchsuchbar kriegt und schön die Sachen einfach durchzählen könnte, also das wäre glaube ich relativ einfach, in dem Fall. Wenn ich jetzt ne Text hätte der 300 Seiten lang ist, wenn ich mir den sozusagen in ein Word-Dokument kopieren könnte und über die Suchfunktion kucken wie oft findet der Set, wie oft findet der At, das wäre ja relativ easy. Auf jeden Fall würde es deutlich schneller gehen als das per Hand durchzuzählen, wäre wahrscheinlich sogar sicherer. </text:span></text:p>
      <text:p text:style-name="p1"/>
      <text:p text:style-name="p1"><text:span text:style-name="c0">R: Gibt es solche Funktionen in diesem LLTA. Weil beim TLG gibts ja sowas.</text:span></text:p>
      <text:p text:style-name="p1"/>
      <text:p text:style-name="p1"><text:span text:style-name="c0">01:02:00</text:span></text:p>
      <text:p text:style-name="p1"/>
      <text:p text:style-name="p1"><text:span text:style-name="c0">M: Man müsste sich wahrscheinlich gar nicht alles dann durchklicken, sondern er zeigt einem ja dann an wie viele Ergebnisse er gefunden hat, also 37080 oder so und, wenn ich jetzt kuck wie oft Set überhaupt in der lateinischen Literatur belegt ist, dass würde er wahrscheinlich irgendne 5-stellige Zahl dann anzeigen…</text:span></text:p>
      <text:p text:style-name="p1"/>
      <text:p text:style-name="p1"><text:span text:style-name="c0">R: Das hat mir Sandra erzählt, dass es in dem TLG schon so einfach, oder evtl. Auch elaboriertere stilometrische Analysen gibt, die… Also nicht nur Worthäufigkeiten, aber auch, dass ein Wort in der Nähe eines anderen ist z.B., etc.</text:span></text:p>
      <text:p text:style-name="p1"><text:span text:style-name="c0"><text:tab/>
          <text:line-break/>[VIEW] </text:span><text:span text:style-name="c52">LLTA</text:span><text:span text:style-name="c4">, File: 42.docx, RG</text:span><text:span text:style-name="c0"><text:tab/>
          <text:line-break/>Person: Ja, schon, ich überleg grade, vor allem in den ersten tagen danach, das hat jetzt nur nachgelassen. ähm, ja ich hab vor allem gedacht, weil ich irgendwann bei diese LLTA-Datenbanknoch eine neue Funktion, ich überlege grad, was es war, entdeckt oder durch rumprobieren herausgefunden habe. Genau, es geht um eine Funktion, die ist ein bißchen versteckt, um Worthäufigkeiten bei best. autoren oder best. schriften schnell prüfen zu können. Das war wirklich zwei oder 3 Tage danach, glaube ich. Da habe ich natürlich an das interview wieder gedacht    (lachen).    #00:02:53-2# </text:span></text:p>
      <text:p text:style-name="p1"/>
      <text:p text:style-name="p1"><text:span text:style-name="c0">Interviewer: du hast den llta genutzt und hast aktiv danach gesucht? #00:02:58-7# </text:span></text:p>
      <text:p text:style-name="p1"/>
      <text:p text:style-name="p1"><text:span text:style-name="c0">Person: ich hab geschaut, ob es eine funktion gibt, und die gibt es auch, aber die war jetzt nicht so unmittelbar, war nicht so einfach, wie ich dachte, sondern man musste auch sachen klicken, auf die man sonst nicht klickt und dann findet man das irggendwoe.    #00:03:08-2# </text:span></text:p>
      <text:p text:style-name="p1"/>
      <text:p text:style-name="p1"><text:span text:style-name="c0">Interviewer: und für was kann man die funktion einsetzen? #00:03:11-0# </text:span></text:p>
      <text:p text:style-name="p1"/>
      <text:p text:style-name="p1"><text:span text:style-name="c0">Person: ich wollte statistisch was ähm, was auswerten, also es gibt im lateinischen 3 möglichkeiten und zu sagen, es gibt et ad que und ein que, was man an das zweite wort dranhängt, hinten, und man sagt eben, dass man den stil eines autors u.a. daran messen kann, wie häufig die verwendet sind. und ich wollte das eben für ein paar schriften auswerten und naja, man kann sich ja vorstellen, dass das reletaiv anstrengend ist, sich durch die ausgaben zu sehen und das durchzuzählen, man kann auch relativ viele fehler machen udn von daher waäre es wirklich nett, wenn man ne datenbank hätte, womit das geht und das ging auch damit. also, man muss sich natürlich auf die ergebnisse ein stück weit verlassen aber, ja,    #00:03:55-0# </text:span></text:p>
      <text:p text:style-name="p1"/>
      <text:p text:style-name="p1"><text:span text:style-name="c0">Interviewer: dh. du kannst das pro beitrag, pro text... #00:04:04-9# </text:span></text:p>
      <text:p text:style-name="p1"/>
      <text:p text:style-name="p1"><text:span text:style-name="c0">Person: man kann das so einstellen wie, beim autor insgesamt, bei speziellen werken von dem, ne.    oder bei mehreren autoren zusammen also das kann man dann wieder gruppieren, wenn man das haben möchte dafür und dann kann man irgendwie ein Wort eingeben und kucken wie oft das kommt oder eine Form. #00:04:15-7# </text:span></text:p>
      <text:p text:style-name="p1"/>
      <text:p text:style-name="p1"><text:span text:style-name="c0">Interviewer: und das hast du dann gemacht und herausgefunden.... #00:04:19-9# </text:span></text:p>
      <text:p text:style-name="p1"/>
      <text:p text:style-name="p1"><text:span text:style-name="c0">Person: ja genau, das waren so in etwa die Ergebisse, die ich erhofft hatte, die dabei rauskamen.    (lachen)    aber ich kann es halt jetzt genau sagen und ich geb dann halt prozentwerte an, dann kann niemand sagen, ich hätte mich hier um einen verzählt, weil der text in der datenbank nicht stimmt. mit prozentwerten ist das dann relativ    (lachen) unangreifbar. </text:span></text:p>
      <text:p text:style-name="p1"><text:span text:style-name="c0"><text:tab/>
          <text:line-break/>[VIEW] </text:span><text:span text:style-name="c5">kP-Kollegen begeistern mit DH Projekten</text:span><text:span text:style-name="c4">, File: 41.docx, RG</text:span><text:span text:style-name="c0"><text:tab/>
          <text:line-break/>M: Also ich hab als Hiwi in diesem [Anony] DH Projekt gearbeitet und auch dieses Handschriften Projekt wo ich jetzt arbeite, verwendet durchaus Methoden der, also es gibt ja dieses Handschriften Projekt sozusagen doppelt: Es gibt die deutschen Handschriften, das sind dann schöne große grüne gedruckte Bände und dann gibts [Anony] die online Variante. Wo diese Bände immer nach 3 Jahren digitalisiert werden und da gibts ne eigene Arbeitsstelle, die diese Digitalisierung nochmal macht. Aber es ist eben durch die Datenbank so, dass wir die Bände im Grunde jetzt schon so machen, dass sie dann digitalisierbar sind. Also mit, dass bestimmte Sachen dann entsprechend codiert sind und so, das kriegen wir selber gar nicht so wahnsinnig viel von mit, aber diese Datenbank tut das eben. </text:span></text:p>
      <text:p text:style-name="p1"/>
      <text:p text:style-name="p1"><text:span text:style-name="c0">R: Und wer ist da in dem Projekt noch mit drin von Seiten der DH?</text:span></text:p>
      <text:p text:style-name="p1"/>
      <text:p text:style-name="p1"><text:span text:style-name="c0">01:06:05</text:span></text:p>
      <text:p text:style-name="p1"/>
      <text:p text:style-name="p1"><text:span text:style-name="c0">M: Das läuft über eine [Anony] digitale Forschungsgruppe, da gibts eben ne eigene Handschriftenarbeitsstelle, die sich gesondert für diese Homepage dann kümmert. Also [Anony] Herrn Mayer kennste vielleicht, der ist ja so der DH Guru, der hängt da auch mit drin. Wenn er nicht direkt in der Arbeitsstelle glaube ich angestellt ist. Und dann gibts eben einen Kollegen in Göttingen, der eben in seiner Freizeit sich diese Datenbank ausgedacht hat. Das ist schon echt krass. Das hat uns halt niemand, da wurde kein Cent Steuergeld für ausgegeben, der hatte eben die Idee so ne Datenbank sich mal zu überlegen, dass wir nicht diese Bände, das war eben früher so, dass man sich die in ein Word Dokument eben nach und nach schreibt, da gabs ne Word Vorlage und dann wurden, wurde halt alles eingearbeitet mit wahnsinnig viel Arbeit. Und der dachte das müsste eigentlich einfacher gehen, dass einfach die Datenbank einem dieses fertige Word Dokument am Ende ausspuckt. Und der hat sich das dann ausgedacht.</text:span></text:p>
      <text:p text:style-name="p1"><text:span text:style-name="c0"><text:tab/>
          <text:line-break/>[VIEW] </text:span><text:span text:style-name="c5">kP-Kollegen begeistern mit DH Projekten</text:span><text:span text:style-name="c4">, File: 41.docx, RG</text:span><text:span text:style-name="c0"><text:tab/>
          <text:line-break/>M: [Anony] PolisPro heißt das Programm. [Anony]… Also es ist opensource, man kann das auch runterladen. Allerdings kommst du an die Daten halt nicht ran, da brauchst du dann halt nen Zugangsschlüssel um eben.</text:span></text:p>
      <text:p text:style-name="p1"><text:span text:style-name="c0"><text:tab/>
          <text:line-break/>[VIEW] </text:span><text:span text:style-name="c53">ästhetisch</text:span><text:span text:style-name="c4">, File: 42.docx, RG</text:span><text:span text:style-name="c0"><text:tab/>
          <text:line-break/>Person: ja wobei ich gar nicht weiss, ich glaub, so digitale publikationen das sehen viele als chance, das einzige, wo ich ein problem sehe, aber da kommen wir in einen and. bereich, das ist so diese wissenschaftsästhetik. also was glaube ich viele bereit sind, sind fachzeitschriften die als pdfs erscheinen, das ist ne gute sache, dann sind die kostenlos, ich kann die am computer ankucken, kann die ausdrucken, wenn ich will, das ist alles cool. ähm, wenn ich das eben schön auf einer seite habe, mit der richtigen paginierung, die ich dann zitieren kann wie eine gedruckte zeitung, dann ist das schön. wenn es aber anfängt dass ich irgendwelche urns in meine fussnoten reinmachen muss, dann gehen alle alarmglocken hoch, an. und bei mir gehen da auch alle lichter an, weil das einfach häßlich aussieht, da hat man keine lust zu. das hat mir auch mal versucht einer zu erklären, warum das mit diesen urns und dois und warum das alles so toll ist. das ist mir auch logisch einleuchtend aber trotzdem hat keiner lust, die in seine fussnoten zu packen. weil das einfach häßlich ist. #01:07:25-3# </text:span></text:p>
      <text:p text:style-name="p1"><text:span text:style-name="c0"><text:tab/>
          <text:line-break/>[VIEW] </text:span><text:span text:style-name="c53">ästhetisch</text:span><text:span text:style-name="c4">, File: 42.docx, RG</text:span><text:span text:style-name="c0"><text:tab/>
          <text:line-break/>Person: so , was, was digitalisierungsbefürworter unterschätzen, dass eben wissenschaft auch eine ästhetische komponente hat, wahrscheinlich irrational ist aber totzdem mit dazu gehört. #01:07:50-4# </text:span></text:p>
      <text:p text:style-name="p1"/>
      <text:p text:style-name="p1"><text:span text:style-name="c0">Interviewer: also doi in den fussnoten, das kann ich verstehen, wenn das im lit verz steht ok, da ist mir das auch egal.    #01:08:14-5# </text:span></text:p>
      <text:p text:style-name="p1"/>
      <text:p text:style-name="p1"><text:span text:style-name="c0">Person: also eine literaturangabe muss ein eindeutig sein. aber wenn ich eben eine online erscheinende fachzeitschrift habe und ich habe die wahl ob ich eben schreibe müller, verwendung von et und ad que in den briefen cicero in online zeitschrift xy, seite so und so in dem und dem jahrgang, dann ist das doch eineindeutig, warum soll ich dann außerdem noch diese häßliche doi noch hinstellen. die leute finden das ja, und sie finden nicht zwei verschiedene artikel und müssen schauen, welchen hat er jetzt gemeint, sondern das ist ja klar. #01:08:36-4# </text:span></text:p>
      <text:p text:style-name="p1"><text:span text:style-name="c0"><text:tab/>
          <text:line-break/>[VIEW] </text:span><text:span text:style-name="c53">ästhetisch</text:span><text:span text:style-name="c4">, File: 42.docx, RG</text:span><text:span text:style-name="c0"><text:tab/>
          <text:line-break/>Person: da frag ich mich halt immer, für gedruckte bücher ist das ja sowieso irrelevant, weil da hab ich ja kein link auf den ich klicken kann. und wenn etwas online erscheint, warum kann ich nicht die klassische zitierweise nehmen und die einfach als link gestalten und dann kann sich hinter diesem link dann diese doi verbergen aber unsichtbar, das geht ja. man kann ja sachen auch ansprechend verlinken, dass man dann draufklicken kann.    #01:09:05-3# </text:span></text:p>
      <text:p text:style-name="p1"/>
      <text:p text:style-name="p1"><text:span text:style-name="c0">Interviewer: da sind transparenzkriterien des webdesign wichtig.    #01:09:35-8# </text:span></text:p>
      <text:p text:style-name="p1"/>
      <text:p text:style-name="p1"><text:span text:style-name="c0">Person: dann gehst du mit der maus drauf und dann gehen die gelben fenster auf und dann kann ich immer noch entscheiden, ob ich drauf gehe oder nicht. #01:09:55-5# </text:span></text:p>
      <text:p text:style-name="p1"/>
      <text:p text:style-name="p1"><text:span text:style-name="c0">Interviewer: es ist natürlich einfacher diese 12,15 zeichen abzutippen statt diese literatur dann zu suchen... #01:10:08-5# </text:span></text:p>
      <text:p text:style-name="p1"/>
      <text:p text:style-name="p1"><text:span text:style-name="c0">Person: wobei das, das ist gewohnheitssache, aber wenn ich sehe, dass ist die literaturangabe,dann weiss ich recht schnell, das ist eine zeitschrift, die online erscheint. im schlimmsten falle gibt man den namen der zeitschrift mal schnell ein und dann sieht man recht schnell ob das ein gedruckte ist oder eine online zugängliche, das kostet einen auch maximal eine minute extra. ob das jetzt schneller ist eine doi abzutippen, je nachdem wie die gestaltet sind. oftmals bestehen die ja nur aus so wilden zaheln und buchstaben. also einige coolere journals, die haben ja sozusagen so personalisierte dois, wo der name der zeitschrift mit drin steht, das kostet wahrscheinlich nochmal extra geld die zu kriegen. also diese dois kosten geld. #01:10:42-7# </text:span></text:p>
      <text:p text:style-name="p1"><text:span text:style-name="c0"><text:tab/>
          <text:line-break/>[VIEW] </text:span><text:span text:style-name="c46">Paläographie</text:span><text:span text:style-name="c4">, File: 51.docx, RG</text:span><text:span text:style-name="c0"><text:tab/>
          <text:line-break/>Person: also, ich habe hier [Anony] klassische Philologie studiert, noch im alten studiengang, dh also mein abschluss ist ein magisterabschluss und im grundstudium gehörte zunächst noch altorientalistik dazu, aber das habe ich dann aufgegeben und griechisch dann zu meinem zweiten hauptfach gemacht, also latein ist mein erstes hauptfach gewesen. ja in der zeit meines studiums war ich auch enger mit dem lehrstuhl verbunden und da ich eigentlich fast durchweg für den lehrstuhlinhaber der latinistik studentische hilfskraft war, eigentlihc bis ende des studiums, ähm, habe ich dann auch erste schwerpunkte entwickelt, die mich auch heute noch beschäftigen ähm, das ist die arbeit mit handschriften, also bin ich im bereich der paläografie ua tätig. und ähm, ja auch das profil des lehrstuhlinhabers, was seine forschung angeht, hat auch auf mich einfluss gehabt. so dass irgendwie im laufe der jahre seine forschungsinteressen sozusagen meine geworden sind. das betrifft textkritik im besonderen und genau. #00:02:15-8# </text:span></text:p>
      <text:p text:style-name="p1"><text:span text:style-name="c0"><text:tab/>
          <text:line-break/>[VIEW] </text:span><text:span text:style-name="c33">TLL</text:span><text:span text:style-name="c4">, File: 51.docx, RG</text:span><text:span text:style-name="c0"><text:tab/>
          <text:line-break/>Person: der thesaurus index, das liegt hier sogar in buchform vor. TLL meine ich. ja genau, wie gesagt, der gibt mir den pfad dann in die hand, welche ausgaben da in frage kommen bzw. manhcmal eben noch per zusaätzrecherche noch herauszufinden, was ist der neueste standard. diese ausgabe wird hergenommen und daraufhin durchgesehen, welche stelle sich am besten eignet. habe ich die stelle dann festgemacht, wird, gehe ich ganz konservativ, mache eine kopie davon und markiere mit einem textmarker dann, was ich rhythmisch untersuche. nächster schritt ist dann mit einem wörterbuch herzugehen, um die quantitäten der silben festzustellen. wie ich gesagt habe, ist rhythmus konstituierend, in einem großteil der antike, sind ja längen und kürzen. ähm und dann muss ja festgestellt werden, ähm, was lang und was kurz ist. und das folgt in teilen gewissen prinzipien, in teilen muss man es auch einfach nachkucken, weil manche silben naturlang sind und manche eben nicht. und das ist dann jeweils einzeln festzustellen. im zweifelsfällen, die gibt es auch noch und noch, nutze ich auch datenbanken um festzustellen, welche quantität eine silbe hat. habe ich dann sozusagen, alle diese markierten stellen untersucht, skandiert, also auf diese, wir sagen auf die prosodie hin untersucht ähm, werden die klassifiziert. und zwar insofern, als ich für diese sogenannten klauseln, von denen ich vorhin gesprochen habe, dass die gewisse grundmuster haben und die werden dann abgeglichen mit den festgestellten stellen und dann können die zugeordnet werden zu gewissen klauseln. und bei gewissen rhythmus formen ist es so, dass gewissen rhythmusformen eben gesucht sind und gewisse formen sind eben chaotisch, dh ohne absihct zustandegekommen oder ausgesprochen nicht rhythmuskonstituierend. die werden dann ähm also alle die ergebnisse für eine probe werden dann in eine tabelle gebracht.... #00:27:40-4# </text:span></text:p>
      <text:p text:style-name="p1"><text:span text:style-name="c0"><text:tab/>
          <text:line-break/>[VIEW] </text:span><text:span text:style-name="c33">TLL</text:span><text:span text:style-name="c4">, File: 51.docx, RG</text:span><text:span text:style-name="c0"><text:tab/>
          <text:line-break/>Person: würde ich kollegen fragen, tatsächlich. es gibt datenbanken, also der TLL liegt ja auch nicht ganz vollständig, also er ist ja sowieso nicht vollständig, er ist ja noch in arbeitet, er liegt ja auch digitalisiert vor, odre bzw. kann man ja gar nicht digitalisiert nennen, sondern es ist ja ein eigenes programm, wenn man so will. das ist sehr unpraktisch. es ist sehr unpraktisch bis ähm unmöglich den mitunter zu benutzen, wenn man irgendwie nach verfeinerten kriterien suchen will, da muss ich zugeben, dass ich immer auf die druckversion zurückkomme, aber das wird glaube ich fast jeder sagen, es ist eine wissenschaft für sich, mit der datenbanken umzugehen.    #00:33:54-1# </text:span></text:p>
      <text:p text:style-name="p1"/>
      <text:p text:style-name="p1"><text:span text:style-name="c0">Interviewer: und das ist beim TLG schon wesentlich besser umgesetzt... #00:34:02-6# </text:span></text:p>
      <text:p text:style-name="p1"/>
      <text:p text:style-name="p1"><text:span text:style-name="c0">Person: ja. man arbeitet glaube ich da auch ständig an der verbesserung. also, gerade was vergleiche größerer textmassen angeht, also diese ngram-basierten suchen. also ich habe es jedenfalls als relativ neues feature im kopf. ja, das ist jedenfalls viel besser und ähm, was ich mir bei diesen datenbanken überhaupt wünschen würde, falls das überhaupt relevant ist, dass sowohl beim TLL als auch beim TLG noch suchkriterien haben könnte, dass man dichtung und prosa trennt. so wie wenn ich ein wort eingebe, dann wird mir die gesamte beleglage angezeigt für das wort, dann interessiert es mich ja mitunter, was sagen die dichter und nicht was die prosaschriftsteller und umgedreht. #00:35:05-0# </text:span></text:p>
      <text:p text:style-name="p1"><text:span text:style-name="c0"><text:tab/>
          <text:line-break/>[VIEW] </text:span><text:span text:style-name="c54">Excel</text:span><text:span text:style-name="c4">, File: 51.docx, RG</text:span><text:span text:style-name="c0"><text:tab/>
          <text:line-break/>Person: also eigentlich bin ich immer ganz, ganz gut bisher hingekommen. also ich habe ja vorhin was angemerkt, was den import und das auffinden von zeichensätzen, die jetzt im sonderzeichenfundus nicht drin sind oder in den schriftarten, wenn man so will. das war dann ein bißchen schwierig, dann noch ein programm oder ähm, ne, datensammlung zu finden, die entsprechenden sonderzeichen irgendwie zu bekommen, aber ansonsten komme ich mit den funktionen eigentlich ganz gut hin. Excel finde ich komplizierter.    #01:25:29-7# </text:span></text:p>
      <text:p text:style-name="p1"><text:span text:style-name="c0"><text:tab/>
          <text:line-break/>[VIEW] </text:span><text:span text:style-name="c54">Excel</text:span><text:span text:style-name="c4">, File: 51.docx, RG</text:span><text:span text:style-name="c0"><text:tab/>
          <text:line-break/>Person: da kann ich, kann ich ähm schwer beantworten, ich müsste, das würde sich dann richtig...also ich habe erstmal ne weile gebraucht, dass ich das überhaupt, also das habe ich durch ausprobieren hinbekommen, wie excel überhaupt vernünftig nutzen kann. es wird dann wahrschinlich noch ein paar schwieriger anwendungengeben, wenn es darum geht nach verschd. kriterien größere datenmengen, die ich erhoben habe, mal auszuwerten. das kann man mit excel ja ganz gut machen, wenn man sagt, tu das aber berücksichtige nicht das, das erfordert dann advanced skills sozusagen.... #01:26:18-6# </text:span></text:p>
      <text:p text:style-name="p1"><text:span text:style-name="c0"><text:tab/>
          <text:line-break/>[VIEW] </text:span><text:span text:style-name="c54">Excel</text:span><text:span text:style-name="c4">, File: 51.docx, RG</text:span><text:span text:style-name="c0"><text:tab/>
          <text:line-break/>Person: ähm, ja, ich würde wahrscheinlich versuchen mich zu belesen über excel, das wäre glaube ich das vorgehen ähm.... #01:27:06-3# </text:span></text:p>
      <text:p text:style-name="p1"><text:span text:style-name="c0"><text:tab/>
          <text:line-break/>[VIEW] </text:span><text:span text:style-name="c54">Excel</text:span><text:span text:style-name="c4">, File: 51.docx, RG</text:span><text:span text:style-name="c0"><text:tab/>
          <text:line-break/>Person: dann, ja weiss ich nicht, ähm, also bei excel würde ich es selber versuchen, weil ich in meinem umfeld niemanden habe, also ich bin auch nicht wirklich so der große technikfreak, also, ähm, ich muss zugeben, dass ich, als ich für nen vortrag mal eine powerpoint präsentation machen musste, dass ich dann irgendwie auch ganz schon geschwommen bin und für die, ja und für die feinheiten, oder überhaupt für manches grundsätzliche habe ich Torsten gefrag, er kannte sich da ganz gut aus und ähm, ja ob der lerneffekt besonders groß war, also ob ich mir behalten hab, was er mir gesagt hat, oder das gleich weg war, nachdem das problem gelöst war, das kann ich jetzt auch nicht sagen. #01:29:36-4# </text:span></text:p>
      <text:p text:style-name="p1"/>
      <text:p text:style-name="p1"><text:span text:style-name="c0"><text:tab/>
          <text:line-break/>[VIEW] </text:span><text:span text:style-name="c45">BTL</text:span><text:span text:style-name="c4">, File: 51.docx, RG</text:span><text:span text:style-name="c0"><text:tab/>
          <text:line-break/>Person: ähm, die präpolis, also es gibt, also die bibliothek hat teubneriana latina, die hat doch ähm, also früher war die, na, im uninetz zu haben, als auch als btl, also, früher gabs die BTL, bibliotheca teubneriana latina, und die läuft jetzt unter einem anderen namen. also im prinzip das selbe, brepolis heißt das glaube ich, und das ist so eine datenbanken und da gibt es dann eine untergruppe mit latin texts series A und series B. Und A ist dann für die antike usw. und dort sind dann alle teubner ausagebn eingestellt für, lateinische teubner ausgaben. und diese datenbanken benutze ich gelegentlich, also nicht immer, ich versuche immer tatsächlich ähm für die proben, also die ausgabe nin papier zu haben, also auch in kopie zu haben, damit ich späterhin dann bequem damit arbeiten kann, die werden dann später auch alle abgeheftet. also die letztgenannte datenbanken benutze ich immer dann, wenn ich, wenn es so zweifelsfälle gibt, wenn ich wirklich schwierigkeiten damit habe, wie sieht es denn mit der rhythmisierung konkret aus, das könnte lang, das könnte kurz sein. ähm, um also dann benutze ich die datenbanken funktion, also meinetwegen sternchen-funktion usw. und stelle dann fest, wo und wo bei welchen autoren das gesuchte wort oder das gesuchte phänomen noch vorkommt und dann ähm, gucke ich auch danach ob es dichtung ist. wenn es dichtung ist, ist es sehr praktisch, weil man dann weiss, ähm, weil es da ein festes metrum gibt, ähm, wie die messung genau sein kann.    #00:30:56-7# </text:span></text:p>
      <text:p text:style-name="p1"><text:span text:style-name="c0"><text:tab/>
          <text:line-break/>[VIEW] </text:span><text:span text:style-name="c48">Prepolis</text:span><text:span text:style-name="c4">, File: 51.docx, RG</text:span><text:span text:style-name="c0"><text:tab/>
          <text:line-break/>Person: ähm, die präpolis, also es gibt, also die bibliothek hat teubneriana latina, die hat doch ähm, also früher war die, na, im uninetz zu haben, als auch als btl, also, früher gabs die BTL, bibliotheca teubneriana latina, und die läuft jetzt unter einem anderen namen. also im prinzip das selbe, brepolis heißt das glaube ich, und das ist so eine datenbanken und da gibt es dann eine untergruppe mit latin texts series A und series B. Und A ist dann für die antike usw. und dort sind dann alle teubner ausagebn eingestellt für, lateinische teubner ausgaben. und diese datenbanken benutze ich gelegentlich, also nicht immer, ich versuche immer tatsächlich ähm für die proben, also die ausgabe nin papier zu haben, also auch in kopie zu haben, damit ich späterhin dann bequem damit arbeiten kann, die werden dann später auch alle abgeheftet. also die letztgenannte datenbanken benutze ich immer dann, wenn ich, wenn es so zweifelsfälle gibt, wenn ich wirklich schwierigkeiten damit habe, wie sieht es denn mit der rhythmisierung konkret aus, das könnte lang, das könnte kurz sein. ähm, um also dann benutze ich die datenbanken funktion, also meinetwegen sternchen-funktion usw. und stelle dann fest, wo und wo bei welchen autoren das gesuchte wort oder das gesuchte phänomen noch vorkommt und dann ähm, gucke ich auch danach ob es dichtung ist. wenn es dichtung ist, ist es sehr praktisch, weil man dann weiss, ähm, weil es da ein festes metrum gibt, ähm, wie die messung genau sein kann.    #00:30:56-7# </text:span></text:p>
      <text:p text:style-name="p1"><text:span text:style-name="c0"><text:tab/>
          <text:line-break/>[VIEW] </text:span><text:span text:style-name="c55">Ignoring</text:span><text:span text:style-name="c4">, File: 51.docx, RG</text:span><text:span text:style-name="c0"><text:tab/>
          <text:line-break/>Person: Selten, selten, hat aber auch was mit der breiten oder eben nicht breiten Aufstellung meines Themas zu tun. Aber doch, mitunter kommt da der ein oder andere Fingerzeig durch eine Veröffentlichung. Aber ansonsten habe ich diese, aufgrund der schieren Menge, der Mails, die man dann automatisiert dann kriegt, reagiere ich dann einfach nur genervt. und vielleicht fällt da sogar manche unter den Tisch, das unter umstaänden interessant sein könnte, weil man einfach genug hat von diesem bombardement. #01:10:14-6# </text:span></text:p>
      <text:p text:style-name="p1"/>
    </office:text>
  </office:body>
</office:document-content>
</file>